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3cm"/>
    </style:style>
    <style:style style:name="co3" style:family="table-column">
      <style:table-column-properties fo:break-before="auto" style:column-width="4.163cm"/>
    </style:style>
    <style:style style:name="co4" style:family="table-column">
      <style:table-column-properties fo:break-before="auto" style:column-width="4.708cm"/>
    </style:style>
    <style:style style:name="co5" style:family="table-column">
      <style:table-column-properties fo:break-before="auto" style:column-width="1.348cm"/>
    </style:style>
    <style:style style:name="co6" style:family="table-column">
      <style:table-column-properties fo:break-before="auto" style:column-width="2.286cm"/>
    </style:style>
    <style:style style:name="co7" style:family="table-column">
      <style:table-column-properties fo:break-before="auto" style:column-width="3.708cm"/>
    </style:style>
    <style:style style:name="co8" style:family="table-column">
      <style:table-column-properties fo:break-before="auto" style:column-width="4.265cm"/>
    </style:style>
    <style:style style:name="co9" style:family="table-column">
      <style:table-column-properties fo:break-before="auto" style:column-width="4.78cm"/>
    </style:style>
    <style:style style:name="co10" style:family="table-column">
      <style:table-column-properties fo:break-before="auto" style:column-width="3.588cm"/>
    </style:style>
    <style:style style:name="co11" style:family="table-column">
      <style:table-column-properties fo:break-before="auto" style:column-width="2.903cm"/>
    </style:style>
    <style:style style:name="co12" style:family="table-column">
      <style:table-column-properties fo:break-before="auto" style:column-width="2.859cm"/>
    </style:style>
    <style:style style:name="co13" style:family="table-column">
      <style:table-column-properties fo:break-before="auto" style:column-width="3.799cm"/>
    </style:style>
    <style:style style:name="co14" style:family="table-column">
      <style:table-column-properties fo:break-before="auto" style:column-width="2.709cm"/>
    </style:style>
    <style:style style:name="co15" style:family="table-column">
      <style:table-column-properties fo:break-before="auto" style:column-width="2.771cm"/>
    </style:style>
    <style:style style:name="co16" style:family="table-column">
      <style:table-column-properties fo:break-before="auto" style:column-width="2.958cm"/>
    </style:style>
    <style:style style:name="co17" style:family="table-column">
      <style:table-column-properties fo:break-before="auto" style:column-width="3.284cm"/>
    </style:style>
    <style:style style:name="co18" style:family="table-column">
      <style:table-column-properties fo:break-before="auto" style:column-width="4.431cm"/>
    </style:style>
    <style:style style:name="co19" style:family="table-column">
      <style:table-column-properties fo:break-before="auto" style:column-width="4.053cm"/>
    </style:style>
    <style:style style:name="co20" style:family="table-column">
      <style:table-column-properties fo:break-before="auto" style:column-width="3.7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3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99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80808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0.31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fo:background-color="#999999" fo:border-left="0.06pt solid #000000" fo:border-right="0.31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000000" fo:border-left="0.06pt solid #000000" fo:border-right="0.31pt solid #000000" fo:border-top="0.06pt solid #000000"/>
    </style:style>
    <style:style style:name="ce11" style:family="table-cell" style:parent-style-name="Default">
      <style:table-cell-properties fo:border-bottom="0.06pt solid #000000" fo:border-left="0.06pt solid #000000" fo:border-right="0.31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order-left="0.06pt solid #000000" fo:border-right="0.31pt solid #000000" fo:border-top="0.06pt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non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61">
      <style:table-cell-properties fo:border="0.06pt solid #000000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bold" style:font-weight-asian="bold" style:font-weight-complex="bold"/>
    </style:style>
    <style:style style:name="ce36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ppendix" table:style-name="ta1">
        <office:forms form:automatic-focus="false" form:apply-design-mode="false"/>
        <table:table-column table:style-name="co1" table:number-columns-repeated="3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3" table:number-rows-spanned="1">
            <text:p>Model Data</text:p>
          </table:table-cell>
          <table:covered-table-cell table:number-columns-repeated="2" table:style-name="ce5"/>
          <table:table-cell table:style-name="ce1" office:value-type="string" calcext:value-type="string" table:number-columns-spanned="5" table:number-rows-spanned="1">
            <text:p>Class Metrics</text:p>
          </table:table-cell>
          <table:covered-table-cell table:number-columns-repeated="4" table:style-name="ce5"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Epoch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ROC AU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665452890304961" calcext:value-type="float">
            <text:p>0,665452890304961</text:p>
          </table:table-cell>
          <table:table-cell office:value-type="float" office:value="0.6325" calcext:value-type="float">
            <text:p>0,6325</text:p>
          </table:table-cell>
          <table:table-cell office:value-type="float" office:value="0.638986013986014" calcext:value-type="float">
            <text:p>0,638986013986014</text:p>
          </table:table-cell>
          <table:table-cell office:value-type="float" office:value="0.694207027540361" calcext:value-type="float">
            <text:p>0,694207027540361</text:p>
          </table:table-cell>
          <table:table-cell office:value-type="float" office:value="0.62904649159489" calcext:value-type="float">
            <text:p>0,629046491594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731707317073171" calcext:value-type="float">
            <text:p>0,731707317073171</text:p>
          </table:table-cell>
          <table:table-cell office:value-type="float" office:value="0.738095238095238" calcext:value-type="float">
            <text:p>0,738095238095238</text:p>
          </table:table-cell>
          <table:table-cell office:value-type="float" office:value="0.689655172413793" calcext:value-type="float">
            <text:p>0,689655172413793</text:p>
          </table:table-cell>
          <table:table-cell office:value-type="float" office:value="0.779220779220779" calcext:value-type="float">
            <text:p>0,779220779220779</text:p>
          </table:table-cell>
          <table:table-cell office:value-type="float" office:value="0.741258741258741" calcext:value-type="float">
            <text:p>0,7412587412587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826291079812207" calcext:value-type="float">
            <text:p>0,826291079812207</text:p>
          </table:table-cell>
          <table:table-cell office:value-type="float" office:value="0.830275229357798" calcext:value-type="float">
            <text:p>0,830275229357798</text:p>
          </table:table-cell>
          <table:table-cell office:value-type="float" office:value="0.854368932038835" calcext:value-type="float">
            <text:p>0,854368932038835</text:p>
          </table:table-cell>
          <table:table-cell office:value-type="float" office:value="0.8" calcext:value-type="float">
            <text:p>0,8</text:p>
          </table:table-cell>
          <table:table-cell office:value-type="float" office:value="0.830555555555556" calcext:value-type="float">
            <text:p>0,8305555555555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894882982943276" calcext:value-type="float">
            <text:p>0,894882982943276</text:p>
          </table:table-cell>
          <table:table-cell office:value-type="float" office:value="0.896241190289742" calcext:value-type="float">
            <text:p>0,896241190289742</text:p>
          </table:table-cell>
          <table:table-cell office:value-type="float" office:value="0.879189399844115" calcext:value-type="float">
            <text:p>0,879189399844115</text:p>
          </table:table-cell>
          <table:table-cell office:value-type="float" office:value="0.911147011308562" calcext:value-type="float">
            <text:p>0,911147011308562</text:p>
          </table:table-cell>
          <table:table-cell office:value-type="float" office:value="0.896682928146682" calcext:value-type="float">
            <text:p>0,8966829281466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91609081934847" calcext:value-type="float">
            <text:p>0,91609081934847</text:p>
          </table:table-cell>
          <table:table-cell office:value-type="float" office:value="0.915590863952334" calcext:value-type="float">
            <text:p>0,915590863952334</text:p>
          </table:table-cell>
          <table:table-cell office:value-type="float" office:value="0.911591355599214" calcext:value-type="float">
            <text:p>0,911591355599214</text:p>
          </table:table-cell>
          <table:table-cell office:value-type="float" office:value="0.920634920634921" calcext:value-type="float">
            <text:p>0,920634920634921</text:p>
          </table:table-cell>
          <table:table-cell office:value-type="float" office:value="0.915585849979488" calcext:value-type="float">
            <text:p>0,9155858499794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756944444444444" calcext:value-type="float">
            <text:p>0,756944444444444</text:p>
          </table:table-cell>
          <table:table-cell office:value-type="float" office:value="0.725490196078431" calcext:value-type="float">
            <text:p>0,725490196078431</text:p>
          </table:table-cell>
          <table:table-cell office:value-type="float" office:value="0.729096989966555" calcext:value-type="float">
            <text:p>0,729096989966555</text:p>
          </table:table-cell>
          <table:table-cell office:value-type="float" office:value="0.787003610108303" calcext:value-type="float">
            <text:p>0,787003610108303</text:p>
          </table:table-cell>
          <table:table-cell office:value-type="float" office:value="0.719682062564881" calcext:value-type="float">
            <text:p>0,7196820625648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861313868613139" calcext:value-type="float">
            <text:p>0,861313868613139</text:p>
          </table:table-cell>
          <table:table-cell office:value-type="float" office:value="0.856526429341963" calcext:value-type="float">
            <text:p>0,856526429341963</text:p>
          </table:table-cell>
          <table:table-cell office:value-type="float" office:value="0.862212943632568" calcext:value-type="float">
            <text:p>0,862212943632568</text:p>
          </table:table-cell>
          <table:table-cell office:value-type="float" office:value="0.860416666666667" calcext:value-type="float">
            <text:p>0,860416666666667</text:p>
          </table:table-cell>
          <table:table-cell office:value-type="float" office:value="0.856382829977629" calcext:value-type="float">
            <text:p>0,856382829977629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3:.D9])/7" office:value-type="float" office:value="0.80752620036281" calcext:value-type="float">
            <text:p>0,80752620036281</text:p>
          </table:table-cell>
          <table:table-cell table:style-name="ce7" table:formula="of:=SUM([.E3:.E9])/7" office:value-type="float" office:value="0.799245592445072" calcext:value-type="float">
            <text:p>0,799245592445072</text:p>
          </table:table-cell>
          <table:table-cell table:style-name="ce7" table:formula="of:=SUM([.F3:.F9])/7" office:value-type="float" office:value="0.795014401068728" calcext:value-type="float">
            <text:p>0,795014401068728</text:p>
          </table:table-cell>
          <table:table-cell table:style-name="ce7" table:formula="of:=SUM([.G3:.G9])/7" office:value-type="float" office:value="0.821804287925656" calcext:value-type="float">
            <text:p>0,821804287925656</text:p>
          </table:table-cell>
          <table:table-cell table:style-name="ce7" table:formula="of:=SUM([.H3:.H9])/7" office:value-type="float" office:value="0.798456351296838" calcext:value-type="float">
            <text:p>0,7984563512968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863593603010348" calcext:value-type="float">
            <text:p>0,863593603010348</text:p>
          </table:table-cell>
          <table:table-cell office:value-type="float" office:value="0.855" calcext:value-type="float">
            <text:p>0,855</text:p>
          </table:table-cell>
          <table:table-cell office:value-type="float" office:value="0.855545200372787" calcext:value-type="float">
            <text:p>0,855545200372787</text:p>
          </table:table-cell>
          <table:table-cell office:value-type="float" office:value="0.871794871794872" calcext:value-type="float">
            <text:p>0,871794871794872</text:p>
          </table:table-cell>
          <table:table-cell office:value-type="float" office:value="0.854060054693634" calcext:value-type="float">
            <text:p>0,8540600546936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725" calcext:value-type="float">
            <text:p>0,725</text:p>
          </table:table-cell>
          <table:table-cell office:value-type="float" office:value="0.738095238095238" calcext:value-type="float">
            <text:p>0,738095238095238</text:p>
          </table:table-cell>
          <table:table-cell office:value-type="float" office:value="0.698795180722892" calcext:value-type="float">
            <text:p>0,698795180722892</text:p>
          </table:table-cell>
          <table:table-cell office:value-type="float" office:value="0.753246753246753" calcext:value-type="float">
            <text:p>0,753246753246753</text:p>
          </table:table-cell>
          <table:table-cell office:value-type="float" office:value="0.739260739260739" calcext:value-type="float">
            <text:p>0,7392607392607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785714285714286" calcext:value-type="float">
            <text:p>0,785714285714286</text:p>
          </table:table-cell>
          <table:table-cell office:value-type="float" office:value="0.793577981651376" calcext:value-type="float">
            <text:p>0,793577981651376</text:p>
          </table:table-cell>
          <table:table-cell office:value-type="float" office:value="0.825" calcext:value-type="float">
            <text:p>0,825</text:p>
          </table:table-cell>
          <table:table-cell office:value-type="float" office:value="0.75" calcext:value-type="float">
            <text:p>0,75</text:p>
          </table:table-cell>
          <table:table-cell office:value-type="float" office:value="0.793981481481482" calcext:value-type="float">
            <text:p>0,7939814814814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927062574730968" calcext:value-type="float">
            <text:p>0,927062574730968</text:p>
          </table:table-cell>
          <table:table-cell office:value-type="float" office:value="0.928347689898199" calcext:value-type="float">
            <text:p>0,928347689898199</text:p>
          </table:table-cell>
          <table:table-cell office:value-type="float" office:value="0.915027537372148" calcext:value-type="float">
            <text:p>0,915027537372148</text:p>
          </table:table-cell>
          <table:table-cell office:value-type="float" office:value="0.939418416801292" calcext:value-type="float">
            <text:p>0,939418416801292</text:p>
          </table:table-cell>
          <table:table-cell office:value-type="float" office:value="0.92867577375019" calcext:value-type="float">
            <text:p>0,928675773750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924752475247525" calcext:value-type="float">
            <text:p>0,924752475247525</text:p>
          </table:table-cell>
          <table:table-cell office:value-type="float" office:value="0.924528301886792" calcext:value-type="float">
            <text:p>0,924528301886792</text:p>
          </table:table-cell>
          <table:table-cell office:value-type="float" office:value="0.922924901185771" calcext:value-type="float">
            <text:p>0,922924901185771</text:p>
          </table:table-cell>
          <table:table-cell office:value-type="float" office:value="0.926587301587302" calcext:value-type="float">
            <text:p>0,926587301587302</text:p>
          </table:table-cell>
          <table:table-cell office:value-type="float" office:value="0.924526255167408" calcext:value-type="float">
            <text:p>0,9245262551674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916083916083916" calcext:value-type="float">
            <text:p>0,916083916083916</text:p>
          </table:table-cell>
          <table:table-cell office:value-type="float" office:value="0.905882352941176" calcext:value-type="float">
            <text:p>0,905882352941176</text:p>
          </table:table-cell>
          <table:table-cell office:value-type="float" office:value="0.888135593220339" calcext:value-type="float">
            <text:p>0,888135593220339</text:p>
          </table:table-cell>
          <table:table-cell office:value-type="float" office:value="0.945848375451264" calcext:value-type="float">
            <text:p>0,945848375451264</text:p>
          </table:table-cell>
          <table:table-cell office:value-type="float" office:value="0.902108737081855" calcext:value-type="float">
            <text:p>0,9021087370818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945833333333333" calcext:value-type="float">
            <text:p>0,945833333333333</text:p>
          </table:table-cell>
          <table:table-cell office:value-type="float" office:value="0.943905070118662" calcext:value-type="float">
            <text:p>0,943905070118662</text:p>
          </table:table-cell>
          <table:table-cell table:number-columns-repeated="2" office:value-type="float" office:value="0.945833333333333" calcext:value-type="float">
            <text:p>0,945833333333333</text:p>
          </table:table-cell>
          <table:table-cell office:value-type="float" office:value="0.94383389261745" calcext:value-type="float">
            <text:p>0,94383389261745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1:.D17])/7" office:value-type="float" office:value="0.869720026874339" calcext:value-type="float">
            <text:p>0,869720026874339</text:p>
          </table:table-cell>
          <table:table-cell table:style-name="ce7" table:formula="of:=SUM([.E11:.E17])/7" office:value-type="float" office:value="0.869905233513063" calcext:value-type="float">
            <text:p>0,869905233513063</text:p>
          </table:table-cell>
          <table:table-cell table:style-name="ce7" table:formula="of:=SUM([.F11:.F17])/7" office:value-type="float" office:value="0.864465963743896" calcext:value-type="float">
            <text:p>0,864465963743896</text:p>
          </table:table-cell>
          <table:table-cell table:style-name="ce7" table:formula="of:=SUM([.G11:.G17])/7" office:value-type="float" office:value="0.876104150316402" calcext:value-type="float">
            <text:p>0,876104150316402</text:p>
          </table:table-cell>
          <table:table-cell table:style-name="ce7" table:formula="of:=SUM([.H11:.H17])/7" office:value-type="float" office:value="0.869492419150394" calcext:value-type="float">
            <text:p>0,869492419150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963627775153519" calcext:value-type="float">
            <text:p>0,963627775153519</text:p>
          </table:table-cell>
          <table:table-cell office:value-type="float" office:value="0.9615" calcext:value-type="float">
            <text:p>0,9615</text:p>
          </table:table-cell>
          <table:table-cell office:value-type="float" office:value="0.958646616541353" calcext:value-type="float">
            <text:p>0,958646616541353</text:p>
          </table:table-cell>
          <table:table-cell office:value-type="float" office:value="0.968660968660969" calcext:value-type="float">
            <text:p>0,968660968660969</text:p>
          </table:table-cell>
          <table:table-cell office:value-type="float" office:value="0.961099227730696" calcext:value-type="float">
            <text:p>0,9610992277306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718954248366013" calcext:value-type="float">
            <text:p>0,718954248366013</text:p>
          </table:table-cell>
          <table:table-cell office:value-type="float" office:value="0.744047619047619" calcext:value-type="float">
            <text:p>0,744047619047619</text:p>
          </table:table-cell>
          <table:table-cell office:value-type="float" office:value="0.723684210526316" calcext:value-type="float">
            <text:p>0,723684210526316</text:p>
          </table:table-cell>
          <table:table-cell office:value-type="float" office:value="0.714285714285714" calcext:value-type="float">
            <text:p>0,714285714285714</text:p>
          </table:table-cell>
          <table:table-cell office:value-type="float" office:value="0.741758241758242" calcext:value-type="float">
            <text:p>0,741758241758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87037037037037" calcext:value-type="float">
            <text:p>0,87037037037037</text:p>
          </table:table-cell>
          <table:table-cell office:value-type="float" office:value="0.871559633027523" calcext:value-type="float">
            <text:p>0,871559633027523</text:p>
          </table:table-cell>
          <table:table-cell office:value-type="float" office:value="0.886792452830189" calcext:value-type="float">
            <text:p>0,886792452830189</text:p>
          </table:table-cell>
          <table:table-cell office:value-type="float" office:value="0.854545454545455" calcext:value-type="float">
            <text:p>0,854545454545455</text:p>
          </table:table-cell>
          <table:table-cell office:value-type="float" office:value="0.871717171717172" calcext:value-type="float">
            <text:p>0,8717171717171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988755020080321" calcext:value-type="float">
            <text:p>0,988755020080321</text:p>
          </table:table-cell>
          <table:table-cell office:value-type="float" office:value="0.989036805011746" calcext:value-type="float">
            <text:p>0,989036805011746</text:p>
          </table:table-cell>
          <table:table-cell office:value-type="float" office:value="0.983226837060703" calcext:value-type="float">
            <text:p>0,983226837060703</text:p>
          </table:table-cell>
          <table:table-cell office:value-type="float" office:value="0.994345718901454" calcext:value-type="float">
            <text:p>0,994345718901454</text:p>
          </table:table-cell>
          <table:table-cell office:value-type="float" office:value="0.989194136046472" calcext:value-type="float">
            <text:p>0,9891941360464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925224327018943" calcext:value-type="float">
            <text:p>0,925224327018943</text:p>
          </table:table-cell>
          <table:table-cell office:value-type="float" office:value="0.925521350546177" calcext:value-type="float">
            <text:p>0,925521350546177</text:p>
          </table:table-cell>
          <table:table-cell office:value-type="float" office:value="0.929859719438878" calcext:value-type="float">
            <text:p>0,929859719438878</text:p>
          </table:table-cell>
          <table:table-cell office:value-type="float" office:value="0.920634920634921" calcext:value-type="float">
            <text:p>0,920634920634921</text:p>
          </table:table-cell>
          <table:table-cell office:value-type="float" office:value="0.925526207832371" calcext:value-type="float">
            <text:p>0,9255262078323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976660682226212" calcext:value-type="float">
            <text:p>0,976660682226212</text:p>
          </table:table-cell>
          <table:table-cell office:value-type="float" office:value="0.974509803921569" calcext:value-type="float">
            <text:p>0,974509803921569</text:p>
          </table:table-cell>
          <table:table-cell office:value-type="float" office:value="0.971428571428571" calcext:value-type="float">
            <text:p>0,971428571428571</text:p>
          </table:table-cell>
          <table:table-cell office:value-type="float" office:value="0.981949458483754" calcext:value-type="float">
            <text:p>0,981949458483754</text:p>
          </table:table-cell>
          <table:table-cell office:value-type="float" office:value="0.973807347267628" calcext:value-type="float">
            <text:p>0,9738073472676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940438871473354" calcext:value-type="float">
            <text:p>0,940438871473354</text:p>
          </table:table-cell>
          <table:table-cell office:value-type="float" office:value="0.938511326860841" calcext:value-type="float">
            <text:p>0,938511326860841</text:p>
          </table:table-cell>
          <table:table-cell office:value-type="float" office:value="0.943396226415094" calcext:value-type="float">
            <text:p>0,943396226415094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938548657718121" calcext:value-type="float">
            <text:p>0,938548657718121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9:.D25])/7" office:value-type="float" office:value="0.912004470669819" calcext:value-type="float">
            <text:p>0,912004470669819</text:p>
          </table:table-cell>
          <table:table-cell table:style-name="ce7" table:formula="of:=SUM([.E19:.E25])/7" office:value-type="float" office:value="0.914955219773639" calcext:value-type="float">
            <text:p>0,914955219773639</text:p>
          </table:table-cell>
          <table:table-cell table:style-name="ce7" table:formula="of:=SUM([.F19:.F25])/7" office:value-type="float" office:value="0.913862090605872" calcext:value-type="float">
            <text:p>0,913862090605872</text:p>
          </table:table-cell>
          <table:table-cell table:style-name="ce7" table:formula="of:=SUM([.G19:.G25])/7" office:value-type="float" office:value="0.910274605073181" calcext:value-type="float">
            <text:p>0,910274605073181</text:p>
          </table:table-cell>
          <table:table-cell table:style-name="ce7" table:formula="of:=SUM([.H19:.H25])/7" office:value-type="float" office:value="0.9145215700101" calcext:value-type="float">
            <text:p>0,9145215700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906878802058961" calcext:value-type="float">
            <text:p>0,906878802058961</text:p>
          </table:table-cell>
          <table:table-cell office:value-type="float" office:value="0.9005" calcext:value-type="float">
            <text:p>0,9005</text:p>
          </table:table-cell>
          <table:table-cell office:value-type="float" office:value="0.893911439114391" calcext:value-type="float">
            <text:p>0,893911439114391</text:p>
          </table:table-cell>
          <table:table-cell office:value-type="float" office:value="0.92022792022792" calcext:value-type="float">
            <text:p>0,92022792022792</text:p>
          </table:table-cell>
          <table:table-cell office:value-type="float" office:value="0.899395903091785" calcext:value-type="float">
            <text:p>0,899395903091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845238095238095" calcext:value-type="float">
            <text:p>0,845238095238095</text:p>
          </table:table-cell>
          <table:table-cell office:value-type="float" office:value="0.822784810126582" calcext:value-type="float">
            <text:p>0,822784810126582</text:p>
          </table:table-cell>
          <table:table-cell office:value-type="float" office:value="0.844155844155844" calcext:value-type="float">
            <text:p>0,844155844155844</text:p>
          </table:table-cell>
          <table:table-cell office:value-type="float" office:value="0.845154845154845" calcext:value-type="float">
            <text:p>0,8451548451548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867749419953596" calcext:value-type="float">
            <text:p>0,867749419953596</text:p>
          </table:table-cell>
          <table:table-cell office:value-type="float" office:value="0.869266055045872" calcext:value-type="float">
            <text:p>0,869266055045872</text:p>
          </table:table-cell>
          <table:table-cell office:value-type="float" office:value="0.886255924170616" calcext:value-type="float">
            <text:p>0,886255924170616</text:p>
          </table:table-cell>
          <table:table-cell office:value-type="float" office:value="0.85" calcext:value-type="float">
            <text:p>0,85</text:p>
          </table:table-cell>
          <table:table-cell office:value-type="float" office:value="0.869444444444444" calcext:value-type="float">
            <text:p>0,869444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965877157767964" calcext:value-type="float">
            <text:p>0,965877157767964</text:p>
          </table:table-cell>
          <table:table-cell office:value-type="float" office:value="0.966718872357087" calcext:value-type="float">
            <text:p>0,966718872357087</text:p>
          </table:table-cell>
          <table:table-cell office:value-type="float" office:value="0.960095770151636" calcext:value-type="float">
            <text:p>0,960095770151636</text:p>
          </table:table-cell>
          <table:table-cell office:value-type="float" office:value="0.97172859450727" calcext:value-type="float">
            <text:p>0,97172859450727</text:p>
          </table:table-cell>
          <table:table-cell office:value-type="float" office:value="0.966867336767313" calcext:value-type="float">
            <text:p>0,966867336767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93491124260355" calcext:value-type="float">
            <text:p>0,93491124260355</text:p>
          </table:table-cell>
          <table:table-cell office:value-type="float" office:value="0.934458788480636" calcext:value-type="float">
            <text:p>0,934458788480636</text:p>
          </table:table-cell>
          <table:table-cell office:value-type="float" office:value="0.929411764705882" calcext:value-type="float">
            <text:p>0,929411764705882</text:p>
          </table:table-cell>
          <table:table-cell office:value-type="float" office:value="0.94047619047619" calcext:value-type="float">
            <text:p>0,94047619047619</text:p>
          </table:table-cell>
          <table:table-cell office:value-type="float" office:value="0.934452806967717" calcext:value-type="float">
            <text:p>0,9344528069677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959558823529412" calcext:value-type="float">
            <text:p>0,959558823529412</text:p>
          </table:table-cell>
          <table:table-cell office:value-type="float" office:value="0.956862745098039" calcext:value-type="float">
            <text:p>0,956862745098039</text:p>
          </table:table-cell>
          <table:table-cell office:value-type="float" office:value="0.97752808988764" calcext:value-type="float">
            <text:p>0,97752808988764</text:p>
          </table:table-cell>
          <table:table-cell office:value-type="float" office:value="0.942238267148014" calcext:value-type="float">
            <text:p>0,942238267148014</text:p>
          </table:table-cell>
          <table:table-cell office:value-type="float" office:value="0.958243597093321" calcext:value-type="float">
            <text:p>0,9582435970933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965732087227414" calcext:value-type="float">
            <text:p>0,965732087227414</text:p>
          </table:table-cell>
          <table:table-cell office:value-type="float" office:value="0.964401294498382" calcext:value-type="float">
            <text:p>0,964401294498382</text:p>
          </table:table-cell>
          <table:table-cell office:value-type="float" office:value="0.962732919254658" calcext:value-type="float">
            <text:p>0,962732919254658</text:p>
          </table:table-cell>
          <table:table-cell office:value-type="float" office:value="0.96875" calcext:value-type="float">
            <text:p>0,96875</text:p>
          </table:table-cell>
          <table:table-cell office:value-type="float" office:value="0.964240771812081" calcext:value-type="float">
            <text:p>0,964240771812081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7:.D33])/7" office:value-type="float" office:value="0.919148695210604" calcext:value-type="float">
            <text:p>0,919148695210604</text:p>
          </table:table-cell>
          <table:table-cell table:style-name="ce7" table:formula="of:=SUM([.E27:.E33])/7" office:value-type="float" office:value="0.919635121531159" calcext:value-type="float">
            <text:p>0,919635121531159</text:p>
          </table:table-cell>
          <table:table-cell table:style-name="ce7" table:formula="of:=SUM([.F27:.F33])/7" office:value-type="float" office:value="0.918960102487344" calcext:value-type="float">
            <text:p>0,918960102487344</text:p>
          </table:table-cell>
          <table:table-cell table:style-name="ce7" table:formula="of:=SUM([.G27:.G33])/7" office:value-type="float" office:value="0.919653830930748" calcext:value-type="float">
            <text:p>0,919653830930748</text:p>
          </table:table-cell>
          <table:table-cell table:style-name="ce7" table:formula="of:=SUM([.H27:.H33])/7" office:value-type="float" office:value="0.919685672190215" calcext:value-type="float">
            <text:p>0,9196856721902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440305635148042" calcext:value-type="float">
            <text:p>0,440305635148042</text:p>
          </table:table-cell>
          <table:table-cell office:value-type="float" office:value="0.414585414585415" calcext:value-type="float">
            <text:p>0,414585414585415</text:p>
          </table:table-cell>
          <table:table-cell office:value-type="float" office:value="0.442843419788665" calcext:value-type="float">
            <text:p>0,442843419788665</text:p>
          </table:table-cell>
          <table:table-cell office:value-type="float" office:value="0.437796771130105" calcext:value-type="float">
            <text:p>0,437796771130105</text:p>
          </table:table-cell>
          <table:table-cell office:value-type="float" office:value="0.413313559432281" calcext:value-type="float">
            <text:p>0,4133135594322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683544303797468" calcext:value-type="float">
            <text:p>0,683544303797468</text:p>
          </table:table-cell>
          <table:table-cell office:value-type="float" office:value="0.705882352941176" calcext:value-type="float">
            <text:p>0,705882352941176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701298701298701" calcext:value-type="float">
            <text:p>0,701298701298701</text:p>
          </table:table-cell>
          <table:table-cell office:value-type="float" office:value="0.70548806032677" calcext:value-type="float">
            <text:p>0,705488060326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810304449648712" calcext:value-type="float">
            <text:p>0,810304449648712</text:p>
          </table:table-cell>
          <table:table-cell office:value-type="float" office:value="0.815068493150685" calcext:value-type="float">
            <text:p>0,815068493150685</text:p>
          </table:table-cell>
          <table:table-cell office:value-type="float" office:value="0.839805825242718" calcext:value-type="float">
            <text:p>0,839805825242718</text:p>
          </table:table-cell>
          <table:table-cell office:value-type="float" office:value="0.782805429864253" calcext:value-type="float">
            <text:p>0,782805429864253</text:p>
          </table:table-cell>
          <table:table-cell office:value-type="float" office:value="0.81536584857268" calcext:value-type="float">
            <text:p>0,815365848572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618705035971223" calcext:value-type="float">
            <text:p>0,618705035971223</text:p>
          </table:table-cell>
          <table:table-cell office:value-type="float" office:value="0.626760563380282" calcext:value-type="float">
            <text:p>0,626760563380282</text:p>
          </table:table-cell>
          <table:table-cell office:value-type="float" office:value="0.612826603325416" calcext:value-type="float">
            <text:p>0,612826603325416</text:p>
          </table:table-cell>
          <table:table-cell office:value-type="float" office:value="0.624697336561743" calcext:value-type="float">
            <text:p>0,624697336561743</text:p>
          </table:table-cell>
          <table:table-cell office:value-type="float" office:value="0.626699465547386" calcext:value-type="float">
            <text:p>0,6266994655473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693203883495146" calcext:value-type="float">
            <text:p>0,693203883495146</text:p>
          </table:table-cell>
          <table:table-cell office:value-type="float" office:value="0.686818632309217" calcext:value-type="float">
            <text:p>0,686818632309217</text:p>
          </table:table-cell>
          <table:table-cell office:value-type="float" office:value="0.681297709923664" calcext:value-type="float">
            <text:p>0,681297709923664</text:p>
          </table:table-cell>
          <table:table-cell office:value-type="float" office:value="0.705533596837945" calcext:value-type="float">
            <text:p>0,705533596837945</text:p>
          </table:table-cell>
          <table:table-cell office:value-type="float" office:value="0.686762822275831" calcext:value-type="float">
            <text:p>0,6867628222758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827826086956522" calcext:value-type="float">
            <text:p>0,827826086956522</text:p>
          </table:table-cell>
          <table:table-cell office:value-type="float" office:value="0.806640625" calcext:value-type="float">
            <text:p>0,806640625</text:p>
          </table:table-cell>
          <table:table-cell office:value-type="float" office:value="0.801346801346801" calcext:value-type="float">
            <text:p>0,801346801346801</text:p>
          </table:table-cell>
          <table:table-cell office:value-type="float" office:value="0.856115107913669" calcext:value-type="float">
            <text:p>0,856115107913669</text:p>
          </table:table-cell>
          <table:table-cell office:value-type="float" office:value="0.801989177888459" calcext:value-type="float">
            <text:p>0,8019891778884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884735202492212" calcext:value-type="float">
            <text:p>0,884735202492212</text:p>
          </table:table-cell>
          <table:table-cell office:value-type="float" office:value="0.880516684607104" calcext:value-type="float">
            <text:p>0,880516684607104</text:p>
          </table:table-cell>
          <table:table-cell office:value-type="float" office:value="0.883817427385892" calcext:value-type="float">
            <text:p>0,883817427385892</text:p>
          </table:table-cell>
          <table:table-cell office:value-type="float" office:value="0.885654885654886" calcext:value-type="float">
            <text:p>0,885654885654886</text:p>
          </table:table-cell>
          <table:table-cell office:value-type="float" office:value="0.880327442827443" calcext:value-type="float">
            <text:p>0,880327442827443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35:.D41])/7" office:value-type="float" office:value="0.708374942501332" calcext:value-type="float">
            <text:p>0,708374942501332</text:p>
          </table:table-cell>
          <table:table-cell table:style-name="ce7" table:formula="of:=SUM([.E35:.E41])/7" office:value-type="float" office:value="0.705181823710554" calcext:value-type="float">
            <text:p>0,705181823710554</text:p>
          </table:table-cell>
          <table:table-cell table:style-name="ce7" table:formula="of:=SUM([.F35:.F41])/7" office:value-type="float" office:value="0.704086350525689" calcext:value-type="float">
            <text:p>0,704086350525689</text:p>
          </table:table-cell>
          <table:table-cell table:style-name="ce7" table:formula="of:=SUM([.G35:.G41])/7" office:value-type="float" office:value="0.713414547037329" calcext:value-type="float">
            <text:p>0,713414547037329</text:p>
          </table:table-cell>
          <table:table-cell table:style-name="ce7" table:formula="of:=SUM([.H35:.H41])/7" office:value-type="float" office:value="0.704278053838693" calcext:value-type="float">
            <text:p>0,7042780538386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430282702443699" calcext:value-type="float">
            <text:p>0,430282702443699</text:p>
          </table:table-cell>
          <table:table-cell office:value-type="float" office:value="0.406093906093906" calcext:value-type="float">
            <text:p>0,406093906093906</text:p>
          </table:table-cell>
          <table:table-cell office:value-type="float" office:value="0.434235976789168" calcext:value-type="float">
            <text:p>0,434235976789168</text:p>
          </table:table-cell>
          <table:table-cell office:value-type="float" office:value="0.426400759734093" calcext:value-type="float">
            <text:p>0,426400759734093</text:p>
          </table:table-cell>
          <table:table-cell office:value-type="float" office:value="0.404981201784855" calcext:value-type="float">
            <text:p>0,4049812017848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679738562091503" calcext:value-type="float">
            <text:p>0,679738562091503</text:p>
          </table:table-cell>
          <table:table-cell office:value-type="float" office:value="0.711764705882353" calcext:value-type="float">
            <text:p>0,711764705882353</text:p>
          </table:table-cell>
          <table:table-cell office:value-type="float" office:value="0.68421052631579" calcext:value-type="float">
            <text:p>0,68421052631579</text:p>
          </table:table-cell>
          <table:table-cell office:value-type="float" office:value="0.675324675324675" calcext:value-type="float">
            <text:p>0,675324675324675</text:p>
          </table:table-cell>
          <table:table-cell office:value-type="float" office:value="0.708630079597822" calcext:value-type="float">
            <text:p>0,7086300795978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861111111111111" calcext:value-type="float">
            <text:p>0,861111111111111</text:p>
          </table:table-cell>
          <table:table-cell office:value-type="float" office:value="0.863013698630137" calcext:value-type="float">
            <text:p>0,863013698630137</text:p>
          </table:table-cell>
          <table:table-cell office:value-type="float" office:value="0.881516587677725" calcext:value-type="float">
            <text:p>0,881516587677725</text:p>
          </table:table-cell>
          <table:table-cell office:value-type="float" office:value="0.841628959276018" calcext:value-type="float">
            <text:p>0,841628959276018</text:p>
          </table:table-cell>
          <table:table-cell office:value-type="float" office:value="0.863210793002064" calcext:value-type="float">
            <text:p>0,8632107930020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694922031187525" calcext:value-type="float">
            <text:p>0,694922031187525</text:p>
          </table:table-cell>
          <table:table-cell office:value-type="float" office:value="0.701486697965571" calcext:value-type="float">
            <text:p>0,701486697965571</text:p>
          </table:table-cell>
          <table:table-cell office:value-type="float" office:value="0.688589540412044" calcext:value-type="float">
            <text:p>0,688589540412044</text:p>
          </table:table-cell>
          <table:table-cell office:value-type="float" office:value="0.70137207425343" calcext:value-type="float">
            <text:p>0,70137207425343</text:p>
          </table:table-cell>
          <table:table-cell office:value-type="float" office:value="0.701483303641521" calcext:value-type="float">
            <text:p>0,7014833036415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792934249263984" calcext:value-type="float">
            <text:p>0,792934249263984</text:p>
          </table:table-cell>
          <table:table-cell office:value-type="float" office:value="0.790882061446977" calcext:value-type="float">
            <text:p>0,790882061446977</text:p>
          </table:table-cell>
          <table:table-cell office:value-type="float" office:value="0.787524366471735" calcext:value-type="float">
            <text:p>0,787524366471735</text:p>
          </table:table-cell>
          <table:table-cell office:value-type="float" office:value="0.798418972332016" calcext:value-type="float">
            <text:p>0,798418972332016</text:p>
          </table:table-cell>
          <table:table-cell office:value-type="float" office:value="0.790859585569586" calcext:value-type="float">
            <text:p>0,7908595855695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840215439856373" calcext:value-type="float">
            <text:p>0,840215439856373</text:p>
          </table:table-cell>
          <table:table-cell office:value-type="float" office:value="0.826171875" calcext:value-type="float">
            <text:p>0,826171875</text:p>
          </table:table-cell>
          <table:table-cell office:value-type="float" office:value="0.838709677419355" calcext:value-type="float">
            <text:p>0,838709677419355</text:p>
          </table:table-cell>
          <table:table-cell office:value-type="float" office:value="0.841726618705036" calcext:value-type="float">
            <text:p>0,841726618705036</text:p>
          </table:table-cell>
          <table:table-cell office:value-type="float" office:value="0.824709463198672" calcext:value-type="float">
            <text:p>0,8247094631986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887966804979253" calcext:value-type="float">
            <text:p>0,887966804979253</text:p>
          </table:table-cell>
          <table:table-cell office:value-type="float" office:value="0.883745963401507" calcext:value-type="float">
            <text:p>0,883745963401507</text:p>
          </table:table-cell>
          <table:table-cell office:value-type="float" office:value="0.886128364389234" calcext:value-type="float">
            <text:p>0,886128364389234</text:p>
          </table:table-cell>
          <table:table-cell office:value-type="float" office:value="0.88981288981289" calcext:value-type="float">
            <text:p>0,88981288981289</text:p>
          </table:table-cell>
          <table:table-cell office:value-type="float" office:value="0.883522516335016" calcext:value-type="float">
            <text:p>0,883522516335016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43:.D49])/7" office:value-type="float" office:value="0.741024414419064" calcext:value-type="float">
            <text:p>0,741024414419064</text:p>
          </table:table-cell>
          <table:table-cell table:style-name="ce7" table:formula="of:=SUM([.E43:.E49])/7" office:value-type="float" office:value="0.740451272631493" calcext:value-type="float">
            <text:p>0,740451272631493</text:p>
          </table:table-cell>
          <table:table-cell table:style-name="ce7" table:formula="of:=SUM([.F43:.F49])/7" office:value-type="float" office:value="0.74298786278215" calcext:value-type="float">
            <text:p>0,74298786278215</text:p>
          </table:table-cell>
          <table:table-cell table:style-name="ce7" table:formula="of:=SUM([.G43:.G49])/7" office:value-type="float" office:value="0.739240707062594" calcext:value-type="float">
            <text:p>0,739240707062594</text:p>
          </table:table-cell>
          <table:table-cell table:style-name="ce7" table:formula="of:=SUM([.H43:.H49])/7" office:value-type="float" office:value="0.739628134732791" calcext:value-type="float">
            <text:p>0,7396281347327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567095588235294" calcext:value-type="float">
            <text:p>0,567095588235294</text:p>
          </table:table-cell>
          <table:table-cell office:value-type="float" office:value="0.528292438657987" calcext:value-type="float">
            <text:p>0,528292438657987</text:p>
          </table:table-cell>
          <table:table-cell office:value-type="float" office:value="0.548444444444444" calcext:value-type="float">
            <text:p>0,548444444444444</text:p>
          </table:table-cell>
          <table:table-cell office:value-type="float" office:value="0.587059942911513" calcext:value-type="float">
            <text:p>0,587059942911513</text:p>
          </table:table-cell>
          <table:table-cell office:value-type="float" office:value="0.525031028538209" calcext:value-type="float">
            <text:p>0,5250310285382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592105263157895" calcext:value-type="float">
            <text:p>0,592105263157895</text:p>
          </table:table-cell>
          <table:table-cell office:value-type="float" office:value="0.624242424242424" calcext:value-type="float">
            <text:p>0,624242424242424</text:p>
          </table:table-cell>
          <table:table-cell office:value-type="float" office:value="0.6" calcext:value-type="float">
            <text:p>0,6</text:p>
          </table:table-cell>
          <table:table-cell office:value-type="float" office:value="0.584415584415584" calcext:value-type="float">
            <text:p>0,584415584415584</text:p>
          </table:table-cell>
          <table:table-cell office:value-type="float" office:value="0.621753246753247" calcext:value-type="float">
            <text:p>0,6217532467532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861751152073733" calcext:value-type="float">
            <text:p>0,861751152073733</text:p>
          </table:table-cell>
          <table:table-cell office:value-type="float" office:value="0.861111111111111" calcext:value-type="float">
            <text:p>0,861111111111111</text:p>
          </table:table-cell>
          <table:table-cell office:value-type="float" office:value="0.869767441860465" calcext:value-type="float">
            <text:p>0,869767441860465</text:p>
          </table:table-cell>
          <table:table-cell office:value-type="float" office:value="0.853881278538813" calcext:value-type="float">
            <text:p>0,853881278538813</text:p>
          </table:table-cell>
          <table:table-cell office:value-type="float" office:value="0.86121293973889" calcext:value-type="float">
            <text:p>0,861212939738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698804780876494" calcext:value-type="float">
            <text:p>0,698804780876494</text:p>
          </table:table-cell>
          <table:table-cell office:value-type="float" office:value="0.703529411764706" calcext:value-type="float">
            <text:p>0,703529411764706</text:p>
          </table:table-cell>
          <table:table-cell office:value-type="float" office:value="0.688383045525903" calcext:value-type="float">
            <text:p>0,688383045525903</text:p>
          </table:table-cell>
          <table:table-cell office:value-type="float" office:value="0.709546925566343" calcext:value-type="float">
            <text:p>0,709546925566343</text:p>
          </table:table-cell>
          <table:table-cell office:value-type="float" office:value="0.703708013772517" calcext:value-type="float">
            <text:p>0,7037080137725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68780971258672" calcext:value-type="float">
            <text:p>0,68780971258672</text:p>
          </table:table-cell>
          <table:table-cell office:value-type="float" office:value="0.685942173479561" calcext:value-type="float">
            <text:p>0,685942173479561</text:p>
          </table:table-cell>
          <table:table-cell office:value-type="float" office:value="0.683070866141732" calcext:value-type="float">
            <text:p>0,683070866141732</text:p>
          </table:table-cell>
          <table:table-cell office:value-type="float" office:value="0.692614770459082" calcext:value-type="float">
            <text:p>0,692614770459082</text:p>
          </table:table-cell>
          <table:table-cell office:value-type="float" office:value="0.685948819492489" calcext:value-type="float">
            <text:p>0,6859488194924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707105719237435" calcext:value-type="float">
            <text:p>0,707105719237435</text:p>
          </table:table-cell>
          <table:table-cell office:value-type="float" office:value="0.66600790513834" calcext:value-type="float">
            <text:p>0,66600790513834</text:p>
          </table:table-cell>
          <table:table-cell office:value-type="float" office:value="0.673267326732673" calcext:value-type="float">
            <text:p>0,673267326732673</text:p>
          </table:table-cell>
          <table:table-cell office:value-type="float" office:value="0.744525547445255" calcext:value-type="float">
            <text:p>0,744525547445255</text:p>
          </table:table-cell>
          <table:table-cell office:value-type="float" office:value="0.658900704757111" calcext:value-type="float">
            <text:p>0,658900704757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749738219895288" calcext:value-type="float">
            <text:p>0,749738219895288</text:p>
          </table:table-cell>
          <table:table-cell office:value-type="float" office:value="0.741061755146262" calcext:value-type="float">
            <text:p>0,741061755146262</text:p>
          </table:table-cell>
          <table:table-cell office:value-type="float" office:value="0.750524109014675" calcext:value-type="float">
            <text:p>0,750524109014675</text:p>
          </table:table-cell>
          <table:table-cell office:value-type="float" office:value="0.748953974895398" calcext:value-type="float">
            <text:p>0,748953974895398</text:p>
          </table:table-cell>
          <table:table-cell office:value-type="float" office:value="0.74076912227916" calcext:value-type="float">
            <text:p>0,74076912227916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51:.D57])/7" office:value-type="float" office:value="0.694915776580409" calcext:value-type="float">
            <text:p>0,694915776580409</text:p>
          </table:table-cell>
          <table:table-cell table:style-name="ce7" table:formula="of:=SUM([.E51:.E57])/7" office:value-type="float" office:value="0.687169602791484" calcext:value-type="float">
            <text:p>0,687169602791484</text:p>
          </table:table-cell>
          <table:table-cell table:style-name="ce7" table:formula="of:=SUM([.F51:.F57])/7" office:value-type="float" office:value="0.68763674767427" calcext:value-type="float">
            <text:p>0,68763674767427</text:p>
          </table:table-cell>
          <table:table-cell table:style-name="ce7" table:formula="of:=SUM([.G51:.G57])/7" office:value-type="float" office:value="0.702999717747427" calcext:value-type="float">
            <text:p>0,702999717747427</text:p>
          </table:table-cell>
          <table:table-cell table:style-name="ce7" table:formula="of:=SUM([.H51:.H57])/7" office:value-type="float" office:value="0.685331982190232" calcext:value-type="float">
            <text:p>0,685331982190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44876660341556" calcext:value-type="float">
            <text:p>0,44876660341556</text:p>
          </table:table-cell>
          <table:table-cell office:value-type="float" office:value="0.418127190786179" calcext:value-type="float">
            <text:p>0,418127190786179</text:p>
          </table:table-cell>
          <table:table-cell office:value-type="float" office:value="0.447492904446547" calcext:value-type="float">
            <text:p>0,447492904446547</text:p>
          </table:table-cell>
          <table:table-cell office:value-type="float" office:value="0.450047573739296" calcext:value-type="float">
            <text:p>0,450047573739296</text:p>
          </table:table-cell>
          <table:table-cell office:value-type="float" office:value="0.416355710759711" calcext:value-type="float">
            <text:p>0,4163557107597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632258064516129" calcext:value-type="float">
            <text:p>0,632258064516129</text:p>
          </table:table-cell>
          <table:table-cell office:value-type="float" office:value="0.654545454545455" calcext:value-type="float">
            <text:p>0,654545454545455</text:p>
          </table:table-cell>
          <table:table-cell office:value-type="float" office:value="0.628205128205128" calcext:value-type="float">
            <text:p>0,628205128205128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653409090909091" calcext:value-type="float">
            <text:p>0,6534090909090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892448512585812" calcext:value-type="float">
            <text:p>0,892448512585812</text:p>
          </table:table-cell>
          <table:table-cell office:value-type="float" office:value="0.891203703703704" calcext:value-type="float">
            <text:p>0,891203703703704</text:p>
          </table:table-cell>
          <table:table-cell office:value-type="float" office:value="0.894495412844037" calcext:value-type="float">
            <text:p>0,894495412844037</text:p>
          </table:table-cell>
          <table:table-cell office:value-type="float" office:value="0.89041095890411" calcext:value-type="float">
            <text:p>0,89041095890411</text:p>
          </table:table-cell>
          <table:table-cell office:value-type="float" office:value="0.891214869123416" calcext:value-type="float">
            <text:p>0,8912148691234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719487795118047" calcext:value-type="float">
            <text:p>0,719487795118047</text:p>
          </table:table-cell>
          <table:table-cell office:value-type="float" office:value="0.725098039215686" calcext:value-type="float">
            <text:p>0,725098039215686</text:p>
          </table:table-cell>
          <table:table-cell office:value-type="float" office:value="0.711797307996833" calcext:value-type="float">
            <text:p>0,711797307996833</text:p>
          </table:table-cell>
          <table:table-cell office:value-type="float" office:value="0.727346278317152" calcext:value-type="float">
            <text:p>0,727346278317152</text:p>
          </table:table-cell>
          <table:table-cell office:value-type="float" office:value="0.725164767773492" calcext:value-type="float">
            <text:p>0,7251647677734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778217821782178" calcext:value-type="float">
            <text:p>0,778217821782178</text:p>
          </table:table-cell>
          <table:table-cell office:value-type="float" office:value="0.77666999002991" calcext:value-type="float">
            <text:p>0,77666999002991</text:p>
          </table:table-cell>
          <table:table-cell office:value-type="float" office:value="0.772102161100196" calcext:value-type="float">
            <text:p>0,772102161100196</text:p>
          </table:table-cell>
          <table:table-cell office:value-type="float" office:value="0.784431137724551" calcext:value-type="float">
            <text:p>0,784431137724551</text:p>
          </table:table-cell>
          <table:table-cell office:value-type="float" office:value="0.776677720256698" calcext:value-type="float">
            <text:p>0,7766777202566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734133790737564" calcext:value-type="float">
            <text:p>0,734133790737564</text:p>
          </table:table-cell>
          <table:table-cell office:value-type="float" office:value="0.693675889328063" calcext:value-type="float">
            <text:p>0,693675889328063</text:p>
          </table:table-cell>
          <table:table-cell office:value-type="float" office:value="0.692556634304207" calcext:value-type="float">
            <text:p>0,692556634304207</text:p>
          </table:table-cell>
          <table:table-cell office:value-type="float" office:value="0.781021897810219" calcext:value-type="float">
            <text:p>0,781021897810219</text:p>
          </table:table-cell>
          <table:table-cell office:value-type="float" office:value="0.685769569594765" calcext:value-type="float">
            <text:p>0,6857695695947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810924369747899" calcext:value-type="float">
            <text:p>0,810924369747899</text:p>
          </table:table-cell>
          <table:table-cell office:value-type="float" office:value="0.804983748645721" calcext:value-type="float">
            <text:p>0,804983748645721</text:p>
          </table:table-cell>
          <table:table-cell office:value-type="float" office:value="0.814345991561181" calcext:value-type="float">
            <text:p>0,814345991561181</text:p>
          </table:table-cell>
          <table:table-cell office:value-type="float" office:value="0.807531380753138" calcext:value-type="float">
            <text:p>0,807531380753138</text:p>
          </table:table-cell>
          <table:table-cell office:value-type="float" office:value="0.804889285882187" calcext:value-type="float">
            <text:p>0,804889285882187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59:.D65])/7" office:value-type="float" office:value="0.716605279700455" calcext:value-type="float">
            <text:p>0,716605279700455</text:p>
          </table:table-cell>
          <table:table-cell table:style-name="ce7" table:formula="of:=SUM([.E59:.E65])/7" office:value-type="float" office:value="0.709186288036388" calcext:value-type="float">
            <text:p>0,709186288036388</text:p>
          </table:table-cell>
          <table:table-cell table:style-name="ce7" table:formula="of:=SUM([.F59:.F65])/7" office:value-type="float" office:value="0.708713648636876" calcext:value-type="float">
            <text:p>0,708713648636876</text:p>
          </table:table-cell>
          <table:table-cell table:style-name="ce7" table:formula="of:=SUM([.G59:.G65])/7" office:value-type="float" office:value="0.725307551944586" calcext:value-type="float">
            <text:p>0,725307551944586</text:p>
          </table:table-cell>
          <table:table-cell table:style-name="ce7" table:formula="of:=SUM([.H59:.H65])/7" office:value-type="float" office:value="0.707640144899909" calcext:value-type="float">
            <text:p>0,7076401448999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754716981132076" calcext:value-type="float">
            <text:p>0,754716981132076</text:p>
          </table:table-cell>
          <table:table-cell office:value-type="float" office:value="0.733766233766234" calcext:value-type="float">
            <text:p>0,733766233766234</text:p>
          </table:table-cell>
          <table:table-cell office:value-type="float" office:value="0.732142857142857" calcext:value-type="float">
            <text:p>0,732142857142857</text:p>
          </table:table-cell>
          <table:table-cell office:value-type="float" office:value="0.778727445394112" calcext:value-type="float">
            <text:p>0,778727445394112</text:p>
          </table:table-cell>
          <table:table-cell office:value-type="float" office:value="0.73130260573183" calcext:value-type="float">
            <text:p>0,731302605731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645962732919255" calcext:value-type="float">
            <text:p>0,645962732919255</text:p>
          </table:table-cell>
          <table:table-cell office:value-type="float" office:value="0.664705882352941" calcext:value-type="float">
            <text:p>0,664705882352941</text:p>
          </table:table-cell>
          <table:table-cell office:value-type="float" office:value="0.619047619047619" calcext:value-type="float">
            <text:p>0,619047619047619</text:p>
          </table:table-cell>
          <table:table-cell office:value-type="float" office:value="0.675324675324675" calcext:value-type="float">
            <text:p>0,675324675324675</text:p>
          </table:table-cell>
          <table:table-cell office:value-type="float" office:value="0.66561932690965" calcext:value-type="float">
            <text:p>0,665619326909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824884792626728" calcext:value-type="float">
            <text:p>0,824884792626728</text:p>
          </table:table-cell>
          <table:table-cell office:value-type="float" office:value="0.82648401826484" calcext:value-type="float">
            <text:p>0,82648401826484</text:p>
          </table:table-cell>
          <table:table-cell office:value-type="float" office:value="0.84037558685446" calcext:value-type="float">
            <text:p>0,84037558685446</text:p>
          </table:table-cell>
          <table:table-cell office:value-type="float" office:value="0.809954751131222" calcext:value-type="float">
            <text:p>0,809954751131222</text:p>
          </table:table-cell>
          <table:table-cell office:value-type="float" office:value="0.826636361740726" calcext:value-type="float">
            <text:p>0,8266363617407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880287310454908" calcext:value-type="float">
            <text:p>0,880287310454908</text:p>
          </table:table-cell>
          <table:table-cell office:value-type="float" office:value="0.882629107981221" calcext:value-type="float">
            <text:p>0,882629107981221</text:p>
          </table:table-cell>
          <table:table-cell office:value-type="float" office:value="0.870560378847672" calcext:value-type="float">
            <text:p>0,870560378847672</text:p>
          </table:table-cell>
          <table:table-cell office:value-type="float" office:value="0.890234059725585" calcext:value-type="float">
            <text:p>0,890234059725585</text:p>
          </table:table-cell>
          <table:table-cell office:value-type="float" office:value="0.882854311563628" calcext:value-type="float">
            <text:p>0,8828543115636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781925343811395" calcext:value-type="float">
            <text:p>0,781925343811395</text:p>
          </table:table-cell>
          <table:table-cell office:value-type="float" office:value="0.77998017839445" calcext:value-type="float">
            <text:p>0,77998017839445</text:p>
          </table:table-cell>
          <table:table-cell office:value-type="float" office:value="0.77734375" calcext:value-type="float">
            <text:p>0,77734375</text:p>
          </table:table-cell>
          <table:table-cell office:value-type="float" office:value="0.786561264822134" calcext:value-type="float">
            <text:p>0,786561264822134</text:p>
          </table:table-cell>
          <table:table-cell office:value-type="float" office:value="0.779960552888204" calcext:value-type="float">
            <text:p>0,7799605528882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826989619377163" calcext:value-type="float">
            <text:p>0,826989619377163</text:p>
          </table:table-cell>
          <table:table-cell office:value-type="float" office:value="0.8046875" calcext:value-type="float">
            <text:p>0,8046875</text:p>
          </table:table-cell>
          <table:table-cell office:value-type="float" office:value="0.796666666666667" calcext:value-type="float">
            <text:p>0,796666666666667</text:p>
          </table:table-cell>
          <table:table-cell office:value-type="float" office:value="0.859712230215827" calcext:value-type="float">
            <text:p>0,859712230215827</text:p>
          </table:table-cell>
          <table:table-cell office:value-type="float" office:value="0.799514234766033" calcext:value-type="float">
            <text:p>0,7995142347660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851774530271399" calcext:value-type="float">
            <text:p>0,851774530271399</text:p>
          </table:table-cell>
          <table:table-cell office:value-type="float" office:value="0.847147470398278" calcext:value-type="float">
            <text:p>0,847147470398278</text:p>
          </table:table-cell>
          <table:table-cell office:value-type="float" office:value="0.855345911949686" calcext:value-type="float">
            <text:p>0,855345911949686</text:p>
          </table:table-cell>
          <table:table-cell office:value-type="float" office:value="0.848232848232848" calcext:value-type="float">
            <text:p>0,848232848232848</text:p>
          </table:table-cell>
          <table:table-cell office:value-type="float" office:value="0.847107495544996" calcext:value-type="float">
            <text:p>0,847107495544996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67:.D73])/7" office:value-type="float" office:value="0.795220187227561" calcext:value-type="float">
            <text:p>0,795220187227561</text:p>
          </table:table-cell>
          <table:table-cell table:style-name="ce7" table:formula="of:=SUM([.E67:.E73])/7" office:value-type="float" office:value="0.791342913022566" calcext:value-type="float">
            <text:p>0,791342913022566</text:p>
          </table:table-cell>
          <table:table-cell table:style-name="ce7" table:formula="of:=SUM([.F67:.F73])/7" office:value-type="float" office:value="0.784497538644137" calcext:value-type="float">
            <text:p>0,784497538644137</text:p>
          </table:table-cell>
          <table:table-cell table:style-name="ce7" table:formula="of:=SUM([.G67:.G73])/7" office:value-type="float" office:value="0.806963896406629" calcext:value-type="float">
            <text:p>0,806963896406629</text:p>
          </table:table-cell>
          <table:table-cell table:style-name="ce7" table:formula="of:=SUM([.H67:.H73])/7" office:value-type="float" office:value="0.790427841306438" calcext:value-type="float">
            <text:p>0,7904278413064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762482501166589" calcext:value-type="float">
            <text:p>0,762482501166589</text:p>
          </table:table-cell>
          <table:table-cell office:value-type="float" office:value="0.745754245754246" calcext:value-type="float">
            <text:p>0,745754245754246</text:p>
          </table:table-cell>
          <table:table-cell office:value-type="float" office:value="0.74954128440367" calcext:value-type="float">
            <text:p>0,74954128440367</text:p>
          </table:table-cell>
          <table:table-cell office:value-type="float" office:value="0.775878442545109" calcext:value-type="float">
            <text:p>0,775878442545109</text:p>
          </table:table-cell>
          <table:table-cell office:value-type="float" office:value="0.744103604834198" calcext:value-type="float">
            <text:p>0,7441036048341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691823899371069" calcext:value-type="float">
            <text:p>0,691823899371069</text:p>
          </table:table-cell>
          <table:table-cell office:value-type="float" office:value="0.711764705882353" calcext:value-type="float">
            <text:p>0,711764705882353</text:p>
          </table:table-cell>
          <table:table-cell office:value-type="float" office:value="0.670731707317073" calcext:value-type="float">
            <text:p>0,670731707317073</text:p>
          </table:table-cell>
          <table:table-cell office:value-type="float" office:value="0.714285714285714" calcext:value-type="float">
            <text:p>0,714285714285714</text:p>
          </table:table-cell>
          <table:table-cell office:value-type="float" office:value="0.711981566820277" calcext:value-type="float">
            <text:p>0,7119815668202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813636363636364" calcext:value-type="float">
            <text:p>0,813636363636364</text:p>
          </table:table-cell>
          <table:table-cell office:value-type="float" office:value="0.812785388127854" calcext:value-type="float">
            <text:p>0,812785388127854</text:p>
          </table:table-cell>
          <table:table-cell office:value-type="float" office:value="0.817351598173516" calcext:value-type="float">
            <text:p>0,817351598173516</text:p>
          </table:table-cell>
          <table:table-cell office:value-type="float" office:value="0.809954751131222" calcext:value-type="float">
            <text:p>0,809954751131222</text:p>
          </table:table-cell>
          <table:table-cell office:value-type="float" office:value="0.812811476948099" calcext:value-type="float">
            <text:p>0,8128114769480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894360603653693" calcext:value-type="float">
            <text:p>0,894360603653693</text:p>
          </table:table-cell>
          <table:table-cell office:value-type="float" office:value="0.895931142410016" calcext:value-type="float">
            <text:p>0,895931142410016</text:p>
          </table:table-cell>
          <table:table-cell office:value-type="float" office:value="0.880375293197811" calcext:value-type="float">
            <text:p>0,880375293197811</text:p>
          </table:table-cell>
          <table:table-cell office:value-type="float" office:value="0.908797417271994" calcext:value-type="float">
            <text:p>0,908797417271994</text:p>
          </table:table-cell>
          <table:table-cell office:value-type="float" office:value="0.896312148271532" calcext:value-type="float">
            <text:p>0,8963121482715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83984375" calcext:value-type="float">
            <text:p>0,83984375</text:p>
          </table:table-cell>
          <table:table-cell office:value-type="float" office:value="0.837462834489594" calcext:value-type="float">
            <text:p>0,837462834489594</text:p>
          </table:table-cell>
          <table:table-cell office:value-type="float" office:value="0.83011583011583" calcext:value-type="float">
            <text:p>0,83011583011583</text:p>
          </table:table-cell>
          <table:table-cell office:value-type="float" office:value="0.849802371541502" calcext:value-type="float">
            <text:p>0,849802371541502</text:p>
          </table:table-cell>
          <table:table-cell office:value-type="float" office:value="0.837426036665383" calcext:value-type="float">
            <text:p>0,8374260366653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874779541446208" calcext:value-type="float">
            <text:p>0,874779541446208</text:p>
          </table:table-cell>
          <table:table-cell office:value-type="float" office:value="0.861328125" calcext:value-type="float">
            <text:p>0,861328125</text:p>
          </table:table-cell>
          <table:table-cell office:value-type="float" office:value="0.858131487889273" calcext:value-type="float">
            <text:p>0,858131487889273</text:p>
          </table:table-cell>
          <table:table-cell office:value-type="float" office:value="0.892086330935252" calcext:value-type="float">
            <text:p>0,892086330935252</text:p>
          </table:table-cell>
          <table:table-cell office:value-type="float" office:value="0.858436327860788" calcext:value-type="float">
            <text:p>0,8584363278607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895615866388309" calcext:value-type="float">
            <text:p>0,895615866388309</text:p>
          </table:table-cell>
          <table:table-cell office:value-type="float" office:value="0.892357373519914" calcext:value-type="float">
            <text:p>0,892357373519914</text:p>
          </table:table-cell>
          <table:table-cell office:value-type="float" office:value="0.89937106918239" calcext:value-type="float">
            <text:p>0,89937106918239</text:p>
          </table:table-cell>
          <table:table-cell office:value-type="float" office:value="0.891891891891892" calcext:value-type="float">
            <text:p>0,891891891891892</text:p>
          </table:table-cell>
          <table:table-cell office:value-type="float" office:value="0.892374517374517" calcext:value-type="float">
            <text:p>0,892374517374517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75:.D81])/7" office:value-type="float" office:value="0.824648932237462" calcext:value-type="float">
            <text:p>0,824648932237462</text:p>
          </table:table-cell>
          <table:table-cell table:style-name="ce7" table:formula="of:=SUM([.E75:.E81])/7" office:value-type="float" office:value="0.82248340216914" calcext:value-type="float">
            <text:p>0,82248340216914</text:p>
          </table:table-cell>
          <table:table-cell table:style-name="ce7" table:formula="of:=SUM([.F75:.F81])/7" office:value-type="float" office:value="0.815088324325652" calcext:value-type="float">
            <text:p>0,815088324325652</text:p>
          </table:table-cell>
          <table:table-cell table:style-name="ce7" table:formula="of:=SUM([.G75:.G81])/7" office:value-type="float" office:value="0.834670988514669" calcext:value-type="float">
            <text:p>0,834670988514669</text:p>
          </table:table-cell>
          <table:table-cell table:style-name="ce7" table:formula="of:=SUM([.H75:.H81])/7" office:value-type="float" office:value="0.821920811253542" calcext:value-type="float">
            <text:p>0,8219208112535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731619305367614" calcext:value-type="float">
            <text:p>0,731619305367614</text:p>
          </table:table-cell>
          <table:table-cell office:value-type="float" office:value="0.703389830508475" calcext:value-type="float">
            <text:p>0,703389830508475</text:p>
          </table:table-cell>
          <table:table-cell office:value-type="float" office:value="0.697934595524957" calcext:value-type="float">
            <text:p>0,697934595524957</text:p>
          </table:table-cell>
          <table:table-cell office:value-type="float" office:value="0.768720379146919" calcext:value-type="float">
            <text:p>0,768720379146919</text:p>
          </table:table-cell>
          <table:table-cell office:value-type="float" office:value="0.699817602822671" calcext:value-type="float">
            <text:p>0,6998176028226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683229813664596" calcext:value-type="float">
            <text:p>0,683229813664596</text:p>
          </table:table-cell>
          <table:table-cell office:value-type="float" office:value="0.706896551724138" calcext:value-type="float">
            <text:p>0,706896551724138</text:p>
          </table:table-cell>
          <table:table-cell office:value-type="float" office:value="0.670731707317073" calcext:value-type="float">
            <text:p>0,670731707317073</text:p>
          </table:table-cell>
          <table:table-cell office:value-type="float" office:value="0.69620253164557" calcext:value-type="float">
            <text:p>0,69620253164557</text:p>
          </table:table-cell>
          <table:table-cell office:value-type="float" office:value="0.70599600266489" calcext:value-type="float">
            <text:p>0,705996002664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75626423690205" calcext:value-type="float">
            <text:p>0,75626423690205</text:p>
          </table:table-cell>
          <table:table-cell office:value-type="float" office:value="0.757918552036199" calcext:value-type="float">
            <text:p>0,757918552036199</text:p>
          </table:table-cell>
          <table:table-cell office:value-type="float" office:value="0.768518518518518" calcext:value-type="float">
            <text:p>0,768518518518518</text:p>
          </table:table-cell>
          <table:table-cell office:value-type="float" office:value="0.744394618834081" calcext:value-type="float">
            <text:p>0,744394618834081</text:p>
          </table:table-cell>
          <table:table-cell office:value-type="float" office:value="0.758042058275488" calcext:value-type="float">
            <text:p>0,7580420582754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694168980563269" calcext:value-type="float">
            <text:p>0,694168980563269</text:p>
          </table:table-cell>
          <table:table-cell office:value-type="float" office:value="0.698828125" calcext:value-type="float">
            <text:p>0,698828125</text:p>
          </table:table-cell>
          <table:table-cell office:value-type="float" office:value="0.682527301092044" calcext:value-type="float">
            <text:p>0,682527301092044</text:p>
          </table:table-cell>
          <table:table-cell office:value-type="float" office:value="0.706214689265537" calcext:value-type="float">
            <text:p>0,706214689265537</text:p>
          </table:table-cell>
          <table:table-cell office:value-type="float" office:value="0.699057382482882" calcext:value-type="float">
            <text:p>0,6990573824828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671153846153846" calcext:value-type="float">
            <text:p>0,671153846153846</text:p>
          </table:table-cell>
          <table:table-cell office:value-type="float" office:value="0.662388943731491" calcext:value-type="float">
            <text:p>0,662388943731491</text:p>
          </table:table-cell>
          <table:table-cell office:value-type="float" office:value="0.657250470809793" calcext:value-type="float">
            <text:p>0,657250470809793</text:p>
          </table:table-cell>
          <table:table-cell office:value-type="float" office:value="0.68565815324165" calcext:value-type="float">
            <text:p>0,68565815324165</text:p>
          </table:table-cell>
          <table:table-cell office:value-type="float" office:value="0.66227352106527" calcext:value-type="float">
            <text:p>0,662273521065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809106830122592" calcext:value-type="float">
            <text:p>0,809106830122592</text:p>
          </table:table-cell>
          <table:table-cell office:value-type="float" office:value="0.788759689922481" calcext:value-type="float">
            <text:p>0,788759689922481</text:p>
          </table:table-cell>
          <table:table-cell office:value-type="float" office:value="0.78839590443686" calcext:value-type="float">
            <text:p>0,78839590443686</text:p>
          </table:table-cell>
          <table:table-cell office:value-type="float" office:value="0.830935251798561" calcext:value-type="float">
            <text:p>0,830935251798561</text:p>
          </table:table-cell>
          <table:table-cell office:value-type="float" office:value="0.785215525058944" calcext:value-type="float">
            <text:p>0,7852155250589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673596673596674" calcext:value-type="float">
            <text:p>0,673596673596674</text:p>
          </table:table-cell>
          <table:table-cell office:value-type="float" office:value="0.663451232583065" calcext:value-type="float">
            <text:p>0,663451232583065</text:p>
          </table:table-cell>
          <table:table-cell office:value-type="float" office:value="0.679245283018868" calcext:value-type="float">
            <text:p>0,679245283018868</text:p>
          </table:table-cell>
          <table:table-cell office:value-type="float" office:value="0.668041237113402" calcext:value-type="float">
            <text:p>0,668041237113402</text:p>
          </table:table-cell>
          <table:table-cell office:value-type="float" office:value="0.663261689985272" calcext:value-type="float">
            <text:p>0,663261689985272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83:.D89])/7" office:value-type="float" office:value="0.717019955195806" calcext:value-type="float">
            <text:p>0,717019955195806</text:p>
          </table:table-cell>
          <table:table-cell table:style-name="ce7" table:formula="of:=SUM([.E83:.E89])/7" office:value-type="float" office:value="0.711661846500836" calcext:value-type="float">
            <text:p>0,711661846500836</text:p>
          </table:table-cell>
          <table:table-cell table:style-name="ce7" table:formula="of:=SUM([.F83:.F89])/7" office:value-type="float" office:value="0.706371968674016" calcext:value-type="float">
            <text:p>0,706371968674016</text:p>
          </table:table-cell>
          <table:table-cell table:style-name="ce7" table:formula="of:=SUM([.G83:.G89])/7" office:value-type="float" office:value="0.728595265863674" calcext:value-type="float">
            <text:p>0,728595265863674</text:p>
          </table:table-cell>
          <table:table-cell table:style-name="ce7" table:formula="of:=SUM([.H83:.H89])/7" office:value-type="float" office:value="0.710523397479345" calcext:value-type="float">
            <text:p>0,7105233974793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722987994664295" calcext:value-type="float">
            <text:p>0,722987994664295</text:p>
          </table:table-cell>
          <table:table-cell office:value-type="float" office:value="0.689431704885344" calcext:value-type="float">
            <text:p>0,689431704885344</text:p>
          </table:table-cell>
          <table:table-cell office:value-type="float" office:value="0.680904522613065" calcext:value-type="float">
            <text:p>0,680904522613065</text:p>
          </table:table-cell>
          <table:table-cell office:value-type="float" office:value="0.770616113744076" calcext:value-type="float">
            <text:p>0,770616113744076</text:p>
          </table:table-cell>
          <table:table-cell office:value-type="float" office:value="0.684992599458789" calcext:value-type="float">
            <text:p>0,6849925994587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691823899371069" calcext:value-type="float">
            <text:p>0,691823899371069</text:p>
          </table:table-cell>
          <table:table-cell office:value-type="float" office:value="0.718390804597701" calcext:value-type="float">
            <text:p>0,718390804597701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9620253164557" calcext:value-type="float">
            <text:p>0,69620253164557</text:p>
          </table:table-cell>
          <table:table-cell office:value-type="float" office:value="0.716522318454364" calcext:value-type="float">
            <text:p>0,7165223184543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803611738148984" calcext:value-type="float">
            <text:p>0,803611738148984</text:p>
          </table:table-cell>
          <table:table-cell office:value-type="float" office:value="0.80316742081448" calcext:value-type="float">
            <text:p>0,80316742081448</text:p>
          </table:table-cell>
          <table:table-cell office:value-type="float" office:value="0.809090909090909" calcext:value-type="float">
            <text:p>0,809090909090909</text:p>
          </table:table-cell>
          <table:table-cell office:value-type="float" office:value="0.798206278026906" calcext:value-type="float">
            <text:p>0,798206278026906</text:p>
          </table:table-cell>
          <table:table-cell office:value-type="float" office:value="0.803212728054549" calcext:value-type="float">
            <text:p>0,8032127280545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747410358565737" calcext:value-type="float">
            <text:p>0,747410358565737</text:p>
          </table:table-cell>
          <table:table-cell office:value-type="float" office:value="0.75234375" calcext:value-type="float">
            <text:p>0,75234375</text:p>
          </table:table-cell>
          <table:table-cell office:value-type="float" office:value="0.738001573564123" calcext:value-type="float">
            <text:p>0,738001573564123</text:p>
          </table:table-cell>
          <table:table-cell office:value-type="float" office:value="0.757062146892655" calcext:value-type="float">
            <text:p>0,757062146892655</text:p>
          </table:table-cell>
          <table:table-cell office:value-type="float" office:value="0.752490195323693" calcext:value-type="float">
            <text:p>0,752490195323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705078125" calcext:value-type="float">
            <text:p>0,705078125</text:p>
          </table:table-cell>
          <table:table-cell office:value-type="float" office:value="0.701875616979269" calcext:value-type="float">
            <text:p>0,701875616979269</text:p>
          </table:table-cell>
          <table:table-cell office:value-type="float" office:value="0.700970873786408" calcext:value-type="float">
            <text:p>0,700970873786408</text:p>
          </table:table-cell>
          <table:table-cell office:value-type="float" office:value="0.709233791748527" calcext:value-type="float">
            <text:p>0,709233791748527</text:p>
          </table:table-cell>
          <table:table-cell office:value-type="float" office:value="0.701839118096485" calcext:value-type="float">
            <text:p>0,7018391180964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808435852372583" calcext:value-type="float">
            <text:p>0,808435852372583</text:p>
          </table:table-cell>
          <table:table-cell office:value-type="float" office:value="0.788759689922481" calcext:value-type="float">
            <text:p>0,788759689922481</text:p>
          </table:table-cell>
          <table:table-cell office:value-type="float" office:value="0.790378006872852" calcext:value-type="float">
            <text:p>0,790378006872852</text:p>
          </table:table-cell>
          <table:table-cell office:value-type="float" office:value="0.827338129496403" calcext:value-type="float">
            <text:p>0,827338129496403</text:p>
          </table:table-cell>
          <table:table-cell office:value-type="float" office:value="0.785517804244" calcext:value-type="float">
            <text:p>0,7855178042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735751295336788" calcext:value-type="float">
            <text:p>0,735751295336788</text:p>
          </table:table-cell>
          <table:table-cell office:value-type="float" office:value="0.726688102893891" calcext:value-type="float">
            <text:p>0,726688102893891</text:p>
          </table:table-cell>
          <table:table-cell office:value-type="float" office:value="0.739583333333333" calcext:value-type="float">
            <text:p>0,739583333333333</text:p>
          </table:table-cell>
          <table:table-cell office:value-type="float" office:value="0.731958762886598" calcext:value-type="float">
            <text:p>0,731958762886598</text:p>
          </table:table-cell>
          <table:table-cell office:value-type="float" office:value="0.72647045287187" calcext:value-type="float">
            <text:p>0,72647045287187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91:.D97])/7" office:value-type="float" office:value="0.745014180494208" calcext:value-type="float">
            <text:p>0,745014180494208</text:p>
          </table:table-cell>
          <table:table-cell table:style-name="ce7" table:formula="of:=SUM([.E91:.E97])/7" office:value-type="float" office:value="0.740093870013309" calcext:value-type="float">
            <text:p>0,740093870013309</text:p>
          </table:table-cell>
          <table:table-cell table:style-name="ce7" table:formula="of:=SUM([.F91:.F97])/7" office:value-type="float" office:value="0.735204174180099" calcext:value-type="float">
            <text:p>0,735204174180099</text:p>
          </table:table-cell>
          <table:table-cell table:style-name="ce7" table:formula="of:=SUM([.G91:.G97])/7" office:value-type="float" office:value="0.755802536348676" calcext:value-type="float">
            <text:p>0,755802536348676</text:p>
          </table:table-cell>
          <table:table-cell table:style-name="ce7" table:formula="of:=SUM([.H91:.H97])/7" office:value-type="float" office:value="0.738720745214821" calcext:value-type="float">
            <text:p>0,7387207452148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633821571238349" calcext:value-type="float">
            <text:p>0,633821571238349</text:p>
          </table:table-cell>
          <table:table-cell office:value-type="float" office:value="0.585427135678392" calcext:value-type="float">
            <text:p>0,585427135678392</text:p>
          </table:table-cell>
          <table:table-cell office:value-type="float" office:value="0.592039800995025" calcext:value-type="float">
            <text:p>0,592039800995025</text:p>
          </table:table-cell>
          <table:table-cell office:value-type="float" office:value="0.681948424068768" calcext:value-type="float">
            <text:p>0,681948424068768</text:p>
          </table:table-cell>
          <table:table-cell office:value-type="float" office:value="0.580104646816993" calcext:value-type="float">
            <text:p>0,5801046468169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490066225165563" calcext:value-type="float">
            <text:p>0,490066225165563</text:p>
          </table:table-cell>
          <table:table-cell office:value-type="float" office:value="0.512658227848101" calcext:value-type="float">
            <text:p>0,512658227848101</text:p>
          </table:table-cell>
          <table:table-cell office:value-type="float" office:value="0.486842105263158" calcext:value-type="float">
            <text:p>0,486842105263158</text:p>
          </table:table-cell>
          <table:table-cell office:value-type="float" office:value="0.493333333333333" calcext:value-type="float">
            <text:p>0,493333333333333</text:p>
          </table:table-cell>
          <table:table-cell office:value-type="float" office:value="0.511726907630522" calcext:value-type="float">
            <text:p>0,5117269076305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781395348837209" calcext:value-type="float">
            <text:p>0,781395348837209</text:p>
          </table:table-cell>
          <table:table-cell office:value-type="float" office:value="0.779342723004695" calcext:value-type="float">
            <text:p>0,779342723004695</text:p>
          </table:table-cell>
          <table:table-cell office:value-type="float" office:value="0.785046728971963" calcext:value-type="float">
            <text:p>0,785046728971963</text:p>
          </table:table-cell>
          <table:table-cell office:value-type="float" office:value="0.777777777777778" calcext:value-type="float">
            <text:p>0,777777777777778</text:p>
          </table:table-cell>
          <table:table-cell office:value-type="float" office:value="0.779365079365079" calcext:value-type="float">
            <text:p>0,7793650793650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616867469879518" calcext:value-type="float">
            <text:p>0,616867469879518</text:p>
          </table:table-cell>
          <table:table-cell office:value-type="float" office:value="0.625" calcext:value-type="float">
            <text:p>0,625</text:p>
          </table:table-cell>
          <table:table-cell office:value-type="float" office:value="0.60952380952381" calcext:value-type="float">
            <text:p>0,60952380952381</text:p>
          </table:table-cell>
          <table:table-cell office:value-type="float" office:value="0.624390243902439" calcext:value-type="float">
            <text:p>0,624390243902439</text:p>
          </table:table-cell>
          <table:table-cell office:value-type="float" office:value="0.624980510079074" calcext:value-type="float">
            <text:p>0,6249805100790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645161290322581" calcext:value-type="float">
            <text:p>0,645161290322581</text:p>
          </table:table-cell>
          <table:table-cell office:value-type="float" office:value="0.635907723169508" calcext:value-type="float">
            <text:p>0,635907723169508</text:p>
          </table:table-cell>
          <table:table-cell office:value-type="float" office:value="0.632183908045977" calcext:value-type="float">
            <text:p>0,632183908045977</text:p>
          </table:table-cell>
          <table:table-cell office:value-type="float" office:value="0.658682634730539" calcext:value-type="float">
            <text:p>0,658682634730539</text:p>
          </table:table-cell>
          <table:table-cell office:value-type="float" office:value="0.635792930268495" calcext:value-type="float">
            <text:p>0,6357929302684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675862068965517" calcext:value-type="float">
            <text:p>0,675862068965517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720588235294118" calcext:value-type="float">
            <text:p>0,720588235294118</text:p>
          </table:table-cell>
          <table:table-cell office:value-type="float" office:value="0.61468008255934" calcext:value-type="float">
            <text:p>0,614680082559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711111111111111" calcext:value-type="float">
            <text:p>0,711111111111111</text:p>
          </table:table-cell>
          <table:table-cell office:value-type="float" office:value="0.702290076335878" calcext:value-type="float">
            <text:p>0,702290076335878</text:p>
          </table:table-cell>
          <table:table-cell office:value-type="float" office:value="0.716417910447761" calcext:value-type="float">
            <text:p>0,716417910447761</text:p>
          </table:table-cell>
          <table:table-cell office:value-type="float" office:value="0.705882352941176" calcext:value-type="float">
            <text:p>0,705882352941176</text:p>
          </table:table-cell>
          <table:table-cell office:value-type="float" office:value="0.702147525676937" calcext:value-type="float">
            <text:p>0,702147525676937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99:.D105])/7" office:value-type="float" office:value="0.650612155074264" calcext:value-type="float">
            <text:p>0,650612155074264</text:p>
          </table:table-cell>
          <table:table-cell table:style-name="ce7" table:formula="of:=SUM([.E99:.E105])/7" office:value-type="float" office:value="0.637803698005225" calcext:value-type="float">
            <text:p>0,637803698005225</text:p>
          </table:table-cell>
          <table:table-cell table:style-name="ce7" table:formula="of:=SUM([.F99:.F105])/7" office:value-type="float" office:value="0.636916842801619" calcext:value-type="float">
            <text:p>0,636916842801619</text:p>
          </table:table-cell>
          <table:table-cell table:style-name="ce7" table:formula="of:=SUM([.G99:.G105])/7" office:value-type="float" office:value="0.666086143149736" calcext:value-type="float">
            <text:p>0,666086143149736</text:p>
          </table:table-cell>
          <table:table-cell table:style-name="ce7" table:formula="of:=SUM([.H99:.H105])/7" office:value-type="float" office:value="0.635542526056634" calcext:value-type="float">
            <text:p>0,6355425260566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601517179830433" calcext:value-type="float">
            <text:p>0,601517179830433</text:p>
          </table:table-cell>
          <table:table-cell office:value-type="float" office:value="0.551256281407035" calcext:value-type="float">
            <text:p>0,551256281407035</text:p>
          </table:table-cell>
          <table:table-cell office:value-type="float" office:value="0.564489112227806" calcext:value-type="float">
            <text:p>0,564489112227806</text:p>
          </table:table-cell>
          <table:table-cell office:value-type="float" office:value="0.643744030563515" calcext:value-type="float">
            <text:p>0,643744030563515</text:p>
          </table:table-cell>
          <table:table-cell office:value-type="float" office:value="0.54615621464549" calcext:value-type="float">
            <text:p>0,546156214645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538461538461538" calcext:value-type="float">
            <text:p>0,538461538461538</text:p>
          </table:table-cell>
          <table:table-cell office:value-type="float" office:value="0.544303797468354" calcext:value-type="float">
            <text:p>0,544303797468354</text:p>
          </table:table-cell>
          <table:table-cell office:value-type="float" office:value="0.518518518518518" calcext:value-type="float">
            <text:p>0,518518518518518</text:p>
          </table:table-cell>
          <table:table-cell office:value-type="float" office:value="0.56" calcext:value-type="float">
            <text:p>0,56</text:p>
          </table:table-cell>
          <table:table-cell office:value-type="float" office:value="0.545060240963855" calcext:value-type="float">
            <text:p>0,5450602409638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798143851508121" calcext:value-type="float">
            <text:p>0,798143851508121</text:p>
          </table:table-cell>
          <table:table-cell office:value-type="float" office:value="0.795774647887324" calcext:value-type="float">
            <text:p>0,795774647887324</text:p>
          </table:table-cell>
          <table:table-cell office:value-type="float" office:value="0.8" calcext:value-type="float">
            <text:p>0,8</text:p>
          </table:table-cell>
          <table:table-cell office:value-type="float" office:value="0.796296296296296" calcext:value-type="float">
            <text:p>0,796296296296296</text:p>
          </table:table-cell>
          <table:table-cell office:value-type="float" office:value="0.795767195767196" calcext:value-type="float">
            <text:p>0,7957671957671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652538984406237" calcext:value-type="float">
            <text:p>0,652538984406237</text:p>
          </table:table-cell>
          <table:table-cell office:value-type="float" office:value="0.658411949685535" calcext:value-type="float">
            <text:p>0,658411949685535</text:p>
          </table:table-cell>
          <table:table-cell office:value-type="float" office:value="0.642014162077105" calcext:value-type="float">
            <text:p>0,642014162077105</text:p>
          </table:table-cell>
          <table:table-cell office:value-type="float" office:value="0.663414634146341" calcext:value-type="float">
            <text:p>0,663414634146341</text:p>
          </table:table-cell>
          <table:table-cell office:value-type="float" office:value="0.658571852841816" calcext:value-type="float">
            <text:p>0,6585718528418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694965449160908" calcext:value-type="float">
            <text:p>0,694965449160908</text:p>
          </table:table-cell>
          <table:table-cell office:value-type="float" office:value="0.690070210631896" calcext:value-type="float">
            <text:p>0,690070210631896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702594810379241" calcext:value-type="float">
            <text:p>0,702594810379241</text:p>
          </table:table-cell>
          <table:table-cell office:value-type="float" office:value="0.690007082608976" calcext:value-type="float">
            <text:p>0,6900070826089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4" calcext:value-type="float">
            <text:p>0,64</text:p>
          </table:table-cell>
          <table:table-cell office:value-type="float" office:value="0.651315789473684" calcext:value-type="float">
            <text:p>0,651315789473684</text:p>
          </table:table-cell>
          <table:table-cell office:value-type="float" office:value="0.727941176470588" calcext:value-type="float">
            <text:p>0,727941176470588</text:p>
          </table:table-cell>
          <table:table-cell office:value-type="float" office:value="0.631514447884417" calcext:value-type="float">
            <text:p>0,6315144478844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745512143611404" calcext:value-type="float">
            <text:p>0,745512143611404</text:p>
          </table:table-cell>
          <table:table-cell office:value-type="float" office:value="0.737186477644493" calcext:value-type="float">
            <text:p>0,737186477644493</text:p>
          </table:table-cell>
          <table:table-cell office:value-type="float" office:value="0.749469214437367" calcext:value-type="float">
            <text:p>0,749469214437367</text:p>
          </table:table-cell>
          <table:table-cell office:value-type="float" office:value="0.741596638655462" calcext:value-type="float">
            <text:p>0,741596638655462</text:p>
          </table:table-cell>
          <table:table-cell office:value-type="float" office:value="0.737011471255169" calcext:value-type="float">
            <text:p>0,737011471255169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07:.D113])/7" office:value-type="float" office:value="0.674091306711235" calcext:value-type="float">
            <text:p>0,674091306711235</text:p>
          </table:table-cell>
          <table:table-cell table:style-name="ce7" table:formula="of:=SUM([.E107:.E113])/7" office:value-type="float" office:value="0.659571909246377" calcext:value-type="float">
            <text:p>0,659571909246377</text:p>
          </table:table-cell>
          <table:table-cell table:style-name="ce7" table:formula="of:=SUM([.F107:.F113])/7" office:value-type="float" office:value="0.659043828104926" calcext:value-type="float">
            <text:p>0,659043828104926</text:p>
          </table:table-cell>
          <table:table-cell table:style-name="ce7" table:formula="of:=SUM([.G107:.G113])/7" office:value-type="float" office:value="0.690798226644492" calcext:value-type="float">
            <text:p>0,690798226644492</text:p>
          </table:table-cell>
          <table:table-cell table:style-name="ce7" table:formula="of:=SUM([.H107:.H113])/7" office:value-type="float" office:value="0.657726929423846" calcext:value-type="float">
            <text:p>0,6577269294238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641543292956483" calcext:value-type="float">
            <text:p>0,641543292956483</text:p>
          </table:table-cell>
          <table:table-cell office:value-type="float" office:value="0.601893373193822" calcext:value-type="float">
            <text:p>0,601893373193822</text:p>
          </table:table-cell>
          <table:table-cell office:value-type="float" office:value="0.609028960817717" calcext:value-type="float">
            <text:p>0,609028960817717</text:p>
          </table:table-cell>
          <table:table-cell office:value-type="float" office:value="0.677725118483412" calcext:value-type="float">
            <text:p>0,677725118483412</text:p>
          </table:table-cell>
          <table:table-cell office:value-type="float" office:value="0.597791130670278" calcext:value-type="float">
            <text:p>0,5977911306702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713375796178344" calcext:value-type="float">
            <text:p>0,713375796178344</text:p>
          </table:table-cell>
          <table:table-cell office:value-type="float" office:value="0.742857142857143" calcext:value-type="float">
            <text:p>0,742857142857143</text:p>
          </table:table-cell>
          <table:table-cell office:value-type="float" office:value="0.727272727272727" calcext:value-type="float">
            <text:p>0,727272727272727</text:p>
          </table:table-cell>
          <table:table-cell office:value-type="float" office:value="0.7" calcext:value-type="float">
            <text:p>0,7</text:p>
          </table:table-cell>
          <table:table-cell office:value-type="float" office:value="0.739473684210526" calcext:value-type="float">
            <text:p>0,7394736842105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839729119638826" calcext:value-type="float">
            <text:p>0,839729119638826</text:p>
          </table:table-cell>
          <table:table-cell office:value-type="float" office:value="0.839366515837104" calcext:value-type="float">
            <text:p>0,839366515837104</text:p>
          </table:table-cell>
          <table:table-cell office:value-type="float" office:value="0.845454545454545" calcext:value-type="float">
            <text:p>0,845454545454545</text:p>
          </table:table-cell>
          <table:table-cell office:value-type="float" office:value="0.834080717488789" calcext:value-type="float">
            <text:p>0,834080717488789</text:p>
          </table:table-cell>
          <table:table-cell office:value-type="float" office:value="0.839414787968139" calcext:value-type="float">
            <text:p>0,8394147879681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737258000790201" calcext:value-type="float">
            <text:p>0,737258000790201</text:p>
          </table:table-cell>
          <table:table-cell office:value-type="float" office:value="0.740335806325654" calcext:value-type="float">
            <text:p>0,740335806325654</text:p>
          </table:table-cell>
          <table:table-cell office:value-type="float" office:value="0.722136222910217" calcext:value-type="float">
            <text:p>0,722136222910217</text:p>
          </table:table-cell>
          <table:table-cell office:value-type="float" office:value="0.753026634382567" calcext:value-type="float">
            <text:p>0,753026634382567</text:p>
          </table:table-cell>
          <table:table-cell office:value-type="float" office:value="0.74073419464968" calcext:value-type="float">
            <text:p>0,740734194649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76171875" calcext:value-type="float">
            <text:p>0,76171875</text:p>
          </table:table-cell>
          <table:table-cell office:value-type="float" office:value="0.759131293188549" calcext:value-type="float">
            <text:p>0,759131293188549</text:p>
          </table:table-cell>
          <table:table-cell office:value-type="float" office:value="0.757281553398058" calcext:value-type="float">
            <text:p>0,757281553398058</text:p>
          </table:table-cell>
          <table:table-cell office:value-type="float" office:value="0.766208251473477" calcext:value-type="float">
            <text:p>0,766208251473477</text:p>
          </table:table-cell>
          <table:table-cell office:value-type="float" office:value="0.759096189228802" calcext:value-type="float">
            <text:p>0,7590961892288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708474576271186" calcext:value-type="float">
            <text:p>0,708474576271186</text:p>
          </table:table-cell>
          <table:table-cell office:value-type="float" office:value="0.667311411992263" calcext:value-type="float">
            <text:p>0,667311411992263</text:p>
          </table:table-cell>
          <table:table-cell office:value-type="float" office:value="0.669871794871795" calcext:value-type="float">
            <text:p>0,669871794871795</text:p>
          </table:table-cell>
          <table:table-cell office:value-type="float" office:value="0.751798561151079" calcext:value-type="float">
            <text:p>0,751798561151079</text:p>
          </table:table-cell>
          <table:table-cell office:value-type="float" office:value="0.660418109027422" calcext:value-type="float">
            <text:p>0,6604181090274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816959669079628" calcext:value-type="float">
            <text:p>0,816959669079628</text:p>
          </table:table-cell>
          <table:table-cell office:value-type="float" office:value="0.810289389067524" calcext:value-type="float">
            <text:p>0,810289389067524</text:p>
          </table:table-cell>
          <table:table-cell office:value-type="float" office:value="0.819502074688797" calcext:value-type="float">
            <text:p>0,819502074688797</text:p>
          </table:table-cell>
          <table:table-cell office:value-type="float" office:value="0.814432989690721" calcext:value-type="float">
            <text:p>0,814432989690721</text:p>
          </table:table-cell>
          <table:table-cell office:value-type="float" office:value="0.810118280559646" calcext:value-type="float">
            <text:p>0,810118280559646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15:.D121])/7" office:value-type="float" office:value="0.745579886416381" calcext:value-type="float">
            <text:p>0,745579886416381</text:p>
          </table:table-cell>
          <table:table-cell table:style-name="ce7" table:formula="of:=SUM([.E115:.E121])/7" office:value-type="float" office:value="0.737312133208866" calcext:value-type="float">
            <text:p>0,737312133208866</text:p>
          </table:table-cell>
          <table:table-cell table:style-name="ce7" table:formula="of:=SUM([.F115:.F121])/7" office:value-type="float" office:value="0.73579255420198" calcext:value-type="float">
            <text:p>0,73579255420198</text:p>
          </table:table-cell>
          <table:table-cell table:style-name="ce7" table:formula="of:=SUM([.G115:.G121])/7" office:value-type="float" office:value="0.756753181810007" calcext:value-type="float">
            <text:p>0,756753181810007</text:p>
          </table:table-cell>
          <table:table-cell table:style-name="ce7" table:formula="of:=SUM([.H115:.H121])/7" office:value-type="float" office:value="0.735292339473499" calcext:value-type="float">
            <text:p>0,7352923394734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672336615935542" calcext:value-type="float">
            <text:p>0,672336615935542</text:p>
          </table:table-cell>
          <table:table-cell office:value-type="float" office:value="0.635276532137519" calcext:value-type="float">
            <text:p>0,635276532137519</text:p>
          </table:table-cell>
          <table:table-cell office:value-type="float" office:value="0.636980491942324" calcext:value-type="float">
            <text:p>0,636980491942324</text:p>
          </table:table-cell>
          <table:table-cell office:value-type="float" office:value="0.711848341232227" calcext:value-type="float">
            <text:p>0,711848341232227</text:p>
          </table:table-cell>
          <table:table-cell office:value-type="float" office:value="0.631134254649727" calcext:value-type="float">
            <text:p>0,6311342546497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764331210191083" calcext:value-type="float">
            <text:p>0,764331210191083</text:p>
          </table:table-cell>
          <table:table-cell office:value-type="float" office:value="0.788571428571429" calcext:value-type="float">
            <text:p>0,788571428571429</text:p>
          </table:table-cell>
          <table:table-cell office:value-type="float" office:value="0.779220779220779" calcext:value-type="float">
            <text:p>0,779220779220779</text:p>
          </table:table-cell>
          <table:table-cell office:value-type="float" office:value="0.75" calcext:value-type="float">
            <text:p>0,75</text:p>
          </table:table-cell>
          <table:table-cell office:value-type="float" office:value="0.785526315789474" calcext:value-type="float">
            <text:p>0,7855263157894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856502242152466" calcext:value-type="float">
            <text:p>0,856502242152466</text:p>
          </table:table-cell>
          <table:table-cell office:value-type="float" office:value="0.855203619909502" calcext:value-type="float">
            <text:p>0,855203619909502</text:p>
          </table:table-cell>
          <table:table-cell table:number-columns-repeated="2" office:value-type="float" office:value="0.856502242152466" calcext:value-type="float">
            <text:p>0,856502242152466</text:p>
          </table:table-cell>
          <table:table-cell office:value-type="float" office:value="0.85519176034564" calcext:value-type="float">
            <text:p>0,855191760345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756842522808409" calcext:value-type="float">
            <text:p>0,756842522808409</text:p>
          </table:table-cell>
          <table:table-cell office:value-type="float" office:value="0.760640374853573" calcext:value-type="float">
            <text:p>0,760640374853573</text:p>
          </table:table-cell>
          <table:table-cell office:value-type="float" office:value="0.74414976599064" calcext:value-type="float">
            <text:p>0,74414976599064</text:p>
          </table:table-cell>
          <table:table-cell office:value-type="float" office:value="0.76997578692494" calcext:value-type="float">
            <text:p>0,76997578692494</text:p>
          </table:table-cell>
          <table:table-cell office:value-type="float" office:value="0.760933430527523" calcext:value-type="float">
            <text:p>0,7609334305275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793774319066148" calcext:value-type="float">
            <text:p>0,793774319066148</text:p>
          </table:table-cell>
          <table:table-cell office:value-type="float" office:value="0.790720631786772" calcext:value-type="float">
            <text:p>0,790720631786772</text:p>
          </table:table-cell>
          <table:table-cell office:value-type="float" office:value="0.786127167630058" calcext:value-type="float">
            <text:p>0,786127167630058</text:p>
          </table:table-cell>
          <table:table-cell office:value-type="float" office:value="0.801571709233792" calcext:value-type="float">
            <text:p>0,801571709233792</text:p>
          </table:table-cell>
          <table:table-cell office:value-type="float" office:value="0.790666806997848" calcext:value-type="float">
            <text:p>0,7906668069978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74457429048414" calcext:value-type="float">
            <text:p>0,74457429048414</text:p>
          </table:table-cell>
          <table:table-cell office:value-type="float" office:value="0.704061895551257" calcext:value-type="float">
            <text:p>0,704061895551257</text:p>
          </table:table-cell>
          <table:table-cell office:value-type="float" office:value="0.694704049844237" calcext:value-type="float">
            <text:p>0,694704049844237</text:p>
          </table:table-cell>
          <table:table-cell office:value-type="float" office:value="0.802158273381295" calcext:value-type="float">
            <text:p>0,802158273381295</text:p>
          </table:table-cell>
          <table:table-cell office:value-type="float" office:value="0.696058216188555" calcext:value-type="float">
            <text:p>0,6960582161885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845679012345679" calcext:value-type="float">
            <text:p>0,845679012345679</text:p>
          </table:table-cell>
          <table:table-cell office:value-type="float" office:value="0.839228295819936" calcext:value-type="float">
            <text:p>0,839228295819936</text:p>
          </table:table-cell>
          <table:table-cell office:value-type="float" office:value="0.84394250513347" calcext:value-type="float">
            <text:p>0,84394250513347</text:p>
          </table:table-cell>
          <table:table-cell office:value-type="float" office:value="0.847422680412371" calcext:value-type="float">
            <text:p>0,847422680412371</text:p>
          </table:table-cell>
          <table:table-cell office:value-type="float" office:value="0.838889911634757" calcext:value-type="float">
            <text:p>0,838889911634757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23:.D129])/7" office:value-type="float" office:value="0.776291458997638" calcext:value-type="float">
            <text:p>0,776291458997638</text:p>
          </table:table-cell>
          <table:table-cell table:style-name="ce7" table:formula="of:=SUM([.E123:.E129])/7" office:value-type="float" office:value="0.76767182551857" calcext:value-type="float">
            <text:p>0,76767182551857</text:p>
          </table:table-cell>
          <table:table-cell table:style-name="ce7" table:formula="of:=SUM([.F123:.F129])/7" office:value-type="float" office:value="0.763089571701996" calcext:value-type="float">
            <text:p>0,763089571701996</text:p>
          </table:table-cell>
          <table:table-cell table:style-name="ce7" table:formula="of:=SUM([.G123:.G129])/7" office:value-type="float" office:value="0.791354147619584" calcext:value-type="float">
            <text:p>0,791354147619584</text:p>
          </table:table-cell>
          <table:table-cell table:style-name="ce7" table:formula="of:=SUM([.H123:.H129])/7" office:value-type="float" office:value="0.765485813733361" calcext:value-type="float">
            <text:p>0,7654858137333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778833107191316" calcext:value-type="float">
            <text:p>0,778833107191316</text:p>
          </table:table-cell>
          <table:table-cell office:value-type="float" office:value="0.756352765321375" calcext:value-type="float">
            <text:p>0,756352765321375</text:p>
          </table:table-cell>
          <table:table-cell office:value-type="float" office:value="0.744809688581315" calcext:value-type="float">
            <text:p>0,744809688581315</text:p>
          </table:table-cell>
          <table:table-cell office:value-type="float" office:value="0.816113744075829" calcext:value-type="float">
            <text:p>0,816113744075829</text:p>
          </table:table-cell>
          <table:table-cell office:value-type="float" office:value="0.753119897247999" calcext:value-type="float">
            <text:p>0,753119897247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839506172839506" calcext:value-type="float">
            <text:p>0,839506172839506</text:p>
          </table:table-cell>
          <table:table-cell office:value-type="float" office:value="0.851428571428571" calcext:value-type="float">
            <text:p>0,851428571428571</text:p>
          </table:table-cell>
          <table:table-cell office:value-type="float" office:value="0.829268292682927" calcext:value-type="float">
            <text:p>0,829268292682927</text:p>
          </table:table-cell>
          <table:table-cell office:value-type="float" office:value="0.85" calcext:value-type="float">
            <text:p>0,85</text:p>
          </table:table-cell>
          <table:table-cell office:value-type="float" office:value="0.851315789473684" calcext:value-type="float">
            <text:p>0,8513157894736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788288288288288" calcext:value-type="float">
            <text:p>0,788288288288288</text:p>
          </table:table-cell>
          <table:table-cell office:value-type="float" office:value="0.787330316742081" calcext:value-type="float">
            <text:p>0,787330316742081</text:p>
          </table:table-cell>
          <table:table-cell office:value-type="float" office:value="0.791855203619909" calcext:value-type="float">
            <text:p>0,791855203619909</text:p>
          </table:table-cell>
          <table:table-cell office:value-type="float" office:value="0.7847533632287" calcext:value-type="float">
            <text:p>0,7847533632287</text:p>
          </table:table-cell>
          <table:table-cell office:value-type="float" office:value="0.787353850564121" calcext:value-type="float">
            <text:p>0,7873538505641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760998810939358" calcext:value-type="float">
            <text:p>0,760998810939358</text:p>
          </table:table-cell>
          <table:table-cell office:value-type="float" office:value="0.76454509957048" calcext:value-type="float">
            <text:p>0,76454509957048</text:p>
          </table:table-cell>
          <table:table-cell office:value-type="float" office:value="0.747663551401869" calcext:value-type="float">
            <text:p>0,747663551401869</text:p>
          </table:table-cell>
          <table:table-cell office:value-type="float" office:value="0.774818401937046" calcext:value-type="float">
            <text:p>0,774818401937046</text:p>
          </table:table-cell>
          <table:table-cell office:value-type="float" office:value="0.764867597337661" calcext:value-type="float">
            <text:p>0,7648675973376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744094488188976" calcext:value-type="float">
            <text:p>0,744094488188976</text:p>
          </table:table-cell>
          <table:table-cell office:value-type="float" office:value="0.743336623889437" calcext:value-type="float">
            <text:p>0,743336623889437</text:p>
          </table:table-cell>
          <table:table-cell office:value-type="float" office:value="0.745562130177515" calcext:value-type="float">
            <text:p>0,745562130177515</text:p>
          </table:table-cell>
          <table:table-cell office:value-type="float" office:value="0.742632612966601" calcext:value-type="float">
            <text:p>0,742632612966601</text:p>
          </table:table-cell>
          <table:table-cell office:value-type="float" office:value="0.74334011600711" calcext:value-type="float">
            <text:p>0,743340116007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827826086956522" calcext:value-type="float">
            <text:p>0,827826086956522</text:p>
          </table:table-cell>
          <table:table-cell office:value-type="float" office:value="0.808510638297872" calcext:value-type="float">
            <text:p>0,808510638297872</text:p>
          </table:table-cell>
          <table:table-cell office:value-type="float" office:value="0.801346801346801" calcext:value-type="float">
            <text:p>0,801346801346801</text:p>
          </table:table-cell>
          <table:table-cell office:value-type="float" office:value="0.856115107913669" calcext:value-type="float">
            <text:p>0,856115107913669</text:p>
          </table:table-cell>
          <table:table-cell office:value-type="float" office:value="0.804626591613738" calcext:value-type="float">
            <text:p>0,8046265916137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834368530020704" calcext:value-type="float">
            <text:p>0,834368530020704</text:p>
          </table:table-cell>
          <table:table-cell office:value-type="float" office:value="0.828510182207931" calcext:value-type="float">
            <text:p>0,828510182207931</text:p>
          </table:table-cell>
          <table:table-cell office:value-type="float" office:value="0.837837837837838" calcext:value-type="float">
            <text:p>0,837837837837838</text:p>
          </table:table-cell>
          <table:table-cell office:value-type="float" office:value="0.830927835051546" calcext:value-type="float">
            <text:p>0,830927835051546</text:p>
          </table:table-cell>
          <table:table-cell office:value-type="float" office:value="0.828410346097202" calcext:value-type="float">
            <text:p>0,828410346097202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31:.D137])/7" office:value-type="float" office:value="0.796273640632096" calcext:value-type="float">
            <text:p>0,796273640632096</text:p>
          </table:table-cell>
          <table:table-cell table:style-name="ce7" table:formula="of:=SUM([.E131:.E137])/7" office:value-type="float" office:value="0.791430599636821" calcext:value-type="float">
            <text:p>0,791430599636821</text:p>
          </table:table-cell>
          <table:table-cell table:style-name="ce7" table:formula="of:=SUM([.F131:.F137])/7" office:value-type="float" office:value="0.785477643664025" calcext:value-type="float">
            <text:p>0,785477643664025</text:p>
          </table:table-cell>
          <table:table-cell table:style-name="ce7" table:formula="of:=SUM([.G131:.G137])/7" office:value-type="float" office:value="0.807908723596199" calcext:value-type="float">
            <text:p>0,807908723596199</text:p>
          </table:table-cell>
          <table:table-cell table:style-name="ce7" table:formula="of:=SUM([.H131:.H137])/7" office:value-type="float" office:value="0.790433455477359" calcext:value-type="float">
            <text:p>0,7904334554773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788783355947535" calcext:value-type="float">
            <text:p>0,788783355947535</text:p>
          </table:table-cell>
          <table:table-cell office:value-type="float" office:value="0.767314399601395" calcext:value-type="float">
            <text:p>0,767314399601395</text:p>
          </table:table-cell>
          <table:table-cell office:value-type="float" office:value="0.754325259515571" calcext:value-type="float">
            <text:p>0,754325259515571</text:p>
          </table:table-cell>
          <table:table-cell office:value-type="float" office:value="0.82654028436019" calcext:value-type="float">
            <text:p>0,82654028436019</text:p>
          </table:table-cell>
          <table:table-cell office:value-type="float" office:value="0.764110478314549" calcext:value-type="float">
            <text:p>0,7641104783145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868571428571428" calcext:value-type="float">
            <text:p>0,868571428571428</text:p>
          </table:table-cell>
          <table:table-cell office:value-type="float" office:value="0.851851851851852" calcext:value-type="float">
            <text:p>0,851851851851852</text:p>
          </table:table-cell>
          <table:table-cell office:value-type="float" office:value="0.8625" calcext:value-type="float">
            <text:p>0,8625</text:p>
          </table:table-cell>
          <table:table-cell office:value-type="float" office:value="0.868092105263158" calcext:value-type="float">
            <text:p>0,8680921052631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888392857142857" calcext:value-type="float">
            <text:p>0,888392857142857</text:p>
          </table:table-cell>
          <table:table-cell office:value-type="float" office:value="0.886877828054299" calcext:value-type="float">
            <text:p>0,886877828054299</text:p>
          </table:table-cell>
          <table:table-cell office:value-type="float" office:value="0.884444444444445" calcext:value-type="float">
            <text:p>0,884444444444445</text:p>
          </table:table-cell>
          <table:table-cell office:value-type="float" office:value="0.89237668161435" calcext:value-type="float">
            <text:p>0,89237668161435</text:p>
          </table:table-cell>
          <table:table-cell office:value-type="float" office:value="0.886827610213568" calcext:value-type="float">
            <text:p>0,8868276102135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810187027457222" calcext:value-type="float">
            <text:p>0,810187027457222</text:p>
          </table:table-cell>
          <table:table-cell office:value-type="float" office:value="0.813744631003514" calcext:value-type="float">
            <text:p>0,813744631003514</text:p>
          </table:table-cell>
          <table:table-cell office:value-type="float" office:value="0.799058084772371" calcext:value-type="float">
            <text:p>0,799058084772371</text:p>
          </table:table-cell>
          <table:table-cell office:value-type="float" office:value="0.821630347054076" calcext:value-type="float">
            <text:p>0,821630347054076</text:p>
          </table:table-cell>
          <table:table-cell office:value-type="float" office:value="0.813992178065616" calcext:value-type="float">
            <text:p>0,8139921780656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718903036238981" calcext:value-type="float">
            <text:p>0,718903036238981</text:p>
          </table:table-cell>
          <table:table-cell office:value-type="float" office:value="0.716683119447186" calcext:value-type="float">
            <text:p>0,716683119447186</text:p>
          </table:table-cell>
          <table:table-cell office:value-type="float" office:value="0.716796875" calcext:value-type="float">
            <text:p>0,716796875</text:p>
          </table:table-cell>
          <table:table-cell office:value-type="float" office:value="0.721021611001965" calcext:value-type="float">
            <text:p>0,721021611001965</text:p>
          </table:table-cell>
          <table:table-cell office:value-type="float" office:value="0.716661599151776" calcext:value-type="float">
            <text:p>0,7166615991517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845261121856866" calcext:value-type="float">
            <text:p>0,845261121856866</text:p>
          </table:table-cell>
          <table:table-cell office:value-type="float" office:value="0.851063829787234" calcext:value-type="float">
            <text:p>0,851063829787234</text:p>
          </table:table-cell>
          <table:table-cell office:value-type="float" office:value="0.863309352517986" calcext:value-type="float">
            <text:p>0,863309352517986</text:p>
          </table:table-cell>
          <table:table-cell office:value-type="float" office:value="0.843788567472382" calcext:value-type="float">
            <text:p>0,8437885674723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882901554404145" calcext:value-type="float">
            <text:p>0,882901554404145</text:p>
          </table:table-cell>
          <table:table-cell office:value-type="float" office:value="0.878885316184351" calcext:value-type="float">
            <text:p>0,878885316184351</text:p>
          </table:table-cell>
          <table:table-cell office:value-type="float" office:value="0.8875" calcext:value-type="float">
            <text:p>0,8875</text:p>
          </table:table-cell>
          <table:table-cell office:value-type="float" office:value="0.878350515463917" calcext:value-type="float">
            <text:p>0,878350515463917</text:p>
          </table:table-cell>
          <table:table-cell office:value-type="float" office:value="0.878907400589102" calcext:value-type="float">
            <text:p>0,878907400589102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39:.D145])/7" office:value-type="float" office:value="0.829064792210922" calcext:value-type="float">
            <text:p>0,829064792210922</text:p>
          </table:table-cell>
          <table:table-cell table:style-name="ce7" table:formula="of:=SUM([.E139:.E145])/7" office:value-type="float" office:value="0.825333977817006" calcext:value-type="float">
            <text:p>0,825333977817006</text:p>
          </table:table-cell>
          <table:table-cell table:style-name="ce7" table:formula="of:=SUM([.F139:.F145])/7" office:value-type="float" office:value="0.820720049338782" calcext:value-type="float">
            <text:p>0,820720049338782</text:p>
          </table:table-cell>
          <table:table-cell table:style-name="ce7" table:formula="of:=SUM([.G139:.G145])/7" office:value-type="float" office:value="0.837961256001783" calcext:value-type="float">
            <text:p>0,837961256001783</text:p>
          </table:table-cell>
          <table:table-cell table:style-name="ce7" table:formula="of:=SUM([.H139:.H145])/7" office:value-type="float" office:value="0.82462570558145" calcext:value-type="float">
            <text:p>0,824625705581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674656014203285" calcext:value-type="float">
            <text:p>0,674656014203285</text:p>
          </table:table-cell>
          <table:table-cell office:value-type="float" office:value="0.634413965087282" calcext:value-type="float">
            <text:p>0,634413965087282</text:p>
          </table:table-cell>
          <table:table-cell office:value-type="float" office:value="0.633861551292744" calcext:value-type="float">
            <text:p>0,633861551292744</text:p>
          </table:table-cell>
          <table:table-cell office:value-type="float" office:value="0.721062618595825" calcext:value-type="float">
            <text:p>0,721062618595825</text:p>
          </table:table-cell>
          <table:table-cell office:value-type="float" office:value="0.629721635270573" calcext:value-type="float">
            <text:p>0,6297216352705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751592356687898" calcext:value-type="float">
            <text:p>0,751592356687898</text:p>
          </table:table-cell>
          <table:table-cell office:value-type="float" office:value="0.774566473988439" calcext:value-type="float">
            <text:p>0,774566473988439</text:p>
          </table:table-cell>
          <table:table-cell office:value-type="float" office:value="0.756410256410256" calcext:value-type="float">
            <text:p>0,756410256410256</text:p>
          </table:table-cell>
          <table:table-cell office:value-type="float" office:value="0.746835443037975" calcext:value-type="float">
            <text:p>0,746835443037975</text:p>
          </table:table-cell>
          <table:table-cell office:value-type="float" office:value="0.772353891731753" calcext:value-type="float">
            <text:p>0,7723538917317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786516853932584" calcext:value-type="float">
            <text:p>0,786516853932584</text:p>
          </table:table-cell>
          <table:table-cell office:value-type="float" office:value="0.784580498866213" calcext:value-type="float">
            <text:p>0,784580498866213</text:p>
          </table:table-cell>
          <table:table-cell office:value-type="float" office:value="0.788288288288288" calcext:value-type="float">
            <text:p>0,788288288288288</text:p>
          </table:table-cell>
          <table:table-cell office:value-type="float" office:value="0.7847533632287" calcext:value-type="float">
            <text:p>0,7847533632287</text:p>
          </table:table-cell>
          <table:table-cell office:value-type="float" office:value="0.784578516476735" calcext:value-type="float">
            <text:p>0,7845785164767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612065521374351" calcext:value-type="float">
            <text:p>0,612065521374351</text:p>
          </table:table-cell>
          <table:table-cell office:value-type="float" office:value="0.620554904259476" calcext:value-type="float">
            <text:p>0,620554904259476</text:p>
          </table:table-cell>
          <table:table-cell office:value-type="float" office:value="0.606012658227848" calcext:value-type="float">
            <text:p>0,606012658227848</text:p>
          </table:table-cell>
          <table:table-cell office:value-type="float" office:value="0.618240516545601" calcext:value-type="float">
            <text:p>0,618240516545601</text:p>
          </table:table-cell>
          <table:table-cell office:value-type="float" office:value="0.620483894636437" calcext:value-type="float">
            <text:p>0,6204838946364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740019474196689" calcext:value-type="float">
            <text:p>0,740019474196689</text:p>
          </table:table-cell>
          <table:table-cell office:value-type="float" office:value="0.736166007905138" calcext:value-type="float">
            <text:p>0,736166007905138</text:p>
          </table:table-cell>
          <table:table-cell office:value-type="float" office:value="0.733590733590734" calcext:value-type="float">
            <text:p>0,733590733590734</text:p>
          </table:table-cell>
          <table:table-cell office:value-type="float" office:value="0.746561886051081" calcext:value-type="float">
            <text:p>0,746561886051081</text:p>
          </table:table-cell>
          <table:table-cell office:value-type="float" office:value="0.736104004655759" calcext:value-type="float">
            <text:p>0,7361040046557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701873935264054" calcext:value-type="float">
            <text:p>0,701873935264054</text:p>
          </table:table-cell>
          <table:table-cell office:value-type="float" office:value="0.660194174757282" calcext:value-type="float">
            <text:p>0,660194174757282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741007194244604" calcext:value-type="float">
            <text:p>0,741007194244604</text:p>
          </table:table-cell>
          <table:table-cell office:value-type="float" office:value="0.65320401906323" calcext:value-type="float">
            <text:p>0,653204019063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779835390946502" calcext:value-type="float">
            <text:p>0,779835390946502</text:p>
          </table:table-cell>
          <table:table-cell office:value-type="float" office:value="0.770386266094421" calcext:value-type="float">
            <text:p>0,770386266094421</text:p>
          </table:table-cell>
          <table:table-cell office:value-type="float" office:value="0.776639344262295" calcext:value-type="float">
            <text:p>0,776639344262295</text:p>
          </table:table-cell>
          <table:table-cell office:value-type="float" office:value="0.783057851239669" calcext:value-type="float">
            <text:p>0,783057851239669</text:p>
          </table:table-cell>
          <table:table-cell office:value-type="float" office:value="0.769877139905549" calcext:value-type="float">
            <text:p>0,769877139905549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47:.D153])/7" office:value-type="float" office:value="0.72093707808648" calcext:value-type="float">
            <text:p>0,72093707808648</text:p>
          </table:table-cell>
          <table:table-cell table:style-name="ce7" table:formula="of:=SUM([.E147:.E153])/7" office:value-type="float" office:value="0.711551755851179" calcext:value-type="float">
            <text:p>0,711551755851179</text:p>
          </table:table-cell>
          <table:table-cell table:style-name="ce7" table:formula="of:=SUM([.F147:.F153])/7" office:value-type="float" office:value="0.70878135696269" calcext:value-type="float">
            <text:p>0,70878135696269</text:p>
          </table:table-cell>
          <table:table-cell table:style-name="ce7" table:formula="of:=SUM([.G147:.G153])/7" office:value-type="float" office:value="0.734502696134779" calcext:value-type="float">
            <text:p>0,734502696134779</text:p>
          </table:table-cell>
          <table:table-cell table:style-name="ce7" table:formula="of:=SUM([.H147:.H153])/7" office:value-type="float" office:value="0.709474728820005" calcext:value-type="float">
            <text:p>0,709474728820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684444444444444" calcext:value-type="float">
            <text:p>0,684444444444444</text:p>
          </table:table-cell>
          <table:table-cell office:value-type="float" office:value="0.645885286783042" calcext:value-type="float">
            <text:p>0,645885286783042</text:p>
          </table:table-cell>
          <table:table-cell office:value-type="float" office:value="0.6438127090301" calcext:value-type="float">
            <text:p>0,6438127090301</text:p>
          </table:table-cell>
          <table:table-cell office:value-type="float" office:value="0.730550284629981" calcext:value-type="float">
            <text:p>0,730550284629981</text:p>
          </table:table-cell>
          <table:table-cell office:value-type="float" office:value="0.641300378908051" calcext:value-type="float">
            <text:p>0,6413003789080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8" calcext:value-type="float">
            <text:p>0,8</text:p>
          </table:table-cell>
          <table:table-cell office:value-type="float" office:value="0.815028901734104" calcext:value-type="float">
            <text:p>0,815028901734104</text:p>
          </table:table-cell>
          <table:table-cell office:value-type="float" office:value="0.790123456790123" calcext:value-type="float">
            <text:p>0,790123456790123</text:p>
          </table:table-cell>
          <table:table-cell office:value-type="float" office:value="0.810126582278481" calcext:value-type="float">
            <text:p>0,810126582278481</text:p>
          </table:table-cell>
          <table:table-cell office:value-type="float" office:value="0.814637759224347" calcext:value-type="float">
            <text:p>0,8146377592243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831460674157303" calcext:value-type="float">
            <text:p>0,831460674157303</text:p>
          </table:table-cell>
          <table:table-cell office:value-type="float" office:value="0.829931972789116" calcext:value-type="float">
            <text:p>0,829931972789116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829596412556054" calcext:value-type="float">
            <text:p>0,829596412556054</text:p>
          </table:table-cell>
          <table:table-cell office:value-type="float" office:value="0.829935820956926" calcext:value-type="float">
            <text:p>0,8299358209569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694071146245059" calcext:value-type="float">
            <text:p>0,694071146245059</text:p>
          </table:table-cell>
          <table:table-cell office:value-type="float" office:value="0.697538100820633" calcext:value-type="float">
            <text:p>0,697538100820633</text:p>
          </table:table-cell>
          <table:table-cell office:value-type="float" office:value="0.68009295120062" calcext:value-type="float">
            <text:p>0,68009295120062</text:p>
          </table:table-cell>
          <table:table-cell office:value-type="float" office:value="0.70863599677159" calcext:value-type="float">
            <text:p>0,70863599677159</text:p>
          </table:table-cell>
          <table:table-cell office:value-type="float" office:value="0.697878604446401" calcext:value-type="float">
            <text:p>0,6978786044464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783625730994152" calcext:value-type="float">
            <text:p>0,783625730994152</text:p>
          </table:table-cell>
          <table:table-cell office:value-type="float" office:value="0.780632411067194" calcext:value-type="float">
            <text:p>0,780632411067194</text:p>
          </table:table-cell>
          <table:table-cell office:value-type="float" office:value="0.777562862669246" calcext:value-type="float">
            <text:p>0,777562862669246</text:p>
          </table:table-cell>
          <table:table-cell office:value-type="float" office:value="0.789783889980354" calcext:value-type="float">
            <text:p>0,789783889980354</text:p>
          </table:table-cell>
          <table:table-cell office:value-type="float" office:value="0.780577829682026" calcext:value-type="float">
            <text:p>0,7805778296820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716723549488054" calcext:value-type="float">
            <text:p>0,716723549488054</text:p>
          </table:table-cell>
          <table:table-cell office:value-type="float" office:value="0.677669902912621" calcext:value-type="float">
            <text:p>0,677669902912621</text:p>
          </table:table-cell>
          <table:table-cell office:value-type="float" office:value="0.681818181818182" calcext:value-type="float">
            <text:p>0,681818181818182</text:p>
          </table:table-cell>
          <table:table-cell office:value-type="float" office:value="0.755395683453237" calcext:value-type="float">
            <text:p>0,755395683453237</text:p>
          </table:table-cell>
          <table:table-cell office:value-type="float" office:value="0.670946786874298" calcext:value-type="float">
            <text:p>0,6709467868742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824380165289256" calcext:value-type="float">
            <text:p>0,824380165289256</text:p>
          </table:table-cell>
          <table:table-cell office:value-type="float" office:value="0.817596566523605" calcext:value-type="float">
            <text:p>0,817596566523605</text:p>
          </table:table-cell>
          <table:table-cell table:number-columns-repeated="2" office:value-type="float" office:value="0.824380165289256" calcext:value-type="float">
            <text:p>0,824380165289256</text:p>
          </table:table-cell>
          <table:table-cell office:value-type="float" office:value="0.817324011216057" calcext:value-type="float">
            <text:p>0,817324011216057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55:.D161])/7" office:value-type="float" office:value="0.76210081580261" calcext:value-type="float">
            <text:p>0,76210081580261</text:p>
          </table:table-cell>
          <table:table-cell table:style-name="ce7" table:formula="of:=SUM([.E155:.E161])/7" office:value-type="float" office:value="0.752040448947188" calcext:value-type="float">
            <text:p>0,752040448947188</text:p>
          </table:table-cell>
          <table:table-cell table:style-name="ce7" table:formula="of:=SUM([.F155:.F161])/7" office:value-type="float" office:value="0.747303380018694" calcext:value-type="float">
            <text:p>0,747303380018694</text:p>
          </table:table-cell>
          <table:table-cell table:style-name="ce7" table:formula="of:=SUM([.G155:.G161])/7" office:value-type="float" office:value="0.778352716422708" calcext:value-type="float">
            <text:p>0,778352716422708</text:p>
          </table:table-cell>
          <table:table-cell table:style-name="ce7" table:formula="of:=SUM([.H155:.H161])/7" office:value-type="float" office:value="0.750371598758301" calcext:value-type="float">
            <text:p>0,7503715987583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710550045085663" calcext:value-type="float">
            <text:p>0,710550045085663</text:p>
          </table:table-cell>
          <table:table-cell office:value-type="float" office:value="0.678356713426854" calcext:value-type="float">
            <text:p>0,678356713426854</text:p>
          </table:table-cell>
          <table:table-cell office:value-type="float" office:value="0.682448036951501" calcext:value-type="float">
            <text:p>0,682448036951501</text:p>
          </table:table-cell>
          <table:table-cell office:value-type="float" office:value="0.741065830721003" calcext:value-type="float">
            <text:p>0,741065830721003</text:p>
          </table:table-cell>
          <table:table-cell office:value-type="float" office:value="0.673963937519186" calcext:value-type="float">
            <text:p>0,6739639375191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764705882352941" calcext:value-type="float">
            <text:p>0,764705882352941</text:p>
          </table:table-cell>
          <table:table-cell office:value-type="float" office:value="0.772357723577236" calcext:value-type="float">
            <text:p>0,772357723577236</text:p>
          </table:table-cell>
          <table:table-cell office:value-type="float" office:value="0.745901639344262" calcext:value-type="float">
            <text:p>0,745901639344262</text:p>
          </table:table-cell>
          <table:table-cell office:value-type="float" office:value="0.78448275862069" calcext:value-type="float">
            <text:p>0,78448275862069</text:p>
          </table:table-cell>
          <table:table-cell office:value-type="float" office:value="0.773010610079576" calcext:value-type="float">
            <text:p>0,7730106100795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712842712842713" calcext:value-type="float">
            <text:p>0,712842712842713</text:p>
          </table:table-cell>
          <table:table-cell office:value-type="float" office:value="0.69242658423493" calcext:value-type="float">
            <text:p>0,69242658423493</text:p>
          </table:table-cell>
          <table:table-cell office:value-type="float" office:value="0.709770114942529" calcext:value-type="float">
            <text:p>0,709770114942529</text:p>
          </table:table-cell>
          <table:table-cell office:value-type="float" office:value="0.715942028985507" calcext:value-type="float">
            <text:p>0,715942028985507</text:p>
          </table:table-cell>
          <table:table-cell office:value-type="float" office:value="0.690752471446396" calcext:value-type="float">
            <text:p>0,6907524714463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663811563169165" calcext:value-type="float">
            <text:p>0,663811563169165</text:p>
          </table:table-cell>
          <table:table-cell office:value-type="float" office:value="0.671548117154812" calcext:value-type="float">
            <text:p>0,671548117154812</text:p>
          </table:table-cell>
          <table:table-cell office:value-type="float" office:value="0.659925492283129" calcext:value-type="float">
            <text:p>0,659925492283129</text:p>
          </table:table-cell>
          <table:table-cell office:value-type="float" office:value="0.667743672590199" calcext:value-type="float">
            <text:p>0,667743672590199</text:p>
          </table:table-cell>
          <table:table-cell office:value-type="float" office:value="0.671441739701302" calcext:value-type="float">
            <text:p>0,6714417397013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778292521508934" calcext:value-type="float">
            <text:p>0,778292521508934</text:p>
          </table:table-cell>
          <table:table-cell office:value-type="float" office:value="0.7771124417831" calcext:value-type="float">
            <text:p>0,7771124417831</text:p>
          </table:table-cell>
          <table:table-cell office:value-type="float" office:value="0.781914893617021" calcext:value-type="float">
            <text:p>0,781914893617021</text:p>
          </table:table-cell>
          <table:table-cell office:value-type="float" office:value="0.774703557312253" calcext:value-type="float">
            <text:p>0,774703557312253</text:p>
          </table:table-cell>
          <table:table-cell office:value-type="float" office:value="0.777136724892686" calcext:value-type="float">
            <text:p>0,7771367248926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683107274969174" calcext:value-type="float">
            <text:p>0,683107274969174</text:p>
          </table:table-cell>
          <table:table-cell office:value-type="float" office:value="0.660949868073879" calcext:value-type="float">
            <text:p>0,660949868073879</text:p>
          </table:table-cell>
          <table:table-cell office:value-type="float" office:value="0.656398104265403" calcext:value-type="float">
            <text:p>0,656398104265403</text:p>
          </table:table-cell>
          <table:table-cell office:value-type="float" office:value="0.712082262210797" calcext:value-type="float">
            <text:p>0,712082262210797</text:p>
          </table:table-cell>
          <table:table-cell office:value-type="float" office:value="0.659564166335751" calcext:value-type="float">
            <text:p>0,6595641663357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703757225433526" calcext:value-type="float">
            <text:p>0,703757225433526</text:p>
          </table:table-cell>
          <table:table-cell office:value-type="float" office:value="0.70354302241504" calcext:value-type="float">
            <text:p>0,70354302241504</text:p>
          </table:table-cell>
          <table:table-cell office:value-type="float" office:value="0.716176470588235" calcext:value-type="float">
            <text:p>0,716176470588235</text:p>
          </table:table-cell>
          <table:table-cell office:value-type="float" office:value="0.691761363636364" calcext:value-type="float">
            <text:p>0,691761363636364</text:p>
          </table:table-cell>
          <table:table-cell office:value-type="float" office:value="0.703759915986076" calcext:value-type="float">
            <text:p>0,703759915986076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63:.D169])/7" office:value-type="float" office:value="0.716723889337445" calcext:value-type="float">
            <text:p>0,716723889337445</text:p>
          </table:table-cell>
          <table:table-cell table:style-name="ce7" table:formula="of:=SUM([.E163:.E169])/7" office:value-type="float" office:value="0.708042067237979" calcext:value-type="float">
            <text:p>0,708042067237979</text:p>
          </table:table-cell>
          <table:table-cell table:style-name="ce7" table:formula="of:=SUM([.F163:.F169])/7" office:value-type="float" office:value="0.707504964570297" calcext:value-type="float">
            <text:p>0,707504964570297</text:p>
          </table:table-cell>
          <table:table-cell table:style-name="ce7" table:formula="of:=SUM([.G163:.G169])/7" office:value-type="float" office:value="0.726825924868116" calcext:value-type="float">
            <text:p>0,726825924868116</text:p>
          </table:table-cell>
          <table:table-cell table:style-name="ce7" table:formula="of:=SUM([.H163:.H169])/7" office:value-type="float" office:value="0.707089937994425" calcext:value-type="float">
            <text:p>0,7070899379944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717129071170085" calcext:value-type="float">
            <text:p>0,717129071170085</text:p>
          </table:table-cell>
          <table:table-cell office:value-type="float" office:value="0.686706746826987" calcext:value-type="float">
            <text:p>0,686706746826987</text:p>
          </table:table-cell>
          <table:table-cell office:value-type="float" office:value="0.690877396862289" calcext:value-type="float">
            <text:p>0,690877396862289</text:p>
          </table:table-cell>
          <table:table-cell office:value-type="float" office:value="0.745454545454545" calcext:value-type="float">
            <text:p>0,745454545454545</text:p>
          </table:table-cell>
          <table:table-cell office:value-type="float" office:value="0.682591461433492" calcext:value-type="float">
            <text:p>0,6825914614334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796536796536796" calcext:value-type="float">
            <text:p>0,796536796536796</text:p>
          </table:table-cell>
          <table:table-cell office:value-type="float" office:value="0.808943089430894" calcext:value-type="float">
            <text:p>0,808943089430894</text:p>
          </table:table-cell>
          <table:table-cell office:value-type="float" office:value="0.8" calcext:value-type="float">
            <text:p>0,8</text:p>
          </table:table-cell>
          <table:table-cell office:value-type="float" office:value="0.793103448275862" calcext:value-type="float">
            <text:p>0,793103448275862</text:p>
          </table:table-cell>
          <table:table-cell office:value-type="float" office:value="0.808090185676392" calcext:value-type="float">
            <text:p>0,8080901856763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776642335766423" calcext:value-type="float">
            <text:p>0,776642335766423</text:p>
          </table:table-cell>
          <table:table-cell office:value-type="float" office:value="0.763523956723339" calcext:value-type="float">
            <text:p>0,763523956723339</text:p>
          </table:table-cell>
          <table:table-cell office:value-type="float" office:value="0.782352941176471" calcext:value-type="float">
            <text:p>0,782352941176471</text:p>
          </table:table-cell>
          <table:table-cell office:value-type="float" office:value="0.771014492753623" calcext:value-type="float">
            <text:p>0,771014492753623</text:p>
          </table:table-cell>
          <table:table-cell office:value-type="float" office:value="0.762990690085421" calcext:value-type="float">
            <text:p>0,7629906900854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709231178504921" calcext:value-type="float">
            <text:p>0,709231178504921</text:p>
          </table:table-cell>
          <table:table-cell office:value-type="float" office:value="0.714173640167364" calcext:value-type="float">
            <text:p>0,714173640167364</text:p>
          </table:table-cell>
          <table:table-cell office:value-type="float" office:value="0.700841219768665" calcext:value-type="float">
            <text:p>0,700841219768665</text:p>
          </table:table-cell>
          <table:table-cell office:value-type="float" office:value="0.717824448034464" calcext:value-type="float">
            <text:p>0,717824448034464</text:p>
          </table:table-cell>
          <table:table-cell office:value-type="float" office:value="0.714275721729484" calcext:value-type="float">
            <text:p>0,7142757217294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790759075907591" calcext:value-type="float">
            <text:p>0,790759075907591</text:p>
          </table:table-cell>
          <table:table-cell office:value-type="float" office:value="0.789088489687292" calcext:value-type="float">
            <text:p>0,789088489687292</text:p>
          </table:table-cell>
          <table:table-cell office:value-type="float" office:value="0.792328042328042" calcext:value-type="float">
            <text:p>0,792328042328042</text:p>
          </table:table-cell>
          <table:table-cell office:value-type="float" office:value="0.789196310935441" calcext:value-type="float">
            <text:p>0,789196310935441</text:p>
          </table:table-cell>
          <table:table-cell office:value-type="float" office:value="0.789087402779549" calcext:value-type="float">
            <text:p>0,7890874027795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707168894289186" calcext:value-type="float">
            <text:p>0,707168894289186</text:p>
          </table:table-cell>
          <table:table-cell office:value-type="float" office:value="0.682058047493404" calcext:value-type="float">
            <text:p>0,682058047493404</text:p>
          </table:table-cell>
          <table:table-cell office:value-type="float" office:value="0.670506912442396" calcext:value-type="float">
            <text:p>0,670506912442396</text:p>
          </table:table-cell>
          <table:table-cell office:value-type="float" office:value="0.748071979434447" calcext:value-type="float">
            <text:p>0,748071979434447</text:p>
          </table:table-cell>
          <table:table-cell office:value-type="float" office:value="0.680269052047847" calcext:value-type="float">
            <text:p>0,6802690520478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768683274021352" calcext:value-type="float">
            <text:p>0,768683274021352</text:p>
          </table:table-cell>
          <table:table-cell office:value-type="float" office:value="0.765003615328995" calcext:value-type="float">
            <text:p>0,765003615328995</text:p>
          </table:table-cell>
          <table:table-cell office:value-type="float" office:value="0.770328102710414" calcext:value-type="float">
            <text:p>0,770328102710414</text:p>
          </table:table-cell>
          <table:table-cell office:value-type="float" office:value="0.767045454545455" calcext:value-type="float">
            <text:p>0,767045454545455</text:p>
          </table:table-cell>
          <table:table-cell office:value-type="float" office:value="0.764966026241799" calcext:value-type="float">
            <text:p>0,764966026241799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71:.D177])/7" office:value-type="float" office:value="0.752307232313765" calcext:value-type="float">
            <text:p>0,752307232313765</text:p>
          </table:table-cell>
          <table:table-cell table:style-name="ce7" table:formula="of:=SUM([.E171:.E177])/7" office:value-type="float" office:value="0.744213940808325" calcext:value-type="float">
            <text:p>0,744213940808325</text:p>
          </table:table-cell>
          <table:table-cell table:style-name="ce7" table:formula="of:=SUM([.F171:.F177])/7" office:value-type="float" office:value="0.743890659326897" calcext:value-type="float">
            <text:p>0,743890659326897</text:p>
          </table:table-cell>
          <table:table-cell table:style-name="ce7" table:formula="of:=SUM([.G171:.G177])/7" office:value-type="float" office:value="0.761672954204834" calcext:value-type="float">
            <text:p>0,761672954204834</text:p>
          </table:table-cell>
          <table:table-cell table:style-name="ce7" table:formula="of:=SUM([.H171:.H177])/7" office:value-type="float" office:value="0.743181505713426" calcext:value-type="float">
            <text:p>0,7431815057134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632508833922262" calcext:value-type="float">
            <text:p>0,632508833922262</text:p>
          </table:table-cell>
          <table:table-cell office:value-type="float" office:value="0.584830339321357" calcext:value-type="float">
            <text:p>0,584830339321357</text:p>
          </table:table-cell>
          <table:table-cell office:value-type="float" office:value="0.591735537190083" calcext:value-type="float">
            <text:p>0,591735537190083</text:p>
          </table:table-cell>
          <table:table-cell office:value-type="float" office:value="0.679316888045541" calcext:value-type="float">
            <text:p>0,679316888045541</text:p>
          </table:table-cell>
          <table:table-cell office:value-type="float" office:value="0.57965844402277" calcext:value-type="float">
            <text:p>0,579658444022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503225806451613" calcext:value-type="float">
            <text:p>0,503225806451613</text:p>
          </table:table-cell>
          <table:table-cell office:value-type="float" office:value="0.552325581395349" calcext:value-type="float">
            <text:p>0,552325581395349</text:p>
          </table:table-cell>
          <table:table-cell office:value-type="float" office:value="0.506493506493506" calcext:value-type="float">
            <text:p>0,506493506493506</text:p>
          </table:table-cell>
          <table:table-cell office:value-type="float" office:value="0.5" calcext:value-type="float">
            <text:p>0,5</text:p>
          </table:table-cell>
          <table:table-cell office:value-type="float" office:value="0.547872340425532" calcext:value-type="float">
            <text:p>0,5478723404255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574660633484163" calcext:value-type="float">
            <text:p>0,574660633484163</text:p>
          </table:table-cell>
          <table:table-cell office:value-type="float" office:value="0.572727272727273" calcext:value-type="float">
            <text:p>0,572727272727273</text:p>
          </table:table-cell>
          <table:table-cell office:value-type="float" office:value="0.577272727272727" calcext:value-type="float">
            <text:p>0,577272727272727</text:p>
          </table:table-cell>
          <table:table-cell office:value-type="float" office:value="0.572072072072072" calcext:value-type="float">
            <text:p>0,572072072072072</text:p>
          </table:table-cell>
          <table:table-cell office:value-type="float" office:value="0.572733283742458" calcext:value-type="float">
            <text:p>0,5727332837424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596575069693349" calcext:value-type="float">
            <text:p>0,596575069693349</text:p>
          </table:table-cell>
          <table:table-cell office:value-type="float" office:value="0.60398749022674" calcext:value-type="float">
            <text:p>0,60398749022674</text:p>
          </table:table-cell>
          <table:table-cell office:value-type="float" office:value="0.588836477987421" calcext:value-type="float">
            <text:p>0,588836477987421</text:p>
          </table:table-cell>
          <table:table-cell office:value-type="float" office:value="0.604519774011299" calcext:value-type="float">
            <text:p>0,604519774011299</text:p>
          </table:table-cell>
          <table:table-cell office:value-type="float" office:value="0.604003632267211" calcext:value-type="float">
            <text:p>0,6040036322672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644913627639155" calcext:value-type="float">
            <text:p>0,644913627639155</text:p>
          </table:table-cell>
          <table:table-cell office:value-type="float" office:value="0.63402571711177" calcext:value-type="float">
            <text:p>0,63402571711177</text:p>
          </table:table-cell>
          <table:table-cell office:value-type="float" office:value="0.629213483146067" calcext:value-type="float">
            <text:p>0,629213483146067</text:p>
          </table:table-cell>
          <table:table-cell office:value-type="float" office:value="0.661417322834646" calcext:value-type="float">
            <text:p>0,661417322834646</text:p>
          </table:table-cell>
          <table:table-cell office:value-type="float" office:value="0.633889575930245" calcext:value-type="float">
            <text:p>0,6338895759302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663282571912013" calcext:value-type="float">
            <text:p>0,663282571912013</text:p>
          </table:table-cell>
          <table:table-cell office:value-type="float" office:value="0.61284046692607" calcext:value-type="float">
            <text:p>0,61284046692607</text:p>
          </table:table-cell>
          <table:table-cell office:value-type="float" office:value="0.626198083067093" calcext:value-type="float">
            <text:p>0,626198083067093</text:p>
          </table:table-cell>
          <table:table-cell office:value-type="float" office:value="0.705035971223021" calcext:value-type="float">
            <text:p>0,705035971223021</text:p>
          </table:table-cell>
          <table:table-cell office:value-type="float" office:value="0.604636629679307" calcext:value-type="float">
            <text:p>0,6046366296793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609680741503605" calcext:value-type="float">
            <text:p>0,609680741503605</text:p>
          </table:table-cell>
          <table:table-cell office:value-type="float" office:value="0.592910848549946" calcext:value-type="float">
            <text:p>0,592910848549946</text:p>
          </table:table-cell>
          <table:table-cell office:value-type="float" office:value="0.60655737704918" calcext:value-type="float">
            <text:p>0,60655737704918</text:p>
          </table:table-cell>
          <table:table-cell office:value-type="float" office:value="0.612836438923395" calcext:value-type="float">
            <text:p>0,612836438923395</text:p>
          </table:table-cell>
          <table:table-cell office:value-type="float" office:value="0.592132505175983" calcext:value-type="float">
            <text:p>0,592132505175983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79:.D185])/7" office:value-type="float" office:value="0.603549612086594" calcext:value-type="float">
            <text:p>0,603549612086594</text:p>
          </table:table-cell>
          <table:table-cell table:style-name="ce7" table:formula="of:=SUM([.E179:.E185])/7" office:value-type="float" office:value="0.593378245179786" calcext:value-type="float">
            <text:p>0,593378245179786</text:p>
          </table:table-cell>
          <table:table-cell table:style-name="ce7" table:formula="of:=SUM([.F179:.F185])/7" office:value-type="float" office:value="0.58947245602944" calcext:value-type="float">
            <text:p>0,58947245602944</text:p>
          </table:table-cell>
          <table:table-cell table:style-name="ce7" table:formula="of:=SUM([.G179:.G185])/7" office:value-type="float" office:value="0.619314066729996" calcext:value-type="float">
            <text:p>0,619314066729996</text:p>
          </table:table-cell>
          <table:table-cell table:style-name="ce7" table:formula="of:=SUM([.H179:.H185])/7" office:value-type="float" office:value="0.590703773034787" calcext:value-type="float">
            <text:p>0,5907037730347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614977973568282" calcext:value-type="float">
            <text:p>0,614977973568282</text:p>
          </table:table-cell>
          <table:table-cell office:value-type="float" office:value="0.563872255489022" calcext:value-type="float">
            <text:p>0,563872255489022</text:p>
          </table:table-cell>
          <table:table-cell office:value-type="float" office:value="0.574013157894737" calcext:value-type="float">
            <text:p>0,574013157894737</text:p>
          </table:table-cell>
          <table:table-cell office:value-type="float" office:value="0.662239089184061" calcext:value-type="float">
            <text:p>0,662239089184061</text:p>
          </table:table-cell>
          <table:table-cell office:value-type="float" office:value="0.558487965644662" calcext:value-type="float">
            <text:p>0,5584879656446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518987341772152" calcext:value-type="float">
            <text:p>0,518987341772152</text:p>
          </table:table-cell>
          <table:table-cell office:value-type="float" office:value="0.558139534883721" calcext:value-type="float">
            <text:p>0,558139534883721</text:p>
          </table:table-cell>
          <table:table-cell office:value-type="float" office:value="0.5125" calcext:value-type="float">
            <text:p>0,5125</text:p>
          </table:table-cell>
          <table:table-cell office:value-type="float" office:value="0.525641025641026" calcext:value-type="float">
            <text:p>0,525641025641026</text:p>
          </table:table-cell>
          <table:table-cell office:value-type="float" office:value="0.555373704309875" calcext:value-type="float">
            <text:p>0,5553737043098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609865470852018" calcext:value-type="float">
            <text:p>0,609865470852018</text:p>
          </table:table-cell>
          <table:table-cell office:value-type="float" office:value="0.604545454545455" calcext:value-type="float">
            <text:p>0,604545454545455</text:p>
          </table:table-cell>
          <table:table-cell office:value-type="float" office:value="0.607142857142857" calcext:value-type="float">
            <text:p>0,607142857142857</text:p>
          </table:table-cell>
          <table:table-cell office:value-type="float" office:value="0.612612612612613" calcext:value-type="float">
            <text:p>0,612612612612613</text:p>
          </table:table-cell>
          <table:table-cell office:value-type="float" office:value="0.604471443920985" calcext:value-type="float">
            <text:p>0,6044714439209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596169193934557" calcext:value-type="float">
            <text:p>0,596169193934557</text:p>
          </table:table-cell>
          <table:table-cell office:value-type="float" office:value="0.604378420641126" calcext:value-type="float">
            <text:p>0,604378420641126</text:p>
          </table:table-cell>
          <table:table-cell office:value-type="float" office:value="0.589581689029203" calcext:value-type="float">
            <text:p>0,589581689029203</text:p>
          </table:table-cell>
          <table:table-cell office:value-type="float" office:value="0.602905569007264" calcext:value-type="float">
            <text:p>0,602905569007264</text:p>
          </table:table-cell>
          <table:table-cell office:value-type="float" office:value="0.604333754935777" calcext:value-type="float">
            <text:p>0,6043337549357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664100096246391" calcext:value-type="float">
            <text:p>0,664100096246391</text:p>
          </table:table-cell>
          <table:table-cell office:value-type="float" office:value="0.654797230464886" calcext:value-type="float">
            <text:p>0,654797230464886</text:p>
          </table:table-cell>
          <table:table-cell office:value-type="float" office:value="0.649717514124294" calcext:value-type="float">
            <text:p>0,649717514124294</text:p>
          </table:table-cell>
          <table:table-cell office:value-type="float" office:value="0.679133858267717" calcext:value-type="float">
            <text:p>0,679133858267717</text:p>
          </table:table-cell>
          <table:table-cell office:value-type="float" office:value="0.65467627307024" calcext:value-type="float">
            <text:p>0,654676273070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673434856175973" calcext:value-type="float">
            <text:p>0,673434856175973</text:p>
          </table:table-cell>
          <table:table-cell office:value-type="float" office:value="0.624513618677043" calcext:value-type="float">
            <text:p>0,624513618677043</text:p>
          </table:table-cell>
          <table:table-cell office:value-type="float" office:value="0.635782747603834" calcext:value-type="float">
            <text:p>0,635782747603834</text:p>
          </table:table-cell>
          <table:table-cell office:value-type="float" office:value="0.715827338129496" calcext:value-type="float">
            <text:p>0,715827338129496</text:p>
          </table:table-cell>
          <table:table-cell office:value-type="float" office:value="0.616388245335935" calcext:value-type="float">
            <text:p>0,6163882453359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626283367556468" calcext:value-type="float">
            <text:p>0,626283367556468</text:p>
          </table:table-cell>
          <table:table-cell office:value-type="float" office:value="0.609022556390977" calcext:value-type="float">
            <text:p>0,609022556390977</text:p>
          </table:table-cell>
          <table:table-cell office:value-type="float" office:value="0.621181262729124" calcext:value-type="float">
            <text:p>0,621181262729124</text:p>
          </table:table-cell>
          <table:table-cell office:value-type="float" office:value="0.631469979296066" calcext:value-type="float">
            <text:p>0,631469979296066</text:p>
          </table:table-cell>
          <table:table-cell office:value-type="float" office:value="0.608145703933747" calcext:value-type="float">
            <text:p>0,608145703933747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87:.D193])/7" office:value-type="float" office:value="0.614831185729406" calcext:value-type="float">
            <text:p>0,614831185729406</text:p>
          </table:table-cell>
          <table:table-cell table:style-name="ce7" table:formula="of:=SUM([.E187:.E193])/7" office:value-type="float" office:value="0.602752724441747" calcext:value-type="float">
            <text:p>0,602752724441747</text:p>
          </table:table-cell>
          <table:table-cell table:style-name="ce7" table:formula="of:=SUM([.F187:.F193])/7" office:value-type="float" office:value="0.59855988978915" calcext:value-type="float">
            <text:p>0,59855988978915</text:p>
          </table:table-cell>
          <table:table-cell table:style-name="ce7" table:formula="of:=SUM([.G187:.G193])/7" office:value-type="float" office:value="0.632832781734035" calcext:value-type="float">
            <text:p>0,632832781734035</text:p>
          </table:table-cell>
          <table:table-cell table:style-name="ce7" table:formula="of:=SUM([.H187:.H193])/7" office:value-type="float" office:value="0.600268155878746" calcext:value-type="float">
            <text:p>0,6002681558787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647686832740213" calcext:value-type="float">
            <text:p>0,647686832740213</text:p>
          </table:table-cell>
          <table:table-cell office:value-type="float" office:value="0.604395604395604" calcext:value-type="float">
            <text:p>0,604395604395604</text:p>
          </table:table-cell>
          <table:table-cell office:value-type="float" office:value="0.609205020920502" calcext:value-type="float">
            <text:p>0,609205020920502</text:p>
          </table:table-cell>
          <table:table-cell office:value-type="float" office:value="0.691358024691358" calcext:value-type="float">
            <text:p>0,691358024691358</text:p>
          </table:table-cell>
          <table:table-cell office:value-type="float" office:value="0.59963054026981" calcext:value-type="float">
            <text:p>0,599630540269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628205128205128" calcext:value-type="float">
            <text:p>0,628205128205128</text:p>
          </table:table-cell>
          <table:table-cell office:value-type="float" office:value="0.658823529411765" calcext:value-type="float">
            <text:p>0,658823529411765</text:p>
          </table:table-cell>
          <table:table-cell office:value-type="float" office:value="0.620253164556962" calcext:value-type="float">
            <text:p>0,620253164556962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656891495601173" calcext:value-type="float">
            <text:p>0,6568914956011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741935483870968" calcext:value-type="float">
            <text:p>0,741935483870968</text:p>
          </table:table-cell>
          <table:table-cell office:value-type="float" office:value="0.74370709382151" calcext:value-type="float">
            <text:p>0,74370709382151</text:p>
          </table:table-cell>
          <table:table-cell office:value-type="float" office:value="0.755868544600939" calcext:value-type="float">
            <text:p>0,755868544600939</text:p>
          </table:table-cell>
          <table:table-cell office:value-type="float" office:value="0.728506787330317" calcext:value-type="float">
            <text:p>0,728506787330317</text:p>
          </table:table-cell>
          <table:table-cell office:value-type="float" office:value="0.743883023294788" calcext:value-type="float">
            <text:p>0,7438830232947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612244897959184" calcext:value-type="float">
            <text:p>0,612244897959184</text:p>
          </table:table-cell>
          <table:table-cell office:value-type="float" office:value="0.620743639921722" calcext:value-type="float">
            <text:p>0,620743639921722</text:p>
          </table:table-cell>
          <table:table-cell office:value-type="float" office:value="0.607142857142857" calcext:value-type="float">
            <text:p>0,607142857142857</text:p>
          </table:table-cell>
          <table:table-cell office:value-type="float" office:value="0.617433414043584" calcext:value-type="float">
            <text:p>0,617433414043584</text:p>
          </table:table-cell>
          <table:table-cell office:value-type="float" office:value="0.620646798207202" calcext:value-type="float">
            <text:p>0,6206467982072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684261974584555" calcext:value-type="float">
            <text:p>0,684261974584555</text:p>
          </table:table-cell>
          <table:table-cell office:value-type="float" office:value="0.679563492063492" calcext:value-type="float">
            <text:p>0,679563492063492</text:p>
          </table:table-cell>
          <table:table-cell office:value-type="float" office:value="0.675675675675676" calcext:value-type="float">
            <text:p>0,675675675675676</text:p>
          </table:table-cell>
          <table:table-cell office:value-type="float" office:value="0.693069306930693" calcext:value-type="float">
            <text:p>0,693069306930693</text:p>
          </table:table-cell>
          <table:table-cell office:value-type="float" office:value="0.679536641536917" calcext:value-type="float">
            <text:p>0,6795366415369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675675675675676" calcext:value-type="float">
            <text:p>0,675675675675676</text:p>
          </table:table-cell>
          <table:table-cell office:value-type="float" office:value="0.62426614481409" calcext:value-type="float">
            <text:p>0,62426614481409</text:p>
          </table:table-cell>
          <table:table-cell office:value-type="float" office:value="0.634920634920635" calcext:value-type="float">
            <text:p>0,634920634920635</text:p>
          </table:table-cell>
          <table:table-cell office:value-type="float" office:value="0.722021660649819" calcext:value-type="float">
            <text:p>0,722021660649819</text:p>
          </table:table-cell>
          <table:table-cell office:value-type="float" office:value="0.615284334598414" calcext:value-type="float">
            <text:p>0,6152843345984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725366876310272" calcext:value-type="float">
            <text:p>0,725366876310272</text:p>
          </table:table-cell>
          <table:table-cell office:value-type="float" office:value="0.717672413793103" calcext:value-type="float">
            <text:p>0,717672413793103</text:p>
          </table:table-cell>
          <table:table-cell office:value-type="float" office:value="0.729957805907173" calcext:value-type="float">
            <text:p>0,729957805907173</text:p>
          </table:table-cell>
          <table:table-cell office:value-type="float" office:value="0.720833333333333" calcext:value-type="float">
            <text:p>0,720833333333333</text:p>
          </table:table-cell>
          <table:table-cell office:value-type="float" office:value="0.717559523809524" calcext:value-type="float">
            <text:p>0,717559523809524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95:.D201])/7" office:value-type="float" office:value="0.673625267049428" calcext:value-type="float">
            <text:p>0,673625267049428</text:p>
          </table:table-cell>
          <table:table-cell table:style-name="ce7" table:formula="of:=SUM([.E195:.E201])/7" office:value-type="float" office:value="0.664167416888755" calcext:value-type="float">
            <text:p>0,664167416888755</text:p>
          </table:table-cell>
          <table:table-cell table:style-name="ce7" table:formula="of:=SUM([.F195:.F201])/7" office:value-type="float" office:value="0.661860529103535" calcext:value-type="float">
            <text:p>0,661860529103535</text:p>
          </table:table-cell>
          <table:table-cell table:style-name="ce7" table:formula="of:=SUM([.G195:.G201])/7" office:value-type="float" office:value="0.687083737620392" calcext:value-type="float">
            <text:p>0,687083737620392</text:p>
          </table:table-cell>
          <table:table-cell table:style-name="ce7" table:formula="of:=SUM([.H195:.H201])/7" office:value-type="float" office:value="0.661918908188261" calcext:value-type="float">
            <text:p>0,6619189081882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669365721997301" calcext:value-type="float">
            <text:p>0,669365721997301</text:p>
          </table:table-cell>
          <table:table-cell office:value-type="float" office:value="0.632867132867133" calcext:value-type="float">
            <text:p>0,632867132867133</text:p>
          </table:table-cell>
          <table:table-cell office:value-type="float" office:value="0.635897435897436" calcext:value-type="float">
            <text:p>0,635897435897436</text:p>
          </table:table-cell>
          <table:table-cell office:value-type="float" office:value="0.706552706552707" calcext:value-type="float">
            <text:p>0,706552706552707</text:p>
          </table:table-cell>
          <table:table-cell office:value-type="float" office:value="0.628829567185731" calcext:value-type="float">
            <text:p>0,6288295671857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658064516129032" calcext:value-type="float">
            <text:p>0,658064516129032</text:p>
          </table:table-cell>
          <table:table-cell office:value-type="float" office:value="0.688235294117647" calcext:value-type="float">
            <text:p>0,688235294117647</text:p>
          </table:table-cell>
          <table:table-cell office:value-type="float" office:value="0.653846153846154" calcext:value-type="float">
            <text:p>0,653846153846154</text:p>
          </table:table-cell>
          <table:table-cell office:value-type="float" office:value="0.662337662337662" calcext:value-type="float">
            <text:p>0,662337662337662</text:p>
          </table:table-cell>
          <table:table-cell office:value-type="float" office:value="0.686007540846251" calcext:value-type="float">
            <text:p>0,6860075408462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778801843317972" calcext:value-type="float">
            <text:p>0,778801843317972</text:p>
          </table:table-cell>
          <table:table-cell office:value-type="float" office:value="0.780320366132723" calcext:value-type="float">
            <text:p>0,780320366132723</text:p>
          </table:table-cell>
          <table:table-cell office:value-type="float" office:value="0.793427230046948" calcext:value-type="float">
            <text:p>0,793427230046948</text:p>
          </table:table-cell>
          <table:table-cell office:value-type="float" office:value="0.764705882352941" calcext:value-type="float">
            <text:p>0,764705882352941</text:p>
          </table:table-cell>
          <table:table-cell office:value-type="float" office:value="0.780501089324619" calcext:value-type="float">
            <text:p>0,7805010893246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654966094934184" calcext:value-type="float">
            <text:p>0,654966094934184</text:p>
          </table:table-cell>
          <table:table-cell office:value-type="float" office:value="0.661448140900196" calcext:value-type="float">
            <text:p>0,661448140900196</text:p>
          </table:table-cell>
          <table:table-cell office:value-type="float" office:value="0.647476340694006" calcext:value-type="float">
            <text:p>0,647476340694006</text:p>
          </table:table-cell>
          <table:table-cell office:value-type="float" office:value="0.662631154156578" calcext:value-type="float">
            <text:p>0,662631154156578</text:p>
          </table:table-cell>
          <table:table-cell office:value-type="float" office:value="0.661482750330569" calcext:value-type="float">
            <text:p>0,6614827503305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72869735553379" calcext:value-type="float">
            <text:p>0,72869735553379</text:p>
          </table:table-cell>
          <table:table-cell office:value-type="float" office:value="0.725198412698413" calcext:value-type="float">
            <text:p>0,725198412698413</text:p>
          </table:table-cell>
          <table:table-cell office:value-type="float" office:value="0.72093023255814" calcext:value-type="float">
            <text:p>0,72093023255814</text:p>
          </table:table-cell>
          <table:table-cell office:value-type="float" office:value="0.736633663366337" calcext:value-type="float">
            <text:p>0,736633663366337</text:p>
          </table:table-cell>
          <table:table-cell office:value-type="float" office:value="0.725175678601657" calcext:value-type="float">
            <text:p>0,7251756786016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683848797250859" calcext:value-type="float">
            <text:p>0,683848797250859</text:p>
          </table:table-cell>
          <table:table-cell office:value-type="float" office:value="0.639921722113503" calcext:value-type="float">
            <text:p>0,639921722113503</text:p>
          </table:table-cell>
          <table:table-cell office:value-type="float" office:value="0.652459016393443" calcext:value-type="float">
            <text:p>0,652459016393443</text:p>
          </table:table-cell>
          <table:table-cell office:value-type="float" office:value="0.71841155234657" calcext:value-type="float">
            <text:p>0,71841155234657</text:p>
          </table:table-cell>
          <table:table-cell office:value-type="float" office:value="0.632710049677559" calcext:value-type="float">
            <text:p>0,6327100496775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754953076120959" calcext:value-type="float">
            <text:p>0,754953076120959</text:p>
          </table:table-cell>
          <table:table-cell office:value-type="float" office:value="0.74676724137931" calcext:value-type="float">
            <text:p>0,74676724137931</text:p>
          </table:table-cell>
          <table:table-cell office:value-type="float" office:value="0.755741127348643" calcext:value-type="float">
            <text:p>0,755741127348643</text:p>
          </table:table-cell>
          <table:table-cell office:value-type="float" office:value="0.754166666666667" calcext:value-type="float">
            <text:p>0,754166666666667</text:p>
          </table:table-cell>
          <table:table-cell office:value-type="float" office:value="0.746502976190476" calcext:value-type="float">
            <text:p>0,746502976190476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03:.D209])/7" office:value-type="float" office:value="0.7040996293263" calcext:value-type="float">
            <text:p>0,7040996293263</text:p>
          </table:table-cell>
          <table:table-cell table:style-name="ce7" table:formula="of:=SUM([.E203:.E209])/7" office:value-type="float" office:value="0.696394044315561" calcext:value-type="float">
            <text:p>0,696394044315561</text:p>
          </table:table-cell>
          <table:table-cell table:style-name="ce7" table:formula="of:=SUM([.F203:.F209])/7" office:value-type="float" office:value="0.694253933826396" calcext:value-type="float">
            <text:p>0,694253933826396</text:p>
          </table:table-cell>
          <table:table-cell table:style-name="ce7" table:formula="of:=SUM([.G203:.G209])/7" office:value-type="float" office:value="0.715062755397066" calcext:value-type="float">
            <text:p>0,715062755397066</text:p>
          </table:table-cell>
          <table:table-cell table:style-name="ce7" table:formula="of:=SUM([.H203:.H209])/7" office:value-type="float" office:value="0.694458521736695" calcext:value-type="float">
            <text:p>0,6944585217366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690615177368657" calcext:value-type="float">
            <text:p>0,690615177368657</text:p>
          </table:table-cell>
          <table:table-cell office:value-type="float" office:value="0.655844155844156" calcext:value-type="float">
            <text:p>0,655844155844156</text:p>
          </table:table-cell>
          <table:table-cell office:value-type="float" office:value="0.655025553662692" calcext:value-type="float">
            <text:p>0,655025553662692</text:p>
          </table:table-cell>
          <table:table-cell office:value-type="float" office:value="0.730294396961064" calcext:value-type="float">
            <text:p>0,730294396961064</text:p>
          </table:table-cell>
          <table:table-cell office:value-type="float" office:value="0.651764690577476" calcext:value-type="float">
            <text:p>0,6517646905774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6125" calcext:value-type="float">
            <text:p>0,6125</text:p>
          </table:table-cell>
          <table:table-cell office:value-type="float" office:value="0.635294117647059" calcext:value-type="float">
            <text:p>0,635294117647059</text:p>
          </table:table-cell>
          <table:table-cell office:value-type="float" office:value="0.590361445783132" calcext:value-type="float">
            <text:p>0,590361445783132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635386119257087" calcext:value-type="float">
            <text:p>0,6353861192570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848623853211009" calcext:value-type="float">
            <text:p>0,848623853211009</text:p>
          </table:table-cell>
          <table:table-cell office:value-type="float" office:value="0.848970251716247" calcext:value-type="float">
            <text:p>0,848970251716247</text:p>
          </table:table-cell>
          <table:table-cell office:value-type="float" office:value="0.86046511627907" calcext:value-type="float">
            <text:p>0,86046511627907</text:p>
          </table:table-cell>
          <table:table-cell office:value-type="float" office:value="0.83710407239819" calcext:value-type="float">
            <text:p>0,83710407239819</text:p>
          </table:table-cell>
          <table:table-cell office:value-type="float" office:value="0.849107591754651" calcext:value-type="float">
            <text:p>0,8491075917546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765334388603087" calcext:value-type="float">
            <text:p>0,765334388603087</text:p>
          </table:table-cell>
          <table:table-cell office:value-type="float" office:value="0.767906066536203" calcext:value-type="float">
            <text:p>0,767906066536203</text:p>
          </table:table-cell>
          <table:table-cell office:value-type="float" office:value="0.750776397515528" calcext:value-type="float">
            <text:p>0,750776397515528</text:p>
          </table:table-cell>
          <table:table-cell office:value-type="float" office:value="0.78046811945117" calcext:value-type="float">
            <text:p>0,78046811945117</text:p>
          </table:table-cell>
          <table:table-cell office:value-type="float" office:value="0.768273573403397" calcext:value-type="float">
            <text:p>0,7682735734033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766208251473477" calcext:value-type="float">
            <text:p>0,766208251473477</text:p>
          </table:table-cell>
          <table:table-cell office:value-type="float" office:value="0.763888888888889" calcext:value-type="float">
            <text:p>0,763888888888889</text:p>
          </table:table-cell>
          <table:table-cell office:value-type="float" office:value="0.760233918128655" calcext:value-type="float">
            <text:p>0,760233918128655</text:p>
          </table:table-cell>
          <table:table-cell office:value-type="float" office:value="0.772277227722772" calcext:value-type="float">
            <text:p>0,772277227722772</text:p>
          </table:table-cell>
          <table:table-cell office:value-type="float" office:value="0.763872212270929" calcext:value-type="float">
            <text:p>0,7638722122709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837931034482759" calcext:value-type="float">
            <text:p>0,837931034482759</text:p>
          </table:table-cell>
          <table:table-cell office:value-type="float" office:value="0.816046966731898" calcext:value-type="float">
            <text:p>0,816046966731898</text:p>
          </table:table-cell>
          <table:table-cell office:value-type="float" office:value="0.801980198019802" calcext:value-type="float">
            <text:p>0,801980198019802</text:p>
          </table:table-cell>
          <table:table-cell office:value-type="float" office:value="0.877256317689531" calcext:value-type="float">
            <text:p>0,877256317689531</text:p>
          </table:table-cell>
          <table:table-cell office:value-type="float" office:value="0.810423030639637" calcext:value-type="float">
            <text:p>0,8104230306396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778705636743215" calcext:value-type="float">
            <text:p>0,778705636743215</text:p>
          </table:table-cell>
          <table:table-cell office:value-type="float" office:value="0.771551724137931" calcext:value-type="float">
            <text:p>0,771551724137931</text:p>
          </table:table-cell>
          <table:table-cell office:value-type="float" office:value="0.780334728033473" calcext:value-type="float">
            <text:p>0,780334728033473</text:p>
          </table:table-cell>
          <table:table-cell office:value-type="float" office:value="0.777083333333333" calcext:value-type="float">
            <text:p>0,777083333333333</text:p>
          </table:table-cell>
          <table:table-cell office:value-type="float" office:value="0.771354166666667" calcext:value-type="float">
            <text:p>0,771354166666667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11:.D217])/7" office:value-type="float" office:value="0.757131191697458" calcext:value-type="float">
            <text:p>0,757131191697458</text:p>
          </table:table-cell>
          <table:table-cell table:style-name="ce7" table:formula="of:=SUM([.E211:.E217])/7" office:value-type="float" office:value="0.751357453071769" calcext:value-type="float">
            <text:p>0,751357453071769</text:p>
          </table:table-cell>
          <table:table-cell table:style-name="ce7" table:formula="of:=SUM([.F211:.F217])/7" office:value-type="float" office:value="0.742739622488907" calcext:value-type="float">
            <text:p>0,742739622488907</text:p>
          </table:table-cell>
          <table:table-cell table:style-name="ce7" table:formula="of:=SUM([.G211:.G217])/7" office:value-type="float" office:value="0.772978157702814" calcext:value-type="float">
            <text:p>0,772978157702814</text:p>
          </table:table-cell>
          <table:table-cell table:style-name="ce7" table:formula="of:=SUM([.H211:.H217])/7" office:value-type="float" office:value="0.750025912081406" calcext:value-type="float">
            <text:p>0,7500259120814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66907123534716" calcext:value-type="float">
            <text:p>0,66907123534716</text:p>
          </table:table-cell>
          <table:table-cell office:value-type="float" office:value="0.633366633366633" calcext:value-type="float">
            <text:p>0,633366633366633</text:p>
          </table:table-cell>
          <table:table-cell office:value-type="float" office:value="0.636909871244635" calcext:value-type="float">
            <text:p>0,636909871244635</text:p>
          </table:table-cell>
          <table:table-cell office:value-type="float" office:value="0.704653371320038" calcext:value-type="float">
            <text:p>0,704653371320038</text:p>
          </table:table-cell>
          <table:table-cell office:value-type="float" office:value="0.629460510739049" calcext:value-type="float">
            <text:p>0,6294605107390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69281045751634" calcext:value-type="float">
            <text:p>0,69281045751634</text:p>
          </table:table-cell>
          <table:table-cell office:value-type="float" office:value="0.723529411764706" calcext:value-type="float">
            <text:p>0,723529411764706</text:p>
          </table:table-cell>
          <table:table-cell office:value-type="float" office:value="0.697368421052632" calcext:value-type="float">
            <text:p>0,697368421052632</text:p>
          </table:table-cell>
          <table:table-cell office:value-type="float" office:value="0.688311688311688" calcext:value-type="float">
            <text:p>0,688311688311688</text:p>
          </table:table-cell>
          <table:table-cell office:value-type="float" office:value="0.720499930177349" calcext:value-type="float">
            <text:p>0,7204999301773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856492027334852" calcext:value-type="float">
            <text:p>0,856492027334852</text:p>
          </table:table-cell>
          <table:table-cell office:value-type="float" office:value="0.8558352402746" calcext:value-type="float">
            <text:p>0,8558352402746</text:p>
          </table:table-cell>
          <table:table-cell office:value-type="float" office:value="0.862385321100918" calcext:value-type="float">
            <text:p>0,862385321100918</text:p>
          </table:table-cell>
          <table:table-cell office:value-type="float" office:value="0.850678733031674" calcext:value-type="float">
            <text:p>0,850678733031674</text:p>
          </table:table-cell>
          <table:table-cell office:value-type="float" office:value="0.855894922071393" calcext:value-type="float">
            <text:p>0,8558949220713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825827022718214" calcext:value-type="float">
            <text:p>0,825827022718214</text:p>
          </table:table-cell>
          <table:table-cell office:value-type="float" office:value="0.828962818003914" calcext:value-type="float">
            <text:p>0,828962818003914</text:p>
          </table:table-cell>
          <table:table-cell office:value-type="float" office:value="0.815748031496063" calcext:value-type="float">
            <text:p>0,815748031496063</text:p>
          </table:table-cell>
          <table:table-cell office:value-type="float" office:value="0.836158192090395" calcext:value-type="float">
            <text:p>0,836158192090395</text:p>
          </table:table-cell>
          <table:table-cell office:value-type="float" office:value="0.82917332096921" calcext:value-type="float">
            <text:p>0,829173320969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810276679841897" calcext:value-type="float">
            <text:p>0,810276679841897</text:p>
          </table:table-cell>
          <table:table-cell office:value-type="float" office:value="0.80952380952381" calcext:value-type="float">
            <text:p>0,80952380952381</text:p>
          </table:table-cell>
          <table:table-cell office:value-type="float" office:value="0.808678500986193" calcext:value-type="float">
            <text:p>0,808678500986193</text:p>
          </table:table-cell>
          <table:table-cell office:value-type="float" office:value="0.811881188118812" calcext:value-type="float">
            <text:p>0,811881188118812</text:p>
          </table:table-cell>
          <table:table-cell office:value-type="float" office:value="0.809519122886444" calcext:value-type="float">
            <text:p>0,809519122886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856643356643357" calcext:value-type="float">
            <text:p>0,856643356643357</text:p>
          </table:table-cell>
          <table:table-cell office:value-type="float" office:value="0.839530332681018" calcext:value-type="float">
            <text:p>0,839530332681018</text:p>
          </table:table-cell>
          <table:table-cell office:value-type="float" office:value="0.830508474576271" calcext:value-type="float">
            <text:p>0,830508474576271</text:p>
          </table:table-cell>
          <table:table-cell office:value-type="float" office:value="0.884476534296029" calcext:value-type="float">
            <text:p>0,884476534296029</text:p>
          </table:table-cell>
          <table:table-cell office:value-type="float" office:value="0.835400660310408" calcext:value-type="float">
            <text:p>0,8354006603104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84784889821616" calcext:value-type="float">
            <text:p>0,84784889821616</text:p>
          </table:table-cell>
          <table:table-cell office:value-type="float" office:value="0.84375" calcext:value-type="float">
            <text:p>0,84375</text:p>
          </table:table-cell>
          <table:table-cell office:value-type="float" office:value="0.854122621564482" calcext:value-type="float">
            <text:p>0,854122621564482</text:p>
          </table:table-cell>
          <table:table-cell office:value-type="float" office:value="0.841666666666667" calcext:value-type="float">
            <text:p>0,841666666666667</text:p>
          </table:table-cell>
          <table:table-cell office:value-type="float" office:value="0.843824404761905" calcext:value-type="float">
            <text:p>0,843824404761905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19:.D225])/7" office:value-type="float" office:value="0.794138525373997" calcext:value-type="float">
            <text:p>0,794138525373997</text:p>
          </table:table-cell>
          <table:table-cell table:style-name="ce7" table:formula="of:=SUM([.E219:.E225])/7" office:value-type="float" office:value="0.790642606516383" calcext:value-type="float">
            <text:p>0,790642606516383</text:p>
          </table:table-cell>
          <table:table-cell table:style-name="ce7" table:formula="of:=SUM([.F219:.F225])/7" office:value-type="float" office:value="0.786531606003028" calcext:value-type="float">
            <text:p>0,786531606003028</text:p>
          </table:table-cell>
          <table:table-cell table:style-name="ce7" table:formula="of:=SUM([.G219:.G225])/7" office:value-type="float" office:value="0.802546624833615" calcext:value-type="float">
            <text:p>0,802546624833615</text:p>
          </table:table-cell>
          <table:table-cell table:style-name="ce7" table:formula="of:=SUM([.H219:.H225])/7" office:value-type="float" office:value="0.78911041027368" calcext:value-type="float">
            <text:p>0,789110410273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618556701030928" calcext:value-type="float">
            <text:p>0,618556701030928</text:p>
          </table:table-cell>
          <table:table-cell office:value-type="float" office:value="0.574925074925075" calcext:value-type="float">
            <text:p>0,574925074925075</text:p>
          </table:table-cell>
          <table:table-cell office:value-type="float" office:value="0.585738539898132" calcext:value-type="float">
            <text:p>0,585738539898132</text:p>
          </table:table-cell>
          <table:table-cell office:value-type="float" office:value="0.655270655270655" calcext:value-type="float">
            <text:p>0,655270655270655</text:p>
          </table:table-cell>
          <table:table-cell office:value-type="float" office:value="0.570522577371892" calcext:value-type="float">
            <text:p>0,5705225773718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794701986754967" calcext:value-type="float">
            <text:p>0,794701986754967</text:p>
          </table:table-cell>
          <table:table-cell office:value-type="float" office:value="0.817647058823529" calcext:value-type="float">
            <text:p>0,817647058823529</text:p>
          </table:table-cell>
          <table:table-cell office:value-type="float" office:value="0.810810810810811" calcext:value-type="float">
            <text:p>0,810810810810811</text:p>
          </table:table-cell>
          <table:table-cell office:value-type="float" office:value="0.779220779220779" calcext:value-type="float">
            <text:p>0,779220779220779</text:p>
          </table:table-cell>
          <table:table-cell office:value-type="float" office:value="0.814341572406089" calcext:value-type="float">
            <text:p>0,8143415724060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845454545454545" calcext:value-type="float">
            <text:p>0,845454545454545</text:p>
          </table:table-cell>
          <table:table-cell office:value-type="float" office:value="0.844393592677345" calcext:value-type="float">
            <text:p>0,844393592677345</text:p>
          </table:table-cell>
          <table:table-cell office:value-type="float" office:value="0.849315068493151" calcext:value-type="float">
            <text:p>0,849315068493151</text:p>
          </table:table-cell>
          <table:table-cell office:value-type="float" office:value="0.841628959276018" calcext:value-type="float">
            <text:p>0,841628959276018</text:p>
          </table:table-cell>
          <table:table-cell office:value-type="float" office:value="0.84442559074912" calcext:value-type="float">
            <text:p>0,844425590749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781883194278904" calcext:value-type="float">
            <text:p>0,781883194278904</text:p>
          </table:table-cell>
          <table:table-cell office:value-type="float" office:value="0.785127201565558" calcext:value-type="float">
            <text:p>0,785127201565558</text:p>
          </table:table-cell>
          <table:table-cell office:value-type="float" office:value="0.769953051643193" calcext:value-type="float">
            <text:p>0,769953051643193</text:p>
          </table:table-cell>
          <table:table-cell office:value-type="float" office:value="0.794188861985472" calcext:value-type="float">
            <text:p>0,794188861985472</text:p>
          </table:table-cell>
          <table:table-cell office:value-type="float" office:value="0.785392303333162" calcext:value-type="float">
            <text:p>0,7853923033331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782778864970646" calcext:value-type="float">
            <text:p>0,782778864970646</text:p>
          </table:table-cell>
          <table:table-cell office:value-type="float" office:value="0.779761904761905" calcext:value-type="float">
            <text:p>0,779761904761905</text:p>
          </table:table-cell>
          <table:table-cell office:value-type="float" office:value="0.773694390715667" calcext:value-type="float">
            <text:p>0,773694390715667</text:p>
          </table:table-cell>
          <table:table-cell office:value-type="float" office:value="0.792079207920792" calcext:value-type="float">
            <text:p>0,792079207920792</text:p>
          </table:table-cell>
          <table:table-cell office:value-type="float" office:value="0.779737417081668" calcext:value-type="float">
            <text:p>0,7797374170816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731623931623932" calcext:value-type="float">
            <text:p>0,731623931623932</text:p>
          </table:table-cell>
          <table:table-cell office:value-type="float" office:value="0.692759295499021" calcext:value-type="float">
            <text:p>0,692759295499021</text:p>
          </table:table-cell>
          <table:table-cell office:value-type="float" office:value="0.694805194805195" calcext:value-type="float">
            <text:p>0,694805194805195</text:p>
          </table:table-cell>
          <table:table-cell office:value-type="float" office:value="0.772563176895307" calcext:value-type="float">
            <text:p>0,772563176895307</text:p>
          </table:table-cell>
          <table:table-cell office:value-type="float" office:value="0.685426887592953" calcext:value-type="float">
            <text:p>0,6854268875929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814583333333333" calcext:value-type="float">
            <text:p>0,814583333333333</text:p>
          </table:table-cell>
          <table:table-cell office:value-type="float" office:value="0.808189655172414" calcext:value-type="float">
            <text:p>0,808189655172414</text:p>
          </table:table-cell>
          <table:table-cell table:number-columns-repeated="2" office:value-type="float" office:value="0.814583333333333" calcext:value-type="float">
            <text:p>0,814583333333333</text:p>
          </table:table-cell>
          <table:table-cell office:value-type="float" office:value="0.807961309523809" calcext:value-type="float">
            <text:p>0,807961309523809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27:.D233])/7" office:value-type="float" office:value="0.767083222492465" calcext:value-type="float">
            <text:p>0,767083222492465</text:p>
          </table:table-cell>
          <table:table-cell table:style-name="ce7" table:formula="of:=SUM([.E227:.E233])/7" office:value-type="float" office:value="0.757543397632121" calcext:value-type="float">
            <text:p>0,757543397632121</text:p>
          </table:table-cell>
          <table:table-cell table:style-name="ce7" table:formula="of:=SUM([.F227:.F233])/7" office:value-type="float" office:value="0.756985769957069" calcext:value-type="float">
            <text:p>0,756985769957069</text:p>
          </table:table-cell>
          <table:table-cell table:style-name="ce7" table:formula="of:=SUM([.G227:.G233])/7" office:value-type="float" office:value="0.778504996271765" calcext:value-type="float">
            <text:p>0,778504996271765</text:p>
          </table:table-cell>
          <table:table-cell table:style-name="ce7" table:formula="of:=SUM([.H227:.H233])/7" office:value-type="float" office:value="0.755401094008385" calcext:value-type="float">
            <text:p>0,7554010940083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573002754820937" calcext:value-type="float">
            <text:p>0,573002754820937</text:p>
          </table:table-cell>
          <table:table-cell office:value-type="float" office:value="0.535464535464535" calcext:value-type="float">
            <text:p>0,535464535464535</text:p>
          </table:table-cell>
          <table:table-cell office:value-type="float" office:value="0.554666666666667" calcext:value-type="float">
            <text:p>0,554666666666667</text:p>
          </table:table-cell>
          <table:table-cell office:value-type="float" office:value="0.592592592592593" calcext:value-type="float">
            <text:p>0,592592592592593</text:p>
          </table:table-cell>
          <table:table-cell office:value-type="float" office:value="0.532334230964368" calcext:value-type="float">
            <text:p>0,5323342309643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896103896103896" calcext:value-type="float">
            <text:p>0,896103896103896</text:p>
          </table:table-cell>
          <table:table-cell office:value-type="float" office:value="0.905882352941176" calcext:value-type="float">
            <text:p>0,905882352941176</text:p>
          </table:table-cell>
          <table:table-cell table:number-columns-repeated="2" office:value-type="float" office:value="0.896103896103896" calcext:value-type="float">
            <text:p>0,896103896103896</text:p>
          </table:table-cell>
          <table:table-cell office:value-type="float" office:value="0.905041195363776" calcext:value-type="float">
            <text:p>0,9050411953637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890160183066362" calcext:value-type="float">
            <text:p>0,890160183066362</text:p>
          </table:table-cell>
          <table:table-cell office:value-type="float" office:value="0.877729257641921" calcext:value-type="float">
            <text:p>0,877729257641921</text:p>
          </table:table-cell>
          <table:table-cell office:value-type="float" office:value="0.909502262443439" calcext:value-type="float">
            <text:p>0,909502262443439</text:p>
          </table:table-cell>
          <table:table-cell office:value-type="float" office:value="0.889936316406905" calcext:value-type="float">
            <text:p>0,8899363164069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836947791164659" calcext:value-type="float">
            <text:p>0,836947791164659</text:p>
          </table:table-cell>
          <table:table-cell office:value-type="float" office:value="0.841095890410959" calcext:value-type="float">
            <text:p>0,841095890410959</text:p>
          </table:table-cell>
          <table:table-cell office:value-type="float" office:value="0.832933653077538" calcext:value-type="float">
            <text:p>0,832933653077538</text:p>
          </table:table-cell>
          <table:table-cell office:value-type="float" office:value="0.841000807102502" calcext:value-type="float">
            <text:p>0,841000807102502</text:p>
          </table:table-cell>
          <table:table-cell office:value-type="float" office:value="0.841093108718424" calcext:value-type="float">
            <text:p>0,8410931087184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833824975417896" calcext:value-type="float">
            <text:p>0,833824975417896</text:p>
          </table:table-cell>
          <table:table-cell office:value-type="float" office:value="0.83234126984127" calcext:value-type="float">
            <text:p>0,83234126984127</text:p>
          </table:table-cell>
          <table:table-cell office:value-type="float" office:value="0.828125" calcext:value-type="float">
            <text:p>0,828125</text:p>
          </table:table-cell>
          <table:table-cell office:value-type="float" office:value="0.839603960396039" calcext:value-type="float">
            <text:p>0,839603960396039</text:p>
          </table:table-cell>
          <table:table-cell office:value-type="float" office:value="0.832326831092652" calcext:value-type="float">
            <text:p>0,8323268310926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779541446208113" calcext:value-type="float">
            <text:p>0,779541446208113</text:p>
          </table:table-cell>
          <table:table-cell office:value-type="float" office:value="0.755381604696673" calcext:value-type="float">
            <text:p>0,755381604696673</text:p>
          </table:table-cell>
          <table:table-cell office:value-type="float" office:value="0.762068965517241" calcext:value-type="float">
            <text:p>0,762068965517241</text:p>
          </table:table-cell>
          <table:table-cell office:value-type="float" office:value="0.797833935018051" calcext:value-type="float">
            <text:p>0,797833935018051</text:p>
          </table:table-cell>
          <table:table-cell office:value-type="float" office:value="0.751481070073128" calcext:value-type="float">
            <text:p>0,7514810700731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859521331945889" calcext:value-type="float">
            <text:p>0,859521331945889</text:p>
          </table:table-cell>
          <table:table-cell office:value-type="float" office:value="0.854525862068966" calcext:value-type="float">
            <text:p>0,854525862068966</text:p>
          </table:table-cell>
          <table:table-cell office:value-type="float" office:value="0.858627858627859" calcext:value-type="float">
            <text:p>0,858627858627859</text:p>
          </table:table-cell>
          <table:table-cell office:value-type="float" office:value="0.860416666666667" calcext:value-type="float">
            <text:p>0,860416666666667</text:p>
          </table:table-cell>
          <table:table-cell office:value-type="float" office:value="0.854315476190476" calcext:value-type="float">
            <text:p>0,854315476190476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35:.D241])/7" office:value-type="float" office:value="0.810325075570675" calcext:value-type="float">
            <text:p>0,810325075570675</text:p>
          </table:table-cell>
          <table:table-cell table:style-name="ce7" table:formula="of:=SUM([.E235:.E241])/7" office:value-type="float" office:value="0.802121671212849" calcext:value-type="float">
            <text:p>0,802121671212849</text:p>
          </table:table-cell>
          <table:table-cell table:style-name="ce7" table:formula="of:=SUM([.F235:.F241])/7" office:value-type="float" office:value="0.801465042519303" calcext:value-type="float">
            <text:p>0,801465042519303</text:p>
          </table:table-cell>
          <table:table-cell table:style-name="ce7" table:formula="of:=SUM([.G235:.G241])/7" office:value-type="float" office:value="0.81957916004617" calcext:value-type="float">
            <text:p>0,81957916004617</text:p>
          </table:table-cell>
          <table:table-cell table:style-name="ce7" table:formula="of:=SUM([.H235:.H241])/7" office:value-type="float" office:value="0.800932604115676" calcext:value-type="float">
            <text:p>0,800932604115676</text:p>
          </table:table-cell>
        </table:table-row>
      </table:table>
      <table:table table:name="QP1 - ALL" table:style-name="ta1">
        <office:forms form:automatic-focus="false" form:apply-design-mode="false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7" table:default-cell-style-name="ce6"/>
        <table:table-column table:style-name="co8" table:default-cell-style-name="ce6"/>
        <table:table-column table:style-name="co9" table:default-cell-style-name="ce10"/>
        <table:table-column table:style-name="co10" table:default-cell-style-name="ce6"/>
        <table:table-column table:style-name="co11" table:default-cell-style-name="ce6"/>
        <table:table-column table:style-name="co10" table:default-cell-style-name="ce6"/>
        <table:table-column table:style-name="co1" table:default-cell-style-name="ce6"/>
        <table:table-column table:style-name="co12" table:default-cell-style-name="ce6"/>
        <table:table-column table:style-name="co1" table:default-cell-style-name="ce6"/>
        <table:table-column table:style-name="co13" table:default-cell-style-name="ce6"/>
        <table:table-column table:style-name="co1" table:number-columns-repeated="3" table:default-cell-style-name="ce6"/>
        <table:table-column table:style-name="co1" table:number-columns-repeated="48" table:default-cell-style-name="Default"/>
        <table:table-row table:style-name="ro2">
          <table:table-cell table:style-name="Default" table:number-columns-repeated="16"/>
          <table:table-cell table:number-columns-repeated="48"/>
        </table:table-row>
        <table:table-row table:style-name="ro1">
          <table:table-cell table:style-name="ce1" office:value-type="string" calcext:value-type="string" table:number-columns-spanned="3" table:number-rows-spanned="1">
            <text:p>Model Data</text:p>
          </table:table-cell>
          <table:covered-table-cell table:number-columns-repeated="2" table:style-name="ce5"/>
          <table:table-cell table:style-name="ce8" office:value-type="string" calcext:value-type="string" table:number-columns-spanned="3" table:number-rows-spanned="1">
            <text:p>Strategy Metrics</text:p>
          </table:table-cell>
          <table:covered-table-cell table:number-columns-repeated="2" table:style-name="ce5"/>
          <table:table-cell table:style-name="ce1" office:value-type="string" calcext:value-type="string" table:number-columns-spanned="5" table:number-rows-spanned="1">
            <text:p>Model Metrics</text:p>
          </table:table-cell>
          <table:covered-table-cell table:number-columns-repeated="4" table:style-name="ce5"/>
          <table:table-cell table:style-name="ce1" office:value-type="string" calcext:value-type="string" table:number-columns-spanned="5" table:number-rows-spanned="1">
            <text:p>Class Metrics</text:p>
          </table:table-cell>
          <table:covered-table-cell table:number-columns-repeated="4" table:style-name="ce5"/>
          <table:table-cell table:number-columns-repeated="48"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Epoch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Swing Return</text:p>
          </table:table-cell>
          <table:table-cell table:style-name="ce2" office:value-type="string" calcext:value-type="string">
            <text:p>Buy &amp; Hold Return</text:p>
          </table:table-cell>
          <table:table-cell table:style-name="ce9" office:value-type="string" calcext:value-type="string">
            <text:p>Auto13 ($22k) Retur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Mean² Error</text:p>
          </table:table-cell>
          <table:table-cell table:style-name="ce2" office:value-type="string" calcext:value-type="string">
            <text:p>Mean Abs. Erro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Cosine Sim.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ROC AUC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281.879281" calcext:value-type="float">
            <text:p>281,879281</text:p>
          </table:table-cell>
          <table:table-cell office:value-type="float" office:value="98.304645" calcext:value-type="float">
            <text:p>98,304645</text:p>
          </table:table-cell>
          <table:table-cell office:value-type="float" office:value="15713.814794" calcext:value-type="float">
            <text:p>15713,814794</text:p>
          </table:table-cell>
          <table:table-cell table:number-columns-repeated="2" office:value-type="float" office:value="1906.87353515625" calcext:value-type="float">
            <text:p>1906,87353515625</text:p>
          </table:table-cell>
          <table:table-cell office:value-type="float" office:value="38.2236404418945" calcext:value-type="float">
            <text:p>38,2236404418945</text:p>
          </table:table-cell>
          <table:table-cell office:value-type="float" office:value="0.0402617007493973" calcext:value-type="float">
            <text:p>0,040261700749397</text:p>
          </table:table-cell>
          <table:table-cell office:value-type="float" office:value="0.998102068901062" calcext:value-type="float">
            <text:p>0,998102068901062</text:p>
          </table:table-cell>
          <table:table-cell office:value-type="float" office:value="0.665452890304961" calcext:value-type="float">
            <text:p>0,665452890304961</text:p>
          </table:table-cell>
          <table:table-cell office:value-type="float" office:value="0.6325" calcext:value-type="float">
            <text:p>0,6325</text:p>
          </table:table-cell>
          <table:table-cell office:value-type="float" office:value="0.638986013986014" calcext:value-type="float">
            <text:p>0,638986013986014</text:p>
          </table:table-cell>
          <table:table-cell office:value-type="float" office:value="0.694207027540361" calcext:value-type="float">
            <text:p>0,694207027540361</text:p>
          </table:table-cell>
          <table:table-cell office:value-type="float" office:value="0.62904649159489" calcext:value-type="float">
            <text:p>0,62904649159489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31.47" calcext:value-type="float">
            <text:p>31,47</text:p>
          </table:table-cell>
          <table:table-cell office:value-type="float" office:value="-23.780002" calcext:value-type="float">
            <text:p>-23,780002</text:p>
          </table:table-cell>
          <table:table-cell office:value-type="float" office:value="8706.40006799999" calcext:value-type="float">
            <text:p>8706,40006799999</text:p>
          </table:table-cell>
          <table:table-cell table:number-columns-repeated="2" office:value-type="float" office:value="152.301330566406" calcext:value-type="float">
            <text:p>152,301330566406</text:p>
          </table:table-cell>
          <table:table-cell office:value-type="float" office:value="11.6966800689697" calcext:value-type="float">
            <text:p>11,6966800689697</text:p>
          </table:table-cell>
          <table:table-cell office:value-type="float" office:value="0.161290317773819" calcext:value-type="float">
            <text:p>0,161290317773819</text:p>
          </table:table-cell>
          <table:table-cell office:value-type="float" office:value="0.902887463569641" calcext:value-type="float">
            <text:p>0,902887463569641</text:p>
          </table:table-cell>
          <table:table-cell office:value-type="float" office:value="0.731707317073171" calcext:value-type="float">
            <text:p>0,731707317073171</text:p>
          </table:table-cell>
          <table:table-cell office:value-type="float" office:value="0.738095238095238" calcext:value-type="float">
            <text:p>0,738095238095238</text:p>
          </table:table-cell>
          <table:table-cell office:value-type="float" office:value="0.689655172413793" calcext:value-type="float">
            <text:p>0,689655172413793</text:p>
          </table:table-cell>
          <table:table-cell office:value-type="float" office:value="0.779220779220779" calcext:value-type="float">
            <text:p>0,779220779220779</text:p>
          </table:table-cell>
          <table:table-cell office:value-type="float" office:value="0.741258741258741" calcext:value-type="float">
            <text:p>0,74125874125874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6493.865715" calcext:value-type="float">
            <text:p>36493,865715</text:p>
          </table:table-cell>
          <table:table-cell office:value-type="float" office:value="1330.264648" calcext:value-type="float">
            <text:p>1330,264648</text:p>
          </table:table-cell>
          <table:table-cell office:value-type="float" office:value="72987.73143" calcext:value-type="float">
            <text:p>72987,73143</text:p>
          </table:table-cell>
          <table:table-cell table:number-columns-repeated="2" office:value-type="float" office:value="84470744" calcext:value-type="float">
            <text:p>84470744</text:p>
          </table:table-cell>
          <table:table-cell office:value-type="float" office:value="9068.484375" calcext:value-type="float">
            <text:p>9068,484375</text:p>
          </table:table-cell>
          <table:table-cell office:value-type="float" office:value="0.0661938562989235" calcext:value-type="float">
            <text:p>0,066193856298924</text:p>
          </table:table-cell>
          <table:table-cell office:value-type="float" office:value="0.998106420040131" calcext:value-type="float">
            <text:p>0,998106420040131</text:p>
          </table:table-cell>
          <table:table-cell office:value-type="float" office:value="0.826291079812207" calcext:value-type="float">
            <text:p>0,826291079812207</text:p>
          </table:table-cell>
          <table:table-cell office:value-type="float" office:value="0.830275229357798" calcext:value-type="float">
            <text:p>0,830275229357798</text:p>
          </table:table-cell>
          <table:table-cell office:value-type="float" office:value="0.854368932038835" calcext:value-type="float">
            <text:p>0,854368932038835</text:p>
          </table:table-cell>
          <table:table-cell office:value-type="float" office:value="0.8" calcext:value-type="float">
            <text:p>0,8</text:p>
          </table:table-cell>
          <table:table-cell office:value-type="float" office:value="0.830555555555556" calcext:value-type="float">
            <text:p>0,830555555555556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44.004606" calcext:value-type="float">
            <text:p>244,004606</text:p>
          </table:table-cell>
          <table:table-cell office:value-type="float" office:value="-6.804231" calcext:value-type="float">
            <text:p>-6,804231</text:p>
          </table:table-cell>
          <table:table-cell office:value-type="float" office:value="129164.709118" calcext:value-type="float">
            <text:p>129164,709118</text:p>
          </table:table-cell>
          <table:table-cell table:number-columns-repeated="2" office:value-type="float" office:value="420.935272216797" calcext:value-type="float">
            <text:p>420,935272216797</text:p>
          </table:table-cell>
          <table:table-cell office:value-type="float" office:value="19.3066539764404" calcext:value-type="float">
            <text:p>19,3066539764404</text:p>
          </table:table-cell>
          <table:table-cell office:value-type="float" office:value="0.0806768983602524" calcext:value-type="float">
            <text:p>0,080676898360252</text:p>
          </table:table-cell>
          <table:table-cell office:value-type="float" office:value="0.999475181102753" calcext:value-type="float">
            <text:p>0,999475181102753</text:p>
          </table:table-cell>
          <table:table-cell office:value-type="float" office:value="0.894882982943276" calcext:value-type="float">
            <text:p>0,894882982943276</text:p>
          </table:table-cell>
          <table:table-cell office:value-type="float" office:value="0.896241190289742" calcext:value-type="float">
            <text:p>0,896241190289742</text:p>
          </table:table-cell>
          <table:table-cell office:value-type="float" office:value="0.879189399844115" calcext:value-type="float">
            <text:p>0,879189399844115</text:p>
          </table:table-cell>
          <table:table-cell office:value-type="float" office:value="0.911147011308562" calcext:value-type="float">
            <text:p>0,911147011308562</text:p>
          </table:table-cell>
          <table:table-cell office:value-type="float" office:value="0.896682928146682" calcext:value-type="float">
            <text:p>0,89668292814668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116.569995" calcext:value-type="float">
            <text:p>116,569995</text:p>
          </table:table-cell>
          <table:table-cell office:value-type="float" office:value="-4.65" calcext:value-type="float">
            <text:p>-4,65</text:p>
          </table:table-cell>
          <table:table-cell office:value-type="float" office:value="72379.9975619999" calcext:value-type="float">
            <text:p>72379,9975619999</text:p>
          </table:table-cell>
          <table:table-cell table:number-columns-repeated="2" office:value-type="float" office:value="145.581756591797" calcext:value-type="float">
            <text:p>145,581756591797</text:p>
          </table:table-cell>
          <table:table-cell office:value-type="float" office:value="11.6855573654175" calcext:value-type="float">
            <text:p>11,6855573654175</text:p>
          </table:table-cell>
          <table:table-cell office:value-type="float" office:value="0.041247483342886" calcext:value-type="float">
            <text:p>0,041247483342886</text:p>
          </table:table-cell>
          <table:table-cell office:value-type="float" office:value="0.998269319534302" calcext:value-type="float">
            <text:p>0,998269319534302</text:p>
          </table:table-cell>
          <table:table-cell office:value-type="float" office:value="0.91609081934847" calcext:value-type="float">
            <text:p>0,91609081934847</text:p>
          </table:table-cell>
          <table:table-cell office:value-type="float" office:value="0.915590863952334" calcext:value-type="float">
            <text:p>0,915590863952334</text:p>
          </table:table-cell>
          <table:table-cell office:value-type="float" office:value="0.911591355599214" calcext:value-type="float">
            <text:p>0,911591355599214</text:p>
          </table:table-cell>
          <table:table-cell office:value-type="float" office:value="0.920634920634921" calcext:value-type="float">
            <text:p>0,920634920634921</text:p>
          </table:table-cell>
          <table:table-cell office:value-type="float" office:value="0.915585849979488" calcext:value-type="float">
            <text:p>0,915585849979488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990.975922" calcext:value-type="float">
            <text:p>990,975922</text:p>
          </table:table-cell>
          <table:table-cell office:value-type="float" office:value="370.564003" calcext:value-type="float">
            <text:p>370,564003</text:p>
          </table:table-cell>
          <table:table-cell office:value-type="float" office:value="21346.286101" calcext:value-type="float">
            <text:p>21346,286101</text:p>
          </table:table-cell>
          <table:table-cell table:number-columns-repeated="2" office:value-type="float" office:value="26783.70703125" calcext:value-type="float">
            <text:p>26783,70703125</text:p>
          </table:table-cell>
          <table:table-cell office:value-type="float" office:value="121.967361450195" calcext:value-type="float">
            <text:p>121,967361450195</text:p>
          </table:table-cell>
          <table:table-cell office:value-type="float" office:value="0.0925553292036057" calcext:value-type="float">
            <text:p>0,092555329203606</text:p>
          </table:table-cell>
          <table:table-cell office:value-type="float" office:value="0.995286822319031" calcext:value-type="float">
            <text:p>0,995286822319031</text:p>
          </table:table-cell>
          <table:table-cell office:value-type="float" office:value="0.756944444444444" calcext:value-type="float">
            <text:p>0,756944444444444</text:p>
          </table:table-cell>
          <table:table-cell office:value-type="float" office:value="0.725490196078431" calcext:value-type="float">
            <text:p>0,725490196078431</text:p>
          </table:table-cell>
          <table:table-cell office:value-type="float" office:value="0.729096989966555" calcext:value-type="float">
            <text:p>0,729096989966555</text:p>
          </table:table-cell>
          <table:table-cell office:value-type="float" office:value="0.787003610108303" calcext:value-type="float">
            <text:p>0,787003610108303</text:p>
          </table:table-cell>
          <table:table-cell office:value-type="float" office:value="0.719682062564881" calcext:value-type="float">
            <text:p>0,71968206256488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94.63" calcext:value-type="float">
            <text:p>94,63</text:p>
          </table:table-cell>
          <table:table-cell office:value-type="float" office:value="-0.0700000000000021" calcext:value-type="float">
            <text:p>-0,070000000000002</text:p>
          </table:table-cell>
          <table:table-cell office:value-type="float" office:value="40167.06" calcext:value-type="float">
            <text:p>40167,06</text:p>
          </table:table-cell>
          <table:table-cell table:number-columns-repeated="2" office:value-type="float" office:value="135.439071655273" calcext:value-type="float">
            <text:p>135,439071655273</text:p>
          </table:table-cell>
          <table:table-cell office:value-type="float" office:value="11.4821138381958" calcext:value-type="float">
            <text:p>11,4821138381958</text:p>
          </table:table-cell>
          <table:table-cell office:value-type="float" office:value="0.0733041539788246" calcext:value-type="float">
            <text:p>0,073304153978825</text:p>
          </table:table-cell>
          <table:table-cell office:value-type="float" office:value="0.99920666217804" calcext:value-type="float">
            <text:p>0,99920666217804</text:p>
          </table:table-cell>
          <table:table-cell office:value-type="float" office:value="0.861313868613139" calcext:value-type="float">
            <text:p>0,861313868613139</text:p>
          </table:table-cell>
          <table:table-cell office:value-type="float" office:value="0.856526429341963" calcext:value-type="float">
            <text:p>0,856526429341963</text:p>
          </table:table-cell>
          <table:table-cell office:value-type="float" office:value="0.862212943632568" calcext:value-type="float">
            <text:p>0,862212943632568</text:p>
          </table:table-cell>
          <table:table-cell office:value-type="float" office:value="0.860416666666667" calcext:value-type="float">
            <text:p>0,860416666666667</text:p>
          </table:table-cell>
          <table:table-cell office:value-type="float" office:value="0.856382829977629" calcext:value-type="float">
            <text:p>0,856382829977629</text:p>
          </table:table-cell>
          <table:table-cell table:number-columns-repeated="4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4:.D10])/7" office:value-type="float" office:value="5464.77078842857" calcext:value-type="float">
            <text:p>5464,77078842857</text:p>
          </table:table-cell>
          <table:table-cell table:style-name="ce7" table:formula="of:=SUM([.E4:.E10])/7" office:value-type="float" office:value="251.975580428571" calcext:value-type="float">
            <text:p>251,975580428571</text:p>
          </table:table-cell>
          <table:table-cell table:style-name="ce11" table:formula="of:=SUM([.F4:.F10])/7" office:value-type="float" office:value="51495.1427247143" calcext:value-type="float">
            <text:p>51495,1427247143</text:p>
          </table:table-cell>
          <table:table-cell table:style-name="ce7" table:formula="of:=SUM([.G4:.G10])/7" office:value-type="float" office:value="12071469.8339996" calcext:value-type="float">
            <text:p>12071469,8339996</text:p>
          </table:table-cell>
          <table:table-cell table:style-name="ce7" table:formula="of:=SUM([.H4:.H10])/7" office:value-type="float" office:value="12071469.8339996" calcext:value-type="float">
            <text:p>12071469,8339996</text:p>
          </table:table-cell>
          <table:table-cell table:style-name="ce7" table:formula="of:=SUM([.I4:.I10])/7" office:value-type="float" office:value="1326.12091173444" calcext:value-type="float">
            <text:p>1326,12091173444</text:p>
          </table:table-cell>
          <table:table-cell table:style-name="ce7" table:formula="of:=SUM([.J4:.J10])/7" office:value-type="float" office:value="0.0793613913868155" calcext:value-type="float">
            <text:p>0,079361391386816</text:p>
          </table:table-cell>
          <table:table-cell table:style-name="ce7" table:formula="of:=SUM([.K4:.K10])/7" office:value-type="float" office:value="0.984476276806423" calcext:value-type="float">
            <text:p>0,984476276806423</text:p>
          </table:table-cell>
          <table:table-cell table:style-name="ce7" table:formula="of:=SUM([.L4:.L10])/7" office:value-type="float" office:value="0.80752620036281" calcext:value-type="float">
            <text:p>0,80752620036281</text:p>
          </table:table-cell>
          <table:table-cell table:style-name="ce7" table:formula="of:=SUM([.M4:.M10])/7" office:value-type="float" office:value="0.799245592445072" calcext:value-type="float">
            <text:p>0,799245592445072</text:p>
          </table:table-cell>
          <table:table-cell table:style-name="ce7" table:formula="of:=SUM([.N4:.N10])/7" office:value-type="float" office:value="0.795014401068728" calcext:value-type="float">
            <text:p>0,795014401068728</text:p>
          </table:table-cell>
          <table:table-cell table:style-name="ce7" table:formula="of:=SUM([.O4:.O10])/7" office:value-type="float" office:value="0.821804287925656" calcext:value-type="float">
            <text:p>0,821804287925656</text:p>
          </table:table-cell>
          <table:table-cell table:style-name="ce7" table:formula="of:=SUM([.P4:.P10])/7" office:value-type="float" office:value="0.798456351296838" calcext:value-type="float">
            <text:p>0,798456351296838</text:p>
          </table:table-cell>
          <table:table-cell table:style-name="ce12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533.653213" calcext:value-type="float">
            <text:p>533,653213</text:p>
          </table:table-cell>
          <table:table-cell office:value-type="float" office:value="98.304645" calcext:value-type="float">
            <text:p>98,304645</text:p>
          </table:table-cell>
          <table:table-cell office:value-type="float" office:value="70882.6958389999" calcext:value-type="float">
            <text:p>70882,6958389999</text:p>
          </table:table-cell>
          <table:table-cell table:number-columns-repeated="2" office:value-type="float" office:value="1907.61975097656" calcext:value-type="float">
            <text:p>1907,61975097656</text:p>
          </table:table-cell>
          <table:table-cell office:value-type="float" office:value="38.2330055236816" calcext:value-type="float">
            <text:p>38,2330055236816</text:p>
          </table:table-cell>
          <table:table-cell office:value-type="float" office:value="0.0402617007493973" calcext:value-type="float">
            <text:p>0,040261700749397</text:p>
          </table:table-cell>
          <table:table-cell office:value-type="float" office:value="0.998648583889008" calcext:value-type="float">
            <text:p>0,998648583889008</text:p>
          </table:table-cell>
          <table:table-cell office:value-type="float" office:value="0.863593603010348" calcext:value-type="float">
            <text:p>0,863593603010348</text:p>
          </table:table-cell>
          <table:table-cell office:value-type="float" office:value="0.855" calcext:value-type="float">
            <text:p>0,855</text:p>
          </table:table-cell>
          <table:table-cell office:value-type="float" office:value="0.855545200372787" calcext:value-type="float">
            <text:p>0,855545200372787</text:p>
          </table:table-cell>
          <table:table-cell office:value-type="float" office:value="0.871794871794872" calcext:value-type="float">
            <text:p>0,871794871794872</text:p>
          </table:table-cell>
          <table:table-cell office:value-type="float" office:value="0.854060054693634" calcext:value-type="float">
            <text:p>0,854060054693634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31.38" calcext:value-type="float">
            <text:p>31,38</text:p>
          </table:table-cell>
          <table:table-cell office:value-type="float" office:value="-23.780002" calcext:value-type="float">
            <text:p>-23,780002</text:p>
          </table:table-cell>
          <table:table-cell office:value-type="float" office:value="8326.51003299999" calcext:value-type="float">
            <text:p>8326,51003299999</text:p>
          </table:table-cell>
          <table:table-cell table:number-columns-repeated="2" office:value-type="float" office:value="152.139938354492" calcext:value-type="float">
            <text:p>152,139938354492</text:p>
          </table:table-cell>
          <table:table-cell office:value-type="float" office:value="11.6902303695679" calcext:value-type="float">
            <text:p>11,6902303695679</text:p>
          </table:table-cell>
          <table:table-cell office:value-type="float" office:value="0.141935482621193" calcext:value-type="float">
            <text:p>0,141935482621193</text:p>
          </table:table-cell>
          <table:table-cell office:value-type="float" office:value="0.831190347671509" calcext:value-type="float">
            <text:p>0,831190347671509</text:p>
          </table:table-cell>
          <table:table-cell office:value-type="float" office:value="0.725" calcext:value-type="float">
            <text:p>0,725</text:p>
          </table:table-cell>
          <table:table-cell office:value-type="float" office:value="0.738095238095238" calcext:value-type="float">
            <text:p>0,738095238095238</text:p>
          </table:table-cell>
          <table:table-cell office:value-type="float" office:value="0.698795180722892" calcext:value-type="float">
            <text:p>0,698795180722892</text:p>
          </table:table-cell>
          <table:table-cell office:value-type="float" office:value="0.753246753246753" calcext:value-type="float">
            <text:p>0,753246753246753</text:p>
          </table:table-cell>
          <table:table-cell office:value-type="float" office:value="0.739260739260739" calcext:value-type="float">
            <text:p>0,739260739260739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4558.269035" calcext:value-type="float">
            <text:p>34558,269035</text:p>
          </table:table-cell>
          <table:table-cell office:value-type="float" office:value="1330.264648" calcext:value-type="float">
            <text:p>1330,264648</text:p>
          </table:table-cell>
          <table:table-cell office:value-type="float" office:value="69116.53807" calcext:value-type="float">
            <text:p>69116,53807</text:p>
          </table:table-cell>
          <table:table-cell table:number-columns-repeated="2" office:value-type="float" office:value="84471200" calcext:value-type="float">
            <text:p>84471200</text:p>
          </table:table-cell>
          <table:table-cell office:value-type="float" office:value="9068.5087890625" calcext:value-type="float">
            <text:p>9068,5087890625</text:p>
          </table:table-cell>
          <table:table-cell office:value-type="float" office:value="0.132387712597847" calcext:value-type="float">
            <text:p>0,132387712597847</text:p>
          </table:table-cell>
          <table:table-cell office:value-type="float" office:value="0.997642517089844" calcext:value-type="float">
            <text:p>0,997642517089844</text:p>
          </table:table-cell>
          <table:table-cell office:value-type="float" office:value="0.785714285714286" calcext:value-type="float">
            <text:p>0,785714285714286</text:p>
          </table:table-cell>
          <table:table-cell office:value-type="float" office:value="0.793577981651376" calcext:value-type="float">
            <text:p>0,793577981651376</text:p>
          </table:table-cell>
          <table:table-cell office:value-type="float" office:value="0.825" calcext:value-type="float">
            <text:p>0,825</text:p>
          </table:table-cell>
          <table:table-cell office:value-type="float" office:value="0.75" calcext:value-type="float">
            <text:p>0,75</text:p>
          </table:table-cell>
          <table:table-cell office:value-type="float" office:value="0.793981481481482" calcext:value-type="float">
            <text:p>0,79398148148148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52.588459" calcext:value-type="float">
            <text:p>252,588459</text:p>
          </table:table-cell>
          <table:table-cell office:value-type="float" office:value="-6.804231" calcext:value-type="float">
            <text:p>-6,804231</text:p>
          </table:table-cell>
          <table:table-cell office:value-type="float" office:value="172508.766411" calcext:value-type="float">
            <text:p>172508,766411</text:p>
          </table:table-cell>
          <table:table-cell table:number-columns-repeated="2" office:value-type="float" office:value="421.458190917969" calcext:value-type="float">
            <text:p>421,458190917969</text:p>
          </table:table-cell>
          <table:table-cell office:value-type="float" office:value="19.3183059692383" calcext:value-type="float">
            <text:p>19,3183059692383</text:p>
          </table:table-cell>
          <table:table-cell office:value-type="float" office:value="0.0425029508769512" calcext:value-type="float">
            <text:p>0,042502950876951</text:p>
          </table:table-cell>
          <table:table-cell office:value-type="float" office:value="0.999443233013153" calcext:value-type="float">
            <text:p>0,999443233013153</text:p>
          </table:table-cell>
          <table:table-cell office:value-type="float" office:value="0.927062574730968" calcext:value-type="float">
            <text:p>0,927062574730968</text:p>
          </table:table-cell>
          <table:table-cell office:value-type="float" office:value="0.928347689898199" calcext:value-type="float">
            <text:p>0,928347689898199</text:p>
          </table:table-cell>
          <table:table-cell office:value-type="float" office:value="0.915027537372148" calcext:value-type="float">
            <text:p>0,915027537372148</text:p>
          </table:table-cell>
          <table:table-cell office:value-type="float" office:value="0.939418416801292" calcext:value-type="float">
            <text:p>0,939418416801292</text:p>
          </table:table-cell>
          <table:table-cell office:value-type="float" office:value="0.92867577375019" calcext:value-type="float">
            <text:p>0,92867577375019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17.269991" calcext:value-type="float">
            <text:p>117,269991</text:p>
          </table:table-cell>
          <table:table-cell office:value-type="float" office:value="-4.65" calcext:value-type="float">
            <text:p>-4,65</text:p>
          </table:table-cell>
          <table:table-cell office:value-type="float" office:value="79575.876127" calcext:value-type="float">
            <text:p>79575,876127</text:p>
          </table:table-cell>
          <table:table-cell table:number-columns-repeated="2" office:value-type="float" office:value="145.585968017578" calcext:value-type="float">
            <text:p>145,585968017578</text:p>
          </table:table-cell>
          <table:table-cell office:value-type="float" office:value="11.6855449676514" calcext:value-type="float">
            <text:p>11,6855449676514</text:p>
          </table:table-cell>
          <table:table-cell office:value-type="float" office:value="0.070422537624836" calcext:value-type="float">
            <text:p>0,070422537624836</text:p>
          </table:table-cell>
          <table:table-cell office:value-type="float" office:value="0.998219966888428" calcext:value-type="float">
            <text:p>0,998219966888428</text:p>
          </table:table-cell>
          <table:table-cell office:value-type="float" office:value="0.924752475247525" calcext:value-type="float">
            <text:p>0,924752475247525</text:p>
          </table:table-cell>
          <table:table-cell office:value-type="float" office:value="0.924528301886792" calcext:value-type="float">
            <text:p>0,924528301886792</text:p>
          </table:table-cell>
          <table:table-cell office:value-type="float" office:value="0.922924901185771" calcext:value-type="float">
            <text:p>0,922924901185771</text:p>
          </table:table-cell>
          <table:table-cell office:value-type="float" office:value="0.926587301587302" calcext:value-type="float">
            <text:p>0,926587301587302</text:p>
          </table:table-cell>
          <table:table-cell office:value-type="float" office:value="0.924526255167408" calcext:value-type="float">
            <text:p>0,924526255167408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326.224047" calcext:value-type="float">
            <text:p>1326,224047</text:p>
          </table:table-cell>
          <table:table-cell office:value-type="float" office:value="370.564003" calcext:value-type="float">
            <text:p>370,564003</text:p>
          </table:table-cell>
          <table:table-cell office:value-type="float" office:value="50419.427801" calcext:value-type="float">
            <text:p>50419,427801</text:p>
          </table:table-cell>
          <table:table-cell table:number-columns-repeated="2" office:value-type="float" office:value="26781.595703125" calcext:value-type="float">
            <text:p>26781,595703125</text:p>
          </table:table-cell>
          <table:table-cell office:value-type="float" office:value="121.964576721191" calcext:value-type="float">
            <text:p>121,964576721191</text:p>
          </table:table-cell>
          <table:table-cell office:value-type="float" office:value="0.0684104636311531" calcext:value-type="float">
            <text:p>0,068410463631153</text:p>
          </table:table-cell>
          <table:table-cell office:value-type="float" office:value="0.995461165904999" calcext:value-type="float">
            <text:p>0,995461165904999</text:p>
          </table:table-cell>
          <table:table-cell office:value-type="float" office:value="0.916083916083916" calcext:value-type="float">
            <text:p>0,916083916083916</text:p>
          </table:table-cell>
          <table:table-cell office:value-type="float" office:value="0.905882352941176" calcext:value-type="float">
            <text:p>0,905882352941176</text:p>
          </table:table-cell>
          <table:table-cell office:value-type="float" office:value="0.888135593220339" calcext:value-type="float">
            <text:p>0,888135593220339</text:p>
          </table:table-cell>
          <table:table-cell office:value-type="float" office:value="0.945848375451264" calcext:value-type="float">
            <text:p>0,945848375451264</text:p>
          </table:table-cell>
          <table:table-cell office:value-type="float" office:value="0.902108737081855" calcext:value-type="float">
            <text:p>0,902108737081855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102.27" calcext:value-type="float">
            <text:p>102,27</text:p>
          </table:table-cell>
          <table:table-cell office:value-type="float" office:value="-0.0700000000000021" calcext:value-type="float">
            <text:p>-0,070000000000002</text:p>
          </table:table-cell>
          <table:table-cell office:value-type="float" office:value="62782.4" calcext:value-type="float">
            <text:p>62782,4</text:p>
          </table:table-cell>
          <table:table-cell table:number-columns-repeated="2" office:value-type="float" office:value="135.417434692383" calcext:value-type="float">
            <text:p>135,417434692383</text:p>
          </table:table-cell>
          <table:table-cell office:value-type="float" office:value="11.4810342788696" calcext:value-type="float">
            <text:p>11,4810342788696</text:p>
          </table:table-cell>
          <table:table-cell office:value-type="float" office:value="0.12910284101963" calcext:value-type="float">
            <text:p>0,12910284101963</text:p>
          </table:table-cell>
          <table:table-cell office:value-type="float" office:value="0.999180316925049" calcext:value-type="float">
            <text:p>0,999180316925049</text:p>
          </table:table-cell>
          <table:table-cell office:value-type="float" office:value="0.945833333333333" calcext:value-type="float">
            <text:p>0,945833333333333</text:p>
          </table:table-cell>
          <table:table-cell office:value-type="float" office:value="0.943905070118662" calcext:value-type="float">
            <text:p>0,943905070118662</text:p>
          </table:table-cell>
          <table:table-cell table:number-columns-repeated="2" office:value-type="float" office:value="0.945833333333333" calcext:value-type="float">
            <text:p>0,945833333333333</text:p>
          </table:table-cell>
          <table:table-cell office:value-type="float" office:value="0.94383389261745" calcext:value-type="float">
            <text:p>0,94383389261745</text:p>
          </table:table-cell>
          <table:table-cell table:number-columns-repeated="4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2:.D18])/7" office:value-type="float" office:value="5274.52210642857" calcext:value-type="float">
            <text:p>5274,52210642857</text:p>
          </table:table-cell>
          <table:table-cell table:style-name="ce7" table:formula="of:=SUM([.E12:.E18])/7" office:value-type="float" office:value="251.975580428571" calcext:value-type="float">
            <text:p>251,975580428571</text:p>
          </table:table-cell>
          <table:table-cell table:style-name="ce11" table:formula="of:=SUM([.F12:.F18])/7" office:value-type="float" office:value="73373.1734687143" calcext:value-type="float">
            <text:p>73373,1734687143</text:p>
          </table:table-cell>
          <table:table-cell table:style-name="ce7" table:formula="of:=SUM([.G12:.G18])/7" office:value-type="float" office:value="12071534.830998" calcext:value-type="float">
            <text:p>12071534,830998</text:p>
          </table:table-cell>
          <table:table-cell table:style-name="ce7" table:formula="of:=SUM([.H12:.H18])/7" office:value-type="float" office:value="12071534.830998" calcext:value-type="float">
            <text:p>12071534,830998</text:p>
          </table:table-cell>
          <table:table-cell table:style-name="ce7" table:formula="of:=SUM([.I12:.I18])/7" office:value-type="float" office:value="1326.12592669896" calcext:value-type="float">
            <text:p>1326,12592669896</text:p>
          </table:table-cell>
          <table:table-cell table:style-name="ce7" table:formula="of:=SUM([.J12:.J18])/7" office:value-type="float" office:value="0.0892890984458582" calcext:value-type="float">
            <text:p>0,089289098445858</text:p>
          </table:table-cell>
          <table:table-cell table:style-name="ce7" table:formula="of:=SUM([.K12:.K18])/7" office:value-type="float" office:value="0.974255161625999" calcext:value-type="float">
            <text:p>0,974255161625999</text:p>
          </table:table-cell>
          <table:table-cell table:style-name="ce7" table:formula="of:=SUM([.L12:.L18])/7" office:value-type="float" office:value="0.869720026874339" calcext:value-type="float">
            <text:p>0,869720026874339</text:p>
          </table:table-cell>
          <table:table-cell table:style-name="ce7" table:formula="of:=SUM([.M12:.M18])/7" office:value-type="float" office:value="0.869905233513063" calcext:value-type="float">
            <text:p>0,869905233513063</text:p>
          </table:table-cell>
          <table:table-cell table:style-name="ce7" table:formula="of:=SUM([.N12:.N18])/7" office:value-type="float" office:value="0.864465963743896" calcext:value-type="float">
            <text:p>0,864465963743896</text:p>
          </table:table-cell>
          <table:table-cell table:style-name="ce7" table:formula="of:=SUM([.O12:.O18])/7" office:value-type="float" office:value="0.876104150316402" calcext:value-type="float">
            <text:p>0,876104150316402</text:p>
          </table:table-cell>
          <table:table-cell table:style-name="ce7" table:formula="of:=SUM([.P12:.P18])/7" office:value-type="float" office:value="0.869492419150394" calcext:value-type="float">
            <text:p>0,869492419150394</text:p>
          </table:table-cell>
          <table:table-cell table:style-name="ce12"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566.843192" calcext:value-type="float">
            <text:p>566,843192</text:p>
          </table:table-cell>
          <table:table-cell office:value-type="float" office:value="98.304645" calcext:value-type="float">
            <text:p>98,304645</text:p>
          </table:table-cell>
          <table:table-cell office:value-type="float" office:value="126389.003944" calcext:value-type="float">
            <text:p>126389,003944</text:p>
          </table:table-cell>
          <table:table-cell table:number-columns-repeated="2" office:value-type="float" office:value="1906.04382324219" calcext:value-type="float">
            <text:p>1906,04382324219</text:p>
          </table:table-cell>
          <table:table-cell office:value-type="float" office:value="38.2173042297363" calcext:value-type="float">
            <text:p>38,2173042297363</text:p>
          </table:table-cell>
          <table:table-cell office:value-type="float" office:value="0.0931051820516587" calcext:value-type="float">
            <text:p>0,093105182051659</text:p>
          </table:table-cell>
          <table:table-cell office:value-type="float" office:value="0.999476969242096" calcext:value-type="float">
            <text:p>0,999476969242096</text:p>
          </table:table-cell>
          <table:table-cell office:value-type="float" office:value="0.963627775153519" calcext:value-type="float">
            <text:p>0,963627775153519</text:p>
          </table:table-cell>
          <table:table-cell office:value-type="float" office:value="0.9615" calcext:value-type="float">
            <text:p>0,9615</text:p>
          </table:table-cell>
          <table:table-cell office:value-type="float" office:value="0.958646616541353" calcext:value-type="float">
            <text:p>0,958646616541353</text:p>
          </table:table-cell>
          <table:table-cell office:value-type="float" office:value="0.968660968660969" calcext:value-type="float">
            <text:p>0,968660968660969</text:p>
          </table:table-cell>
          <table:table-cell office:value-type="float" office:value="0.961099227730696" calcext:value-type="float">
            <text:p>0,961099227730696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35.08" calcext:value-type="float">
            <text:p>35,08</text:p>
          </table:table-cell>
          <table:table-cell office:value-type="float" office:value="-23.780002" calcext:value-type="float">
            <text:p>-23,780002</text:p>
          </table:table-cell>
          <table:table-cell office:value-type="float" office:value="10511.610065" calcext:value-type="float">
            <text:p>10511,610065</text:p>
          </table:table-cell>
          <table:table-cell table:number-columns-repeated="2" office:value-type="float" office:value="152.104385375977" calcext:value-type="float">
            <text:p>152,104385375977</text:p>
          </table:table-cell>
          <table:table-cell office:value-type="float" office:value="11.6841611862183" calcext:value-type="float">
            <text:p>11,6841611862183</text:p>
          </table:table-cell>
          <table:table-cell office:value-type="float" office:value="0.135483875870705" calcext:value-type="float">
            <text:p>0,135483875870705</text:p>
          </table:table-cell>
          <table:table-cell office:value-type="float" office:value="0.971806287765503" calcext:value-type="float">
            <text:p>0,971806287765503</text:p>
          </table:table-cell>
          <table:table-cell office:value-type="float" office:value="0.718954248366013" calcext:value-type="float">
            <text:p>0,718954248366013</text:p>
          </table:table-cell>
          <table:table-cell office:value-type="float" office:value="0.744047619047619" calcext:value-type="float">
            <text:p>0,744047619047619</text:p>
          </table:table-cell>
          <table:table-cell office:value-type="float" office:value="0.723684210526316" calcext:value-type="float">
            <text:p>0,723684210526316</text:p>
          </table:table-cell>
          <table:table-cell office:value-type="float" office:value="0.714285714285714" calcext:value-type="float">
            <text:p>0,714285714285714</text:p>
          </table:table-cell>
          <table:table-cell office:value-type="float" office:value="0.741758241758242" calcext:value-type="float">
            <text:p>0,741758241758242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8968.571775" calcext:value-type="float">
            <text:p>38968,571775</text:p>
          </table:table-cell>
          <table:table-cell office:value-type="float" office:value="1330.264648" calcext:value-type="float">
            <text:p>1330,264648</text:p>
          </table:table-cell>
          <table:table-cell office:value-type="float" office:value="77937.14355" calcext:value-type="float">
            <text:p>77937,14355</text:p>
          </table:table-cell>
          <table:table-cell table:number-columns-repeated="2" office:value-type="float" office:value="84470480" calcext:value-type="float">
            <text:p>84470480</text:p>
          </table:table-cell>
          <table:table-cell office:value-type="float" office:value="9068.470703125" calcext:value-type="float">
            <text:p>9068,470703125</text:p>
          </table:table-cell>
          <table:table-cell office:value-type="float" office:value="0.0992907807230949" calcext:value-type="float">
            <text:p>0,099290780723095</text:p>
          </table:table-cell>
          <table:table-cell office:value-type="float" office:value="0.99827641248703" calcext:value-type="float">
            <text:p>0,99827641248703</text:p>
          </table:table-cell>
          <table:table-cell office:value-type="float" office:value="0.87037037037037" calcext:value-type="float">
            <text:p>0,87037037037037</text:p>
          </table:table-cell>
          <table:table-cell office:value-type="float" office:value="0.871559633027523" calcext:value-type="float">
            <text:p>0,871559633027523</text:p>
          </table:table-cell>
          <table:table-cell office:value-type="float" office:value="0.886792452830189" calcext:value-type="float">
            <text:p>0,886792452830189</text:p>
          </table:table-cell>
          <table:table-cell office:value-type="float" office:value="0.854545454545455" calcext:value-type="float">
            <text:p>0,854545454545455</text:p>
          </table:table-cell>
          <table:table-cell office:value-type="float" office:value="0.871717171717172" calcext:value-type="float">
            <text:p>0,871717171717172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58.5873" calcext:value-type="float">
            <text:p>258,5873</text:p>
          </table:table-cell>
          <table:table-cell office:value-type="float" office:value="-6.804231" calcext:value-type="float">
            <text:p>-6,804231</text:p>
          </table:table-cell>
          <table:table-cell office:value-type="float" office:value="245814.842097" calcext:value-type="float">
            <text:p>245814,842097</text:p>
          </table:table-cell>
          <table:table-cell table:number-columns-repeated="2" office:value-type="float" office:value="421.100219726563" calcext:value-type="float">
            <text:p>421,100219726563</text:p>
          </table:table-cell>
          <table:table-cell office:value-type="float" office:value="19.310245513916" calcext:value-type="float">
            <text:p>19,310245513916</text:p>
          </table:table-cell>
          <table:table-cell office:value-type="float" office:value="0.115702480077744" calcext:value-type="float">
            <text:p>0,115702480077744</text:p>
          </table:table-cell>
          <table:table-cell office:value-type="float" office:value="0.999487042427063" calcext:value-type="float">
            <text:p>0,999487042427063</text:p>
          </table:table-cell>
          <table:table-cell office:value-type="float" office:value="0.988755020080321" calcext:value-type="float">
            <text:p>0,988755020080321</text:p>
          </table:table-cell>
          <table:table-cell office:value-type="float" office:value="0.989036805011746" calcext:value-type="float">
            <text:p>0,989036805011746</text:p>
          </table:table-cell>
          <table:table-cell office:value-type="float" office:value="0.983226837060703" calcext:value-type="float">
            <text:p>0,983226837060703</text:p>
          </table:table-cell>
          <table:table-cell office:value-type="float" office:value="0.994345718901454" calcext:value-type="float">
            <text:p>0,994345718901454</text:p>
          </table:table-cell>
          <table:table-cell office:value-type="float" office:value="0.989194136046472" calcext:value-type="float">
            <text:p>0,989194136046472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117.359997" calcext:value-type="float">
            <text:p>117,359997</text:p>
          </table:table-cell>
          <table:table-cell office:value-type="float" office:value="-4.65" calcext:value-type="float">
            <text:p>-4,65</text:p>
          </table:table-cell>
          <table:table-cell office:value-type="float" office:value="80481.998893" calcext:value-type="float">
            <text:p>80481,998893</text:p>
          </table:table-cell>
          <table:table-cell table:number-columns-repeated="2" office:value-type="float" office:value="145.595657348633" calcext:value-type="float">
            <text:p>145,595657348633</text:p>
          </table:table-cell>
          <table:table-cell office:value-type="float" office:value="11.686056137085" calcext:value-type="float">
            <text:p>11,686056137085</text:p>
          </table:table-cell>
          <table:table-cell office:value-type="float" office:value="0.157947689294815" calcext:value-type="float">
            <text:p>0,157947689294815</text:p>
          </table:table-cell>
          <table:table-cell office:value-type="float" office:value="0.998305380344391" calcext:value-type="float">
            <text:p>0,998305380344391</text:p>
          </table:table-cell>
          <table:table-cell office:value-type="float" office:value="0.925224327018943" calcext:value-type="float">
            <text:p>0,925224327018943</text:p>
          </table:table-cell>
          <table:table-cell office:value-type="float" office:value="0.925521350546177" calcext:value-type="float">
            <text:p>0,925521350546177</text:p>
          </table:table-cell>
          <table:table-cell office:value-type="float" office:value="0.929859719438878" calcext:value-type="float">
            <text:p>0,929859719438878</text:p>
          </table:table-cell>
          <table:table-cell office:value-type="float" office:value="0.920634920634921" calcext:value-type="float">
            <text:p>0,920634920634921</text:p>
          </table:table-cell>
          <table:table-cell office:value-type="float" office:value="0.925526207832371" calcext:value-type="float">
            <text:p>0,925526207832371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342.222062" calcext:value-type="float">
            <text:p>1342,222062</text:p>
          </table:table-cell>
          <table:table-cell office:value-type="float" office:value="370.564003" calcext:value-type="float">
            <text:p>370,564003</text:p>
          </table:table-cell>
          <table:table-cell office:value-type="float" office:value="62204.820294" calcext:value-type="float">
            <text:p>62204,820294</text:p>
          </table:table-cell>
          <table:table-cell table:number-columns-repeated="2" office:value-type="float" office:value="26800.212890625" calcext:value-type="float">
            <text:p>26800,212890625</text:p>
          </table:table-cell>
          <table:table-cell office:value-type="float" office:value="121.992118835449" calcext:value-type="float">
            <text:p>121,992118835449</text:p>
          </table:table-cell>
          <table:table-cell office:value-type="float" office:value="0.060362171381712" calcext:value-type="float">
            <text:p>0,060362171381712</text:p>
          </table:table-cell>
          <table:table-cell office:value-type="float" office:value="0.995827317237854" calcext:value-type="float">
            <text:p>0,995827317237854</text:p>
          </table:table-cell>
          <table:table-cell office:value-type="float" office:value="0.976660682226212" calcext:value-type="float">
            <text:p>0,976660682226212</text:p>
          </table:table-cell>
          <table:table-cell office:value-type="float" office:value="0.974509803921569" calcext:value-type="float">
            <text:p>0,974509803921569</text:p>
          </table:table-cell>
          <table:table-cell office:value-type="float" office:value="0.971428571428571" calcext:value-type="float">
            <text:p>0,971428571428571</text:p>
          </table:table-cell>
          <table:table-cell office:value-type="float" office:value="0.981949458483754" calcext:value-type="float">
            <text:p>0,981949458483754</text:p>
          </table:table-cell>
          <table:table-cell office:value-type="float" office:value="0.973807347267628" calcext:value-type="float">
            <text:p>0,973807347267628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102.93" calcext:value-type="float">
            <text:p>102,93</text:p>
          </table:table-cell>
          <table:table-cell office:value-type="float" office:value="-0.0700000000000021" calcext:value-type="float">
            <text:p>-0,070000000000002</text:p>
          </table:table-cell>
          <table:table-cell office:value-type="float" office:value="63164.67" calcext:value-type="float">
            <text:p>63164,67</text:p>
          </table:table-cell>
          <table:table-cell table:number-columns-repeated="2" office:value-type="float" office:value="135.539367675781" calcext:value-type="float">
            <text:p>135,539367675781</text:p>
          </table:table-cell>
          <table:table-cell office:value-type="float" office:value="11.4865226745605" calcext:value-type="float">
            <text:p>11,4865226745605</text:p>
          </table:table-cell>
          <table:table-cell office:value-type="float" office:value="0.109409190714359" calcext:value-type="float">
            <text:p>0,109409190714359</text:p>
          </table:table-cell>
          <table:table-cell office:value-type="float" office:value="0.999192714691162" calcext:value-type="float">
            <text:p>0,999192714691162</text:p>
          </table:table-cell>
          <table:table-cell office:value-type="float" office:value="0.940438871473354" calcext:value-type="float">
            <text:p>0,940438871473354</text:p>
          </table:table-cell>
          <table:table-cell office:value-type="float" office:value="0.938511326860841" calcext:value-type="float">
            <text:p>0,938511326860841</text:p>
          </table:table-cell>
          <table:table-cell office:value-type="float" office:value="0.943396226415094" calcext:value-type="float">
            <text:p>0,943396226415094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938548657718121" calcext:value-type="float">
            <text:p>0,938548657718121</text:p>
          </table:table-cell>
          <table:table-cell table:number-columns-repeated="4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0:.D26])/7" office:value-type="float" office:value="5913.08490371429" calcext:value-type="float">
            <text:p>5913,08490371429</text:p>
          </table:table-cell>
          <table:table-cell table:style-name="ce7" table:formula="of:=SUM([.E20:.E26])/7" office:value-type="float" office:value="251.975580428571" calcext:value-type="float">
            <text:p>251,975580428571</text:p>
          </table:table-cell>
          <table:table-cell table:style-name="ce11" table:formula="of:=SUM([.F20:.F26])/7" office:value-type="float" office:value="95214.8698347143" calcext:value-type="float">
            <text:p>95214,8698347143</text:p>
          </table:table-cell>
          <table:table-cell table:style-name="ce7" table:formula="of:=SUM([.G20:.G26])/7" office:value-type="float" office:value="12071434.3709063" calcext:value-type="float">
            <text:p>12071434,3709063</text:p>
          </table:table-cell>
          <table:table-cell table:style-name="ce7" table:formula="of:=SUM([.H20:.H26])/7" office:value-type="float" office:value="12071434.3709063" calcext:value-type="float">
            <text:p>12071434,3709063</text:p>
          </table:table-cell>
          <table:table-cell table:style-name="ce7" table:formula="of:=SUM([.I20:.I26])/7" office:value-type="float" office:value="1326.12101595742" calcext:value-type="float">
            <text:p>1326,12101595742</text:p>
          </table:table-cell>
          <table:table-cell table:style-name="ce7" table:formula="of:=SUM([.J20:.J26])/7" office:value-type="float" office:value="0.110185910016298" calcext:value-type="float">
            <text:p>0,110185910016298</text:p>
          </table:table-cell>
          <table:table-cell table:style-name="ce7" table:formula="of:=SUM([.K20:.K26])/7" office:value-type="float" office:value="0.994624589170728" calcext:value-type="float">
            <text:p>0,994624589170728</text:p>
          </table:table-cell>
          <table:table-cell table:style-name="ce7" table:formula="of:=SUM([.L20:.L26])/7" office:value-type="float" office:value="0.912004470669819" calcext:value-type="float">
            <text:p>0,912004470669819</text:p>
          </table:table-cell>
          <table:table-cell table:style-name="ce7" table:formula="of:=SUM([.M20:.M26])/7" office:value-type="float" office:value="0.914955219773639" calcext:value-type="float">
            <text:p>0,914955219773639</text:p>
          </table:table-cell>
          <table:table-cell table:style-name="ce7" table:formula="of:=SUM([.N20:.N26])/7" office:value-type="float" office:value="0.913862090605872" calcext:value-type="float">
            <text:p>0,913862090605872</text:p>
          </table:table-cell>
          <table:table-cell table:style-name="ce7" table:formula="of:=SUM([.O20:.O26])/7" office:value-type="float" office:value="0.910274605073181" calcext:value-type="float">
            <text:p>0,910274605073181</text:p>
          </table:table-cell>
          <table:table-cell table:style-name="ce7" table:formula="of:=SUM([.P20:.P26])/7" office:value-type="float" office:value="0.9145215700101" calcext:value-type="float">
            <text:p>0,9145215700101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555.384976" calcext:value-type="float">
            <text:p>555,384976</text:p>
          </table:table-cell>
          <table:table-cell office:value-type="float" office:value="98.304645" calcext:value-type="float">
            <text:p>98,304645</text:p>
          </table:table-cell>
          <table:table-cell office:value-type="float" office:value="99217.8037159999" calcext:value-type="float">
            <text:p>99217,8037159999</text:p>
          </table:table-cell>
          <table:table-cell table:number-columns-repeated="2" office:value-type="float" office:value="1909.53332519531" calcext:value-type="float">
            <text:p>1909,53332519531</text:p>
          </table:table-cell>
          <table:table-cell office:value-type="float" office:value="38.2536087036133" calcext:value-type="float">
            <text:p>38,2536087036133</text:p>
          </table:table-cell>
          <table:table-cell office:value-type="float" office:value="0.129340708255768" calcext:value-type="float">
            <text:p>0,129340708255768</text:p>
          </table:table-cell>
          <table:table-cell office:value-type="float" office:value="0.999434173107147" calcext:value-type="float">
            <text:p>0,999434173107147</text:p>
          </table:table-cell>
          <table:table-cell office:value-type="float" office:value="0.906878802058961" calcext:value-type="float">
            <text:p>0,906878802058961</text:p>
          </table:table-cell>
          <table:table-cell office:value-type="float" office:value="0.9005" calcext:value-type="float">
            <text:p>0,9005</text:p>
          </table:table-cell>
          <table:table-cell office:value-type="float" office:value="0.893911439114391" calcext:value-type="float">
            <text:p>0,893911439114391</text:p>
          </table:table-cell>
          <table:table-cell office:value-type="float" office:value="0.92022792022792" calcext:value-type="float">
            <text:p>0,92022792022792</text:p>
          </table:table-cell>
          <table:table-cell office:value-type="float" office:value="0.899395903091785" calcext:value-type="float">
            <text:p>0,899395903091785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48.509999" calcext:value-type="float">
            <text:p>48,509999</text:p>
          </table:table-cell>
          <table:table-cell office:value-type="float" office:value="-23.780002" calcext:value-type="float">
            <text:p>-23,780002</text:p>
          </table:table-cell>
          <table:table-cell office:value-type="float" office:value="19418.839554" calcext:value-type="float">
            <text:p>19418,839554</text:p>
          </table:table-cell>
          <table:table-cell table:number-columns-repeated="2" office:value-type="float" office:value="151.624893188477" calcext:value-type="float">
            <text:p>151,624893188477</text:p>
          </table:table-cell>
          <table:table-cell office:value-type="float" office:value="11.6581172943115" calcext:value-type="float">
            <text:p>11,6581172943115</text:p>
          </table:table-cell>
          <table:table-cell office:value-type="float" office:value="0.0903225839138031" calcext:value-type="float">
            <text:p>0,090322583913803</text:p>
          </table:table-cell>
          <table:table-cell office:value-type="float" office:value="0.976615965366364" calcext:value-type="float">
            <text:p>0,976615965366364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845238095238095" calcext:value-type="float">
            <text:p>0,845238095238095</text:p>
          </table:table-cell>
          <table:table-cell office:value-type="float" office:value="0.822784810126582" calcext:value-type="float">
            <text:p>0,822784810126582</text:p>
          </table:table-cell>
          <table:table-cell office:value-type="float" office:value="0.844155844155844" calcext:value-type="float">
            <text:p>0,844155844155844</text:p>
          </table:table-cell>
          <table:table-cell office:value-type="float" office:value="0.845154845154845" calcext:value-type="float">
            <text:p>0,845154845154845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8329.449703" calcext:value-type="float">
            <text:p>38329,449703</text:p>
          </table:table-cell>
          <table:table-cell office:value-type="float" office:value="1330.264648" calcext:value-type="float">
            <text:p>1330,264648</text:p>
          </table:table-cell>
          <table:table-cell office:value-type="float" office:value="76658.8994060001" calcext:value-type="float">
            <text:p>76658,8994060001</text:p>
          </table:table-cell>
          <table:table-cell table:number-columns-repeated="2" office:value-type="float" office:value="84470688" calcext:value-type="float">
            <text:p>84470688</text:p>
          </table:table-cell>
          <table:table-cell office:value-type="float" office:value="9068.4814453125" calcext:value-type="float">
            <text:p>9068,4814453125</text:p>
          </table:table-cell>
          <table:table-cell office:value-type="float" office:value="0.122931443154812" calcext:value-type="float">
            <text:p>0,122931443154812</text:p>
          </table:table-cell>
          <table:table-cell office:value-type="float" office:value="0.998393952846527" calcext:value-type="float">
            <text:p>0,998393952846527</text:p>
          </table:table-cell>
          <table:table-cell office:value-type="float" office:value="0.867749419953596" calcext:value-type="float">
            <text:p>0,867749419953596</text:p>
          </table:table-cell>
          <table:table-cell office:value-type="float" office:value="0.869266055045872" calcext:value-type="float">
            <text:p>0,869266055045872</text:p>
          </table:table-cell>
          <table:table-cell office:value-type="float" office:value="0.886255924170616" calcext:value-type="float">
            <text:p>0,886255924170616</text:p>
          </table:table-cell>
          <table:table-cell office:value-type="float" office:value="0.85" calcext:value-type="float">
            <text:p>0,85</text:p>
          </table:table-cell>
          <table:table-cell office:value-type="float" office:value="0.869444444444444" calcext:value-type="float">
            <text:p>0,869444444444444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57.469998" calcext:value-type="float">
            <text:p>257,469998</text:p>
          </table:table-cell>
          <table:table-cell office:value-type="float" office:value="-6.804231" calcext:value-type="float">
            <text:p>-6,804231</text:p>
          </table:table-cell>
          <table:table-cell office:value-type="float" office:value="219157.163752" calcext:value-type="float">
            <text:p>219157,163752</text:p>
          </table:table-cell>
          <table:table-cell table:number-columns-repeated="2" office:value-type="float" office:value="421.155364990234" calcext:value-type="float">
            <text:p>421,155364990234</text:p>
          </table:table-cell>
          <table:table-cell office:value-type="float" office:value="19.3114700317383" calcext:value-type="float">
            <text:p>19,3114700317383</text:p>
          </table:table-cell>
          <table:table-cell office:value-type="float" office:value="0.0570641495287418" calcext:value-type="float">
            <text:p>0,057064149528742</text:p>
          </table:table-cell>
          <table:table-cell office:value-type="float" office:value="0.99947714805603" calcext:value-type="float">
            <text:p>0,99947714805603</text:p>
          </table:table-cell>
          <table:table-cell office:value-type="float" office:value="0.965877157767964" calcext:value-type="float">
            <text:p>0,965877157767964</text:p>
          </table:table-cell>
          <table:table-cell office:value-type="float" office:value="0.966718872357087" calcext:value-type="float">
            <text:p>0,966718872357087</text:p>
          </table:table-cell>
          <table:table-cell office:value-type="float" office:value="0.960095770151636" calcext:value-type="float">
            <text:p>0,960095770151636</text:p>
          </table:table-cell>
          <table:table-cell office:value-type="float" office:value="0.97172859450727" calcext:value-type="float">
            <text:p>0,97172859450727</text:p>
          </table:table-cell>
          <table:table-cell office:value-type="float" office:value="0.966867336767313" calcext:value-type="float">
            <text:p>0,966867336767313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17.679997" calcext:value-type="float">
            <text:p>117,679997</text:p>
          </table:table-cell>
          <table:table-cell office:value-type="float" office:value="-4.65" calcext:value-type="float">
            <text:p>-4,65</text:p>
          </table:table-cell>
          <table:table-cell office:value-type="float" office:value="82421.288847" calcext:value-type="float">
            <text:p>82421,288847</text:p>
          </table:table-cell>
          <table:table-cell table:number-columns-repeated="2" office:value-type="float" office:value="145.535919189453" calcext:value-type="float">
            <text:p>145,535919189453</text:p>
          </table:table-cell>
          <table:table-cell office:value-type="float" office:value="11.6839122772217" calcext:value-type="float">
            <text:p>11,6839122772217</text:p>
          </table:table-cell>
          <table:table-cell office:value-type="float" office:value="0.0724346041679382" calcext:value-type="float">
            <text:p>0,072434604167938</text:p>
          </table:table-cell>
          <table:table-cell office:value-type="float" office:value="0.998267829418182" calcext:value-type="float">
            <text:p>0,998267829418182</text:p>
          </table:table-cell>
          <table:table-cell office:value-type="float" office:value="0.93491124260355" calcext:value-type="float">
            <text:p>0,93491124260355</text:p>
          </table:table-cell>
          <table:table-cell office:value-type="float" office:value="0.934458788480636" calcext:value-type="float">
            <text:p>0,934458788480636</text:p>
          </table:table-cell>
          <table:table-cell office:value-type="float" office:value="0.929411764705882" calcext:value-type="float">
            <text:p>0,929411764705882</text:p>
          </table:table-cell>
          <table:table-cell office:value-type="float" office:value="0.94047619047619" calcext:value-type="float">
            <text:p>0,94047619047619</text:p>
          </table:table-cell>
          <table:table-cell office:value-type="float" office:value="0.934452806967717" calcext:value-type="float">
            <text:p>0,934452806967717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59.549992" calcext:value-type="float">
            <text:p>1259,549992</text:p>
          </table:table-cell>
          <table:table-cell office:value-type="float" office:value="370.564003" calcext:value-type="float">
            <text:p>370,564003</text:p>
          </table:table-cell>
          <table:table-cell office:value-type="float" office:value="61063.074416" calcext:value-type="float">
            <text:p>61063,074416</text:p>
          </table:table-cell>
          <table:table-cell table:number-columns-repeated="2" office:value-type="float" office:value="26805.521484375" calcext:value-type="float">
            <text:p>26805,521484375</text:p>
          </table:table-cell>
          <table:table-cell office:value-type="float" office:value="122.002227783203" calcext:value-type="float">
            <text:p>122,002227783203</text:p>
          </table:table-cell>
          <table:table-cell office:value-type="float" office:value="0.0945674031972885" calcext:value-type="float">
            <text:p>0,094567403197289</text:p>
          </table:table-cell>
          <table:table-cell office:value-type="float" office:value="0.994981408119202" calcext:value-type="float">
            <text:p>0,994981408119202</text:p>
          </table:table-cell>
          <table:table-cell office:value-type="float" office:value="0.959558823529412" calcext:value-type="float">
            <text:p>0,959558823529412</text:p>
          </table:table-cell>
          <table:table-cell office:value-type="float" office:value="0.956862745098039" calcext:value-type="float">
            <text:p>0,956862745098039</text:p>
          </table:table-cell>
          <table:table-cell office:value-type="float" office:value="0.97752808988764" calcext:value-type="float">
            <text:p>0,97752808988764</text:p>
          </table:table-cell>
          <table:table-cell office:value-type="float" office:value="0.942238267148014" calcext:value-type="float">
            <text:p>0,942238267148014</text:p>
          </table:table-cell>
          <table:table-cell office:value-type="float" office:value="0.958243597093321" calcext:value-type="float">
            <text:p>0,958243597093321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103.23" calcext:value-type="float">
            <text:p>103,23</text:p>
          </table:table-cell>
          <table:table-cell office:value-type="float" office:value="-0.0700000000000021" calcext:value-type="float">
            <text:p>-0,070000000000002</text:p>
          </table:table-cell>
          <table:table-cell office:value-type="float" office:value="66722.2400000001" calcext:value-type="float">
            <text:p>66722,2400000001</text:p>
          </table:table-cell>
          <table:table-cell table:number-columns-repeated="2" office:value-type="float" office:value="135.593551635742" calcext:value-type="float">
            <text:p>135,593551635742</text:p>
          </table:table-cell>
          <table:table-cell office:value-type="float" office:value="11.4883050918579" calcext:value-type="float">
            <text:p>11,4883050918579</text:p>
          </table:table-cell>
          <table:table-cell office:value-type="float" office:value="0.0711159706115723" calcext:value-type="float">
            <text:p>0,071115970611572</text:p>
          </table:table-cell>
          <table:table-cell office:value-type="float" office:value="0.999177873134613" calcext:value-type="float">
            <text:p>0,999177873134613</text:p>
          </table:table-cell>
          <table:table-cell office:value-type="float" office:value="0.965732087227414" calcext:value-type="float">
            <text:p>0,965732087227414</text:p>
          </table:table-cell>
          <table:table-cell office:value-type="float" office:value="0.964401294498382" calcext:value-type="float">
            <text:p>0,964401294498382</text:p>
          </table:table-cell>
          <table:table-cell office:value-type="float" office:value="0.962732919254658" calcext:value-type="float">
            <text:p>0,962732919254658</text:p>
          </table:table-cell>
          <table:table-cell office:value-type="float" office:value="0.96875" calcext:value-type="float">
            <text:p>0,96875</text:p>
          </table:table-cell>
          <table:table-cell office:value-type="float" office:value="0.964240771812081" calcext:value-type="float">
            <text:p>0,964240771812081</text:p>
          </table:table-cell>
          <table:table-cell table:number-columns-repeated="4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8:.D34])/7" office:value-type="float" office:value="5810.182095" calcext:value-type="float">
            <text:p>5810,182095</text:p>
          </table:table-cell>
          <table:table-cell table:style-name="ce7" table:formula="of:=SUM([.E28:.E34])/7" office:value-type="float" office:value="251.975580428571" calcext:value-type="float">
            <text:p>251,975580428571</text:p>
          </table:table-cell>
          <table:table-cell table:style-name="ce11" table:formula="of:=SUM([.F28:.F34])/7" office:value-type="float" office:value="89237.0442415714" calcext:value-type="float">
            <text:p>89237,0442415714</text:p>
          </table:table-cell>
          <table:table-cell table:style-name="ce7" table:formula="of:=SUM([.G28:.G34])/7" office:value-type="float" office:value="12071465.2806484" calcext:value-type="float">
            <text:p>12071465,2806484</text:p>
          </table:table-cell>
          <table:table-cell table:style-name="ce7" table:formula="of:=SUM([.H28:.H34])/7" office:value-type="float" office:value="12071465.2806484" calcext:value-type="float">
            <text:p>12071465,2806484</text:p>
          </table:table-cell>
          <table:table-cell table:style-name="ce7" table:formula="of:=SUM([.I28:.I34])/7" office:value-type="float" office:value="1326.12558378492" calcext:value-type="float">
            <text:p>1326,12558378492</text:p>
          </table:table-cell>
          <table:table-cell table:style-name="ce7" table:formula="of:=SUM([.J28:.J34])/7" office:value-type="float" office:value="0.0911109804042749" calcext:value-type="float">
            <text:p>0,091110980404275</text:p>
          </table:table-cell>
          <table:table-cell table:style-name="ce7" table:formula="of:=SUM([.K28:.K34])/7" office:value-type="float" office:value="0.995192621435438" calcext:value-type="float">
            <text:p>0,995192621435438</text:p>
          </table:table-cell>
          <table:table-cell table:style-name="ce7" table:formula="of:=SUM([.L28:.L34])/7" office:value-type="float" office:value="0.919148695210604" calcext:value-type="float">
            <text:p>0,919148695210604</text:p>
          </table:table-cell>
          <table:table-cell table:style-name="ce7" table:formula="of:=SUM([.M28:.M34])/7" office:value-type="float" office:value="0.919635121531159" calcext:value-type="float">
            <text:p>0,919635121531159</text:p>
          </table:table-cell>
          <table:table-cell table:style-name="ce7" table:formula="of:=SUM([.N28:.N34])/7" office:value-type="float" office:value="0.918960102487344" calcext:value-type="float">
            <text:p>0,918960102487344</text:p>
          </table:table-cell>
          <table:table-cell table:style-name="ce7" table:formula="of:=SUM([.O28:.O34])/7" office:value-type="float" office:value="0.919653830930748" calcext:value-type="float">
            <text:p>0,919653830930748</text:p>
          </table:table-cell>
          <table:table-cell table:style-name="ce7" table:formula="of:=SUM([.P28:.P34])/7" office:value-type="float" office:value="0.919685672190215" calcext:value-type="float">
            <text:p>0,919685672190215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-200.20677" calcext:value-type="float">
            <text:p>-200,20677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7.59461599999486" calcext:value-type="float">
            <text:p>7,59461599999486</text:p>
          </table:table-cell>
          <table:table-cell table:number-columns-repeated="2" office:value-type="float" office:value="1915.79943847656" calcext:value-type="float">
            <text:p>1915,79943847656</text:p>
          </table:table-cell>
          <table:table-cell office:value-type="float" office:value="38.2832412719727" calcext:value-type="float">
            <text:p>38,2832412719727</text:p>
          </table:table-cell>
          <table:table-cell office:value-type="float" office:value="0.0492709912359715" calcext:value-type="float">
            <text:p>0,049270991235972</text:p>
          </table:table-cell>
          <table:table-cell office:value-type="float" office:value="0.999507367610931" calcext:value-type="float">
            <text:p>0,999507367610931</text:p>
          </table:table-cell>
          <table:table-cell office:value-type="float" office:value="0.440305635148042" calcext:value-type="float">
            <text:p>0,440305635148042</text:p>
          </table:table-cell>
          <table:table-cell office:value-type="float" office:value="0.414585414585415" calcext:value-type="float">
            <text:p>0,414585414585415</text:p>
          </table:table-cell>
          <table:table-cell office:value-type="float" office:value="0.442843419788665" calcext:value-type="float">
            <text:p>0,442843419788665</text:p>
          </table:table-cell>
          <table:table-cell office:value-type="float" office:value="0.437796771130105" calcext:value-type="float">
            <text:p>0,437796771130105</text:p>
          </table:table-cell>
          <table:table-cell office:value-type="float" office:value="0.413313559432281" calcext:value-type="float">
            <text:p>0,413313559432281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6.17" calcext:value-type="float">
            <text:p>26,17</text:p>
          </table:table-cell>
          <table:table-cell office:value-type="float" office:value="-25.77" calcext:value-type="float">
            <text:p>-25,77</text:p>
          </table:table-cell>
          <table:table-cell office:value-type="float" office:value="8837.299986" calcext:value-type="float">
            <text:p>8837,299986</text:p>
          </table:table-cell>
          <table:table-cell table:number-columns-repeated="2" office:value-type="float" office:value="160.790679931641" calcext:value-type="float">
            <text:p>160,790679931641</text:p>
          </table:table-cell>
          <table:table-cell office:value-type="float" office:value="11.8788471221924" calcext:value-type="float">
            <text:p>11,8788471221924</text:p>
          </table:table-cell>
          <table:table-cell office:value-type="float" office:value="0.140127390623093" calcext:value-type="float">
            <text:p>0,140127390623093</text:p>
          </table:table-cell>
          <table:table-cell office:value-type="float" office:value="0.983682215213776" calcext:value-type="float">
            <text:p>0,983682215213776</text:p>
          </table:table-cell>
          <table:table-cell office:value-type="float" office:value="0.683544303797468" calcext:value-type="float">
            <text:p>0,683544303797468</text:p>
          </table:table-cell>
          <table:table-cell office:value-type="float" office:value="0.705882352941176" calcext:value-type="float">
            <text:p>0,705882352941176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701298701298701" calcext:value-type="float">
            <text:p>0,701298701298701</text:p>
          </table:table-cell>
          <table:table-cell office:value-type="float" office:value="0.70548806032677" calcext:value-type="float">
            <text:p>0,70548806032677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5846.51074" calcext:value-type="float">
            <text:p>35846,51074</text:p>
          </table:table-cell>
          <table:table-cell office:value-type="float" office:value="990.907227" calcext:value-type="float">
            <text:p>990,907227</text:p>
          </table:table-cell>
          <table:table-cell office:value-type="float" office:value="71693.02148" calcext:value-type="float">
            <text:p>71693,02148</text:p>
          </table:table-cell>
          <table:table-cell table:number-columns-repeated="2" office:value-type="float" office:value="84608440" calcext:value-type="float">
            <text:p>84608440</text:p>
          </table:table-cell>
          <table:table-cell office:value-type="float" office:value="9075.931640625" calcext:value-type="float">
            <text:p>9075,931640625</text:p>
          </table:table-cell>
          <table:table-cell office:value-type="float" office:value="0.127058818936348" calcext:value-type="float">
            <text:p>0,127058818936348</text:p>
          </table:table-cell>
          <table:table-cell office:value-type="float" office:value="0.998445630073547" calcext:value-type="float">
            <text:p>0,998445630073547</text:p>
          </table:table-cell>
          <table:table-cell office:value-type="float" office:value="0.810304449648712" calcext:value-type="float">
            <text:p>0,810304449648712</text:p>
          </table:table-cell>
          <table:table-cell office:value-type="float" office:value="0.815068493150685" calcext:value-type="float">
            <text:p>0,815068493150685</text:p>
          </table:table-cell>
          <table:table-cell office:value-type="float" office:value="0.839805825242718" calcext:value-type="float">
            <text:p>0,839805825242718</text:p>
          </table:table-cell>
          <table:table-cell office:value-type="float" office:value="0.782805429864253" calcext:value-type="float">
            <text:p>0,782805429864253</text:p>
          </table:table-cell>
          <table:table-cell office:value-type="float" office:value="0.81536584857268" calcext:value-type="float">
            <text:p>0,81536584857268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08.438068" calcext:value-type="float">
            <text:p>108,438068</text:p>
          </table:table-cell>
          <table:table-cell office:value-type="float" office:value="-6.669615" calcext:value-type="float">
            <text:p>-6,669615</text:p>
          </table:table-cell>
          <table:table-cell office:value-type="float" office:value="16219.4789389999" calcext:value-type="float">
            <text:p>16219,4789389999</text:p>
          </table:table-cell>
          <table:table-cell table:number-columns-repeated="2" office:value-type="float" office:value="420.776397705078" calcext:value-type="float">
            <text:p>420,776397705078</text:p>
          </table:table-cell>
          <table:table-cell office:value-type="float" office:value="19.3039455413818" calcext:value-type="float">
            <text:p>19,3039455413818</text:p>
          </table:table-cell>
          <table:table-cell office:value-type="float" office:value="0.130947694182396" calcext:value-type="float">
            <text:p>0,130947694182396</text:p>
          </table:table-cell>
          <table:table-cell office:value-type="float" office:value="0.999486446380615" calcext:value-type="float">
            <text:p>0,999486446380615</text:p>
          </table:table-cell>
          <table:table-cell office:value-type="float" office:value="0.618705035971223" calcext:value-type="float">
            <text:p>0,618705035971223</text:p>
          </table:table-cell>
          <table:table-cell office:value-type="float" office:value="0.626760563380282" calcext:value-type="float">
            <text:p>0,626760563380282</text:p>
          </table:table-cell>
          <table:table-cell office:value-type="float" office:value="0.612826603325416" calcext:value-type="float">
            <text:p>0,612826603325416</text:p>
          </table:table-cell>
          <table:table-cell office:value-type="float" office:value="0.624697336561743" calcext:value-type="float">
            <text:p>0,624697336561743</text:p>
          </table:table-cell>
          <table:table-cell office:value-type="float" office:value="0.626699465547386" calcext:value-type="float">
            <text:p>0,626699465547386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71.619995" calcext:value-type="float">
            <text:p>71,619995</text:p>
          </table:table-cell>
          <table:table-cell office:value-type="float" office:value="-4.18" calcext:value-type="float">
            <text:p>-4,18</text:p>
          </table:table-cell>
          <table:table-cell office:value-type="float" office:value="17225.818121" calcext:value-type="float">
            <text:p>17225,818121</text:p>
          </table:table-cell>
          <table:table-cell table:number-columns-repeated="2" office:value-type="float" office:value="145.647064208984" calcext:value-type="float">
            <text:p>145,647064208984</text:p>
          </table:table-cell>
          <table:table-cell office:value-type="float" office:value="11.6889791488647" calcext:value-type="float">
            <text:p>11,6889791488647</text:p>
          </table:table-cell>
          <table:table-cell office:value-type="float" office:value="0.0592369474470616" calcext:value-type="float">
            <text:p>0,059236947447062</text:p>
          </table:table-cell>
          <table:table-cell office:value-type="float" office:value="0.99823933839798" calcext:value-type="float">
            <text:p>0,99823933839798</text:p>
          </table:table-cell>
          <table:table-cell office:value-type="float" office:value="0.693203883495146" calcext:value-type="float">
            <text:p>0,693203883495146</text:p>
          </table:table-cell>
          <table:table-cell office:value-type="float" office:value="0.686818632309217" calcext:value-type="float">
            <text:p>0,686818632309217</text:p>
          </table:table-cell>
          <table:table-cell office:value-type="float" office:value="0.681297709923664" calcext:value-type="float">
            <text:p>0,681297709923664</text:p>
          </table:table-cell>
          <table:table-cell office:value-type="float" office:value="0.705533596837945" calcext:value-type="float">
            <text:p>0,705533596837945</text:p>
          </table:table-cell>
          <table:table-cell office:value-type="float" office:value="0.686762822275831" calcext:value-type="float">
            <text:p>0,686762822275831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246.536084" calcext:value-type="float">
            <text:p>1246,536084</text:p>
          </table:table-cell>
          <table:table-cell office:value-type="float" office:value="371.828002" calcext:value-type="float">
            <text:p>371,828002</text:p>
          </table:table-cell>
          <table:table-cell office:value-type="float" office:value="33961.833587" calcext:value-type="float">
            <text:p>33961,833587</text:p>
          </table:table-cell>
          <table:table-cell table:number-columns-repeated="2" office:value-type="float" office:value="26703.8828125" calcext:value-type="float">
            <text:p>26703,8828125</text:p>
          </table:table-cell>
          <table:table-cell office:value-type="float" office:value="121.722312927246" calcext:value-type="float">
            <text:p>121,722312927246</text:p>
          </table:table-cell>
          <table:table-cell office:value-type="float" office:value="0.0380761511623859" calcext:value-type="float">
            <text:p>0,038076151162386</text:p>
          </table:table-cell>
          <table:table-cell office:value-type="float" office:value="0.996496796607971" calcext:value-type="float">
            <text:p>0,996496796607971</text:p>
          </table:table-cell>
          <table:table-cell office:value-type="float" office:value="0.827826086956522" calcext:value-type="float">
            <text:p>0,827826086956522</text:p>
          </table:table-cell>
          <table:table-cell office:value-type="float" office:value="0.806640625" calcext:value-type="float">
            <text:p>0,806640625</text:p>
          </table:table-cell>
          <table:table-cell office:value-type="float" office:value="0.801346801346801" calcext:value-type="float">
            <text:p>0,801346801346801</text:p>
          </table:table-cell>
          <table:table-cell office:value-type="float" office:value="0.856115107913669" calcext:value-type="float">
            <text:p>0,856115107913669</text:p>
          </table:table-cell>
          <table:table-cell office:value-type="float" office:value="0.801989177888459" calcext:value-type="float">
            <text:p>0,801989177888459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98.03" calcext:value-type="float">
            <text:p>98,03</text:p>
          </table:table-cell>
          <table:table-cell office:value-type="float" office:value="0.629999999999997" calcext:value-type="float">
            <text:p>0,629999999999997</text:p>
          </table:table-cell>
          <table:table-cell office:value-type="float" office:value="51634.19" calcext:value-type="float">
            <text:p>51634,19</text:p>
          </table:table-cell>
          <table:table-cell table:number-columns-repeated="2" office:value-type="float" office:value="135.471389770508" calcext:value-type="float">
            <text:p>135,471389770508</text:p>
          </table:table-cell>
          <table:table-cell office:value-type="float" office:value="11.4837207794189" calcext:value-type="float">
            <text:p>11,4837207794189</text:p>
          </table:table-cell>
          <table:table-cell office:value-type="float" office:value="0.158296942710876" calcext:value-type="float">
            <text:p>0,158296942710876</text:p>
          </table:table-cell>
          <table:table-cell office:value-type="float" office:value="0.999227702617645" calcext:value-type="float">
            <text:p>0,999227702617645</text:p>
          </table:table-cell>
          <table:table-cell office:value-type="float" office:value="0.884735202492212" calcext:value-type="float">
            <text:p>0,884735202492212</text:p>
          </table:table-cell>
          <table:table-cell office:value-type="float" office:value="0.880516684607104" calcext:value-type="float">
            <text:p>0,880516684607104</text:p>
          </table:table-cell>
          <table:table-cell office:value-type="float" office:value="0.883817427385892" calcext:value-type="float">
            <text:p>0,883817427385892</text:p>
          </table:table-cell>
          <table:table-cell office:value-type="float" office:value="0.885654885654886" calcext:value-type="float">
            <text:p>0,885654885654886</text:p>
          </table:table-cell>
          <table:table-cell office:value-type="float" office:value="0.880327442827443" calcext:value-type="float">
            <text:p>0,880327442827443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36:.D42])/7" office:value-type="float" office:value="5313.87115957143" calcext:value-type="float">
            <text:p>5313,87115957143</text:p>
          </table:table-cell>
          <table:table-cell table:style-name="ce7" table:formula="of:=SUM([.E36:.E42])/7" office:value-type="float" office:value="203.348506428571" calcext:value-type="float">
            <text:p>203,348506428571</text:p>
          </table:table-cell>
          <table:table-cell table:style-name="ce11" table:formula="of:=SUM([.F36:.F42])/7" office:value-type="float" office:value="28511.3195327143" calcext:value-type="float">
            <text:p>28511,3195327143</text:p>
          </table:table-cell>
          <table:table-cell table:style-name="ce7" table:formula="of:=SUM([.G36:.G42])/7" office:value-type="float" office:value="12091131.7668261" calcext:value-type="float">
            <text:p>12091131,7668261</text:p>
          </table:table-cell>
          <table:table-cell table:style-name="ce7" table:formula="of:=SUM([.H36:.H42])/7" office:value-type="float" office:value="12091131.7668261" calcext:value-type="float">
            <text:p>12091131,7668261</text:p>
          </table:table-cell>
          <table:table-cell table:style-name="ce7" table:formula="of:=SUM([.I36:.I42])/7" office:value-type="float" office:value="1327.18466963087" calcext:value-type="float">
            <text:p>1327,18466963087</text:p>
          </table:table-cell>
          <table:table-cell table:style-name="ce7" table:formula="of:=SUM([.J36:.J42])/7" office:value-type="float" office:value="0.100430705185447" calcext:value-type="float">
            <text:p>0,100430705185447</text:p>
          </table:table-cell>
          <table:table-cell table:style-name="ce7" table:formula="of:=SUM([.K36:.K42])/7" office:value-type="float" office:value="0.996440785271781" calcext:value-type="float">
            <text:p>0,996440785271781</text:p>
          </table:table-cell>
          <table:table-cell table:style-name="ce7" table:formula="of:=SUM([.L36:.L42])/7" office:value-type="float" office:value="0.708374942501332" calcext:value-type="float">
            <text:p>0,708374942501332</text:p>
          </table:table-cell>
          <table:table-cell table:style-name="ce7" table:formula="of:=SUM([.M36:.M42])/7" office:value-type="float" office:value="0.705181823710554" calcext:value-type="float">
            <text:p>0,705181823710554</text:p>
          </table:table-cell>
          <table:table-cell table:style-name="ce7" table:formula="of:=SUM([.N36:.N42])/7" office:value-type="float" office:value="0.704086350525689" calcext:value-type="float">
            <text:p>0,704086350525689</text:p>
          </table:table-cell>
          <table:table-cell table:style-name="ce7" table:formula="of:=SUM([.O36:.O42])/7" office:value-type="float" office:value="0.713414547037329" calcext:value-type="float">
            <text:p>0,713414547037329</text:p>
          </table:table-cell>
          <table:table-cell table:style-name="ce7" table:formula="of:=SUM([.P36:.P42])/7" office:value-type="float" office:value="0.704278053838693" calcext:value-type="float">
            <text:p>0,704278053838693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-183.99177" calcext:value-type="float">
            <text:p>-183,99177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-66.5545390000152" calcext:value-type="float">
            <text:p>-66,5545390000152</text:p>
          </table:table-cell>
          <table:table-cell table:number-columns-repeated="2" office:value-type="float" office:value="1916.8720703125" calcext:value-type="float">
            <text:p>1916,8720703125</text:p>
          </table:table-cell>
          <table:table-cell office:value-type="float" office:value="38.296028137207" calcext:value-type="float">
            <text:p>38,296028137207</text:p>
          </table:table-cell>
          <table:table-cell office:value-type="float" office:value="0.0975364521145821" calcext:value-type="float">
            <text:p>0,097536452114582</text:p>
          </table:table-cell>
          <table:table-cell office:value-type="float" office:value="0.999346435070038" calcext:value-type="float">
            <text:p>0,999346435070038</text:p>
          </table:table-cell>
          <table:table-cell office:value-type="float" office:value="0.430282702443699" calcext:value-type="float">
            <text:p>0,430282702443699</text:p>
          </table:table-cell>
          <table:table-cell office:value-type="float" office:value="0.406093906093906" calcext:value-type="float">
            <text:p>0,406093906093906</text:p>
          </table:table-cell>
          <table:table-cell office:value-type="float" office:value="0.434235976789168" calcext:value-type="float">
            <text:p>0,434235976789168</text:p>
          </table:table-cell>
          <table:table-cell office:value-type="float" office:value="0.426400759734093" calcext:value-type="float">
            <text:p>0,426400759734093</text:p>
          </table:table-cell>
          <table:table-cell office:value-type="float" office:value="0.404981201784855" calcext:value-type="float">
            <text:p>0,404981201784855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28.97" calcext:value-type="float">
            <text:p>28,97</text:p>
          </table:table-cell>
          <table:table-cell office:value-type="float" office:value="-25.77" calcext:value-type="float">
            <text:p>-25,77</text:p>
          </table:table-cell>
          <table:table-cell office:value-type="float" office:value="10944.569994" calcext:value-type="float">
            <text:p>10944,569994</text:p>
          </table:table-cell>
          <table:table-cell table:number-columns-repeated="2" office:value-type="float" office:value="160.027740478516" calcext:value-type="float">
            <text:p>160,027740478516</text:p>
          </table:table-cell>
          <table:table-cell office:value-type="float" office:value="11.8438997268677" calcext:value-type="float">
            <text:p>11,8438997268677</text:p>
          </table:table-cell>
          <table:table-cell office:value-type="float" office:value="0.0445859879255295" calcext:value-type="float">
            <text:p>0,04458598792553</text:p>
          </table:table-cell>
          <table:table-cell office:value-type="float" office:value="0.985847055912018" calcext:value-type="float">
            <text:p>0,985847055912018</text:p>
          </table:table-cell>
          <table:table-cell office:value-type="float" office:value="0.679738562091503" calcext:value-type="float">
            <text:p>0,679738562091503</text:p>
          </table:table-cell>
          <table:table-cell office:value-type="float" office:value="0.711764705882353" calcext:value-type="float">
            <text:p>0,711764705882353</text:p>
          </table:table-cell>
          <table:table-cell office:value-type="float" office:value="0.68421052631579" calcext:value-type="float">
            <text:p>0,68421052631579</text:p>
          </table:table-cell>
          <table:table-cell office:value-type="float" office:value="0.675324675324675" calcext:value-type="float">
            <text:p>0,675324675324675</text:p>
          </table:table-cell>
          <table:table-cell office:value-type="float" office:value="0.708630079597822" calcext:value-type="float">
            <text:p>0,708630079597822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9106.524405" calcext:value-type="float">
            <text:p>39106,524405</text:p>
          </table:table-cell>
          <table:table-cell office:value-type="float" office:value="990.907227" calcext:value-type="float">
            <text:p>990,907227</text:p>
          </table:table-cell>
          <table:table-cell office:value-type="float" office:value="78213.04881" calcext:value-type="float">
            <text:p>78213,04881</text:p>
          </table:table-cell>
          <table:table-cell table:number-columns-repeated="2" office:value-type="float" office:value="84608208" calcext:value-type="float">
            <text:p>84608208</text:p>
          </table:table-cell>
          <table:table-cell office:value-type="float" office:value="9075.91796875" calcext:value-type="float">
            <text:p>9075,91796875</text:p>
          </table:table-cell>
          <table:table-cell office:value-type="float" office:value="0.0823529437184334" calcext:value-type="float">
            <text:p>0,082352943718433</text:p>
          </table:table-cell>
          <table:table-cell office:value-type="float" office:value="0.998273015022278" calcext:value-type="float">
            <text:p>0,998273015022278</text:p>
          </table:table-cell>
          <table:table-cell office:value-type="float" office:value="0.861111111111111" calcext:value-type="float">
            <text:p>0,861111111111111</text:p>
          </table:table-cell>
          <table:table-cell office:value-type="float" office:value="0.863013698630137" calcext:value-type="float">
            <text:p>0,863013698630137</text:p>
          </table:table-cell>
          <table:table-cell office:value-type="float" office:value="0.881516587677725" calcext:value-type="float">
            <text:p>0,881516587677725</text:p>
          </table:table-cell>
          <table:table-cell office:value-type="float" office:value="0.841628959276018" calcext:value-type="float">
            <text:p>0,841628959276018</text:p>
          </table:table-cell>
          <table:table-cell office:value-type="float" office:value="0.863210793002064" calcext:value-type="float">
            <text:p>0,863210793002064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56.573073" calcext:value-type="float">
            <text:p>156,573073</text:p>
          </table:table-cell>
          <table:table-cell office:value-type="float" office:value="-6.669615" calcext:value-type="float">
            <text:p>-6,669615</text:p>
          </table:table-cell>
          <table:table-cell office:value-type="float" office:value="28302.361792" calcext:value-type="float">
            <text:p>28302,361792</text:p>
          </table:table-cell>
          <table:table-cell table:number-columns-repeated="2" office:value-type="float" office:value="421.43310546875" calcext:value-type="float">
            <text:p>421,43310546875</text:p>
          </table:table-cell>
          <table:table-cell office:value-type="float" office:value="19.3182315826416" calcext:value-type="float">
            <text:p>19,3182315826416</text:p>
          </table:table-cell>
          <table:table-cell office:value-type="float" office:value="0.0633110478520393" calcext:value-type="float">
            <text:p>0,063311047852039</text:p>
          </table:table-cell>
          <table:table-cell office:value-type="float" office:value="0.999498069286346" calcext:value-type="float">
            <text:p>0,999498069286346</text:p>
          </table:table-cell>
          <table:table-cell office:value-type="float" office:value="0.694922031187525" calcext:value-type="float">
            <text:p>0,694922031187525</text:p>
          </table:table-cell>
          <table:table-cell office:value-type="float" office:value="0.701486697965571" calcext:value-type="float">
            <text:p>0,701486697965571</text:p>
          </table:table-cell>
          <table:table-cell office:value-type="float" office:value="0.688589540412044" calcext:value-type="float">
            <text:p>0,688589540412044</text:p>
          </table:table-cell>
          <table:table-cell office:value-type="float" office:value="0.70137207425343" calcext:value-type="float">
            <text:p>0,70137207425343</text:p>
          </table:table-cell>
          <table:table-cell office:value-type="float" office:value="0.701483303641521" calcext:value-type="float">
            <text:p>0,701483303641521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8.769994" calcext:value-type="float">
            <text:p>98,769994</text:p>
          </table:table-cell>
          <table:table-cell office:value-type="float" office:value="-4.18" calcext:value-type="float">
            <text:p>-4,18</text:p>
          </table:table-cell>
          <table:table-cell office:value-type="float" office:value="39212.74713" calcext:value-type="float">
            <text:p>39212,74713</text:p>
          </table:table-cell>
          <table:table-cell table:number-columns-repeated="2" office:value-type="float" office:value="145.336242675781" calcext:value-type="float">
            <text:p>145,336242675781</text:p>
          </table:table-cell>
          <table:table-cell office:value-type="float" office:value="11.6757478713989" calcext:value-type="float">
            <text:p>11,6757478713989</text:p>
          </table:table-cell>
          <table:table-cell office:value-type="float" office:value="0.0592369474470616" calcext:value-type="float">
            <text:p>0,059236947447062</text:p>
          </table:table-cell>
          <table:table-cell office:value-type="float" office:value="0.998244285583496" calcext:value-type="float">
            <text:p>0,998244285583496</text:p>
          </table:table-cell>
          <table:table-cell office:value-type="float" office:value="0.792934249263984" calcext:value-type="float">
            <text:p>0,792934249263984</text:p>
          </table:table-cell>
          <table:table-cell office:value-type="float" office:value="0.790882061446977" calcext:value-type="float">
            <text:p>0,790882061446977</text:p>
          </table:table-cell>
          <table:table-cell office:value-type="float" office:value="0.787524366471735" calcext:value-type="float">
            <text:p>0,787524366471735</text:p>
          </table:table-cell>
          <table:table-cell office:value-type="float" office:value="0.798418972332016" calcext:value-type="float">
            <text:p>0,798418972332016</text:p>
          </table:table-cell>
          <table:table-cell office:value-type="float" office:value="0.790859585569586" calcext:value-type="float">
            <text:p>0,790859585569586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60.80404" calcext:value-type="float">
            <text:p>1260,80404</text:p>
          </table:table-cell>
          <table:table-cell office:value-type="float" office:value="371.828002" calcext:value-type="float">
            <text:p>371,828002</text:p>
          </table:table-cell>
          <table:table-cell office:value-type="float" office:value="39815.904261" calcext:value-type="float">
            <text:p>39815,904261</text:p>
          </table:table-cell>
          <table:table-cell table:number-columns-repeated="2" office:value-type="float" office:value="26714.572265625" calcext:value-type="float">
            <text:p>26714,572265625</text:p>
          </table:table-cell>
          <table:table-cell office:value-type="float" office:value="121.739517211914" calcext:value-type="float">
            <text:p>121,739517211914</text:p>
          </table:table-cell>
          <table:table-cell office:value-type="float" office:value="0.124248497188091" calcext:value-type="float">
            <text:p>0,124248497188091</text:p>
          </table:table-cell>
          <table:table-cell office:value-type="float" office:value="0.996372640132904" calcext:value-type="float">
            <text:p>0,996372640132904</text:p>
          </table:table-cell>
          <table:table-cell office:value-type="float" office:value="0.840215439856373" calcext:value-type="float">
            <text:p>0,840215439856373</text:p>
          </table:table-cell>
          <table:table-cell office:value-type="float" office:value="0.826171875" calcext:value-type="float">
            <text:p>0,826171875</text:p>
          </table:table-cell>
          <table:table-cell office:value-type="float" office:value="0.838709677419355" calcext:value-type="float">
            <text:p>0,838709677419355</text:p>
          </table:table-cell>
          <table:table-cell office:value-type="float" office:value="0.841726618705036" calcext:value-type="float">
            <text:p>0,841726618705036</text:p>
          </table:table-cell>
          <table:table-cell office:value-type="float" office:value="0.824709463198672" calcext:value-type="float">
            <text:p>0,824709463198672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8.4" calcext:value-type="float">
            <text:p>98,4</text:p>
          </table:table-cell>
          <table:table-cell office:value-type="float" office:value="0.629999999999997" calcext:value-type="float">
            <text:p>0,629999999999997</text:p>
          </table:table-cell>
          <table:table-cell office:value-type="float" office:value="51834.38" calcext:value-type="float">
            <text:p>51834,38</text:p>
          </table:table-cell>
          <table:table-cell table:number-columns-repeated="2" office:value-type="float" office:value="135.695709228516" calcext:value-type="float">
            <text:p>135,695709228516</text:p>
          </table:table-cell>
          <table:table-cell office:value-type="float" office:value="11.4931859970093" calcext:value-type="float">
            <text:p>11,4931859970093</text:p>
          </table:table-cell>
          <table:table-cell office:value-type="float" office:value="0.0480349361896515" calcext:value-type="float">
            <text:p>0,048034936189652</text:p>
          </table:table-cell>
          <table:table-cell office:value-type="float" office:value="0.999223172664642" calcext:value-type="float">
            <text:p>0,999223172664642</text:p>
          </table:table-cell>
          <table:table-cell office:value-type="float" office:value="0.887966804979253" calcext:value-type="float">
            <text:p>0,887966804979253</text:p>
          </table:table-cell>
          <table:table-cell office:value-type="float" office:value="0.883745963401507" calcext:value-type="float">
            <text:p>0,883745963401507</text:p>
          </table:table-cell>
          <table:table-cell office:value-type="float" office:value="0.886128364389234" calcext:value-type="float">
            <text:p>0,886128364389234</text:p>
          </table:table-cell>
          <table:table-cell office:value-type="float" office:value="0.88981288981289" calcext:value-type="float">
            <text:p>0,88981288981289</text:p>
          </table:table-cell>
          <table:table-cell office:value-type="float" office:value="0.883522516335016" calcext:value-type="float">
            <text:p>0,883522516335016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44:.D50])/7" office:value-type="float" office:value="5795.14996314286" calcext:value-type="float">
            <text:p>5795,14996314286</text:p>
          </table:table-cell>
          <table:table-cell table:style-name="ce7" table:formula="of:=SUM([.E44:.E50])/7" office:value-type="float" office:value="203.348506428571" calcext:value-type="float">
            <text:p>203,348506428571</text:p>
          </table:table-cell>
          <table:table-cell table:style-name="ce11" table:formula="of:=SUM([.F44:.F50])/7" office:value-type="float" office:value="35465.2082068571" calcext:value-type="float">
            <text:p>35465,2082068571</text:p>
          </table:table-cell>
          <table:table-cell table:style-name="ce7" table:formula="of:=SUM([.G44:.G50])/7" office:value-type="float" office:value="12091100.2767334" calcext:value-type="float">
            <text:p>12091100,2767334</text:p>
          </table:table-cell>
          <table:table-cell table:style-name="ce7" table:formula="of:=SUM([.H44:.H50])/7" office:value-type="float" office:value="12091100.2767334" calcext:value-type="float">
            <text:p>12091100,2767334</text:p>
          </table:table-cell>
          <table:table-cell table:style-name="ce7" table:formula="of:=SUM([.I44:.I50])/7" office:value-type="float" office:value="1327.18351132529" calcext:value-type="float">
            <text:p>1327,18351132529</text:p>
          </table:table-cell>
          <table:table-cell table:style-name="ce7" table:formula="of:=SUM([.J44:.J50])/7" office:value-type="float" office:value="0.0741866874907698" calcext:value-type="float">
            <text:p>0,07418668749077</text:p>
          </table:table-cell>
          <table:table-cell table:style-name="ce7" table:formula="of:=SUM([.K44:.K50])/7" office:value-type="float" office:value="0.996686381953103" calcext:value-type="float">
            <text:p>0,996686381953103</text:p>
          </table:table-cell>
          <table:table-cell table:style-name="ce7" table:formula="of:=SUM([.L44:.L50])/7" office:value-type="float" office:value="0.741024414419064" calcext:value-type="float">
            <text:p>0,741024414419064</text:p>
          </table:table-cell>
          <table:table-cell table:style-name="ce7" table:formula="of:=SUM([.M44:.M50])/7" office:value-type="float" office:value="0.740451272631493" calcext:value-type="float">
            <text:p>0,740451272631493</text:p>
          </table:table-cell>
          <table:table-cell table:style-name="ce7" table:formula="of:=SUM([.N44:.N50])/7" office:value-type="float" office:value="0.74298786278215" calcext:value-type="float">
            <text:p>0,74298786278215</text:p>
          </table:table-cell>
          <table:table-cell table:style-name="ce7" table:formula="of:=SUM([.O44:.O50])/7" office:value-type="float" office:value="0.739240707062594" calcext:value-type="float">
            <text:p>0,739240707062594</text:p>
          </table:table-cell>
          <table:table-cell table:style-name="ce7" table:formula="of:=SUM([.P44:.P50])/7" office:value-type="float" office:value="0.739628134732791" calcext:value-type="float">
            <text:p>0,739628134732791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-62.4499480000002" calcext:value-type="float">
            <text:p>-62,4499480000002</text:p>
          </table:table-cell>
          <table:table-cell office:value-type="float" office:value="98.120716" calcext:value-type="float">
            <text:p>98,120716</text:p>
          </table:table-cell>
          <table:table-cell office:value-type="float" office:value="4738.71494800003" calcext:value-type="float">
            <text:p>4738,71494800003</text:p>
          </table:table-cell>
          <table:table-cell table:number-columns-repeated="2" office:value-type="float" office:value="1915.18969726563" calcext:value-type="float">
            <text:p>1915,18969726563</text:p>
          </table:table-cell>
          <table:table-cell office:value-type="float" office:value="38.2929382324219" calcext:value-type="float">
            <text:p>38,2929382324219</text:p>
          </table:table-cell>
          <table:table-cell office:value-type="float" office:value="0.0917338728904724" calcext:value-type="float">
            <text:p>0,091733872890472</text:p>
          </table:table-cell>
          <table:table-cell office:value-type="float" office:value="0.999434173107147" calcext:value-type="float">
            <text:p>0,999434173107147</text:p>
          </table:table-cell>
          <table:table-cell office:value-type="float" office:value="0.567095588235294" calcext:value-type="float">
            <text:p>0,567095588235294</text:p>
          </table:table-cell>
          <table:table-cell office:value-type="float" office:value="0.528292438657987" calcext:value-type="float">
            <text:p>0,528292438657987</text:p>
          </table:table-cell>
          <table:table-cell office:value-type="float" office:value="0.548444444444444" calcext:value-type="float">
            <text:p>0,548444444444444</text:p>
          </table:table-cell>
          <table:table-cell office:value-type="float" office:value="0.587059942911513" calcext:value-type="float">
            <text:p>0,587059942911513</text:p>
          </table:table-cell>
          <table:table-cell office:value-type="float" office:value="0.525031028538209" calcext:value-type="float">
            <text:p>0,525031028538209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17.65" calcext:value-type="float">
            <text:p>17,65</text:p>
          </table:table-cell>
          <table:table-cell office:value-type="float" office:value="-18.499999" calcext:value-type="float">
            <text:p>-18,499999</text:p>
          </table:table-cell>
          <table:table-cell office:value-type="float" office:value="5152.85997000001" calcext:value-type="float">
            <text:p>5152,85997000001</text:p>
          </table:table-cell>
          <table:table-cell table:number-columns-repeated="2" office:value-type="float" office:value="142.390365600586" calcext:value-type="float">
            <text:p>142,390365600586</text:p>
          </table:table-cell>
          <table:table-cell office:value-type="float" office:value="11.4577150344849" calcext:value-type="float">
            <text:p>11,4577150344849</text:p>
          </table:table-cell>
          <table:table-cell office:value-type="float" office:value="0.105263158679008" calcext:value-type="float">
            <text:p>0,105263158679008</text:p>
          </table:table-cell>
          <table:table-cell office:value-type="float" office:value="0.910858929157257" calcext:value-type="float">
            <text:p>0,910858929157257</text:p>
          </table:table-cell>
          <table:table-cell office:value-type="float" office:value="0.592105263157895" calcext:value-type="float">
            <text:p>0,592105263157895</text:p>
          </table:table-cell>
          <table:table-cell office:value-type="float" office:value="0.624242424242424" calcext:value-type="float">
            <text:p>0,624242424242424</text:p>
          </table:table-cell>
          <table:table-cell office:value-type="float" office:value="0.6" calcext:value-type="float">
            <text:p>0,6</text:p>
          </table:table-cell>
          <table:table-cell office:value-type="float" office:value="0.584415584415584" calcext:value-type="float">
            <text:p>0,584415584415584</text:p>
          </table:table-cell>
          <table:table-cell office:value-type="float" office:value="0.621753246753247" calcext:value-type="float">
            <text:p>0,621753246753247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7798.333494" calcext:value-type="float">
            <text:p>37798,333494</text:p>
          </table:table-cell>
          <table:table-cell office:value-type="float" office:value="2542.297852" calcext:value-type="float">
            <text:p>2542,297852</text:p>
          </table:table-cell>
          <table:table-cell office:value-type="float" office:value="75596.666988" calcext:value-type="float">
            <text:p>75596,666988</text:p>
          </table:table-cell>
          <table:table-cell table:number-columns-repeated="2" office:value-type="float" office:value="84242608" calcext:value-type="float">
            <text:p>84242608</text:p>
          </table:table-cell>
          <table:table-cell office:value-type="float" office:value="9055.734375" calcext:value-type="float">
            <text:p>9055,734375</text:p>
          </table:table-cell>
          <table:table-cell office:value-type="float" office:value="0.145584732294083" calcext:value-type="float">
            <text:p>0,145584732294083</text:p>
          </table:table-cell>
          <table:table-cell office:value-type="float" office:value="0.998390316963196" calcext:value-type="float">
            <text:p>0,998390316963196</text:p>
          </table:table-cell>
          <table:table-cell office:value-type="float" office:value="0.861751152073733" calcext:value-type="float">
            <text:p>0,861751152073733</text:p>
          </table:table-cell>
          <table:table-cell office:value-type="float" office:value="0.861111111111111" calcext:value-type="float">
            <text:p>0,861111111111111</text:p>
          </table:table-cell>
          <table:table-cell office:value-type="float" office:value="0.869767441860465" calcext:value-type="float">
            <text:p>0,869767441860465</text:p>
          </table:table-cell>
          <table:table-cell office:value-type="float" office:value="0.853881278538813" calcext:value-type="float">
            <text:p>0,853881278538813</text:p>
          </table:table-cell>
          <table:table-cell office:value-type="float" office:value="0.86121293973889" calcext:value-type="float">
            <text:p>0,86121293973889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60.252686" calcext:value-type="float">
            <text:p>160,252686</text:p>
          </table:table-cell>
          <table:table-cell office:value-type="float" office:value="-7.22730700000001" calcext:value-type="float">
            <text:p>-7,22730700000001</text:p>
          </table:table-cell>
          <table:table-cell office:value-type="float" office:value="31870.6858019999" calcext:value-type="float">
            <text:p>31870,6858019999</text:p>
          </table:table-cell>
          <table:table-cell table:number-columns-repeated="2" office:value-type="float" office:value="421.3525390625" calcext:value-type="float">
            <text:p>421,3525390625</text:p>
          </table:table-cell>
          <table:table-cell office:value-type="float" office:value="19.3161869049072" calcext:value-type="float">
            <text:p>19,3161869049072</text:p>
          </table:table-cell>
          <table:table-cell office:value-type="float" office:value="0.064249113202095" calcext:value-type="float">
            <text:p>0,064249113202095</text:p>
          </table:table-cell>
          <table:table-cell office:value-type="float" office:value="0.99950361251831" calcext:value-type="float">
            <text:p>0,99950361251831</text:p>
          </table:table-cell>
          <table:table-cell office:value-type="float" office:value="0.698804780876494" calcext:value-type="float">
            <text:p>0,698804780876494</text:p>
          </table:table-cell>
          <table:table-cell office:value-type="float" office:value="0.703529411764706" calcext:value-type="float">
            <text:p>0,703529411764706</text:p>
          </table:table-cell>
          <table:table-cell office:value-type="float" office:value="0.688383045525903" calcext:value-type="float">
            <text:p>0,688383045525903</text:p>
          </table:table-cell>
          <table:table-cell office:value-type="float" office:value="0.709546925566343" calcext:value-type="float">
            <text:p>0,709546925566343</text:p>
          </table:table-cell>
          <table:table-cell office:value-type="float" office:value="0.703708013772517" calcext:value-type="float">
            <text:p>0,703708013772517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70.179994" calcext:value-type="float">
            <text:p>70,179994</text:p>
          </table:table-cell>
          <table:table-cell office:value-type="float" office:value="-4.95" calcext:value-type="float">
            <text:p>-4,95</text:p>
          </table:table-cell>
          <table:table-cell office:value-type="float" office:value="17743.567987" calcext:value-type="float">
            <text:p>17743,567987</text:p>
          </table:table-cell>
          <table:table-cell table:number-columns-repeated="2" office:value-type="float" office:value="145.664428710938" calcext:value-type="float">
            <text:p>145,664428710938</text:p>
          </table:table-cell>
          <table:table-cell office:value-type="float" office:value="11.6875476837158" calcext:value-type="float">
            <text:p>11,6875476837158</text:p>
          </table:table-cell>
          <table:table-cell office:value-type="float" office:value="0.0393939390778542" calcext:value-type="float">
            <text:p>0,039393939077854</text:p>
          </table:table-cell>
          <table:table-cell office:value-type="float" office:value="0.998060047626495" calcext:value-type="float">
            <text:p>0,998060047626495</text:p>
          </table:table-cell>
          <table:table-cell office:value-type="float" office:value="0.68780971258672" calcext:value-type="float">
            <text:p>0,68780971258672</text:p>
          </table:table-cell>
          <table:table-cell office:value-type="float" office:value="0.685942173479561" calcext:value-type="float">
            <text:p>0,685942173479561</text:p>
          </table:table-cell>
          <table:table-cell office:value-type="float" office:value="0.683070866141732" calcext:value-type="float">
            <text:p>0,683070866141732</text:p>
          </table:table-cell>
          <table:table-cell office:value-type="float" office:value="0.692614770459082" calcext:value-type="float">
            <text:p>0,692614770459082</text:p>
          </table:table-cell>
          <table:table-cell office:value-type="float" office:value="0.685948819492489" calcext:value-type="float">
            <text:p>0,685948819492489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827.114014" calcext:value-type="float">
            <text:p>827,114014</text:p>
          </table:table-cell>
          <table:table-cell office:value-type="float" office:value="366.622001" calcext:value-type="float">
            <text:p>366,622001</text:p>
          </table:table-cell>
          <table:table-cell office:value-type="float" office:value="15002.674128" calcext:value-type="float">
            <text:p>15002,674128</text:p>
          </table:table-cell>
          <table:table-cell table:number-columns-repeated="2" office:value-type="float" office:value="26977.935546875" calcext:value-type="float">
            <text:p>26977,935546875</text:p>
          </table:table-cell>
          <table:table-cell office:value-type="float" office:value="122.490814208984" calcext:value-type="float">
            <text:p>122,490814208984</text:p>
          </table:table-cell>
          <table:table-cell office:value-type="float" office:value="0.0649087205529213" calcext:value-type="float">
            <text:p>0,064908720552921</text:p>
          </table:table-cell>
          <table:table-cell office:value-type="float" office:value="0.997022211551666" calcext:value-type="float">
            <text:p>0,997022211551666</text:p>
          </table:table-cell>
          <table:table-cell office:value-type="float" office:value="0.707105719237435" calcext:value-type="float">
            <text:p>0,707105719237435</text:p>
          </table:table-cell>
          <table:table-cell office:value-type="float" office:value="0.66600790513834" calcext:value-type="float">
            <text:p>0,66600790513834</text:p>
          </table:table-cell>
          <table:table-cell office:value-type="float" office:value="0.673267326732673" calcext:value-type="float">
            <text:p>0,673267326732673</text:p>
          </table:table-cell>
          <table:table-cell office:value-type="float" office:value="0.744525547445255" calcext:value-type="float">
            <text:p>0,744525547445255</text:p>
          </table:table-cell>
          <table:table-cell office:value-type="float" office:value="0.658900704757111" calcext:value-type="float">
            <text:p>0,658900704757111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74.36" calcext:value-type="float">
            <text:p>74,36</text:p>
          </table:table-cell>
          <table:table-cell office:value-type="float" office:value="-0.430000000000002" calcext:value-type="float">
            <text:p>-0,430000000000002</text:p>
          </table:table-cell>
          <table:table-cell office:value-type="float" office:value="21584.73" calcext:value-type="float">
            <text:p>21584,73</text:p>
          </table:table-cell>
          <table:table-cell table:number-columns-repeated="2" office:value-type="float" office:value="135.656433105469" calcext:value-type="float">
            <text:p>135,656433105469</text:p>
          </table:table-cell>
          <table:table-cell office:value-type="float" office:value="11.4910793304443" calcext:value-type="float">
            <text:p>11,4910793304443</text:p>
          </table:table-cell>
          <table:table-cell office:value-type="float" office:value="0.123076923191547" calcext:value-type="float">
            <text:p>0,123076923191547</text:p>
          </table:table-cell>
          <table:table-cell office:value-type="float" office:value="0.999228537082672" calcext:value-type="float">
            <text:p>0,999228537082672</text:p>
          </table:table-cell>
          <table:table-cell office:value-type="float" office:value="0.749738219895288" calcext:value-type="float">
            <text:p>0,749738219895288</text:p>
          </table:table-cell>
          <table:table-cell office:value-type="float" office:value="0.741061755146262" calcext:value-type="float">
            <text:p>0,741061755146262</text:p>
          </table:table-cell>
          <table:table-cell office:value-type="float" office:value="0.750524109014675" calcext:value-type="float">
            <text:p>0,750524109014675</text:p>
          </table:table-cell>
          <table:table-cell office:value-type="float" office:value="0.748953974895398" calcext:value-type="float">
            <text:p>0,748953974895398</text:p>
          </table:table-cell>
          <table:table-cell office:value-type="float" office:value="0.74076912227916" calcext:value-type="float">
            <text:p>0,74076912227916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52:.D58])/7" office:value-type="float" office:value="5555.06289142857" calcext:value-type="float">
            <text:p>5555,06289142857</text:p>
          </table:table-cell>
          <table:table-cell table:style-name="ce7" table:formula="of:=SUM([.E52:.E58])/7" office:value-type="float" office:value="425.133323285714" calcext:value-type="float">
            <text:p>425,133323285714</text:p>
          </table:table-cell>
          <table:table-cell table:style-name="ce11" table:formula="of:=SUM([.F52:.F58])/7" office:value-type="float" office:value="24527.1285461429" calcext:value-type="float">
            <text:p>24527,1285461429</text:p>
          </table:table-cell>
          <table:table-cell table:style-name="ce7" table:formula="of:=SUM([.G52:.G58])/7" office:value-type="float" office:value="12038906.5984301" calcext:value-type="float">
            <text:p>12038906,5984301</text:p>
          </table:table-cell>
          <table:table-cell table:style-name="ce7" table:formula="of:=SUM([.H52:.H58])/7" office:value-type="float" office:value="12038906.5984301" calcext:value-type="float">
            <text:p>12038906,5984301</text:p>
          </table:table-cell>
          <table:table-cell table:style-name="ce7" table:formula="of:=SUM([.I52:.I58])/7" office:value-type="float" office:value="1324.35295091357" calcext:value-type="float">
            <text:p>1324,35295091357</text:p>
          </table:table-cell>
          <table:table-cell table:style-name="ce7" table:formula="of:=SUM([.J52:.J58])/7" office:value-type="float" office:value="0.0906014942697116" calcext:value-type="float">
            <text:p>0,090601494269712</text:p>
          </table:table-cell>
          <table:table-cell table:style-name="ce7" table:formula="of:=SUM([.K52:.K58])/7" office:value-type="float" office:value="0.986071118286678" calcext:value-type="float">
            <text:p>0,986071118286678</text:p>
          </table:table-cell>
          <table:table-cell table:style-name="ce7" table:formula="of:=SUM([.L52:.L58])/7" office:value-type="float" office:value="0.694915776580409" calcext:value-type="float">
            <text:p>0,694915776580409</text:p>
          </table:table-cell>
          <table:table-cell table:style-name="ce7" table:formula="of:=SUM([.M52:.M58])/7" office:value-type="float" office:value="0.687169602791484" calcext:value-type="float">
            <text:p>0,687169602791484</text:p>
          </table:table-cell>
          <table:table-cell table:style-name="ce7" table:formula="of:=SUM([.N52:.N58])/7" office:value-type="float" office:value="0.68763674767427" calcext:value-type="float">
            <text:p>0,68763674767427</text:p>
          </table:table-cell>
          <table:table-cell table:style-name="ce7" table:formula="of:=SUM([.O52:.O58])/7" office:value-type="float" office:value="0.702999717747427" calcext:value-type="float">
            <text:p>0,702999717747427</text:p>
          </table:table-cell>
          <table:table-cell table:style-name="ce7" table:formula="of:=SUM([.P52:.P58])/7" office:value-type="float" office:value="0.685331982190232" calcext:value-type="float">
            <text:p>0,685331982190232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-220.420716" calcext:value-type="float">
            <text:p>-220,420716</text:p>
          </table:table-cell>
          <table:table-cell office:value-type="float" office:value="98.120716" calcext:value-type="float">
            <text:p>98,120716</text:p>
          </table:table-cell>
          <table:table-cell office:value-type="float" office:value="-938.691582000047" calcext:value-type="float">
            <text:p>-938,691582000047</text:p>
          </table:table-cell>
          <table:table-cell table:number-columns-repeated="2" office:value-type="float" office:value="1917.38134765625" calcext:value-type="float">
            <text:p>1917,38134765625</text:p>
          </table:table-cell>
          <table:table-cell office:value-type="float" office:value="38.3073387145996" calcext:value-type="float">
            <text:p>38,3073387145996</text:p>
          </table:table-cell>
          <table:table-cell office:value-type="float" office:value="0.0594758056104183" calcext:value-type="float">
            <text:p>0,059475805610418</text:p>
          </table:table-cell>
          <table:table-cell office:value-type="float" office:value="0.999376773834228" calcext:value-type="float">
            <text:p>0,999376773834228</text:p>
          </table:table-cell>
          <table:table-cell office:value-type="float" office:value="0.44876660341556" calcext:value-type="float">
            <text:p>0,44876660341556</text:p>
          </table:table-cell>
          <table:table-cell office:value-type="float" office:value="0.418127190786179" calcext:value-type="float">
            <text:p>0,418127190786179</text:p>
          </table:table-cell>
          <table:table-cell office:value-type="float" office:value="0.447492904446547" calcext:value-type="float">
            <text:p>0,447492904446547</text:p>
          </table:table-cell>
          <table:table-cell office:value-type="float" office:value="0.450047573739296" calcext:value-type="float">
            <text:p>0,450047573739296</text:p>
          </table:table-cell>
          <table:table-cell office:value-type="float" office:value="0.416355710759711" calcext:value-type="float">
            <text:p>0,416355710759711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19.98" calcext:value-type="float">
            <text:p>19,98</text:p>
          </table:table-cell>
          <table:table-cell office:value-type="float" office:value="-18.499999" calcext:value-type="float">
            <text:p>-18,499999</text:p>
          </table:table-cell>
          <table:table-cell office:value-type="float" office:value="6238.48997600002" calcext:value-type="float">
            <text:p>6238,48997600002</text:p>
          </table:table-cell>
          <table:table-cell table:number-columns-repeated="2" office:value-type="float" office:value="142.051651000977" calcext:value-type="float">
            <text:p>142,051651000977</text:p>
          </table:table-cell>
          <table:table-cell office:value-type="float" office:value="11.440052986145" calcext:value-type="float">
            <text:p>11,440052986145</text:p>
          </table:table-cell>
          <table:table-cell office:value-type="float" office:value="0.111842103302479" calcext:value-type="float">
            <text:p>0,111842103302479</text:p>
          </table:table-cell>
          <table:table-cell office:value-type="float" office:value="0.943211019039154" calcext:value-type="float">
            <text:p>0,943211019039154</text:p>
          </table:table-cell>
          <table:table-cell office:value-type="float" office:value="0.632258064516129" calcext:value-type="float">
            <text:p>0,632258064516129</text:p>
          </table:table-cell>
          <table:table-cell office:value-type="float" office:value="0.654545454545455" calcext:value-type="float">
            <text:p>0,654545454545455</text:p>
          </table:table-cell>
          <table:table-cell office:value-type="float" office:value="0.628205128205128" calcext:value-type="float">
            <text:p>0,628205128205128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653409090909091" calcext:value-type="float">
            <text:p>0,653409090909091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9604.921867" calcext:value-type="float">
            <text:p>39604,921867</text:p>
          </table:table-cell>
          <table:table-cell office:value-type="float" office:value="2542.297852" calcext:value-type="float">
            <text:p>2542,297852</text:p>
          </table:table-cell>
          <table:table-cell office:value-type="float" office:value="79209.8437340001" calcext:value-type="float">
            <text:p>79209,8437340001</text:p>
          </table:table-cell>
          <table:table-cell table:number-columns-repeated="2" office:value-type="float" office:value="84243000" calcext:value-type="float">
            <text:p>84243000</text:p>
          </table:table-cell>
          <table:table-cell office:value-type="float" office:value="9055.75390625" calcext:value-type="float">
            <text:p>9055,75390625</text:p>
          </table:table-cell>
          <table:table-cell office:value-type="float" office:value="0.124105013906956" calcext:value-type="float">
            <text:p>0,124105013906956</text:p>
          </table:table-cell>
          <table:table-cell office:value-type="float" office:value="0.998372375965118" calcext:value-type="float">
            <text:p>0,998372375965118</text:p>
          </table:table-cell>
          <table:table-cell office:value-type="float" office:value="0.892448512585812" calcext:value-type="float">
            <text:p>0,892448512585812</text:p>
          </table:table-cell>
          <table:table-cell office:value-type="float" office:value="0.891203703703704" calcext:value-type="float">
            <text:p>0,891203703703704</text:p>
          </table:table-cell>
          <table:table-cell office:value-type="float" office:value="0.894495412844037" calcext:value-type="float">
            <text:p>0,894495412844037</text:p>
          </table:table-cell>
          <table:table-cell office:value-type="float" office:value="0.89041095890411" calcext:value-type="float">
            <text:p>0,89041095890411</text:p>
          </table:table-cell>
          <table:table-cell office:value-type="float" office:value="0.891214869123416" calcext:value-type="float">
            <text:p>0,891214869123416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73.303456" calcext:value-type="float">
            <text:p>173,303456</text:p>
          </table:table-cell>
          <table:table-cell office:value-type="float" office:value="-7.22730700000001" calcext:value-type="float">
            <text:p>-7,22730700000001</text:p>
          </table:table-cell>
          <table:table-cell office:value-type="float" office:value="39631.6451219999" calcext:value-type="float">
            <text:p>39631,6451219999</text:p>
          </table:table-cell>
          <table:table-cell table:number-columns-repeated="2" office:value-type="float" office:value="421.489440917969" calcext:value-type="float">
            <text:p>421,489440917969</text:p>
          </table:table-cell>
          <table:table-cell office:value-type="float" office:value="19.3186664581299" calcext:value-type="float">
            <text:p>19,3186664581299</text:p>
          </table:table-cell>
          <table:table-cell office:value-type="float" office:value="0.0610957816243172" calcext:value-type="float">
            <text:p>0,061095781624317</text:p>
          </table:table-cell>
          <table:table-cell office:value-type="float" office:value="0.999499976634979" calcext:value-type="float">
            <text:p>0,999499976634979</text:p>
          </table:table-cell>
          <table:table-cell office:value-type="float" office:value="0.719487795118047" calcext:value-type="float">
            <text:p>0,719487795118047</text:p>
          </table:table-cell>
          <table:table-cell office:value-type="float" office:value="0.725098039215686" calcext:value-type="float">
            <text:p>0,725098039215686</text:p>
          </table:table-cell>
          <table:table-cell office:value-type="float" office:value="0.711797307996833" calcext:value-type="float">
            <text:p>0,711797307996833</text:p>
          </table:table-cell>
          <table:table-cell office:value-type="float" office:value="0.727346278317152" calcext:value-type="float">
            <text:p>0,727346278317152</text:p>
          </table:table-cell>
          <table:table-cell office:value-type="float" office:value="0.725164767773492" calcext:value-type="float">
            <text:p>0,725164767773492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3.3399909999999" calcext:value-type="float">
            <text:p>93,3399909999999</text:p>
          </table:table-cell>
          <table:table-cell office:value-type="float" office:value="-4.95" calcext:value-type="float">
            <text:p>-4,95</text:p>
          </table:table-cell>
          <table:table-cell office:value-type="float" office:value="32011.046682" calcext:value-type="float">
            <text:p>32011,046682</text:p>
          </table:table-cell>
          <table:table-cell table:number-columns-repeated="2" office:value-type="float" office:value="145.316589355469" calcext:value-type="float">
            <text:p>145,316589355469</text:p>
          </table:table-cell>
          <table:table-cell office:value-type="float" office:value="11.6710233688355" calcext:value-type="float">
            <text:p>11,6710233688355</text:p>
          </table:table-cell>
          <table:table-cell office:value-type="float" office:value="0.0707070678472519" calcext:value-type="float">
            <text:p>0,070707067847252</text:p>
          </table:table-cell>
          <table:table-cell office:value-type="float" office:value="0.998368680477142" calcext:value-type="float">
            <text:p>0,998368680477142</text:p>
          </table:table-cell>
          <table:table-cell office:value-type="float" office:value="0.778217821782178" calcext:value-type="float">
            <text:p>0,778217821782178</text:p>
          </table:table-cell>
          <table:table-cell office:value-type="float" office:value="0.77666999002991" calcext:value-type="float">
            <text:p>0,77666999002991</text:p>
          </table:table-cell>
          <table:table-cell office:value-type="float" office:value="0.772102161100196" calcext:value-type="float">
            <text:p>0,772102161100196</text:p>
          </table:table-cell>
          <table:table-cell office:value-type="float" office:value="0.784431137724551" calcext:value-type="float">
            <text:p>0,784431137724551</text:p>
          </table:table-cell>
          <table:table-cell office:value-type="float" office:value="0.776677720256698" calcext:value-type="float">
            <text:p>0,776677720256698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963.537966" calcext:value-type="float">
            <text:p>963,537966</text:p>
          </table:table-cell>
          <table:table-cell office:value-type="float" office:value="366.622001" calcext:value-type="float">
            <text:p>366,622001</text:p>
          </table:table-cell>
          <table:table-cell office:value-type="float" office:value="18051.515295" calcext:value-type="float">
            <text:p>18051,515295</text:p>
          </table:table-cell>
          <table:table-cell table:number-columns-repeated="2" office:value-type="float" office:value="26972.822265625" calcext:value-type="float">
            <text:p>26972,822265625</text:p>
          </table:table-cell>
          <table:table-cell office:value-type="float" office:value="122.477935791016" calcext:value-type="float">
            <text:p>122,477935791016</text:p>
          </table:table-cell>
          <table:table-cell office:value-type="float" office:value="0.0831642970442772" calcext:value-type="float">
            <text:p>0,083164297044277</text:p>
          </table:table-cell>
          <table:table-cell office:value-type="float" office:value="0.996874809265137" calcext:value-type="float">
            <text:p>0,996874809265137</text:p>
          </table:table-cell>
          <table:table-cell office:value-type="float" office:value="0.734133790737564" calcext:value-type="float">
            <text:p>0,734133790737564</text:p>
          </table:table-cell>
          <table:table-cell office:value-type="float" office:value="0.693675889328063" calcext:value-type="float">
            <text:p>0,693675889328063</text:p>
          </table:table-cell>
          <table:table-cell office:value-type="float" office:value="0.692556634304207" calcext:value-type="float">
            <text:p>0,692556634304207</text:p>
          </table:table-cell>
          <table:table-cell office:value-type="float" office:value="0.781021897810219" calcext:value-type="float">
            <text:p>0,781021897810219</text:p>
          </table:table-cell>
          <table:table-cell office:value-type="float" office:value="0.685769569594765" calcext:value-type="float">
            <text:p>0,685769569594765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86.37" calcext:value-type="float">
            <text:p>86,37</text:p>
          </table:table-cell>
          <table:table-cell office:value-type="float" office:value="-0.430000000000002" calcext:value-type="float">
            <text:p>-0,430000000000002</text:p>
          </table:table-cell>
          <table:table-cell office:value-type="float" office:value="33228.06" calcext:value-type="float">
            <text:p>33228,06</text:p>
          </table:table-cell>
          <table:table-cell table:number-columns-repeated="2" office:value-type="float" office:value="135.499633789063" calcext:value-type="float">
            <text:p>135,499633789063</text:p>
          </table:table-cell>
          <table:table-cell office:value-type="float" office:value="11.4840202331543" calcext:value-type="float">
            <text:p>11,4840202331543</text:p>
          </table:table-cell>
          <table:table-cell office:value-type="float" office:value="0.0758241787552834" calcext:value-type="float">
            <text:p>0,075824178755283</text:p>
          </table:table-cell>
          <table:table-cell office:value-type="float" office:value="0.99921989440918" calcext:value-type="float">
            <text:p>0,99921989440918</text:p>
          </table:table-cell>
          <table:table-cell office:value-type="float" office:value="0.810924369747899" calcext:value-type="float">
            <text:p>0,810924369747899</text:p>
          </table:table-cell>
          <table:table-cell office:value-type="float" office:value="0.804983748645721" calcext:value-type="float">
            <text:p>0,804983748645721</text:p>
          </table:table-cell>
          <table:table-cell office:value-type="float" office:value="0.814345991561181" calcext:value-type="float">
            <text:p>0,814345991561181</text:p>
          </table:table-cell>
          <table:table-cell office:value-type="float" office:value="0.807531380753138" calcext:value-type="float">
            <text:p>0,807531380753138</text:p>
          </table:table-cell>
          <table:table-cell office:value-type="float" office:value="0.804889285882187" calcext:value-type="float">
            <text:p>0,804889285882187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60:.D66])/7" office:value-type="float" office:value="5817.29036628572" calcext:value-type="float">
            <text:p>5817,29036628572</text:p>
          </table:table-cell>
          <table:table-cell table:style-name="ce7" table:formula="of:=SUM([.E60:.E66])/7" office:value-type="float" office:value="425.133323285714" calcext:value-type="float">
            <text:p>425,133323285714</text:p>
          </table:table-cell>
          <table:table-cell table:style-name="ce11" table:formula="of:=SUM([.F60:.F66])/7" office:value-type="float" office:value="29633.1298895714" calcext:value-type="float">
            <text:p>29633,1298895714</text:p>
          </table:table-cell>
          <table:table-cell table:style-name="ce7" table:formula="of:=SUM([.G60:.G66])/7" office:value-type="float" office:value="12038962.0801326" calcext:value-type="float">
            <text:p>12038962,0801326</text:p>
          </table:table-cell>
          <table:table-cell table:style-name="ce7" table:formula="of:=SUM([.H60:.H66])/7" office:value-type="float" office:value="12038962.0801326" calcext:value-type="float">
            <text:p>12038962,0801326</text:p>
          </table:table-cell>
          <table:table-cell table:style-name="ce7" table:formula="of:=SUM([.I60:.I66])/7" office:value-type="float" office:value="1324.35042054313" calcext:value-type="float">
            <text:p>1324,35042054313</text:p>
          </table:table-cell>
          <table:table-cell table:style-name="ce7" table:formula="of:=SUM([.J60:.J66])/7" office:value-type="float" office:value="0.0837448925844262" calcext:value-type="float">
            <text:p>0,083744892584426</text:p>
          </table:table-cell>
          <table:table-cell table:style-name="ce7" table:formula="of:=SUM([.K60:.K66])/7" office:value-type="float" office:value="0.990703361374991" calcext:value-type="float">
            <text:p>0,990703361374991</text:p>
          </table:table-cell>
          <table:table-cell table:style-name="ce7" table:formula="of:=SUM([.L60:.L66])/7" office:value-type="float" office:value="0.716605279700455" calcext:value-type="float">
            <text:p>0,716605279700455</text:p>
          </table:table-cell>
          <table:table-cell table:style-name="ce7" table:formula="of:=SUM([.M60:.M66])/7" office:value-type="float" office:value="0.709186288036388" calcext:value-type="float">
            <text:p>0,709186288036388</text:p>
          </table:table-cell>
          <table:table-cell table:style-name="ce7" table:formula="of:=SUM([.N60:.N66])/7" office:value-type="float" office:value="0.708713648636876" calcext:value-type="float">
            <text:p>0,708713648636876</text:p>
          </table:table-cell>
          <table:table-cell table:style-name="ce7" table:formula="of:=SUM([.O60:.O66])/7" office:value-type="float" office:value="0.725307551944586" calcext:value-type="float">
            <text:p>0,725307551944586</text:p>
          </table:table-cell>
          <table:table-cell table:style-name="ce7" table:formula="of:=SUM([.P60:.P66])/7" office:value-type="float" office:value="0.707640144899909" calcext:value-type="float">
            <text:p>0,707640144899909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421.740011" calcext:value-type="float">
            <text:p>421,740011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34823.435843" calcext:value-type="float">
            <text:p>34823,435843</text:p>
          </table:table-cell>
          <table:table-cell table:number-columns-repeated="2" office:value-type="float" office:value="1934.73413085938" calcext:value-type="float">
            <text:p>1934,73413085938</text:p>
          </table:table-cell>
          <table:table-cell office:value-type="float" office:value="38.3736305236816" calcext:value-type="float">
            <text:p>38,3736305236816</text:p>
          </table:table-cell>
          <table:table-cell office:value-type="float" office:value="0.284142076969147" calcext:value-type="float">
            <text:p>0,284142076969147</text:p>
          </table:table-cell>
          <table:table-cell office:value-type="float" office:value="0.999658644199371" calcext:value-type="float">
            <text:p>0,999658644199371</text:p>
          </table:table-cell>
          <table:table-cell office:value-type="float" office:value="0.754716981132076" calcext:value-type="float">
            <text:p>0,754716981132076</text:p>
          </table:table-cell>
          <table:table-cell office:value-type="float" office:value="0.733766233766234" calcext:value-type="float">
            <text:p>0,733766233766234</text:p>
          </table:table-cell>
          <table:table-cell office:value-type="float" office:value="0.732142857142857" calcext:value-type="float">
            <text:p>0,732142857142857</text:p>
          </table:table-cell>
          <table:table-cell office:value-type="float" office:value="0.778727445394112" calcext:value-type="float">
            <text:p>0,778727445394112</text:p>
          </table:table-cell>
          <table:table-cell office:value-type="float" office:value="0.73130260573183" calcext:value-type="float">
            <text:p>0,73130260573183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0.6" calcext:value-type="float">
            <text:p>20,6</text:p>
          </table:table-cell>
          <table:table-cell office:value-type="float" office:value="-25.77" calcext:value-type="float">
            <text:p>-25,77</text:p>
          </table:table-cell>
          <table:table-cell office:value-type="float" office:value="5948.45997499999" calcext:value-type="float">
            <text:p>5948,45997499999</text:p>
          </table:table-cell>
          <table:table-cell table:number-columns-repeated="2" office:value-type="float" office:value="188.038635253906" calcext:value-type="float">
            <text:p>188,038635253906</text:p>
          </table:table-cell>
          <table:table-cell office:value-type="float" office:value="12.5656986236572" calcext:value-type="float">
            <text:p>12,5656986236572</text:p>
          </table:table-cell>
          <table:table-cell office:value-type="float" office:value="0.251497000455856" calcext:value-type="float">
            <text:p>0,251497000455856</text:p>
          </table:table-cell>
          <table:table-cell office:value-type="float" office:value="0.989979565143585" calcext:value-type="float">
            <text:p>0,989979565143585</text:p>
          </table:table-cell>
          <table:table-cell office:value-type="float" office:value="0.645962732919255" calcext:value-type="float">
            <text:p>0,645962732919255</text:p>
          </table:table-cell>
          <table:table-cell office:value-type="float" office:value="0.664705882352941" calcext:value-type="float">
            <text:p>0,664705882352941</text:p>
          </table:table-cell>
          <table:table-cell office:value-type="float" office:value="0.619047619047619" calcext:value-type="float">
            <text:p>0,619047619047619</text:p>
          </table:table-cell>
          <table:table-cell office:value-type="float" office:value="0.675324675324675" calcext:value-type="float">
            <text:p>0,675324675324675</text:p>
          </table:table-cell>
          <table:table-cell office:value-type="float" office:value="0.66561932690965" calcext:value-type="float">
            <text:p>0,66561932690965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6600.709959" calcext:value-type="float">
            <text:p>36600,709959</text:p>
          </table:table-cell>
          <table:table-cell office:value-type="float" office:value="990.907227" calcext:value-type="float">
            <text:p>990,907227</text:p>
          </table:table-cell>
          <table:table-cell office:value-type="float" office:value="73201.419918" calcext:value-type="float">
            <text:p>73201,419918</text:p>
          </table:table-cell>
          <table:table-cell table:number-columns-repeated="2" office:value-type="float" office:value="85504696" calcext:value-type="float">
            <text:p>85504696</text:p>
          </table:table-cell>
          <table:table-cell office:value-type="float" office:value="9122.515625" calcext:value-type="float">
            <text:p>9122,515625</text:p>
          </table:table-cell>
          <table:table-cell office:value-type="float" office:value="0.280459761619568" calcext:value-type="float">
            <text:p>0,280459761619568</text:p>
          </table:table-cell>
          <table:table-cell office:value-type="float" office:value="0.999418199062347" calcext:value-type="float">
            <text:p>0,999418199062347</text:p>
          </table:table-cell>
          <table:table-cell office:value-type="float" office:value="0.824884792626728" calcext:value-type="float">
            <text:p>0,824884792626728</text:p>
          </table:table-cell>
          <table:table-cell office:value-type="float" office:value="0.82648401826484" calcext:value-type="float">
            <text:p>0,82648401826484</text:p>
          </table:table-cell>
          <table:table-cell office:value-type="float" office:value="0.84037558685446" calcext:value-type="float">
            <text:p>0,84037558685446</text:p>
          </table:table-cell>
          <table:table-cell office:value-type="float" office:value="0.809954751131222" calcext:value-type="float">
            <text:p>0,809954751131222</text:p>
          </table:table-cell>
          <table:table-cell office:value-type="float" office:value="0.826636361740726" calcext:value-type="float">
            <text:p>0,826636361740726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39.872298" calcext:value-type="float">
            <text:p>239,872298</text:p>
          </table:table-cell>
          <table:table-cell office:value-type="float" office:value="-6.669615" calcext:value-type="float">
            <text:p>-6,669615</text:p>
          </table:table-cell>
          <table:table-cell office:value-type="float" office:value="120485.705564" calcext:value-type="float">
            <text:p>120485,705564</text:p>
          </table:table-cell>
          <table:table-cell table:number-columns-repeated="2" office:value-type="float" office:value="419.625335693359" calcext:value-type="float">
            <text:p>419,625335693359</text:p>
          </table:table-cell>
          <table:table-cell office:value-type="float" office:value="19.2687759399414" calcext:value-type="float">
            <text:p>19,2687759399414</text:p>
          </table:table-cell>
          <table:table-cell office:value-type="float" office:value="0.148061111569405" calcext:value-type="float">
            <text:p>0,148061111569405</text:p>
          </table:table-cell>
          <table:table-cell office:value-type="float" office:value="0.999838411808014" calcext:value-type="float">
            <text:p>0,999838411808014</text:p>
          </table:table-cell>
          <table:table-cell office:value-type="float" office:value="0.880287310454908" calcext:value-type="float">
            <text:p>0,880287310454908</text:p>
          </table:table-cell>
          <table:table-cell office:value-type="float" office:value="0.882629107981221" calcext:value-type="float">
            <text:p>0,882629107981221</text:p>
          </table:table-cell>
          <table:table-cell office:value-type="float" office:value="0.870560378847672" calcext:value-type="float">
            <text:p>0,870560378847672</text:p>
          </table:table-cell>
          <table:table-cell office:value-type="float" office:value="0.890234059725585" calcext:value-type="float">
            <text:p>0,890234059725585</text:p>
          </table:table-cell>
          <table:table-cell office:value-type="float" office:value="0.882854311563628" calcext:value-type="float">
            <text:p>0,882854311563628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94.909993" calcext:value-type="float">
            <text:p>94,909993</text:p>
          </table:table-cell>
          <table:table-cell office:value-type="float" office:value="-4.18" calcext:value-type="float">
            <text:p>-4,18</text:p>
          </table:table-cell>
          <table:table-cell office:value-type="float" office:value="32936.127064" calcext:value-type="float">
            <text:p>32936,127064</text:p>
          </table:table-cell>
          <table:table-cell table:number-columns-repeated="2" office:value-type="float" office:value="145.095565795898" calcext:value-type="float">
            <text:p>145,095565795898</text:p>
          </table:table-cell>
          <table:table-cell office:value-type="float" office:value="11.6650238037109" calcext:value-type="float">
            <text:p>11,6650238037109</text:p>
          </table:table-cell>
          <table:table-cell office:value-type="float" office:value="0.204771369695663" calcext:value-type="float">
            <text:p>0,204771369695663</text:p>
          </table:table-cell>
          <table:table-cell office:value-type="float" office:value="0.999513268470764" calcext:value-type="float">
            <text:p>0,999513268470764</text:p>
          </table:table-cell>
          <table:table-cell office:value-type="float" office:value="0.781925343811395" calcext:value-type="float">
            <text:p>0,781925343811395</text:p>
          </table:table-cell>
          <table:table-cell office:value-type="float" office:value="0.77998017839445" calcext:value-type="float">
            <text:p>0,77998017839445</text:p>
          </table:table-cell>
          <table:table-cell office:value-type="float" office:value="0.77734375" calcext:value-type="float">
            <text:p>0,77734375</text:p>
          </table:table-cell>
          <table:table-cell office:value-type="float" office:value="0.786561264822134" calcext:value-type="float">
            <text:p>0,786561264822134</text:p>
          </table:table-cell>
          <table:table-cell office:value-type="float" office:value="0.779960552888204" calcext:value-type="float">
            <text:p>0,779960552888204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220.290064" calcext:value-type="float">
            <text:p>1220,290064</text:p>
          </table:table-cell>
          <table:table-cell office:value-type="float" office:value="371.828002" calcext:value-type="float">
            <text:p>371,828002</text:p>
          </table:table-cell>
          <table:table-cell office:value-type="float" office:value="32464.642753" calcext:value-type="float">
            <text:p>32464,642753</text:p>
          </table:table-cell>
          <table:table-cell table:number-columns-repeated="2" office:value-type="float" office:value="28066.4921875" calcext:value-type="float">
            <text:p>28066,4921875</text:p>
          </table:table-cell>
          <table:table-cell office:value-type="float" office:value="124.11109161377" calcext:value-type="float">
            <text:p>124,11109161377</text:p>
          </table:table-cell>
          <table:table-cell office:value-type="float" office:value="0.200392931699753" calcext:value-type="float">
            <text:p>0,200392931699753</text:p>
          </table:table-cell>
          <table:table-cell office:value-type="float" office:value="0.998872101306915" calcext:value-type="float">
            <text:p>0,998872101306915</text:p>
          </table:table-cell>
          <table:table-cell office:value-type="float" office:value="0.826989619377163" calcext:value-type="float">
            <text:p>0,826989619377163</text:p>
          </table:table-cell>
          <table:table-cell office:value-type="float" office:value="0.8046875" calcext:value-type="float">
            <text:p>0,8046875</text:p>
          </table:table-cell>
          <table:table-cell office:value-type="float" office:value="0.796666666666667" calcext:value-type="float">
            <text:p>0,796666666666667</text:p>
          </table:table-cell>
          <table:table-cell office:value-type="float" office:value="0.859712230215827" calcext:value-type="float">
            <text:p>0,859712230215827</text:p>
          </table:table-cell>
          <table:table-cell office:value-type="float" office:value="0.799514234766033" calcext:value-type="float">
            <text:p>0,799514234766033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93.5" calcext:value-type="float">
            <text:p>93,5</text:p>
          </table:table-cell>
          <table:table-cell office:value-type="float" office:value="0.629999999999997" calcext:value-type="float">
            <text:p>0,629999999999997</text:p>
          </table:table-cell>
          <table:table-cell office:value-type="float" office:value="39335.28" calcext:value-type="float">
            <text:p>39335,28</text:p>
          </table:table-cell>
          <table:table-cell table:number-columns-repeated="2" office:value-type="float" office:value="135.166076660156" calcext:value-type="float">
            <text:p>135,166076660156</text:p>
          </table:table-cell>
          <table:table-cell office:value-type="float" office:value="11.4721355438232" calcext:value-type="float">
            <text:p>11,4721355438232</text:p>
          </table:table-cell>
          <table:table-cell office:value-type="float" office:value="0.24946004152298" calcext:value-type="float">
            <text:p>0,24946004152298</text:p>
          </table:table-cell>
          <table:table-cell office:value-type="float" office:value="0.999689042568207" calcext:value-type="float">
            <text:p>0,999689042568207</text:p>
          </table:table-cell>
          <table:table-cell office:value-type="float" office:value="0.851774530271399" calcext:value-type="float">
            <text:p>0,851774530271399</text:p>
          </table:table-cell>
          <table:table-cell office:value-type="float" office:value="0.847147470398278" calcext:value-type="float">
            <text:p>0,847147470398278</text:p>
          </table:table-cell>
          <table:table-cell office:value-type="float" office:value="0.855345911949686" calcext:value-type="float">
            <text:p>0,855345911949686</text:p>
          </table:table-cell>
          <table:table-cell office:value-type="float" office:value="0.848232848232848" calcext:value-type="float">
            <text:p>0,848232848232848</text:p>
          </table:table-cell>
          <table:table-cell office:value-type="float" office:value="0.847107495544996" calcext:value-type="float">
            <text:p>0,847107495544996</text:p>
          </table:table-cell>
          <table:table-cell table:number-columns-repeated="4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68:.D74])/7" office:value-type="float" office:value="5527.37461785714" calcext:value-type="float">
            <text:p>5527,37461785714</text:p>
          </table:table-cell>
          <table:table-cell table:style-name="ce7" table:formula="of:=SUM([.E68:.E74])/7" office:value-type="float" office:value="203.348506428571" calcext:value-type="float">
            <text:p>203,348506428571</text:p>
          </table:table-cell>
          <table:table-cell table:style-name="ce11" table:formula="of:=SUM([.F68:.F74])/7" office:value-type="float" office:value="48456.438731" calcext:value-type="float">
            <text:p>48456,438731</text:p>
          </table:table-cell>
          <table:table-cell table:style-name="ce7" table:formula="of:=SUM([.G68:.G74])/7" office:value-type="float" office:value="12219369.3074188" calcext:value-type="float">
            <text:p>12219369,3074188</text:p>
          </table:table-cell>
          <table:table-cell table:style-name="ce7" table:formula="of:=SUM([.H68:.H74])/7" office:value-type="float" office:value="12219369.3074188" calcext:value-type="float">
            <text:p>12219369,3074188</text:p>
          </table:table-cell>
          <table:table-cell table:style-name="ce7" table:formula="of:=SUM([.I68:.I74])/7" office:value-type="float" office:value="1334.28171157837" calcext:value-type="float">
            <text:p>1334,28171157837</text:p>
          </table:table-cell>
          <table:table-cell table:style-name="ce7" table:formula="of:=SUM([.J68:.J74])/7" office:value-type="float" office:value="0.231254899076053" calcext:value-type="float">
            <text:p>0,231254899076053</text:p>
          </table:table-cell>
          <table:table-cell table:style-name="ce7" table:formula="of:=SUM([.K68:.K74])/7" office:value-type="float" office:value="0.998138461794172" calcext:value-type="float">
            <text:p>0,998138461794172</text:p>
          </table:table-cell>
          <table:table-cell table:style-name="ce7" table:formula="of:=SUM([.L68:.L74])/7" office:value-type="float" office:value="0.795220187227561" calcext:value-type="float">
            <text:p>0,795220187227561</text:p>
          </table:table-cell>
          <table:table-cell table:style-name="ce7" table:formula="of:=SUM([.M68:.M74])/7" office:value-type="float" office:value="0.791342913022566" calcext:value-type="float">
            <text:p>0,791342913022566</text:p>
          </table:table-cell>
          <table:table-cell table:style-name="ce7" table:formula="of:=SUM([.N68:.N74])/7" office:value-type="float" office:value="0.784497538644137" calcext:value-type="float">
            <text:p>0,784497538644137</text:p>
          </table:table-cell>
          <table:table-cell table:style-name="ce7" table:formula="of:=SUM([.O68:.O74])/7" office:value-type="float" office:value="0.806963896406629" calcext:value-type="float">
            <text:p>0,806963896406629</text:p>
          </table:table-cell>
          <table:table-cell table:style-name="ce7" table:formula="of:=SUM([.P68:.P74])/7" office:value-type="float" office:value="0.790427841306438" calcext:value-type="float">
            <text:p>0,790427841306438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387.559637" calcext:value-type="float">
            <text:p>387,559637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35056.688721" calcext:value-type="float">
            <text:p>35056,688721</text:p>
          </table:table-cell>
          <table:table-cell table:number-columns-repeated="2" office:value-type="float" office:value="1936.5771484375" calcext:value-type="float">
            <text:p>1936,5771484375</text:p>
          </table:table-cell>
          <table:table-cell office:value-type="float" office:value="38.3883209228516" calcext:value-type="float">
            <text:p>38,3883209228516</text:p>
          </table:table-cell>
          <table:table-cell office:value-type="float" office:value="0.151075541973114" calcext:value-type="float">
            <text:p>0,151075541973114</text:p>
          </table:table-cell>
          <table:table-cell office:value-type="float" office:value="0.999679923057556" calcext:value-type="float">
            <text:p>0,999679923057556</text:p>
          </table:table-cell>
          <table:table-cell office:value-type="float" office:value="0.762482501166589" calcext:value-type="float">
            <text:p>0,762482501166589</text:p>
          </table:table-cell>
          <table:table-cell office:value-type="float" office:value="0.745754245754246" calcext:value-type="float">
            <text:p>0,745754245754246</text:p>
          </table:table-cell>
          <table:table-cell office:value-type="float" office:value="0.74954128440367" calcext:value-type="float">
            <text:p>0,74954128440367</text:p>
          </table:table-cell>
          <table:table-cell office:value-type="float" office:value="0.775878442545109" calcext:value-type="float">
            <text:p>0,775878442545109</text:p>
          </table:table-cell>
          <table:table-cell office:value-type="float" office:value="0.744103604834198" calcext:value-type="float">
            <text:p>0,744103604834198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27.66" calcext:value-type="float">
            <text:p>27,66</text:p>
          </table:table-cell>
          <table:table-cell office:value-type="float" office:value="-25.77" calcext:value-type="float">
            <text:p>-25,77</text:p>
          </table:table-cell>
          <table:table-cell office:value-type="float" office:value="7736.08001399999" calcext:value-type="float">
            <text:p>7736,08001399999</text:p>
          </table:table-cell>
          <table:table-cell table:number-columns-repeated="2" office:value-type="float" office:value="187.647308349609" calcext:value-type="float">
            <text:p>187,647308349609</text:p>
          </table:table-cell>
          <table:table-cell office:value-type="float" office:value="12.5483283996582" calcext:value-type="float">
            <text:p>12,5483283996582</text:p>
          </table:table-cell>
          <table:table-cell office:value-type="float" office:value="0.239520952105522" calcext:value-type="float">
            <text:p>0,239520952105522</text:p>
          </table:table-cell>
          <table:table-cell office:value-type="float" office:value="0.990598499774933" calcext:value-type="float">
            <text:p>0,990598499774933</text:p>
          </table:table-cell>
          <table:table-cell office:value-type="float" office:value="0.691823899371069" calcext:value-type="float">
            <text:p>0,691823899371069</text:p>
          </table:table-cell>
          <table:table-cell office:value-type="float" office:value="0.711764705882353" calcext:value-type="float">
            <text:p>0,711764705882353</text:p>
          </table:table-cell>
          <table:table-cell office:value-type="float" office:value="0.670731707317073" calcext:value-type="float">
            <text:p>0,670731707317073</text:p>
          </table:table-cell>
          <table:table-cell office:value-type="float" office:value="0.714285714285714" calcext:value-type="float">
            <text:p>0,714285714285714</text:p>
          </table:table-cell>
          <table:table-cell office:value-type="float" office:value="0.711981566820277" calcext:value-type="float">
            <text:p>0,711981566820277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6168.499997" calcext:value-type="float">
            <text:p>36168,499997</text:p>
          </table:table-cell>
          <table:table-cell office:value-type="float" office:value="990.907227" calcext:value-type="float">
            <text:p>990,907227</text:p>
          </table:table-cell>
          <table:table-cell office:value-type="float" office:value="72336.999994" calcext:value-type="float">
            <text:p>72336,999994</text:p>
          </table:table-cell>
          <table:table-cell table:number-columns-repeated="2" office:value-type="float" office:value="85504600" calcext:value-type="float">
            <text:p>85504600</text:p>
          </table:table-cell>
          <table:table-cell office:value-type="float" office:value="9122.509765625" calcext:value-type="float">
            <text:p>9122,509765625</text:p>
          </table:table-cell>
          <table:table-cell office:value-type="float" office:value="0.193103447556496" calcext:value-type="float">
            <text:p>0,193103447556496</text:p>
          </table:table-cell>
          <table:table-cell office:value-type="float" office:value="0.99944144487381" calcext:value-type="float">
            <text:p>0,99944144487381</text:p>
          </table:table-cell>
          <table:table-cell office:value-type="float" office:value="0.813636363636364" calcext:value-type="float">
            <text:p>0,813636363636364</text:p>
          </table:table-cell>
          <table:table-cell office:value-type="float" office:value="0.812785388127854" calcext:value-type="float">
            <text:p>0,812785388127854</text:p>
          </table:table-cell>
          <table:table-cell office:value-type="float" office:value="0.817351598173516" calcext:value-type="float">
            <text:p>0,817351598173516</text:p>
          </table:table-cell>
          <table:table-cell office:value-type="float" office:value="0.809954751131222" calcext:value-type="float">
            <text:p>0,809954751131222</text:p>
          </table:table-cell>
          <table:table-cell office:value-type="float" office:value="0.812811476948099" calcext:value-type="float">
            <text:p>0,812811476948099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43.394604" calcext:value-type="float">
            <text:p>243,394604</text:p>
          </table:table-cell>
          <table:table-cell office:value-type="float" office:value="-6.669615" calcext:value-type="float">
            <text:p>-6,669615</text:p>
          </table:table-cell>
          <table:table-cell office:value-type="float" office:value="134622.123409" calcext:value-type="float">
            <text:p>134622,123409</text:p>
          </table:table-cell>
          <table:table-cell table:number-columns-repeated="2" office:value-type="float" office:value="419.827423095703" calcext:value-type="float">
            <text:p>419,827423095703</text:p>
          </table:table-cell>
          <table:table-cell office:value-type="float" office:value="19.2732677459717" calcext:value-type="float">
            <text:p>19,2732677459717</text:p>
          </table:table-cell>
          <table:table-cell office:value-type="float" office:value="0.274187237024307" calcext:value-type="float">
            <text:p>0,274187237024307</text:p>
          </table:table-cell>
          <table:table-cell office:value-type="float" office:value="0.999839723110199" calcext:value-type="float">
            <text:p>0,999839723110199</text:p>
          </table:table-cell>
          <table:table-cell office:value-type="float" office:value="0.894360603653693" calcext:value-type="float">
            <text:p>0,894360603653693</text:p>
          </table:table-cell>
          <table:table-cell office:value-type="float" office:value="0.895931142410016" calcext:value-type="float">
            <text:p>0,895931142410016</text:p>
          </table:table-cell>
          <table:table-cell office:value-type="float" office:value="0.880375293197811" calcext:value-type="float">
            <text:p>0,880375293197811</text:p>
          </table:table-cell>
          <table:table-cell office:value-type="float" office:value="0.908797417271994" calcext:value-type="float">
            <text:p>0,908797417271994</text:p>
          </table:table-cell>
          <table:table-cell office:value-type="float" office:value="0.896312148271532" calcext:value-type="float">
            <text:p>0,896312148271532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05.009993" calcext:value-type="float">
            <text:p>105,009993</text:p>
          </table:table-cell>
          <table:table-cell office:value-type="float" office:value="-4.18" calcext:value-type="float">
            <text:p>-4,18</text:p>
          </table:table-cell>
          <table:table-cell office:value-type="float" office:value="43814.476697" calcext:value-type="float">
            <text:p>43814,476697</text:p>
          </table:table-cell>
          <table:table-cell table:number-columns-repeated="2" office:value-type="float" office:value="145.145217895508" calcext:value-type="float">
            <text:p>145,145217895508</text:p>
          </table:table-cell>
          <table:table-cell office:value-type="float" office:value="11.6671113967896" calcext:value-type="float">
            <text:p>11,6671113967896</text:p>
          </table:table-cell>
          <table:table-cell office:value-type="float" office:value="0.152087479829788" calcext:value-type="float">
            <text:p>0,152087479829788</text:p>
          </table:table-cell>
          <table:table-cell office:value-type="float" office:value="0.99946916103363" calcext:value-type="float">
            <text:p>0,99946916103363</text:p>
          </table:table-cell>
          <table:table-cell office:value-type="float" office:value="0.83984375" calcext:value-type="float">
            <text:p>0,83984375</text:p>
          </table:table-cell>
          <table:table-cell office:value-type="float" office:value="0.837462834489594" calcext:value-type="float">
            <text:p>0,837462834489594</text:p>
          </table:table-cell>
          <table:table-cell office:value-type="float" office:value="0.83011583011583" calcext:value-type="float">
            <text:p>0,83011583011583</text:p>
          </table:table-cell>
          <table:table-cell office:value-type="float" office:value="0.849802371541502" calcext:value-type="float">
            <text:p>0,849802371541502</text:p>
          </table:table-cell>
          <table:table-cell office:value-type="float" office:value="0.837426036665383" calcext:value-type="float">
            <text:p>0,837426036665383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88.454046" calcext:value-type="float">
            <text:p>1288,454046</text:p>
          </table:table-cell>
          <table:table-cell office:value-type="float" office:value="371.828002" calcext:value-type="float">
            <text:p>371,828002</text:p>
          </table:table-cell>
          <table:table-cell office:value-type="float" office:value="44910.184049" calcext:value-type="float">
            <text:p>44910,184049</text:p>
          </table:table-cell>
          <table:table-cell table:number-columns-repeated="2" office:value-type="float" office:value="28077.4609375" calcext:value-type="float">
            <text:p>28077,4609375</text:p>
          </table:table-cell>
          <table:table-cell office:value-type="float" office:value="124.126335144043" calcext:value-type="float">
            <text:p>124,126335144043</text:p>
          </table:table-cell>
          <table:table-cell office:value-type="float" office:value="0.22396856546402" calcext:value-type="float">
            <text:p>0,22396856546402</text:p>
          </table:table-cell>
          <table:table-cell office:value-type="float" office:value="0.998827517032623" calcext:value-type="float">
            <text:p>0,998827517032623</text:p>
          </table:table-cell>
          <table:table-cell office:value-type="float" office:value="0.874779541446208" calcext:value-type="float">
            <text:p>0,874779541446208</text:p>
          </table:table-cell>
          <table:table-cell office:value-type="float" office:value="0.861328125" calcext:value-type="float">
            <text:p>0,861328125</text:p>
          </table:table-cell>
          <table:table-cell office:value-type="float" office:value="0.858131487889273" calcext:value-type="float">
            <text:p>0,858131487889273</text:p>
          </table:table-cell>
          <table:table-cell office:value-type="float" office:value="0.892086330935252" calcext:value-type="float">
            <text:p>0,892086330935252</text:p>
          </table:table-cell>
          <table:table-cell office:value-type="float" office:value="0.858436327860788" calcext:value-type="float">
            <text:p>0,858436327860788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8.51" calcext:value-type="float">
            <text:p>98,51</text:p>
          </table:table-cell>
          <table:table-cell office:value-type="float" office:value="0.629999999999997" calcext:value-type="float">
            <text:p>0,629999999999997</text:p>
          </table:table-cell>
          <table:table-cell office:value-type="float" office:value="48306.22" calcext:value-type="float">
            <text:p>48306,22</text:p>
          </table:table-cell>
          <table:table-cell table:number-columns-repeated="2" office:value-type="float" office:value="135.440383911133" calcext:value-type="float">
            <text:p>135,440383911133</text:p>
          </table:table-cell>
          <table:table-cell office:value-type="float" office:value="11.4841661453247" calcext:value-type="float">
            <text:p>11,4841661453247</text:p>
          </table:table-cell>
          <table:table-cell office:value-type="float" office:value="0.161987036466598" calcext:value-type="float">
            <text:p>0,161987036466598</text:p>
          </table:table-cell>
          <table:table-cell office:value-type="float" office:value="0.999706625938416" calcext:value-type="float">
            <text:p>0,999706625938416</text:p>
          </table:table-cell>
          <table:table-cell office:value-type="float" office:value="0.895615866388309" calcext:value-type="float">
            <text:p>0,895615866388309</text:p>
          </table:table-cell>
          <table:table-cell office:value-type="float" office:value="0.892357373519914" calcext:value-type="float">
            <text:p>0,892357373519914</text:p>
          </table:table-cell>
          <table:table-cell office:value-type="float" office:value="0.89937106918239" calcext:value-type="float">
            <text:p>0,89937106918239</text:p>
          </table:table-cell>
          <table:table-cell office:value-type="float" office:value="0.891891891891892" calcext:value-type="float">
            <text:p>0,891891891891892</text:p>
          </table:table-cell>
          <table:table-cell office:value-type="float" office:value="0.892374517374517" calcext:value-type="float">
            <text:p>0,892374517374517</text:p>
          </table:table-cell>
          <table:table-cell table:number-columns-repeated="4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76:.D82])/7" office:value-type="float" office:value="5474.15546814286" calcext:value-type="float">
            <text:p>5474,15546814286</text:p>
          </table:table-cell>
          <table:table-cell table:style-name="ce7" table:formula="of:=SUM([.E76:.E82])/7" office:value-type="float" office:value="203.348506428571" calcext:value-type="float">
            <text:p>203,348506428571</text:p>
          </table:table-cell>
          <table:table-cell table:style-name="ce11" table:formula="of:=SUM([.F76:.F82])/7" office:value-type="float" office:value="55254.6818405714" calcext:value-type="float">
            <text:p>55254,6818405714</text:p>
          </table:table-cell>
          <table:table-cell table:style-name="ce7" table:formula="of:=SUM([.G76:.G82])/7" office:value-type="float" office:value="12219357.4426313" calcext:value-type="float">
            <text:p>12219357,4426313</text:p>
          </table:table-cell>
          <table:table-cell table:style-name="ce7" table:formula="of:=SUM([.H76:.H82])/7" office:value-type="float" office:value="12219357.4426313" calcext:value-type="float">
            <text:p>12219357,4426313</text:p>
          </table:table-cell>
          <table:table-cell table:style-name="ce7" table:formula="of:=SUM([.I76:.I82])/7" office:value-type="float" office:value="1334.28532791138" calcext:value-type="float">
            <text:p>1334,28532791138</text:p>
          </table:table-cell>
          <table:table-cell table:style-name="ce7" table:formula="of:=SUM([.J76:.J82])/7" office:value-type="float" office:value="0.199418608631406" calcext:value-type="float">
            <text:p>0,199418608631406</text:p>
          </table:table-cell>
          <table:table-cell table:style-name="ce7" table:formula="of:=SUM([.K76:.K82])/7" office:value-type="float" office:value="0.998223270688738" calcext:value-type="float">
            <text:p>0,998223270688738</text:p>
          </table:table-cell>
          <table:table-cell table:style-name="ce7" table:formula="of:=SUM([.L76:.L82])/7" office:value-type="float" office:value="0.824648932237462" calcext:value-type="float">
            <text:p>0,824648932237462</text:p>
          </table:table-cell>
          <table:table-cell table:style-name="ce7" table:formula="of:=SUM([.M76:.M82])/7" office:value-type="float" office:value="0.82248340216914" calcext:value-type="float">
            <text:p>0,82248340216914</text:p>
          </table:table-cell>
          <table:table-cell table:style-name="ce7" table:formula="of:=SUM([.N76:.N82])/7" office:value-type="float" office:value="0.815088324325652" calcext:value-type="float">
            <text:p>0,815088324325652</text:p>
          </table:table-cell>
          <table:table-cell table:style-name="ce7" table:formula="of:=SUM([.O76:.O82])/7" office:value-type="float" office:value="0.834670988514669" calcext:value-type="float">
            <text:p>0,834670988514669</text:p>
          </table:table-cell>
          <table:table-cell table:style-name="ce7" table:formula="of:=SUM([.P76:.P82])/7" office:value-type="float" office:value="0.821920811253542" calcext:value-type="float">
            <text:p>0,821920811253542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425.028193" calcext:value-type="float">
            <text:p>425,028193</text:p>
          </table:table-cell>
          <table:table-cell office:value-type="float" office:value="96.248573" calcext:value-type="float">
            <text:p>96,248573</text:p>
          </table:table-cell>
          <table:table-cell office:value-type="float" office:value="27725.5760689999" calcext:value-type="float">
            <text:p>27725,5760689999</text:p>
          </table:table-cell>
          <table:table-cell table:number-columns-repeated="2" office:value-type="float" office:value="1937.40600585938" calcext:value-type="float">
            <text:p>1937,40600585938</text:p>
          </table:table-cell>
          <table:table-cell office:value-type="float" office:value="38.3782157897949" calcext:value-type="float">
            <text:p>38,3782157897949</text:p>
          </table:table-cell>
          <table:table-cell office:value-type="float" office:value="0.400997519493103" calcext:value-type="float">
            <text:p>0,400997519493103</text:p>
          </table:table-cell>
          <table:table-cell office:value-type="float" office:value="0.999921381473541" calcext:value-type="float">
            <text:p>0,999921381473541</text:p>
          </table:table-cell>
          <table:table-cell office:value-type="float" office:value="0.731619305367614" calcext:value-type="float">
            <text:p>0,731619305367614</text:p>
          </table:table-cell>
          <table:table-cell office:value-type="float" office:value="0.703389830508475" calcext:value-type="float">
            <text:p>0,703389830508475</text:p>
          </table:table-cell>
          <table:table-cell office:value-type="float" office:value="0.697934595524957" calcext:value-type="float">
            <text:p>0,697934595524957</text:p>
          </table:table-cell>
          <table:table-cell office:value-type="float" office:value="0.768720379146919" calcext:value-type="float">
            <text:p>0,768720379146919</text:p>
          </table:table-cell>
          <table:table-cell office:value-type="float" office:value="0.699817602822671" calcext:value-type="float">
            <text:p>0,699817602822671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8.249998" calcext:value-type="float">
            <text:p>28,249998</text:p>
          </table:table-cell>
          <table:table-cell office:value-type="float" office:value="-26.850002" calcext:value-type="float">
            <text:p>-26,850002</text:p>
          </table:table-cell>
          <table:table-cell office:value-type="float" office:value="8952.14933299998" calcext:value-type="float">
            <text:p>8952,14933299998</text:p>
          </table:table-cell>
          <table:table-cell table:number-columns-repeated="2" office:value-type="float" office:value="226.690185546875" calcext:value-type="float">
            <text:p>226,690185546875</text:p>
          </table:table-cell>
          <table:table-cell office:value-type="float" office:value="13.3431587219238" calcext:value-type="float">
            <text:p>13,3431587219238</text:p>
          </table:table-cell>
          <table:table-cell office:value-type="float" office:value="0.37572255730629" calcext:value-type="float">
            <text:p>0,37572255730629</text:p>
          </table:table-cell>
          <table:table-cell office:value-type="float" office:value="0.997930109500885" calcext:value-type="float">
            <text:p>0,997930109500885</text:p>
          </table:table-cell>
          <table:table-cell office:value-type="float" office:value="0.683229813664596" calcext:value-type="float">
            <text:p>0,683229813664596</text:p>
          </table:table-cell>
          <table:table-cell office:value-type="float" office:value="0.706896551724138" calcext:value-type="float">
            <text:p>0,706896551724138</text:p>
          </table:table-cell>
          <table:table-cell office:value-type="float" office:value="0.670731707317073" calcext:value-type="float">
            <text:p>0,670731707317073</text:p>
          </table:table-cell>
          <table:table-cell office:value-type="float" office:value="0.69620253164557" calcext:value-type="float">
            <text:p>0,69620253164557</text:p>
          </table:table-cell>
          <table:table-cell office:value-type="float" office:value="0.70599600266489" calcext:value-type="float">
            <text:p>0,70599600266489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3319.761231" calcext:value-type="float">
            <text:p>33319,761231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66639.522462" calcext:value-type="float">
            <text:p>66639,522462</text:p>
          </table:table-cell>
          <table:table-cell table:number-columns-repeated="2" office:value-type="float" office:value="86224240" calcext:value-type="float">
            <text:p>86224240</text:p>
          </table:table-cell>
          <table:table-cell office:value-type="float" office:value="9158.408203125" calcext:value-type="float">
            <text:p>9158,408203125</text:p>
          </table:table-cell>
          <table:table-cell office:value-type="float" office:value="0.276643991470337" calcext:value-type="float">
            <text:p>0,276643991470337</text:p>
          </table:table-cell>
          <table:table-cell office:value-type="float" office:value="0.99969607591629" calcext:value-type="float">
            <text:p>0,99969607591629</text:p>
          </table:table-cell>
          <table:table-cell office:value-type="float" office:value="0.75626423690205" calcext:value-type="float">
            <text:p>0,75626423690205</text:p>
          </table:table-cell>
          <table:table-cell office:value-type="float" office:value="0.757918552036199" calcext:value-type="float">
            <text:p>0,757918552036199</text:p>
          </table:table-cell>
          <table:table-cell office:value-type="float" office:value="0.768518518518518" calcext:value-type="float">
            <text:p>0,768518518518518</text:p>
          </table:table-cell>
          <table:table-cell office:value-type="float" office:value="0.744394618834081" calcext:value-type="float">
            <text:p>0,744394618834081</text:p>
          </table:table-cell>
          <table:table-cell office:value-type="float" office:value="0.758042058275488" calcext:value-type="float">
            <text:p>0,758042058275488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55.801153" calcext:value-type="float">
            <text:p>155,801153</text:p>
          </table:table-cell>
          <table:table-cell office:value-type="float" office:value="-7.323462" calcext:value-type="float">
            <text:p>-7,323462</text:p>
          </table:table-cell>
          <table:table-cell office:value-type="float" office:value="27488.9536989998" calcext:value-type="float">
            <text:p>27488,9536989998</text:p>
          </table:table-cell>
          <table:table-cell table:number-columns-repeated="2" office:value-type="float" office:value="418.782043457031" calcext:value-type="float">
            <text:p>418,782043457031</text:p>
          </table:table-cell>
          <table:table-cell office:value-type="float" office:value="19.2473583221436" calcext:value-type="float">
            <text:p>19,2473583221436</text:p>
          </table:table-cell>
          <table:table-cell office:value-type="float" office:value="0.385697543621063" calcext:value-type="float">
            <text:p>0,385697543621063</text:p>
          </table:table-cell>
          <table:table-cell office:value-type="float" office:value="0.999894678592682" calcext:value-type="float">
            <text:p>0,999894678592682</text:p>
          </table:table-cell>
          <table:table-cell office:value-type="float" office:value="0.694168980563269" calcext:value-type="float">
            <text:p>0,694168980563269</text:p>
          </table:table-cell>
          <table:table-cell office:value-type="float" office:value="0.698828125" calcext:value-type="float">
            <text:p>0,698828125</text:p>
          </table:table-cell>
          <table:table-cell office:value-type="float" office:value="0.682527301092044" calcext:value-type="float">
            <text:p>0,682527301092044</text:p>
          </table:table-cell>
          <table:table-cell office:value-type="float" office:value="0.706214689265537" calcext:value-type="float">
            <text:p>0,706214689265537</text:p>
          </table:table-cell>
          <table:table-cell office:value-type="float" office:value="0.699057382482882" calcext:value-type="float">
            <text:p>0,699057382482882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65.869994" calcext:value-type="float">
            <text:p>65,869994</text:p>
          </table:table-cell>
          <table:table-cell office:value-type="float" office:value="-3.46" calcext:value-type="float">
            <text:p>-3,46</text:p>
          </table:table-cell>
          <table:table-cell office:value-type="float" office:value="14832.387958" calcext:value-type="float">
            <text:p>14832,387958</text:p>
          </table:table-cell>
          <table:table-cell table:number-columns-repeated="2" office:value-type="float" office:value="144.878005981445" calcext:value-type="float">
            <text:p>144,878005981445</text:p>
          </table:table-cell>
          <table:table-cell office:value-type="float" office:value="11.6572875976563" calcext:value-type="float">
            <text:p>11,6572875976563</text:p>
          </table:table-cell>
          <table:table-cell office:value-type="float" office:value="0.318181812763214" calcext:value-type="float">
            <text:p>0,318181812763214</text:p>
          </table:table-cell>
          <table:table-cell office:value-type="float" office:value="0.999738156795502" calcext:value-type="float">
            <text:p>0,999738156795502</text:p>
          </table:table-cell>
          <table:table-cell office:value-type="float" office:value="0.671153846153846" calcext:value-type="float">
            <text:p>0,671153846153846</text:p>
          </table:table-cell>
          <table:table-cell office:value-type="float" office:value="0.662388943731491" calcext:value-type="float">
            <text:p>0,662388943731491</text:p>
          </table:table-cell>
          <table:table-cell office:value-type="float" office:value="0.657250470809793" calcext:value-type="float">
            <text:p>0,657250470809793</text:p>
          </table:table-cell>
          <table:table-cell office:value-type="float" office:value="0.68565815324165" calcext:value-type="float">
            <text:p>0,68565815324165</text:p>
          </table:table-cell>
          <table:table-cell office:value-type="float" office:value="0.66227352106527" calcext:value-type="float">
            <text:p>0,66227352106527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173.954043" calcext:value-type="float">
            <text:p>1173,954043</text:p>
          </table:table-cell>
          <table:table-cell office:value-type="float" office:value="361.736003" calcext:value-type="float">
            <text:p>361,736003</text:p>
          </table:table-cell>
          <table:table-cell office:value-type="float" office:value="31131.893026" calcext:value-type="float">
            <text:p>31131,893026</text:p>
          </table:table-cell>
          <table:table-cell table:number-columns-repeated="2" office:value-type="float" office:value="28155.693359375" calcext:value-type="float">
            <text:p>28155,693359375</text:p>
          </table:table-cell>
          <table:table-cell office:value-type="float" office:value="124.062728881836" calcext:value-type="float">
            <text:p>124,062728881836</text:p>
          </table:table-cell>
          <table:table-cell office:value-type="float" office:value="0.396116495132446" calcext:value-type="float">
            <text:p>0,396116495132446</text:p>
          </table:table-cell>
          <table:table-cell office:value-type="float" office:value="0.999528050422668" calcext:value-type="float">
            <text:p>0,999528050422668</text:p>
          </table:table-cell>
          <table:table-cell office:value-type="float" office:value="0.809106830122592" calcext:value-type="float">
            <text:p>0,809106830122592</text:p>
          </table:table-cell>
          <table:table-cell office:value-type="float" office:value="0.788759689922481" calcext:value-type="float">
            <text:p>0,788759689922481</text:p>
          </table:table-cell>
          <table:table-cell office:value-type="float" office:value="0.78839590443686" calcext:value-type="float">
            <text:p>0,78839590443686</text:p>
          </table:table-cell>
          <table:table-cell office:value-type="float" office:value="0.830935251798561" calcext:value-type="float">
            <text:p>0,830935251798561</text:p>
          </table:table-cell>
          <table:table-cell office:value-type="float" office:value="0.785215525058944" calcext:value-type="float">
            <text:p>0,785215525058944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58.0900000000001" calcext:value-type="float">
            <text:p>58,0900000000001</text:p>
          </table:table-cell>
          <table:table-cell office:value-type="float" office:value="1.53" calcext:value-type="float">
            <text:p>1,53</text:p>
          </table:table-cell>
          <table:table-cell office:value-type="float" office:value="13722.62" calcext:value-type="float">
            <text:p>13722,62</text:p>
          </table:table-cell>
          <table:table-cell table:number-columns-repeated="2" office:value-type="float" office:value="135.227325439453" calcext:value-type="float">
            <text:p>135,227325439453</text:p>
          </table:table-cell>
          <table:table-cell office:value-type="float" office:value="11.4751653671265" calcext:value-type="float">
            <text:p>11,4751653671265</text:p>
          </table:table-cell>
          <table:table-cell office:value-type="float" office:value="0.381974250078201" calcext:value-type="float">
            <text:p>0,381974250078201</text:p>
          </table:table-cell>
          <table:table-cell office:value-type="float" office:value="0.999828159809112" calcext:value-type="float">
            <text:p>0,999828159809112</text:p>
          </table:table-cell>
          <table:table-cell office:value-type="float" office:value="0.673596673596674" calcext:value-type="float">
            <text:p>0,673596673596674</text:p>
          </table:table-cell>
          <table:table-cell office:value-type="float" office:value="0.663451232583065" calcext:value-type="float">
            <text:p>0,663451232583065</text:p>
          </table:table-cell>
          <table:table-cell office:value-type="float" office:value="0.679245283018868" calcext:value-type="float">
            <text:p>0,679245283018868</text:p>
          </table:table-cell>
          <table:table-cell office:value-type="float" office:value="0.668041237113402" calcext:value-type="float">
            <text:p>0,668041237113402</text:p>
          </table:table-cell>
          <table:table-cell office:value-type="float" office:value="0.663261689985272" calcext:value-type="float">
            <text:p>0,663261689985272</text:p>
          </table:table-cell>
          <table:table-cell table:number-columns-repeated="4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84:.D90])/7" office:value-type="float" office:value="5032.393516" calcext:value-type="float">
            <text:p>5032,393516</text:p>
          </table:table-cell>
          <table:table-cell table:style-name="ce7" table:formula="of:=SUM([.E84:.E90])/7" office:value-type="float" office:value="210.010220285714" calcext:value-type="float">
            <text:p>210,010220285714</text:p>
          </table:table-cell>
          <table:table-cell table:style-name="ce11" table:formula="of:=SUM([.F84:.F90])/7" office:value-type="float" office:value="27213.3003638571" calcext:value-type="float">
            <text:p>27213,3003638571</text:p>
          </table:table-cell>
          <table:table-cell table:style-name="ce7" table:formula="of:=SUM([.G84:.G90])/7" office:value-type="float" office:value="12322179.8109894" calcext:value-type="float">
            <text:p>12322179,8109894</text:p>
          </table:table-cell>
          <table:table-cell table:style-name="ce7" table:formula="of:=SUM([.H84:.H90])/7" office:value-type="float" office:value="12322179.8109894" calcext:value-type="float">
            <text:p>12322179,8109894</text:p>
          </table:table-cell>
          <table:table-cell table:style-name="ce7" table:formula="of:=SUM([.I84:.I90])/7" office:value-type="float" office:value="1339.51030254364" calcext:value-type="float">
            <text:p>1339,51030254364</text:p>
          </table:table-cell>
          <table:table-cell table:style-name="ce7" table:formula="of:=SUM([.J84:.J90])/7" office:value-type="float" office:value="0.362190595694951" calcext:value-type="float">
            <text:p>0,362190595694951</text:p>
          </table:table-cell>
          <table:table-cell table:style-name="ce7" table:formula="of:=SUM([.K84:.K90])/7" office:value-type="float" office:value="0.999505230358669" calcext:value-type="float">
            <text:p>0,999505230358669</text:p>
          </table:table-cell>
          <table:table-cell table:style-name="ce7" table:formula="of:=SUM([.L84:.L90])/7" office:value-type="float" office:value="0.717019955195806" calcext:value-type="float">
            <text:p>0,717019955195806</text:p>
          </table:table-cell>
          <table:table-cell table:style-name="ce7" table:formula="of:=SUM([.M84:.M90])/7" office:value-type="float" office:value="0.711661846500836" calcext:value-type="float">
            <text:p>0,711661846500836</text:p>
          </table:table-cell>
          <table:table-cell table:style-name="ce7" table:formula="of:=SUM([.N84:.N90])/7" office:value-type="float" office:value="0.706371968674016" calcext:value-type="float">
            <text:p>0,706371968674016</text:p>
          </table:table-cell>
          <table:table-cell table:style-name="ce7" table:formula="of:=SUM([.O84:.O90])/7" office:value-type="float" office:value="0.728595265863674" calcext:value-type="float">
            <text:p>0,728595265863674</text:p>
          </table:table-cell>
          <table:table-cell table:style-name="ce7" table:formula="of:=SUM([.P84:.P90])/7" office:value-type="float" office:value="0.710523397479345" calcext:value-type="float">
            <text:p>0,710523397479345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333.710012" calcext:value-type="float">
            <text:p>333,710012</text:p>
          </table:table-cell>
          <table:table-cell office:value-type="float" office:value="96.248573" calcext:value-type="float">
            <text:p>96,248573</text:p>
          </table:table-cell>
          <table:table-cell office:value-type="float" office:value="23401.608561" calcext:value-type="float">
            <text:p>23401,608561</text:p>
          </table:table-cell>
          <table:table-cell table:number-columns-repeated="2" office:value-type="float" office:value="1938.92321777344" calcext:value-type="float">
            <text:p>1938,92321777344</text:p>
          </table:table-cell>
          <table:table-cell office:value-type="float" office:value="38.3901596069336" calcext:value-type="float">
            <text:p>38,3901596069336</text:p>
          </table:table-cell>
          <table:table-cell office:value-type="float" office:value="0.358603477478027" calcext:value-type="float">
            <text:p>0,358603477478027</text:p>
          </table:table-cell>
          <table:table-cell office:value-type="float" office:value="0.999929070472717" calcext:value-type="float">
            <text:p>0,999929070472717</text:p>
          </table:table-cell>
          <table:table-cell office:value-type="float" office:value="0.722987994664295" calcext:value-type="float">
            <text:p>0,722987994664295</text:p>
          </table:table-cell>
          <table:table-cell office:value-type="float" office:value="0.689431704885344" calcext:value-type="float">
            <text:p>0,689431704885344</text:p>
          </table:table-cell>
          <table:table-cell office:value-type="float" office:value="0.680904522613065" calcext:value-type="float">
            <text:p>0,680904522613065</text:p>
          </table:table-cell>
          <table:table-cell office:value-type="float" office:value="0.770616113744076" calcext:value-type="float">
            <text:p>0,770616113744076</text:p>
          </table:table-cell>
          <table:table-cell office:value-type="float" office:value="0.684992599458789" calcext:value-type="float">
            <text:p>0,684992599458789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30.829998" calcext:value-type="float">
            <text:p>30,829998</text:p>
          </table:table-cell>
          <table:table-cell office:value-type="float" office:value="-26.850002" calcext:value-type="float">
            <text:p>-26,850002</text:p>
          </table:table-cell>
          <table:table-cell office:value-type="float" office:value="11007.1393" calcext:value-type="float">
            <text:p>11007,1393</text:p>
          </table:table-cell>
          <table:table-cell table:number-columns-repeated="2" office:value-type="float" office:value="225.499328613281" calcext:value-type="float">
            <text:p>225,499328613281</text:p>
          </table:table-cell>
          <table:table-cell office:value-type="float" office:value="13.284764289856" calcext:value-type="float">
            <text:p>13,284764289856</text:p>
          </table:table-cell>
          <table:table-cell office:value-type="float" office:value="0.33526012301445" calcext:value-type="float">
            <text:p>0,33526012301445</text:p>
          </table:table-cell>
          <table:table-cell office:value-type="float" office:value="0.998057723045349" calcext:value-type="float">
            <text:p>0,998057723045349</text:p>
          </table:table-cell>
          <table:table-cell office:value-type="float" office:value="0.691823899371069" calcext:value-type="float">
            <text:p>0,691823899371069</text:p>
          </table:table-cell>
          <table:table-cell office:value-type="float" office:value="0.718390804597701" calcext:value-type="float">
            <text:p>0,718390804597701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9620253164557" calcext:value-type="float">
            <text:p>0,69620253164557</text:p>
          </table:table-cell>
          <table:table-cell office:value-type="float" office:value="0.716522318454364" calcext:value-type="float">
            <text:p>0,716522318454364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5403.320311" calcext:value-type="float">
            <text:p>35403,320311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70806.640622" calcext:value-type="float">
            <text:p>70806,640622</text:p>
          </table:table-cell>
          <table:table-cell table:number-columns-repeated="2" office:value-type="float" office:value="86224368" calcext:value-type="float">
            <text:p>86224368</text:p>
          </table:table-cell>
          <table:table-cell office:value-type="float" office:value="9158.4140625" calcext:value-type="float">
            <text:p>9158,4140625</text:p>
          </table:table-cell>
          <table:table-cell office:value-type="float" office:value="0.380952388048172" calcext:value-type="float">
            <text:p>0,380952388048172</text:p>
          </table:table-cell>
          <table:table-cell office:value-type="float" office:value="0.999707162380218" calcext:value-type="float">
            <text:p>0,999707162380218</text:p>
          </table:table-cell>
          <table:table-cell office:value-type="float" office:value="0.803611738148984" calcext:value-type="float">
            <text:p>0,803611738148984</text:p>
          </table:table-cell>
          <table:table-cell office:value-type="float" office:value="0.80316742081448" calcext:value-type="float">
            <text:p>0,80316742081448</text:p>
          </table:table-cell>
          <table:table-cell office:value-type="float" office:value="0.809090909090909" calcext:value-type="float">
            <text:p>0,809090909090909</text:p>
          </table:table-cell>
          <table:table-cell office:value-type="float" office:value="0.798206278026906" calcext:value-type="float">
            <text:p>0,798206278026906</text:p>
          </table:table-cell>
          <table:table-cell office:value-type="float" office:value="0.803212728054549" calcext:value-type="float">
            <text:p>0,803212728054549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85.666526" calcext:value-type="float">
            <text:p>185,666526</text:p>
          </table:table-cell>
          <table:table-cell office:value-type="float" office:value="-7.323462" calcext:value-type="float">
            <text:p>-7,323462</text:p>
          </table:table-cell>
          <table:table-cell office:value-type="float" office:value="42559.415912" calcext:value-type="float">
            <text:p>42559,415912</text:p>
          </table:table-cell>
          <table:table-cell table:number-columns-repeated="2" office:value-type="float" office:value="418.764739990234" calcext:value-type="float">
            <text:p>418,764739990234</text:p>
          </table:table-cell>
          <table:table-cell office:value-type="float" office:value="19.2436828613281" calcext:value-type="float">
            <text:p>19,2436828613281</text:p>
          </table:table-cell>
          <table:table-cell office:value-type="float" office:value="0.360687762498856" calcext:value-type="float">
            <text:p>0,360687762498856</text:p>
          </table:table-cell>
          <table:table-cell office:value-type="float" office:value="0.999911487102508" calcext:value-type="float">
            <text:p>0,999911487102508</text:p>
          </table:table-cell>
          <table:table-cell office:value-type="float" office:value="0.747410358565737" calcext:value-type="float">
            <text:p>0,747410358565737</text:p>
          </table:table-cell>
          <table:table-cell office:value-type="float" office:value="0.75234375" calcext:value-type="float">
            <text:p>0,75234375</text:p>
          </table:table-cell>
          <table:table-cell office:value-type="float" office:value="0.738001573564123" calcext:value-type="float">
            <text:p>0,738001573564123</text:p>
          </table:table-cell>
          <table:table-cell office:value-type="float" office:value="0.757062146892655" calcext:value-type="float">
            <text:p>0,757062146892655</text:p>
          </table:table-cell>
          <table:table-cell office:value-type="float" office:value="0.752490195323693" calcext:value-type="float">
            <text:p>0,752490195323693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77.0299929999999" calcext:value-type="float">
            <text:p>77,0299929999999</text:p>
          </table:table-cell>
          <table:table-cell office:value-type="float" office:value="-3.46" calcext:value-type="float">
            <text:p>-3,46</text:p>
          </table:table-cell>
          <table:table-cell office:value-type="float" office:value="19226.407634" calcext:value-type="float">
            <text:p>19226,407634</text:p>
          </table:table-cell>
          <table:table-cell table:number-columns-repeated="2" office:value-type="float" office:value="144.783843994141" calcext:value-type="float">
            <text:p>144,783843994141</text:p>
          </table:table-cell>
          <table:table-cell office:value-type="float" office:value="11.6520843505859" calcext:value-type="float">
            <text:p>11,6520843505859</text:p>
          </table:table-cell>
          <table:table-cell office:value-type="float" office:value="0.24604743719101" calcext:value-type="float">
            <text:p>0,24604743719101</text:p>
          </table:table-cell>
          <table:table-cell office:value-type="float" office:value="0.999730825424194" calcext:value-type="float">
            <text:p>0,999730825424194</text:p>
          </table:table-cell>
          <table:table-cell office:value-type="float" office:value="0.705078125" calcext:value-type="float">
            <text:p>0,705078125</text:p>
          </table:table-cell>
          <table:table-cell office:value-type="float" office:value="0.701875616979269" calcext:value-type="float">
            <text:p>0,701875616979269</text:p>
          </table:table-cell>
          <table:table-cell office:value-type="float" office:value="0.700970873786408" calcext:value-type="float">
            <text:p>0,700970873786408</text:p>
          </table:table-cell>
          <table:table-cell office:value-type="float" office:value="0.709233791748527" calcext:value-type="float">
            <text:p>0,709233791748527</text:p>
          </table:table-cell>
          <table:table-cell office:value-type="float" office:value="0.701839118096485" calcext:value-type="float">
            <text:p>0,701839118096485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187.83609" calcext:value-type="float">
            <text:p>1187,83609</text:p>
          </table:table-cell>
          <table:table-cell office:value-type="float" office:value="361.736003" calcext:value-type="float">
            <text:p>361,736003</text:p>
          </table:table-cell>
          <table:table-cell office:value-type="float" office:value="31511.902437" calcext:value-type="float">
            <text:p>31511,902437</text:p>
          </table:table-cell>
          <table:table-cell table:number-columns-repeated="2" office:value-type="float" office:value="28159.30078125" calcext:value-type="float">
            <text:p>28159,30078125</text:p>
          </table:table-cell>
          <table:table-cell office:value-type="float" office:value="124.070709228516" calcext:value-type="float">
            <text:p>124,070709228516</text:p>
          </table:table-cell>
          <table:table-cell office:value-type="float" office:value="0.312621355056763" calcext:value-type="float">
            <text:p>0,312621355056763</text:p>
          </table:table-cell>
          <table:table-cell office:value-type="float" office:value="0.99949049949646" calcext:value-type="float">
            <text:p>0,99949049949646</text:p>
          </table:table-cell>
          <table:table-cell office:value-type="float" office:value="0.808435852372583" calcext:value-type="float">
            <text:p>0,808435852372583</text:p>
          </table:table-cell>
          <table:table-cell office:value-type="float" office:value="0.788759689922481" calcext:value-type="float">
            <text:p>0,788759689922481</text:p>
          </table:table-cell>
          <table:table-cell office:value-type="float" office:value="0.790378006872852" calcext:value-type="float">
            <text:p>0,790378006872852</text:p>
          </table:table-cell>
          <table:table-cell office:value-type="float" office:value="0.827338129496403" calcext:value-type="float">
            <text:p>0,827338129496403</text:p>
          </table:table-cell>
          <table:table-cell office:value-type="float" office:value="0.785517804244" calcext:value-type="float">
            <text:p>0,785517804244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70.69" calcext:value-type="float">
            <text:p>70,69</text:p>
          </table:table-cell>
          <table:table-cell office:value-type="float" office:value="1.53" calcext:value-type="float">
            <text:p>1,53</text:p>
          </table:table-cell>
          <table:table-cell office:value-type="float" office:value="20006.72" calcext:value-type="float">
            <text:p>20006,72</text:p>
          </table:table-cell>
          <table:table-cell table:number-columns-repeated="2" office:value-type="float" office:value="134.750427246094" calcext:value-type="float">
            <text:p>134,750427246094</text:p>
          </table:table-cell>
          <table:table-cell office:value-type="float" office:value="11.4541625976563" calcext:value-type="float">
            <text:p>11,4541625976563</text:p>
          </table:table-cell>
          <table:table-cell office:value-type="float" office:value="0.371244639158249" calcext:value-type="float">
            <text:p>0,371244639158249</text:p>
          </table:table-cell>
          <table:table-cell office:value-type="float" office:value="0.999821066856384" calcext:value-type="float">
            <text:p>0,999821066856384</text:p>
          </table:table-cell>
          <table:table-cell office:value-type="float" office:value="0.735751295336788" calcext:value-type="float">
            <text:p>0,735751295336788</text:p>
          </table:table-cell>
          <table:table-cell office:value-type="float" office:value="0.726688102893891" calcext:value-type="float">
            <text:p>0,726688102893891</text:p>
          </table:table-cell>
          <table:table-cell office:value-type="float" office:value="0.739583333333333" calcext:value-type="float">
            <text:p>0,739583333333333</text:p>
          </table:table-cell>
          <table:table-cell office:value-type="float" office:value="0.731958762886598" calcext:value-type="float">
            <text:p>0,731958762886598</text:p>
          </table:table-cell>
          <table:table-cell office:value-type="float" office:value="0.72647045287187" calcext:value-type="float">
            <text:p>0,72647045287187</text:p>
          </table:table-cell>
          <table:table-cell table:number-columns-repeated="4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92:.D98])/7" office:value-type="float" office:value="5327.01184714286" calcext:value-type="float">
            <text:p>5327,01184714286</text:p>
          </table:table-cell>
          <table:table-cell table:style-name="ce7" table:formula="of:=SUM([.E92:.E98])/7" office:value-type="float" office:value="210.010220285714" calcext:value-type="float">
            <text:p>210,010220285714</text:p>
          </table:table-cell>
          <table:table-cell table:style-name="ce11" table:formula="of:=SUM([.F92:.F98])/7" office:value-type="float" office:value="31217.1192094286" calcext:value-type="float">
            <text:p>31217,1192094286</text:p>
          </table:table-cell>
          <table:table-cell table:style-name="ce7" table:formula="of:=SUM([.G92:.G98])/7" office:value-type="float" office:value="12322198.5746198" calcext:value-type="float">
            <text:p>12322198,5746198</text:p>
          </table:table-cell>
          <table:table-cell table:style-name="ce7" table:formula="of:=SUM([.H92:.H98])/7" office:value-type="float" office:value="12322198.5746198" calcext:value-type="float">
            <text:p>12322198,5746198</text:p>
          </table:table-cell>
          <table:table-cell table:style-name="ce7" table:formula="of:=SUM([.I92:.I98])/7" office:value-type="float" office:value="1339.50137506213" calcext:value-type="float">
            <text:p>1339,50137506213</text:p>
          </table:table-cell>
          <table:table-cell table:style-name="ce7" table:formula="of:=SUM([.J92:.J98])/7" office:value-type="float" office:value="0.337916740349361" calcext:value-type="float">
            <text:p>0,337916740349361</text:p>
          </table:table-cell>
          <table:table-cell table:style-name="ce7" table:formula="of:=SUM([.K92:.K98])/7" office:value-type="float" office:value="0.999521119253976" calcext:value-type="float">
            <text:p>0,999521119253976</text:p>
          </table:table-cell>
          <table:table-cell table:style-name="ce7" table:formula="of:=SUM([.L92:.L98])/7" office:value-type="float" office:value="0.745014180494208" calcext:value-type="float">
            <text:p>0,745014180494208</text:p>
          </table:table-cell>
          <table:table-cell table:style-name="ce7" table:formula="of:=SUM([.M92:.M98])/7" office:value-type="float" office:value="0.740093870013309" calcext:value-type="float">
            <text:p>0,740093870013309</text:p>
          </table:table-cell>
          <table:table-cell table:style-name="ce7" table:formula="of:=SUM([.N92:.N98])/7" office:value-type="float" office:value="0.735204174180099" calcext:value-type="float">
            <text:p>0,735204174180099</text:p>
          </table:table-cell>
          <table:table-cell table:style-name="ce7" table:formula="of:=SUM([.O92:.O98])/7" office:value-type="float" office:value="0.755802536348676" calcext:value-type="float">
            <text:p>0,755802536348676</text:p>
          </table:table-cell>
          <table:table-cell table:style-name="ce7" table:formula="of:=SUM([.P92:.P98])/7" office:value-type="float" office:value="0.738720745214821" calcext:value-type="float">
            <text:p>0,738720745214821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141.942854" calcext:value-type="float">
            <text:p>141,942854</text:p>
          </table:table-cell>
          <table:table-cell office:value-type="float" office:value="97.099287" calcext:value-type="float">
            <text:p>97,099287</text:p>
          </table:table-cell>
          <table:table-cell office:value-type="float" office:value="9414.12580499997" calcext:value-type="float">
            <text:p>9414,12580499997</text:p>
          </table:table-cell>
          <table:table-cell table:number-columns-repeated="2" office:value-type="float" office:value="1941.25183105469" calcext:value-type="float">
            <text:p>1941,25183105469</text:p>
          </table:table-cell>
          <table:table-cell office:value-type="float" office:value="38.4705810546875" calcext:value-type="float">
            <text:p>38,4705810546875</text:p>
          </table:table-cell>
          <table:table-cell office:value-type="float" office:value="0.278309017419815" calcext:value-type="float">
            <text:p>0,278309017419815</text:p>
          </table:table-cell>
          <table:table-cell office:value-type="float" office:value="0.999864876270294" calcext:value-type="float">
            <text:p>0,999864876270294</text:p>
          </table:table-cell>
          <table:table-cell office:value-type="float" office:value="0.633821571238349" calcext:value-type="float">
            <text:p>0,633821571238349</text:p>
          </table:table-cell>
          <table:table-cell office:value-type="float" office:value="0.585427135678392" calcext:value-type="float">
            <text:p>0,585427135678392</text:p>
          </table:table-cell>
          <table:table-cell office:value-type="float" office:value="0.592039800995025" calcext:value-type="float">
            <text:p>0,592039800995025</text:p>
          </table:table-cell>
          <table:table-cell office:value-type="float" office:value="0.681948424068768" calcext:value-type="float">
            <text:p>0,681948424068768</text:p>
          </table:table-cell>
          <table:table-cell office:value-type="float" office:value="0.580104646816993" calcext:value-type="float">
            <text:p>0,580104646816993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.42" calcext:value-type="float">
            <text:p>2,42</text:p>
          </table:table-cell>
          <table:table-cell office:value-type="float" office:value="-10.61" calcext:value-type="float">
            <text:p>-10,61</text:p>
          </table:table-cell>
          <table:table-cell office:value-type="float" office:value="1551.44002900001" calcext:value-type="float">
            <text:p>1551,44002900001</text:p>
          </table:table-cell>
          <table:table-cell table:number-columns-repeated="2" office:value-type="float" office:value="134.883819580078" calcext:value-type="float">
            <text:p>134,883819580078</text:p>
          </table:table-cell>
          <table:table-cell office:value-type="float" office:value="11.295334815979" calcext:value-type="float">
            <text:p>11,295334815979</text:p>
          </table:table-cell>
          <table:table-cell office:value-type="float" office:value="0.174193546175957" calcext:value-type="float">
            <text:p>0,174193546175957</text:p>
          </table:table-cell>
          <table:table-cell office:value-type="float" office:value="0.976837456226349" calcext:value-type="float">
            <text:p>0,976837456226349</text:p>
          </table:table-cell>
          <table:table-cell office:value-type="float" office:value="0.490066225165563" calcext:value-type="float">
            <text:p>0,490066225165563</text:p>
          </table:table-cell>
          <table:table-cell office:value-type="float" office:value="0.512658227848101" calcext:value-type="float">
            <text:p>0,512658227848101</text:p>
          </table:table-cell>
          <table:table-cell office:value-type="float" office:value="0.486842105263158" calcext:value-type="float">
            <text:p>0,486842105263158</text:p>
          </table:table-cell>
          <table:table-cell office:value-type="float" office:value="0.493333333333333" calcext:value-type="float">
            <text:p>0,493333333333333</text:p>
          </table:table-cell>
          <table:table-cell office:value-type="float" office:value="0.511726907630522" calcext:value-type="float">
            <text:p>0,511726907630522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3696.789549" calcext:value-type="float">
            <text:p>33696,789549</text:p>
          </table:table-cell>
          <table:table-cell office:value-type="float" office:value="2715.793945" calcext:value-type="float">
            <text:p>2715,793945</text:p>
          </table:table-cell>
          <table:table-cell office:value-type="float" office:value="67393.5790980001" calcext:value-type="float">
            <text:p>67393,5790980001</text:p>
          </table:table-cell>
          <table:table-cell table:number-columns-repeated="2" office:value-type="float" office:value="84735944" calcext:value-type="float">
            <text:p>84735944</text:p>
          </table:table-cell>
          <table:table-cell office:value-type="float" office:value="9080.5810546875" calcext:value-type="float">
            <text:p>9080,5810546875</text:p>
          </table:table-cell>
          <table:table-cell office:value-type="float" office:value="0.163120567798615" calcext:value-type="float">
            <text:p>0,163120567798615</text:p>
          </table:table-cell>
          <table:table-cell office:value-type="float" office:value="0.999471604824066" calcext:value-type="float">
            <text:p>0,999471604824066</text:p>
          </table:table-cell>
          <table:table-cell office:value-type="float" office:value="0.781395348837209" calcext:value-type="float">
            <text:p>0,781395348837209</text:p>
          </table:table-cell>
          <table:table-cell office:value-type="float" office:value="0.779342723004695" calcext:value-type="float">
            <text:p>0,779342723004695</text:p>
          </table:table-cell>
          <table:table-cell office:value-type="float" office:value="0.785046728971963" calcext:value-type="float">
            <text:p>0,785046728971963</text:p>
          </table:table-cell>
          <table:table-cell office:value-type="float" office:value="0.777777777777778" calcext:value-type="float">
            <text:p>0,777777777777778</text:p>
          </table:table-cell>
          <table:table-cell office:value-type="float" office:value="0.779365079365079" calcext:value-type="float">
            <text:p>0,779365079365079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07.016524" calcext:value-type="float">
            <text:p>107,016524</text:p>
          </table:table-cell>
          <table:table-cell office:value-type="float" office:value="-8.285" calcext:value-type="float">
            <text:p>-8,285</text:p>
          </table:table-cell>
          <table:table-cell office:value-type="float" office:value="15664.338485" calcext:value-type="float">
            <text:p>15664,338485</text:p>
          </table:table-cell>
          <table:table-cell table:number-columns-repeated="2" office:value-type="float" office:value="420.531280517578" calcext:value-type="float">
            <text:p>420,531280517578</text:p>
          </table:table-cell>
          <table:table-cell office:value-type="float" office:value="19.2902355194092" calcext:value-type="float">
            <text:p>19,2902355194092</text:p>
          </table:table-cell>
          <table:table-cell office:value-type="float" office:value="0.176702082157135" calcext:value-type="float">
            <text:p>0,176702082157135</text:p>
          </table:table-cell>
          <table:table-cell office:value-type="float" office:value="0.999840438365936" calcext:value-type="float">
            <text:p>0,999840438365936</text:p>
          </table:table-cell>
          <table:table-cell office:value-type="float" office:value="0.616867469879518" calcext:value-type="float">
            <text:p>0,616867469879518</text:p>
          </table:table-cell>
          <table:table-cell office:value-type="float" office:value="0.625" calcext:value-type="float">
            <text:p>0,625</text:p>
          </table:table-cell>
          <table:table-cell office:value-type="float" office:value="0.60952380952381" calcext:value-type="float">
            <text:p>0,60952380952381</text:p>
          </table:table-cell>
          <table:table-cell office:value-type="float" office:value="0.624390243902439" calcext:value-type="float">
            <text:p>0,624390243902439</text:p>
          </table:table-cell>
          <table:table-cell office:value-type="float" office:value="0.624980510079074" calcext:value-type="float">
            <text:p>0,624980510079074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56.749996" calcext:value-type="float">
            <text:p>56,749996</text:p>
          </table:table-cell>
          <table:table-cell office:value-type="float" office:value="-3.5" calcext:value-type="float">
            <text:p>-3,5</text:p>
          </table:table-cell>
          <table:table-cell office:value-type="float" office:value="12175.828913" calcext:value-type="float">
            <text:p>12175,828913</text:p>
          </table:table-cell>
          <table:table-cell table:number-columns-repeated="2" office:value-type="float" office:value="145.167327880859" calcext:value-type="float">
            <text:p>145,167327880859</text:p>
          </table:table-cell>
          <table:table-cell office:value-type="float" office:value="11.6636915206909" calcext:value-type="float">
            <text:p>11,6636915206909</text:p>
          </table:table-cell>
          <table:table-cell office:value-type="float" office:value="0.150905430316925" calcext:value-type="float">
            <text:p>0,150905430316925</text:p>
          </table:table-cell>
          <table:table-cell office:value-type="float" office:value="0.999526679515839" calcext:value-type="float">
            <text:p>0,999526679515839</text:p>
          </table:table-cell>
          <table:table-cell office:value-type="float" office:value="0.645161290322581" calcext:value-type="float">
            <text:p>0,645161290322581</text:p>
          </table:table-cell>
          <table:table-cell office:value-type="float" office:value="0.635907723169508" calcext:value-type="float">
            <text:p>0,635907723169508</text:p>
          </table:table-cell>
          <table:table-cell office:value-type="float" office:value="0.632183908045977" calcext:value-type="float">
            <text:p>0,632183908045977</text:p>
          </table:table-cell>
          <table:table-cell office:value-type="float" office:value="0.658682634730539" calcext:value-type="float">
            <text:p>0,658682634730539</text:p>
          </table:table-cell>
          <table:table-cell office:value-type="float" office:value="0.635792930268495" calcext:value-type="float">
            <text:p>0,635792930268495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674.776006000001" calcext:value-type="float">
            <text:p>674,776006000001</text:p>
          </table:table-cell>
          <table:table-cell office:value-type="float" office:value="364.240001" calcext:value-type="float">
            <text:p>364,240001</text:p>
          </table:table-cell>
          <table:table-cell office:value-type="float" office:value="11259.908057" calcext:value-type="float">
            <text:p>11259,908057</text:p>
          </table:table-cell>
          <table:table-cell table:number-columns-repeated="2" office:value-type="float" office:value="28677.990234375" calcext:value-type="float">
            <text:p>28677,990234375</text:p>
          </table:table-cell>
          <table:table-cell office:value-type="float" office:value="125.802352905273" calcext:value-type="float">
            <text:p>125,802352905273</text:p>
          </table:table-cell>
          <table:table-cell office:value-type="float" office:value="0.175050303339958" calcext:value-type="float">
            <text:p>0,175050303339958</text:p>
          </table:table-cell>
          <table:table-cell office:value-type="float" office:value="0.999078273773193" calcext:value-type="float">
            <text:p>0,999078273773193</text:p>
          </table:table-cell>
          <table:table-cell office:value-type="float" office:value="0.675862068965517" calcext:value-type="float">
            <text:p>0,675862068965517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720588235294118" calcext:value-type="float">
            <text:p>0,720588235294118</text:p>
          </table:table-cell>
          <table:table-cell office:value-type="float" office:value="0.61468008255934" calcext:value-type="float">
            <text:p>0,61468008255934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62.9300000000001" calcext:value-type="float">
            <text:p>62,9300000000001</text:p>
          </table:table-cell>
          <table:table-cell office:value-type="float" office:value="0.399999999999999" calcext:value-type="float">
            <text:p>0,399999999999999</text:p>
          </table:table-cell>
          <table:table-cell office:value-type="float" office:value="16295.59" calcext:value-type="float">
            <text:p>16295,59</text:p>
          </table:table-cell>
          <table:table-cell table:number-columns-repeated="2" office:value-type="float" office:value="135.52375793457" calcext:value-type="float">
            <text:p>135,52375793457</text:p>
          </table:table-cell>
          <table:table-cell office:value-type="float" office:value="11.4861335754395" calcext:value-type="float">
            <text:p>11,4861335754395</text:p>
          </table:table-cell>
          <table:table-cell office:value-type="float" office:value="0.273522973060608" calcext:value-type="float">
            <text:p>0,273522973060608</text:p>
          </table:table-cell>
          <table:table-cell office:value-type="float" office:value="0.999721646308899" calcext:value-type="float">
            <text:p>0,999721646308899</text:p>
          </table:table-cell>
          <table:table-cell office:value-type="float" office:value="0.711111111111111" calcext:value-type="float">
            <text:p>0,711111111111111</text:p>
          </table:table-cell>
          <table:table-cell office:value-type="float" office:value="0.702290076335878" calcext:value-type="float">
            <text:p>0,702290076335878</text:p>
          </table:table-cell>
          <table:table-cell office:value-type="float" office:value="0.716417910447761" calcext:value-type="float">
            <text:p>0,716417910447761</text:p>
          </table:table-cell>
          <table:table-cell office:value-type="float" office:value="0.705882352941176" calcext:value-type="float">
            <text:p>0,705882352941176</text:p>
          </table:table-cell>
          <table:table-cell office:value-type="float" office:value="0.702147525676937" calcext:value-type="float">
            <text:p>0,702147525676937</text:p>
          </table:table-cell>
          <table:table-cell table:number-columns-repeated="4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00:.D106])/7" office:value-type="float" office:value="4963.23213271429" calcext:value-type="float">
            <text:p>4963,23213271429</text:p>
          </table:table-cell>
          <table:table-cell table:style-name="ce7" table:formula="of:=SUM([.E100:.E106])/7" office:value-type="float" office:value="450.734033285714" calcext:value-type="float">
            <text:p>450,734033285714</text:p>
          </table:table-cell>
          <table:table-cell table:style-name="ce11" table:formula="of:=SUM([.F100:.F106])/7" office:value-type="float" office:value="19107.8300552857" calcext:value-type="float">
            <text:p>19107,8300552857</text:p>
          </table:table-cell>
          <table:table-cell table:style-name="ce7" table:formula="of:=SUM([.G100:.G106])/7" office:value-type="float" office:value="12109628.4783216" calcext:value-type="float">
            <text:p>12109628,4783216</text:p>
          </table:table-cell>
          <table:table-cell table:style-name="ce7" table:formula="of:=SUM([.H100:.H106])/7" office:value-type="float" office:value="12109628.4783216" calcext:value-type="float">
            <text:p>12109628,4783216</text:p>
          </table:table-cell>
          <table:table-cell table:style-name="ce7" table:formula="of:=SUM([.I100:.I106])/7" office:value-type="float" office:value="1328.36991201128" calcext:value-type="float">
            <text:p>1328,36991201128</text:p>
          </table:table-cell>
          <table:table-cell table:style-name="ce7" table:formula="of:=SUM([.J100:.J106])/7" office:value-type="float" office:value="0.198829131467002" calcext:value-type="float">
            <text:p>0,198829131467002</text:p>
          </table:table-cell>
          <table:table-cell table:style-name="ce7" table:formula="of:=SUM([.K100:.K106])/7" office:value-type="float" office:value="0.996334425040654" calcext:value-type="float">
            <text:p>0,996334425040654</text:p>
          </table:table-cell>
          <table:table-cell table:style-name="ce7" table:formula="of:=SUM([.L100:.L106])/7" office:value-type="float" office:value="0.650612155074264" calcext:value-type="float">
            <text:p>0,650612155074264</text:p>
          </table:table-cell>
          <table:table-cell table:style-name="ce7" table:formula="of:=SUM([.M100:.M106])/7" office:value-type="float" office:value="0.637803698005225" calcext:value-type="float">
            <text:p>0,637803698005225</text:p>
          </table:table-cell>
          <table:table-cell table:style-name="ce7" table:formula="of:=SUM([.N100:.N106])/7" office:value-type="float" office:value="0.636916842801619" calcext:value-type="float">
            <text:p>0,636916842801619</text:p>
          </table:table-cell>
          <table:table-cell table:style-name="ce7" table:formula="of:=SUM([.O100:.O106])/7" office:value-type="float" office:value="0.666086143149736" calcext:value-type="float">
            <text:p>0,666086143149736</text:p>
          </table:table-cell>
          <table:table-cell table:style-name="ce7" table:formula="of:=SUM([.P100:.P106])/7" office:value-type="float" office:value="0.635542526056634" calcext:value-type="float">
            <text:p>0,635542526056634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-4.24282900000007" calcext:value-type="float">
            <text:p>-4,24282900000007</text:p>
          </table:table-cell>
          <table:table-cell office:value-type="float" office:value="97.099287" calcext:value-type="float">
            <text:p>97,099287</text:p>
          </table:table-cell>
          <table:table-cell office:value-type="float" office:value="5993.67617599996" calcext:value-type="float">
            <text:p>5993,67617599996</text:p>
          </table:table-cell>
          <table:table-cell table:number-columns-repeated="2" office:value-type="float" office:value="1944.24230957031" calcext:value-type="float">
            <text:p>1944,24230957031</text:p>
          </table:table-cell>
          <table:table-cell office:value-type="float" office:value="38.4945907592773" calcext:value-type="float">
            <text:p>38,4945907592773</text:p>
          </table:table-cell>
          <table:table-cell office:value-type="float" office:value="0.180171117186546" calcext:value-type="float">
            <text:p>0,180171117186546</text:p>
          </table:table-cell>
          <table:table-cell office:value-type="float" office:value="0.999872386455536" calcext:value-type="float">
            <text:p>0,999872386455536</text:p>
          </table:table-cell>
          <table:table-cell office:value-type="float" office:value="0.601517179830433" calcext:value-type="float">
            <text:p>0,601517179830433</text:p>
          </table:table-cell>
          <table:table-cell office:value-type="float" office:value="0.551256281407035" calcext:value-type="float">
            <text:p>0,551256281407035</text:p>
          </table:table-cell>
          <table:table-cell office:value-type="float" office:value="0.564489112227806" calcext:value-type="float">
            <text:p>0,564489112227806</text:p>
          </table:table-cell>
          <table:table-cell office:value-type="float" office:value="0.643744030563515" calcext:value-type="float">
            <text:p>0,643744030563515</text:p>
          </table:table-cell>
          <table:table-cell office:value-type="float" office:value="0.54615621464549" calcext:value-type="float">
            <text:p>0,54615621464549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5.55" calcext:value-type="float">
            <text:p>5,55</text:p>
          </table:table-cell>
          <table:table-cell office:value-type="float" office:value="-10.61" calcext:value-type="float">
            <text:p>-10,61</text:p>
          </table:table-cell>
          <table:table-cell office:value-type="float" office:value="2136.02997699999" calcext:value-type="float">
            <text:p>2136,02997699999</text:p>
          </table:table-cell>
          <table:table-cell table:number-columns-repeated="2" office:value-type="float" office:value="135.422836303711" calcext:value-type="float">
            <text:p>135,422836303711</text:p>
          </table:table-cell>
          <table:table-cell office:value-type="float" office:value="11.3183946609497" calcext:value-type="float">
            <text:p>11,3183946609497</text:p>
          </table:table-cell>
          <table:table-cell office:value-type="float" office:value="0.20645160973072" calcext:value-type="float">
            <text:p>0,20645160973072</text:p>
          </table:table-cell>
          <table:table-cell office:value-type="float" office:value="0.963299632072449" calcext:value-type="float">
            <text:p>0,963299632072449</text:p>
          </table:table-cell>
          <table:table-cell office:value-type="float" office:value="0.538461538461538" calcext:value-type="float">
            <text:p>0,538461538461538</text:p>
          </table:table-cell>
          <table:table-cell office:value-type="float" office:value="0.544303797468354" calcext:value-type="float">
            <text:p>0,544303797468354</text:p>
          </table:table-cell>
          <table:table-cell office:value-type="float" office:value="0.518518518518518" calcext:value-type="float">
            <text:p>0,518518518518518</text:p>
          </table:table-cell>
          <table:table-cell office:value-type="float" office:value="0.56" calcext:value-type="float">
            <text:p>0,56</text:p>
          </table:table-cell>
          <table:table-cell office:value-type="float" office:value="0.545060240963855" calcext:value-type="float">
            <text:p>0,545060240963855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4560.999021" calcext:value-type="float">
            <text:p>34560,999021</text:p>
          </table:table-cell>
          <table:table-cell office:value-type="float" office:value="2715.793945" calcext:value-type="float">
            <text:p>2715,793945</text:p>
          </table:table-cell>
          <table:table-cell office:value-type="float" office:value="69121.9980420001" calcext:value-type="float">
            <text:p>69121,9980420001</text:p>
          </table:table-cell>
          <table:table-cell table:number-columns-repeated="2" office:value-type="float" office:value="84736384" calcext:value-type="float">
            <text:p>84736384</text:p>
          </table:table-cell>
          <table:table-cell office:value-type="float" office:value="9080.60546875" calcext:value-type="float">
            <text:p>9080,60546875</text:p>
          </table:table-cell>
          <table:table-cell office:value-type="float" office:value="0.274231672286987" calcext:value-type="float">
            <text:p>0,274231672286987</text:p>
          </table:table-cell>
          <table:table-cell office:value-type="float" office:value="0.999449372291565" calcext:value-type="float">
            <text:p>0,999449372291565</text:p>
          </table:table-cell>
          <table:table-cell office:value-type="float" office:value="0.798143851508121" calcext:value-type="float">
            <text:p>0,798143851508121</text:p>
          </table:table-cell>
          <table:table-cell office:value-type="float" office:value="0.795774647887324" calcext:value-type="float">
            <text:p>0,795774647887324</text:p>
          </table:table-cell>
          <table:table-cell office:value-type="float" office:value="0.8" calcext:value-type="float">
            <text:p>0,8</text:p>
          </table:table-cell>
          <table:table-cell office:value-type="float" office:value="0.796296296296296" calcext:value-type="float">
            <text:p>0,796296296296296</text:p>
          </table:table-cell>
          <table:table-cell office:value-type="float" office:value="0.795767195767196" calcext:value-type="float">
            <text:p>0,795767195767196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30.866535" calcext:value-type="float">
            <text:p>130,866535</text:p>
          </table:table-cell>
          <table:table-cell office:value-type="float" office:value="-8.285" calcext:value-type="float">
            <text:p>-8,285</text:p>
          </table:table-cell>
          <table:table-cell office:value-type="float" office:value="21797.097254" calcext:value-type="float">
            <text:p>21797,097254</text:p>
          </table:table-cell>
          <table:table-cell table:number-columns-repeated="2" office:value-type="float" office:value="420.755126953125" calcext:value-type="float">
            <text:p>420,755126953125</text:p>
          </table:table-cell>
          <table:table-cell office:value-type="float" office:value="19.2928333282471" calcext:value-type="float">
            <text:p>19,2928333282471</text:p>
          </table:table-cell>
          <table:table-cell office:value-type="float" office:value="0.284533649682999" calcext:value-type="float">
            <text:p>0,284533649682999</text:p>
          </table:table-cell>
          <table:table-cell office:value-type="float" office:value="0.999843657016754" calcext:value-type="float">
            <text:p>0,999843657016754</text:p>
          </table:table-cell>
          <table:table-cell office:value-type="float" office:value="0.652538984406237" calcext:value-type="float">
            <text:p>0,652538984406237</text:p>
          </table:table-cell>
          <table:table-cell office:value-type="float" office:value="0.658411949685535" calcext:value-type="float">
            <text:p>0,658411949685535</text:p>
          </table:table-cell>
          <table:table-cell office:value-type="float" office:value="0.642014162077105" calcext:value-type="float">
            <text:p>0,642014162077105</text:p>
          </table:table-cell>
          <table:table-cell office:value-type="float" office:value="0.663414634146341" calcext:value-type="float">
            <text:p>0,663414634146341</text:p>
          </table:table-cell>
          <table:table-cell office:value-type="float" office:value="0.658571852841816" calcext:value-type="float">
            <text:p>0,658571852841816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72.1499959999999" calcext:value-type="float">
            <text:p>72,1499959999999</text:p>
          </table:table-cell>
          <table:table-cell office:value-type="float" office:value="-3.5" calcext:value-type="float">
            <text:p>-3,5</text:p>
          </table:table-cell>
          <table:table-cell office:value-type="float" office:value="16824.248535" calcext:value-type="float">
            <text:p>16824,248535</text:p>
          </table:table-cell>
          <table:table-cell table:number-columns-repeated="2" office:value-type="float" office:value="145.439666748047" calcext:value-type="float">
            <text:p>145,439666748047</text:p>
          </table:table-cell>
          <table:table-cell office:value-type="float" office:value="11.6750144958496" calcext:value-type="float">
            <text:p>11,6750144958496</text:p>
          </table:table-cell>
          <table:table-cell office:value-type="float" office:value="0.266599595546722" calcext:value-type="float">
            <text:p>0,266599595546722</text:p>
          </table:table-cell>
          <table:table-cell office:value-type="float" office:value="0.999523341655731" calcext:value-type="float">
            <text:p>0,999523341655731</text:p>
          </table:table-cell>
          <table:table-cell office:value-type="float" office:value="0.694965449160908" calcext:value-type="float">
            <text:p>0,694965449160908</text:p>
          </table:table-cell>
          <table:table-cell office:value-type="float" office:value="0.690070210631896" calcext:value-type="float">
            <text:p>0,690070210631896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702594810379241" calcext:value-type="float">
            <text:p>0,702594810379241</text:p>
          </table:table-cell>
          <table:table-cell office:value-type="float" office:value="0.690007082608976" calcext:value-type="float">
            <text:p>0,690007082608976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739.59602" calcext:value-type="float">
            <text:p>739,59602</text:p>
          </table:table-cell>
          <table:table-cell office:value-type="float" office:value="364.240001" calcext:value-type="float">
            <text:p>364,240001</text:p>
          </table:table-cell>
          <table:table-cell office:value-type="float" office:value="12561.170411" calcext:value-type="float">
            <text:p>12561,170411</text:p>
          </table:table-cell>
          <table:table-cell table:number-columns-repeated="2" office:value-type="float" office:value="28677.591796875" calcext:value-type="float">
            <text:p>28677,591796875</text:p>
          </table:table-cell>
          <table:table-cell office:value-type="float" office:value="125.80101776123" calcext:value-type="float">
            <text:p>125,80101776123</text:p>
          </table:table-cell>
          <table:table-cell office:value-type="float" office:value="0.150905430316925" calcext:value-type="float">
            <text:p>0,150905430316925</text:p>
          </table:table-cell>
          <table:table-cell office:value-type="float" office:value="0.999032974243164" calcext:value-type="float">
            <text:p>0,999032974243164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4" calcext:value-type="float">
            <text:p>0,64</text:p>
          </table:table-cell>
          <table:table-cell office:value-type="float" office:value="0.651315789473684" calcext:value-type="float">
            <text:p>0,651315789473684</text:p>
          </table:table-cell>
          <table:table-cell office:value-type="float" office:value="0.727941176470588" calcext:value-type="float">
            <text:p>0,727941176470588</text:p>
          </table:table-cell>
          <table:table-cell office:value-type="float" office:value="0.631514447884417" calcext:value-type="float">
            <text:p>0,631514447884417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71.75" calcext:value-type="float">
            <text:p>71,75</text:p>
          </table:table-cell>
          <table:table-cell office:value-type="float" office:value="0.399999999999999" calcext:value-type="float">
            <text:p>0,399999999999999</text:p>
          </table:table-cell>
          <table:table-cell office:value-type="float" office:value="20544.95" calcext:value-type="float">
            <text:p>20544,95</text:p>
          </table:table-cell>
          <table:table-cell table:number-columns-repeated="2" office:value-type="float" office:value="135.810729980469" calcext:value-type="float">
            <text:p>135,810729980469</text:p>
          </table:table-cell>
          <table:table-cell office:value-type="float" office:value="11.4986295700073" calcext:value-type="float">
            <text:p>11,4986295700073</text:p>
          </table:table-cell>
          <table:table-cell office:value-type="float" office:value="0.273522973060608" calcext:value-type="float">
            <text:p>0,273522973060608</text:p>
          </table:table-cell>
          <table:table-cell office:value-type="float" office:value="0.99972265958786" calcext:value-type="float">
            <text:p>0,99972265958786</text:p>
          </table:table-cell>
          <table:table-cell office:value-type="float" office:value="0.745512143611404" calcext:value-type="float">
            <text:p>0,745512143611404</text:p>
          </table:table-cell>
          <table:table-cell office:value-type="float" office:value="0.737186477644493" calcext:value-type="float">
            <text:p>0,737186477644493</text:p>
          </table:table-cell>
          <table:table-cell office:value-type="float" office:value="0.749469214437367" calcext:value-type="float">
            <text:p>0,749469214437367</text:p>
          </table:table-cell>
          <table:table-cell office:value-type="float" office:value="0.741596638655462" calcext:value-type="float">
            <text:p>0,741596638655462</text:p>
          </table:table-cell>
          <table:table-cell office:value-type="float" office:value="0.737011471255169" calcext:value-type="float">
            <text:p>0,737011471255169</text:p>
          </table:table-cell>
          <table:table-cell table:number-columns-repeated="4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08:.D114])/7" office:value-type="float" office:value="5082.381249" calcext:value-type="float">
            <text:p>5082,381249</text:p>
          </table:table-cell>
          <table:table-cell table:style-name="ce7" table:formula="of:=SUM([.E108:.E114])/7" office:value-type="float" office:value="450.734033285714" calcext:value-type="float">
            <text:p>450,734033285714</text:p>
          </table:table-cell>
          <table:table-cell table:style-name="ce11" table:formula="of:=SUM([.F108:.F114])/7" office:value-type="float" office:value="21282.7386278571" calcext:value-type="float">
            <text:p>21282,7386278571</text:p>
          </table:table-cell>
          <table:table-cell table:style-name="ce7" table:formula="of:=SUM([.G108:.G114])/7" office:value-type="float" office:value="12109691.8946381" calcext:value-type="float">
            <text:p>12109691,8946381</text:p>
          </table:table-cell>
          <table:table-cell table:style-name="ce7" table:formula="of:=SUM([.H108:.H114])/7" office:value-type="float" office:value="12109691.8946381" calcext:value-type="float">
            <text:p>12109691,8946381</text:p>
          </table:table-cell>
          <table:table-cell table:style-name="ce7" table:formula="of:=SUM([.I108:.I114])/7" office:value-type="float" office:value="1328.38370704651" calcext:value-type="float">
            <text:p>1328,38370704651</text:p>
          </table:table-cell>
          <table:table-cell table:style-name="ce7" table:formula="of:=SUM([.J108:.J114])/7" office:value-type="float" office:value="0.23377372111593" calcext:value-type="float">
            <text:p>0,23377372111593</text:p>
          </table:table-cell>
          <table:table-cell table:style-name="ce7" table:formula="of:=SUM([.K108:.K114])/7" office:value-type="float" office:value="0.994392003331866" calcext:value-type="float">
            <text:p>0,994392003331866</text:p>
          </table:table-cell>
          <table:table-cell table:style-name="ce7" table:formula="of:=SUM([.L108:.L114])/7" office:value-type="float" office:value="0.674091306711235" calcext:value-type="float">
            <text:p>0,674091306711235</text:p>
          </table:table-cell>
          <table:table-cell table:style-name="ce7" table:formula="of:=SUM([.M108:.M114])/7" office:value-type="float" office:value="0.659571909246377" calcext:value-type="float">
            <text:p>0,659571909246377</text:p>
          </table:table-cell>
          <table:table-cell table:style-name="ce7" table:formula="of:=SUM([.N108:.N114])/7" office:value-type="float" office:value="0.659043828104926" calcext:value-type="float">
            <text:p>0,659043828104926</text:p>
          </table:table-cell>
          <table:table-cell table:style-name="ce7" table:formula="of:=SUM([.O108:.O114])/7" office:value-type="float" office:value="0.690798226644492" calcext:value-type="float">
            <text:p>0,690798226644492</text:p>
          </table:table-cell>
          <table:table-cell table:style-name="ce7" table:formula="of:=SUM([.P108:.P114])/7" office:value-type="float" office:value="0.657726929423846" calcext:value-type="float">
            <text:p>0,657726929423846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169.267137" calcext:value-type="float">
            <text:p>169,267137</text:p>
          </table:table-cell>
          <table:table-cell office:value-type="float" office:value="95.938574" calcext:value-type="float">
            <text:p>95,938574</text:p>
          </table:table-cell>
          <table:table-cell office:value-type="float" office:value="11215.3892079999" calcext:value-type="float">
            <text:p>11215,3892079999</text:p>
          </table:table-cell>
          <table:table-cell table:number-columns-repeated="2" office:value-type="float" office:value="1933.22534179688" calcext:value-type="float">
            <text:p>1933,22534179688</text:p>
          </table:table-cell>
          <table:table-cell office:value-type="float" office:value="38.3413009643555" calcext:value-type="float">
            <text:p>38,3413009643555</text:p>
          </table:table-cell>
          <table:table-cell office:value-type="float" office:value="0.400797605514526" calcext:value-type="float">
            <text:p>0,400797605514526</text:p>
          </table:table-cell>
          <table:table-cell office:value-type="float" office:value="0.999927282333374" calcext:value-type="float">
            <text:p>0,999927282333374</text:p>
          </table:table-cell>
          <table:table-cell office:value-type="float" office:value="0.641543292956483" calcext:value-type="float">
            <text:p>0,641543292956483</text:p>
          </table:table-cell>
          <table:table-cell office:value-type="float" office:value="0.601893373193822" calcext:value-type="float">
            <text:p>0,601893373193822</text:p>
          </table:table-cell>
          <table:table-cell office:value-type="float" office:value="0.609028960817717" calcext:value-type="float">
            <text:p>0,609028960817717</text:p>
          </table:table-cell>
          <table:table-cell office:value-type="float" office:value="0.677725118483412" calcext:value-type="float">
            <text:p>0,677725118483412</text:p>
          </table:table-cell>
          <table:table-cell office:value-type="float" office:value="0.597791130670278" calcext:value-type="float">
            <text:p>0,597791130670278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34.460002" calcext:value-type="float">
            <text:p>34,460002</text:p>
          </table:table-cell>
          <table:table-cell office:value-type="float" office:value="-26.240001" calcext:value-type="float">
            <text:p>-26,240001</text:p>
          </table:table-cell>
          <table:table-cell office:value-type="float" office:value="11566.470247" calcext:value-type="float">
            <text:p>11566,470247</text:p>
          </table:table-cell>
          <table:table-cell office:value-type="float" office:value="234.753005981445" calcext:value-type="float">
            <text:p>234,753005981445</text:p>
          </table:table-cell>
          <table:table-cell table:style-name="Default" office:value-type="float" office:value="234.753005981445" calcext:value-type="float">
            <text:p>234,753005981445</text:p>
          </table:table-cell>
          <table:table-cell office:value-type="float" office:value="13.5134239196777" calcext:value-type="float">
            <text:p>13,5134239196777</text:p>
          </table:table-cell>
          <table:table-cell office:value-type="float" office:value="0.339080452919006" calcext:value-type="float">
            <text:p>0,339080452919006</text:p>
          </table:table-cell>
          <table:table-cell office:value-type="float" office:value="0.997215509414673" calcext:value-type="float">
            <text:p>0,997215509414673</text:p>
          </table:table-cell>
          <table:table-cell office:value-type="float" office:value="0.713375796178344" calcext:value-type="float">
            <text:p>0,713375796178344</text:p>
          </table:table-cell>
          <table:table-cell office:value-type="float" office:value="0.742857142857143" calcext:value-type="float">
            <text:p>0,742857142857143</text:p>
          </table:table-cell>
          <table:table-cell office:value-type="float" office:value="0.727272727272727" calcext:value-type="float">
            <text:p>0,727272727272727</text:p>
          </table:table-cell>
          <table:table-cell office:value-type="float" office:value="0.7" calcext:value-type="float">
            <text:p>0,7</text:p>
          </table:table-cell>
          <table:table-cell office:value-type="float" office:value="0.739473684210526" calcext:value-type="float">
            <text:p>0,739473684210526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7308.246093" calcext:value-type="float">
            <text:p>37308,246093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74616.492186" calcext:value-type="float">
            <text:p>74616,492186</text:p>
          </table:table-cell>
          <table:table-cell table:number-columns-repeated="2" office:value-type="float" office:value="86224256" calcext:value-type="float">
            <text:p>86224256</text:p>
          </table:table-cell>
          <table:table-cell office:value-type="float" office:value="9158.4091796875" calcext:value-type="float">
            <text:p>9158,4091796875</text:p>
          </table:table-cell>
          <table:table-cell office:value-type="float" office:value="0.344671189785004" calcext:value-type="float">
            <text:p>0,344671189785004</text:p>
          </table:table-cell>
          <table:table-cell office:value-type="float" office:value="0.999704301357269" calcext:value-type="float">
            <text:p>0,999704301357269</text:p>
          </table:table-cell>
          <table:table-cell office:value-type="float" office:value="0.839729119638826" calcext:value-type="float">
            <text:p>0,839729119638826</text:p>
          </table:table-cell>
          <table:table-cell office:value-type="float" office:value="0.839366515837104" calcext:value-type="float">
            <text:p>0,839366515837104</text:p>
          </table:table-cell>
          <table:table-cell office:value-type="float" office:value="0.845454545454545" calcext:value-type="float">
            <text:p>0,845454545454545</text:p>
          </table:table-cell>
          <table:table-cell office:value-type="float" office:value="0.834080717488789" calcext:value-type="float">
            <text:p>0,834080717488789</text:p>
          </table:table-cell>
          <table:table-cell office:value-type="float" office:value="0.839414787968139" calcext:value-type="float">
            <text:p>0,839414787968139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80.047695" calcext:value-type="float">
            <text:p>180,047695</text:p>
          </table:table-cell>
          <table:table-cell office:value-type="float" office:value="-7.75615400000001" calcext:value-type="float">
            <text:p>-7,75615400000001</text:p>
          </table:table-cell>
          <table:table-cell office:value-type="float" office:value="39553.0953869999" calcext:value-type="float">
            <text:p>39553,0953869999</text:p>
          </table:table-cell>
          <table:table-cell table:number-columns-repeated="2" office:value-type="float" office:value="419.073913574219" calcext:value-type="float">
            <text:p>419,073913574219</text:p>
          </table:table-cell>
          <table:table-cell office:value-type="float" office:value="19.2548313140869" calcext:value-type="float">
            <text:p>19,2548313140869</text:p>
          </table:table-cell>
          <table:table-cell office:value-type="float" office:value="0.253515630960464" calcext:value-type="float">
            <text:p>0,253515630960464</text:p>
          </table:table-cell>
          <table:table-cell office:value-type="float" office:value="0.999913692474365" calcext:value-type="float">
            <text:p>0,999913692474365</text:p>
          </table:table-cell>
          <table:table-cell office:value-type="float" office:value="0.737258000790201" calcext:value-type="float">
            <text:p>0,737258000790201</text:p>
          </table:table-cell>
          <table:table-cell office:value-type="float" office:value="0.740335806325654" calcext:value-type="float">
            <text:p>0,740335806325654</text:p>
          </table:table-cell>
          <table:table-cell office:value-type="float" office:value="0.722136222910217" calcext:value-type="float">
            <text:p>0,722136222910217</text:p>
          </table:table-cell>
          <table:table-cell office:value-type="float" office:value="0.753026634382567" calcext:value-type="float">
            <text:p>0,753026634382567</text:p>
          </table:table-cell>
          <table:table-cell office:value-type="float" office:value="0.74073419464968" calcext:value-type="float">
            <text:p>0,74073419464968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89.739994" calcext:value-type="float">
            <text:p>89,739994</text:p>
          </table:table-cell>
          <table:table-cell office:value-type="float" office:value="-3.46" calcext:value-type="float">
            <text:p>-3,46</text:p>
          </table:table-cell>
          <table:table-cell office:value-type="float" office:value="28838.357238" calcext:value-type="float">
            <text:p>28838,357238</text:p>
          </table:table-cell>
          <table:table-cell table:number-columns-repeated="2" office:value-type="float" office:value="144.801879882813" calcext:value-type="float">
            <text:p>144,801879882813</text:p>
          </table:table-cell>
          <table:table-cell office:value-type="float" office:value="11.6538772583008" calcext:value-type="float">
            <text:p>11,6538772583008</text:p>
          </table:table-cell>
          <table:table-cell office:value-type="float" office:value="0.274703562259674" calcext:value-type="float">
            <text:p>0,274703562259674</text:p>
          </table:table-cell>
          <table:table-cell office:value-type="float" office:value="0.999743044376373" calcext:value-type="float">
            <text:p>0,999743044376373</text:p>
          </table:table-cell>
          <table:table-cell office:value-type="float" office:value="0.76171875" calcext:value-type="float">
            <text:p>0,76171875</text:p>
          </table:table-cell>
          <table:table-cell office:value-type="float" office:value="0.759131293188549" calcext:value-type="float">
            <text:p>0,759131293188549</text:p>
          </table:table-cell>
          <table:table-cell office:value-type="float" office:value="0.757281553398058" calcext:value-type="float">
            <text:p>0,757281553398058</text:p>
          </table:table-cell>
          <table:table-cell office:value-type="float" office:value="0.766208251473477" calcext:value-type="float">
            <text:p>0,766208251473477</text:p>
          </table:table-cell>
          <table:table-cell office:value-type="float" office:value="0.759096189228802" calcext:value-type="float">
            <text:p>0,759096189228802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825.134047" calcext:value-type="float">
            <text:p>825,134047</text:p>
          </table:table-cell>
          <table:table-cell office:value-type="float" office:value="359.800003" calcext:value-type="float">
            <text:p>359,800003</text:p>
          </table:table-cell>
          <table:table-cell office:value-type="float" office:value="15460.814722" calcext:value-type="float">
            <text:p>15460,814722</text:p>
          </table:table-cell>
          <table:table-cell table:number-columns-repeated="2" office:value-type="float" office:value="28085.677734375" calcext:value-type="float">
            <text:p>28085,677734375</text:p>
          </table:table-cell>
          <table:table-cell office:value-type="float" office:value="123.906860351563" calcext:value-type="float">
            <text:p>123,906860351563</text:p>
          </table:table-cell>
          <table:table-cell office:value-type="float" office:value="0.286821693181992" calcext:value-type="float">
            <text:p>0,286821693181992</text:p>
          </table:table-cell>
          <table:table-cell office:value-type="float" office:value="0.999522745609283" calcext:value-type="float">
            <text:p>0,999522745609283</text:p>
          </table:table-cell>
          <table:table-cell office:value-type="float" office:value="0.708474576271186" calcext:value-type="float">
            <text:p>0,708474576271186</text:p>
          </table:table-cell>
          <table:table-cell office:value-type="float" office:value="0.667311411992263" calcext:value-type="float">
            <text:p>0,667311411992263</text:p>
          </table:table-cell>
          <table:table-cell office:value-type="float" office:value="0.669871794871795" calcext:value-type="float">
            <text:p>0,669871794871795</text:p>
          </table:table-cell>
          <table:table-cell office:value-type="float" office:value="0.751798561151079" calcext:value-type="float">
            <text:p>0,751798561151079</text:p>
          </table:table-cell>
          <table:table-cell office:value-type="float" office:value="0.660418109027422" calcext:value-type="float">
            <text:p>0,660418109027422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89.25" calcext:value-type="float">
            <text:p>89,25</text:p>
          </table:table-cell>
          <table:table-cell office:value-type="float" office:value="1.53" calcext:value-type="float">
            <text:p>1,53</text:p>
          </table:table-cell>
          <table:table-cell office:value-type="float" office:value="33513.54" calcext:value-type="float">
            <text:p>33513,54</text:p>
          </table:table-cell>
          <table:table-cell table:number-columns-repeated="2" office:value-type="float" office:value="135.039443969727" calcext:value-type="float">
            <text:p>135,039443969727</text:p>
          </table:table-cell>
          <table:table-cell office:value-type="float" office:value="11.4672756195068" calcext:value-type="float">
            <text:p>11,4672756195068</text:p>
          </table:table-cell>
          <table:table-cell office:value-type="float" office:value="0.255364805459976" calcext:value-type="float">
            <text:p>0,255364805459976</text:p>
          </table:table-cell>
          <table:table-cell office:value-type="float" office:value="0.999827563762665" calcext:value-type="float">
            <text:p>0,999827563762665</text:p>
          </table:table-cell>
          <table:table-cell office:value-type="float" office:value="0.816959669079628" calcext:value-type="float">
            <text:p>0,816959669079628</text:p>
          </table:table-cell>
          <table:table-cell office:value-type="float" office:value="0.810289389067524" calcext:value-type="float">
            <text:p>0,810289389067524</text:p>
          </table:table-cell>
          <table:table-cell office:value-type="float" office:value="0.819502074688797" calcext:value-type="float">
            <text:p>0,819502074688797</text:p>
          </table:table-cell>
          <table:table-cell office:value-type="float" office:value="0.814432989690721" calcext:value-type="float">
            <text:p>0,814432989690721</text:p>
          </table:table-cell>
          <table:table-cell office:value-type="float" office:value="0.810118280559646" calcext:value-type="float">
            <text:p>0,810118280559646</text:p>
          </table:table-cell>
          <table:table-cell table:number-columns-repeated="4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16:.D122])/7" office:value-type="float" office:value="5528.02070971429" calcext:value-type="float">
            <text:p>5528,02070971429</text:p>
          </table:table-cell>
          <table:table-cell table:style-name="ce7" table:formula="of:=SUM([.E116:.E122])/7" office:value-type="float" office:value="209.714693142857" calcext:value-type="float">
            <text:p>209,714693142857</text:p>
          </table:table-cell>
          <table:table-cell table:style-name="ce11" table:formula="of:=SUM([.F116:.F122])/7" office:value-type="float" office:value="30680.5941411428" calcext:value-type="float">
            <text:p>30680,5941411428</text:p>
          </table:table-cell>
          <table:table-cell table:style-name="ce7" table:formula="of:=SUM([.G116:.G122])/7" office:value-type="float" office:value="12322172.6530457" calcext:value-type="float">
            <text:p>12322172,6530457</text:p>
          </table:table-cell>
          <table:table-cell table:style-name="ce7" table:formula="of:=SUM([.H116:.H122])/7" office:value-type="float" office:value="12322172.6530457" calcext:value-type="float">
            <text:p>12322172,6530457</text:p>
          </table:table-cell>
          <table:table-cell table:style-name="ce7" table:formula="of:=SUM([.I116:.I122])/7" office:value-type="float" office:value="1339.506678445" calcext:value-type="float">
            <text:p>1339,506678445</text:p>
          </table:table-cell>
          <table:table-cell table:style-name="ce7" table:formula="of:=SUM([.J116:.J122])/7" office:value-type="float" office:value="0.307850705725806" calcext:value-type="float">
            <text:p>0,307850705725806</text:p>
          </table:table-cell>
          <table:table-cell table:style-name="ce7" table:formula="of:=SUM([.K116:.K122])/7" office:value-type="float" office:value="0.999407734189715" calcext:value-type="float">
            <text:p>0,999407734189715</text:p>
          </table:table-cell>
          <table:table-cell table:style-name="ce7" table:formula="of:=SUM([.L116:.L122])/7" office:value-type="float" office:value="0.745579886416381" calcext:value-type="float">
            <text:p>0,745579886416381</text:p>
          </table:table-cell>
          <table:table-cell table:style-name="ce7" table:formula="of:=SUM([.M116:.M122])/7" office:value-type="float" office:value="0.737312133208866" calcext:value-type="float">
            <text:p>0,737312133208866</text:p>
          </table:table-cell>
          <table:table-cell table:style-name="ce7" table:formula="of:=SUM([.N116:.N122])/7" office:value-type="float" office:value="0.73579255420198" calcext:value-type="float">
            <text:p>0,73579255420198</text:p>
          </table:table-cell>
          <table:table-cell table:style-name="ce7" table:formula="of:=SUM([.O116:.O122])/7" office:value-type="float" office:value="0.756753181810007" calcext:value-type="float">
            <text:p>0,756753181810007</text:p>
          </table:table-cell>
          <table:table-cell table:style-name="ce7" table:formula="of:=SUM([.P116:.P122])/7" office:value-type="float" office:value="0.735292339473499" calcext:value-type="float">
            <text:p>0,735292339473499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209.407515" calcext:value-type="float">
            <text:p>209,407515</text:p>
          </table:table-cell>
          <table:table-cell office:value-type="float" office:value="95.938574" calcext:value-type="float">
            <text:p>95,938574</text:p>
          </table:table-cell>
          <table:table-cell office:value-type="float" office:value="14417.170568" calcext:value-type="float">
            <text:p>14417,170568</text:p>
          </table:table-cell>
          <table:table-cell table:number-columns-repeated="2" office:value-type="float" office:value="1935.70141601563" calcext:value-type="float">
            <text:p>1935,70141601563</text:p>
          </table:table-cell>
          <table:table-cell office:value-type="float" office:value="38.3656463623047" calcext:value-type="float">
            <text:p>38,3656463623047</text:p>
          </table:table-cell>
          <table:table-cell office:value-type="float" office:value="0.400797605514526" calcext:value-type="float">
            <text:p>0,400797605514526</text:p>
          </table:table-cell>
          <table:table-cell office:value-type="float" office:value="0.999920129776001" calcext:value-type="float">
            <text:p>0,999920129776001</text:p>
          </table:table-cell>
          <table:table-cell office:value-type="float" office:value="0.672336615935542" calcext:value-type="float">
            <text:p>0,672336615935542</text:p>
          </table:table-cell>
          <table:table-cell office:value-type="float" office:value="0.635276532137519" calcext:value-type="float">
            <text:p>0,635276532137519</text:p>
          </table:table-cell>
          <table:table-cell office:value-type="float" office:value="0.636980491942324" calcext:value-type="float">
            <text:p>0,636980491942324</text:p>
          </table:table-cell>
          <table:table-cell office:value-type="float" office:value="0.711848341232227" calcext:value-type="float">
            <text:p>0,711848341232227</text:p>
          </table:table-cell>
          <table:table-cell office:value-type="float" office:value="0.631134254649727" calcext:value-type="float">
            <text:p>0,631134254649727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42.200003" calcext:value-type="float">
            <text:p>42,200003</text:p>
          </table:table-cell>
          <table:table-cell office:value-type="float" office:value="-26.240001" calcext:value-type="float">
            <text:p>-26,240001</text:p>
          </table:table-cell>
          <table:table-cell office:value-type="float" office:value="14299.940364" calcext:value-type="float">
            <text:p>14299,940364</text:p>
          </table:table-cell>
          <table:table-cell table:number-columns-repeated="2" office:value-type="float" office:value="234.76611328125" calcext:value-type="float">
            <text:p>234,76611328125</text:p>
          </table:table-cell>
          <table:table-cell office:value-type="float" office:value="13.509747505188" calcext:value-type="float">
            <text:p>13,509747505188</text:p>
          </table:table-cell>
          <table:table-cell office:value-type="float" office:value="0.339080452919006" calcext:value-type="float">
            <text:p>0,339080452919006</text:p>
          </table:table-cell>
          <table:table-cell office:value-type="float" office:value="0.997490465641022" calcext:value-type="float">
            <text:p>0,997490465641022</text:p>
          </table:table-cell>
          <table:table-cell office:value-type="float" office:value="0.764331210191083" calcext:value-type="float">
            <text:p>0,764331210191083</text:p>
          </table:table-cell>
          <table:table-cell office:value-type="float" office:value="0.788571428571429" calcext:value-type="float">
            <text:p>0,788571428571429</text:p>
          </table:table-cell>
          <table:table-cell office:value-type="float" office:value="0.779220779220779" calcext:value-type="float">
            <text:p>0,779220779220779</text:p>
          </table:table-cell>
          <table:table-cell office:value-type="float" office:value="0.75" calcext:value-type="float">
            <text:p>0,75</text:p>
          </table:table-cell>
          <table:table-cell office:value-type="float" office:value="0.785526315789474" calcext:value-type="float">
            <text:p>0,785526315789474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8067.170896" calcext:value-type="float">
            <text:p>38067,170896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76134.3417920001" calcext:value-type="float">
            <text:p>76134,3417920001</text:p>
          </table:table-cell>
          <table:table-cell table:number-columns-repeated="2" office:value-type="float" office:value="86223760" calcext:value-type="float">
            <text:p>86223760</text:p>
          </table:table-cell>
          <table:table-cell office:value-type="float" office:value="9158.3818359375" calcext:value-type="float">
            <text:p>9158,3818359375</text:p>
          </table:table-cell>
          <table:table-cell office:value-type="float" office:value="0.378684818744659" calcext:value-type="float">
            <text:p>0,378684818744659</text:p>
          </table:table-cell>
          <table:table-cell office:value-type="float" office:value="0.999698638916016" calcext:value-type="float">
            <text:p>0,999698638916016</text:p>
          </table:table-cell>
          <table:table-cell office:value-type="float" office:value="0.856502242152466" calcext:value-type="float">
            <text:p>0,856502242152466</text:p>
          </table:table-cell>
          <table:table-cell office:value-type="float" office:value="0.855203619909502" calcext:value-type="float">
            <text:p>0,855203619909502</text:p>
          </table:table-cell>
          <table:table-cell table:number-columns-repeated="2" office:value-type="float" office:value="0.856502242152466" calcext:value-type="float">
            <text:p>0,856502242152466</text:p>
          </table:table-cell>
          <table:table-cell office:value-type="float" office:value="0.85519176034564" calcext:value-type="float">
            <text:p>0,85519176034564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90.59846" calcext:value-type="float">
            <text:p>190,59846</text:p>
          </table:table-cell>
          <table:table-cell office:value-type="float" office:value="-7.75615400000001" calcext:value-type="float">
            <text:p>-7,75615400000001</text:p>
          </table:table-cell>
          <table:table-cell office:value-type="float" office:value="45198.6681360001" calcext:value-type="float">
            <text:p>45198,6681360001</text:p>
          </table:table-cell>
          <table:table-cell table:number-columns-repeated="2" office:value-type="float" office:value="419.191650390625" calcext:value-type="float">
            <text:p>419,191650390625</text:p>
          </table:table-cell>
          <table:table-cell office:value-type="float" office:value="19.2583885192871" calcext:value-type="float">
            <text:p>19,2583885192871</text:p>
          </table:table-cell>
          <table:table-cell office:value-type="float" office:value="0.360546886920929" calcext:value-type="float">
            <text:p>0,360546886920929</text:p>
          </table:table-cell>
          <table:table-cell office:value-type="float" office:value="0.999910354614258" calcext:value-type="float">
            <text:p>0,999910354614258</text:p>
          </table:table-cell>
          <table:table-cell office:value-type="float" office:value="0.756842522808409" calcext:value-type="float">
            <text:p>0,756842522808409</text:p>
          </table:table-cell>
          <table:table-cell office:value-type="float" office:value="0.760640374853573" calcext:value-type="float">
            <text:p>0,760640374853573</text:p>
          </table:table-cell>
          <table:table-cell office:value-type="float" office:value="0.74414976599064" calcext:value-type="float">
            <text:p>0,74414976599064</text:p>
          </table:table-cell>
          <table:table-cell office:value-type="float" office:value="0.76997578692494" calcext:value-type="float">
            <text:p>0,76997578692494</text:p>
          </table:table-cell>
          <table:table-cell office:value-type="float" office:value="0.760933430527523" calcext:value-type="float">
            <text:p>0,760933430527523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5.939993" calcext:value-type="float">
            <text:p>95,939993</text:p>
          </table:table-cell>
          <table:table-cell office:value-type="float" office:value="-3.46" calcext:value-type="float">
            <text:p>-3,46</text:p>
          </table:table-cell>
          <table:table-cell office:value-type="float" office:value="31260.8869769999" calcext:value-type="float">
            <text:p>31260,8869769999</text:p>
          </table:table-cell>
          <table:table-cell table:number-columns-repeated="2" office:value-type="float" office:value="144.968688964844" calcext:value-type="float">
            <text:p>144,968688964844</text:p>
          </table:table-cell>
          <table:table-cell office:value-type="float" office:value="11.6612300872803" calcext:value-type="float">
            <text:p>11,6612300872803</text:p>
          </table:table-cell>
          <table:table-cell office:value-type="float" office:value="0.374505937099457" calcext:value-type="float">
            <text:p>0,374505937099457</text:p>
          </table:table-cell>
          <table:table-cell office:value-type="float" office:value="0.999733746051788" calcext:value-type="float">
            <text:p>0,999733746051788</text:p>
          </table:table-cell>
          <table:table-cell office:value-type="float" office:value="0.793774319066148" calcext:value-type="float">
            <text:p>0,793774319066148</text:p>
          </table:table-cell>
          <table:table-cell office:value-type="float" office:value="0.790720631786772" calcext:value-type="float">
            <text:p>0,790720631786772</text:p>
          </table:table-cell>
          <table:table-cell office:value-type="float" office:value="0.786127167630058" calcext:value-type="float">
            <text:p>0,786127167630058</text:p>
          </table:table-cell>
          <table:table-cell office:value-type="float" office:value="0.801571709233792" calcext:value-type="float">
            <text:p>0,801571709233792</text:p>
          </table:table-cell>
          <table:table-cell office:value-type="float" office:value="0.790666806997848" calcext:value-type="float">
            <text:p>0,790666806997848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916.120009000001" calcext:value-type="float">
            <text:p>916,120009000001</text:p>
          </table:table-cell>
          <table:table-cell office:value-type="float" office:value="359.800003" calcext:value-type="float">
            <text:p>359,800003</text:p>
          </table:table-cell>
          <table:table-cell office:value-type="float" office:value="18620.872072" calcext:value-type="float">
            <text:p>18620,872072</text:p>
          </table:table-cell>
          <table:table-cell table:number-columns-repeated="2" office:value-type="float" office:value="28088.89453125" calcext:value-type="float">
            <text:p>28088,89453125</text:p>
          </table:table-cell>
          <table:table-cell office:value-type="float" office:value="123.915237426758" calcext:value-type="float">
            <text:p>123,915237426758</text:p>
          </table:table-cell>
          <table:table-cell office:value-type="float" office:value="0.426356583833694" calcext:value-type="float">
            <text:p>0,426356583833694</text:p>
          </table:table-cell>
          <table:table-cell office:value-type="float" office:value="0.999538004398346" calcext:value-type="float">
            <text:p>0,999538004398346</text:p>
          </table:table-cell>
          <table:table-cell office:value-type="float" office:value="0.74457429048414" calcext:value-type="float">
            <text:p>0,74457429048414</text:p>
          </table:table-cell>
          <table:table-cell office:value-type="float" office:value="0.704061895551257" calcext:value-type="float">
            <text:p>0,704061895551257</text:p>
          </table:table-cell>
          <table:table-cell office:value-type="float" office:value="0.694704049844237" calcext:value-type="float">
            <text:p>0,694704049844237</text:p>
          </table:table-cell>
          <table:table-cell office:value-type="float" office:value="0.802158273381295" calcext:value-type="float">
            <text:p>0,802158273381295</text:p>
          </table:table-cell>
          <table:table-cell office:value-type="float" office:value="0.696058216188555" calcext:value-type="float">
            <text:p>0,696058216188555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3.74" calcext:value-type="float">
            <text:p>93,74</text:p>
          </table:table-cell>
          <table:table-cell office:value-type="float" office:value="1.53" calcext:value-type="float">
            <text:p>1,53</text:p>
          </table:table-cell>
          <table:table-cell office:value-type="float" office:value="40566.39" calcext:value-type="float">
            <text:p>40566,39</text:p>
          </table:table-cell>
          <table:table-cell table:number-columns-repeated="2" office:value-type="float" office:value="135.094451904297" calcext:value-type="float">
            <text:p>135,094451904297</text:p>
          </table:table-cell>
          <table:table-cell office:value-type="float" office:value="11.4694538116455" calcext:value-type="float">
            <text:p>11,4694538116455</text:p>
          </table:table-cell>
          <table:table-cell office:value-type="float" office:value="0.30257511138916" calcext:value-type="float">
            <text:p>0,30257511138916</text:p>
          </table:table-cell>
          <table:table-cell office:value-type="float" office:value="0.999829530715942" calcext:value-type="float">
            <text:p>0,999829530715942</text:p>
          </table:table-cell>
          <table:table-cell office:value-type="float" office:value="0.845679012345679" calcext:value-type="float">
            <text:p>0,845679012345679</text:p>
          </table:table-cell>
          <table:table-cell office:value-type="float" office:value="0.839228295819936" calcext:value-type="float">
            <text:p>0,839228295819936</text:p>
          </table:table-cell>
          <table:table-cell office:value-type="float" office:value="0.84394250513347" calcext:value-type="float">
            <text:p>0,84394250513347</text:p>
          </table:table-cell>
          <table:table-cell office:value-type="float" office:value="0.847422680412371" calcext:value-type="float">
            <text:p>0,847422680412371</text:p>
          </table:table-cell>
          <table:table-cell office:value-type="float" office:value="0.838889911634757" calcext:value-type="float">
            <text:p>0,838889911634757</text:p>
          </table:table-cell>
          <table:table-cell table:number-columns-repeated="4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24:.D130])/7" office:value-type="float" office:value="5659.31098228571" calcext:value-type="float">
            <text:p>5659,31098228571</text:p>
          </table:table-cell>
          <table:table-cell table:style-name="ce7" table:formula="of:=SUM([.E124:.E130])/7" office:value-type="float" office:value="209.714693142857" calcext:value-type="float">
            <text:p>209,714693142857</text:p>
          </table:table-cell>
          <table:table-cell table:style-name="ce11" table:formula="of:=SUM([.F124:.F130])/7" office:value-type="float" office:value="34356.8957012857" calcext:value-type="float">
            <text:p>34356,8957012857</text:p>
          </table:table-cell>
          <table:table-cell table:style-name="ce7" table:formula="of:=SUM([.G124:.G130])/7" office:value-type="float" office:value="12322102.6595503" calcext:value-type="float">
            <text:p>12322102,6595503</text:p>
          </table:table-cell>
          <table:table-cell table:style-name="ce7" table:formula="of:=SUM([.H124:.H130])/7" office:value-type="float" office:value="12322102.6595503" calcext:value-type="float">
            <text:p>12322102,6595503</text:p>
          </table:table-cell>
          <table:table-cell table:style-name="ce7" table:formula="of:=SUM([.I124:.I130])/7" office:value-type="float" office:value="1339.50879137857" calcext:value-type="float">
            <text:p>1339,50879137857</text:p>
          </table:table-cell>
          <table:table-cell table:style-name="ce7" table:formula="of:=SUM([.J124:.J130])/7" office:value-type="float" office:value="0.368935342345919" calcext:value-type="float">
            <text:p>0,368935342345919</text:p>
          </table:table-cell>
          <table:table-cell table:style-name="ce7" table:formula="of:=SUM([.K124:.K130])/7" office:value-type="float" office:value="0.999445838587625" calcext:value-type="float">
            <text:p>0,999445838587625</text:p>
          </table:table-cell>
          <table:table-cell table:style-name="ce7" table:formula="of:=SUM([.L124:.L130])/7" office:value-type="float" office:value="0.776291458997638" calcext:value-type="float">
            <text:p>0,776291458997638</text:p>
          </table:table-cell>
          <table:table-cell table:style-name="ce7" table:formula="of:=SUM([.M124:.M130])/7" office:value-type="float" office:value="0.76767182551857" calcext:value-type="float">
            <text:p>0,76767182551857</text:p>
          </table:table-cell>
          <table:table-cell table:style-name="ce7" table:formula="of:=SUM([.N124:.N130])/7" office:value-type="float" office:value="0.763089571701996" calcext:value-type="float">
            <text:p>0,763089571701996</text:p>
          </table:table-cell>
          <table:table-cell table:style-name="ce7" table:formula="of:=SUM([.O124:.O130])/7" office:value-type="float" office:value="0.791354147619584" calcext:value-type="float">
            <text:p>0,791354147619584</text:p>
          </table:table-cell>
          <table:table-cell table:style-name="ce7" table:formula="of:=SUM([.P124:.P130])/7" office:value-type="float" office:value="0.765485813733361" calcext:value-type="float">
            <text:p>0,765485813733361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474.621071" calcext:value-type="float">
            <text:p>474,621071</text:p>
          </table:table-cell>
          <table:table-cell office:value-type="float" office:value="95.938574" calcext:value-type="float">
            <text:p>95,938574</text:p>
          </table:table-cell>
          <table:table-cell office:value-type="float" office:value="42221.824538" calcext:value-type="float">
            <text:p>42221,824538</text:p>
          </table:table-cell>
          <table:table-cell table:number-columns-repeated="2" office:value-type="float" office:value="1934.68420410156" calcext:value-type="float">
            <text:p>1934,68420410156</text:p>
          </table:table-cell>
          <table:table-cell office:value-type="float" office:value="38.3519821166992" calcext:value-type="float">
            <text:p>38,3519821166992</text:p>
          </table:table-cell>
          <table:table-cell office:value-type="float" office:value="0.34047856926918" calcext:value-type="float">
            <text:p>0,34047856926918</text:p>
          </table:table-cell>
          <table:table-cell office:value-type="float" office:value="0.999921023845673" calcext:value-type="float">
            <text:p>0,999921023845673</text:p>
          </table:table-cell>
          <table:table-cell office:value-type="float" office:value="0.778833107191316" calcext:value-type="float">
            <text:p>0,778833107191316</text:p>
          </table:table-cell>
          <table:table-cell office:value-type="float" office:value="0.756352765321375" calcext:value-type="float">
            <text:p>0,756352765321375</text:p>
          </table:table-cell>
          <table:table-cell office:value-type="float" office:value="0.744809688581315" calcext:value-type="float">
            <text:p>0,744809688581315</text:p>
          </table:table-cell>
          <table:table-cell office:value-type="float" office:value="0.816113744075829" calcext:value-type="float">
            <text:p>0,816113744075829</text:p>
          </table:table-cell>
          <table:table-cell office:value-type="float" office:value="0.753119897247999" calcext:value-type="float">
            <text:p>0,753119897247999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50.680001" calcext:value-type="float">
            <text:p>50,680001</text:p>
          </table:table-cell>
          <table:table-cell office:value-type="float" office:value="-26.240001" calcext:value-type="float">
            <text:p>-26,240001</text:p>
          </table:table-cell>
          <table:table-cell office:value-type="float" office:value="19226.139823" calcext:value-type="float">
            <text:p>19226,139823</text:p>
          </table:table-cell>
          <table:table-cell table:number-columns-repeated="2" office:value-type="float" office:value="234.590606689453" calcext:value-type="float">
            <text:p>234,590606689453</text:p>
          </table:table-cell>
          <table:table-cell office:value-type="float" office:value="13.5035409927368" calcext:value-type="float">
            <text:p>13,5035409927368</text:p>
          </table:table-cell>
          <table:table-cell office:value-type="float" office:value="0.333333343267441" calcext:value-type="float">
            <text:p>0,333333343267441</text:p>
          </table:table-cell>
          <table:table-cell office:value-type="float" office:value="0.997294366359711" calcext:value-type="float">
            <text:p>0,997294366359711</text:p>
          </table:table-cell>
          <table:table-cell office:value-type="float" office:value="0.839506172839506" calcext:value-type="float">
            <text:p>0,839506172839506</text:p>
          </table:table-cell>
          <table:table-cell office:value-type="float" office:value="0.851428571428571" calcext:value-type="float">
            <text:p>0,851428571428571</text:p>
          </table:table-cell>
          <table:table-cell office:value-type="float" office:value="0.829268292682927" calcext:value-type="float">
            <text:p>0,829268292682927</text:p>
          </table:table-cell>
          <table:table-cell office:value-type="float" office:value="0.85" calcext:value-type="float">
            <text:p>0,85</text:p>
          </table:table-cell>
          <table:table-cell office:value-type="float" office:value="0.851315789473684" calcext:value-type="float">
            <text:p>0,851315789473684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4385.848146" calcext:value-type="float">
            <text:p>34385,848146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68771.696292" calcext:value-type="float">
            <text:p>68771,696292</text:p>
          </table:table-cell>
          <table:table-cell table:number-columns-repeated="2" office:value-type="float" office:value="86224216" calcext:value-type="float">
            <text:p>86224216</text:p>
          </table:table-cell>
          <table:table-cell office:value-type="float" office:value="9158.40625" calcext:value-type="float">
            <text:p>9158,40625</text:p>
          </table:table-cell>
          <table:table-cell office:value-type="float" office:value="0.380952388048172" calcext:value-type="float">
            <text:p>0,380952388048172</text:p>
          </table:table-cell>
          <table:table-cell office:value-type="float" office:value="0.999696135520935" calcext:value-type="float">
            <text:p>0,999696135520935</text:p>
          </table:table-cell>
          <table:table-cell office:value-type="float" office:value="0.788288288288288" calcext:value-type="float">
            <text:p>0,788288288288288</text:p>
          </table:table-cell>
          <table:table-cell office:value-type="float" office:value="0.787330316742081" calcext:value-type="float">
            <text:p>0,787330316742081</text:p>
          </table:table-cell>
          <table:table-cell office:value-type="float" office:value="0.791855203619909" calcext:value-type="float">
            <text:p>0,791855203619909</text:p>
          </table:table-cell>
          <table:table-cell office:value-type="float" office:value="0.7847533632287" calcext:value-type="float">
            <text:p>0,7847533632287</text:p>
          </table:table-cell>
          <table:table-cell office:value-type="float" office:value="0.787353850564121" calcext:value-type="float">
            <text:p>0,787353850564121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92.283836" calcext:value-type="float">
            <text:p>192,283836</text:p>
          </table:table-cell>
          <table:table-cell office:value-type="float" office:value="-7.75615400000001" calcext:value-type="float">
            <text:p>-7,75615400000001</text:p>
          </table:table-cell>
          <table:table-cell office:value-type="float" office:value="43884.567739" calcext:value-type="float">
            <text:p>43884,567739</text:p>
          </table:table-cell>
          <table:table-cell table:number-columns-repeated="2" office:value-type="float" office:value="419.298919677734" calcext:value-type="float">
            <text:p>419,298919677734</text:p>
          </table:table-cell>
          <table:table-cell office:value-type="float" office:value="19.2601280212402" calcext:value-type="float">
            <text:p>19,2601280212402</text:p>
          </table:table-cell>
          <table:table-cell office:value-type="float" office:value="0.385937511920929" calcext:value-type="float">
            <text:p>0,385937511920929</text:p>
          </table:table-cell>
          <table:table-cell office:value-type="float" office:value="0.999909043312073" calcext:value-type="float">
            <text:p>0,999909043312073</text:p>
          </table:table-cell>
          <table:table-cell office:value-type="float" office:value="0.760998810939358" calcext:value-type="float">
            <text:p>0,760998810939358</text:p>
          </table:table-cell>
          <table:table-cell office:value-type="float" office:value="0.76454509957048" calcext:value-type="float">
            <text:p>0,76454509957048</text:p>
          </table:table-cell>
          <table:table-cell office:value-type="float" office:value="0.747663551401869" calcext:value-type="float">
            <text:p>0,747663551401869</text:p>
          </table:table-cell>
          <table:table-cell office:value-type="float" office:value="0.774818401937046" calcext:value-type="float">
            <text:p>0,774818401937046</text:p>
          </table:table-cell>
          <table:table-cell office:value-type="float" office:value="0.764867597337661" calcext:value-type="float">
            <text:p>0,764867597337661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86.479993" calcext:value-type="float">
            <text:p>86,479993</text:p>
          </table:table-cell>
          <table:table-cell office:value-type="float" office:value="-3.46" calcext:value-type="float">
            <text:p>-3,46</text:p>
          </table:table-cell>
          <table:table-cell office:value-type="float" office:value="24419.187244" calcext:value-type="float">
            <text:p>24419,187244</text:p>
          </table:table-cell>
          <table:table-cell table:number-columns-repeated="2" office:value-type="float" office:value="144.847732543945" calcext:value-type="float">
            <text:p>144,847732543945</text:p>
          </table:table-cell>
          <table:table-cell office:value-type="float" office:value="11.6560688018799" calcext:value-type="float">
            <text:p>11,6560688018799</text:p>
          </table:table-cell>
          <table:table-cell office:value-type="float" office:value="0.305335968732834" calcext:value-type="float">
            <text:p>0,305335968732834</text:p>
          </table:table-cell>
          <table:table-cell office:value-type="float" office:value="0.999737441539764" calcext:value-type="float">
            <text:p>0,999737441539764</text:p>
          </table:table-cell>
          <table:table-cell office:value-type="float" office:value="0.744094488188976" calcext:value-type="float">
            <text:p>0,744094488188976</text:p>
          </table:table-cell>
          <table:table-cell office:value-type="float" office:value="0.743336623889437" calcext:value-type="float">
            <text:p>0,743336623889437</text:p>
          </table:table-cell>
          <table:table-cell office:value-type="float" office:value="0.745562130177515" calcext:value-type="float">
            <text:p>0,745562130177515</text:p>
          </table:table-cell>
          <table:table-cell office:value-type="float" office:value="0.742632612966601" calcext:value-type="float">
            <text:p>0,742632612966601</text:p>
          </table:table-cell>
          <table:table-cell office:value-type="float" office:value="0.74334011600711" calcext:value-type="float">
            <text:p>0,74334011600711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216.590039" calcext:value-type="float">
            <text:p>1216,590039</text:p>
          </table:table-cell>
          <table:table-cell office:value-type="float" office:value="359.800003" calcext:value-type="float">
            <text:p>359,800003</text:p>
          </table:table-cell>
          <table:table-cell office:value-type="float" office:value="35370.710861" calcext:value-type="float">
            <text:p>35370,710861</text:p>
          </table:table-cell>
          <table:table-cell table:number-columns-repeated="2" office:value-type="float" office:value="28091.236328125" calcext:value-type="float">
            <text:p>28091,236328125</text:p>
          </table:table-cell>
          <table:table-cell office:value-type="float" office:value="123.913558959961" calcext:value-type="float">
            <text:p>123,913558959961</text:p>
          </table:table-cell>
          <table:table-cell office:value-type="float" office:value="0.277131795883179" calcext:value-type="float">
            <text:p>0,277131795883179</text:p>
          </table:table-cell>
          <table:table-cell office:value-type="float" office:value="0.99951583147049" calcext:value-type="float">
            <text:p>0,99951583147049</text:p>
          </table:table-cell>
          <table:table-cell office:value-type="float" office:value="0.827826086956522" calcext:value-type="float">
            <text:p>0,827826086956522</text:p>
          </table:table-cell>
          <table:table-cell office:value-type="float" office:value="0.808510638297872" calcext:value-type="float">
            <text:p>0,808510638297872</text:p>
          </table:table-cell>
          <table:table-cell office:value-type="float" office:value="0.801346801346801" calcext:value-type="float">
            <text:p>0,801346801346801</text:p>
          </table:table-cell>
          <table:table-cell office:value-type="float" office:value="0.856115107913669" calcext:value-type="float">
            <text:p>0,856115107913669</text:p>
          </table:table-cell>
          <table:table-cell office:value-type="float" office:value="0.804626591613738" calcext:value-type="float">
            <text:p>0,804626591613738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92.85" calcext:value-type="float">
            <text:p>92,85</text:p>
          </table:table-cell>
          <table:table-cell office:value-type="float" office:value="1.53" calcext:value-type="float">
            <text:p>1,53</text:p>
          </table:table-cell>
          <table:table-cell office:value-type="float" office:value="38041.91" calcext:value-type="float">
            <text:p>38041,91</text:p>
          </table:table-cell>
          <table:table-cell table:number-columns-repeated="2" office:value-type="float" office:value="135.097244262695" calcext:value-type="float">
            <text:p>135,097244262695</text:p>
          </table:table-cell>
          <table:table-cell office:value-type="float" office:value="11.4698123931885" calcext:value-type="float">
            <text:p>11,4698123931885</text:p>
          </table:table-cell>
          <table:table-cell office:value-type="float" office:value="0.395922750234604" calcext:value-type="float">
            <text:p>0,395922750234604</text:p>
          </table:table-cell>
          <table:table-cell office:value-type="float" office:value="0.999829649925232" calcext:value-type="float">
            <text:p>0,999829649925232</text:p>
          </table:table-cell>
          <table:table-cell office:value-type="float" office:value="0.834368530020704" calcext:value-type="float">
            <text:p>0,834368530020704</text:p>
          </table:table-cell>
          <table:table-cell office:value-type="float" office:value="0.828510182207931" calcext:value-type="float">
            <text:p>0,828510182207931</text:p>
          </table:table-cell>
          <table:table-cell office:value-type="float" office:value="0.837837837837838" calcext:value-type="float">
            <text:p>0,837837837837838</text:p>
          </table:table-cell>
          <table:table-cell office:value-type="float" office:value="0.830927835051546" calcext:value-type="float">
            <text:p>0,830927835051546</text:p>
          </table:table-cell>
          <table:table-cell office:value-type="float" office:value="0.828410346097202" calcext:value-type="float">
            <text:p>0,828410346097202</text:p>
          </table:table-cell>
          <table:table-cell table:number-columns-repeated="4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32:.D138])/7" office:value-type="float" office:value="5214.193298" calcext:value-type="float">
            <text:p>5214,193298</text:p>
          </table:table-cell>
          <table:table-cell table:style-name="ce7" table:formula="of:=SUM([.E132:.E138])/7" office:value-type="float" office:value="209.714693142857" calcext:value-type="float">
            <text:p>209,714693142857</text:p>
          </table:table-cell>
          <table:table-cell table:style-name="ce11" table:formula="of:=SUM([.F132:.F138])/7" office:value-type="float" office:value="38848.0052138571" calcext:value-type="float">
            <text:p>38848,0052138571</text:p>
          </table:table-cell>
          <table:table-cell table:style-name="ce7" table:formula="of:=SUM([.G132:.G138])/7" office:value-type="float" office:value="12322167.9650051" calcext:value-type="float">
            <text:p>12322167,9650051</text:p>
          </table:table-cell>
          <table:table-cell table:style-name="ce7" table:formula="of:=SUM([.H132:.H138])/7" office:value-type="float" office:value="12322167.9650051" calcext:value-type="float">
            <text:p>12322167,9650051</text:p>
          </table:table-cell>
          <table:table-cell table:style-name="ce7" table:formula="of:=SUM([.I132:.I138])/7" office:value-type="float" office:value="1339.50876304082" calcext:value-type="float">
            <text:p>1339,50876304082</text:p>
          </table:table-cell>
          <table:table-cell table:style-name="ce7" table:formula="of:=SUM([.J132:.J138])/7" office:value-type="float" office:value="0.345584618193763" calcext:value-type="float">
            <text:p>0,345584618193763</text:p>
          </table:table-cell>
          <table:table-cell table:style-name="ce7" table:formula="of:=SUM([.K132:.K138])/7" office:value-type="float" office:value="0.999414784567697" calcext:value-type="float">
            <text:p>0,999414784567697</text:p>
          </table:table-cell>
          <table:table-cell table:style-name="ce7" table:formula="of:=SUM([.L132:.L138])/7" office:value-type="float" office:value="0.796273640632096" calcext:value-type="float">
            <text:p>0,796273640632096</text:p>
          </table:table-cell>
          <table:table-cell table:style-name="ce7" table:formula="of:=SUM([.M132:.M138])/7" office:value-type="float" office:value="0.791430599636821" calcext:value-type="float">
            <text:p>0,791430599636821</text:p>
          </table:table-cell>
          <table:table-cell table:style-name="ce7" table:formula="of:=SUM([.N132:.N138])/7" office:value-type="float" office:value="0.785477643664025" calcext:value-type="float">
            <text:p>0,785477643664025</text:p>
          </table:table-cell>
          <table:table-cell table:style-name="ce7" table:formula="of:=SUM([.O132:.O138])/7" office:value-type="float" office:value="0.807908723596199" calcext:value-type="float">
            <text:p>0,807908723596199</text:p>
          </table:table-cell>
          <table:table-cell table:style-name="ce7" table:formula="of:=SUM([.P132:.P138])/7" office:value-type="float" office:value="0.790433455477359" calcext:value-type="float">
            <text:p>0,790433455477359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481.409652" calcext:value-type="float">
            <text:p>481,409652</text:p>
          </table:table-cell>
          <table:table-cell office:value-type="float" office:value="95.938574" calcext:value-type="float">
            <text:p>95,938574</text:p>
          </table:table-cell>
          <table:table-cell office:value-type="float" office:value="43027.927196" calcext:value-type="float">
            <text:p>43027,927196</text:p>
          </table:table-cell>
          <table:table-cell table:number-columns-repeated="2" office:value-type="float" office:value="1936.55261230469" calcext:value-type="float">
            <text:p>1936,55261230469</text:p>
          </table:table-cell>
          <table:table-cell office:value-type="float" office:value="38.3672714233398" calcext:value-type="float">
            <text:p>38,3672714233398</text:p>
          </table:table-cell>
          <table:table-cell office:value-type="float" office:value="0.400797605514526" calcext:value-type="float">
            <text:p>0,400797605514526</text:p>
          </table:table-cell>
          <table:table-cell office:value-type="float" office:value="0.999926686286926" calcext:value-type="float">
            <text:p>0,999926686286926</text:p>
          </table:table-cell>
          <table:table-cell office:value-type="float" office:value="0.788783355947535" calcext:value-type="float">
            <text:p>0,788783355947535</text:p>
          </table:table-cell>
          <table:table-cell office:value-type="float" office:value="0.767314399601395" calcext:value-type="float">
            <text:p>0,767314399601395</text:p>
          </table:table-cell>
          <table:table-cell office:value-type="float" office:value="0.754325259515571" calcext:value-type="float">
            <text:p>0,754325259515571</text:p>
          </table:table-cell>
          <table:table-cell office:value-type="float" office:value="0.82654028436019" calcext:value-type="float">
            <text:p>0,82654028436019</text:p>
          </table:table-cell>
          <table:table-cell office:value-type="float" office:value="0.764110478314549" calcext:value-type="float">
            <text:p>0,764110478314549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51.660001" calcext:value-type="float">
            <text:p>51,660001</text:p>
          </table:table-cell>
          <table:table-cell office:value-type="float" office:value="-26.240001" calcext:value-type="float">
            <text:p>-26,240001</text:p>
          </table:table-cell>
          <table:table-cell office:value-type="float" office:value="21061.69977" calcext:value-type="float">
            <text:p>21061,69977</text:p>
          </table:table-cell>
          <table:table-cell table:number-columns-repeated="2" office:value-type="float" office:value="234.416931152344" calcext:value-type="float">
            <text:p>234,416931152344</text:p>
          </table:table-cell>
          <table:table-cell office:value-type="float" office:value="13.4965877532959" calcext:value-type="float">
            <text:p>13,4965877532959</text:p>
          </table:table-cell>
          <table:table-cell office:value-type="float" office:value="0.281609207391739" calcext:value-type="float">
            <text:p>0,281609207391739</text:p>
          </table:table-cell>
          <table:table-cell office:value-type="float" office:value="0.997974514961243" calcext:value-type="float">
            <text:p>0,997974514961243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868571428571428" calcext:value-type="float">
            <text:p>0,868571428571428</text:p>
          </table:table-cell>
          <table:table-cell office:value-type="float" office:value="0.851851851851852" calcext:value-type="float">
            <text:p>0,851851851851852</text:p>
          </table:table-cell>
          <table:table-cell office:value-type="float" office:value="0.8625" calcext:value-type="float">
            <text:p>0,8625</text:p>
          </table:table-cell>
          <table:table-cell office:value-type="float" office:value="0.868092105263158" calcext:value-type="float">
            <text:p>0,868092105263158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9342.957517" calcext:value-type="float">
            <text:p>39342,957517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78685.9150340001" calcext:value-type="float">
            <text:p>78685,9150340001</text:p>
          </table:table-cell>
          <table:table-cell table:number-columns-repeated="2" office:value-type="float" office:value="86224680" calcext:value-type="float">
            <text:p>86224680</text:p>
          </table:table-cell>
          <table:table-cell office:value-type="float" office:value="9158.4306640625" calcext:value-type="float">
            <text:p>9158,4306640625</text:p>
          </table:table-cell>
          <table:table-cell office:value-type="float" office:value="0.346938788890839" calcext:value-type="float">
            <text:p>0,346938788890839</text:p>
          </table:table-cell>
          <table:table-cell office:value-type="float" office:value="0.999653995037079" calcext:value-type="float">
            <text:p>0,999653995037079</text:p>
          </table:table-cell>
          <table:table-cell office:value-type="float" office:value="0.888392857142857" calcext:value-type="float">
            <text:p>0,888392857142857</text:p>
          </table:table-cell>
          <table:table-cell office:value-type="float" office:value="0.886877828054299" calcext:value-type="float">
            <text:p>0,886877828054299</text:p>
          </table:table-cell>
          <table:table-cell office:value-type="float" office:value="0.884444444444445" calcext:value-type="float">
            <text:p>0,884444444444445</text:p>
          </table:table-cell>
          <table:table-cell office:value-type="float" office:value="0.89237668161435" calcext:value-type="float">
            <text:p>0,89237668161435</text:p>
          </table:table-cell>
          <table:table-cell office:value-type="float" office:value="0.886827610213568" calcext:value-type="float">
            <text:p>0,886827610213568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10.36921" calcext:value-type="float">
            <text:p>210,36921</text:p>
          </table:table-cell>
          <table:table-cell office:value-type="float" office:value="-7.75615400000001" calcext:value-type="float">
            <text:p>-7,75615400000001</text:p>
          </table:table-cell>
          <table:table-cell office:value-type="float" office:value="59834.3301170001" calcext:value-type="float">
            <text:p>59834,3301170001</text:p>
          </table:table-cell>
          <table:table-cell table:number-columns-repeated="2" office:value-type="float" office:value="419.473205566406" calcext:value-type="float">
            <text:p>419,473205566406</text:p>
          </table:table-cell>
          <table:table-cell office:value-type="float" office:value="19.2640171051025" calcext:value-type="float">
            <text:p>19,2640171051025</text:p>
          </table:table-cell>
          <table:table-cell office:value-type="float" office:value="0.372265636920929" calcext:value-type="float">
            <text:p>0,372265636920929</text:p>
          </table:table-cell>
          <table:table-cell office:value-type="float" office:value="0.999910652637482" calcext:value-type="float">
            <text:p>0,999910652637482</text:p>
          </table:table-cell>
          <table:table-cell office:value-type="float" office:value="0.810187027457222" calcext:value-type="float">
            <text:p>0,810187027457222</text:p>
          </table:table-cell>
          <table:table-cell office:value-type="float" office:value="0.813744631003514" calcext:value-type="float">
            <text:p>0,813744631003514</text:p>
          </table:table-cell>
          <table:table-cell office:value-type="float" office:value="0.799058084772371" calcext:value-type="float">
            <text:p>0,799058084772371</text:p>
          </table:table-cell>
          <table:table-cell office:value-type="float" office:value="0.821630347054076" calcext:value-type="float">
            <text:p>0,821630347054076</text:p>
          </table:table-cell>
          <table:table-cell office:value-type="float" office:value="0.813992178065616" calcext:value-type="float">
            <text:p>0,813992178065616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79.999994" calcext:value-type="float">
            <text:p>79,999994</text:p>
          </table:table-cell>
          <table:table-cell office:value-type="float" office:value="-3.46" calcext:value-type="float">
            <text:p>-3,46</text:p>
          </table:table-cell>
          <table:table-cell office:value-type="float" office:value="20458.6178319999" calcext:value-type="float">
            <text:p>20458,6178319999</text:p>
          </table:table-cell>
          <table:table-cell table:number-columns-repeated="2" office:value-type="float" office:value="144.922760009766" calcext:value-type="float">
            <text:p>144,922760009766</text:p>
          </table:table-cell>
          <table:table-cell office:value-type="float" office:value="11.6593923568726" calcext:value-type="float">
            <text:p>11,6593923568726</text:p>
          </table:table-cell>
          <table:table-cell office:value-type="float" office:value="0.323122531175613" calcext:value-type="float">
            <text:p>0,323122531175613</text:p>
          </table:table-cell>
          <table:table-cell office:value-type="float" office:value="0.999665021896362" calcext:value-type="float">
            <text:p>0,999665021896362</text:p>
          </table:table-cell>
          <table:table-cell office:value-type="float" office:value="0.718903036238981" calcext:value-type="float">
            <text:p>0,718903036238981</text:p>
          </table:table-cell>
          <table:table-cell office:value-type="float" office:value="0.716683119447186" calcext:value-type="float">
            <text:p>0,716683119447186</text:p>
          </table:table-cell>
          <table:table-cell office:value-type="float" office:value="0.716796875" calcext:value-type="float">
            <text:p>0,716796875</text:p>
          </table:table-cell>
          <table:table-cell office:value-type="float" office:value="0.721021611001965" calcext:value-type="float">
            <text:p>0,721021611001965</text:p>
          </table:table-cell>
          <table:table-cell office:value-type="float" office:value="0.716661599151776" calcext:value-type="float">
            <text:p>0,716661599151776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85.02605" calcext:value-type="float">
            <text:p>1285,02605</text:p>
          </table:table-cell>
          <table:table-cell office:value-type="float" office:value="359.800003" calcext:value-type="float">
            <text:p>359,800003</text:p>
          </table:table-cell>
          <table:table-cell office:value-type="float" office:value="43685.48181" calcext:value-type="float">
            <text:p>43685,48181</text:p>
          </table:table-cell>
          <table:table-cell table:number-columns-repeated="2" office:value-type="float" office:value="28102.298828125" calcext:value-type="float">
            <text:p>28102,298828125</text:p>
          </table:table-cell>
          <table:table-cell office:value-type="float" office:value="123.933044433594" calcext:value-type="float">
            <text:p>123,933044433594</text:p>
          </table:table-cell>
          <table:table-cell office:value-type="float" office:value="0.281007766723633" calcext:value-type="float">
            <text:p>0,281007766723633</text:p>
          </table:table-cell>
          <table:table-cell office:value-type="float" office:value="0.999404072761535" calcext:value-type="float">
            <text:p>0,999404072761535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845261121856866" calcext:value-type="float">
            <text:p>0,845261121856866</text:p>
          </table:table-cell>
          <table:table-cell office:value-type="float" office:value="0.851063829787234" calcext:value-type="float">
            <text:p>0,851063829787234</text:p>
          </table:table-cell>
          <table:table-cell office:value-type="float" office:value="0.863309352517986" calcext:value-type="float">
            <text:p>0,863309352517986</text:p>
          </table:table-cell>
          <table:table-cell office:value-type="float" office:value="0.843788567472382" calcext:value-type="float">
            <text:p>0,843788567472382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9.36" calcext:value-type="float">
            <text:p>99,36</text:p>
          </table:table-cell>
          <table:table-cell office:value-type="float" office:value="1.53" calcext:value-type="float">
            <text:p>1,53</text:p>
          </table:table-cell>
          <table:table-cell office:value-type="float" office:value="51789.9" calcext:value-type="float">
            <text:p>51789,9</text:p>
          </table:table-cell>
          <table:table-cell table:number-columns-repeated="2" office:value-type="float" office:value="134.767456054688" calcext:value-type="float">
            <text:p>134,767456054688</text:p>
          </table:table-cell>
          <table:table-cell office:value-type="float" office:value="11.4548311233521" calcext:value-type="float">
            <text:p>11,4548311233521</text:p>
          </table:table-cell>
          <table:table-cell office:value-type="float" office:value="0.381974250078201" calcext:value-type="float">
            <text:p>0,381974250078201</text:p>
          </table:table-cell>
          <table:table-cell office:value-type="float" office:value="0.999828040599823" calcext:value-type="float">
            <text:p>0,999828040599823</text:p>
          </table:table-cell>
          <table:table-cell office:value-type="float" office:value="0.882901554404145" calcext:value-type="float">
            <text:p>0,882901554404145</text:p>
          </table:table-cell>
          <table:table-cell office:value-type="float" office:value="0.878885316184351" calcext:value-type="float">
            <text:p>0,878885316184351</text:p>
          </table:table-cell>
          <table:table-cell office:value-type="float" office:value="0.8875" calcext:value-type="float">
            <text:p>0,8875</text:p>
          </table:table-cell>
          <table:table-cell office:value-type="float" office:value="0.878350515463917" calcext:value-type="float">
            <text:p>0,878350515463917</text:p>
          </table:table-cell>
          <table:table-cell office:value-type="float" office:value="0.878907400589102" calcext:value-type="float">
            <text:p>0,878907400589102</text:p>
          </table:table-cell>
          <table:table-cell table:number-columns-repeated="4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40:.D146])/7" office:value-type="float" office:value="5935.82606057143" calcext:value-type="float">
            <text:p>5935,82606057143</text:p>
          </table:table-cell>
          <table:table-cell table:style-name="ce7" table:formula="of:=SUM([.E140:.E146])/7" office:value-type="float" office:value="209.714693142857" calcext:value-type="float">
            <text:p>209,714693142857</text:p>
          </table:table-cell>
          <table:table-cell table:style-name="ce11" table:formula="of:=SUM([.F140:.F146])/7" office:value-type="float" office:value="45506.2673941429" calcext:value-type="float">
            <text:p>45506,2673941429</text:p>
          </table:table-cell>
          <table:table-cell table:style-name="ce7" table:formula="of:=SUM([.G140:.G146])/7" office:value-type="float" office:value="12322236.0616847" calcext:value-type="float">
            <text:p>12322236,0616847</text:p>
          </table:table-cell>
          <table:table-cell table:style-name="ce7" table:formula="of:=SUM([.H140:.H146])/7" office:value-type="float" office:value="12322236.0616847" calcext:value-type="float">
            <text:p>12322236,0616847</text:p>
          </table:table-cell>
          <table:table-cell table:style-name="ce7" table:formula="of:=SUM([.I140:.I146])/7" office:value-type="float" office:value="1339.51511546544" calcext:value-type="float">
            <text:p>1339,51511546544</text:p>
          </table:table-cell>
          <table:table-cell table:style-name="ce7" table:formula="of:=SUM([.J140:.J146])/7" office:value-type="float" office:value="0.341102255242211" calcext:value-type="float">
            <text:p>0,341102255242211</text:p>
          </table:table-cell>
          <table:table-cell table:style-name="ce7" table:formula="of:=SUM([.K140:.K146])/7" office:value-type="float" office:value="0.999480426311493" calcext:value-type="float">
            <text:p>0,999480426311493</text:p>
          </table:table-cell>
          <table:table-cell table:style-name="ce7" table:formula="of:=SUM([.L140:.L146])/7" office:value-type="float" office:value="0.829064792210922" calcext:value-type="float">
            <text:p>0,829064792210922</text:p>
          </table:table-cell>
          <table:table-cell table:style-name="ce7" table:formula="of:=SUM([.M140:.M146])/7" office:value-type="float" office:value="0.825333977817006" calcext:value-type="float">
            <text:p>0,825333977817006</text:p>
          </table:table-cell>
          <table:table-cell table:style-name="ce7" table:formula="of:=SUM([.N140:.N146])/7" office:value-type="float" office:value="0.820720049338782" calcext:value-type="float">
            <text:p>0,820720049338782</text:p>
          </table:table-cell>
          <table:table-cell table:style-name="ce7" table:formula="of:=SUM([.O140:.O146])/7" office:value-type="float" office:value="0.837961256001783" calcext:value-type="float">
            <text:p>0,837961256001783</text:p>
          </table:table-cell>
          <table:table-cell table:style-name="ce7" table:formula="of:=SUM([.P140:.P146])/7" office:value-type="float" office:value="0.82462570558145" calcext:value-type="float">
            <text:p>0,82462570558145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273.050723" calcext:value-type="float">
            <text:p>273,050723</text:p>
          </table:table-cell>
          <table:table-cell office:value-type="float" office:value="96.205002" calcext:value-type="float">
            <text:p>96,205002</text:p>
          </table:table-cell>
          <table:table-cell office:value-type="float" office:value="15922.177452" calcext:value-type="float">
            <text:p>15922,177452</text:p>
          </table:table-cell>
          <table:table-cell table:number-columns-repeated="2" office:value-type="float" office:value="1926.77087402344" calcext:value-type="float">
            <text:p>1926,77087402344</text:p>
          </table:table-cell>
          <table:table-cell office:value-type="float" office:value="38.3102722167969" calcext:value-type="float">
            <text:p>38,3102722167969</text:p>
          </table:table-cell>
          <table:table-cell office:value-type="float" office:value="0.318681329488754" calcext:value-type="float">
            <text:p>0,318681329488754</text:p>
          </table:table-cell>
          <table:table-cell office:value-type="float" office:value="0.999874830245972" calcext:value-type="float">
            <text:p>0,999874830245972</text:p>
          </table:table-cell>
          <table:table-cell office:value-type="float" office:value="0.674656014203285" calcext:value-type="float">
            <text:p>0,674656014203285</text:p>
          </table:table-cell>
          <table:table-cell office:value-type="float" office:value="0.634413965087282" calcext:value-type="float">
            <text:p>0,634413965087282</text:p>
          </table:table-cell>
          <table:table-cell office:value-type="float" office:value="0.633861551292744" calcext:value-type="float">
            <text:p>0,633861551292744</text:p>
          </table:table-cell>
          <table:table-cell office:value-type="float" office:value="0.721062618595825" calcext:value-type="float">
            <text:p>0,721062618595825</text:p>
          </table:table-cell>
          <table:table-cell office:value-type="float" office:value="0.629721635270573" calcext:value-type="float">
            <text:p>0,629721635270573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37.470002" calcext:value-type="float">
            <text:p>37,470002</text:p>
          </table:table-cell>
          <table:table-cell office:value-type="float" office:value="-26.409999" calcext:value-type="float">
            <text:p>-26,409999</text:p>
          </table:table-cell>
          <table:table-cell office:value-type="float" office:value="11745.27028" calcext:value-type="float">
            <text:p>11745,27028</text:p>
          </table:table-cell>
          <table:table-cell table:number-columns-repeated="2" office:value-type="float" office:value="211.249908447266" calcext:value-type="float">
            <text:p>211,249908447266</text:p>
          </table:table-cell>
          <table:table-cell office:value-type="float" office:value="13.0446977615356" calcext:value-type="float">
            <text:p>13,0446977615356</text:p>
          </table:table-cell>
          <table:table-cell office:value-type="float" office:value="0.276470601558685" calcext:value-type="float">
            <text:p>0,276470601558685</text:p>
          </table:table-cell>
          <table:table-cell office:value-type="float" office:value="0.995948076248169" calcext:value-type="float">
            <text:p>0,995948076248169</text:p>
          </table:table-cell>
          <table:table-cell office:value-type="float" office:value="0.751592356687898" calcext:value-type="float">
            <text:p>0,751592356687898</text:p>
          </table:table-cell>
          <table:table-cell office:value-type="float" office:value="0.774566473988439" calcext:value-type="float">
            <text:p>0,774566473988439</text:p>
          </table:table-cell>
          <table:table-cell office:value-type="float" office:value="0.756410256410256" calcext:value-type="float">
            <text:p>0,756410256410256</text:p>
          </table:table-cell>
          <table:table-cell office:value-type="float" office:value="0.746835443037975" calcext:value-type="float">
            <text:p>0,746835443037975</text:p>
          </table:table-cell>
          <table:table-cell office:value-type="float" office:value="0.772353891731753" calcext:value-type="float">
            <text:p>0,772353891731753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4688.148928" calcext:value-type="float">
            <text:p>34688,148928</text:p>
          </table:table-cell>
          <table:table-cell office:value-type="float" office:value="1375.674805" calcext:value-type="float">
            <text:p>1375,674805</text:p>
          </table:table-cell>
          <table:table-cell office:value-type="float" office:value="69376.2978560001" calcext:value-type="float">
            <text:p>69376,2978560001</text:p>
          </table:table-cell>
          <table:table-cell table:number-columns-repeated="2" office:value-type="float" office:value="85855184" calcext:value-type="float">
            <text:p>85855184</text:p>
          </table:table-cell>
          <table:table-cell office:value-type="float" office:value="9140.0859375" calcext:value-type="float">
            <text:p>9140,0859375</text:p>
          </table:table-cell>
          <table:table-cell office:value-type="float" office:value="0.262557089328766" calcext:value-type="float">
            <text:p>0,262557089328766</text:p>
          </table:table-cell>
          <table:table-cell office:value-type="float" office:value="0.999472141265869" calcext:value-type="float">
            <text:p>0,999472141265869</text:p>
          </table:table-cell>
          <table:table-cell office:value-type="float" office:value="0.786516853932584" calcext:value-type="float">
            <text:p>0,786516853932584</text:p>
          </table:table-cell>
          <table:table-cell office:value-type="float" office:value="0.784580498866213" calcext:value-type="float">
            <text:p>0,784580498866213</text:p>
          </table:table-cell>
          <table:table-cell office:value-type="float" office:value="0.788288288288288" calcext:value-type="float">
            <text:p>0,788288288288288</text:p>
          </table:table-cell>
          <table:table-cell office:value-type="float" office:value="0.7847533632287" calcext:value-type="float">
            <text:p>0,7847533632287</text:p>
          </table:table-cell>
          <table:table-cell office:value-type="float" office:value="0.784578516476735" calcext:value-type="float">
            <text:p>0,784578516476735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06.109215" calcext:value-type="float">
            <text:p>106,109215</text:p>
          </table:table-cell>
          <table:table-cell office:value-type="float" office:value="-7.11192300000001" calcext:value-type="float">
            <text:p>-7,11192300000001</text:p>
          </table:table-cell>
          <table:table-cell office:value-type="float" office:value="15178.8195659999" calcext:value-type="float">
            <text:p>15178,8195659999</text:p>
          </table:table-cell>
          <table:table-cell table:number-columns-repeated="2" office:value-type="float" office:value="419.703094482422" calcext:value-type="float">
            <text:p>419,703094482422</text:p>
          </table:table-cell>
          <table:table-cell office:value-type="float" office:value="19.2712173461914" calcext:value-type="float">
            <text:p>19,2712173461914</text:p>
          </table:table-cell>
          <table:table-cell office:value-type="float" office:value="0.282863855361938" calcext:value-type="float">
            <text:p>0,282863855361938</text:p>
          </table:table-cell>
          <table:table-cell office:value-type="float" office:value="0.999844431877136" calcext:value-type="float">
            <text:p>0,999844431877136</text:p>
          </table:table-cell>
          <table:table-cell office:value-type="float" office:value="0.612065521374351" calcext:value-type="float">
            <text:p>0,612065521374351</text:p>
          </table:table-cell>
          <table:table-cell office:value-type="float" office:value="0.620554904259476" calcext:value-type="float">
            <text:p>0,620554904259476</text:p>
          </table:table-cell>
          <table:table-cell office:value-type="float" office:value="0.606012658227848" calcext:value-type="float">
            <text:p>0,606012658227848</text:p>
          </table:table-cell>
          <table:table-cell office:value-type="float" office:value="0.618240516545601" calcext:value-type="float">
            <text:p>0,618240516545601</text:p>
          </table:table-cell>
          <table:table-cell office:value-type="float" office:value="0.620483894636437" calcext:value-type="float">
            <text:p>0,620483894636437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82.7999939999999" calcext:value-type="float">
            <text:p>82,7999939999999</text:p>
          </table:table-cell>
          <table:table-cell office:value-type="float" office:value="-3.43" calcext:value-type="float">
            <text:p>-3,43</text:p>
          </table:table-cell>
          <table:table-cell office:value-type="float" office:value="24832.43766" calcext:value-type="float">
            <text:p>24832,43766</text:p>
          </table:table-cell>
          <table:table-cell table:number-columns-repeated="2" office:value-type="float" office:value="144.970550537109" calcext:value-type="float">
            <text:p>144,970550537109</text:p>
          </table:table-cell>
          <table:table-cell office:value-type="float" office:value="11.6610670089722" calcext:value-type="float">
            <text:p>11,6610670089722</text:p>
          </table:table-cell>
          <table:table-cell office:value-type="float" office:value="0.143706634640694" calcext:value-type="float">
            <text:p>0,143706634640694</text:p>
          </table:table-cell>
          <table:table-cell office:value-type="float" office:value="0.999543011188507" calcext:value-type="float">
            <text:p>0,999543011188507</text:p>
          </table:table-cell>
          <table:table-cell office:value-type="float" office:value="0.740019474196689" calcext:value-type="float">
            <text:p>0,740019474196689</text:p>
          </table:table-cell>
          <table:table-cell office:value-type="float" office:value="0.736166007905138" calcext:value-type="float">
            <text:p>0,736166007905138</text:p>
          </table:table-cell>
          <table:table-cell office:value-type="float" office:value="0.733590733590734" calcext:value-type="float">
            <text:p>0,733590733590734</text:p>
          </table:table-cell>
          <table:table-cell office:value-type="float" office:value="0.746561886051081" calcext:value-type="float">
            <text:p>0,746561886051081</text:p>
          </table:table-cell>
          <table:table-cell office:value-type="float" office:value="0.736104004655759" calcext:value-type="float">
            <text:p>0,736104004655759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810.812025" calcext:value-type="float">
            <text:p>810,812025</text:p>
          </table:table-cell>
          <table:table-cell office:value-type="float" office:value="362.980003" calcext:value-type="float">
            <text:p>362,980003</text:p>
          </table:table-cell>
          <table:table-cell office:value-type="float" office:value="14194.814385" calcext:value-type="float">
            <text:p>14194,814385</text:p>
          </table:table-cell>
          <table:table-cell table:number-columns-repeated="2" office:value-type="float" office:value="27922.73046875" calcext:value-type="float">
            <text:p>27922,73046875</text:p>
          </table:table-cell>
          <table:table-cell office:value-type="float" office:value="123.699859619141" calcext:value-type="float">
            <text:p>123,699859619141</text:p>
          </table:table-cell>
          <table:table-cell office:value-type="float" office:value="0.224609375" calcext:value-type="float">
            <text:p>0,224609375</text:p>
          </table:table-cell>
          <table:table-cell office:value-type="float" office:value="0.999092280864716" calcext:value-type="float">
            <text:p>0,999092280864716</text:p>
          </table:table-cell>
          <table:table-cell office:value-type="float" office:value="0.701873935264054" calcext:value-type="float">
            <text:p>0,701873935264054</text:p>
          </table:table-cell>
          <table:table-cell office:value-type="float" office:value="0.660194174757282" calcext:value-type="float">
            <text:p>0,660194174757282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741007194244604" calcext:value-type="float">
            <text:p>0,741007194244604</text:p>
          </table:table-cell>
          <table:table-cell office:value-type="float" office:value="0.65320401906323" calcext:value-type="float">
            <text:p>0,65320401906323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79.22" calcext:value-type="float">
            <text:p>79,22</text:p>
          </table:table-cell>
          <table:table-cell office:value-type="float" office:value="1.46" calcext:value-type="float">
            <text:p>1,46</text:p>
          </table:table-cell>
          <table:table-cell office:value-type="float" office:value="24674.61" calcext:value-type="float">
            <text:p>24674,61</text:p>
          </table:table-cell>
          <table:table-cell table:number-columns-repeated="2" office:value-type="float" office:value="135.062225341797" calcext:value-type="float">
            <text:p>135,062225341797</text:p>
          </table:table-cell>
          <table:table-cell office:value-type="float" office:value="11.4680480957031" calcext:value-type="float">
            <text:p>11,4680480957031</text:p>
          </table:table-cell>
          <table:table-cell office:value-type="float" office:value="0.276641547679901" calcext:value-type="float">
            <text:p>0,276641547679901</text:p>
          </table:table-cell>
          <table:table-cell office:value-type="float" office:value="0.999717354774475" calcext:value-type="float">
            <text:p>0,999717354774475</text:p>
          </table:table-cell>
          <table:table-cell office:value-type="float" office:value="0.779835390946502" calcext:value-type="float">
            <text:p>0,779835390946502</text:p>
          </table:table-cell>
          <table:table-cell office:value-type="float" office:value="0.770386266094421" calcext:value-type="float">
            <text:p>0,770386266094421</text:p>
          </table:table-cell>
          <table:table-cell office:value-type="float" office:value="0.776639344262295" calcext:value-type="float">
            <text:p>0,776639344262295</text:p>
          </table:table-cell>
          <table:table-cell office:value-type="float" office:value="0.783057851239669" calcext:value-type="float">
            <text:p>0,783057851239669</text:p>
          </table:table-cell>
          <table:table-cell office:value-type="float" office:value="0.769877139905549" calcext:value-type="float">
            <text:p>0,769877139905549</text:p>
          </table:table-cell>
          <table:table-cell table:number-columns-repeated="4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48:.D154])/7" office:value-type="float" office:value="5153.94441242857" calcext:value-type="float">
            <text:p>5153,94441242857</text:p>
          </table:table-cell>
          <table:table-cell table:style-name="ce7" table:formula="of:=SUM([.E148:.E154])/7" office:value-type="float" office:value="257.052555428571" calcext:value-type="float">
            <text:p>257,052555428571</text:p>
          </table:table-cell>
          <table:table-cell table:style-name="ce11" table:formula="of:=SUM([.F148:.F154])/7" office:value-type="float" office:value="25132.0610284286" calcext:value-type="float">
            <text:p>25132,0610284286</text:p>
          </table:table-cell>
          <table:table-cell table:style-name="ce7" table:formula="of:=SUM([.G148:.G154])/7" office:value-type="float" office:value="12269420.6410174" calcext:value-type="float">
            <text:p>12269420,6410174</text:p>
          </table:table-cell>
          <table:table-cell table:style-name="ce7" table:formula="of:=SUM([.H148:.H154])/7" office:value-type="float" office:value="12269420.6410174" calcext:value-type="float">
            <text:p>12269420,6410174</text:p>
          </table:table-cell>
          <table:table-cell table:style-name="ce7" table:formula="of:=SUM([.I148:.I154])/7" office:value-type="float" office:value="1336.79158564976" calcext:value-type="float">
            <text:p>1336,79158564976</text:p>
          </table:table-cell>
          <table:table-cell table:style-name="ce7" table:formula="of:=SUM([.J148:.J154])/7" office:value-type="float" office:value="0.255075776151248" calcext:value-type="float">
            <text:p>0,255075776151248</text:p>
          </table:table-cell>
          <table:table-cell table:style-name="ce7" table:formula="of:=SUM([.K148:.K154])/7" office:value-type="float" office:value="0.999070303780692" calcext:value-type="float">
            <text:p>0,999070303780692</text:p>
          </table:table-cell>
          <table:table-cell table:style-name="ce7" table:formula="of:=SUM([.L148:.L154])/7" office:value-type="float" office:value="0.72093707808648" calcext:value-type="float">
            <text:p>0,72093707808648</text:p>
          </table:table-cell>
          <table:table-cell table:style-name="ce7" table:formula="of:=SUM([.M148:.M154])/7" office:value-type="float" office:value="0.711551755851179" calcext:value-type="float">
            <text:p>0,711551755851179</text:p>
          </table:table-cell>
          <table:table-cell table:style-name="ce7" table:formula="of:=SUM([.N148:.N154])/7" office:value-type="float" office:value="0.70878135696269" calcext:value-type="float">
            <text:p>0,70878135696269</text:p>
          </table:table-cell>
          <table:table-cell table:style-name="ce7" table:formula="of:=SUM([.O148:.O154])/7" office:value-type="float" office:value="0.734502696134779" calcext:value-type="float">
            <text:p>0,734502696134779</text:p>
          </table:table-cell>
          <table:table-cell table:style-name="ce7" table:formula="of:=SUM([.P148:.P154])/7" office:value-type="float" office:value="0.709474728820005" calcext:value-type="float">
            <text:p>0,709474728820005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274.316779" calcext:value-type="float">
            <text:p>274,316779</text:p>
          </table:table-cell>
          <table:table-cell office:value-type="float" office:value="96.205002" calcext:value-type="float">
            <text:p>96,205002</text:p>
          </table:table-cell>
          <table:table-cell office:value-type="float" office:value="18674.2703609999" calcext:value-type="float">
            <text:p>18674,2703609999</text:p>
          </table:table-cell>
          <table:table-cell table:number-columns-repeated="2" office:value-type="float" office:value="1925.9033203125" calcext:value-type="float">
            <text:p>1925,9033203125</text:p>
          </table:table-cell>
          <table:table-cell office:value-type="float" office:value="38.2980194091797" calcext:value-type="float">
            <text:p>38,2980194091797</text:p>
          </table:table-cell>
          <table:table-cell office:value-type="float" office:value="0.13586413860321" calcext:value-type="float">
            <text:p>0,13586413860321</text:p>
          </table:table-cell>
          <table:table-cell office:value-type="float" office:value="0.99987667798996" calcext:value-type="float">
            <text:p>0,99987667798996</text:p>
          </table:table-cell>
          <table:table-cell office:value-type="float" office:value="0.684444444444444" calcext:value-type="float">
            <text:p>0,684444444444444</text:p>
          </table:table-cell>
          <table:table-cell office:value-type="float" office:value="0.645885286783042" calcext:value-type="float">
            <text:p>0,645885286783042</text:p>
          </table:table-cell>
          <table:table-cell office:value-type="float" office:value="0.6438127090301" calcext:value-type="float">
            <text:p>0,6438127090301</text:p>
          </table:table-cell>
          <table:table-cell office:value-type="float" office:value="0.730550284629981" calcext:value-type="float">
            <text:p>0,730550284629981</text:p>
          </table:table-cell>
          <table:table-cell office:value-type="float" office:value="0.641300378908051" calcext:value-type="float">
            <text:p>0,641300378908051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40.970002" calcext:value-type="float">
            <text:p>40,970002</text:p>
          </table:table-cell>
          <table:table-cell office:value-type="float" office:value="-26.409999" calcext:value-type="float">
            <text:p>-26,409999</text:p>
          </table:table-cell>
          <table:table-cell office:value-type="float" office:value="12589.180282" calcext:value-type="float">
            <text:p>12589,180282</text:p>
          </table:table-cell>
          <table:table-cell table:number-columns-repeated="2" office:value-type="float" office:value="211.239700317383" calcext:value-type="float">
            <text:p>211,239700317383</text:p>
          </table:table-cell>
          <table:table-cell office:value-type="float" office:value="13.0415325164795" calcext:value-type="float">
            <text:p>13,0415325164795</text:p>
          </table:table-cell>
          <table:table-cell office:value-type="float" office:value="0.276470601558685" calcext:value-type="float">
            <text:p>0,276470601558685</text:p>
          </table:table-cell>
          <table:table-cell office:value-type="float" office:value="0.99593323469162" calcext:value-type="float">
            <text:p>0,99593323469162</text:p>
          </table:table-cell>
          <table:table-cell office:value-type="float" office:value="0.8" calcext:value-type="float">
            <text:p>0,8</text:p>
          </table:table-cell>
          <table:table-cell office:value-type="float" office:value="0.815028901734104" calcext:value-type="float">
            <text:p>0,815028901734104</text:p>
          </table:table-cell>
          <table:table-cell office:value-type="float" office:value="0.790123456790123" calcext:value-type="float">
            <text:p>0,790123456790123</text:p>
          </table:table-cell>
          <table:table-cell office:value-type="float" office:value="0.810126582278481" calcext:value-type="float">
            <text:p>0,810126582278481</text:p>
          </table:table-cell>
          <table:table-cell office:value-type="float" office:value="0.814637759224347" calcext:value-type="float">
            <text:p>0,814637759224347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6830.229003" calcext:value-type="float">
            <text:p>36830,229003</text:p>
          </table:table-cell>
          <table:table-cell office:value-type="float" office:value="1375.674805" calcext:value-type="float">
            <text:p>1375,674805</text:p>
          </table:table-cell>
          <table:table-cell office:value-type="float" office:value="73660.458006" calcext:value-type="float">
            <text:p>73660,458006</text:p>
          </table:table-cell>
          <table:table-cell table:number-columns-repeated="2" office:value-type="float" office:value="85855256" calcext:value-type="float">
            <text:p>85855256</text:p>
          </table:table-cell>
          <table:table-cell office:value-type="float" office:value="9140.08984375" calcext:value-type="float">
            <text:p>9140,08984375</text:p>
          </table:table-cell>
          <table:table-cell office:value-type="float" office:value="0.260273963212967" calcext:value-type="float">
            <text:p>0,260273963212967</text:p>
          </table:table-cell>
          <table:table-cell office:value-type="float" office:value="0.999480724334717" calcext:value-type="float">
            <text:p>0,999480724334717</text:p>
          </table:table-cell>
          <table:table-cell office:value-type="float" office:value="0.831460674157303" calcext:value-type="float">
            <text:p>0,831460674157303</text:p>
          </table:table-cell>
          <table:table-cell office:value-type="float" office:value="0.829931972789116" calcext:value-type="float">
            <text:p>0,829931972789116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829596412556054" calcext:value-type="float">
            <text:p>0,829596412556054</text:p>
          </table:table-cell>
          <table:table-cell office:value-type="float" office:value="0.829935820956926" calcext:value-type="float">
            <text:p>0,829935820956926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56.466536" calcext:value-type="float">
            <text:p>156,466536</text:p>
          </table:table-cell>
          <table:table-cell office:value-type="float" office:value="-7.11192300000001" calcext:value-type="float">
            <text:p>-7,11192300000001</text:p>
          </table:table-cell>
          <table:table-cell office:value-type="float" office:value="28590.561442" calcext:value-type="float">
            <text:p>28590,561442</text:p>
          </table:table-cell>
          <table:table-cell table:number-columns-repeated="2" office:value-type="float" office:value="419.913330078125" calcext:value-type="float">
            <text:p>419,913330078125</text:p>
          </table:table-cell>
          <table:table-cell office:value-type="float" office:value="19.2748718261719" calcext:value-type="float">
            <text:p>19,2748718261719</text:p>
          </table:table-cell>
          <table:table-cell office:value-type="float" office:value="0.206964001059532" calcext:value-type="float">
            <text:p>0,206964001059532</text:p>
          </table:table-cell>
          <table:table-cell office:value-type="float" office:value="0.999844193458557" calcext:value-type="float">
            <text:p>0,999844193458557</text:p>
          </table:table-cell>
          <table:table-cell office:value-type="float" office:value="0.694071146245059" calcext:value-type="float">
            <text:p>0,694071146245059</text:p>
          </table:table-cell>
          <table:table-cell office:value-type="float" office:value="0.697538100820633" calcext:value-type="float">
            <text:p>0,697538100820633</text:p>
          </table:table-cell>
          <table:table-cell office:value-type="float" office:value="0.68009295120062" calcext:value-type="float">
            <text:p>0,68009295120062</text:p>
          </table:table-cell>
          <table:table-cell office:value-type="float" office:value="0.70863599677159" calcext:value-type="float">
            <text:p>0,70863599677159</text:p>
          </table:table-cell>
          <table:table-cell office:value-type="float" office:value="0.697878604446401" calcext:value-type="float">
            <text:p>0,697878604446401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4.389993" calcext:value-type="float">
            <text:p>94,389993</text:p>
          </table:table-cell>
          <table:table-cell office:value-type="float" office:value="-3.43" calcext:value-type="float">
            <text:p>-3,43</text:p>
          </table:table-cell>
          <table:table-cell office:value-type="float" office:value="30943.8369889999" calcext:value-type="float">
            <text:p>30943,8369889999</text:p>
          </table:table-cell>
          <table:table-cell table:number-columns-repeated="2" office:value-type="float" office:value="145.061370849609" calcext:value-type="float">
            <text:p>145,061370849609</text:p>
          </table:table-cell>
          <table:table-cell office:value-type="float" office:value="11.6652498245239" calcext:value-type="float">
            <text:p>11,6652498245239</text:p>
          </table:table-cell>
          <table:table-cell office:value-type="float" office:value="0.189296334981918" calcext:value-type="float">
            <text:p>0,189296334981918</text:p>
          </table:table-cell>
          <table:table-cell office:value-type="float" office:value="0.999528288841248" calcext:value-type="float">
            <text:p>0,999528288841248</text:p>
          </table:table-cell>
          <table:table-cell office:value-type="float" office:value="0.783625730994152" calcext:value-type="float">
            <text:p>0,783625730994152</text:p>
          </table:table-cell>
          <table:table-cell office:value-type="float" office:value="0.780632411067194" calcext:value-type="float">
            <text:p>0,780632411067194</text:p>
          </table:table-cell>
          <table:table-cell office:value-type="float" office:value="0.777562862669246" calcext:value-type="float">
            <text:p>0,777562862669246</text:p>
          </table:table-cell>
          <table:table-cell office:value-type="float" office:value="0.789783889980354" calcext:value-type="float">
            <text:p>0,789783889980354</text:p>
          </table:table-cell>
          <table:table-cell office:value-type="float" office:value="0.780577829682026" calcext:value-type="float">
            <text:p>0,780577829682026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892.565964" calcext:value-type="float">
            <text:p>892,565964</text:p>
          </table:table-cell>
          <table:table-cell office:value-type="float" office:value="362.980003" calcext:value-type="float">
            <text:p>362,980003</text:p>
          </table:table-cell>
          <table:table-cell office:value-type="float" office:value="17595.669531" calcext:value-type="float">
            <text:p>17595,669531</text:p>
          </table:table-cell>
          <table:table-cell table:number-columns-repeated="2" office:value-type="float" office:value="27921.44921875" calcext:value-type="float">
            <text:p>27921,44921875</text:p>
          </table:table-cell>
          <table:table-cell office:value-type="float" office:value="123.69783782959" calcext:value-type="float">
            <text:p>123,69783782959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999128699302673" calcext:value-type="float">
            <text:p>0,999128699302673</text:p>
          </table:table-cell>
          <table:table-cell office:value-type="float" office:value="0.716723549488054" calcext:value-type="float">
            <text:p>0,716723549488054</text:p>
          </table:table-cell>
          <table:table-cell office:value-type="float" office:value="0.677669902912621" calcext:value-type="float">
            <text:p>0,677669902912621</text:p>
          </table:table-cell>
          <table:table-cell office:value-type="float" office:value="0.681818181818182" calcext:value-type="float">
            <text:p>0,681818181818182</text:p>
          </table:table-cell>
          <table:table-cell office:value-type="float" office:value="0.755395683453237" calcext:value-type="float">
            <text:p>0,755395683453237</text:p>
          </table:table-cell>
          <table:table-cell office:value-type="float" office:value="0.670946786874298" calcext:value-type="float">
            <text:p>0,670946786874298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0.46" calcext:value-type="float">
            <text:p>90,46</text:p>
          </table:table-cell>
          <table:table-cell office:value-type="float" office:value="1.46" calcext:value-type="float">
            <text:p>1,46</text:p>
          </table:table-cell>
          <table:table-cell office:value-type="float" office:value="35502.25" calcext:value-type="float">
            <text:p>35502,25</text:p>
          </table:table-cell>
          <table:table-cell table:number-columns-repeated="2" office:value-type="float" office:value="135.076690673828" calcext:value-type="float">
            <text:p>135,076690673828</text:p>
          </table:table-cell>
          <table:table-cell office:value-type="float" office:value="11.4682855606079" calcext:value-type="float">
            <text:p>11,4682855606079</text:p>
          </table:table-cell>
          <table:table-cell office:value-type="float" office:value="0.282023668289185" calcext:value-type="float">
            <text:p>0,282023668289185</text:p>
          </table:table-cell>
          <table:table-cell office:value-type="float" office:value="0.999715030193329" calcext:value-type="float">
            <text:p>0,999715030193329</text:p>
          </table:table-cell>
          <table:table-cell office:value-type="float" office:value="0.824380165289256" calcext:value-type="float">
            <text:p>0,824380165289256</text:p>
          </table:table-cell>
          <table:table-cell office:value-type="float" office:value="0.817596566523605" calcext:value-type="float">
            <text:p>0,817596566523605</text:p>
          </table:table-cell>
          <table:table-cell table:number-columns-repeated="2" office:value-type="float" office:value="0.824380165289256" calcext:value-type="float">
            <text:p>0,824380165289256</text:p>
          </table:table-cell>
          <table:table-cell office:value-type="float" office:value="0.817324011216057" calcext:value-type="float">
            <text:p>0,817324011216057</text:p>
          </table:table-cell>
          <table:table-cell table:number-columns-repeated="4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56:.D162])/7" office:value-type="float" office:value="5482.77118242857" calcext:value-type="float">
            <text:p>5482,77118242857</text:p>
          </table:table-cell>
          <table:table-cell table:style-name="ce7" table:formula="of:=SUM([.E156:.E162])/7" office:value-type="float" office:value="257.052555428571" calcext:value-type="float">
            <text:p>257,052555428571</text:p>
          </table:table-cell>
          <table:table-cell table:style-name="ce11" table:formula="of:=SUM([.F156:.F162])/7" office:value-type="float" office:value="31079.4609444285" calcext:value-type="float">
            <text:p>31079,4609444285</text:p>
          </table:table-cell>
          <table:table-cell table:style-name="ce7" table:formula="of:=SUM([.G156:.G162])/7" office:value-type="float" office:value="12269430.6633759" calcext:value-type="float">
            <text:p>12269430,6633759</text:p>
          </table:table-cell>
          <table:table-cell table:style-name="ce7" table:formula="of:=SUM([.H156:.H162])/7" office:value-type="float" office:value="12269430.6633759" calcext:value-type="float">
            <text:p>12269430,6633759</text:p>
          </table:table-cell>
          <table:table-cell table:style-name="ce7" table:formula="of:=SUM([.I156:.I162])/7" office:value-type="float" office:value="1336.79080581665" calcext:value-type="float">
            <text:p>1336,79080581665</text:p>
          </table:table-cell>
          <table:table-cell table:style-name="ce7" table:formula="of:=SUM([.J156:.J162])/7" office:value-type="float" office:value="0.217538243957928" calcext:value-type="float">
            <text:p>0,217538243957928</text:p>
          </table:table-cell>
          <table:table-cell table:style-name="ce7" table:formula="of:=SUM([.K156:.K162])/7" office:value-type="float" office:value="0.999072406973158" calcext:value-type="float">
            <text:p>0,999072406973158</text:p>
          </table:table-cell>
          <table:table-cell table:style-name="ce7" table:formula="of:=SUM([.L156:.L162])/7" office:value-type="float" office:value="0.76210081580261" calcext:value-type="float">
            <text:p>0,76210081580261</text:p>
          </table:table-cell>
          <table:table-cell table:style-name="ce7" table:formula="of:=SUM([.M156:.M162])/7" office:value-type="float" office:value="0.752040448947188" calcext:value-type="float">
            <text:p>0,752040448947188</text:p>
          </table:table-cell>
          <table:table-cell table:style-name="ce7" table:formula="of:=SUM([.N156:.N162])/7" office:value-type="float" office:value="0.747303380018694" calcext:value-type="float">
            <text:p>0,747303380018694</text:p>
          </table:table-cell>
          <table:table-cell table:style-name="ce7" table:formula="of:=SUM([.O156:.O162])/7" office:value-type="float" office:value="0.778352716422708" calcext:value-type="float">
            <text:p>0,778352716422708</text:p>
          </table:table-cell>
          <table:table-cell table:style-name="ce7" table:formula="of:=SUM([.P156:.P162])/7" office:value-type="float" office:value="0.750371598758301" calcext:value-type="float">
            <text:p>0,750371598758301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384.533212" calcext:value-type="float">
            <text:p>384,533212</text:p>
          </table:table-cell>
          <table:table-cell office:value-type="float" office:value="114.117145" calcext:value-type="float">
            <text:p>114,117145</text:p>
          </table:table-cell>
          <table:table-cell office:value-type="float" office:value="41810.146943" calcext:value-type="float">
            <text:p>41810,146943</text:p>
          </table:table-cell>
          <table:table-cell table:number-columns-repeated="2" office:value-type="float" office:value="1346.75354003906" calcext:value-type="float">
            <text:p>1346,75354003906</text:p>
          </table:table-cell>
          <table:table-cell office:value-type="float" office:value="29.4506549835205" calcext:value-type="float">
            <text:p>29,4506549835205</text:p>
          </table:table-cell>
          <table:table-cell office:value-type="float" office:value="0.144481599330902" calcext:value-type="float">
            <text:p>0,144481599330902</text:p>
          </table:table-cell>
          <table:table-cell office:value-type="float" office:value="0.999835312366486" calcext:value-type="float">
            <text:p>0,999835312366486</text:p>
          </table:table-cell>
          <table:table-cell office:value-type="float" office:value="0.710550045085663" calcext:value-type="float">
            <text:p>0,710550045085663</text:p>
          </table:table-cell>
          <table:table-cell office:value-type="float" office:value="0.678356713426854" calcext:value-type="float">
            <text:p>0,678356713426854</text:p>
          </table:table-cell>
          <table:table-cell office:value-type="float" office:value="0.682448036951501" calcext:value-type="float">
            <text:p>0,682448036951501</text:p>
          </table:table-cell>
          <table:table-cell office:value-type="float" office:value="0.741065830721003" calcext:value-type="float">
            <text:p>0,741065830721003</text:p>
          </table:table-cell>
          <table:table-cell office:value-type="float" office:value="0.673963937519186" calcext:value-type="float">
            <text:p>0,673963937519186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59.800008" calcext:value-type="float">
            <text:p>59,800008</text:p>
          </table:table-cell>
          <table:table-cell office:value-type="float" office:value="-25.909999" calcext:value-type="float">
            <text:p>-25,909999</text:p>
          </table:table-cell>
          <table:table-cell office:value-type="float" office:value="11633.51078" calcext:value-type="float">
            <text:p>11633,51078</text:p>
          </table:table-cell>
          <table:table-cell table:number-columns-repeated="2" office:value-type="float" office:value="615.062194824219" calcext:value-type="float">
            <text:p>615,062194824219</text:p>
          </table:table-cell>
          <table:table-cell office:value-type="float" office:value="20.9485321044922" calcext:value-type="float">
            <text:p>20,9485321044922</text:p>
          </table:table-cell>
          <table:table-cell office:value-type="float" office:value="0.148760333657265" calcext:value-type="float">
            <text:p>0,148760333657265</text:p>
          </table:table-cell>
          <table:table-cell office:value-type="float" office:value="0.972390472888946" calcext:value-type="float">
            <text:p>0,972390472888946</text:p>
          </table:table-cell>
          <table:table-cell office:value-type="float" office:value="0.764705882352941" calcext:value-type="float">
            <text:p>0,764705882352941</text:p>
          </table:table-cell>
          <table:table-cell office:value-type="float" office:value="0.772357723577236" calcext:value-type="float">
            <text:p>0,772357723577236</text:p>
          </table:table-cell>
          <table:table-cell office:value-type="float" office:value="0.745901639344262" calcext:value-type="float">
            <text:p>0,745901639344262</text:p>
          </table:table-cell>
          <table:table-cell office:value-type="float" office:value="0.78448275862069" calcext:value-type="float">
            <text:p>0,78448275862069</text:p>
          </table:table-cell>
          <table:table-cell office:value-type="float" office:value="0.773010610079576" calcext:value-type="float">
            <text:p>0,773010610079576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46523.239742" calcext:value-type="float">
            <text:p>46523,239742</text:p>
          </table:table-cell>
          <table:table-cell office:value-type="float" office:value="9192.542725" calcext:value-type="float">
            <text:p>9192,542725</text:p>
          </table:table-cell>
          <table:table-cell office:value-type="float" office:value="93046.4794840002" calcext:value-type="float">
            <text:p>93046,4794840002</text:p>
          </table:table-cell>
          <table:table-cell table:number-columns-repeated="2" office:value-type="float" office:value="75110568" calcext:value-type="float">
            <text:p>75110568</text:p>
          </table:table-cell>
          <table:table-cell office:value-type="float" office:value="8336.9560546875" calcext:value-type="float">
            <text:p>8336,9560546875</text:p>
          </table:table-cell>
          <table:table-cell office:value-type="float" office:value="0.118195958435535" calcext:value-type="float">
            <text:p>0,118195958435535</text:p>
          </table:table-cell>
          <table:table-cell office:value-type="float" office:value="0.999323666095733" calcext:value-type="float">
            <text:p>0,999323666095733</text:p>
          </table:table-cell>
          <table:table-cell office:value-type="float" office:value="0.712842712842713" calcext:value-type="float">
            <text:p>0,712842712842713</text:p>
          </table:table-cell>
          <table:table-cell office:value-type="float" office:value="0.69242658423493" calcext:value-type="float">
            <text:p>0,69242658423493</text:p>
          </table:table-cell>
          <table:table-cell office:value-type="float" office:value="0.709770114942529" calcext:value-type="float">
            <text:p>0,709770114942529</text:p>
          </table:table-cell>
          <table:table-cell office:value-type="float" office:value="0.715942028985507" calcext:value-type="float">
            <text:p>0,715942028985507</text:p>
          </table:table-cell>
          <table:table-cell office:value-type="float" office:value="0.690752471446396" calcext:value-type="float">
            <text:p>0,690752471446396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36.043826" calcext:value-type="float">
            <text:p>236,043826</text:p>
          </table:table-cell>
          <table:table-cell office:value-type="float" office:value="-25.8426929999999" calcext:value-type="float">
            <text:p>-25,8426929999999</text:p>
          </table:table-cell>
          <table:table-cell office:value-type="float" office:value="44502.9634720001" calcext:value-type="float">
            <text:p>44502,9634720001</text:p>
          </table:table-cell>
          <table:table-cell table:number-columns-repeated="2" office:value-type="float" office:value="531.188110351563" calcext:value-type="float">
            <text:p>531,188110351563</text:p>
          </table:table-cell>
          <table:table-cell office:value-type="float" office:value="21.4409980773926" calcext:value-type="float">
            <text:p>21,4409980773926</text:p>
          </table:table-cell>
          <table:table-cell office:value-type="float" office:value="0.1772251278162" calcext:value-type="float">
            <text:p>0,1772251278162</text:p>
          </table:table-cell>
          <table:table-cell office:value-type="float" office:value="0.999777376651764" calcext:value-type="float">
            <text:p>0,999777376651764</text:p>
          </table:table-cell>
          <table:table-cell office:value-type="float" office:value="0.663811563169165" calcext:value-type="float">
            <text:p>0,663811563169165</text:p>
          </table:table-cell>
          <table:table-cell office:value-type="float" office:value="0.671548117154812" calcext:value-type="float">
            <text:p>0,671548117154812</text:p>
          </table:table-cell>
          <table:table-cell office:value-type="float" office:value="0.659925492283129" calcext:value-type="float">
            <text:p>0,659925492283129</text:p>
          </table:table-cell>
          <table:table-cell office:value-type="float" office:value="0.667743672590199" calcext:value-type="float">
            <text:p>0,667743672590199</text:p>
          </table:table-cell>
          <table:table-cell office:value-type="float" office:value="0.671441739701302" calcext:value-type="float">
            <text:p>0,671441739701302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138.109993" calcext:value-type="float">
            <text:p>138,109993</text:p>
          </table:table-cell>
          <table:table-cell office:value-type="float" office:value="-4.09" calcext:value-type="float">
            <text:p>-4,09</text:p>
          </table:table-cell>
          <table:table-cell office:value-type="float" office:value="93766.6139370001" calcext:value-type="float">
            <text:p>93766,6139370001</text:p>
          </table:table-cell>
          <table:table-cell table:number-columns-repeated="2" office:value-type="float" office:value="113.765960693359" calcext:value-type="float">
            <text:p>113,765960693359</text:p>
          </table:table-cell>
          <table:table-cell office:value-type="float" office:value="10.0545816421509" calcext:value-type="float">
            <text:p>10,0545816421509</text:p>
          </table:table-cell>
          <table:table-cell office:value-type="float" office:value="0.172781854867935" calcext:value-type="float">
            <text:p>0,172781854867935</text:p>
          </table:table-cell>
          <table:table-cell office:value-type="float" office:value="0.999148011207581" calcext:value-type="float">
            <text:p>0,999148011207581</text:p>
          </table:table-cell>
          <table:table-cell office:value-type="float" office:value="0.778292521508934" calcext:value-type="float">
            <text:p>0,778292521508934</text:p>
          </table:table-cell>
          <table:table-cell office:value-type="float" office:value="0.7771124417831" calcext:value-type="float">
            <text:p>0,7771124417831</text:p>
          </table:table-cell>
          <table:table-cell office:value-type="float" office:value="0.781914893617021" calcext:value-type="float">
            <text:p>0,781914893617021</text:p>
          </table:table-cell>
          <table:table-cell office:value-type="float" office:value="0.774703557312253" calcext:value-type="float">
            <text:p>0,774703557312253</text:p>
          </table:table-cell>
          <table:table-cell office:value-type="float" office:value="0.777136724892686" calcext:value-type="float">
            <text:p>0,777136724892686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907.054040000001" calcext:value-type="float">
            <text:p>907,054040000001</text:p>
          </table:table-cell>
          <table:table-cell office:value-type="float" office:value="351.819999" calcext:value-type="float">
            <text:p>351,819999</text:p>
          </table:table-cell>
          <table:table-cell office:value-type="float" office:value="19526.766316" calcext:value-type="float">
            <text:p>19526,766316</text:p>
          </table:table-cell>
          <table:table-cell table:number-columns-repeated="2" office:value-type="float" office:value="20111.833984375" calcext:value-type="float">
            <text:p>20111,833984375</text:p>
          </table:table-cell>
          <table:table-cell office:value-type="float" office:value="103.985534667969" calcext:value-type="float">
            <text:p>103,985534667969</text:p>
          </table:table-cell>
          <table:table-cell office:value-type="float" office:value="0.220159158110619" calcext:value-type="float">
            <text:p>0,220159158110619</text:p>
          </table:table-cell>
          <table:table-cell office:value-type="float" office:value="0.999119102954864" calcext:value-type="float">
            <text:p>0,999119102954864</text:p>
          </table:table-cell>
          <table:table-cell office:value-type="float" office:value="0.683107274969174" calcext:value-type="float">
            <text:p>0,683107274969174</text:p>
          </table:table-cell>
          <table:table-cell office:value-type="float" office:value="0.660949868073879" calcext:value-type="float">
            <text:p>0,660949868073879</text:p>
          </table:table-cell>
          <table:table-cell office:value-type="float" office:value="0.656398104265403" calcext:value-type="float">
            <text:p>0,656398104265403</text:p>
          </table:table-cell>
          <table:table-cell office:value-type="float" office:value="0.712082262210797" calcext:value-type="float">
            <text:p>0,712082262210797</text:p>
          </table:table-cell>
          <table:table-cell office:value-type="float" office:value="0.659564166335751" calcext:value-type="float">
            <text:p>0,659564166335751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89.8400000000001" calcext:value-type="float">
            <text:p>89,8400000000001</text:p>
          </table:table-cell>
          <table:table-cell office:value-type="float" office:value="3.17" calcext:value-type="float">
            <text:p>3,17</text:p>
          </table:table-cell>
          <table:table-cell office:value-type="float" office:value="36164.05" calcext:value-type="float">
            <text:p>36164,05</text:p>
          </table:table-cell>
          <table:table-cell table:number-columns-repeated="2" office:value-type="float" office:value="101.298782348633" calcext:value-type="float">
            <text:p>101,298782348633</text:p>
          </table:table-cell>
          <table:table-cell office:value-type="float" office:value="9.46497535705566" calcext:value-type="float">
            <text:p>9,46497535705566</text:p>
          </table:table-cell>
          <table:table-cell office:value-type="float" office:value="0.131979689002037" calcext:value-type="float">
            <text:p>0,131979689002037</text:p>
          </table:table-cell>
          <table:table-cell office:value-type="float" office:value="0.999437689781189" calcext:value-type="float">
            <text:p>0,999437689781189</text:p>
          </table:table-cell>
          <table:table-cell office:value-type="float" office:value="0.703757225433526" calcext:value-type="float">
            <text:p>0,703757225433526</text:p>
          </table:table-cell>
          <table:table-cell office:value-type="float" office:value="0.70354302241504" calcext:value-type="float">
            <text:p>0,70354302241504</text:p>
          </table:table-cell>
          <table:table-cell office:value-type="float" office:value="0.716176470588235" calcext:value-type="float">
            <text:p>0,716176470588235</text:p>
          </table:table-cell>
          <table:table-cell office:value-type="float" office:value="0.691761363636364" calcext:value-type="float">
            <text:p>0,691761363636364</text:p>
          </table:table-cell>
          <table:table-cell office:value-type="float" office:value="0.703759915986076" calcext:value-type="float">
            <text:p>0,703759915986076</text:p>
          </table:table-cell>
          <table:table-cell table:number-columns-repeated="4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64:.D170])/7" office:value-type="float" office:value="6905.51726014286" calcext:value-type="float">
            <text:p>6905,51726014286</text:p>
          </table:table-cell>
          <table:table-cell table:style-name="ce7" table:formula="of:=SUM([.E164:.E170])/7" office:value-type="float" office:value="1372.25816814286" calcext:value-type="float">
            <text:p>1372,25816814286</text:p>
          </table:table-cell>
          <table:table-cell table:style-name="ce11" table:formula="of:=SUM([.F164:.F170])/7" office:value-type="float" office:value="48635.7901331429" calcext:value-type="float">
            <text:p>48635,7901331429</text:p>
          </table:table-cell>
          <table:table-cell table:style-name="ce7" table:formula="of:=SUM([.G164:.G170])/7" office:value-type="float" office:value="10733341.1289389" calcext:value-type="float">
            <text:p>10733341,1289389</text:p>
          </table:table-cell>
          <table:table-cell table:style-name="ce7" table:formula="of:=SUM([.H164:.H170])/7" office:value-type="float" office:value="10733341.1289389" calcext:value-type="float">
            <text:p>10733341,1289389</text:p>
          </table:table-cell>
          <table:table-cell table:style-name="ce7" table:formula="of:=SUM([.I164:.I170])/7" office:value-type="float" office:value="1218.90019021715" calcext:value-type="float">
            <text:p>1218,90019021715</text:p>
          </table:table-cell>
          <table:table-cell table:style-name="ce7" table:formula="of:=SUM([.J164:.J170])/7" office:value-type="float" office:value="0.159083388745785" calcext:value-type="float">
            <text:p>0,159083388745785</text:p>
          </table:table-cell>
          <table:table-cell table:style-name="ce7" table:formula="of:=SUM([.K164:.K170])/7" office:value-type="float" office:value="0.995575947420938" calcext:value-type="float">
            <text:p>0,995575947420938</text:p>
          </table:table-cell>
          <table:table-cell table:style-name="ce7" table:formula="of:=SUM([.L164:.L170])/7" office:value-type="float" office:value="0.716723889337445" calcext:value-type="float">
            <text:p>0,716723889337445</text:p>
          </table:table-cell>
          <table:table-cell table:style-name="ce7" table:formula="of:=SUM([.M164:.M170])/7" office:value-type="float" office:value="0.708042067237979" calcext:value-type="float">
            <text:p>0,708042067237979</text:p>
          </table:table-cell>
          <table:table-cell table:style-name="ce7" table:formula="of:=SUM([.N164:.N170])/7" office:value-type="float" office:value="0.707504964570297" calcext:value-type="float">
            <text:p>0,707504964570297</text:p>
          </table:table-cell>
          <table:table-cell table:style-name="ce7" table:formula="of:=SUM([.O164:.O170])/7" office:value-type="float" office:value="0.726825924868116" calcext:value-type="float">
            <text:p>0,726825924868116</text:p>
          </table:table-cell>
          <table:table-cell table:style-name="ce7" table:formula="of:=SUM([.P164:.P170])/7" office:value-type="float" office:value="0.707089937994425" calcext:value-type="float">
            <text:p>0,707089937994425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380.973933" calcext:value-type="float">
            <text:p>380,973933</text:p>
          </table:table-cell>
          <table:table-cell office:value-type="float" office:value="114.117145" calcext:value-type="float">
            <text:p>114,117145</text:p>
          </table:table-cell>
          <table:table-cell office:value-type="float" office:value="41876.930843" calcext:value-type="float">
            <text:p>41876,930843</text:p>
          </table:table-cell>
          <table:table-cell table:number-columns-repeated="2" office:value-type="float" office:value="1347.82861328125" calcext:value-type="float">
            <text:p>1347,82861328125</text:p>
          </table:table-cell>
          <table:table-cell office:value-type="float" office:value="29.4634284973145" calcext:value-type="float">
            <text:p>29,4634284973145</text:p>
          </table:table-cell>
          <table:table-cell office:value-type="float" office:value="0.198662206530571" calcext:value-type="float">
            <text:p>0,198662206530571</text:p>
          </table:table-cell>
          <table:table-cell office:value-type="float" office:value="0.99981677532196" calcext:value-type="float">
            <text:p>0,99981677532196</text:p>
          </table:table-cell>
          <table:table-cell office:value-type="float" office:value="0.717129071170085" calcext:value-type="float">
            <text:p>0,717129071170085</text:p>
          </table:table-cell>
          <table:table-cell office:value-type="float" office:value="0.686706746826987" calcext:value-type="float">
            <text:p>0,686706746826987</text:p>
          </table:table-cell>
          <table:table-cell office:value-type="float" office:value="0.690877396862289" calcext:value-type="float">
            <text:p>0,690877396862289</text:p>
          </table:table-cell>
          <table:table-cell office:value-type="float" office:value="0.745454545454545" calcext:value-type="float">
            <text:p>0,745454545454545</text:p>
          </table:table-cell>
          <table:table-cell office:value-type="float" office:value="0.682591461433492" calcext:value-type="float">
            <text:p>0,682591461433492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66.420007" calcext:value-type="float">
            <text:p>66,420007</text:p>
          </table:table-cell>
          <table:table-cell office:value-type="float" office:value="-25.909999" calcext:value-type="float">
            <text:p>-25,909999</text:p>
          </table:table-cell>
          <table:table-cell office:value-type="float" office:value="16709.000842" calcext:value-type="float">
            <text:p>16709,000842</text:p>
          </table:table-cell>
          <table:table-cell table:number-columns-repeated="2" office:value-type="float" office:value="614.760864257813" calcext:value-type="float">
            <text:p>614,760864257813</text:p>
          </table:table-cell>
          <table:table-cell office:value-type="float" office:value="20.9318370819092" calcext:value-type="float">
            <text:p>20,9318370819092</text:p>
          </table:table-cell>
          <table:table-cell office:value-type="float" office:value="0.219008266925812" calcext:value-type="float">
            <text:p>0,219008266925812</text:p>
          </table:table-cell>
          <table:table-cell office:value-type="float" office:value="0.996059238910675" calcext:value-type="float">
            <text:p>0,996059238910675</text:p>
          </table:table-cell>
          <table:table-cell office:value-type="float" office:value="0.796536796536796" calcext:value-type="float">
            <text:p>0,796536796536796</text:p>
          </table:table-cell>
          <table:table-cell office:value-type="float" office:value="0.808943089430894" calcext:value-type="float">
            <text:p>0,808943089430894</text:p>
          </table:table-cell>
          <table:table-cell office:value-type="float" office:value="0.8" calcext:value-type="float">
            <text:p>0,8</text:p>
          </table:table-cell>
          <table:table-cell office:value-type="float" office:value="0.793103448275862" calcext:value-type="float">
            <text:p>0,793103448275862</text:p>
          </table:table-cell>
          <table:table-cell office:value-type="float" office:value="0.808090185676392" calcext:value-type="float">
            <text:p>0,808090185676392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54728.006834" calcext:value-type="float">
            <text:p>54728,006834</text:p>
          </table:table-cell>
          <table:table-cell office:value-type="float" office:value="9192.542725" calcext:value-type="float">
            <text:p>9192,542725</text:p>
          </table:table-cell>
          <table:table-cell office:value-type="float" office:value="110415.450679" calcext:value-type="float">
            <text:p>110415,450679</text:p>
          </table:table-cell>
          <table:table-cell table:number-columns-repeated="2" office:value-type="float" office:value="75110840" calcext:value-type="float">
            <text:p>75110840</text:p>
          </table:table-cell>
          <table:table-cell office:value-type="float" office:value="8336.9716796875" calcext:value-type="float">
            <text:p>8336,9716796875</text:p>
          </table:table-cell>
          <table:table-cell office:value-type="float" office:value="0.160186618566513" calcext:value-type="float">
            <text:p>0,160186618566513</text:p>
          </table:table-cell>
          <table:table-cell office:value-type="float" office:value="0.999352991580963" calcext:value-type="float">
            <text:p>0,999352991580963</text:p>
          </table:table-cell>
          <table:table-cell office:value-type="float" office:value="0.776642335766423" calcext:value-type="float">
            <text:p>0,776642335766423</text:p>
          </table:table-cell>
          <table:table-cell office:value-type="float" office:value="0.763523956723339" calcext:value-type="float">
            <text:p>0,763523956723339</text:p>
          </table:table-cell>
          <table:table-cell office:value-type="float" office:value="0.782352941176471" calcext:value-type="float">
            <text:p>0,782352941176471</text:p>
          </table:table-cell>
          <table:table-cell office:value-type="float" office:value="0.771014492753623" calcext:value-type="float">
            <text:p>0,771014492753623</text:p>
          </table:table-cell>
          <table:table-cell office:value-type="float" office:value="0.762990690085421" calcext:value-type="float">
            <text:p>0,762990690085421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90.572684" calcext:value-type="float">
            <text:p>290,572684</text:p>
          </table:table-cell>
          <table:table-cell office:value-type="float" office:value="-25.8426929999999" calcext:value-type="float">
            <text:p>-25,8426929999999</text:p>
          </table:table-cell>
          <table:table-cell office:value-type="float" office:value="68616.4677409999" calcext:value-type="float">
            <text:p>68616,4677409999</text:p>
          </table:table-cell>
          <table:table-cell table:number-columns-repeated="2" office:value-type="float" office:value="530.695495605469" calcext:value-type="float">
            <text:p>530,695495605469</text:p>
          </table:table-cell>
          <table:table-cell office:value-type="float" office:value="21.4310455322266" calcext:value-type="float">
            <text:p>21,4310455322266</text:p>
          </table:table-cell>
          <table:table-cell office:value-type="float" office:value="0.252356022596359" calcext:value-type="float">
            <text:p>0,252356022596359</text:p>
          </table:table-cell>
          <table:table-cell office:value-type="float" office:value="0.999778687953949" calcext:value-type="float">
            <text:p>0,999778687953949</text:p>
          </table:table-cell>
          <table:table-cell office:value-type="float" office:value="0.709231178504921" calcext:value-type="float">
            <text:p>0,709231178504921</text:p>
          </table:table-cell>
          <table:table-cell office:value-type="float" office:value="0.714173640167364" calcext:value-type="float">
            <text:p>0,714173640167364</text:p>
          </table:table-cell>
          <table:table-cell office:value-type="float" office:value="0.700841219768665" calcext:value-type="float">
            <text:p>0,700841219768665</text:p>
          </table:table-cell>
          <table:table-cell office:value-type="float" office:value="0.717824448034464" calcext:value-type="float">
            <text:p>0,717824448034464</text:p>
          </table:table-cell>
          <table:table-cell office:value-type="float" office:value="0.714275721729484" calcext:value-type="float">
            <text:p>0,714275721729484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41.409993" calcext:value-type="float">
            <text:p>141,409993</text:p>
          </table:table-cell>
          <table:table-cell office:value-type="float" office:value="-4.09" calcext:value-type="float">
            <text:p>-4,09</text:p>
          </table:table-cell>
          <table:table-cell office:value-type="float" office:value="95419.773929" calcext:value-type="float">
            <text:p>95419,773929</text:p>
          </table:table-cell>
          <table:table-cell table:number-columns-repeated="2" office:value-type="float" office:value="113.894409179688" calcext:value-type="float">
            <text:p>113,894409179688</text:p>
          </table:table-cell>
          <table:table-cell office:value-type="float" office:value="10.0610618591309" calcext:value-type="float">
            <text:p>10,0610618591309</text:p>
          </table:table-cell>
          <table:table-cell office:value-type="float" office:value="0.164109408855438" calcext:value-type="float">
            <text:p>0,164109408855438</text:p>
          </table:table-cell>
          <table:table-cell office:value-type="float" office:value="0.999152421951294" calcext:value-type="float">
            <text:p>0,999152421951294</text:p>
          </table:table-cell>
          <table:table-cell office:value-type="float" office:value="0.790759075907591" calcext:value-type="float">
            <text:p>0,790759075907591</text:p>
          </table:table-cell>
          <table:table-cell office:value-type="float" office:value="0.789088489687292" calcext:value-type="float">
            <text:p>0,789088489687292</text:p>
          </table:table-cell>
          <table:table-cell office:value-type="float" office:value="0.792328042328042" calcext:value-type="float">
            <text:p>0,792328042328042</text:p>
          </table:table-cell>
          <table:table-cell office:value-type="float" office:value="0.789196310935441" calcext:value-type="float">
            <text:p>0,789196310935441</text:p>
          </table:table-cell>
          <table:table-cell office:value-type="float" office:value="0.789087402779549" calcext:value-type="float">
            <text:p>0,789087402779549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995.093971" calcext:value-type="float">
            <text:p>995,093971</text:p>
          </table:table-cell>
          <table:table-cell office:value-type="float" office:value="351.819999" calcext:value-type="float">
            <text:p>351,819999</text:p>
          </table:table-cell>
          <table:table-cell office:value-type="float" office:value="22124.073487" calcext:value-type="float">
            <text:p>22124,073487</text:p>
          </table:table-cell>
          <table:table-cell table:number-columns-repeated="2" office:value-type="float" office:value="20112.69140625" calcext:value-type="float">
            <text:p>20112,69140625</text:p>
          </table:table-cell>
          <table:table-cell office:value-type="float" office:value="103.986312866211" calcext:value-type="float">
            <text:p>103,986312866211</text:p>
          </table:table-cell>
          <table:table-cell office:value-type="float" office:value="0.111405834555626" calcext:value-type="float">
            <text:p>0,111405834555626</text:p>
          </table:table-cell>
          <table:table-cell office:value-type="float" office:value="0.99910843372345" calcext:value-type="float">
            <text:p>0,99910843372345</text:p>
          </table:table-cell>
          <table:table-cell office:value-type="float" office:value="0.707168894289186" calcext:value-type="float">
            <text:p>0,707168894289186</text:p>
          </table:table-cell>
          <table:table-cell office:value-type="float" office:value="0.682058047493404" calcext:value-type="float">
            <text:p>0,682058047493404</text:p>
          </table:table-cell>
          <table:table-cell office:value-type="float" office:value="0.670506912442396" calcext:value-type="float">
            <text:p>0,670506912442396</text:p>
          </table:table-cell>
          <table:table-cell office:value-type="float" office:value="0.748071979434447" calcext:value-type="float">
            <text:p>0,748071979434447</text:p>
          </table:table-cell>
          <table:table-cell office:value-type="float" office:value="0.680269052047847" calcext:value-type="float">
            <text:p>0,680269052047847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108.95" calcext:value-type="float">
            <text:p>108,95</text:p>
          </table:table-cell>
          <table:table-cell office:value-type="float" office:value="3.17" calcext:value-type="float">
            <text:p>3,17</text:p>
          </table:table-cell>
          <table:table-cell office:value-type="float" office:value="67881.1199999999" calcext:value-type="float">
            <text:p>67881,1199999999</text:p>
          </table:table-cell>
          <table:table-cell table:number-columns-repeated="2" office:value-type="float" office:value="101.055183410645" calcext:value-type="float">
            <text:p>101,055183410645</text:p>
          </table:table-cell>
          <table:table-cell office:value-type="float" office:value="9.45131397247314" calcext:value-type="float">
            <text:p>9,45131397247314</text:p>
          </table:table-cell>
          <table:table-cell office:value-type="float" office:value="0.118926756083965" calcext:value-type="float">
            <text:p>0,118926756083965</text:p>
          </table:table-cell>
          <table:table-cell office:value-type="float" office:value="0.999432027339935" calcext:value-type="float">
            <text:p>0,999432027339935</text:p>
          </table:table-cell>
          <table:table-cell office:value-type="float" office:value="0.768683274021352" calcext:value-type="float">
            <text:p>0,768683274021352</text:p>
          </table:table-cell>
          <table:table-cell office:value-type="float" office:value="0.765003615328995" calcext:value-type="float">
            <text:p>0,765003615328995</text:p>
          </table:table-cell>
          <table:table-cell office:value-type="float" office:value="0.770328102710414" calcext:value-type="float">
            <text:p>0,770328102710414</text:p>
          </table:table-cell>
          <table:table-cell office:value-type="float" office:value="0.767045454545455" calcext:value-type="float">
            <text:p>0,767045454545455</text:p>
          </table:table-cell>
          <table:table-cell office:value-type="float" office:value="0.764966026241799" calcext:value-type="float">
            <text:p>0,764966026241799</text:p>
          </table:table-cell>
          <table:table-cell table:number-columns-repeated="4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72:.D178])/7" office:value-type="float" office:value="8101.63248885714" calcext:value-type="float">
            <text:p>8101,63248885714</text:p>
          </table:table-cell>
          <table:table-cell table:style-name="ce7" table:formula="of:=SUM([.E172:.E178])/7" office:value-type="float" office:value="1372.25816814286" calcext:value-type="float">
            <text:p>1372,25816814286</text:p>
          </table:table-cell>
          <table:table-cell table:style-name="ce11" table:formula="of:=SUM([.F172:.F178])/7" office:value-type="float" office:value="60434.6882172857" calcext:value-type="float">
            <text:p>60434,6882172857</text:p>
          </table:table-cell>
          <table:table-cell table:style-name="ce7" table:formula="of:=SUM([.G172:.G178])/7" office:value-type="float" office:value="10733380.1322817" calcext:value-type="float">
            <text:p>10733380,1322817</text:p>
          </table:table-cell>
          <table:table-cell table:style-name="ce7" table:formula="of:=SUM([.H172:.H178])/7" office:value-type="float" office:value="10733380.1322817" calcext:value-type="float">
            <text:p>10733380,1322817</text:p>
          </table:table-cell>
          <table:table-cell table:style-name="ce7" table:formula="of:=SUM([.I172:.I178])/7" office:value-type="float" office:value="1218.8995256424" calcext:value-type="float">
            <text:p>1218,8995256424</text:p>
          </table:table-cell>
          <table:table-cell table:style-name="ce7" table:formula="of:=SUM([.J172:.J178])/7" office:value-type="float" office:value="0.174950730587755" calcext:value-type="float">
            <text:p>0,174950730587755</text:p>
          </table:table-cell>
          <table:table-cell table:style-name="ce7" table:formula="of:=SUM([.K172:.K178])/7" office:value-type="float" office:value="0.998957225254604" calcext:value-type="float">
            <text:p>0,998957225254604</text:p>
          </table:table-cell>
          <table:table-cell table:style-name="ce7" table:formula="of:=SUM([.L172:.L178])/7" office:value-type="float" office:value="0.752307232313765" calcext:value-type="float">
            <text:p>0,752307232313765</text:p>
          </table:table-cell>
          <table:table-cell table:style-name="ce7" table:formula="of:=SUM([.M172:.M178])/7" office:value-type="float" office:value="0.744213940808325" calcext:value-type="float">
            <text:p>0,744213940808325</text:p>
          </table:table-cell>
          <table:table-cell table:style-name="ce7" table:formula="of:=SUM([.N172:.N178])/7" office:value-type="float" office:value="0.743890659326897" calcext:value-type="float">
            <text:p>0,743890659326897</text:p>
          </table:table-cell>
          <table:table-cell table:style-name="ce7" table:formula="of:=SUM([.O172:.O178])/7" office:value-type="float" office:value="0.761672954204834" calcext:value-type="float">
            <text:p>0,761672954204834</text:p>
          </table:table-cell>
          <table:table-cell table:style-name="ce7" table:formula="of:=SUM([.P172:.P178])/7" office:value-type="float" office:value="0.743181505713426" calcext:value-type="float">
            <text:p>0,743181505713426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133.05644" calcext:value-type="float">
            <text:p>133,05644</text:p>
          </table:table-cell>
          <table:table-cell office:value-type="float" office:value="96.910002" calcext:value-type="float">
            <text:p>96,910002</text:p>
          </table:table-cell>
          <table:table-cell office:value-type="float" office:value="8996.67408800004" calcext:value-type="float">
            <text:p>8996,67408800004</text:p>
          </table:table-cell>
          <table:table-cell table:number-columns-repeated="2" office:value-type="float" office:value="1917.59411621094" calcext:value-type="float">
            <text:p>1917,59411621094</text:p>
          </table:table-cell>
          <table:table-cell office:value-type="float" office:value="38.2648849487305" calcext:value-type="float">
            <text:p>38,2648849487305</text:p>
          </table:table-cell>
          <table:table-cell office:value-type="float" office:value="0.1312625259161" calcext:value-type="float">
            <text:p>0,1312625259161</text:p>
          </table:table-cell>
          <table:table-cell office:value-type="float" office:value="0.999730110168457" calcext:value-type="float">
            <text:p>0,999730110168457</text:p>
          </table:table-cell>
          <table:table-cell office:value-type="float" office:value="0.632508833922262" calcext:value-type="float">
            <text:p>0,632508833922262</text:p>
          </table:table-cell>
          <table:table-cell office:value-type="float" office:value="0.584830339321357" calcext:value-type="float">
            <text:p>0,584830339321357</text:p>
          </table:table-cell>
          <table:table-cell office:value-type="float" office:value="0.591735537190083" calcext:value-type="float">
            <text:p>0,591735537190083</text:p>
          </table:table-cell>
          <table:table-cell office:value-type="float" office:value="0.679316888045541" calcext:value-type="float">
            <text:p>0,679316888045541</text:p>
          </table:table-cell>
          <table:table-cell office:value-type="float" office:value="0.57965844402277" calcext:value-type="float">
            <text:p>0,57965844402277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4.54" calcext:value-type="float">
            <text:p>4,54</text:p>
          </table:table-cell>
          <table:table-cell office:value-type="float" office:value="-27.47" calcext:value-type="float">
            <text:p>-27,47</text:p>
          </table:table-cell>
          <table:table-cell office:value-type="float" office:value="1997.89002100001" calcext:value-type="float">
            <text:p>1997,89002100001</text:p>
          </table:table-cell>
          <table:table-cell table:number-columns-repeated="2" office:value-type="float" office:value="186.330032348633" calcext:value-type="float">
            <text:p>186,330032348633</text:p>
          </table:table-cell>
          <table:table-cell office:value-type="float" office:value="12.5114803314209" calcext:value-type="float">
            <text:p>12,5114803314209</text:p>
          </table:table-cell>
          <table:table-cell office:value-type="float" office:value="0.182926833629608" calcext:value-type="float">
            <text:p>0,182926833629608</text:p>
          </table:table-cell>
          <table:table-cell office:value-type="float" office:value="0.967360079288483" calcext:value-type="float">
            <text:p>0,967360079288483</text:p>
          </table:table-cell>
          <table:table-cell office:value-type="float" office:value="0.503225806451613" calcext:value-type="float">
            <text:p>0,503225806451613</text:p>
          </table:table-cell>
          <table:table-cell office:value-type="float" office:value="0.552325581395349" calcext:value-type="float">
            <text:p>0,552325581395349</text:p>
          </table:table-cell>
          <table:table-cell office:value-type="float" office:value="0.506493506493506" calcext:value-type="float">
            <text:p>0,506493506493506</text:p>
          </table:table-cell>
          <table:table-cell office:value-type="float" office:value="0.5" calcext:value-type="float">
            <text:p>0,5</text:p>
          </table:table-cell>
          <table:table-cell office:value-type="float" office:value="0.547872340425532" calcext:value-type="float">
            <text:p>0,547872340425532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15477.873044" calcext:value-type="float">
            <text:p>15477,873044</text:p>
          </table:table-cell>
          <table:table-cell office:value-type="float" office:value="911.875" calcext:value-type="float">
            <text:p>911,875</text:p>
          </table:table-cell>
          <table:table-cell office:value-type="float" office:value="30955.746088" calcext:value-type="float">
            <text:p>30955,746088</text:p>
          </table:table-cell>
          <table:table-cell table:number-columns-repeated="2" office:value-type="float" office:value="85213272" calcext:value-type="float">
            <text:p>85213272</text:p>
          </table:table-cell>
          <table:table-cell office:value-type="float" office:value="9107.5302734375" calcext:value-type="float">
            <text:p>9107,5302734375</text:p>
          </table:table-cell>
          <table:table-cell office:value-type="float" office:value="0.0740740746259689" calcext:value-type="float">
            <text:p>0,074074074625969</text:p>
          </table:table-cell>
          <table:table-cell office:value-type="float" office:value="0.998894929885864" calcext:value-type="float">
            <text:p>0,998894929885864</text:p>
          </table:table-cell>
          <table:table-cell office:value-type="float" office:value="0.574660633484163" calcext:value-type="float">
            <text:p>0,574660633484163</text:p>
          </table:table-cell>
          <table:table-cell office:value-type="float" office:value="0.572727272727273" calcext:value-type="float">
            <text:p>0,572727272727273</text:p>
          </table:table-cell>
          <table:table-cell office:value-type="float" office:value="0.577272727272727" calcext:value-type="float">
            <text:p>0,577272727272727</text:p>
          </table:table-cell>
          <table:table-cell office:value-type="float" office:value="0.572072072072072" calcext:value-type="float">
            <text:p>0,572072072072072</text:p>
          </table:table-cell>
          <table:table-cell office:value-type="float" office:value="0.572733283742458" calcext:value-type="float">
            <text:p>0,572733283742458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88.179606" calcext:value-type="float">
            <text:p>88,179606</text:p>
          </table:table-cell>
          <table:table-cell office:value-type="float" office:value="-6.97730700000001" calcext:value-type="float">
            <text:p>-6,97730700000001</text:p>
          </table:table-cell>
          <table:table-cell office:value-type="float" office:value="13127.65507" calcext:value-type="float">
            <text:p>13127,65507</text:p>
          </table:table-cell>
          <table:table-cell table:number-columns-repeated="2" office:value-type="float" office:value="419.843872070313" calcext:value-type="float">
            <text:p>419,843872070313</text:p>
          </table:table-cell>
          <table:table-cell office:value-type="float" office:value="19.2772769927979" calcext:value-type="float">
            <text:p>19,2772769927979</text:p>
          </table:table-cell>
          <table:table-cell office:value-type="float" office:value="0.0752941146492958" calcext:value-type="float">
            <text:p>0,075294114649296</text:p>
          </table:table-cell>
          <table:table-cell office:value-type="float" office:value="0.999671339988708" calcext:value-type="float">
            <text:p>0,999671339988708</text:p>
          </table:table-cell>
          <table:table-cell office:value-type="float" office:value="0.596575069693349" calcext:value-type="float">
            <text:p>0,596575069693349</text:p>
          </table:table-cell>
          <table:table-cell office:value-type="float" office:value="0.60398749022674" calcext:value-type="float">
            <text:p>0,60398749022674</text:p>
          </table:table-cell>
          <table:table-cell office:value-type="float" office:value="0.588836477987421" calcext:value-type="float">
            <text:p>0,588836477987421</text:p>
          </table:table-cell>
          <table:table-cell office:value-type="float" office:value="0.604519774011299" calcext:value-type="float">
            <text:p>0,604519774011299</text:p>
          </table:table-cell>
          <table:table-cell office:value-type="float" office:value="0.604003632267211" calcext:value-type="float">
            <text:p>0,604003632267211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56.719995" calcext:value-type="float">
            <text:p>56,719995</text:p>
          </table:table-cell>
          <table:table-cell office:value-type="float" office:value="-3.77" calcext:value-type="float">
            <text:p>-3,77</text:p>
          </table:table-cell>
          <table:table-cell office:value-type="float" office:value="12289.6786039999" calcext:value-type="float">
            <text:p>12289,6786039999</text:p>
          </table:table-cell>
          <table:table-cell table:number-columns-repeated="2" office:value-type="float" office:value="145.273071289063" calcext:value-type="float">
            <text:p>145,273071289063</text:p>
          </table:table-cell>
          <table:table-cell office:value-type="float" office:value="11.673397064209" calcext:value-type="float">
            <text:p>11,673397064209</text:p>
          </table:table-cell>
          <table:table-cell office:value-type="float" office:value="0.146560326218605" calcext:value-type="float">
            <text:p>0,146560326218605</text:p>
          </table:table-cell>
          <table:table-cell office:value-type="float" office:value="0.998987913131714" calcext:value-type="float">
            <text:p>0,998987913131714</text:p>
          </table:table-cell>
          <table:table-cell office:value-type="float" office:value="0.644913627639155" calcext:value-type="float">
            <text:p>0,644913627639155</text:p>
          </table:table-cell>
          <table:table-cell office:value-type="float" office:value="0.63402571711177" calcext:value-type="float">
            <text:p>0,63402571711177</text:p>
          </table:table-cell>
          <table:table-cell office:value-type="float" office:value="0.629213483146067" calcext:value-type="float">
            <text:p>0,629213483146067</text:p>
          </table:table-cell>
          <table:table-cell office:value-type="float" office:value="0.661417322834646" calcext:value-type="float">
            <text:p>0,661417322834646</text:p>
          </table:table-cell>
          <table:table-cell office:value-type="float" office:value="0.633889575930245" calcext:value-type="float">
            <text:p>0,633889575930245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648.997999" calcext:value-type="float">
            <text:p>648,997999</text:p>
          </table:table-cell>
          <table:table-cell office:value-type="float" office:value="365.574001" calcext:value-type="float">
            <text:p>365,574001</text:p>
          </table:table-cell>
          <table:table-cell office:value-type="float" office:value="11002.36788" calcext:value-type="float">
            <text:p>11002,36788</text:p>
          </table:table-cell>
          <table:table-cell table:number-columns-repeated="2" office:value-type="float" office:value="27265.453125" calcext:value-type="float">
            <text:p>27265,453125</text:p>
          </table:table-cell>
          <table:table-cell office:value-type="float" office:value="122.619018554688" calcext:value-type="float">
            <text:p>122,619018554688</text:p>
          </table:table-cell>
          <table:table-cell office:value-type="float" office:value="0.0750988125801086" calcext:value-type="float">
            <text:p>0,075098812580109</text:p>
          </table:table-cell>
          <table:table-cell office:value-type="float" office:value="0.998003482818604" calcext:value-type="float">
            <text:p>0,998003482818604</text:p>
          </table:table-cell>
          <table:table-cell office:value-type="float" office:value="0.663282571912013" calcext:value-type="float">
            <text:p>0,663282571912013</text:p>
          </table:table-cell>
          <table:table-cell office:value-type="float" office:value="0.61284046692607" calcext:value-type="float">
            <text:p>0,61284046692607</text:p>
          </table:table-cell>
          <table:table-cell office:value-type="float" office:value="0.626198083067093" calcext:value-type="float">
            <text:p>0,626198083067093</text:p>
          </table:table-cell>
          <table:table-cell office:value-type="float" office:value="0.705035971223021" calcext:value-type="float">
            <text:p>0,705035971223021</text:p>
          </table:table-cell>
          <table:table-cell office:value-type="float" office:value="0.604636629679307" calcext:value-type="float">
            <text:p>0,604636629679307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34.18" calcext:value-type="float">
            <text:p>34,18</text:p>
          </table:table-cell>
          <table:table-cell office:value-type="float" office:value="1.32" calcext:value-type="float">
            <text:p>1,32</text:p>
          </table:table-cell>
          <table:table-cell office:value-type="float" office:value="6550.70999999998" calcext:value-type="float">
            <text:p>6550,70999999998</text:p>
          </table:table-cell>
          <table:table-cell table:number-columns-repeated="2" office:value-type="float" office:value="135.253616333008" calcext:value-type="float">
            <text:p>135,253616333008</text:p>
          </table:table-cell>
          <table:table-cell office:value-type="float" office:value="11.4751682281494" calcext:value-type="float">
            <text:p>11,4751682281494</text:p>
          </table:table-cell>
          <table:table-cell office:value-type="float" office:value="0.186348855495453" calcext:value-type="float">
            <text:p>0,186348855495453</text:p>
          </table:table-cell>
          <table:table-cell office:value-type="float" office:value="0.999474823474884" calcext:value-type="float">
            <text:p>0,999474823474884</text:p>
          </table:table-cell>
          <table:table-cell office:value-type="float" office:value="0.609680741503605" calcext:value-type="float">
            <text:p>0,609680741503605</text:p>
          </table:table-cell>
          <table:table-cell office:value-type="float" office:value="0.592910848549946" calcext:value-type="float">
            <text:p>0,592910848549946</text:p>
          </table:table-cell>
          <table:table-cell office:value-type="float" office:value="0.60655737704918" calcext:value-type="float">
            <text:p>0,60655737704918</text:p>
          </table:table-cell>
          <table:table-cell office:value-type="float" office:value="0.612836438923395" calcext:value-type="float">
            <text:p>0,612836438923395</text:p>
          </table:table-cell>
          <table:table-cell office:value-type="float" office:value="0.592132505175983" calcext:value-type="float">
            <text:p>0,592132505175983</text:p>
          </table:table-cell>
          <table:table-cell table:number-columns-repeated="4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80:.D186])/7" office:value-type="float" office:value="2349.07815485714" calcext:value-type="float">
            <text:p>2349,07815485714</text:p>
          </table:table-cell>
          <table:table-cell table:style-name="ce7" table:formula="of:=SUM([.E180:.E186])/7" office:value-type="float" office:value="191.065956571429" calcext:value-type="float">
            <text:p>191,065956571429</text:p>
          </table:table-cell>
          <table:table-cell table:style-name="ce11" table:formula="of:=SUM([.F180:.F186])/7" office:value-type="float" office:value="12131.5316787143" calcext:value-type="float">
            <text:p>12131,5316787143</text:p>
          </table:table-cell>
          <table:table-cell table:style-name="ce7" table:formula="of:=SUM([.G180:.G186])/7" office:value-type="float" office:value="12177620.2496905" calcext:value-type="float">
            <text:p>12177620,2496905</text:p>
          </table:table-cell>
          <table:table-cell table:style-name="ce7" table:formula="of:=SUM([.H180:.H186])/7" office:value-type="float" office:value="12177620.2496905" calcext:value-type="float">
            <text:p>12177620,2496905</text:p>
          </table:table-cell>
          <table:table-cell table:style-name="ce7" table:formula="of:=SUM([.I180:.I186])/7" office:value-type="float" office:value="1331.90735707964" calcext:value-type="float">
            <text:p>1331,90735707964</text:p>
          </table:table-cell>
          <table:table-cell table:style-name="ce7" table:formula="of:=SUM([.J180:.J186])/7" office:value-type="float" office:value="0.124509363302163" calcext:value-type="float">
            <text:p>0,124509363302163</text:p>
          </table:table-cell>
          <table:table-cell table:style-name="ce7" table:formula="of:=SUM([.K180:.K186])/7" office:value-type="float" office:value="0.994588954108102" calcext:value-type="float">
            <text:p>0,994588954108102</text:p>
          </table:table-cell>
          <table:table-cell table:style-name="ce7" table:formula="of:=SUM([.L180:.L186])/7" office:value-type="float" office:value="0.603549612086594" calcext:value-type="float">
            <text:p>0,603549612086594</text:p>
          </table:table-cell>
          <table:table-cell table:style-name="ce7" table:formula="of:=SUM([.M180:.M186])/7" office:value-type="float" office:value="0.593378245179786" calcext:value-type="float">
            <text:p>0,593378245179786</text:p>
          </table:table-cell>
          <table:table-cell table:style-name="ce7" table:formula="of:=SUM([.N180:.N186])/7" office:value-type="float" office:value="0.58947245602944" calcext:value-type="float">
            <text:p>0,58947245602944</text:p>
          </table:table-cell>
          <table:table-cell table:style-name="ce7" table:formula="of:=SUM([.O180:.O186])/7" office:value-type="float" office:value="0.619314066729996" calcext:value-type="float">
            <text:p>0,619314066729996</text:p>
          </table:table-cell>
          <table:table-cell table:style-name="ce7" table:formula="of:=SUM([.P180:.P186])/7" office:value-type="float" office:value="0.590703773034787" calcext:value-type="float">
            <text:p>0,590703773034787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54.861451" calcext:value-type="float">
            <text:p>54,861451</text:p>
          </table:table-cell>
          <table:table-cell office:value-type="float" office:value="96.910002" calcext:value-type="float">
            <text:p>96,910002</text:p>
          </table:table-cell>
          <table:table-cell office:value-type="float" office:value="7766.51291800004" calcext:value-type="float">
            <text:p>7766,51291800004</text:p>
          </table:table-cell>
          <table:table-cell table:number-columns-repeated="2" office:value-type="float" office:value="1917.71704101563" calcext:value-type="float">
            <text:p>1917,71704101563</text:p>
          </table:table-cell>
          <table:table-cell office:value-type="float" office:value="38.2572479248047" calcext:value-type="float">
            <text:p>38,2572479248047</text:p>
          </table:table-cell>
          <table:table-cell office:value-type="float" office:value="0.088176354765892" calcext:value-type="float">
            <text:p>0,088176354765892</text:p>
          </table:table-cell>
          <table:table-cell office:value-type="float" office:value="0.999728739261627" calcext:value-type="float">
            <text:p>0,999728739261627</text:p>
          </table:table-cell>
          <table:table-cell office:value-type="float" office:value="0.614977973568282" calcext:value-type="float">
            <text:p>0,614977973568282</text:p>
          </table:table-cell>
          <table:table-cell office:value-type="float" office:value="0.563872255489022" calcext:value-type="float">
            <text:p>0,563872255489022</text:p>
          </table:table-cell>
          <table:table-cell office:value-type="float" office:value="0.574013157894737" calcext:value-type="float">
            <text:p>0,574013157894737</text:p>
          </table:table-cell>
          <table:table-cell office:value-type="float" office:value="0.662239089184061" calcext:value-type="float">
            <text:p>0,662239089184061</text:p>
          </table:table-cell>
          <table:table-cell office:value-type="float" office:value="0.558487965644662" calcext:value-type="float">
            <text:p>0,558487965644662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4.37" calcext:value-type="float">
            <text:p>4,37</text:p>
          </table:table-cell>
          <table:table-cell office:value-type="float" office:value="-27.47" calcext:value-type="float">
            <text:p>-27,47</text:p>
          </table:table-cell>
          <table:table-cell office:value-type="float" office:value="1824.27997199999" calcext:value-type="float">
            <text:p>1824,27997199999</text:p>
          </table:table-cell>
          <table:table-cell table:number-columns-repeated="2" office:value-type="float" office:value="186.403671264648" calcext:value-type="float">
            <text:p>186,403671264648</text:p>
          </table:table-cell>
          <table:table-cell office:value-type="float" office:value="12.5222387313843" calcext:value-type="float">
            <text:p>12,5222387313843</text:p>
          </table:table-cell>
          <table:table-cell office:value-type="float" office:value="0.219512194395065" calcext:value-type="float">
            <text:p>0,219512194395065</text:p>
          </table:table-cell>
          <table:table-cell office:value-type="float" office:value="0.900979936122894" calcext:value-type="float">
            <text:p>0,900979936122894</text:p>
          </table:table-cell>
          <table:table-cell office:value-type="float" office:value="0.518987341772152" calcext:value-type="float">
            <text:p>0,518987341772152</text:p>
          </table:table-cell>
          <table:table-cell office:value-type="float" office:value="0.558139534883721" calcext:value-type="float">
            <text:p>0,558139534883721</text:p>
          </table:table-cell>
          <table:table-cell office:value-type="float" office:value="0.5125" calcext:value-type="float">
            <text:p>0,5125</text:p>
          </table:table-cell>
          <table:table-cell office:value-type="float" office:value="0.525641025641026" calcext:value-type="float">
            <text:p>0,525641025641026</text:p>
          </table:table-cell>
          <table:table-cell office:value-type="float" office:value="0.555373704309875" calcext:value-type="float">
            <text:p>0,555373704309875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18815.183102" calcext:value-type="float">
            <text:p>18815,183102</text:p>
          </table:table-cell>
          <table:table-cell office:value-type="float" office:value="911.875" calcext:value-type="float">
            <text:p>911,875</text:p>
          </table:table-cell>
          <table:table-cell office:value-type="float" office:value="37630.366204" calcext:value-type="float">
            <text:p>37630,366204</text:p>
          </table:table-cell>
          <table:table-cell table:number-columns-repeated="2" office:value-type="float" office:value="85213736" calcext:value-type="float">
            <text:p>85213736</text:p>
          </table:table-cell>
          <table:table-cell office:value-type="float" office:value="9107.5546875" calcext:value-type="float">
            <text:p>9107,5546875</text:p>
          </table:table-cell>
          <table:table-cell office:value-type="float" office:value="0.0856481492519379" calcext:value-type="float">
            <text:p>0,085648149251938</text:p>
          </table:table-cell>
          <table:table-cell office:value-type="float" office:value="0.998953580856323" calcext:value-type="float">
            <text:p>0,998953580856323</text:p>
          </table:table-cell>
          <table:table-cell office:value-type="float" office:value="0.609865470852018" calcext:value-type="float">
            <text:p>0,609865470852018</text:p>
          </table:table-cell>
          <table:table-cell office:value-type="float" office:value="0.604545454545455" calcext:value-type="float">
            <text:p>0,604545454545455</text:p>
          </table:table-cell>
          <table:table-cell office:value-type="float" office:value="0.607142857142857" calcext:value-type="float">
            <text:p>0,607142857142857</text:p>
          </table:table-cell>
          <table:table-cell office:value-type="float" office:value="0.612612612612613" calcext:value-type="float">
            <text:p>0,612612612612613</text:p>
          </table:table-cell>
          <table:table-cell office:value-type="float" office:value="0.604471443920985" calcext:value-type="float">
            <text:p>0,604471443920985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93.094601" calcext:value-type="float">
            <text:p>93,094601</text:p>
          </table:table-cell>
          <table:table-cell office:value-type="float" office:value="-6.97730700000001" calcext:value-type="float">
            <text:p>-6,97730700000001</text:p>
          </table:table-cell>
          <table:table-cell office:value-type="float" office:value="14552.804762" calcext:value-type="float">
            <text:p>14552,804762</text:p>
          </table:table-cell>
          <table:table-cell table:number-columns-repeated="2" office:value-type="float" office:value="418.556030273438" calcext:value-type="float">
            <text:p>418,556030273438</text:p>
          </table:table-cell>
          <table:table-cell office:value-type="float" office:value="19.2476749420166" calcext:value-type="float">
            <text:p>19,2476749420166</text:p>
          </table:table-cell>
          <table:table-cell office:value-type="float" office:value="0.098431371152401" calcext:value-type="float">
            <text:p>0,098431371152401</text:p>
          </table:table-cell>
          <table:table-cell office:value-type="float" office:value="0.999671220779419" calcext:value-type="float">
            <text:p>0,999671220779419</text:p>
          </table:table-cell>
          <table:table-cell office:value-type="float" office:value="0.596169193934557" calcext:value-type="float">
            <text:p>0,596169193934557</text:p>
          </table:table-cell>
          <table:table-cell office:value-type="float" office:value="0.604378420641126" calcext:value-type="float">
            <text:p>0,604378420641126</text:p>
          </table:table-cell>
          <table:table-cell office:value-type="float" office:value="0.589581689029203" calcext:value-type="float">
            <text:p>0,589581689029203</text:p>
          </table:table-cell>
          <table:table-cell office:value-type="float" office:value="0.602905569007264" calcext:value-type="float">
            <text:p>0,602905569007264</text:p>
          </table:table-cell>
          <table:table-cell office:value-type="float" office:value="0.604333754935777" calcext:value-type="float">
            <text:p>0,604333754935777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62.699995" calcext:value-type="float">
            <text:p>62,699995</text:p>
          </table:table-cell>
          <table:table-cell office:value-type="float" office:value="-3.77" calcext:value-type="float">
            <text:p>-3,77</text:p>
          </table:table-cell>
          <table:table-cell office:value-type="float" office:value="14502.658438" calcext:value-type="float">
            <text:p>14502,658438</text:p>
          </table:table-cell>
          <table:table-cell table:number-columns-repeated="2" office:value-type="float" office:value="145.402389526367" calcext:value-type="float">
            <text:p>145,402389526367</text:p>
          </table:table-cell>
          <table:table-cell office:value-type="float" office:value="11.6786060333252" calcext:value-type="float">
            <text:p>11,6786060333252</text:p>
          </table:table-cell>
          <table:table-cell office:value-type="float" office:value="0.105682954192162" calcext:value-type="float">
            <text:p>0,105682954192162</text:p>
          </table:table-cell>
          <table:table-cell office:value-type="float" office:value="0.998992562294006" calcext:value-type="float">
            <text:p>0,998992562294006</text:p>
          </table:table-cell>
          <table:table-cell office:value-type="float" office:value="0.664100096246391" calcext:value-type="float">
            <text:p>0,664100096246391</text:p>
          </table:table-cell>
          <table:table-cell office:value-type="float" office:value="0.654797230464886" calcext:value-type="float">
            <text:p>0,654797230464886</text:p>
          </table:table-cell>
          <table:table-cell office:value-type="float" office:value="0.649717514124294" calcext:value-type="float">
            <text:p>0,649717514124294</text:p>
          </table:table-cell>
          <table:table-cell office:value-type="float" office:value="0.679133858267717" calcext:value-type="float">
            <text:p>0,679133858267717</text:p>
          </table:table-cell>
          <table:table-cell office:value-type="float" office:value="0.65467627307024" calcext:value-type="float">
            <text:p>0,65467627307024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684.046026" calcext:value-type="float">
            <text:p>684,046026</text:p>
          </table:table-cell>
          <table:table-cell office:value-type="float" office:value="365.574001" calcext:value-type="float">
            <text:p>365,574001</text:p>
          </table:table-cell>
          <table:table-cell office:value-type="float" office:value="11765.498404" calcext:value-type="float">
            <text:p>11765,498404</text:p>
          </table:table-cell>
          <table:table-cell table:number-columns-repeated="2" office:value-type="float" office:value="27270.43359375" calcext:value-type="float">
            <text:p>27270,43359375</text:p>
          </table:table-cell>
          <table:table-cell office:value-type="float" office:value="122.630836486816" calcext:value-type="float">
            <text:p>122,630836486816</text:p>
          </table:table-cell>
          <table:table-cell office:value-type="float" office:value="0.110671937465668" calcext:value-type="float">
            <text:p>0,110671937465668</text:p>
          </table:table-cell>
          <table:table-cell office:value-type="float" office:value="0.998048424720764" calcext:value-type="float">
            <text:p>0,998048424720764</text:p>
          </table:table-cell>
          <table:table-cell office:value-type="float" office:value="0.673434856175973" calcext:value-type="float">
            <text:p>0,673434856175973</text:p>
          </table:table-cell>
          <table:table-cell office:value-type="float" office:value="0.624513618677043" calcext:value-type="float">
            <text:p>0,624513618677043</text:p>
          </table:table-cell>
          <table:table-cell office:value-type="float" office:value="0.635782747603834" calcext:value-type="float">
            <text:p>0,635782747603834</text:p>
          </table:table-cell>
          <table:table-cell office:value-type="float" office:value="0.715827338129496" calcext:value-type="float">
            <text:p>0,715827338129496</text:p>
          </table:table-cell>
          <table:table-cell office:value-type="float" office:value="0.616388245335935" calcext:value-type="float">
            <text:p>0,616388245335935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37.93" calcext:value-type="float">
            <text:p>37,93</text:p>
          </table:table-cell>
          <table:table-cell office:value-type="float" office:value="1.32" calcext:value-type="float">
            <text:p>1,32</text:p>
          </table:table-cell>
          <table:table-cell office:value-type="float" office:value="7547.67000000001" calcext:value-type="float">
            <text:p>7547,67000000001</text:p>
          </table:table-cell>
          <table:table-cell table:number-columns-repeated="2" office:value-type="float" office:value="135.118637084961" calcext:value-type="float">
            <text:p>135,118637084961</text:p>
          </table:table-cell>
          <table:table-cell office:value-type="float" office:value="11.4691343307495" calcext:value-type="float">
            <text:p>11,4691343307495</text:p>
          </table:table-cell>
          <table:table-cell office:value-type="float" office:value="0.146262183785439" calcext:value-type="float">
            <text:p>0,146262183785439</text:p>
          </table:table-cell>
          <table:table-cell office:value-type="float" office:value="0.999473750591278" calcext:value-type="float">
            <text:p>0,999473750591278</text:p>
          </table:table-cell>
          <table:table-cell office:value-type="float" office:value="0.626283367556468" calcext:value-type="float">
            <text:p>0,626283367556468</text:p>
          </table:table-cell>
          <table:table-cell office:value-type="float" office:value="0.609022556390977" calcext:value-type="float">
            <text:p>0,609022556390977</text:p>
          </table:table-cell>
          <table:table-cell office:value-type="float" office:value="0.621181262729124" calcext:value-type="float">
            <text:p>0,621181262729124</text:p>
          </table:table-cell>
          <table:table-cell office:value-type="float" office:value="0.631469979296066" calcext:value-type="float">
            <text:p>0,631469979296066</text:p>
          </table:table-cell>
          <table:table-cell office:value-type="float" office:value="0.608145703933747" calcext:value-type="float">
            <text:p>0,608145703933747</text:p>
          </table:table-cell>
          <table:table-cell table:number-columns-repeated="4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88:.D194])/7" office:value-type="float" office:value="2821.74073928571" calcext:value-type="float">
            <text:p>2821,74073928571</text:p>
          </table:table-cell>
          <table:table-cell table:style-name="ce7" table:formula="of:=SUM([.E188:.E194])/7" office:value-type="float" office:value="191.065956571429" calcext:value-type="float">
            <text:p>191,065956571429</text:p>
          </table:table-cell>
          <table:table-cell table:style-name="ce11" table:formula="of:=SUM([.F188:.F194])/7" office:value-type="float" office:value="13655.6843854286" calcext:value-type="float">
            <text:p>13655,6843854286</text:p>
          </table:table-cell>
          <table:table-cell table:style-name="ce7" table:formula="of:=SUM([.G188:.G194])/7" office:value-type="float" office:value="12177687.0901947" calcext:value-type="float">
            <text:p>12177687,0901947</text:p>
          </table:table-cell>
          <table:table-cell table:style-name="ce7" table:formula="of:=SUM([.H188:.H194])/7" office:value-type="float" office:value="12177687.0901947" calcext:value-type="float">
            <text:p>12177687,0901947</text:p>
          </table:table-cell>
          <table:table-cell table:style-name="ce7" table:formula="of:=SUM([.I188:.I194])/7" office:value-type="float" office:value="1331.90863227844" calcext:value-type="float">
            <text:p>1331,90863227844</text:p>
          </table:table-cell>
          <table:table-cell table:style-name="ce7" table:formula="of:=SUM([.J188:.J194])/7" office:value-type="float" office:value="0.122055020715509" calcext:value-type="float">
            <text:p>0,122055020715509</text:p>
          </table:table-cell>
          <table:table-cell table:style-name="ce7" table:formula="of:=SUM([.K188:.K194])/7" office:value-type="float" office:value="0.985121173518044" calcext:value-type="float">
            <text:p>0,985121173518044</text:p>
          </table:table-cell>
          <table:table-cell table:style-name="ce7" table:formula="of:=SUM([.L188:.L194])/7" office:value-type="float" office:value="0.614831185729406" calcext:value-type="float">
            <text:p>0,614831185729406</text:p>
          </table:table-cell>
          <table:table-cell table:style-name="ce7" table:formula="of:=SUM([.M188:.M194])/7" office:value-type="float" office:value="0.602752724441747" calcext:value-type="float">
            <text:p>0,602752724441747</text:p>
          </table:table-cell>
          <table:table-cell table:style-name="ce7" table:formula="of:=SUM([.N188:.N194])/7" office:value-type="float" office:value="0.59855988978915" calcext:value-type="float">
            <text:p>0,59855988978915</text:p>
          </table:table-cell>
          <table:table-cell table:style-name="ce7" table:formula="of:=SUM([.O188:.O194])/7" office:value-type="float" office:value="0.632832781734035" calcext:value-type="float">
            <text:p>0,632832781734035</text:p>
          </table:table-cell>
          <table:table-cell table:style-name="ce7" table:formula="of:=SUM([.P188:.P194])/7" office:value-type="float" office:value="0.600268155878746" calcext:value-type="float">
            <text:p>0,600268155878746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230.701415" calcext:value-type="float">
            <text:p>230,701415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12505.848314" calcext:value-type="float">
            <text:p>12505,848314</text:p>
          </table:table-cell>
          <table:table-cell table:number-columns-repeated="2" office:value-type="float" office:value="1902.27197265625" calcext:value-type="float">
            <text:p>1902,27197265625</text:p>
          </table:table-cell>
          <table:table-cell office:value-type="float" office:value="38.181079864502" calcext:value-type="float">
            <text:p>38,181079864502</text:p>
          </table:table-cell>
          <table:table-cell office:value-type="float" office:value="0.0382101573050022" calcext:value-type="float">
            <text:p>0,038210157305002</text:p>
          </table:table-cell>
          <table:table-cell office:value-type="float" office:value="0.99961131811142" calcext:value-type="float">
            <text:p>0,99961131811142</text:p>
          </table:table-cell>
          <table:table-cell office:value-type="float" office:value="0.647686832740213" calcext:value-type="float">
            <text:p>0,647686832740213</text:p>
          </table:table-cell>
          <table:table-cell office:value-type="float" office:value="0.604395604395604" calcext:value-type="float">
            <text:p>0,604395604395604</text:p>
          </table:table-cell>
          <table:table-cell office:value-type="float" office:value="0.609205020920502" calcext:value-type="float">
            <text:p>0,609205020920502</text:p>
          </table:table-cell>
          <table:table-cell office:value-type="float" office:value="0.691358024691358" calcext:value-type="float">
            <text:p>0,691358024691358</text:p>
          </table:table-cell>
          <table:table-cell office:value-type="float" office:value="0.59963054026981" calcext:value-type="float">
            <text:p>0,59963054026981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1.95" calcext:value-type="float">
            <text:p>21,95</text:p>
          </table:table-cell>
          <table:table-cell office:value-type="float" office:value="-25.77" calcext:value-type="float">
            <text:p>-25,77</text:p>
          </table:table-cell>
          <table:table-cell office:value-type="float" office:value="5129.75999100001" calcext:value-type="float">
            <text:p>5129,75999100001</text:p>
          </table:table-cell>
          <table:table-cell table:number-columns-repeated="2" office:value-type="float" office:value="162.169250488281" calcext:value-type="float">
            <text:p>162,169250488281</text:p>
          </table:table-cell>
          <table:table-cell office:value-type="float" office:value="11.9432783126831" calcext:value-type="float">
            <text:p>11,9432783126831</text:p>
          </table:table-cell>
          <table:table-cell office:value-type="float" office:value="0.184713378548622" calcext:value-type="float">
            <text:p>0,184713378548622</text:p>
          </table:table-cell>
          <table:table-cell office:value-type="float" office:value="0.926112353801727" calcext:value-type="float">
            <text:p>0,926112353801727</text:p>
          </table:table-cell>
          <table:table-cell office:value-type="float" office:value="0.628205128205128" calcext:value-type="float">
            <text:p>0,628205128205128</text:p>
          </table:table-cell>
          <table:table-cell office:value-type="float" office:value="0.658823529411765" calcext:value-type="float">
            <text:p>0,658823529411765</text:p>
          </table:table-cell>
          <table:table-cell office:value-type="float" office:value="0.620253164556962" calcext:value-type="float">
            <text:p>0,620253164556962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656891495601173" calcext:value-type="float">
            <text:p>0,656891495601173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2927.536621" calcext:value-type="float">
            <text:p>32927,536621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65855.0732420001" calcext:value-type="float">
            <text:p>65855,0732420001</text:p>
          </table:table-cell>
          <table:table-cell table:number-columns-repeated="2" office:value-type="float" office:value="84536720" calcext:value-type="float">
            <text:p>84536720</text:p>
          </table:table-cell>
          <table:table-cell office:value-type="float" office:value="9072.076171875" calcext:value-type="float">
            <text:p>9072,076171875</text:p>
          </table:table-cell>
          <table:table-cell office:value-type="float" office:value="0.167452827095985" calcext:value-type="float">
            <text:p>0,167452827095985</text:p>
          </table:table-cell>
          <table:table-cell office:value-type="float" office:value="0.998513579368591" calcext:value-type="float">
            <text:p>0,998513579368591</text:p>
          </table:table-cell>
          <table:table-cell office:value-type="float" office:value="0.741935483870968" calcext:value-type="float">
            <text:p>0,741935483870968</text:p>
          </table:table-cell>
          <table:table-cell office:value-type="float" office:value="0.74370709382151" calcext:value-type="float">
            <text:p>0,74370709382151</text:p>
          </table:table-cell>
          <table:table-cell office:value-type="float" office:value="0.755868544600939" calcext:value-type="float">
            <text:p>0,755868544600939</text:p>
          </table:table-cell>
          <table:table-cell office:value-type="float" office:value="0.728506787330317" calcext:value-type="float">
            <text:p>0,728506787330317</text:p>
          </table:table-cell>
          <table:table-cell office:value-type="float" office:value="0.743883023294788" calcext:value-type="float">
            <text:p>0,743883023294788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01.261912" calcext:value-type="float">
            <text:p>101,261912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14942.7801440001" calcext:value-type="float">
            <text:p>14942,7801440001</text:p>
          </table:table-cell>
          <table:table-cell table:number-columns-repeated="2" office:value-type="float" office:value="420.71533203125" calcext:value-type="float">
            <text:p>420,71533203125</text:p>
          </table:table-cell>
          <table:table-cell office:value-type="float" office:value="19.3012237548828" calcext:value-type="float">
            <text:p>19,3012237548828</text:p>
          </table:table-cell>
          <table:table-cell office:value-type="float" office:value="0.129032254219055" calcext:value-type="float">
            <text:p>0,129032254219055</text:p>
          </table:table-cell>
          <table:table-cell office:value-type="float" office:value="0.999493956565857" calcext:value-type="float">
            <text:p>0,999493956565857</text:p>
          </table:table-cell>
          <table:table-cell office:value-type="float" office:value="0.612244897959184" calcext:value-type="float">
            <text:p>0,612244897959184</text:p>
          </table:table-cell>
          <table:table-cell office:value-type="float" office:value="0.620743639921722" calcext:value-type="float">
            <text:p>0,620743639921722</text:p>
          </table:table-cell>
          <table:table-cell office:value-type="float" office:value="0.607142857142857" calcext:value-type="float">
            <text:p>0,607142857142857</text:p>
          </table:table-cell>
          <table:table-cell office:value-type="float" office:value="0.617433414043584" calcext:value-type="float">
            <text:p>0,617433414043584</text:p>
          </table:table-cell>
          <table:table-cell office:value-type="float" office:value="0.620646798207202" calcext:value-type="float">
            <text:p>0,620646798207202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69.499994" calcext:value-type="float">
            <text:p>69,499994</text:p>
          </table:table-cell>
          <table:table-cell office:value-type="float" office:value="-4.54" calcext:value-type="float">
            <text:p>-4,54</text:p>
          </table:table-cell>
          <table:table-cell office:value-type="float" office:value="16973.637884" calcext:value-type="float">
            <text:p>16973,637884</text:p>
          </table:table-cell>
          <table:table-cell table:number-columns-repeated="2" office:value-type="float" office:value="145.610702514648" calcext:value-type="float">
            <text:p>145,610702514648</text:p>
          </table:table-cell>
          <table:table-cell office:value-type="float" office:value="11.6874723434448" calcext:value-type="float">
            <text:p>11,6874723434448</text:p>
          </table:table-cell>
          <table:table-cell office:value-type="float" office:value="0.164824113249779" calcext:value-type="float">
            <text:p>0,164824113249779</text:p>
          </table:table-cell>
          <table:table-cell office:value-type="float" office:value="0.99829375743866" calcext:value-type="float">
            <text:p>0,99829375743866</text:p>
          </table:table-cell>
          <table:table-cell office:value-type="float" office:value="0.684261974584555" calcext:value-type="float">
            <text:p>0,684261974584555</text:p>
          </table:table-cell>
          <table:table-cell office:value-type="float" office:value="0.679563492063492" calcext:value-type="float">
            <text:p>0,679563492063492</text:p>
          </table:table-cell>
          <table:table-cell office:value-type="float" office:value="0.675675675675676" calcext:value-type="float">
            <text:p>0,675675675675676</text:p>
          </table:table-cell>
          <table:table-cell office:value-type="float" office:value="0.693069306930693" calcext:value-type="float">
            <text:p>0,693069306930693</text:p>
          </table:table-cell>
          <table:table-cell office:value-type="float" office:value="0.679536641536917" calcext:value-type="float">
            <text:p>0,679536641536917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665.320006" calcext:value-type="float">
            <text:p>665,320006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11542.247749" calcext:value-type="float">
            <text:p>11542,247749</text:p>
          </table:table-cell>
          <table:table-cell table:number-columns-repeated="2" office:value-type="float" office:value="26737.5859375" calcext:value-type="float">
            <text:p>26737,5859375</text:p>
          </table:table-cell>
          <table:table-cell office:value-type="float" office:value="121.838653564453" calcext:value-type="float">
            <text:p>121,838653564453</text:p>
          </table:table-cell>
          <table:table-cell office:value-type="float" office:value="0.0863453820347786" calcext:value-type="float">
            <text:p>0,086345382034779</text:p>
          </table:table-cell>
          <table:table-cell office:value-type="float" office:value="0.996932327747345" calcext:value-type="float">
            <text:p>0,996932327747345</text:p>
          </table:table-cell>
          <table:table-cell office:value-type="float" office:value="0.675675675675676" calcext:value-type="float">
            <text:p>0,675675675675676</text:p>
          </table:table-cell>
          <table:table-cell office:value-type="float" office:value="0.62426614481409" calcext:value-type="float">
            <text:p>0,62426614481409</text:p>
          </table:table-cell>
          <table:table-cell office:value-type="float" office:value="0.634920634920635" calcext:value-type="float">
            <text:p>0,634920634920635</text:p>
          </table:table-cell>
          <table:table-cell office:value-type="float" office:value="0.722021660649819" calcext:value-type="float">
            <text:p>0,722021660649819</text:p>
          </table:table-cell>
          <table:table-cell office:value-type="float" office:value="0.615284334598414" calcext:value-type="float">
            <text:p>0,615284334598414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67.97" calcext:value-type="float">
            <text:p>67,97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17969.7" calcext:value-type="float">
            <text:p>17969,7</text:p>
          </table:table-cell>
          <table:table-cell table:number-columns-repeated="2" office:value-type="float" office:value="135.451416015625" calcext:value-type="float">
            <text:p>135,451416015625</text:p>
          </table:table-cell>
          <table:table-cell office:value-type="float" office:value="11.4826364517212" calcext:value-type="float">
            <text:p>11,4826364517212</text:p>
          </table:table-cell>
          <table:table-cell office:value-type="float" office:value="0.0459016375243664" calcext:value-type="float">
            <text:p>0,045901637524366</text:p>
          </table:table-cell>
          <table:table-cell office:value-type="float" office:value="0.999226868152618" calcext:value-type="float">
            <text:p>0,999226868152618</text:p>
          </table:table-cell>
          <table:table-cell office:value-type="float" office:value="0.725366876310272" calcext:value-type="float">
            <text:p>0,725366876310272</text:p>
          </table:table-cell>
          <table:table-cell office:value-type="float" office:value="0.717672413793103" calcext:value-type="float">
            <text:p>0,717672413793103</text:p>
          </table:table-cell>
          <table:table-cell office:value-type="float" office:value="0.729957805907173" calcext:value-type="float">
            <text:p>0,729957805907173</text:p>
          </table:table-cell>
          <table:table-cell office:value-type="float" office:value="0.720833333333333" calcext:value-type="float">
            <text:p>0,720833333333333</text:p>
          </table:table-cell>
          <table:table-cell office:value-type="float" office:value="0.717559523809524" calcext:value-type="float">
            <text:p>0,717559523809524</text:p>
          </table:table-cell>
          <table:table-cell table:number-columns-repeated="4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96:.D202])/7" office:value-type="float" office:value="4869.17713542857" calcext:value-type="float">
            <text:p>4869,17713542857</text:p>
          </table:table-cell>
          <table:table-cell table:style-name="ce7" table:formula="of:=SUM([.E196:.E202])/7" office:value-type="float" office:value="275.532994428571" calcext:value-type="float">
            <text:p>275,532994428571</text:p>
          </table:table-cell>
          <table:table-cell table:style-name="ce11" table:formula="of:=SUM([.F196:.F202])/7" office:value-type="float" office:value="20702.7210462857" calcext:value-type="float">
            <text:p>20702,7210462857</text:p>
          </table:table-cell>
          <table:table-cell table:style-name="ce7" table:formula="of:=SUM([.G196:.G202])/7" office:value-type="float" office:value="12080889.1149445" calcext:value-type="float">
            <text:p>12080889,1149445</text:p>
          </table:table-cell>
          <table:table-cell table:style-name="ce7" table:formula="of:=SUM([.H196:.H202])/7" office:value-type="float" office:value="12080889.1149445" calcext:value-type="float">
            <text:p>12080889,1149445</text:p>
          </table:table-cell>
          <table:table-cell table:style-name="ce7" table:formula="of:=SUM([.I196:.I202])/7" office:value-type="float" office:value="1326.64435945238" calcext:value-type="float">
            <text:p>1326,64435945238</text:p>
          </table:table-cell>
          <table:table-cell table:style-name="ce7" table:formula="of:=SUM([.J196:.J202])/7" office:value-type="float" office:value="0.116639964282513" calcext:value-type="float">
            <text:p>0,116639964282513</text:p>
          </table:table-cell>
          <table:table-cell table:style-name="ce7" table:formula="of:=SUM([.K196:.K202])/7" office:value-type="float" office:value="0.988312023026603" calcext:value-type="float">
            <text:p>0,988312023026603</text:p>
          </table:table-cell>
          <table:table-cell table:style-name="ce7" table:formula="of:=SUM([.L196:.L202])/7" office:value-type="float" office:value="0.673625267049428" calcext:value-type="float">
            <text:p>0,673625267049428</text:p>
          </table:table-cell>
          <table:table-cell table:style-name="ce7" table:formula="of:=SUM([.M196:.M202])/7" office:value-type="float" office:value="0.664167416888755" calcext:value-type="float">
            <text:p>0,664167416888755</text:p>
          </table:table-cell>
          <table:table-cell table:style-name="ce7" table:formula="of:=SUM([.N196:.N202])/7" office:value-type="float" office:value="0.661860529103535" calcext:value-type="float">
            <text:p>0,661860529103535</text:p>
          </table:table-cell>
          <table:table-cell table:style-name="ce7" table:formula="of:=SUM([.O196:.O202])/7" office:value-type="float" office:value="0.687083737620392" calcext:value-type="float">
            <text:p>0,687083737620392</text:p>
          </table:table-cell>
          <table:table-cell table:style-name="ce7" table:formula="of:=SUM([.P196:.P202])/7" office:value-type="float" office:value="0.661918908188261" calcext:value-type="float">
            <text:p>0,661918908188261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268.191797" calcext:value-type="float">
            <text:p>268,191797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15108.52507" calcext:value-type="float">
            <text:p>15108,52507</text:p>
          </table:table-cell>
          <table:table-cell table:number-columns-repeated="2" office:value-type="float" office:value="1904.99243164063" calcext:value-type="float">
            <text:p>1904,99243164063</text:p>
          </table:table-cell>
          <table:table-cell office:value-type="float" office:value="38.2059059143066" calcext:value-type="float">
            <text:p>38,2059059143066</text:p>
          </table:table-cell>
          <table:table-cell office:value-type="float" office:value="0.0542986430227757" calcext:value-type="float">
            <text:p>0,054298643022776</text:p>
          </table:table-cell>
          <table:table-cell office:value-type="float" office:value="0.999612390995025" calcext:value-type="float">
            <text:p>0,999612390995025</text:p>
          </table:table-cell>
          <table:table-cell office:value-type="float" office:value="0.669365721997301" calcext:value-type="float">
            <text:p>0,669365721997301</text:p>
          </table:table-cell>
          <table:table-cell office:value-type="float" office:value="0.632867132867133" calcext:value-type="float">
            <text:p>0,632867132867133</text:p>
          </table:table-cell>
          <table:table-cell office:value-type="float" office:value="0.635897435897436" calcext:value-type="float">
            <text:p>0,635897435897436</text:p>
          </table:table-cell>
          <table:table-cell office:value-type="float" office:value="0.706552706552707" calcext:value-type="float">
            <text:p>0,706552706552707</text:p>
          </table:table-cell>
          <table:table-cell office:value-type="float" office:value="0.628829567185731" calcext:value-type="float">
            <text:p>0,628829567185731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23.93" calcext:value-type="float">
            <text:p>23,93</text:p>
          </table:table-cell>
          <table:table-cell office:value-type="float" office:value="-25.77" calcext:value-type="float">
            <text:p>-25,77</text:p>
          </table:table-cell>
          <table:table-cell office:value-type="float" office:value="6387.60997900001" calcext:value-type="float">
            <text:p>6387,60997900001</text:p>
          </table:table-cell>
          <table:table-cell table:number-columns-repeated="2" office:value-type="float" office:value="161.497680664063" calcext:value-type="float">
            <text:p>161,497680664063</text:p>
          </table:table-cell>
          <table:table-cell office:value-type="float" office:value="11.9128389358521" calcext:value-type="float">
            <text:p>11,9128389358521</text:p>
          </table:table-cell>
          <table:table-cell office:value-type="float" office:value="0.159235671162605" calcext:value-type="float">
            <text:p>0,159235671162605</text:p>
          </table:table-cell>
          <table:table-cell office:value-type="float" office:value="0.962877213954926" calcext:value-type="float">
            <text:p>0,962877213954926</text:p>
          </table:table-cell>
          <table:table-cell office:value-type="float" office:value="0.658064516129032" calcext:value-type="float">
            <text:p>0,658064516129032</text:p>
          </table:table-cell>
          <table:table-cell office:value-type="float" office:value="0.688235294117647" calcext:value-type="float">
            <text:p>0,688235294117647</text:p>
          </table:table-cell>
          <table:table-cell office:value-type="float" office:value="0.653846153846154" calcext:value-type="float">
            <text:p>0,653846153846154</text:p>
          </table:table-cell>
          <table:table-cell office:value-type="float" office:value="0.662337662337662" calcext:value-type="float">
            <text:p>0,662337662337662</text:p>
          </table:table-cell>
          <table:table-cell office:value-type="float" office:value="0.686007540846251" calcext:value-type="float">
            <text:p>0,686007540846251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4289.094727" calcext:value-type="float">
            <text:p>34289,094727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68578.1894540001" calcext:value-type="float">
            <text:p>68578,1894540001</text:p>
          </table:table-cell>
          <table:table-cell table:number-columns-repeated="2" office:value-type="float" office:value="84537032" calcext:value-type="float">
            <text:p>84537032</text:p>
          </table:table-cell>
          <table:table-cell office:value-type="float" office:value="9072.0947265625" calcext:value-type="float">
            <text:p>9072,0947265625</text:p>
          </table:table-cell>
          <table:table-cell office:value-type="float" office:value="0.0566037744283676" calcext:value-type="float">
            <text:p>0,056603774428368</text:p>
          </table:table-cell>
          <table:table-cell office:value-type="float" office:value="0.998520731925964" calcext:value-type="float">
            <text:p>0,998520731925964</text:p>
          </table:table-cell>
          <table:table-cell office:value-type="float" office:value="0.778801843317972" calcext:value-type="float">
            <text:p>0,778801843317972</text:p>
          </table:table-cell>
          <table:table-cell office:value-type="float" office:value="0.780320366132723" calcext:value-type="float">
            <text:p>0,780320366132723</text:p>
          </table:table-cell>
          <table:table-cell office:value-type="float" office:value="0.793427230046948" calcext:value-type="float">
            <text:p>0,793427230046948</text:p>
          </table:table-cell>
          <table:table-cell office:value-type="float" office:value="0.764705882352941" calcext:value-type="float">
            <text:p>0,764705882352941</text:p>
          </table:table-cell>
          <table:table-cell office:value-type="float" office:value="0.780501089324619" calcext:value-type="float">
            <text:p>0,780501089324619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34.132304" calcext:value-type="float">
            <text:p>134,132304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23264.5246239999" calcext:value-type="float">
            <text:p>23264,5246239999</text:p>
          </table:table-cell>
          <table:table-cell table:number-columns-repeated="2" office:value-type="float" office:value="420.739868164063" calcext:value-type="float">
            <text:p>420,739868164063</text:p>
          </table:table-cell>
          <table:table-cell office:value-type="float" office:value="19.3016147613525" calcext:value-type="float">
            <text:p>19,3016147613525</text:p>
          </table:table-cell>
          <table:table-cell office:value-type="float" office:value="0.0822187289595604" calcext:value-type="float">
            <text:p>0,08221872895956</text:p>
          </table:table-cell>
          <table:table-cell office:value-type="float" office:value="0.999504923820496" calcext:value-type="float">
            <text:p>0,999504923820496</text:p>
          </table:table-cell>
          <table:table-cell office:value-type="float" office:value="0.654966094934184" calcext:value-type="float">
            <text:p>0,654966094934184</text:p>
          </table:table-cell>
          <table:table-cell office:value-type="float" office:value="0.661448140900196" calcext:value-type="float">
            <text:p>0,661448140900196</text:p>
          </table:table-cell>
          <table:table-cell office:value-type="float" office:value="0.647476340694006" calcext:value-type="float">
            <text:p>0,647476340694006</text:p>
          </table:table-cell>
          <table:table-cell office:value-type="float" office:value="0.662631154156578" calcext:value-type="float">
            <text:p>0,662631154156578</text:p>
          </table:table-cell>
          <table:table-cell office:value-type="float" office:value="0.661482750330569" calcext:value-type="float">
            <text:p>0,661482750330569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79.8999949999999" calcext:value-type="float">
            <text:p>79,8999949999999</text:p>
          </table:table-cell>
          <table:table-cell office:value-type="float" office:value="-4.54" calcext:value-type="float">
            <text:p>-4,54</text:p>
          </table:table-cell>
          <table:table-cell office:value-type="float" office:value="23396.947996" calcext:value-type="float">
            <text:p>23396,947996</text:p>
          </table:table-cell>
          <table:table-cell table:number-columns-repeated="2" office:value-type="float" office:value="145.419342041016" calcext:value-type="float">
            <text:p>145,419342041016</text:p>
          </table:table-cell>
          <table:table-cell office:value-type="float" office:value="11.6780948638916" calcext:value-type="float">
            <text:p>11,6780948638916</text:p>
          </table:table-cell>
          <table:table-cell office:value-type="float" office:value="0.0834170877933502" calcext:value-type="float">
            <text:p>0,08341708779335</text:p>
          </table:table-cell>
          <table:table-cell office:value-type="float" office:value="0.998354911804199" calcext:value-type="float">
            <text:p>0,998354911804199</text:p>
          </table:table-cell>
          <table:table-cell office:value-type="float" office:value="0.72869735553379" calcext:value-type="float">
            <text:p>0,72869735553379</text:p>
          </table:table-cell>
          <table:table-cell office:value-type="float" office:value="0.725198412698413" calcext:value-type="float">
            <text:p>0,725198412698413</text:p>
          </table:table-cell>
          <table:table-cell office:value-type="float" office:value="0.72093023255814" calcext:value-type="float">
            <text:p>0,72093023255814</text:p>
          </table:table-cell>
          <table:table-cell office:value-type="float" office:value="0.736633663366337" calcext:value-type="float">
            <text:p>0,736633663366337</text:p>
          </table:table-cell>
          <table:table-cell office:value-type="float" office:value="0.725175678601657" calcext:value-type="float">
            <text:p>0,725175678601657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752.678048000001" calcext:value-type="float">
            <text:p>752,678048000001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12846.632556" calcext:value-type="float">
            <text:p>12846,632556</text:p>
          </table:table-cell>
          <table:table-cell table:number-columns-repeated="2" office:value-type="float" office:value="26738.29296875" calcext:value-type="float">
            <text:p>26738,29296875</text:p>
          </table:table-cell>
          <table:table-cell office:value-type="float" office:value="121.839988708496" calcext:value-type="float">
            <text:p>121,839988708496</text:p>
          </table:table-cell>
          <table:table-cell office:value-type="float" office:value="0.0843373462557793" calcext:value-type="float">
            <text:p>0,084337346255779</text:p>
          </table:table-cell>
          <table:table-cell office:value-type="float" office:value="0.997039198875427" calcext:value-type="float">
            <text:p>0,997039198875427</text:p>
          </table:table-cell>
          <table:table-cell office:value-type="float" office:value="0.683848797250859" calcext:value-type="float">
            <text:p>0,683848797250859</text:p>
          </table:table-cell>
          <table:table-cell office:value-type="float" office:value="0.639921722113503" calcext:value-type="float">
            <text:p>0,639921722113503</text:p>
          </table:table-cell>
          <table:table-cell office:value-type="float" office:value="0.652459016393443" calcext:value-type="float">
            <text:p>0,652459016393443</text:p>
          </table:table-cell>
          <table:table-cell office:value-type="float" office:value="0.71841155234657" calcext:value-type="float">
            <text:p>0,71841155234657</text:p>
          </table:table-cell>
          <table:table-cell office:value-type="float" office:value="0.632710049677559" calcext:value-type="float">
            <text:p>0,632710049677559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75.55" calcext:value-type="float">
            <text:p>75,55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22373.56" calcext:value-type="float">
            <text:p>22373,56</text:p>
          </table:table-cell>
          <table:table-cell table:number-columns-repeated="2" office:value-type="float" office:value="135.412872314453" calcext:value-type="float">
            <text:p>135,412872314453</text:p>
          </table:table-cell>
          <table:table-cell office:value-type="float" office:value="11.4806756973267" calcext:value-type="float">
            <text:p>11,4806756973267</text:p>
          </table:table-cell>
          <table:table-cell office:value-type="float" office:value="0.0426229499280453" calcext:value-type="float">
            <text:p>0,042622949928045</text:p>
          </table:table-cell>
          <table:table-cell office:value-type="float" office:value="0.999237835407257" calcext:value-type="float">
            <text:p>0,999237835407257</text:p>
          </table:table-cell>
          <table:table-cell office:value-type="float" office:value="0.754953076120959" calcext:value-type="float">
            <text:p>0,754953076120959</text:p>
          </table:table-cell>
          <table:table-cell office:value-type="float" office:value="0.74676724137931" calcext:value-type="float">
            <text:p>0,74676724137931</text:p>
          </table:table-cell>
          <table:table-cell office:value-type="float" office:value="0.755741127348643" calcext:value-type="float">
            <text:p>0,755741127348643</text:p>
          </table:table-cell>
          <table:table-cell office:value-type="float" office:value="0.754166666666667" calcext:value-type="float">
            <text:p>0,754166666666667</text:p>
          </table:table-cell>
          <table:table-cell office:value-type="float" office:value="0.746502976190476" calcext:value-type="float">
            <text:p>0,746502976190476</text:p>
          </table:table-cell>
          <table:table-cell table:number-columns-repeated="4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04:.D210])/7" office:value-type="float" office:value="5089.06812442857" calcext:value-type="float">
            <text:p>5089,06812442857</text:p>
          </table:table-cell>
          <table:table-cell table:style-name="ce7" table:formula="of:=SUM([.E204:.E210])/7" office:value-type="float" office:value="275.532994428571" calcext:value-type="float">
            <text:p>275,532994428571</text:p>
          </table:table-cell>
          <table:table-cell table:style-name="ce11" table:formula="of:=SUM([.F204:.F210])/7" office:value-type="float" office:value="24565.1413827143" calcext:value-type="float">
            <text:p>24565,1413827143</text:p>
          </table:table-cell>
          <table:table-cell table:style-name="ce7" table:formula="of:=SUM([.G204:.G210])/7" office:value-type="float" office:value="12080934.0507377" calcext:value-type="float">
            <text:p>12080934,0507377</text:p>
          </table:table-cell>
          <table:table-cell table:style-name="ce7" table:formula="of:=SUM([.H204:.H210])/7" office:value-type="float" office:value="12080934.0507377" calcext:value-type="float">
            <text:p>12080934,0507377</text:p>
          </table:table-cell>
          <table:table-cell table:style-name="ce7" table:formula="of:=SUM([.I204:.I210])/7" office:value-type="float" office:value="1326.64483506339" calcext:value-type="float">
            <text:p>1326,64483506339</text:p>
          </table:table-cell>
          <table:table-cell table:style-name="ce7" table:formula="of:=SUM([.J204:.J210])/7" office:value-type="float" office:value="0.0803906002214976" calcext:value-type="float">
            <text:p>0,080390600221498</text:p>
          </table:table-cell>
          <table:table-cell table:style-name="ce7" table:formula="of:=SUM([.K204:.K210])/7" office:value-type="float" office:value="0.993592458111899" calcext:value-type="float">
            <text:p>0,993592458111899</text:p>
          </table:table-cell>
          <table:table-cell table:style-name="ce7" table:formula="of:=SUM([.L204:.L210])/7" office:value-type="float" office:value="0.7040996293263" calcext:value-type="float">
            <text:p>0,7040996293263</text:p>
          </table:table-cell>
          <table:table-cell table:style-name="ce7" table:formula="of:=SUM([.M204:.M210])/7" office:value-type="float" office:value="0.696394044315561" calcext:value-type="float">
            <text:p>0,696394044315561</text:p>
          </table:table-cell>
          <table:table-cell table:style-name="ce7" table:formula="of:=SUM([.N204:.N210])/7" office:value-type="float" office:value="0.694253933826396" calcext:value-type="float">
            <text:p>0,694253933826396</text:p>
          </table:table-cell>
          <table:table-cell table:style-name="ce7" table:formula="of:=SUM([.O204:.O210])/7" office:value-type="float" office:value="0.715062755397066" calcext:value-type="float">
            <text:p>0,715062755397066</text:p>
          </table:table-cell>
          <table:table-cell table:style-name="ce7" table:formula="of:=SUM([.P204:.P210])/7" office:value-type="float" office:value="0.694458521736695" calcext:value-type="float">
            <text:p>0,694458521736695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305.599276" calcext:value-type="float">
            <text:p>305,599276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19702.8234420001" calcext:value-type="float">
            <text:p>19702,8234420001</text:p>
          </table:table-cell>
          <table:table-cell table:number-columns-repeated="2" office:value-type="float" office:value="1902.18310546875" calcext:value-type="float">
            <text:p>1902,18310546875</text:p>
          </table:table-cell>
          <table:table-cell office:value-type="float" office:value="38.1801872253418" calcext:value-type="float">
            <text:p>38,1801872253418</text:p>
          </table:table-cell>
          <table:table-cell office:value-type="float" office:value="0.0839617922902107" calcext:value-type="float">
            <text:p>0,083961792290211</text:p>
          </table:table-cell>
          <table:table-cell office:value-type="float" office:value="0.999602138996124" calcext:value-type="float">
            <text:p>0,999602138996124</text:p>
          </table:table-cell>
          <table:table-cell office:value-type="float" office:value="0.690615177368657" calcext:value-type="float">
            <text:p>0,690615177368657</text:p>
          </table:table-cell>
          <table:table-cell office:value-type="float" office:value="0.655844155844156" calcext:value-type="float">
            <text:p>0,655844155844156</text:p>
          </table:table-cell>
          <table:table-cell office:value-type="float" office:value="0.655025553662692" calcext:value-type="float">
            <text:p>0,655025553662692</text:p>
          </table:table-cell>
          <table:table-cell office:value-type="float" office:value="0.730294396961064" calcext:value-type="float">
            <text:p>0,730294396961064</text:p>
          </table:table-cell>
          <table:table-cell office:value-type="float" office:value="0.651764690577476" calcext:value-type="float">
            <text:p>0,651764690577476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18.66" calcext:value-type="float">
            <text:p>18,66</text:p>
          </table:table-cell>
          <table:table-cell office:value-type="float" office:value="-25.77" calcext:value-type="float">
            <text:p>-25,77</text:p>
          </table:table-cell>
          <table:table-cell office:value-type="float" office:value="5008.760016" calcext:value-type="float">
            <text:p>5008,760016</text:p>
          </table:table-cell>
          <table:table-cell table:number-columns-repeated="2" office:value-type="float" office:value="161.796722412109" calcext:value-type="float">
            <text:p>161,796722412109</text:p>
          </table:table-cell>
          <table:table-cell office:value-type="float" office:value="11.9268636703491" calcext:value-type="float">
            <text:p>11,9268636703491</text:p>
          </table:table-cell>
          <table:table-cell office:value-type="float" office:value="0.16560509800911" calcext:value-type="float">
            <text:p>0,16560509800911</text:p>
          </table:table-cell>
          <table:table-cell office:value-type="float" office:value="0.94871199131012" calcext:value-type="float">
            <text:p>0,94871199131012</text:p>
          </table:table-cell>
          <table:table-cell office:value-type="float" office:value="0.6125" calcext:value-type="float">
            <text:p>0,6125</text:p>
          </table:table-cell>
          <table:table-cell office:value-type="float" office:value="0.635294117647059" calcext:value-type="float">
            <text:p>0,635294117647059</text:p>
          </table:table-cell>
          <table:table-cell office:value-type="float" office:value="0.590361445783132" calcext:value-type="float">
            <text:p>0,590361445783132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635386119257087" calcext:value-type="float">
            <text:p>0,635386119257087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7377.423337" calcext:value-type="float">
            <text:p>37377,423337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74754.846674" calcext:value-type="float">
            <text:p>74754,846674</text:p>
          </table:table-cell>
          <table:table-cell table:number-columns-repeated="2" office:value-type="float" office:value="84536656" calcext:value-type="float">
            <text:p>84536656</text:p>
          </table:table-cell>
          <table:table-cell office:value-type="float" office:value="9072.076171875" calcext:value-type="float">
            <text:p>9072,076171875</text:p>
          </table:table-cell>
          <table:table-cell office:value-type="float" office:value="0.0919811353087425" calcext:value-type="float">
            <text:p>0,091981135308743</text:p>
          </table:table-cell>
          <table:table-cell office:value-type="float" office:value="0.998416602611541" calcext:value-type="float">
            <text:p>0,998416602611541</text:p>
          </table:table-cell>
          <table:table-cell office:value-type="float" office:value="0.848623853211009" calcext:value-type="float">
            <text:p>0,848623853211009</text:p>
          </table:table-cell>
          <table:table-cell office:value-type="float" office:value="0.848970251716247" calcext:value-type="float">
            <text:p>0,848970251716247</text:p>
          </table:table-cell>
          <table:table-cell office:value-type="float" office:value="0.86046511627907" calcext:value-type="float">
            <text:p>0,86046511627907</text:p>
          </table:table-cell>
          <table:table-cell office:value-type="float" office:value="0.83710407239819" calcext:value-type="float">
            <text:p>0,83710407239819</text:p>
          </table:table-cell>
          <table:table-cell office:value-type="float" office:value="0.849107591754651" calcext:value-type="float">
            <text:p>0,849107591754651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94.581142" calcext:value-type="float">
            <text:p>194,581142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55947.1788780001" calcext:value-type="float">
            <text:p>55947,1788780001</text:p>
          </table:table-cell>
          <table:table-cell table:number-columns-repeated="2" office:value-type="float" office:value="420.701812744141" calcext:value-type="float">
            <text:p>420,701812744141</text:p>
          </table:table-cell>
          <table:table-cell office:value-type="float" office:value="19.3012180328369" calcext:value-type="float">
            <text:p>19,3012180328369</text:p>
          </table:table-cell>
          <table:table-cell office:value-type="float" office:value="0.0861526355147362" calcext:value-type="float">
            <text:p>0,086152635514736</text:p>
          </table:table-cell>
          <table:table-cell office:value-type="float" office:value="0.999491333961487" calcext:value-type="float">
            <text:p>0,999491333961487</text:p>
          </table:table-cell>
          <table:table-cell office:value-type="float" office:value="0.765334388603087" calcext:value-type="float">
            <text:p>0,765334388603087</text:p>
          </table:table-cell>
          <table:table-cell office:value-type="float" office:value="0.767906066536203" calcext:value-type="float">
            <text:p>0,767906066536203</text:p>
          </table:table-cell>
          <table:table-cell office:value-type="float" office:value="0.750776397515528" calcext:value-type="float">
            <text:p>0,750776397515528</text:p>
          </table:table-cell>
          <table:table-cell office:value-type="float" office:value="0.78046811945117" calcext:value-type="float">
            <text:p>0,78046811945117</text:p>
          </table:table-cell>
          <table:table-cell office:value-type="float" office:value="0.768273573403397" calcext:value-type="float">
            <text:p>0,768273573403397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89.899992" calcext:value-type="float">
            <text:p>89,899992</text:p>
          </table:table-cell>
          <table:table-cell office:value-type="float" office:value="-4.54" calcext:value-type="float">
            <text:p>-4,54</text:p>
          </table:table-cell>
          <table:table-cell office:value-type="float" office:value="28406.00723" calcext:value-type="float">
            <text:p>28406,00723</text:p>
          </table:table-cell>
          <table:table-cell table:number-columns-repeated="2" office:value-type="float" office:value="145.593063354492" calcext:value-type="float">
            <text:p>145,593063354492</text:p>
          </table:table-cell>
          <table:table-cell office:value-type="float" office:value="11.6864557266235" calcext:value-type="float">
            <text:p>11,6864557266235</text:p>
          </table:table-cell>
          <table:table-cell office:value-type="float" office:value="0.0804020091891289" calcext:value-type="float">
            <text:p>0,080402009189129</text:p>
          </table:table-cell>
          <table:table-cell office:value-type="float" office:value="0.998304784297943" calcext:value-type="float">
            <text:p>0,998304784297943</text:p>
          </table:table-cell>
          <table:table-cell office:value-type="float" office:value="0.766208251473477" calcext:value-type="float">
            <text:p>0,766208251473477</text:p>
          </table:table-cell>
          <table:table-cell office:value-type="float" office:value="0.763888888888889" calcext:value-type="float">
            <text:p>0,763888888888889</text:p>
          </table:table-cell>
          <table:table-cell office:value-type="float" office:value="0.760233918128655" calcext:value-type="float">
            <text:p>0,760233918128655</text:p>
          </table:table-cell>
          <table:table-cell office:value-type="float" office:value="0.772277227722772" calcext:value-type="float">
            <text:p>0,772277227722772</text:p>
          </table:table-cell>
          <table:table-cell office:value-type="float" office:value="0.763872212270929" calcext:value-type="float">
            <text:p>0,763872212270929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259.704048" calcext:value-type="float">
            <text:p>1259,704048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34363.974746" calcext:value-type="float">
            <text:p>34363,974746</text:p>
          </table:table-cell>
          <table:table-cell table:number-columns-repeated="2" office:value-type="float" office:value="26742.525390625" calcext:value-type="float">
            <text:p>26742,525390625</text:p>
          </table:table-cell>
          <table:table-cell office:value-type="float" office:value="121.844604492188" calcext:value-type="float">
            <text:p>121,844604492188</text:p>
          </table:table-cell>
          <table:table-cell office:value-type="float" office:value="0.0843373462557793" calcext:value-type="float">
            <text:p>0,084337346255779</text:p>
          </table:table-cell>
          <table:table-cell office:value-type="float" office:value="0.996908366680145" calcext:value-type="float">
            <text:p>0,996908366680145</text:p>
          </table:table-cell>
          <table:table-cell office:value-type="float" office:value="0.837931034482759" calcext:value-type="float">
            <text:p>0,837931034482759</text:p>
          </table:table-cell>
          <table:table-cell office:value-type="float" office:value="0.816046966731898" calcext:value-type="float">
            <text:p>0,816046966731898</text:p>
          </table:table-cell>
          <table:table-cell office:value-type="float" office:value="0.801980198019802" calcext:value-type="float">
            <text:p>0,801980198019802</text:p>
          </table:table-cell>
          <table:table-cell office:value-type="float" office:value="0.877256317689531" calcext:value-type="float">
            <text:p>0,877256317689531</text:p>
          </table:table-cell>
          <table:table-cell office:value-type="float" office:value="0.810423030639637" calcext:value-type="float">
            <text:p>0,810423030639637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81.59" calcext:value-type="float">
            <text:p>81,59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26800.75" calcext:value-type="float">
            <text:p>26800,75</text:p>
          </table:table-cell>
          <table:table-cell table:number-columns-repeated="2" office:value-type="float" office:value="135.334060668945" calcext:value-type="float">
            <text:p>135,334060668945</text:p>
          </table:table-cell>
          <table:table-cell office:value-type="float" office:value="11.4777536392212" calcext:value-type="float">
            <text:p>11,4777536392212</text:p>
          </table:table-cell>
          <table:table-cell office:value-type="float" office:value="0.0983606576919556" calcext:value-type="float">
            <text:p>0,098360657691956</text:p>
          </table:table-cell>
          <table:table-cell office:value-type="float" office:value="0.999227583408356" calcext:value-type="float">
            <text:p>0,999227583408356</text:p>
          </table:table-cell>
          <table:table-cell office:value-type="float" office:value="0.778705636743215" calcext:value-type="float">
            <text:p>0,778705636743215</text:p>
          </table:table-cell>
          <table:table-cell office:value-type="float" office:value="0.771551724137931" calcext:value-type="float">
            <text:p>0,771551724137931</text:p>
          </table:table-cell>
          <table:table-cell office:value-type="float" office:value="0.780334728033473" calcext:value-type="float">
            <text:p>0,780334728033473</text:p>
          </table:table-cell>
          <table:table-cell office:value-type="float" office:value="0.777083333333333" calcext:value-type="float">
            <text:p>0,777083333333333</text:p>
          </table:table-cell>
          <table:table-cell office:value-type="float" office:value="0.771354166666667" calcext:value-type="float">
            <text:p>0,771354166666667</text:p>
          </table:table-cell>
          <table:table-cell table:number-columns-repeated="4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12:.D218])/7" office:value-type="float" office:value="5618.20825642857" calcext:value-type="float">
            <text:p>5618,20825642857</text:p>
          </table:table-cell>
          <table:table-cell table:style-name="ce7" table:formula="of:=SUM([.E212:.E218])/7" office:value-type="float" office:value="275.532994428571" calcext:value-type="float">
            <text:p>275,532994428571</text:p>
          </table:table-cell>
          <table:table-cell table:style-name="ce11" table:formula="of:=SUM([.F212:.F218])/7" office:value-type="float" office:value="34997.762998" calcext:value-type="float">
            <text:p>34997,762998</text:p>
          </table:table-cell>
          <table:table-cell table:style-name="ce7" table:formula="of:=SUM([.G212:.G218])/7" office:value-type="float" office:value="12080880.5905936" calcext:value-type="float">
            <text:p>12080880,5905936</text:p>
          </table:table-cell>
          <table:table-cell table:style-name="ce7" table:formula="of:=SUM([.H212:.H218])/7" office:value-type="float" office:value="12080880.5905936" calcext:value-type="float">
            <text:p>12080880,5905936</text:p>
          </table:table-cell>
          <table:table-cell table:style-name="ce7" table:formula="of:=SUM([.I212:.I218])/7" office:value-type="float" office:value="1326.64189352308" calcext:value-type="float">
            <text:p>1326,64189352308</text:p>
          </table:table-cell>
          <table:table-cell table:style-name="ce7" table:formula="of:=SUM([.J212:.J218])/7" office:value-type="float" office:value="0.0986858106085233" calcext:value-type="float">
            <text:p>0,098685810608523</text:p>
          </table:table-cell>
          <table:table-cell table:style-name="ce7" table:formula="of:=SUM([.K212:.K218])/7" office:value-type="float" office:value="0.991523257323674" calcext:value-type="float">
            <text:p>0,991523257323674</text:p>
          </table:table-cell>
          <table:table-cell table:style-name="ce7" table:formula="of:=SUM([.L212:.L218])/7" office:value-type="float" office:value="0.757131191697458" calcext:value-type="float">
            <text:p>0,757131191697458</text:p>
          </table:table-cell>
          <table:table-cell table:style-name="ce7" table:formula="of:=SUM([.M212:.M218])/7" office:value-type="float" office:value="0.751357453071769" calcext:value-type="float">
            <text:p>0,751357453071769</text:p>
          </table:table-cell>
          <table:table-cell table:style-name="ce7" table:formula="of:=SUM([.N212:.N218])/7" office:value-type="float" office:value="0.742739622488907" calcext:value-type="float">
            <text:p>0,742739622488907</text:p>
          </table:table-cell>
          <table:table-cell table:style-name="ce7" table:formula="of:=SUM([.O212:.O218])/7" office:value-type="float" office:value="0.772978157702814" calcext:value-type="float">
            <text:p>0,772978157702814</text:p>
          </table:table-cell>
          <table:table-cell table:style-name="ce7" table:formula="of:=SUM([.P212:.P218])/7" office:value-type="float" office:value="0.750025912081406" calcext:value-type="float">
            <text:p>0,750025912081406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105.257537" calcext:value-type="float">
            <text:p>105,257537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15689.1646760001" calcext:value-type="float">
            <text:p>15689,1646760001</text:p>
          </table:table-cell>
          <table:table-cell table:number-columns-repeated="2" office:value-type="float" office:value="1907.45788574219" calcext:value-type="float">
            <text:p>1907,45788574219</text:p>
          </table:table-cell>
          <table:table-cell office:value-type="float" office:value="38.2158813476562" calcext:value-type="float">
            <text:p>38,2158813476562</text:p>
          </table:table-cell>
          <table:table-cell office:value-type="float" office:value="0.216189041733742" calcext:value-type="float">
            <text:p>0,216189041733742</text:p>
          </table:table-cell>
          <table:table-cell office:value-type="float" office:value="0.999613404273987" calcext:value-type="float">
            <text:p>0,999613404273987</text:p>
          </table:table-cell>
          <table:table-cell office:value-type="float" office:value="0.66907123534716" calcext:value-type="float">
            <text:p>0,66907123534716</text:p>
          </table:table-cell>
          <table:table-cell office:value-type="float" office:value="0.633366633366633" calcext:value-type="float">
            <text:p>0,633366633366633</text:p>
          </table:table-cell>
          <table:table-cell office:value-type="float" office:value="0.636909871244635" calcext:value-type="float">
            <text:p>0,636909871244635</text:p>
          </table:table-cell>
          <table:table-cell office:value-type="float" office:value="0.704653371320038" calcext:value-type="float">
            <text:p>0,704653371320038</text:p>
          </table:table-cell>
          <table:table-cell office:value-type="float" office:value="0.629460510739049" calcext:value-type="float">
            <text:p>0,629460510739049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27.72" calcext:value-type="float">
            <text:p>27,72</text:p>
          </table:table-cell>
          <table:table-cell office:value-type="float" office:value="-25.77" calcext:value-type="float">
            <text:p>-25,77</text:p>
          </table:table-cell>
          <table:table-cell office:value-type="float" office:value="7977.78996799999" calcext:value-type="float">
            <text:p>7977,78996799999</text:p>
          </table:table-cell>
          <table:table-cell table:number-columns-repeated="2" office:value-type="float" office:value="161.676239013672" calcext:value-type="float">
            <text:p>161,676239013672</text:p>
          </table:table-cell>
          <table:table-cell office:value-type="float" office:value="11.9218349456787" calcext:value-type="float">
            <text:p>11,9218349456787</text:p>
          </table:table-cell>
          <table:table-cell office:value-type="float" office:value="0.114649683237076" calcext:value-type="float">
            <text:p>0,114649683237076</text:p>
          </table:table-cell>
          <table:table-cell office:value-type="float" office:value="0.945288896560669" calcext:value-type="float">
            <text:p>0,945288896560669</text:p>
          </table:table-cell>
          <table:table-cell office:value-type="float" office:value="0.69281045751634" calcext:value-type="float">
            <text:p>0,69281045751634</text:p>
          </table:table-cell>
          <table:table-cell office:value-type="float" office:value="0.723529411764706" calcext:value-type="float">
            <text:p>0,723529411764706</text:p>
          </table:table-cell>
          <table:table-cell office:value-type="float" office:value="0.697368421052632" calcext:value-type="float">
            <text:p>0,697368421052632</text:p>
          </table:table-cell>
          <table:table-cell office:value-type="float" office:value="0.688311688311688" calcext:value-type="float">
            <text:p>0,688311688311688</text:p>
          </table:table-cell>
          <table:table-cell office:value-type="float" office:value="0.720499930177349" calcext:value-type="float">
            <text:p>0,720499930177349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7619.541012" calcext:value-type="float">
            <text:p>37619,541012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75239.082024" calcext:value-type="float">
            <text:p>75239,082024</text:p>
          </table:table-cell>
          <table:table-cell table:number-columns-repeated="2" office:value-type="float" office:value="84535888" calcext:value-type="float">
            <text:p>84535888</text:p>
          </table:table-cell>
          <table:table-cell office:value-type="float" office:value="9072.03125" calcext:value-type="float">
            <text:p>9072,03125</text:p>
          </table:table-cell>
          <table:table-cell office:value-type="float" office:value="0.0495283007621765" calcext:value-type="float">
            <text:p>0,049528300762177</text:p>
          </table:table-cell>
          <table:table-cell office:value-type="float" office:value="0.998408019542694" calcext:value-type="float">
            <text:p>0,998408019542694</text:p>
          </table:table-cell>
          <table:table-cell office:value-type="float" office:value="0.856492027334852" calcext:value-type="float">
            <text:p>0,856492027334852</text:p>
          </table:table-cell>
          <table:table-cell office:value-type="float" office:value="0.8558352402746" calcext:value-type="float">
            <text:p>0,8558352402746</text:p>
          </table:table-cell>
          <table:table-cell office:value-type="float" office:value="0.862385321100918" calcext:value-type="float">
            <text:p>0,862385321100918</text:p>
          </table:table-cell>
          <table:table-cell office:value-type="float" office:value="0.850678733031674" calcext:value-type="float">
            <text:p>0,850678733031674</text:p>
          </table:table-cell>
          <table:table-cell office:value-type="float" office:value="0.855894922071393" calcext:value-type="float">
            <text:p>0,855894922071393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22.51267" calcext:value-type="float">
            <text:p>222,51267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89528.8578319999" calcext:value-type="float">
            <text:p>89528,8578319999</text:p>
          </table:table-cell>
          <table:table-cell table:number-columns-repeated="2" office:value-type="float" office:value="421.257659912109" calcext:value-type="float">
            <text:p>421,257659912109</text:p>
          </table:table-cell>
          <table:table-cell office:value-type="float" office:value="19.3138332366943" calcext:value-type="float">
            <text:p>19,3138332366943</text:p>
          </table:table-cell>
          <table:table-cell office:value-type="float" office:value="0.118017308413982" calcext:value-type="float">
            <text:p>0,118017308413982</text:p>
          </table:table-cell>
          <table:table-cell office:value-type="float" office:value="0.99949049949646" calcext:value-type="float">
            <text:p>0,99949049949646</text:p>
          </table:table-cell>
          <table:table-cell office:value-type="float" office:value="0.825827022718214" calcext:value-type="float">
            <text:p>0,825827022718214</text:p>
          </table:table-cell>
          <table:table-cell office:value-type="float" office:value="0.828962818003914" calcext:value-type="float">
            <text:p>0,828962818003914</text:p>
          </table:table-cell>
          <table:table-cell office:value-type="float" office:value="0.815748031496063" calcext:value-type="float">
            <text:p>0,815748031496063</text:p>
          </table:table-cell>
          <table:table-cell office:value-type="float" office:value="0.836158192090395" calcext:value-type="float">
            <text:p>0,836158192090395</text:p>
          </table:table-cell>
          <table:table-cell office:value-type="float" office:value="0.82917332096921" calcext:value-type="float">
            <text:p>0,82917332096921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9.599992" calcext:value-type="float">
            <text:p>99,599992</text:p>
          </table:table-cell>
          <table:table-cell office:value-type="float" office:value="-4.54" calcext:value-type="float">
            <text:p>-4,54</text:p>
          </table:table-cell>
          <table:table-cell office:value-type="float" office:value="39385.326791" calcext:value-type="float">
            <text:p>39385,326791</text:p>
          </table:table-cell>
          <table:table-cell table:number-columns-repeated="2" office:value-type="float" office:value="145.568344116211" calcext:value-type="float">
            <text:p>145,568344116211</text:p>
          </table:table-cell>
          <table:table-cell office:value-type="float" office:value="11.6851902008057" calcext:value-type="float">
            <text:p>11,6851902008057</text:p>
          </table:table-cell>
          <table:table-cell office:value-type="float" office:value="0.0643216073513031" calcext:value-type="float">
            <text:p>0,064321607351303</text:p>
          </table:table-cell>
          <table:table-cell office:value-type="float" office:value="0.998256862163544" calcext:value-type="float">
            <text:p>0,998256862163544</text:p>
          </table:table-cell>
          <table:table-cell office:value-type="float" office:value="0.810276679841897" calcext:value-type="float">
            <text:p>0,810276679841897</text:p>
          </table:table-cell>
          <table:table-cell office:value-type="float" office:value="0.80952380952381" calcext:value-type="float">
            <text:p>0,80952380952381</text:p>
          </table:table-cell>
          <table:table-cell office:value-type="float" office:value="0.808678500986193" calcext:value-type="float">
            <text:p>0,808678500986193</text:p>
          </table:table-cell>
          <table:table-cell office:value-type="float" office:value="0.811881188118812" calcext:value-type="float">
            <text:p>0,811881188118812</text:p>
          </table:table-cell>
          <table:table-cell office:value-type="float" office:value="0.809519122886444" calcext:value-type="float">
            <text:p>0,809519122886444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90.512039" calcext:value-type="float">
            <text:p>1290,512039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39967.42995" calcext:value-type="float">
            <text:p>39967,42995</text:p>
          </table:table-cell>
          <table:table-cell table:number-columns-repeated="2" office:value-type="float" office:value="26746.794921875" calcext:value-type="float">
            <text:p>26746,794921875</text:p>
          </table:table-cell>
          <table:table-cell office:value-type="float" office:value="121.853591918945" calcext:value-type="float">
            <text:p>121,853591918945</text:p>
          </table:table-cell>
          <table:table-cell office:value-type="float" office:value="0.106425702571869" calcext:value-type="float">
            <text:p>0,106425702571869</text:p>
          </table:table-cell>
          <table:table-cell office:value-type="float" office:value="0.996905148029327" calcext:value-type="float">
            <text:p>0,996905148029327</text:p>
          </table:table-cell>
          <table:table-cell office:value-type="float" office:value="0.856643356643357" calcext:value-type="float">
            <text:p>0,856643356643357</text:p>
          </table:table-cell>
          <table:table-cell office:value-type="float" office:value="0.839530332681018" calcext:value-type="float">
            <text:p>0,839530332681018</text:p>
          </table:table-cell>
          <table:table-cell office:value-type="float" office:value="0.830508474576271" calcext:value-type="float">
            <text:p>0,830508474576271</text:p>
          </table:table-cell>
          <table:table-cell office:value-type="float" office:value="0.884476534296029" calcext:value-type="float">
            <text:p>0,884476534296029</text:p>
          </table:table-cell>
          <table:table-cell office:value-type="float" office:value="0.835400660310408" calcext:value-type="float">
            <text:p>0,835400660310408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3.47" calcext:value-type="float">
            <text:p>93,47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42234.13" calcext:value-type="float">
            <text:p>42234,13</text:p>
          </table:table-cell>
          <table:table-cell table:number-columns-repeated="2" office:value-type="float" office:value="135.280349731445" calcext:value-type="float">
            <text:p>135,280349731445</text:p>
          </table:table-cell>
          <table:table-cell office:value-type="float" office:value="11.4754543304443" calcext:value-type="float">
            <text:p>11,4754543304443</text:p>
          </table:table-cell>
          <table:table-cell office:value-type="float" office:value="0.0601092912256718" calcext:value-type="float">
            <text:p>0,060109291225672</text:p>
          </table:table-cell>
          <table:table-cell office:value-type="float" office:value="0.999243855476379" calcext:value-type="float">
            <text:p>0,999243855476379</text:p>
          </table:table-cell>
          <table:table-cell office:value-type="float" office:value="0.84784889821616" calcext:value-type="float">
            <text:p>0,84784889821616</text:p>
          </table:table-cell>
          <table:table-cell office:value-type="float" office:value="0.84375" calcext:value-type="float">
            <text:p>0,84375</text:p>
          </table:table-cell>
          <table:table-cell office:value-type="float" office:value="0.854122621564482" calcext:value-type="float">
            <text:p>0,854122621564482</text:p>
          </table:table-cell>
          <table:table-cell office:value-type="float" office:value="0.841666666666667" calcext:value-type="float">
            <text:p>0,841666666666667</text:p>
          </table:table-cell>
          <table:table-cell office:value-type="float" office:value="0.843824404761905" calcext:value-type="float">
            <text:p>0,843824404761905</text:p>
          </table:table-cell>
          <table:table-cell table:number-columns-repeated="4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20:.D226])/7" office:value-type="float" office:value="5636.94475" calcext:value-type="float">
            <text:p>5636,94475</text:p>
          </table:table-cell>
          <table:table-cell table:style-name="ce7" table:formula="of:=SUM([.E220:.E226])/7" office:value-type="float" office:value="275.532994428571" calcext:value-type="float">
            <text:p>275,532994428571</text:p>
          </table:table-cell>
          <table:table-cell table:style-name="ce11" table:formula="of:=SUM([.F220:.F226])/7" office:value-type="float" office:value="44288.8258915714" calcext:value-type="float">
            <text:p>44288,8258915714</text:p>
          </table:table-cell>
          <table:table-cell table:style-name="ce7" table:formula="of:=SUM([.G220:.G226])/7" office:value-type="float" office:value="12080772.2907715" calcext:value-type="float">
            <text:p>12080772,2907715</text:p>
          </table:table-cell>
          <table:table-cell table:style-name="ce7" table:formula="of:=SUM([.H220:.H226])/7" office:value-type="float" office:value="12080772.2907715" calcext:value-type="float">
            <text:p>12080772,2907715</text:p>
          </table:table-cell>
          <table:table-cell table:style-name="ce7" table:formula="of:=SUM([.I220:.I226])/7" office:value-type="float" office:value="1326.64243371146" calcext:value-type="float">
            <text:p>1326,64243371146</text:p>
          </table:table-cell>
          <table:table-cell table:style-name="ce7" table:formula="of:=SUM([.J220:.J226])/7" office:value-type="float" office:value="0.104177276470831" calcext:value-type="float">
            <text:p>0,104177276470831</text:p>
          </table:table-cell>
          <table:table-cell table:style-name="ce7" table:formula="of:=SUM([.K220:.K226])/7" office:value-type="float" office:value="0.991029526506151" calcext:value-type="float">
            <text:p>0,991029526506151</text:p>
          </table:table-cell>
          <table:table-cell table:style-name="ce7" table:formula="of:=SUM([.L220:.L226])/7" office:value-type="float" office:value="0.794138525373997" calcext:value-type="float">
            <text:p>0,794138525373997</text:p>
          </table:table-cell>
          <table:table-cell table:style-name="ce7" table:formula="of:=SUM([.M220:.M226])/7" office:value-type="float" office:value="0.790642606516383" calcext:value-type="float">
            <text:p>0,790642606516383</text:p>
          </table:table-cell>
          <table:table-cell table:style-name="ce7" table:formula="of:=SUM([.N220:.N226])/7" office:value-type="float" office:value="0.786531606003028" calcext:value-type="float">
            <text:p>0,786531606003028</text:p>
          </table:table-cell>
          <table:table-cell table:style-name="ce7" table:formula="of:=SUM([.O220:.O226])/7" office:value-type="float" office:value="0.802546624833615" calcext:value-type="float">
            <text:p>0,802546624833615</text:p>
          </table:table-cell>
          <table:table-cell table:style-name="ce7" table:formula="of:=SUM([.P220:.P226])/7" office:value-type="float" office:value="0.78911041027368" calcext:value-type="float">
            <text:p>0,78911041027368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35.4207450000001" calcext:value-type="float">
            <text:p>35,4207450000001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8121.50801899999" calcext:value-type="float">
            <text:p>8121,50801899999</text:p>
          </table:table-cell>
          <table:table-cell table:number-columns-repeated="2" office:value-type="float" office:value="1934.21069335938" calcext:value-type="float">
            <text:p>1934,21069335938</text:p>
          </table:table-cell>
          <table:table-cell office:value-type="float" office:value="38.3715171813965" calcext:value-type="float">
            <text:p>38,3715171813965</text:p>
          </table:table-cell>
          <table:table-cell office:value-type="float" office:value="0.31915956735611" calcext:value-type="float">
            <text:p>0,31915956735611</text:p>
          </table:table-cell>
          <table:table-cell office:value-type="float" office:value="0.999872267246246" calcext:value-type="float">
            <text:p>0,999872267246246</text:p>
          </table:table-cell>
          <table:table-cell office:value-type="float" office:value="0.618556701030928" calcext:value-type="float">
            <text:p>0,618556701030928</text:p>
          </table:table-cell>
          <table:table-cell office:value-type="float" office:value="0.574925074925075" calcext:value-type="float">
            <text:p>0,574925074925075</text:p>
          </table:table-cell>
          <table:table-cell office:value-type="float" office:value="0.585738539898132" calcext:value-type="float">
            <text:p>0,585738539898132</text:p>
          </table:table-cell>
          <table:table-cell office:value-type="float" office:value="0.655270655270655" calcext:value-type="float">
            <text:p>0,655270655270655</text:p>
          </table:table-cell>
          <table:table-cell office:value-type="float" office:value="0.570522577371892" calcext:value-type="float">
            <text:p>0,570522577371892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41.54" calcext:value-type="float">
            <text:p>41,54</text:p>
          </table:table-cell>
          <table:table-cell office:value-type="float" office:value="-25.77" calcext:value-type="float">
            <text:p>-25,77</text:p>
          </table:table-cell>
          <table:table-cell office:value-type="float" office:value="14567.58" calcext:value-type="float">
            <text:p>14567,58</text:p>
          </table:table-cell>
          <table:table-cell table:number-columns-repeated="2" office:value-type="float" office:value="188.742218017578" calcext:value-type="float">
            <text:p>188,742218017578</text:p>
          </table:table-cell>
          <table:table-cell office:value-type="float" office:value="12.5959529876709" calcext:value-type="float">
            <text:p>12,5959529876709</text:p>
          </table:table-cell>
          <table:table-cell office:value-type="float" office:value="0.293413162231445" calcext:value-type="float">
            <text:p>0,293413162231445</text:p>
          </table:table-cell>
          <table:table-cell office:value-type="float" office:value="0.994540274143219" calcext:value-type="float">
            <text:p>0,994540274143219</text:p>
          </table:table-cell>
          <table:table-cell office:value-type="float" office:value="0.794701986754967" calcext:value-type="float">
            <text:p>0,794701986754967</text:p>
          </table:table-cell>
          <table:table-cell office:value-type="float" office:value="0.817647058823529" calcext:value-type="float">
            <text:p>0,817647058823529</text:p>
          </table:table-cell>
          <table:table-cell office:value-type="float" office:value="0.810810810810811" calcext:value-type="float">
            <text:p>0,810810810810811</text:p>
          </table:table-cell>
          <table:table-cell office:value-type="float" office:value="0.779220779220779" calcext:value-type="float">
            <text:p>0,779220779220779</text:p>
          </table:table-cell>
          <table:table-cell office:value-type="float" office:value="0.814341572406089" calcext:value-type="float">
            <text:p>0,814341572406089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7208.088375" calcext:value-type="float">
            <text:p>37208,088375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74416.17675" calcext:value-type="float">
            <text:p>74416,17675</text:p>
          </table:table-cell>
          <table:table-cell table:number-columns-repeated="2" office:value-type="float" office:value="85401760" calcext:value-type="float">
            <text:p>85401760</text:p>
          </table:table-cell>
          <table:table-cell office:value-type="float" office:value="9117.2548828125" calcext:value-type="float">
            <text:p>9117,2548828125</text:p>
          </table:table-cell>
          <table:table-cell office:value-type="float" office:value="0.165898621082306" calcext:value-type="float">
            <text:p>0,165898621082306</text:p>
          </table:table-cell>
          <table:table-cell office:value-type="float" office:value="0.999457955360413" calcext:value-type="float">
            <text:p>0,999457955360413</text:p>
          </table:table-cell>
          <table:table-cell office:value-type="float" office:value="0.845454545454545" calcext:value-type="float">
            <text:p>0,845454545454545</text:p>
          </table:table-cell>
          <table:table-cell office:value-type="float" office:value="0.844393592677345" calcext:value-type="float">
            <text:p>0,844393592677345</text:p>
          </table:table-cell>
          <table:table-cell office:value-type="float" office:value="0.849315068493151" calcext:value-type="float">
            <text:p>0,849315068493151</text:p>
          </table:table-cell>
          <table:table-cell office:value-type="float" office:value="0.841628959276018" calcext:value-type="float">
            <text:p>0,841628959276018</text:p>
          </table:table-cell>
          <table:table-cell office:value-type="float" office:value="0.84442559074912" calcext:value-type="float">
            <text:p>0,84442559074912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03.677294" calcext:value-type="float">
            <text:p>203,677294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57295.696718" calcext:value-type="float">
            <text:p>57295,696718</text:p>
          </table:table-cell>
          <table:table-cell table:number-columns-repeated="2" office:value-type="float" office:value="419.900604248047" calcext:value-type="float">
            <text:p>419,900604248047</text:p>
          </table:table-cell>
          <table:table-cell office:value-type="float" office:value="19.2755546569824" calcext:value-type="float">
            <text:p>19,2755546569824</text:p>
          </table:table-cell>
          <table:table-cell office:value-type="float" office:value="0.139498427510262" calcext:value-type="float">
            <text:p>0,139498427510262</text:p>
          </table:table-cell>
          <table:table-cell office:value-type="float" office:value="0.99984073638916" calcext:value-type="float">
            <text:p>0,99984073638916</text:p>
          </table:table-cell>
          <table:table-cell office:value-type="float" office:value="0.781883194278904" calcext:value-type="float">
            <text:p>0,781883194278904</text:p>
          </table:table-cell>
          <table:table-cell office:value-type="float" office:value="0.785127201565558" calcext:value-type="float">
            <text:p>0,785127201565558</text:p>
          </table:table-cell>
          <table:table-cell office:value-type="float" office:value="0.769953051643193" calcext:value-type="float">
            <text:p>0,769953051643193</text:p>
          </table:table-cell>
          <table:table-cell office:value-type="float" office:value="0.794188861985472" calcext:value-type="float">
            <text:p>0,794188861985472</text:p>
          </table:table-cell>
          <table:table-cell office:value-type="float" office:value="0.785392303333162" calcext:value-type="float">
            <text:p>0,785392303333162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94.199993" calcext:value-type="float">
            <text:p>94,199993</text:p>
          </table:table-cell>
          <table:table-cell office:value-type="float" office:value="-4.54" calcext:value-type="float">
            <text:p>-4,54</text:p>
          </table:table-cell>
          <table:table-cell office:value-type="float" office:value="31678.136847" calcext:value-type="float">
            <text:p>31678,136847</text:p>
          </table:table-cell>
          <table:table-cell table:number-columns-repeated="2" office:value-type="float" office:value="145.071807861328" calcext:value-type="float">
            <text:p>145,071807861328</text:p>
          </table:table-cell>
          <table:table-cell office:value-type="float" office:value="11.6638193130493" calcext:value-type="float">
            <text:p>11,6638193130493</text:p>
          </table:table-cell>
          <table:table-cell office:value-type="float" office:value="0.275621891021729" calcext:value-type="float">
            <text:p>0,275621891021729</text:p>
          </table:table-cell>
          <table:table-cell office:value-type="float" office:value="0.999512314796448" calcext:value-type="float">
            <text:p>0,999512314796448</text:p>
          </table:table-cell>
          <table:table-cell office:value-type="float" office:value="0.782778864970646" calcext:value-type="float">
            <text:p>0,782778864970646</text:p>
          </table:table-cell>
          <table:table-cell office:value-type="float" office:value="0.779761904761905" calcext:value-type="float">
            <text:p>0,779761904761905</text:p>
          </table:table-cell>
          <table:table-cell office:value-type="float" office:value="0.773694390715667" calcext:value-type="float">
            <text:p>0,773694390715667</text:p>
          </table:table-cell>
          <table:table-cell office:value-type="float" office:value="0.792079207920792" calcext:value-type="float">
            <text:p>0,792079207920792</text:p>
          </table:table-cell>
          <table:table-cell office:value-type="float" office:value="0.779737417081668" calcext:value-type="float">
            <text:p>0,779737417081668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925.321977" calcext:value-type="float">
            <text:p>925,321977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17214.607873" calcext:value-type="float">
            <text:p>17214,607873</text:p>
          </table:table-cell>
          <table:table-cell table:number-columns-repeated="2" office:value-type="float" office:value="28114.3125" calcext:value-type="float">
            <text:p>28114,3125</text:p>
          </table:table-cell>
          <table:table-cell office:value-type="float" office:value="124.252464294434" calcext:value-type="float">
            <text:p>124,252464294434</text:p>
          </table:table-cell>
          <table:table-cell office:value-type="float" office:value="0.202755898237228" calcext:value-type="float">
            <text:p>0,202755898237228</text:p>
          </table:table-cell>
          <table:table-cell office:value-type="float" office:value="0.999133408069611" calcext:value-type="float">
            <text:p>0,999133408069611</text:p>
          </table:table-cell>
          <table:table-cell office:value-type="float" office:value="0.731623931623932" calcext:value-type="float">
            <text:p>0,731623931623932</text:p>
          </table:table-cell>
          <table:table-cell office:value-type="float" office:value="0.692759295499021" calcext:value-type="float">
            <text:p>0,692759295499021</text:p>
          </table:table-cell>
          <table:table-cell office:value-type="float" office:value="0.694805194805195" calcext:value-type="float">
            <text:p>0,694805194805195</text:p>
          </table:table-cell>
          <table:table-cell office:value-type="float" office:value="0.772563176895307" calcext:value-type="float">
            <text:p>0,772563176895307</text:p>
          </table:table-cell>
          <table:table-cell office:value-type="float" office:value="0.685426887592953" calcext:value-type="float">
            <text:p>0,685426887592953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87.42" calcext:value-type="float">
            <text:p>87,42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33811.35" calcext:value-type="float">
            <text:p>33811,35</text:p>
          </table:table-cell>
          <table:table-cell table:number-columns-repeated="2" office:value-type="float" office:value="135.166961669922" calcext:value-type="float">
            <text:p>135,166961669922</text:p>
          </table:table-cell>
          <table:table-cell office:value-type="float" office:value="11.4722452163696" calcext:value-type="float">
            <text:p>11,4722452163696</text:p>
          </table:table-cell>
          <table:table-cell office:value-type="float" office:value="0.26810809969902" calcext:value-type="float">
            <text:p>0,26810809969902</text:p>
          </table:table-cell>
          <table:table-cell office:value-type="float" office:value="0.999721884727478" calcext:value-type="float">
            <text:p>0,999721884727478</text:p>
          </table:table-cell>
          <table:table-cell office:value-type="float" office:value="0.814583333333333" calcext:value-type="float">
            <text:p>0,814583333333333</text:p>
          </table:table-cell>
          <table:table-cell office:value-type="float" office:value="0.808189655172414" calcext:value-type="float">
            <text:p>0,808189655172414</text:p>
          </table:table-cell>
          <table:table-cell table:number-columns-repeated="2" office:value-type="float" office:value="0.814583333333333" calcext:value-type="float">
            <text:p>0,814583333333333</text:p>
          </table:table-cell>
          <table:table-cell office:value-type="float" office:value="0.807961309523809" calcext:value-type="float">
            <text:p>0,807961309523809</text:p>
          </table:table-cell>
          <table:table-cell table:number-columns-repeated="4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28:.D234])/7" office:value-type="float" office:value="5513.666912" calcext:value-type="float">
            <text:p>5513,666912</text:p>
          </table:table-cell>
          <table:table-cell table:style-name="ce7" table:formula="of:=SUM([.E228:.E234])/7" office:value-type="float" office:value="275.532994428571" calcext:value-type="float">
            <text:p>275,532994428571</text:p>
          </table:table-cell>
          <table:table-cell table:style-name="ce11" table:formula="of:=SUM([.F228:.F234])/7" office:value-type="float" office:value="33872.1508867143" calcext:value-type="float">
            <text:p>33872,1508867143</text:p>
          </table:table-cell>
          <table:table-cell table:style-name="ce7" table:formula="of:=SUM([.G228:.G234])/7" office:value-type="float" office:value="12204671.0578265" calcext:value-type="float">
            <text:p>12204671,0578265</text:p>
          </table:table-cell>
          <table:table-cell table:style-name="ce7" table:formula="of:=SUM([.H228:.H234])/7" office:value-type="float" office:value="12204671.0578265" calcext:value-type="float">
            <text:p>12204671,0578265</text:p>
          </table:table-cell>
          <table:table-cell table:style-name="ce7" table:formula="of:=SUM([.I228:.I234])/7" office:value-type="float" office:value="1333.55520520891" calcext:value-type="float">
            <text:p>1333,55520520891</text:p>
          </table:table-cell>
          <table:table-cell table:style-name="ce7" table:formula="of:=SUM([.J228:.J234])/7" office:value-type="float" office:value="0.237779381019729" calcext:value-type="float">
            <text:p>0,237779381019729</text:p>
          </table:table-cell>
          <table:table-cell table:style-name="ce7" table:formula="of:=SUM([.K228:.K234])/7" office:value-type="float" office:value="0.998868405818939" calcext:value-type="float">
            <text:p>0,998868405818939</text:p>
          </table:table-cell>
          <table:table-cell table:style-name="ce7" table:formula="of:=SUM([.L228:.L234])/7" office:value-type="float" office:value="0.767083222492465" calcext:value-type="float">
            <text:p>0,767083222492465</text:p>
          </table:table-cell>
          <table:table-cell table:style-name="ce7" table:formula="of:=SUM([.M228:.M234])/7" office:value-type="float" office:value="0.757543397632121" calcext:value-type="float">
            <text:p>0,757543397632121</text:p>
          </table:table-cell>
          <table:table-cell table:style-name="ce7" table:formula="of:=SUM([.N228:.N234])/7" office:value-type="float" office:value="0.756985769957069" calcext:value-type="float">
            <text:p>0,756985769957069</text:p>
          </table:table-cell>
          <table:table-cell table:style-name="ce7" table:formula="of:=SUM([.O228:.O234])/7" office:value-type="float" office:value="0.778504996271765" calcext:value-type="float">
            <text:p>0,778504996271765</text:p>
          </table:table-cell>
          <table:table-cell table:style-name="ce7" table:formula="of:=SUM([.P228:.P234])/7" office:value-type="float" office:value="0.755401094008385" calcext:value-type="float">
            <text:p>0,755401094008385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36.7024810000001" calcext:value-type="float">
            <text:p>36,7024810000001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5298.32108899999" calcext:value-type="float">
            <text:p>5298,32108899999</text:p>
          </table:table-cell>
          <table:table-cell table:number-columns-repeated="2" office:value-type="float" office:value="1936.46044921875" calcext:value-type="float">
            <text:p>1936,46044921875</text:p>
          </table:table-cell>
          <table:table-cell office:value-type="float" office:value="38.3935089111328" calcext:value-type="float">
            <text:p>38,3935089111328</text:p>
          </table:table-cell>
          <table:table-cell office:value-type="float" office:value="0.231115564703941" calcext:value-type="float">
            <text:p>0,231115564703941</text:p>
          </table:table-cell>
          <table:table-cell office:value-type="float" office:value="0.999869167804718" calcext:value-type="float">
            <text:p>0,999869167804718</text:p>
          </table:table-cell>
          <table:table-cell office:value-type="float" office:value="0.573002754820937" calcext:value-type="float">
            <text:p>0,573002754820937</text:p>
          </table:table-cell>
          <table:table-cell office:value-type="float" office:value="0.535464535464535" calcext:value-type="float">
            <text:p>0,535464535464535</text:p>
          </table:table-cell>
          <table:table-cell office:value-type="float" office:value="0.554666666666667" calcext:value-type="float">
            <text:p>0,554666666666667</text:p>
          </table:table-cell>
          <table:table-cell office:value-type="float" office:value="0.592592592592593" calcext:value-type="float">
            <text:p>0,592592592592593</text:p>
          </table:table-cell>
          <table:table-cell office:value-type="float" office:value="0.532334230964368" calcext:value-type="float">
            <text:p>0,532334230964368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49.379999" calcext:value-type="float">
            <text:p>49,379999</text:p>
          </table:table-cell>
          <table:table-cell office:value-type="float" office:value="-25.77" calcext:value-type="float">
            <text:p>-25,77</text:p>
          </table:table-cell>
          <table:table-cell office:value-type="float" office:value="19614.859582" calcext:value-type="float">
            <text:p>19614,859582</text:p>
          </table:table-cell>
          <table:table-cell table:number-columns-repeated="2" office:value-type="float" office:value="188.641403198242" calcext:value-type="float">
            <text:p>188,641403198242</text:p>
          </table:table-cell>
          <table:table-cell office:value-type="float" office:value="12.5902471542358" calcext:value-type="float">
            <text:p>12,5902471542358</text:p>
          </table:table-cell>
          <table:table-cell office:value-type="float" office:value="0.155688628554344" calcext:value-type="float">
            <text:p>0,155688628554344</text:p>
          </table:table-cell>
          <table:table-cell office:value-type="float" office:value="0.996088743209839" calcext:value-type="float">
            <text:p>0,996088743209839</text:p>
          </table:table-cell>
          <table:table-cell office:value-type="float" office:value="0.896103896103896" calcext:value-type="float">
            <text:p>0,896103896103896</text:p>
          </table:table-cell>
          <table:table-cell office:value-type="float" office:value="0.905882352941176" calcext:value-type="float">
            <text:p>0,905882352941176</text:p>
          </table:table-cell>
          <table:table-cell table:number-columns-repeated="2" office:value-type="float" office:value="0.896103896103896" calcext:value-type="float">
            <text:p>0,896103896103896</text:p>
          </table:table-cell>
          <table:table-cell office:value-type="float" office:value="0.905041195363776" calcext:value-type="float">
            <text:p>0,905041195363776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9135.435053" calcext:value-type="float">
            <text:p>39135,435053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78270.8701060001" calcext:value-type="float">
            <text:p>78270,8701060001</text:p>
          </table:table-cell>
          <table:table-cell table:number-columns-repeated="2" office:value-type="float" office:value="85401848" calcext:value-type="float">
            <text:p>85401848</text:p>
          </table:table-cell>
          <table:table-cell office:value-type="float" office:value="9117.259765625" calcext:value-type="float">
            <text:p>9117,259765625</text:p>
          </table:table-cell>
          <table:table-cell office:value-type="float" office:value="0.269585251808166" calcext:value-type="float">
            <text:p>0,269585251808166</text:p>
          </table:table-cell>
          <table:table-cell office:value-type="float" office:value="0.999406635761261" calcext:value-type="float">
            <text:p>0,999406635761261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890160183066362" calcext:value-type="float">
            <text:p>0,890160183066362</text:p>
          </table:table-cell>
          <table:table-cell office:value-type="float" office:value="0.877729257641921" calcext:value-type="float">
            <text:p>0,877729257641921</text:p>
          </table:table-cell>
          <table:table-cell office:value-type="float" office:value="0.909502262443439" calcext:value-type="float">
            <text:p>0,909502262443439</text:p>
          </table:table-cell>
          <table:table-cell office:value-type="float" office:value="0.889936316406905" calcext:value-type="float">
            <text:p>0,889936316406905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25.408831" calcext:value-type="float">
            <text:p>225,408831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90027.312932" calcext:value-type="float">
            <text:p>90027,312932</text:p>
          </table:table-cell>
          <table:table-cell table:number-columns-repeated="2" office:value-type="float" office:value="419.730316162109" calcext:value-type="float">
            <text:p>419,730316162109</text:p>
          </table:table-cell>
          <table:table-cell office:value-type="float" office:value="19.2711353302002" calcext:value-type="float">
            <text:p>19,2711353302002</text:p>
          </table:table-cell>
          <table:table-cell office:value-type="float" office:value="0.154780566692352" calcext:value-type="float">
            <text:p>0,154780566692352</text:p>
          </table:table-cell>
          <table:table-cell office:value-type="float" office:value="0.999836683273315" calcext:value-type="float">
            <text:p>0,999836683273315</text:p>
          </table:table-cell>
          <table:table-cell office:value-type="float" office:value="0.836947791164659" calcext:value-type="float">
            <text:p>0,836947791164659</text:p>
          </table:table-cell>
          <table:table-cell office:value-type="float" office:value="0.841095890410959" calcext:value-type="float">
            <text:p>0,841095890410959</text:p>
          </table:table-cell>
          <table:table-cell office:value-type="float" office:value="0.832933653077538" calcext:value-type="float">
            <text:p>0,832933653077538</text:p>
          </table:table-cell>
          <table:table-cell office:value-type="float" office:value="0.841000807102502" calcext:value-type="float">
            <text:p>0,841000807102502</text:p>
          </table:table-cell>
          <table:table-cell office:value-type="float" office:value="0.841093108718424" calcext:value-type="float">
            <text:p>0,841093108718424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04.279994" calcext:value-type="float">
            <text:p>104,279994</text:p>
          </table:table-cell>
          <table:table-cell office:value-type="float" office:value="-4.54" calcext:value-type="float">
            <text:p>-4,54</text:p>
          </table:table-cell>
          <table:table-cell office:value-type="float" office:value="43908.2868289999" calcext:value-type="float">
            <text:p>43908,2868289999</text:p>
          </table:table-cell>
          <table:table-cell table:number-columns-repeated="2" office:value-type="float" office:value="145.110733032227" calcext:value-type="float">
            <text:p>145,110733032227</text:p>
          </table:table-cell>
          <table:table-cell office:value-type="float" office:value="11.6660432815552" calcext:value-type="float">
            <text:p>11,6660432815552</text:p>
          </table:table-cell>
          <table:table-cell office:value-type="float" office:value="0.275621891021729" calcext:value-type="float">
            <text:p>0,275621891021729</text:p>
          </table:table-cell>
          <table:table-cell office:value-type="float" office:value="0.999514937400818" calcext:value-type="float">
            <text:p>0,999514937400818</text:p>
          </table:table-cell>
          <table:table-cell office:value-type="float" office:value="0.833824975417896" calcext:value-type="float">
            <text:p>0,833824975417896</text:p>
          </table:table-cell>
          <table:table-cell office:value-type="float" office:value="0.83234126984127" calcext:value-type="float">
            <text:p>0,83234126984127</text:p>
          </table:table-cell>
          <table:table-cell office:value-type="float" office:value="0.828125" calcext:value-type="float">
            <text:p>0,828125</text:p>
          </table:table-cell>
          <table:table-cell office:value-type="float" office:value="0.839603960396039" calcext:value-type="float">
            <text:p>0,839603960396039</text:p>
          </table:table-cell>
          <table:table-cell office:value-type="float" office:value="0.832326831092652" calcext:value-type="float">
            <text:p>0,832326831092652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120.335996" calcext:value-type="float">
            <text:p>1120,335996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26544.275311" calcext:value-type="float">
            <text:p>26544,275311</text:p>
          </table:table-cell>
          <table:table-cell table:number-columns-repeated="2" office:value-type="float" office:value="28114.197265625" calcext:value-type="float">
            <text:p>28114,197265625</text:p>
          </table:table-cell>
          <table:table-cell office:value-type="float" office:value="124.254737854004" calcext:value-type="float">
            <text:p>124,254737854004</text:p>
          </table:table-cell>
          <table:table-cell office:value-type="float" office:value="0.220472440123558" calcext:value-type="float">
            <text:p>0,220472440123558</text:p>
          </table:table-cell>
          <table:table-cell office:value-type="float" office:value="0.999032735824585" calcext:value-type="float">
            <text:p>0,999032735824585</text:p>
          </table:table-cell>
          <table:table-cell office:value-type="float" office:value="0.779541446208113" calcext:value-type="float">
            <text:p>0,779541446208113</text:p>
          </table:table-cell>
          <table:table-cell office:value-type="float" office:value="0.755381604696673" calcext:value-type="float">
            <text:p>0,755381604696673</text:p>
          </table:table-cell>
          <table:table-cell office:value-type="float" office:value="0.762068965517241" calcext:value-type="float">
            <text:p>0,762068965517241</text:p>
          </table:table-cell>
          <table:table-cell office:value-type="float" office:value="0.797833935018051" calcext:value-type="float">
            <text:p>0,797833935018051</text:p>
          </table:table-cell>
          <table:table-cell office:value-type="float" office:value="0.751481070073128" calcext:value-type="float">
            <text:p>0,751481070073128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4.45" calcext:value-type="float">
            <text:p>94,45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42888.2100000001" calcext:value-type="float">
            <text:p>42888,2100000001</text:p>
          </table:table-cell>
          <table:table-cell table:number-columns-repeated="2" office:value-type="float" office:value="135.330596923828" calcext:value-type="float">
            <text:p>135,330596923828</text:p>
          </table:table-cell>
          <table:table-cell office:value-type="float" office:value="11.4790992736816" calcext:value-type="float">
            <text:p>11,4790992736816</text:p>
          </table:table-cell>
          <table:table-cell office:value-type="float" office:value="0.2335135191679" calcext:value-type="float">
            <text:p>0,2335135191679</text:p>
          </table:table-cell>
          <table:table-cell office:value-type="float" office:value="0.999721109867096" calcext:value-type="float">
            <text:p>0,999721109867096</text:p>
          </table:table-cell>
          <table:table-cell office:value-type="float" office:value="0.859521331945889" calcext:value-type="float">
            <text:p>0,859521331945889</text:p>
          </table:table-cell>
          <table:table-cell office:value-type="float" office:value="0.854525862068966" calcext:value-type="float">
            <text:p>0,854525862068966</text:p>
          </table:table-cell>
          <table:table-cell office:value-type="float" office:value="0.858627858627859" calcext:value-type="float">
            <text:p>0,858627858627859</text:p>
          </table:table-cell>
          <table:table-cell office:value-type="float" office:value="0.860416666666667" calcext:value-type="float">
            <text:p>0,860416666666667</text:p>
          </table:table-cell>
          <table:table-cell office:value-type="float" office:value="0.854315476190476" calcext:value-type="float">
            <text:p>0,854315476190476</text:p>
          </table:table-cell>
          <table:table-cell table:number-columns-repeated="4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36:.D242])/7" office:value-type="float" office:value="5823.71319342857" calcext:value-type="float">
            <text:p>5823,71319342857</text:p>
          </table:table-cell>
          <table:table-cell table:style-name="ce7" table:formula="of:=SUM([.E236:.E242])/7" office:value-type="float" office:value="275.532994428571" calcext:value-type="float">
            <text:p>275,532994428571</text:p>
          </table:table-cell>
          <table:table-cell table:style-name="ce11" table:formula="of:=SUM([.F236:.F242])/7" office:value-type="float" office:value="43793.1622641429" calcext:value-type="float">
            <text:p>43793,1622641429</text:p>
          </table:table-cell>
          <table:table-cell table:style-name="ce7" table:formula="of:=SUM([.G236:.G242])/7" office:value-type="float" office:value="12204683.9243949" calcext:value-type="float">
            <text:p>12204683,9243949</text:p>
          </table:table-cell>
          <table:table-cell table:style-name="ce7" table:formula="of:=SUM([.H236:.H242])/7" office:value-type="float" office:value="12204683.9243949" calcext:value-type="float">
            <text:p>12204683,9243949</text:p>
          </table:table-cell>
          <table:table-cell table:style-name="ce7" table:formula="of:=SUM([.I236:.I242])/7" office:value-type="float" office:value="1333.55921963283" calcext:value-type="float">
            <text:p>1333,55921963283</text:p>
          </table:table-cell>
          <table:table-cell table:style-name="ce7" table:formula="of:=SUM([.J236:.J242])/7" office:value-type="float" office:value="0.220111123153141" calcext:value-type="float">
            <text:p>0,220111123153141</text:p>
          </table:table-cell>
          <table:table-cell table:style-name="ce7" table:formula="of:=SUM([.K236:.K242])/7" office:value-type="float" office:value="0.999067144734519" calcext:value-type="float">
            <text:p>0,999067144734519</text:p>
          </table:table-cell>
          <table:table-cell table:style-name="ce7" table:formula="of:=SUM([.L236:.L242])/7" office:value-type="float" office:value="0.810325075570675" calcext:value-type="float">
            <text:p>0,810325075570675</text:p>
          </table:table-cell>
          <table:table-cell table:style-name="ce7" table:formula="of:=SUM([.M236:.M242])/7" office:value-type="float" office:value="0.802121671212849" calcext:value-type="float">
            <text:p>0,802121671212849</text:p>
          </table:table-cell>
          <table:table-cell table:style-name="ce7" table:formula="of:=SUM([.N236:.N242])/7" office:value-type="float" office:value="0.801465042519303" calcext:value-type="float">
            <text:p>0,801465042519303</text:p>
          </table:table-cell>
          <table:table-cell table:style-name="ce7" table:formula="of:=SUM([.O236:.O242])/7" office:value-type="float" office:value="0.81957916004617" calcext:value-type="float">
            <text:p>0,81957916004617</text:p>
          </table:table-cell>
          <table:table-cell table:style-name="ce7" table:formula="of:=SUM([.P236:.P242])/7" office:value-type="float" office:value="0.800932604115676" calcext:value-type="float">
            <text:p>0,800932604115676</text:p>
          </table:table-cell>
          <table:table-cell table:number-columns-repeated="48"/>
        </table:table-row>
        <table:table-row table:style-name="ro2">
          <table:table-cell table:style-name="Default" table:number-columns-repeated="5"/>
          <table:table-cell table:style-name="Default" table:formula="of:=MAX([.F4:.F243])" office:value-type="float" office:value="245814.842097" calcext:value-type="float">
            <text:p>245814,842097</text:p>
          </table:table-cell>
          <table:table-cell table:style-name="Default" table:number-columns-repeated="10"/>
          <table:table-cell table:number-columns-repeated="48"/>
        </table:table-row>
        <table:table-row table:style-name="ro2">
          <table:table-cell table:style-name="Default" table:number-columns-repeated="5"/>
          <table:table-cell table:style-name="Default" table:formula="of:=MIN([.F4:.F243])" office:value-type="float" office:value="-938.691582000047" calcext:value-type="float">
            <text:p>-938,691582000047</text:p>
          </table:table-cell>
          <table:table-cell table:style-name="Default" table:number-columns-repeated="10"/>
          <table:table-cell table:number-columns-repeated="48"/>
        </table:table-row>
        <table:table-row table:style-name="ro2">
          <table:table-cell table:style-name="Default" table:number-columns-repeated="5"/>
          <table:table-cell table:style-name="Default" table:formula="of:=COUNTIFS([.F4:.F243];&quot;&gt;0&quot;)" office:value-type="float" office:value="238" calcext:value-type="float">
            <text:p>238</text:p>
          </table:table-cell>
          <table:table-cell table:style-name="Default" table:number-columns-repeated="10"/>
          <table:table-cell table:number-columns-repeated="48"/>
        </table:table-row>
        <table:table-row table:style-name="ro2">
          <table:table-cell table:style-name="Default" table:number-columns-repeated="5"/>
          <table:table-cell table:style-name="Default" table:formula="of:=COUNTIFS([.F4:.F243];&quot;&lt;0&quot;)" office:value-type="float" office:value="2" calcext:value-type="float">
            <text:p>2</text:p>
          </table:table-cell>
          <table:table-cell table:style-name="Default" table:number-columns-repeated="10"/>
          <table:table-cell table:number-columns-repeated="48"/>
        </table:table-row>
        <table:table-row table:style-name="ro2">
          <table:table-cell table:style-name="Default" table:number-columns-repeated="5"/>
          <table:table-cell table:style-name="Default" table:formula="of:=AVERAGE([.F4:.F243])" office:value-type="float" office:value="39088.9956193429" calcext:value-type="float">
            <text:p>39088,9956193429</text:p>
          </table:table-cell>
          <table:table-cell table:style-name="Default" table:number-columns-repeated="10"/>
          <table:table-cell table:number-columns-repeated="48"/>
        </table:table-row>
      </table:table>
      <table:table table:name="QP1 - MEANS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2" table:default-cell-style-name="ce4"/>
        <table:table-column table:style-name="co2" table:default-cell-style-name="ce28"/>
        <table:table-column table:style-name="co3" table:default-cell-style-name="ce28"/>
        <table:table-column table:style-name="co4" table:default-cell-style-name="ce30"/>
        <table:table-column table:style-name="co1" table:default-cell-style-name="ce28"/>
        <table:table-column table:style-name="co14" table:default-cell-style-name="ce28"/>
        <table:table-column table:style-name="co10" table:default-cell-style-name="ce28"/>
        <table:table-column table:style-name="co1" table:default-cell-style-name="ce28"/>
        <table:table-column table:style-name="co15" table:default-cell-style-name="ce28"/>
        <table:table-column table:style-name="co1" table:number-columns-repeated="5" table:default-cell-style-name="ce28"/>
        <table:table-column table:style-name="co1" table:number-columns-repeated="1008" table:default-cell-style-name="Default"/>
        <table:table-row table:style-name="ro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3" table:number-rows-spanned="1">
            <text:p>Model Data</text:p>
          </table:table-cell>
          <table:covered-table-cell table:number-columns-repeated="2" table:style-name="ce5"/>
          <table:table-cell table:style-name="ce8" office:value-type="string" calcext:value-type="string" table:number-columns-spanned="3" table:number-rows-spanned="1">
            <text:p>Strategy Metrics</text:p>
          </table:table-cell>
          <table:covered-table-cell table:number-columns-repeated="2" table:style-name="ce5"/>
          <table:table-cell table:style-name="ce1" office:value-type="string" calcext:value-type="string" table:number-columns-spanned="5" table:number-rows-spanned="1">
            <text:p>Model Metrics</text:p>
          </table:table-cell>
          <table:covered-table-cell table:number-columns-repeated="4" table:style-name="ce5"/>
          <table:table-cell table:style-name="ce1" office:value-type="string" calcext:value-type="string" table:number-columns-spanned="5" table:number-rows-spanned="1">
            <text:p>Class Metrics</text:p>
          </table:table-cell>
          <table:covered-table-cell table:number-columns-repeated="4"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Epoch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Swing Return</text:p>
          </table:table-cell>
          <table:table-cell table:style-name="ce2" office:value-type="string" calcext:value-type="string">
            <text:p>Buy &amp; Hold Return</text:p>
          </table:table-cell>
          <table:table-cell table:style-name="ce9" office:value-type="string" calcext:value-type="string">
            <text:p>Auto13 ($22k) Retur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Mean² Error</text:p>
          </table:table-cell>
          <table:table-cell table:style-name="ce2" office:value-type="string" calcext:value-type="string">
            <text:p>Mean Abs. Erro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Cosine Sim.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ROC AUC</text:p>
          </table:table-cell>
          <table:table-cell table:number-columns-repeated="100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464.77078842857" calcext:value-type="float">
            <text:p>5464,77078842857</text:p>
          </table:table-cell>
          <table:table-cell office:value-type="float" office:value="251.975580428571" calcext:value-type="float">
            <text:p>251,975580428571</text:p>
          </table:table-cell>
          <table:table-cell office:value-type="float" office:value="51495.1427247142" calcext:value-type="float">
            <text:p>51495,1427247142</text:p>
          </table:table-cell>
          <table:table-cell table:number-columns-repeated="2" office:value-type="float" office:value="12071469.8339996" calcext:value-type="float">
            <text:p>12071469,8339996</text:p>
          </table:table-cell>
          <table:table-cell office:value-type="float" office:value="1326.12091173444" calcext:value-type="float">
            <text:p>1326,12091173444</text:p>
          </table:table-cell>
          <table:table-cell office:value-type="float" office:value="0.0793613913868155" calcext:value-type="float">
            <text:p>0,079361391386816</text:p>
          </table:table-cell>
          <table:table-cell office:value-type="float" office:value="0.984476276806423" calcext:value-type="float">
            <text:p>0,984476276806423</text:p>
          </table:table-cell>
          <table:table-cell office:value-type="float" office:value="0.80752620036281" calcext:value-type="float">
            <text:p>0,80752620036281</text:p>
          </table:table-cell>
          <table:table-cell office:value-type="float" office:value="0.799245592445072" calcext:value-type="float">
            <text:p>0,799245592445072</text:p>
          </table:table-cell>
          <table:table-cell office:value-type="float" office:value="0.795014401068728" calcext:value-type="float">
            <text:p>0,795014401068728</text:p>
          </table:table-cell>
          <table:table-cell office:value-type="float" office:value="0.821804287925656" calcext:value-type="float">
            <text:p>0,821804287925656</text:p>
          </table:table-cell>
          <table:table-cell office:value-type="float" office:value="0.798456351296838" calcext:value-type="float">
            <text:p>0,798456351296838</text:p>
          </table:table-cell>
          <table:table-cell table:style-name="ce12" table:number-columns-repeated="100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274.52210642857" calcext:value-type="float">
            <text:p>5274,52210642857</text:p>
          </table:table-cell>
          <table:table-cell office:value-type="float" office:value="251.975580428571" calcext:value-type="float">
            <text:p>251,975580428571</text:p>
          </table:table-cell>
          <table:table-cell office:value-type="float" office:value="73373.1734687143" calcext:value-type="float">
            <text:p>73373,1734687143</text:p>
          </table:table-cell>
          <table:table-cell table:number-columns-repeated="2" office:value-type="float" office:value="12071534.830998" calcext:value-type="float">
            <text:p>12071534,830998</text:p>
          </table:table-cell>
          <table:table-cell office:value-type="float" office:value="1326.12592669896" calcext:value-type="float">
            <text:p>1326,12592669896</text:p>
          </table:table-cell>
          <table:table-cell office:value-type="float" office:value="0.0892890984458583" calcext:value-type="float">
            <text:p>0,089289098445858</text:p>
          </table:table-cell>
          <table:table-cell office:value-type="float" office:value="0.974255161625998" calcext:value-type="float">
            <text:p>0,974255161625998</text:p>
          </table:table-cell>
          <table:table-cell office:value-type="float" office:value="0.869720026874339" calcext:value-type="float">
            <text:p>0,869720026874339</text:p>
          </table:table-cell>
          <table:table-cell office:value-type="float" office:value="0.869905233513063" calcext:value-type="float">
            <text:p>0,869905233513063</text:p>
          </table:table-cell>
          <table:table-cell office:value-type="float" office:value="0.864465963743895" calcext:value-type="float">
            <text:p>0,864465963743895</text:p>
          </table:table-cell>
          <table:table-cell office:value-type="float" office:value="0.876104150316402" calcext:value-type="float">
            <text:p>0,876104150316402</text:p>
          </table:table-cell>
          <table:table-cell office:value-type="float" office:value="0.869492419150394" calcext:value-type="float">
            <text:p>0,869492419150394</text:p>
          </table:table-cell>
          <table:table-cell table:style-name="ce12"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913.08490371429" calcext:value-type="float">
            <text:p>5913,08490371429</text:p>
          </table:table-cell>
          <table:table-cell office:value-type="float" office:value="251.975580428571" calcext:value-type="float">
            <text:p>251,975580428571</text:p>
          </table:table-cell>
          <table:table-cell office:value-type="float" office:value="95214.8698347143" calcext:value-type="float">
            <text:p>95214,8698347143</text:p>
          </table:table-cell>
          <table:table-cell table:number-columns-repeated="2" office:value-type="float" office:value="12071434.3709063" calcext:value-type="float">
            <text:p>12071434,3709063</text:p>
          </table:table-cell>
          <table:table-cell office:value-type="float" office:value="1326.12101595742" calcext:value-type="float">
            <text:p>1326,12101595742</text:p>
          </table:table-cell>
          <table:table-cell office:value-type="float" office:value="0.110185910016298" calcext:value-type="float">
            <text:p>0,110185910016298</text:p>
          </table:table-cell>
          <table:table-cell office:value-type="float" office:value="0.994624589170728" calcext:value-type="float">
            <text:p>0,994624589170728</text:p>
          </table:table-cell>
          <table:table-cell office:value-type="float" office:value="0.912004470669819" calcext:value-type="float">
            <text:p>0,912004470669819</text:p>
          </table:table-cell>
          <table:table-cell office:value-type="float" office:value="0.914955219773639" calcext:value-type="float">
            <text:p>0,914955219773639</text:p>
          </table:table-cell>
          <table:table-cell office:value-type="float" office:value="0.913862090605872" calcext:value-type="float">
            <text:p>0,913862090605872</text:p>
          </table:table-cell>
          <table:table-cell office:value-type="float" office:value="0.910274605073181" calcext:value-type="float">
            <text:p>0,910274605073181</text:p>
          </table:table-cell>
          <table:table-cell office:value-type="float" office:value="0.9145215700101" calcext:value-type="float">
            <text:p>0,914521570010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810.182095" calcext:value-type="float">
            <text:p>5810,182095</text:p>
          </table:table-cell>
          <table:table-cell office:value-type="float" office:value="251.975580428571" calcext:value-type="float">
            <text:p>251,975580428571</text:p>
          </table:table-cell>
          <table:table-cell office:value-type="float" office:value="89237.0442415714" calcext:value-type="float">
            <text:p>89237,0442415714</text:p>
          </table:table-cell>
          <table:table-cell table:number-columns-repeated="2" office:value-type="float" office:value="12071465.2806484" calcext:value-type="float">
            <text:p>12071465,2806484</text:p>
          </table:table-cell>
          <table:table-cell office:value-type="float" office:value="1326.12558378492" calcext:value-type="float">
            <text:p>1326,12558378492</text:p>
          </table:table-cell>
          <table:table-cell office:value-type="float" office:value="0.0911109804042748" calcext:value-type="float">
            <text:p>0,091110980404275</text:p>
          </table:table-cell>
          <table:table-cell office:value-type="float" office:value="0.995192621435438" calcext:value-type="float">
            <text:p>0,995192621435438</text:p>
          </table:table-cell>
          <table:table-cell office:value-type="float" office:value="0.919148695210605" calcext:value-type="float">
            <text:p>0,919148695210605</text:p>
          </table:table-cell>
          <table:table-cell office:value-type="float" office:value="0.919635121531159" calcext:value-type="float">
            <text:p>0,919635121531159</text:p>
          </table:table-cell>
          <table:table-cell office:value-type="float" office:value="0.918960102487344" calcext:value-type="float">
            <text:p>0,918960102487344</text:p>
          </table:table-cell>
          <table:table-cell office:value-type="float" office:value="0.919653830930748" calcext:value-type="float">
            <text:p>0,919653830930748</text:p>
          </table:table-cell>
          <table:table-cell office:value-type="float" office:value="0.919685672190215" calcext:value-type="float">
            <text:p>0,91968567219021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313.87115957143" calcext:value-type="float">
            <text:p>5313,87115957143</text:p>
          </table:table-cell>
          <table:table-cell office:value-type="float" office:value="203.348506428571" calcext:value-type="float">
            <text:p>203,348506428571</text:p>
          </table:table-cell>
          <table:table-cell office:value-type="float" office:value="28511.3195327143" calcext:value-type="float">
            <text:p>28511,3195327143</text:p>
          </table:table-cell>
          <table:table-cell table:number-columns-repeated="2" office:value-type="float" office:value="12091131.7668261" calcext:value-type="float">
            <text:p>12091131,7668261</text:p>
          </table:table-cell>
          <table:table-cell office:value-type="float" office:value="1327.18466963087" calcext:value-type="float">
            <text:p>1327,18466963087</text:p>
          </table:table-cell>
          <table:table-cell office:value-type="float" office:value="0.100430705185447" calcext:value-type="float">
            <text:p>0,100430705185447</text:p>
          </table:table-cell>
          <table:table-cell office:value-type="float" office:value="0.996440785271781" calcext:value-type="float">
            <text:p>0,996440785271781</text:p>
          </table:table-cell>
          <table:table-cell office:value-type="float" office:value="0.708374942501332" calcext:value-type="float">
            <text:p>0,708374942501332</text:p>
          </table:table-cell>
          <table:table-cell office:value-type="float" office:value="0.705181823710554" calcext:value-type="float">
            <text:p>0,705181823710554</text:p>
          </table:table-cell>
          <table:table-cell office:value-type="float" office:value="0.704086350525689" calcext:value-type="float">
            <text:p>0,704086350525689</text:p>
          </table:table-cell>
          <table:table-cell office:value-type="float" office:value="0.713414547037329" calcext:value-type="float">
            <text:p>0,713414547037329</text:p>
          </table:table-cell>
          <table:table-cell office:value-type="float" office:value="0.704278053838693" calcext:value-type="float">
            <text:p>0,70427805383869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795.14996314286" calcext:value-type="float">
            <text:p>5795,14996314286</text:p>
          </table:table-cell>
          <table:table-cell office:value-type="float" office:value="203.348506428571" calcext:value-type="float">
            <text:p>203,348506428571</text:p>
          </table:table-cell>
          <table:table-cell office:value-type="float" office:value="35465.2082068571" calcext:value-type="float">
            <text:p>35465,2082068571</text:p>
          </table:table-cell>
          <table:table-cell table:number-columns-repeated="2" office:value-type="float" office:value="12091100.2767334" calcext:value-type="float">
            <text:p>12091100,2767334</text:p>
          </table:table-cell>
          <table:table-cell office:value-type="float" office:value="1327.18351132529" calcext:value-type="float">
            <text:p>1327,18351132529</text:p>
          </table:table-cell>
          <table:table-cell office:value-type="float" office:value="0.0741866874907698" calcext:value-type="float">
            <text:p>0,07418668749077</text:p>
          </table:table-cell>
          <table:table-cell office:value-type="float" office:value="0.996686381953103" calcext:value-type="float">
            <text:p>0,996686381953103</text:p>
          </table:table-cell>
          <table:table-cell office:value-type="float" office:value="0.741024414419064" calcext:value-type="float">
            <text:p>0,741024414419064</text:p>
          </table:table-cell>
          <table:table-cell office:value-type="float" office:value="0.740451272631493" calcext:value-type="float">
            <text:p>0,740451272631493</text:p>
          </table:table-cell>
          <table:table-cell office:value-type="float" office:value="0.74298786278215" calcext:value-type="float">
            <text:p>0,74298786278215</text:p>
          </table:table-cell>
          <table:table-cell office:value-type="float" office:value="0.739240707062594" calcext:value-type="float">
            <text:p>0,739240707062594</text:p>
          </table:table-cell>
          <table:table-cell office:value-type="float" office:value="0.739628134732791" calcext:value-type="float">
            <text:p>0,739628134732791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555.06289142857" calcext:value-type="float">
            <text:p>5555,06289142857</text:p>
          </table:table-cell>
          <table:table-cell office:value-type="float" office:value="425.133323285714" calcext:value-type="float">
            <text:p>425,133323285714</text:p>
          </table:table-cell>
          <table:table-cell office:value-type="float" office:value="24527.1285461429" calcext:value-type="float">
            <text:p>24527,1285461429</text:p>
          </table:table-cell>
          <table:table-cell table:number-columns-repeated="2" office:value-type="float" office:value="12038906.5984301" calcext:value-type="float">
            <text:p>12038906,5984301</text:p>
          </table:table-cell>
          <table:table-cell office:value-type="float" office:value="1324.35295091357" calcext:value-type="float">
            <text:p>1324,35295091357</text:p>
          </table:table-cell>
          <table:table-cell office:value-type="float" office:value="0.0906014942697116" calcext:value-type="float">
            <text:p>0,090601494269712</text:p>
          </table:table-cell>
          <table:table-cell office:value-type="float" office:value="0.986071118286678" calcext:value-type="float">
            <text:p>0,986071118286678</text:p>
          </table:table-cell>
          <table:table-cell office:value-type="float" office:value="0.694915776580408" calcext:value-type="float">
            <text:p>0,694915776580408</text:p>
          </table:table-cell>
          <table:table-cell office:value-type="float" office:value="0.687169602791484" calcext:value-type="float">
            <text:p>0,687169602791484</text:p>
          </table:table-cell>
          <table:table-cell office:value-type="float" office:value="0.687636747674271" calcext:value-type="float">
            <text:p>0,687636747674271</text:p>
          </table:table-cell>
          <table:table-cell office:value-type="float" office:value="0.702999717747427" calcext:value-type="float">
            <text:p>0,702999717747427</text:p>
          </table:table-cell>
          <table:table-cell office:value-type="float" office:value="0.685331982190232" calcext:value-type="float">
            <text:p>0,68533198219023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817.29036628572" calcext:value-type="float">
            <text:p>5817,29036628572</text:p>
          </table:table-cell>
          <table:table-cell office:value-type="float" office:value="425.133323285714" calcext:value-type="float">
            <text:p>425,133323285714</text:p>
          </table:table-cell>
          <table:table-cell office:value-type="float" office:value="29633.1298895714" calcext:value-type="float">
            <text:p>29633,1298895714</text:p>
          </table:table-cell>
          <table:table-cell table:number-columns-repeated="2" office:value-type="float" office:value="12038962.0801326" calcext:value-type="float">
            <text:p>12038962,0801326</text:p>
          </table:table-cell>
          <table:table-cell office:value-type="float" office:value="1324.35042054313" calcext:value-type="float">
            <text:p>1324,35042054313</text:p>
          </table:table-cell>
          <table:table-cell office:value-type="float" office:value="0.0837448925844261" calcext:value-type="float">
            <text:p>0,083744892584426</text:p>
          </table:table-cell>
          <table:table-cell office:value-type="float" office:value="0.990703361374991" calcext:value-type="float">
            <text:p>0,990703361374991</text:p>
          </table:table-cell>
          <table:table-cell office:value-type="float" office:value="0.716605279700456" calcext:value-type="float">
            <text:p>0,716605279700456</text:p>
          </table:table-cell>
          <table:table-cell office:value-type="float" office:value="0.709186288036388" calcext:value-type="float">
            <text:p>0,709186288036388</text:p>
          </table:table-cell>
          <table:table-cell office:value-type="float" office:value="0.708713648636876" calcext:value-type="float">
            <text:p>0,708713648636876</text:p>
          </table:table-cell>
          <table:table-cell office:value-type="float" office:value="0.725307551944586" calcext:value-type="float">
            <text:p>0,725307551944586</text:p>
          </table:table-cell>
          <table:table-cell office:value-type="float" office:value="0.707640144899909" calcext:value-type="float">
            <text:p>0,707640144899909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527.37461785715" calcext:value-type="float">
            <text:p>5527,37461785715</text:p>
          </table:table-cell>
          <table:table-cell office:value-type="float" office:value="203.348506428571" calcext:value-type="float">
            <text:p>203,348506428571</text:p>
          </table:table-cell>
          <table:table-cell office:value-type="float" office:value="48456.438731" calcext:value-type="float">
            <text:p>48456,438731</text:p>
          </table:table-cell>
          <table:table-cell table:number-columns-repeated="2" office:value-type="float" office:value="12219369.3074188" calcext:value-type="float">
            <text:p>12219369,3074188</text:p>
          </table:table-cell>
          <table:table-cell office:value-type="float" office:value="1334.28171157837" calcext:value-type="float">
            <text:p>1334,28171157837</text:p>
          </table:table-cell>
          <table:table-cell office:value-type="float" office:value="0.231254899076053" calcext:value-type="float">
            <text:p>0,231254899076053</text:p>
          </table:table-cell>
          <table:table-cell office:value-type="float" office:value="0.998138461794172" calcext:value-type="float">
            <text:p>0,998138461794172</text:p>
          </table:table-cell>
          <table:table-cell office:value-type="float" office:value="0.79522018722756" calcext:value-type="float">
            <text:p>0,79522018722756</text:p>
          </table:table-cell>
          <table:table-cell office:value-type="float" office:value="0.791342913022566" calcext:value-type="float">
            <text:p>0,791342913022566</text:p>
          </table:table-cell>
          <table:table-cell office:value-type="float" office:value="0.784497538644137" calcext:value-type="float">
            <text:p>0,784497538644137</text:p>
          </table:table-cell>
          <table:table-cell office:value-type="float" office:value="0.806963896406629" calcext:value-type="float">
            <text:p>0,806963896406629</text:p>
          </table:table-cell>
          <table:table-cell office:value-type="float" office:value="0.790427841306438" calcext:value-type="float">
            <text:p>0,790427841306438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474.15546814286" calcext:value-type="float">
            <text:p>5474,15546814286</text:p>
          </table:table-cell>
          <table:table-cell office:value-type="float" office:value="203.348506428571" calcext:value-type="float">
            <text:p>203,348506428571</text:p>
          </table:table-cell>
          <table:table-cell office:value-type="float" office:value="55254.6818405714" calcext:value-type="float">
            <text:p>55254,6818405714</text:p>
          </table:table-cell>
          <table:table-cell table:number-columns-repeated="2" office:value-type="float" office:value="12219357.4426313" calcext:value-type="float">
            <text:p>12219357,4426313</text:p>
          </table:table-cell>
          <table:table-cell office:value-type="float" office:value="1334.28532791138" calcext:value-type="float">
            <text:p>1334,28532791138</text:p>
          </table:table-cell>
          <table:table-cell office:value-type="float" office:value="0.199418608631407" calcext:value-type="float">
            <text:p>0,199418608631407</text:p>
          </table:table-cell>
          <table:table-cell office:value-type="float" office:value="0.998223270688738" calcext:value-type="float">
            <text:p>0,998223270688738</text:p>
          </table:table-cell>
          <table:table-cell office:value-type="float" office:value="0.824648932237462" calcext:value-type="float">
            <text:p>0,824648932237462</text:p>
          </table:table-cell>
          <table:table-cell office:value-type="float" office:value="0.82248340216914" calcext:value-type="float">
            <text:p>0,82248340216914</text:p>
          </table:table-cell>
          <table:table-cell office:value-type="float" office:value="0.815088324325652" calcext:value-type="float">
            <text:p>0,815088324325652</text:p>
          </table:table-cell>
          <table:table-cell office:value-type="float" office:value="0.834670988514669" calcext:value-type="float">
            <text:p>0,834670988514669</text:p>
          </table:table-cell>
          <table:table-cell office:value-type="float" office:value="0.821920811253542" calcext:value-type="float">
            <text:p>0,821920811253542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032.393516" calcext:value-type="float">
            <text:p>5032,393516</text:p>
          </table:table-cell>
          <table:table-cell office:value-type="float" office:value="210.010220285714" calcext:value-type="float">
            <text:p>210,010220285714</text:p>
          </table:table-cell>
          <table:table-cell office:value-type="float" office:value="27213.3003638571" calcext:value-type="float">
            <text:p>27213,3003638571</text:p>
          </table:table-cell>
          <table:table-cell table:number-columns-repeated="2" office:value-type="float" office:value="12322179.8109894" calcext:value-type="float">
            <text:p>12322179,8109894</text:p>
          </table:table-cell>
          <table:table-cell office:value-type="float" office:value="1339.51030254364" calcext:value-type="float">
            <text:p>1339,51030254364</text:p>
          </table:table-cell>
          <table:table-cell office:value-type="float" office:value="0.362190595694951" calcext:value-type="float">
            <text:p>0,362190595694951</text:p>
          </table:table-cell>
          <table:table-cell office:value-type="float" office:value="0.999505230358669" calcext:value-type="float">
            <text:p>0,999505230358669</text:p>
          </table:table-cell>
          <table:table-cell office:value-type="float" office:value="0.717019955195806" calcext:value-type="float">
            <text:p>0,717019955195806</text:p>
          </table:table-cell>
          <table:table-cell office:value-type="float" office:value="0.711661846500835" calcext:value-type="float">
            <text:p>0,711661846500835</text:p>
          </table:table-cell>
          <table:table-cell office:value-type="float" office:value="0.706371968674016" calcext:value-type="float">
            <text:p>0,706371968674016</text:p>
          </table:table-cell>
          <table:table-cell office:value-type="float" office:value="0.728595265863674" calcext:value-type="float">
            <text:p>0,728595265863674</text:p>
          </table:table-cell>
          <table:table-cell office:value-type="float" office:value="0.710523397479345" calcext:value-type="float">
            <text:p>0,71052339747934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327.01184714286" calcext:value-type="float">
            <text:p>5327,01184714286</text:p>
          </table:table-cell>
          <table:table-cell office:value-type="float" office:value="210.010220285714" calcext:value-type="float">
            <text:p>210,010220285714</text:p>
          </table:table-cell>
          <table:table-cell office:value-type="float" office:value="31217.1192094286" calcext:value-type="float">
            <text:p>31217,1192094286</text:p>
          </table:table-cell>
          <table:table-cell table:number-columns-repeated="2" office:value-type="float" office:value="12322198.5746198" calcext:value-type="float">
            <text:p>12322198,5746198</text:p>
          </table:table-cell>
          <table:table-cell office:value-type="float" office:value="1339.50137506213" calcext:value-type="float">
            <text:p>1339,50137506213</text:p>
          </table:table-cell>
          <table:table-cell office:value-type="float" office:value="0.337916740349361" calcext:value-type="float">
            <text:p>0,337916740349361</text:p>
          </table:table-cell>
          <table:table-cell office:value-type="float" office:value="0.999521119253976" calcext:value-type="float">
            <text:p>0,999521119253976</text:p>
          </table:table-cell>
          <table:table-cell office:value-type="float" office:value="0.745014180494208" calcext:value-type="float">
            <text:p>0,745014180494208</text:p>
          </table:table-cell>
          <table:table-cell office:value-type="float" office:value="0.740093870013309" calcext:value-type="float">
            <text:p>0,740093870013309</text:p>
          </table:table-cell>
          <table:table-cell office:value-type="float" office:value="0.735204174180099" calcext:value-type="float">
            <text:p>0,735204174180099</text:p>
          </table:table-cell>
          <table:table-cell office:value-type="float" office:value="0.755802536348676" calcext:value-type="float">
            <text:p>0,755802536348676</text:p>
          </table:table-cell>
          <table:table-cell office:value-type="float" office:value="0.738720745214821" calcext:value-type="float">
            <text:p>0,738720745214821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4963.23213271429" calcext:value-type="float">
            <text:p>4963,23213271429</text:p>
          </table:table-cell>
          <table:table-cell office:value-type="float" office:value="450.734033285714" calcext:value-type="float">
            <text:p>450,734033285714</text:p>
          </table:table-cell>
          <table:table-cell office:value-type="float" office:value="19107.8300552857" calcext:value-type="float">
            <text:p>19107,8300552857</text:p>
          </table:table-cell>
          <table:table-cell table:number-columns-repeated="2" office:value-type="float" office:value="12109628.4783216" calcext:value-type="float">
            <text:p>12109628,4783216</text:p>
          </table:table-cell>
          <table:table-cell office:value-type="float" office:value="1328.36991201128" calcext:value-type="float">
            <text:p>1328,36991201128</text:p>
          </table:table-cell>
          <table:table-cell office:value-type="float" office:value="0.198829131467002" calcext:value-type="float">
            <text:p>0,198829131467002</text:p>
          </table:table-cell>
          <table:table-cell office:value-type="float" office:value="0.996334425040654" calcext:value-type="float">
            <text:p>0,996334425040654</text:p>
          </table:table-cell>
          <table:table-cell office:value-type="float" office:value="0.650612155074264" calcext:value-type="float">
            <text:p>0,650612155074264</text:p>
          </table:table-cell>
          <table:table-cell office:value-type="float" office:value="0.637803698005225" calcext:value-type="float">
            <text:p>0,637803698005225</text:p>
          </table:table-cell>
          <table:table-cell office:value-type="float" office:value="0.636916842801618" calcext:value-type="float">
            <text:p>0,636916842801618</text:p>
          </table:table-cell>
          <table:table-cell office:value-type="float" office:value="0.666086143149736" calcext:value-type="float">
            <text:p>0,666086143149736</text:p>
          </table:table-cell>
          <table:table-cell office:value-type="float" office:value="0.635542526056634" calcext:value-type="float">
            <text:p>0,635542526056634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082.38124900001" calcext:value-type="float">
            <text:p>5082,38124900001</text:p>
          </table:table-cell>
          <table:table-cell office:value-type="float" office:value="450.734033285714" calcext:value-type="float">
            <text:p>450,734033285714</text:p>
          </table:table-cell>
          <table:table-cell office:value-type="float" office:value="21282.7386278571" calcext:value-type="float">
            <text:p>21282,7386278571</text:p>
          </table:table-cell>
          <table:table-cell table:number-columns-repeated="2" office:value-type="float" office:value="12109691.8946381" calcext:value-type="float">
            <text:p>12109691,8946381</text:p>
          </table:table-cell>
          <table:table-cell office:value-type="float" office:value="1328.38370704651" calcext:value-type="float">
            <text:p>1328,38370704651</text:p>
          </table:table-cell>
          <table:table-cell office:value-type="float" office:value="0.23377372111593" calcext:value-type="float">
            <text:p>0,23377372111593</text:p>
          </table:table-cell>
          <table:table-cell office:value-type="float" office:value="0.994392003331866" calcext:value-type="float">
            <text:p>0,994392003331866</text:p>
          </table:table-cell>
          <table:table-cell office:value-type="float" office:value="0.674091306711235" calcext:value-type="float">
            <text:p>0,674091306711235</text:p>
          </table:table-cell>
          <table:table-cell office:value-type="float" office:value="0.659571909246377" calcext:value-type="float">
            <text:p>0,659571909246377</text:p>
          </table:table-cell>
          <table:table-cell office:value-type="float" office:value="0.659043828104926" calcext:value-type="float">
            <text:p>0,659043828104926</text:p>
          </table:table-cell>
          <table:table-cell office:value-type="float" office:value="0.690798226644492" calcext:value-type="float">
            <text:p>0,690798226644492</text:p>
          </table:table-cell>
          <table:table-cell office:value-type="float" office:value="0.657726929423846" calcext:value-type="float">
            <text:p>0,657726929423846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528.02070971429" calcext:value-type="float">
            <text:p>5528,02070971429</text:p>
          </table:table-cell>
          <table:table-cell office:value-type="float" office:value="209.714693142857" calcext:value-type="float">
            <text:p>209,714693142857</text:p>
          </table:table-cell>
          <table:table-cell office:value-type="float" office:value="30680.5941411428" calcext:value-type="float">
            <text:p>30680,5941411428</text:p>
          </table:table-cell>
          <table:table-cell table:number-columns-repeated="2" office:value-type="float" office:value="12322172.6530457" calcext:value-type="float">
            <text:p>12322172,6530457</text:p>
          </table:table-cell>
          <table:table-cell office:value-type="float" office:value="1339.506678445" calcext:value-type="float">
            <text:p>1339,506678445</text:p>
          </table:table-cell>
          <table:table-cell office:value-type="float" office:value="0.307850705725806" calcext:value-type="float">
            <text:p>0,307850705725806</text:p>
          </table:table-cell>
          <table:table-cell office:value-type="float" office:value="0.999407734189715" calcext:value-type="float">
            <text:p>0,999407734189715</text:p>
          </table:table-cell>
          <table:table-cell office:value-type="float" office:value="0.745579886416381" calcext:value-type="float">
            <text:p>0,745579886416381</text:p>
          </table:table-cell>
          <table:table-cell office:value-type="float" office:value="0.737312133208866" calcext:value-type="float">
            <text:p>0,737312133208866</text:p>
          </table:table-cell>
          <table:table-cell office:value-type="float" office:value="0.735792554201979" calcext:value-type="float">
            <text:p>0,735792554201979</text:p>
          </table:table-cell>
          <table:table-cell office:value-type="float" office:value="0.756753181810007" calcext:value-type="float">
            <text:p>0,756753181810007</text:p>
          </table:table-cell>
          <table:table-cell office:value-type="float" office:value="0.735292339473499" calcext:value-type="float">
            <text:p>0,735292339473499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659.31098228571" calcext:value-type="float">
            <text:p>5659,31098228571</text:p>
          </table:table-cell>
          <table:table-cell office:value-type="float" office:value="209.714693142857" calcext:value-type="float">
            <text:p>209,714693142857</text:p>
          </table:table-cell>
          <table:table-cell office:value-type="float" office:value="34356.8957012857" calcext:value-type="float">
            <text:p>34356,8957012857</text:p>
          </table:table-cell>
          <table:table-cell table:number-columns-repeated="2" office:value-type="float" office:value="12322102.6595503" calcext:value-type="float">
            <text:p>12322102,6595503</text:p>
          </table:table-cell>
          <table:table-cell office:value-type="float" office:value="1339.50879137857" calcext:value-type="float">
            <text:p>1339,50879137857</text:p>
          </table:table-cell>
          <table:table-cell office:value-type="float" office:value="0.368935342345919" calcext:value-type="float">
            <text:p>0,368935342345919</text:p>
          </table:table-cell>
          <table:table-cell office:value-type="float" office:value="0.999445838587625" calcext:value-type="float">
            <text:p>0,999445838587625</text:p>
          </table:table-cell>
          <table:table-cell office:value-type="float" office:value="0.776291458997638" calcext:value-type="float">
            <text:p>0,776291458997638</text:p>
          </table:table-cell>
          <table:table-cell office:value-type="float" office:value="0.76767182551857" calcext:value-type="float">
            <text:p>0,76767182551857</text:p>
          </table:table-cell>
          <table:table-cell office:value-type="float" office:value="0.763089571701996" calcext:value-type="float">
            <text:p>0,763089571701996</text:p>
          </table:table-cell>
          <table:table-cell office:value-type="float" office:value="0.791354147619584" calcext:value-type="float">
            <text:p>0,791354147619584</text:p>
          </table:table-cell>
          <table:table-cell office:value-type="float" office:value="0.765485813733361" calcext:value-type="float">
            <text:p>0,765485813733361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214.19329800001" calcext:value-type="float">
            <text:p>5214,19329800001</text:p>
          </table:table-cell>
          <table:table-cell office:value-type="float" office:value="209.714693142857" calcext:value-type="float">
            <text:p>209,714693142857</text:p>
          </table:table-cell>
          <table:table-cell office:value-type="float" office:value="38848.0052138571" calcext:value-type="float">
            <text:p>38848,0052138571</text:p>
          </table:table-cell>
          <table:table-cell table:number-columns-repeated="2" office:value-type="float" office:value="12322167.9650051" calcext:value-type="float">
            <text:p>12322167,9650051</text:p>
          </table:table-cell>
          <table:table-cell office:value-type="float" office:value="1339.50876304082" calcext:value-type="float">
            <text:p>1339,50876304082</text:p>
          </table:table-cell>
          <table:table-cell office:value-type="float" office:value="0.345584618193763" calcext:value-type="float">
            <text:p>0,345584618193763</text:p>
          </table:table-cell>
          <table:table-cell office:value-type="float" office:value="0.999414784567697" calcext:value-type="float">
            <text:p>0,999414784567697</text:p>
          </table:table-cell>
          <table:table-cell office:value-type="float" office:value="0.796273640632096" calcext:value-type="float">
            <text:p>0,796273640632096</text:p>
          </table:table-cell>
          <table:table-cell office:value-type="float" office:value="0.791430599636821" calcext:value-type="float">
            <text:p>0,791430599636821</text:p>
          </table:table-cell>
          <table:table-cell office:value-type="float" office:value="0.785477643664025" calcext:value-type="float">
            <text:p>0,785477643664025</text:p>
          </table:table-cell>
          <table:table-cell office:value-type="float" office:value="0.807908723596199" calcext:value-type="float">
            <text:p>0,807908723596199</text:p>
          </table:table-cell>
          <table:table-cell office:value-type="float" office:value="0.790433455477359" calcext:value-type="float">
            <text:p>0,790433455477359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935.82606057143" calcext:value-type="float">
            <text:p>5935,82606057143</text:p>
          </table:table-cell>
          <table:table-cell office:value-type="float" office:value="209.714693142857" calcext:value-type="float">
            <text:p>209,714693142857</text:p>
          </table:table-cell>
          <table:table-cell office:value-type="float" office:value="45506.2673941429" calcext:value-type="float">
            <text:p>45506,2673941429</text:p>
          </table:table-cell>
          <table:table-cell table:number-columns-repeated="2" office:value-type="float" office:value="12322236.0616847" calcext:value-type="float">
            <text:p>12322236,0616847</text:p>
          </table:table-cell>
          <table:table-cell office:value-type="float" office:value="1339.51511546544" calcext:value-type="float">
            <text:p>1339,51511546544</text:p>
          </table:table-cell>
          <table:table-cell office:value-type="float" office:value="0.341102255242211" calcext:value-type="float">
            <text:p>0,341102255242211</text:p>
          </table:table-cell>
          <table:table-cell office:value-type="float" office:value="0.999480426311493" calcext:value-type="float">
            <text:p>0,999480426311493</text:p>
          </table:table-cell>
          <table:table-cell office:value-type="float" office:value="0.829064792210922" calcext:value-type="float">
            <text:p>0,829064792210922</text:p>
          </table:table-cell>
          <table:table-cell office:value-type="float" office:value="0.825333977817006" calcext:value-type="float">
            <text:p>0,825333977817006</text:p>
          </table:table-cell>
          <table:table-cell office:value-type="float" office:value="0.820720049338782" calcext:value-type="float">
            <text:p>0,820720049338782</text:p>
          </table:table-cell>
          <table:table-cell office:value-type="float" office:value="0.837961256001783" calcext:value-type="float">
            <text:p>0,837961256001783</text:p>
          </table:table-cell>
          <table:table-cell office:value-type="float" office:value="0.82462570558145" calcext:value-type="float">
            <text:p>0,8246257055814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153.94441242858" calcext:value-type="float">
            <text:p>5153,94441242858</text:p>
          </table:table-cell>
          <table:table-cell office:value-type="float" office:value="257.052555428571" calcext:value-type="float">
            <text:p>257,052555428571</text:p>
          </table:table-cell>
          <table:table-cell office:value-type="float" office:value="25132.0610284286" calcext:value-type="float">
            <text:p>25132,0610284286</text:p>
          </table:table-cell>
          <table:table-cell table:number-columns-repeated="2" office:value-type="float" office:value="12269420.6410174" calcext:value-type="float">
            <text:p>12269420,6410174</text:p>
          </table:table-cell>
          <table:table-cell office:value-type="float" office:value="1336.79158564976" calcext:value-type="float">
            <text:p>1336,79158564976</text:p>
          </table:table-cell>
          <table:table-cell office:value-type="float" office:value="0.255075776151248" calcext:value-type="float">
            <text:p>0,255075776151248</text:p>
          </table:table-cell>
          <table:table-cell office:value-type="float" office:value="0.999070303780692" calcext:value-type="float">
            <text:p>0,999070303780692</text:p>
          </table:table-cell>
          <table:table-cell office:value-type="float" office:value="0.720937078086481" calcext:value-type="float">
            <text:p>0,720937078086481</text:p>
          </table:table-cell>
          <table:table-cell office:value-type="float" office:value="0.711551755851179" calcext:value-type="float">
            <text:p>0,711551755851179</text:p>
          </table:table-cell>
          <table:table-cell office:value-type="float" office:value="0.70878135696269" calcext:value-type="float">
            <text:p>0,70878135696269</text:p>
          </table:table-cell>
          <table:table-cell office:value-type="float" office:value="0.734502696134779" calcext:value-type="float">
            <text:p>0,734502696134779</text:p>
          </table:table-cell>
          <table:table-cell office:value-type="float" office:value="0.709474728820005" calcext:value-type="float">
            <text:p>0,70947472882000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482.77118242857" calcext:value-type="float">
            <text:p>5482,77118242857</text:p>
          </table:table-cell>
          <table:table-cell office:value-type="float" office:value="257.052555428571" calcext:value-type="float">
            <text:p>257,052555428571</text:p>
          </table:table-cell>
          <table:table-cell office:value-type="float" office:value="31079.4609444285" calcext:value-type="float">
            <text:p>31079,4609444285</text:p>
          </table:table-cell>
          <table:table-cell table:number-columns-repeated="2" office:value-type="float" office:value="12269430.6633759" calcext:value-type="float">
            <text:p>12269430,6633759</text:p>
          </table:table-cell>
          <table:table-cell office:value-type="float" office:value="1336.79080581665" calcext:value-type="float">
            <text:p>1336,79080581665</text:p>
          </table:table-cell>
          <table:table-cell office:value-type="float" office:value="0.217538243957928" calcext:value-type="float">
            <text:p>0,217538243957928</text:p>
          </table:table-cell>
          <table:table-cell office:value-type="float" office:value="0.999072406973158" calcext:value-type="float">
            <text:p>0,999072406973158</text:p>
          </table:table-cell>
          <table:table-cell office:value-type="float" office:value="0.76210081580261" calcext:value-type="float">
            <text:p>0,76210081580261</text:p>
          </table:table-cell>
          <table:table-cell office:value-type="float" office:value="0.752040448947188" calcext:value-type="float">
            <text:p>0,752040448947188</text:p>
          </table:table-cell>
          <table:table-cell office:value-type="float" office:value="0.747303380018694" calcext:value-type="float">
            <text:p>0,747303380018694</text:p>
          </table:table-cell>
          <table:table-cell office:value-type="float" office:value="0.778352716422708" calcext:value-type="float">
            <text:p>0,778352716422708</text:p>
          </table:table-cell>
          <table:table-cell office:value-type="float" office:value="0.750371598758301" calcext:value-type="float">
            <text:p>0,750371598758301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6905.51726014286" calcext:value-type="float">
            <text:p>6905,51726014286</text:p>
          </table:table-cell>
          <table:table-cell office:value-type="float" office:value="1372.25816814286" calcext:value-type="float">
            <text:p>1372,25816814286</text:p>
          </table:table-cell>
          <table:table-cell office:value-type="float" office:value="48635.7901331429" calcext:value-type="float">
            <text:p>48635,7901331429</text:p>
          </table:table-cell>
          <table:table-cell table:number-columns-repeated="2" office:value-type="float" office:value="10733341.1289389" calcext:value-type="float">
            <text:p>10733341,1289389</text:p>
          </table:table-cell>
          <table:table-cell office:value-type="float" office:value="1218.90019021715" calcext:value-type="float">
            <text:p>1218,90019021715</text:p>
          </table:table-cell>
          <table:table-cell office:value-type="float" office:value="0.159083388745785" calcext:value-type="float">
            <text:p>0,159083388745785</text:p>
          </table:table-cell>
          <table:table-cell office:value-type="float" office:value="0.995575947420938" calcext:value-type="float">
            <text:p>0,995575947420938</text:p>
          </table:table-cell>
          <table:table-cell office:value-type="float" office:value="0.716723889337445" calcext:value-type="float">
            <text:p>0,716723889337445</text:p>
          </table:table-cell>
          <table:table-cell office:value-type="float" office:value="0.708042067237979" calcext:value-type="float">
            <text:p>0,708042067237979</text:p>
          </table:table-cell>
          <table:table-cell office:value-type="float" office:value="0.707504964570297" calcext:value-type="float">
            <text:p>0,707504964570297</text:p>
          </table:table-cell>
          <table:table-cell office:value-type="float" office:value="0.726825924868116" calcext:value-type="float">
            <text:p>0,726825924868116</text:p>
          </table:table-cell>
          <table:table-cell office:value-type="float" office:value="0.707089937994425" calcext:value-type="float">
            <text:p>0,707089937994425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8101.63248885714" calcext:value-type="float">
            <text:p>8101,63248885714</text:p>
          </table:table-cell>
          <table:table-cell office:value-type="float" office:value="1372.25816814286" calcext:value-type="float">
            <text:p>1372,25816814286</text:p>
          </table:table-cell>
          <table:table-cell office:value-type="float" office:value="60434.6882172857" calcext:value-type="float">
            <text:p>60434,6882172857</text:p>
          </table:table-cell>
          <table:table-cell table:number-columns-repeated="2" office:value-type="float" office:value="10733380.1322817" calcext:value-type="float">
            <text:p>10733380,1322817</text:p>
          </table:table-cell>
          <table:table-cell office:value-type="float" office:value="1218.8995256424" calcext:value-type="float">
            <text:p>1218,8995256424</text:p>
          </table:table-cell>
          <table:table-cell office:value-type="float" office:value="0.174950730587755" calcext:value-type="float">
            <text:p>0,174950730587755</text:p>
          </table:table-cell>
          <table:table-cell office:value-type="float" office:value="0.998957225254604" calcext:value-type="float">
            <text:p>0,998957225254604</text:p>
          </table:table-cell>
          <table:table-cell office:value-type="float" office:value="0.752307232313765" calcext:value-type="float">
            <text:p>0,752307232313765</text:p>
          </table:table-cell>
          <table:table-cell office:value-type="float" office:value="0.744213940808325" calcext:value-type="float">
            <text:p>0,744213940808325</text:p>
          </table:table-cell>
          <table:table-cell office:value-type="float" office:value="0.743890659326897" calcext:value-type="float">
            <text:p>0,743890659326897</text:p>
          </table:table-cell>
          <table:table-cell office:value-type="float" office:value="0.761672954204834" calcext:value-type="float">
            <text:p>0,761672954204834</text:p>
          </table:table-cell>
          <table:table-cell office:value-type="float" office:value="0.743181505713426" calcext:value-type="float">
            <text:p>0,743181505713426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2349.07815485714" calcext:value-type="float">
            <text:p>2349,07815485714</text:p>
          </table:table-cell>
          <table:table-cell office:value-type="float" office:value="191.065956571429" calcext:value-type="float">
            <text:p>191,065956571429</text:p>
          </table:table-cell>
          <table:table-cell office:value-type="float" office:value="12131.5316787143" calcext:value-type="float">
            <text:p>12131,5316787143</text:p>
          </table:table-cell>
          <table:table-cell table:number-columns-repeated="2" office:value-type="float" office:value="12177620.2496905" calcext:value-type="float">
            <text:p>12177620,2496905</text:p>
          </table:table-cell>
          <table:table-cell office:value-type="float" office:value="1331.90735707964" calcext:value-type="float">
            <text:p>1331,90735707964</text:p>
          </table:table-cell>
          <table:table-cell office:value-type="float" office:value="0.124509363302163" calcext:value-type="float">
            <text:p>0,124509363302163</text:p>
          </table:table-cell>
          <table:table-cell office:value-type="float" office:value="0.994588954108102" calcext:value-type="float">
            <text:p>0,994588954108102</text:p>
          </table:table-cell>
          <table:table-cell office:value-type="float" office:value="0.603549612086594" calcext:value-type="float">
            <text:p>0,603549612086594</text:p>
          </table:table-cell>
          <table:table-cell office:value-type="float" office:value="0.593378245179786" calcext:value-type="float">
            <text:p>0,593378245179786</text:p>
          </table:table-cell>
          <table:table-cell office:value-type="float" office:value="0.58947245602944" calcext:value-type="float">
            <text:p>0,58947245602944</text:p>
          </table:table-cell>
          <table:table-cell office:value-type="float" office:value="0.619314066729997" calcext:value-type="float">
            <text:p>0,619314066729997</text:p>
          </table:table-cell>
          <table:table-cell office:value-type="float" office:value="0.590703773034787" calcext:value-type="float">
            <text:p>0,590703773034787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2821.74073928572" calcext:value-type="float">
            <text:p>2821,74073928572</text:p>
          </table:table-cell>
          <table:table-cell office:value-type="float" office:value="191.065956571429" calcext:value-type="float">
            <text:p>191,065956571429</text:p>
          </table:table-cell>
          <table:table-cell office:value-type="float" office:value="13655.6843854286" calcext:value-type="float">
            <text:p>13655,6843854286</text:p>
          </table:table-cell>
          <table:table-cell table:number-columns-repeated="2" office:value-type="float" office:value="12177687.0901947" calcext:value-type="float">
            <text:p>12177687,0901947</text:p>
          </table:table-cell>
          <table:table-cell office:value-type="float" office:value="1331.90863227844" calcext:value-type="float">
            <text:p>1331,90863227844</text:p>
          </table:table-cell>
          <table:table-cell office:value-type="float" office:value="0.122055020715509" calcext:value-type="float">
            <text:p>0,122055020715509</text:p>
          </table:table-cell>
          <table:table-cell office:value-type="float" office:value="0.985121173518045" calcext:value-type="float">
            <text:p>0,985121173518045</text:p>
          </table:table-cell>
          <table:table-cell office:value-type="float" office:value="0.614831185729406" calcext:value-type="float">
            <text:p>0,614831185729406</text:p>
          </table:table-cell>
          <table:table-cell office:value-type="float" office:value="0.602752724441747" calcext:value-type="float">
            <text:p>0,602752724441747</text:p>
          </table:table-cell>
          <table:table-cell office:value-type="float" office:value="0.59855988978915" calcext:value-type="float">
            <text:p>0,59855988978915</text:p>
          </table:table-cell>
          <table:table-cell office:value-type="float" office:value="0.632832781734035" calcext:value-type="float">
            <text:p>0,632832781734035</text:p>
          </table:table-cell>
          <table:table-cell office:value-type="float" office:value="0.600268155878746" calcext:value-type="float">
            <text:p>0,600268155878746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4869.17713542858" calcext:value-type="float">
            <text:p>4869,17713542858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20702.7210462857" calcext:value-type="float">
            <text:p>20702,7210462857</text:p>
          </table:table-cell>
          <table:table-cell table:number-columns-repeated="2" office:value-type="float" office:value="12080889.1149445" calcext:value-type="float">
            <text:p>12080889,1149445</text:p>
          </table:table-cell>
          <table:table-cell office:value-type="float" office:value="1326.64435945238" calcext:value-type="float">
            <text:p>1326,64435945238</text:p>
          </table:table-cell>
          <table:table-cell office:value-type="float" office:value="0.116639964282513" calcext:value-type="float">
            <text:p>0,116639964282513</text:p>
          </table:table-cell>
          <table:table-cell office:value-type="float" office:value="0.988312023026603" calcext:value-type="float">
            <text:p>0,988312023026603</text:p>
          </table:table-cell>
          <table:table-cell office:value-type="float" office:value="0.673625267049428" calcext:value-type="float">
            <text:p>0,673625267049428</text:p>
          </table:table-cell>
          <table:table-cell office:value-type="float" office:value="0.664167416888755" calcext:value-type="float">
            <text:p>0,664167416888755</text:p>
          </table:table-cell>
          <table:table-cell office:value-type="float" office:value="0.661860529103535" calcext:value-type="float">
            <text:p>0,661860529103535</text:p>
          </table:table-cell>
          <table:table-cell office:value-type="float" office:value="0.687083737620392" calcext:value-type="float">
            <text:p>0,687083737620392</text:p>
          </table:table-cell>
          <table:table-cell office:value-type="float" office:value="0.661918908188261" calcext:value-type="float">
            <text:p>0,661918908188261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089.06812442858" calcext:value-type="float">
            <text:p>5089,06812442858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24565.1413827143" calcext:value-type="float">
            <text:p>24565,1413827143</text:p>
          </table:table-cell>
          <table:table-cell table:number-columns-repeated="2" office:value-type="float" office:value="12080934.0507377" calcext:value-type="float">
            <text:p>12080934,0507377</text:p>
          </table:table-cell>
          <table:table-cell office:value-type="float" office:value="1326.64483506339" calcext:value-type="float">
            <text:p>1326,64483506339</text:p>
          </table:table-cell>
          <table:table-cell office:value-type="float" office:value="0.0803906002214977" calcext:value-type="float">
            <text:p>0,080390600221498</text:p>
          </table:table-cell>
          <table:table-cell office:value-type="float" office:value="0.993592458111899" calcext:value-type="float">
            <text:p>0,993592458111899</text:p>
          </table:table-cell>
          <table:table-cell office:value-type="float" office:value="0.7040996293263" calcext:value-type="float">
            <text:p>0,7040996293263</text:p>
          </table:table-cell>
          <table:table-cell office:value-type="float" office:value="0.696394044315561" calcext:value-type="float">
            <text:p>0,696394044315561</text:p>
          </table:table-cell>
          <table:table-cell office:value-type="float" office:value="0.694253933826396" calcext:value-type="float">
            <text:p>0,694253933826396</text:p>
          </table:table-cell>
          <table:table-cell office:value-type="float" office:value="0.715062755397066" calcext:value-type="float">
            <text:p>0,715062755397066</text:p>
          </table:table-cell>
          <table:table-cell office:value-type="float" office:value="0.694458521736695" calcext:value-type="float">
            <text:p>0,694458521736695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618.20825642857" calcext:value-type="float">
            <text:p>5618,20825642857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34997.762998" calcext:value-type="float">
            <text:p>34997,762998</text:p>
          </table:table-cell>
          <table:table-cell table:number-columns-repeated="2" office:value-type="float" office:value="12080880.5905936" calcext:value-type="float">
            <text:p>12080880,5905936</text:p>
          </table:table-cell>
          <table:table-cell office:value-type="float" office:value="1326.64189352308" calcext:value-type="float">
            <text:p>1326,64189352308</text:p>
          </table:table-cell>
          <table:table-cell office:value-type="float" office:value="0.0986858106085232" calcext:value-type="float">
            <text:p>0,098685810608523</text:p>
          </table:table-cell>
          <table:table-cell office:value-type="float" office:value="0.991523257323674" calcext:value-type="float">
            <text:p>0,991523257323674</text:p>
          </table:table-cell>
          <table:table-cell office:value-type="float" office:value="0.757131191697458" calcext:value-type="float">
            <text:p>0,757131191697458</text:p>
          </table:table-cell>
          <table:table-cell office:value-type="float" office:value="0.751357453071769" calcext:value-type="float">
            <text:p>0,751357453071769</text:p>
          </table:table-cell>
          <table:table-cell office:value-type="float" office:value="0.742739622488907" calcext:value-type="float">
            <text:p>0,742739622488907</text:p>
          </table:table-cell>
          <table:table-cell office:value-type="float" office:value="0.772978157702814" calcext:value-type="float">
            <text:p>0,772978157702814</text:p>
          </table:table-cell>
          <table:table-cell office:value-type="float" office:value="0.750025912081406" calcext:value-type="float">
            <text:p>0,750025912081406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636.94475" calcext:value-type="float">
            <text:p>5636,94475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44288.8258915714" calcext:value-type="float">
            <text:p>44288,8258915714</text:p>
          </table:table-cell>
          <table:table-cell table:number-columns-repeated="2" office:value-type="float" office:value="12080772.2907715" calcext:value-type="float">
            <text:p>12080772,2907715</text:p>
          </table:table-cell>
          <table:table-cell office:value-type="float" office:value="1326.64243371146" calcext:value-type="float">
            <text:p>1326,64243371146</text:p>
          </table:table-cell>
          <table:table-cell office:value-type="float" office:value="0.104177276470831" calcext:value-type="float">
            <text:p>0,104177276470831</text:p>
          </table:table-cell>
          <table:table-cell office:value-type="float" office:value="0.991029526506151" calcext:value-type="float">
            <text:p>0,991029526506151</text:p>
          </table:table-cell>
          <table:table-cell office:value-type="float" office:value="0.794138525373997" calcext:value-type="float">
            <text:p>0,794138525373997</text:p>
          </table:table-cell>
          <table:table-cell office:value-type="float" office:value="0.790642606516383" calcext:value-type="float">
            <text:p>0,790642606516383</text:p>
          </table:table-cell>
          <table:table-cell office:value-type="float" office:value="0.786531606003028" calcext:value-type="float">
            <text:p>0,786531606003028</text:p>
          </table:table-cell>
          <table:table-cell office:value-type="float" office:value="0.802546624833615" calcext:value-type="float">
            <text:p>0,802546624833615</text:p>
          </table:table-cell>
          <table:table-cell office:value-type="float" office:value="0.78911041027368" calcext:value-type="float">
            <text:p>0,78911041027368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513.666912" calcext:value-type="float">
            <text:p>5513,666912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33872.1508867143" calcext:value-type="float">
            <text:p>33872,1508867143</text:p>
          </table:table-cell>
          <table:table-cell table:number-columns-repeated="2" office:value-type="float" office:value="12204671.0578265" calcext:value-type="float">
            <text:p>12204671,0578265</text:p>
          </table:table-cell>
          <table:table-cell office:value-type="float" office:value="1333.55520520891" calcext:value-type="float">
            <text:p>1333,55520520891</text:p>
          </table:table-cell>
          <table:table-cell office:value-type="float" office:value="0.237779381019729" calcext:value-type="float">
            <text:p>0,237779381019729</text:p>
          </table:table-cell>
          <table:table-cell office:value-type="float" office:value="0.998868405818939" calcext:value-type="float">
            <text:p>0,998868405818939</text:p>
          </table:table-cell>
          <table:table-cell office:value-type="float" office:value="0.767083222492465" calcext:value-type="float">
            <text:p>0,767083222492465</text:p>
          </table:table-cell>
          <table:table-cell office:value-type="float" office:value="0.757543397632121" calcext:value-type="float">
            <text:p>0,757543397632121</text:p>
          </table:table-cell>
          <table:table-cell office:value-type="float" office:value="0.756985769957069" calcext:value-type="float">
            <text:p>0,756985769957069</text:p>
          </table:table-cell>
          <table:table-cell office:value-type="float" office:value="0.778504996271765" calcext:value-type="float">
            <text:p>0,778504996271765</text:p>
          </table:table-cell>
          <table:table-cell office:value-type="float" office:value="0.755401094008384" calcext:value-type="float">
            <text:p>0,755401094008384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823.71319342857" calcext:value-type="float">
            <text:p>5823,71319342857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43793.1622641429" calcext:value-type="float">
            <text:p>43793,1622641429</text:p>
          </table:table-cell>
          <table:table-cell table:number-columns-repeated="2" office:value-type="float" office:value="12204683.9243949" calcext:value-type="float">
            <text:p>12204683,9243949</text:p>
          </table:table-cell>
          <table:table-cell office:value-type="float" office:value="1333.55921963283" calcext:value-type="float">
            <text:p>1333,55921963283</text:p>
          </table:table-cell>
          <table:table-cell office:value-type="float" office:value="0.220111123153142" calcext:value-type="float">
            <text:p>0,220111123153142</text:p>
          </table:table-cell>
          <table:table-cell office:value-type="float" office:value="0.999067144734519" calcext:value-type="float">
            <text:p>0,999067144734519</text:p>
          </table:table-cell>
          <table:table-cell office:value-type="float" office:value="0.810325075570675" calcext:value-type="float">
            <text:p>0,810325075570675</text:p>
          </table:table-cell>
          <table:table-cell office:value-type="float" office:value="0.802121671212849" calcext:value-type="float">
            <text:p>0,802121671212849</text:p>
          </table:table-cell>
          <table:table-cell office:value-type="float" office:value="0.801465042519303" calcext:value-type="float">
            <text:p>0,801465042519303</text:p>
          </table:table-cell>
          <table:table-cell office:value-type="float" office:value="0.819579160046169" calcext:value-type="float">
            <text:p>0,819579160046169</text:p>
          </table:table-cell>
          <table:table-cell office:value-type="float" office:value="0.800932604115675" calcext:value-type="float">
            <text:p>0,800932604115675</text:p>
          </table:table-cell>
          <table:table-cell table:number-columns-repeated="1008"/>
        </table:table-row>
        <table:table-row table:style-name="ro3">
          <table:table-cell table:style-name="ce26" table:number-columns-spanned="16" table:number-rows-spanned="1"/>
          <table:covered-table-cell table:number-columns-repeated="15" table:style-name="ce6"/>
          <table:table-cell table:style-name="ce15" table:number-columns-repeated="1008"/>
        </table:table-row>
        <table:table-row table:style-name="ro2">
          <table:table-cell table:style-name="ce27" office:value-type="string" calcext:value-type="string" table:number-columns-spanned="3" table:number-rows-spanned="1">
            <text:p>Best Value</text:p>
          </table:table-cell>
          <table:covered-table-cell table:number-columns-repeated="2" table:style-name="ce7"/>
          <table:table-cell table:style-name="ce29" table:formula="of:=MAX([.D4:.D33])" office:value-type="float" office:value="8101.63248885714" calcext:value-type="float">
            <text:p>8101,63248885714</text:p>
          </table:table-cell>
          <table:table-cell table:style-name="ce29" table:formula="of:=MAX([.E4:.E33])" office:value-type="float" office:value="1372.25816814286" calcext:value-type="float">
            <text:p>1372,25816814286</text:p>
          </table:table-cell>
          <table:table-cell table:style-name="ce29" table:formula="of:=MAX([.F4:.F33])" office:value-type="float" office:value="95214.8698347143" calcext:value-type="float">
            <text:p>95214,8698347143</text:p>
          </table:table-cell>
          <table:table-cell table:style-name="ce29" table:formula="of:=MIN([.G4:.G33])" office:value-type="float" office:value="10733341.1289389" calcext:value-type="float">
            <text:p>10733341,1289389</text:p>
          </table:table-cell>
          <table:table-cell table:style-name="ce29" table:formula="of:=MIN([.H4:.H33])" office:value-type="float" office:value="10733341.1289389" calcext:value-type="float">
            <text:p>10733341,1289389</text:p>
          </table:table-cell>
          <table:table-cell table:style-name="ce29" table:formula="of:=MIN([.I4:.I33])" office:value-type="float" office:value="1218.8995256424" calcext:value-type="float">
            <text:p>1218,8995256424</text:p>
          </table:table-cell>
          <table:table-cell table:style-name="ce29" table:formula="of:=MAX([.J4:.J33])" office:value-type="float" office:value="0.368935342345919" calcext:value-type="float">
            <text:p>0,368935342345919</text:p>
          </table:table-cell>
          <table:table-cell table:style-name="ce29" table:formula="of:=MAX([.K4:.K33])" office:value-type="float" office:value="0.999521119253976" calcext:value-type="float">
            <text:p>0,999521119253976</text:p>
          </table:table-cell>
          <table:table-cell table:style-name="ce29" table:formula="of:=MAX([.L4:.L33])" office:value-type="float" office:value="0.919148695210605" calcext:value-type="float">
            <text:p>0,919148695210605</text:p>
          </table:table-cell>
          <table:table-cell table:style-name="ce29" table:formula="of:=MAX([.M4:.M33])" office:value-type="float" office:value="0.919635121531159" calcext:value-type="float">
            <text:p>0,919635121531159</text:p>
          </table:table-cell>
          <table:table-cell table:style-name="ce29" table:formula="of:=MAX([.N4:.N33])" office:value-type="float" office:value="0.918960102487344" calcext:value-type="float">
            <text:p>0,918960102487344</text:p>
          </table:table-cell>
          <table:table-cell table:style-name="ce29" table:formula="of:=MAX([.O4:.O33])" office:value-type="float" office:value="0.919653830930748" calcext:value-type="float">
            <text:p>0,919653830930748</text:p>
          </table:table-cell>
          <table:table-cell table:style-name="ce29" table:formula="of:=MAX([.P4:.P33])" office:value-type="float" office:value="0.919685672190215" calcext:value-type="float">
            <text:p>0,919685672190215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 table:number-columns-spanned="3" table:number-rows-spanned="1">
            <text:p>Best Model</text:p>
          </table:table-cell>
          <table:covered-table-cell table:number-columns-repeated="2" table:style-name="ce7"/>
          <table:table-cell table:style-name="ce29" office:value-type="string" calcext:value-type="string">
            <text:p>11 – last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2 – best</text:p>
          </table:table-cell>
          <table:table-cell table:number-columns-repeated="2" table:style-name="ce29" office:value-type="string" calcext:value-type="string">
            <text:p>11 – best</text:p>
          </table:table-cell>
          <table:table-cell table:style-name="ce29" office:value-type="string" calcext:value-type="string">
            <text:p>11 – last</text:p>
          </table:table-cell>
          <table:table-cell table:style-name="ce29" office:value-type="string" calcext:value-type="string">
            <text:p>8 – last</text:p>
          </table:table-cell>
          <table:table-cell table:style-name="ce29" office:value-type="string" calcext:value-type="string">
            <text:p>6 – last</text:p>
          </table:table-cell>
          <table:table-cell table:number-columns-repeated="5" table:style-name="ce29" office:value-type="string" calcext:value-type="string">
            <text:p>2 – last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 table:number-columns-spanned="3" table:number-rows-spanned="1">
            <text:p>Best Model for type of metrics</text:p>
          </table:table-cell>
          <table:covered-table-cell table:number-columns-repeated="2" table:style-name="ce12"/>
          <table:table-cell table:style-name="ce27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7"/>
          <table:table-cell table:style-name="ce27" office:value-type="float" office:value="11" calcext:value-type="float" table:number-columns-spanned="5" table:number-rows-spanned="1">
            <text:p>11</text:p>
          </table:table-cell>
          <table:covered-table-cell table:number-columns-repeated="4" table:style-name="ce7"/>
          <table:table-cell table:style-name="ce27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7"/>
          <table:table-cell table:number-columns-repeated="1008"/>
        </table:table-row>
      </table:table>
      <table:table table:name="QP2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6" table:default-cell-style-name="ce3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0" table:default-cell-style-name="ce6"/>
        <table:table-column table:style-name="co16" table:default-cell-style-name="ce6"/>
        <table:table-column table:style-name="co12" table:default-cell-style-name="ce6"/>
        <table:table-column table:style-name="co1" table:default-cell-style-name="ce6"/>
        <table:table-column table:style-name="co13" table:default-cell-style-name="ce6"/>
        <table:table-column table:style-name="co1" table:number-columns-repeated="3" table:default-cell-style-name="ce6"/>
        <table:table-column table:style-name="co1" table:number-columns-repeated="48" table:default-cell-style-name="Default"/>
        <table:table-row table:style-name="ro2">
          <table:table-cell table:style-name="Default" table:number-columns-repeated="16"/>
          <table:table-cell table:number-columns-repeated="48"/>
        </table:table-row>
        <table:table-row table:style-name="ro1">
          <table:table-cell table:style-name="ce1" office:value-type="string" calcext:value-type="string" table:number-columns-spanned="3" table:number-rows-spanned="1">
            <text:p>Model Data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Strategy Metrics</text:p>
          </table:table-cell>
          <table:covered-table-cell table:number-columns-repeated="2" table:style-name="ce5"/>
          <table:table-cell table:style-name="ce1" office:value-type="string" calcext:value-type="string" table:number-columns-spanned="5" table:number-rows-spanned="1">
            <text:p>Model Metrics</text:p>
          </table:table-cell>
          <table:covered-table-cell table:number-columns-repeated="4" table:style-name="ce5"/>
          <table:table-cell table:style-name="ce1" office:value-type="string" calcext:value-type="string" table:number-columns-spanned="5" table:number-rows-spanned="1">
            <text:p>Class Metrics</text:p>
          </table:table-cell>
          <table:covered-table-cell table:number-columns-repeated="4" table:style-name="ce5"/>
          <table:table-cell table:number-columns-repeated="48"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Epoch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Swing Return</text:p>
          </table:table-cell>
          <table:table-cell table:style-name="ce2" office:value-type="string" calcext:value-type="string">
            <text:p>Buy &amp; Hold Return</text:p>
          </table:table-cell>
          <table:table-cell table:style-name="ce2" office:value-type="string" calcext:value-type="string">
            <text:p>Auto13 ($22k) Retur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Mean² Error</text:p>
          </table:table-cell>
          <table:table-cell table:style-name="ce2" office:value-type="string" calcext:value-type="string">
            <text:p>Mean Abs. Erro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Cosine Sim.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ROC AUC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242.937849" calcext:value-type="float">
            <text:p>242,937849</text:p>
          </table:table-cell>
          <table:table-cell office:value-type="float" office:value="98.304645" calcext:value-type="float">
            <text:p>98,304645</text:p>
          </table:table-cell>
          <table:table-cell office:value-type="float" office:value="42169.8539700001" calcext:value-type="float">
            <text:p>42169,8539700001</text:p>
          </table:table-cell>
          <table:table-cell table:number-columns-repeated="2" office:value-type="float" office:value="1913.02685546875" calcext:value-type="float">
            <text:p>1913,02685546875</text:p>
          </table:table-cell>
          <table:table-cell office:value-type="float" office:value="38.2673759460449" calcext:value-type="float">
            <text:p>38,2673759460449</text:p>
          </table:table-cell>
          <table:table-cell office:value-type="float" office:value="0.0976346284151077" calcext:value-type="float">
            <text:p>0,097634628415108</text:p>
          </table:table-cell>
          <table:table-cell office:value-type="float" office:value="0.999170243740082" calcext:value-type="float">
            <text:p>0,999170243740082</text:p>
          </table:table-cell>
          <table:table-cell office:value-type="float" office:value="0.779208392942299" calcext:value-type="float">
            <text:p>0,779208392942299</text:p>
          </table:table-cell>
          <table:table-cell office:value-type="float" office:value="0.7685" calcext:value-type="float">
            <text:p>0,7685</text:p>
          </table:table-cell>
          <table:table-cell office:value-type="float" office:value="0.782567049808429" calcext:value-type="float">
            <text:p>0,782567049808429</text:p>
          </table:table-cell>
          <table:table-cell office:value-type="float" office:value="0.775878442545109" calcext:value-type="float">
            <text:p>0,775878442545109</text:p>
          </table:table-cell>
          <table:table-cell office:value-type="float" office:value="0.768087056541826" calcext:value-type="float">
            <text:p>0,76808705654182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3.65" calcext:value-type="float">
            <text:p>23,65</text:p>
          </table:table-cell>
          <table:table-cell office:value-type="float" office:value="-23.780002" calcext:value-type="float">
            <text:p>-23,780002</text:p>
          </table:table-cell>
          <table:table-cell office:value-type="float" office:value="6699.21995400001" calcext:value-type="float">
            <text:p>6699,21995400001</text:p>
          </table:table-cell>
          <table:table-cell table:number-columns-repeated="2" office:value-type="float" office:value="152.451568603516" calcext:value-type="float">
            <text:p>152,451568603516</text:p>
          </table:table-cell>
          <table:table-cell office:value-type="float" office:value="11.701548576355" calcext:value-type="float">
            <text:p>11,701548576355</text:p>
          </table:table-cell>
          <table:table-cell office:value-type="float" office:value="0.0709677413105965" calcext:value-type="float">
            <text:p>0,070967741310597</text:p>
          </table:table-cell>
          <table:table-cell office:value-type="float" office:value="0.976680934429169" calcext:value-type="float">
            <text:p>0,976680934429169</text:p>
          </table:table-cell>
          <table:table-cell office:value-type="float" office:value="0.65359477124183" calcext:value-type="float">
            <text:p>0,65359477124183</text:p>
          </table:table-cell>
          <table:table-cell office:value-type="float" office:value="0.68452380952381" calcext:value-type="float">
            <text:p>0,68452380952381</text:p>
          </table:table-cell>
          <table:table-cell office:value-type="float" office:value="0.657894736842105" calcext:value-type="float">
            <text:p>0,657894736842105</text:p>
          </table:table-cell>
          <table:table-cell office:value-type="float" office:value="0.649350649350649" calcext:value-type="float">
            <text:p>0,649350649350649</text:p>
          </table:table-cell>
          <table:table-cell office:value-type="float" office:value="0.681818181818182" calcext:value-type="float">
            <text:p>0,68181818181818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21972.05029" calcext:value-type="float">
            <text:p>21972,05029</text:p>
          </table:table-cell>
          <table:table-cell office:value-type="float" office:value="1330.264648" calcext:value-type="float">
            <text:p>1330,264648</text:p>
          </table:table-cell>
          <table:table-cell office:value-type="float" office:value="43944.1005800001" calcext:value-type="float">
            <text:p>43944,1005800001</text:p>
          </table:table-cell>
          <table:table-cell table:number-columns-repeated="2" office:value-type="float" office:value="84470280" calcext:value-type="float">
            <text:p>84470280</text:p>
          </table:table-cell>
          <table:table-cell office:value-type="float" office:value="9068.4541015625" calcext:value-type="float">
            <text:p>9068,4541015625</text:p>
          </table:table-cell>
          <table:table-cell office:value-type="float" office:value="0.075650118291378" calcext:value-type="float">
            <text:p>0,075650118291378</text:p>
          </table:table-cell>
          <table:table-cell office:value-type="float" office:value="0.99731457233429" calcext:value-type="float">
            <text:p>0,99731457233429</text:p>
          </table:table-cell>
          <table:table-cell office:value-type="float" office:value="0.628571428571429" calcext:value-type="float">
            <text:p>0,628571428571429</text:p>
          </table:table-cell>
          <table:table-cell office:value-type="float" office:value="0.642201834862385" calcext:value-type="float">
            <text:p>0,642201834862385</text:p>
          </table:table-cell>
          <table:table-cell office:value-type="float" office:value="0.66" calcext:value-type="float">
            <text:p>0,66</text:p>
          </table:table-cell>
          <table:table-cell office:value-type="float" office:value="0.6" calcext:value-type="float">
            <text:p>0,6</text:p>
          </table:table-cell>
          <table:table-cell office:value-type="float" office:value="0.642592592592593" calcext:value-type="float">
            <text:p>0,64259259259259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40.72769" calcext:value-type="float">
            <text:p>240,72769</text:p>
          </table:table-cell>
          <table:table-cell office:value-type="float" office:value="-6.804231" calcext:value-type="float">
            <text:p>-6,804231</text:p>
          </table:table-cell>
          <table:table-cell office:value-type="float" office:value="142161.799985" calcext:value-type="float">
            <text:p>142161,799985</text:p>
          </table:table-cell>
          <table:table-cell table:number-columns-repeated="2" office:value-type="float" office:value="420.930938720703" calcext:value-type="float">
            <text:p>420,930938720703</text:p>
          </table:table-cell>
          <table:table-cell office:value-type="float" office:value="19.3047790527344" calcext:value-type="float">
            <text:p>19,3047790527344</text:p>
          </table:table-cell>
          <table:table-cell office:value-type="float" office:value="0.0676898881793022" calcext:value-type="float">
            <text:p>0,067689888179302</text:p>
          </table:table-cell>
          <table:table-cell office:value-type="float" office:value="0.99949300289154" calcext:value-type="float">
            <text:p>0,99949300289154</text:p>
          </table:table-cell>
          <table:table-cell office:value-type="float" office:value="0.877887788778878" calcext:value-type="float">
            <text:p>0,877887788778878</text:p>
          </table:table-cell>
          <table:table-cell office:value-type="float" office:value="0.884103367267032" calcext:value-type="float">
            <text:p>0,884103367267032</text:p>
          </table:table-cell>
          <table:table-cell office:value-type="float" office:value="0.897133220910624" calcext:value-type="float">
            <text:p>0,897133220910624</text:p>
          </table:table-cell>
          <table:table-cell office:value-type="float" office:value="0.859450726978998" calcext:value-type="float">
            <text:p>0,859450726978998</text:p>
          </table:table-cell>
          <table:table-cell office:value-type="float" office:value="0.883372779902873" calcext:value-type="float">
            <text:p>0,88337277990287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109.509993" calcext:value-type="float">
            <text:p>109,509993</text:p>
          </table:table-cell>
          <table:table-cell office:value-type="float" office:value="-4.65" calcext:value-type="float">
            <text:p>-4,65</text:p>
          </table:table-cell>
          <table:table-cell office:value-type="float" office:value="54678.447834" calcext:value-type="float">
            <text:p>54678,447834</text:p>
          </table:table-cell>
          <table:table-cell table:number-columns-repeated="2" office:value-type="float" office:value="145.684753417969" calcext:value-type="float">
            <text:p>145,684753417969</text:p>
          </table:table-cell>
          <table:table-cell office:value-type="float" office:value="11.6898174285889" calcext:value-type="float">
            <text:p>11,6898174285889</text:p>
          </table:table-cell>
          <table:table-cell office:value-type="float" office:value="0.106639839708805" calcext:value-type="float">
            <text:p>0,106639839708805</text:p>
          </table:table-cell>
          <table:table-cell office:value-type="float" office:value="0.99820214509964" calcext:value-type="float">
            <text:p>0,99820214509964</text:p>
          </table:table-cell>
          <table:table-cell office:value-type="float" office:value="0.846456692913386" calcext:value-type="float">
            <text:p>0,846456692913386</text:p>
          </table:table-cell>
          <table:table-cell office:value-type="float" office:value="0.845084409136048" calcext:value-type="float">
            <text:p>0,845084409136048</text:p>
          </table:table-cell>
          <table:table-cell office:value-type="float" office:value="0.83984375" calcext:value-type="float">
            <text:p>0,83984375</text:p>
          </table:table-cell>
          <table:table-cell office:value-type="float" office:value="0.853174603174603" calcext:value-type="float">
            <text:p>0,853174603174603</text:p>
          </table:table-cell>
          <table:table-cell office:value-type="float" office:value="0.845076367193663" calcext:value-type="float">
            <text:p>0,84507636719366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226.174004" calcext:value-type="float">
            <text:p>1226,174004</text:p>
          </table:table-cell>
          <table:table-cell office:value-type="float" office:value="370.564003" calcext:value-type="float">
            <text:p>370,564003</text:p>
          </table:table-cell>
          <table:table-cell office:value-type="float" office:value="38020.888421" calcext:value-type="float">
            <text:p>38020,888421</text:p>
          </table:table-cell>
          <table:table-cell table:number-columns-repeated="2" office:value-type="float" office:value="26788.484375" calcext:value-type="float">
            <text:p>26788,484375</text:p>
          </table:table-cell>
          <table:table-cell office:value-type="float" office:value="121.976371765137" calcext:value-type="float">
            <text:p>121,976371765137</text:p>
          </table:table-cell>
          <table:table-cell office:value-type="float" office:value="0.0442655943334103" calcext:value-type="float">
            <text:p>0,04426559433341</text:p>
          </table:table-cell>
          <table:table-cell office:value-type="float" office:value="0.995236575603485" calcext:value-type="float">
            <text:p>0,995236575603485</text:p>
          </table:table-cell>
          <table:table-cell office:value-type="float" office:value="0.837209302325581" calcext:value-type="float">
            <text:p>0,837209302325581</text:p>
          </table:table-cell>
          <table:table-cell office:value-type="float" office:value="0.82156862745098" calcext:value-type="float">
            <text:p>0,82156862745098</text:p>
          </table:table-cell>
          <table:table-cell office:value-type="float" office:value="0.829787234042553" calcext:value-type="float">
            <text:p>0,829787234042553</text:p>
          </table:table-cell>
          <table:table-cell office:value-type="float" office:value="0.844765342960289" calcext:value-type="float">
            <text:p>0,844765342960289</text:p>
          </table:table-cell>
          <table:table-cell office:value-type="float" office:value="0.819378379634651" calcext:value-type="float">
            <text:p>0,81937837963465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90.0999999999999" calcext:value-type="float">
            <text:p>90,0999999999999</text:p>
          </table:table-cell>
          <table:table-cell office:value-type="float" office:value="-0.0700000000000021" calcext:value-type="float">
            <text:p>-0,070000000000002</text:p>
          </table:table-cell>
          <table:table-cell office:value-type="float" office:value="39420.1400000001" calcext:value-type="float">
            <text:p>39420,1400000001</text:p>
          </table:table-cell>
          <table:table-cell table:number-columns-repeated="2" office:value-type="float" office:value="135.361831665039" calcext:value-type="float">
            <text:p>135,361831665039</text:p>
          </table:table-cell>
          <table:table-cell office:value-type="float" office:value="11.4786653518677" calcext:value-type="float">
            <text:p>11,4786653518677</text:p>
          </table:table-cell>
          <table:table-cell office:value-type="float" office:value="0.128008753061295" calcext:value-type="float">
            <text:p>0,128008753061295</text:p>
          </table:table-cell>
          <table:table-cell office:value-type="float" office:value="0.999130547046661" calcext:value-type="float">
            <text:p>0,999130547046661</text:p>
          </table:table-cell>
          <table:table-cell office:value-type="float" office:value="0.848049281314168" calcext:value-type="float">
            <text:p>0,848049281314168</text:p>
          </table:table-cell>
          <table:table-cell office:value-type="float" office:value="0.840345199568501" calcext:value-type="float">
            <text:p>0,840345199568501</text:p>
          </table:table-cell>
          <table:table-cell office:value-type="float" office:value="0.836032388663968" calcext:value-type="float">
            <text:p>0,836032388663968</text:p>
          </table:table-cell>
          <table:table-cell office:value-type="float" office:value="0.860416666666667" calcext:value-type="float">
            <text:p>0,860416666666667</text:p>
          </table:table-cell>
          <table:table-cell office:value-type="float" office:value="0.839604306487696" calcext:value-type="float">
            <text:p>0,839604306487696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2 – Ifs6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4:.D10])/7" office:value-type="float" office:value="3415.02140371429" calcext:value-type="float">
            <text:p>3415,02140371429</text:p>
          </table:table-cell>
          <table:table-cell table:style-name="ce7" table:formula="of:=SUM([.E4:.E10])/7" office:value-type="float" office:value="251.975580428571" calcext:value-type="float">
            <text:p>251,975580428571</text:p>
          </table:table-cell>
          <table:table-cell table:style-name="ce7" table:formula="of:=SUM([.F4:.F10])/7" office:value-type="float" office:value="52442.064392" calcext:value-type="float">
            <text:p>52442,064392</text:p>
          </table:table-cell>
          <table:table-cell table:style-name="ce7" table:formula="of:=SUM([.G4:.G10])/7" office:value-type="float" office:value="12071405.1343318" calcext:value-type="float">
            <text:p>12071405,1343318</text:p>
          </table:table-cell>
          <table:table-cell table:style-name="ce7" table:formula="of:=SUM([.H4:.H10])/7" office:value-type="float" office:value="12071405.1343318" calcext:value-type="float">
            <text:p>12071405,1343318</text:p>
          </table:table-cell>
          <table:table-cell table:style-name="ce7" table:formula="of:=SUM([.I4:.I10])/7" office:value-type="float" office:value="1326.12466566903" calcext:value-type="float">
            <text:p>1326,12466566903</text:p>
          </table:table-cell>
          <table:table-cell table:style-name="ce7" table:formula="of:=SUM([.J4:.J10])/7" office:value-type="float" office:value="0.0844080804714135" calcext:value-type="float">
            <text:p>0,084408080471414</text:p>
          </table:table-cell>
          <table:table-cell table:style-name="ce7" table:formula="of:=SUM([.K4:.K10])/7" office:value-type="float" office:value="0.995032574449267" calcext:value-type="float">
            <text:p>0,995032574449267</text:p>
          </table:table-cell>
          <table:table-cell table:style-name="ce7" table:formula="of:=SUM([.L4:.L10])/7" office:value-type="float" office:value="0.781568236869653" calcext:value-type="float">
            <text:p>0,781568236869653</text:p>
          </table:table-cell>
          <table:table-cell table:style-name="ce7" table:formula="of:=SUM([.M4:.M10])/7" office:value-type="float" office:value="0.783761035401251" calcext:value-type="float">
            <text:p>0,783761035401251</text:p>
          </table:table-cell>
          <table:table-cell table:style-name="ce7" table:formula="of:=SUM([.N4:.N10])/7" office:value-type="float" office:value="0.786179768609668" calcext:value-type="float">
            <text:p>0,786179768609668</text:p>
          </table:table-cell>
          <table:table-cell table:style-name="ce7" table:formula="of:=SUM([.O4:.O10])/7" office:value-type="float" office:value="0.777576633096617" calcext:value-type="float">
            <text:p>0,777576633096617</text:p>
          </table:table-cell>
          <table:table-cell table:style-name="ce7" table:formula="of:=SUM([.P4:.P10])/7" office:value-type="float" office:value="0.78284709488164" calcext:value-type="float">
            <text:p>0,78284709488164</text:p>
          </table:table-cell>
          <table:table-cell table:style-name="ce12" table:number-columns-repeated="48"/>
        </table:table-row>
        <table:table-row table:style-name="ro1">
          <table:table-cell office:value-type="string" calcext:value-type="string">
            <text:p>2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-36.0774860000001" calcext:value-type="float">
            <text:p>-36,0774860000001</text:p>
          </table:table-cell>
          <table:table-cell office:value-type="float" office:value="98.304645" calcext:value-type="float">
            <text:p>98,304645</text:p>
          </table:table-cell>
          <table:table-cell office:value-type="float" office:value="14877.5552569999" calcext:value-type="float">
            <text:p>14877,5552569999</text:p>
          </table:table-cell>
          <table:table-cell table:number-columns-repeated="2" office:value-type="float" office:value="1912.36242675781" calcext:value-type="float">
            <text:p>1912,36242675781</text:p>
          </table:table-cell>
          <table:table-cell office:value-type="float" office:value="38.2553443908691" calcext:value-type="float">
            <text:p>38,2553443908691</text:p>
          </table:table-cell>
          <table:table-cell office:value-type="float" office:value="0.155510812997818" calcext:value-type="float">
            <text:p>0,155510812997818</text:p>
          </table:table-cell>
          <table:table-cell office:value-type="float" office:value="0.997755289077759" calcext:value-type="float">
            <text:p>0,997755289077759</text:p>
          </table:table-cell>
          <table:table-cell office:value-type="float" office:value="0.618846694796062" calcext:value-type="float">
            <text:p>0,618846694796062</text:p>
          </table:table-cell>
          <table:table-cell office:value-type="float" office:value="0.5935" calcext:value-type="float">
            <text:p>0,5935</text:p>
          </table:table-cell>
          <table:table-cell office:value-type="float" office:value="0.611111111111111" calcext:value-type="float">
            <text:p>0,611111111111111</text:p>
          </table:table-cell>
          <table:table-cell office:value-type="float" office:value="0.626780626780627" calcext:value-type="float">
            <text:p>0,626780626780627</text:p>
          </table:table-cell>
          <table:table-cell office:value-type="float" office:value="0.591637409483238" calcext:value-type="float">
            <text:p>0,59163740948323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26.64" calcext:value-type="float">
            <text:p>26,64</text:p>
          </table:table-cell>
          <table:table-cell office:value-type="float" office:value="-23.780002" calcext:value-type="float">
            <text:p>-23,780002</text:p>
          </table:table-cell>
          <table:table-cell office:value-type="float" office:value="8205.01994999999" calcext:value-type="float">
            <text:p>8205,01994999999</text:p>
          </table:table-cell>
          <table:table-cell table:number-columns-repeated="2" office:value-type="float" office:value="152.219009399414" calcext:value-type="float">
            <text:p>152,219009399414</text:p>
          </table:table-cell>
          <table:table-cell office:value-type="float" office:value="11.6852560043335" calcext:value-type="float">
            <text:p>11,6852560043335</text:p>
          </table:table-cell>
          <table:table-cell office:value-type="float" office:value="0.135483875870705" calcext:value-type="float">
            <text:p>0,135483875870705</text:p>
          </table:table-cell>
          <table:table-cell office:value-type="float" office:value="0.852371692657471" calcext:value-type="float">
            <text:p>0,852371692657471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68452380952381" calcext:value-type="float">
            <text:p>0,68452380952381</text:p>
          </table:table-cell>
          <table:table-cell office:value-type="float" office:value="0.646341463414634" calcext:value-type="float">
            <text:p>0,646341463414634</text:p>
          </table:table-cell>
          <table:table-cell office:value-type="float" office:value="0.688311688311688" calcext:value-type="float">
            <text:p>0,688311688311688</text:p>
          </table:table-cell>
          <table:table-cell office:value-type="float" office:value="0.684815184815185" calcext:value-type="float">
            <text:p>0,684815184815185</text:p>
          </table:table-cell>
          <table:table-cell table:number-columns-repeated="7"/>
          <table:table-cell table:style-name="ce12" table:number-columns-repeated="41"/>
        </table:table-row>
        <table:table-row table:style-name="ro1">
          <table:table-cell office:value-type="string" calcext:value-type="string">
            <text:p>2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19009.463863" calcext:value-type="float">
            <text:p>19009,463863</text:p>
          </table:table-cell>
          <table:table-cell office:value-type="float" office:value="1330.264648" calcext:value-type="float">
            <text:p>1330,264648</text:p>
          </table:table-cell>
          <table:table-cell office:value-type="float" office:value="38018.927726" calcext:value-type="float">
            <text:p>38018,927726</text:p>
          </table:table-cell>
          <table:table-cell table:number-columns-repeated="2" office:value-type="float" office:value="84470536" calcext:value-type="float">
            <text:p>84470536</text:p>
          </table:table-cell>
          <table:table-cell office:value-type="float" office:value="9068.4697265625" calcext:value-type="float">
            <text:p>9068,4697265625</text:p>
          </table:table-cell>
          <table:table-cell office:value-type="float" office:value="0.13475176692009" calcext:value-type="float">
            <text:p>0,13475176692009</text:p>
          </table:table-cell>
          <table:table-cell office:value-type="float" office:value="0.997341334819794" calcext:value-type="float">
            <text:p>0,997341334819794</text:p>
          </table:table-cell>
          <table:table-cell office:value-type="float" office:value="0.610328638497653" calcext:value-type="float">
            <text:p>0,610328638497653</text:p>
          </table:table-cell>
          <table:table-cell office:value-type="float" office:value="0.619266055045872" calcext:value-type="float">
            <text:p>0,619266055045872</text:p>
          </table:table-cell>
          <table:table-cell office:value-type="float" office:value="0.631067961165049" calcext:value-type="float">
            <text:p>0,631067961165049</text:p>
          </table:table-cell>
          <table:table-cell office:value-type="float" office:value="0.590909090909091" calcext:value-type="float">
            <text:p>0,590909090909091</text:p>
          </table:table-cell>
          <table:table-cell office:value-type="float" office:value="0.61952861952862" calcext:value-type="float">
            <text:p>0,6195286195286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47.065004" calcext:value-type="float">
            <text:p>247,065004</text:p>
          </table:table-cell>
          <table:table-cell office:value-type="float" office:value="-6.804231" calcext:value-type="float">
            <text:p>-6,804231</text:p>
          </table:table-cell>
          <table:table-cell office:value-type="float" office:value="154114.630001" calcext:value-type="float">
            <text:p>154114,630001</text:p>
          </table:table-cell>
          <table:table-cell table:number-columns-repeated="2" office:value-type="float" office:value="421.365112304688" calcext:value-type="float">
            <text:p>421,365112304688</text:p>
          </table:table-cell>
          <table:table-cell office:value-type="float" office:value="19.3149127960205" calcext:value-type="float">
            <text:p>19,3149127960205</text:p>
          </table:table-cell>
          <table:table-cell office:value-type="float" office:value="0.0448642261326313" calcext:value-type="float">
            <text:p>0,044864226132631</text:p>
          </table:table-cell>
          <table:table-cell office:value-type="float" office:value="0.999481081962585" calcext:value-type="float">
            <text:p>0,999481081962585</text:p>
          </table:table-cell>
          <table:table-cell office:value-type="float" office:value="0.907414829659319" calcext:value-type="float">
            <text:p>0,907414829659319</text:p>
          </table:table-cell>
          <table:table-cell office:value-type="float" office:value="0.909553641346907" calcext:value-type="float">
            <text:p>0,909553641346907</text:p>
          </table:table-cell>
          <table:table-cell office:value-type="float" office:value="0.900556881463803" calcext:value-type="float">
            <text:p>0,900556881463803</text:p>
          </table:table-cell>
          <table:table-cell office:value-type="float" office:value="0.91437802907916" calcext:value-type="float">
            <text:p>0,91437802907916</text:p>
          </table:table-cell>
          <table:table-cell office:value-type="float" office:value="0.909696613323774" calcext:value-type="float">
            <text:p>0,90969661332377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7.6099940000001" calcext:value-type="float">
            <text:p>97,6099940000001</text:p>
          </table:table-cell>
          <table:table-cell office:value-type="float" office:value="-4.65" calcext:value-type="float">
            <text:p>-4,65</text:p>
          </table:table-cell>
          <table:table-cell office:value-type="float" office:value="43112.937852" calcext:value-type="float">
            <text:p>43112,937852</text:p>
          </table:table-cell>
          <table:table-cell table:number-columns-repeated="2" office:value-type="float" office:value="145.549392700195" calcext:value-type="float">
            <text:p>145,549392700195</text:p>
          </table:table-cell>
          <table:table-cell office:value-type="float" office:value="11.6847238540649" calcext:value-type="float">
            <text:p>11,6847238540649</text:p>
          </table:table-cell>
          <table:table-cell office:value-type="float" office:value="0.0734406411647797" calcext:value-type="float">
            <text:p>0,07344064116478</text:p>
          </table:table-cell>
          <table:table-cell office:value-type="float" office:value="0.998158097267151" calcext:value-type="float">
            <text:p>0,998158097267151</text:p>
          </table:table-cell>
          <table:table-cell office:value-type="float" office:value="0.808290155440414" calcext:value-type="float">
            <text:p>0,808290155440414</text:p>
          </table:table-cell>
          <table:table-cell office:value-type="float" office:value="0.816285998013903" calcext:value-type="float">
            <text:p>0,816285998013903</text:p>
          </table:table-cell>
          <table:table-cell office:value-type="float" office:value="0.845986984815618" calcext:value-type="float">
            <text:p>0,845986984815618</text:p>
          </table:table-cell>
          <table:table-cell office:value-type="float" office:value="0.773809523809524" calcext:value-type="float">
            <text:p>0,773809523809524</text:p>
          </table:table-cell>
          <table:table-cell office:value-type="float" office:value="0.816328221149295" calcext:value-type="float">
            <text:p>0,81632822114929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29.948043" calcext:value-type="float">
            <text:p>1229,948043</text:p>
          </table:table-cell>
          <table:table-cell office:value-type="float" office:value="370.564003" calcext:value-type="float">
            <text:p>370,564003</text:p>
          </table:table-cell>
          <table:table-cell office:value-type="float" office:value="42711.995042" calcext:value-type="float">
            <text:p>42711,995042</text:p>
          </table:table-cell>
          <table:table-cell table:number-columns-repeated="2" office:value-type="float" office:value="26806.0390625" calcext:value-type="float">
            <text:p>26806,0390625</text:p>
          </table:table-cell>
          <table:table-cell office:value-type="float" office:value="122.001823425293" calcext:value-type="float">
            <text:p>122,001823425293</text:p>
          </table:table-cell>
          <table:table-cell office:value-type="float" office:value="0.0985915511846543" calcext:value-type="float">
            <text:p>0,098591551184654</text:p>
          </table:table-cell>
          <table:table-cell office:value-type="float" office:value="0.991735637187958" calcext:value-type="float">
            <text:p>0,991735637187958</text:p>
          </table:table-cell>
          <table:table-cell office:value-type="float" office:value="0.865064695009242" calcext:value-type="float">
            <text:p>0,865064695009242</text:p>
          </table:table-cell>
          <table:table-cell office:value-type="float" office:value="0.856862745098039" calcext:value-type="float">
            <text:p>0,856862745098039</text:p>
          </table:table-cell>
          <table:table-cell office:value-type="float" office:value="0.886363636363636" calcext:value-type="float">
            <text:p>0,886363636363636</text:p>
          </table:table-cell>
          <table:table-cell office:value-type="float" office:value="0.844765342960289" calcext:value-type="float">
            <text:p>0,844765342960289</text:p>
          </table:table-cell>
          <table:table-cell office:value-type="float" office:value="0.858004989076711" calcext:value-type="float">
            <text:p>0,8580049890767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0.0999999999999" calcext:value-type="float">
            <text:p>90,0999999999999</text:p>
          </table:table-cell>
          <table:table-cell office:value-type="float" office:value="-0.0700000000000021" calcext:value-type="float">
            <text:p>-0,070000000000002</text:p>
          </table:table-cell>
          <table:table-cell office:value-type="float" office:value="38989.07" calcext:value-type="float">
            <text:p>38989,07</text:p>
          </table:table-cell>
          <table:table-cell table:number-columns-repeated="2" office:value-type="float" office:value="135.361831665039" calcext:value-type="float">
            <text:p>135,361831665039</text:p>
          </table:table-cell>
          <table:table-cell office:value-type="float" office:value="11.4786653518677" calcext:value-type="float">
            <text:p>11,4786653518677</text:p>
          </table:table-cell>
          <table:table-cell office:value-type="float" office:value="0.128008753061295" calcext:value-type="float">
            <text:p>0,128008753061295</text:p>
          </table:table-cell>
          <table:table-cell office:value-type="float" office:value="0.999130547046661" calcext:value-type="float">
            <text:p>0,999130547046661</text:p>
          </table:table-cell>
          <table:table-cell office:value-type="float" office:value="0.848049281314168" calcext:value-type="float">
            <text:p>0,848049281314168</text:p>
          </table:table-cell>
          <table:table-cell office:value-type="float" office:value="0.840345199568501" calcext:value-type="float">
            <text:p>0,840345199568501</text:p>
          </table:table-cell>
          <table:table-cell office:value-type="float" office:value="0.836032388663968" calcext:value-type="float">
            <text:p>0,836032388663968</text:p>
          </table:table-cell>
          <table:table-cell office:value-type="float" office:value="0.860416666666667" calcext:value-type="float">
            <text:p>0,860416666666667</text:p>
          </table:table-cell>
          <table:table-cell office:value-type="float" office:value="0.839604306487696" calcext:value-type="float">
            <text:p>0,839604306487696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2 – Ifs6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2:.D18])/7" office:value-type="float" office:value="2952.10705971429" calcext:value-type="float">
            <text:p>2952,10705971429</text:p>
          </table:table-cell>
          <table:table-cell table:style-name="ce7" table:formula="of:=SUM([.E12:.E18])/7" office:value-type="float" office:value="251.975580428571" calcext:value-type="float">
            <text:p>251,975580428571</text:p>
          </table:table-cell>
          <table:table-cell table:style-name="ce7" table:formula="of:=SUM([.F12:.F18])/7" office:value-type="float" office:value="48575.7336897143" calcext:value-type="float">
            <text:p>48575,7336897143</text:p>
          </table:table-cell>
          <table:table-cell table:style-name="ce7" table:formula="of:=SUM([.G12:.G18])/7" office:value-type="float" office:value="12071444.1281193" calcext:value-type="float">
            <text:p>12071444,1281193</text:p>
          </table:table-cell>
          <table:table-cell table:style-name="ce7" table:formula="of:=SUM([.H12:.H18])/7" office:value-type="float" office:value="12071444.1281193" calcext:value-type="float">
            <text:p>12071444,1281193</text:p>
          </table:table-cell>
          <table:table-cell table:style-name="ce7" table:formula="of:=SUM([.I12:.I18])/7" office:value-type="float" office:value="1326.12720748356" calcext:value-type="float">
            <text:p>1326,12720748356</text:p>
          </table:table-cell>
          <table:table-cell table:style-name="ce7" table:formula="of:=SUM([.J12:.J18])/7" office:value-type="float" office:value="0.110093089618853" calcext:value-type="float">
            <text:p>0,110093089618853</text:p>
          </table:table-cell>
          <table:table-cell table:style-name="ce7" table:formula="of:=SUM([.K12:.K18])/7" office:value-type="float" office:value="0.976567668574197" calcext:value-type="float">
            <text:p>0,976567668574197</text:p>
          </table:table-cell>
          <table:table-cell table:style-name="ce7" table:formula="of:=SUM([.L12:.L18])/7" office:value-type="float" office:value="0.760665851626218" calcext:value-type="float">
            <text:p>0,760665851626218</text:p>
          </table:table-cell>
          <table:table-cell table:style-name="ce7" table:formula="of:=SUM([.M12:.M18])/7" office:value-type="float" office:value="0.760048206942433" calcext:value-type="float">
            <text:p>0,760048206942433</text:p>
          </table:table-cell>
          <table:table-cell table:style-name="ce7" table:formula="of:=SUM([.N12:.N18])/7" office:value-type="float" office:value="0.765351489571117" calcext:value-type="float">
            <text:p>0,765351489571117</text:p>
          </table:table-cell>
          <table:table-cell table:style-name="ce7" table:formula="of:=SUM([.O12:.O18])/7" office:value-type="float" office:value="0.757052995502435" calcext:value-type="float">
            <text:p>0,757052995502435</text:p>
          </table:table-cell>
          <table:table-cell table:style-name="ce7" table:formula="of:=SUM([.P12:.P18])/7" office:value-type="float" office:value="0.759945049123503" calcext:value-type="float">
            <text:p>0,759945049123503</text:p>
          </table:table-cell>
          <table:table-cell table:style-name="ce12" table:number-columns-repeated="48"/>
        </table:table-row>
        <table:table-row table:style-name="ro1">
          <table:table-cell office:value-type="string" calcext:value-type="string">
            <text:p>11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202.678248" calcext:value-type="float">
            <text:p>202,678248</text:p>
          </table:table-cell>
          <table:table-cell office:value-type="float" office:value="114.117145" calcext:value-type="float">
            <text:p>114,117145</text:p>
          </table:table-cell>
          <table:table-cell office:value-type="float" office:value="31297.5703349999" calcext:value-type="float">
            <text:p>31297,5703349999</text:p>
          </table:table-cell>
          <table:table-cell table:number-columns-repeated="2" office:value-type="float" office:value="1348.78967285156" calcext:value-type="float">
            <text:p>1348,78967285156</text:p>
          </table:table-cell>
          <table:table-cell office:value-type="float" office:value="29.4683952331543" calcext:value-type="float">
            <text:p>29,4683952331543</text:p>
          </table:table-cell>
          <table:table-cell office:value-type="float" office:value="0.201003342866898" calcext:value-type="float">
            <text:p>0,201003342866898</text:p>
          </table:table-cell>
          <table:table-cell office:value-type="float" office:value="0.999806880950928" calcext:value-type="float">
            <text:p>0,999806880950928</text:p>
          </table:table-cell>
          <table:table-cell office:value-type="float" office:value="0.681980906921241" calcext:value-type="float">
            <text:p>0,681980906921241</text:p>
          </table:table-cell>
          <table:table-cell office:value-type="float" office:value="0.643954575818303" calcext:value-type="float">
            <text:p>0,643954575818303</text:p>
          </table:table-cell>
          <table:table-cell office:value-type="float" office:value="0.650540694365396" calcext:value-type="float">
            <text:p>0,650540694365396</text:p>
          </table:table-cell>
          <table:table-cell office:value-type="float" office:value="0.716614420062696" calcext:value-type="float">
            <text:p>0,716614420062696</text:p>
          </table:table-cell>
          <table:table-cell office:value-type="float" office:value="0.638864751132134" calcext:value-type="float">
            <text:p>0,63886475113213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63.310004" calcext:value-type="float">
            <text:p>63,310004</text:p>
          </table:table-cell>
          <table:table-cell office:value-type="float" office:value="-25.909999" calcext:value-type="float">
            <text:p>-25,909999</text:p>
          </table:table-cell>
          <table:table-cell office:value-type="float" office:value="13228.94033" calcext:value-type="float">
            <text:p>13228,94033</text:p>
          </table:table-cell>
          <table:table-cell table:number-columns-repeated="2" office:value-type="float" office:value="614.735290527344" calcext:value-type="float">
            <text:p>614,735290527344</text:p>
          </table:table-cell>
          <table:table-cell office:value-type="float" office:value="20.9302349090576" calcext:value-type="float">
            <text:p>20,9302349090576</text:p>
          </table:table-cell>
          <table:table-cell office:value-type="float" office:value="0.252066105604172" calcext:value-type="float">
            <text:p>0,252066105604172</text:p>
          </table:table-cell>
          <table:table-cell office:value-type="float" office:value="0.974031746387482" calcext:value-type="float">
            <text:p>0,974031746387482</text:p>
          </table:table-cell>
          <table:table-cell office:value-type="float" office:value="0.763948497854077" calcext:value-type="float">
            <text:p>0,763948497854077</text:p>
          </table:table-cell>
          <table:table-cell office:value-type="float" office:value="0.776422764227642" calcext:value-type="float">
            <text:p>0,776422764227642</text:p>
          </table:table-cell>
          <table:table-cell office:value-type="float" office:value="0.760683760683761" calcext:value-type="float">
            <text:p>0,760683760683761</text:p>
          </table:table-cell>
          <table:table-cell office:value-type="float" office:value="0.767241379310345" calcext:value-type="float">
            <text:p>0,767241379310345</text:p>
          </table:table-cell>
          <table:table-cell office:value-type="float" office:value="0.775928381962865" calcext:value-type="float">
            <text:p>0,77592838196286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53877.294424" calcext:value-type="float">
            <text:p>53877,294424</text:p>
          </table:table-cell>
          <table:table-cell office:value-type="float" office:value="9192.542725" calcext:value-type="float">
            <text:p>9192,542725</text:p>
          </table:table-cell>
          <table:table-cell office:value-type="float" office:value="107376.753887" calcext:value-type="float">
            <text:p>107376,753887</text:p>
          </table:table-cell>
          <table:table-cell table:number-columns-repeated="2" office:value-type="float" office:value="75110496" calcext:value-type="float">
            <text:p>75110496</text:p>
          </table:table-cell>
          <table:table-cell office:value-type="float" office:value="8336.9521484375" calcext:value-type="float">
            <text:p>8336,9521484375</text:p>
          </table:table-cell>
          <table:table-cell office:value-type="float" office:value="0.152410581707954" calcext:value-type="float">
            <text:p>0,152410581707954</text:p>
          </table:table-cell>
          <table:table-cell office:value-type="float" office:value="0.99935907125473" calcext:value-type="float">
            <text:p>0,99935907125473</text:p>
          </table:table-cell>
          <table:table-cell office:value-type="float" office:value="0.767883211678832" calcext:value-type="float">
            <text:p>0,767883211678832</text:p>
          </table:table-cell>
          <table:table-cell office:value-type="float" office:value="0.754250386398764" calcext:value-type="float">
            <text:p>0,754250386398764</text:p>
          </table:table-cell>
          <table:table-cell office:value-type="float" office:value="0.773529411764706" calcext:value-type="float">
            <text:p>0,773529411764706</text:p>
          </table:table-cell>
          <table:table-cell office:value-type="float" office:value="0.76231884057971" calcext:value-type="float">
            <text:p>0,76231884057971</text:p>
          </table:table-cell>
          <table:table-cell office:value-type="float" office:value="0.753675976581246" calcext:value-type="float">
            <text:p>0,75367597658124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43.545777" calcext:value-type="float">
            <text:p>243,545777</text:p>
          </table:table-cell>
          <table:table-cell office:value-type="float" office:value="-25.8426929999999" calcext:value-type="float">
            <text:p>-25,8426929999999</text:p>
          </table:table-cell>
          <table:table-cell office:value-type="float" office:value="53995.7117799999" calcext:value-type="float">
            <text:p>53995,7117799999</text:p>
          </table:table-cell>
          <table:table-cell table:number-columns-repeated="2" office:value-type="float" office:value="530.334838867188" calcext:value-type="float">
            <text:p>530,334838867188</text:p>
          </table:table-cell>
          <table:table-cell office:value-type="float" office:value="21.419885635376" calcext:value-type="float">
            <text:p>21,419885635376</text:p>
          </table:table-cell>
          <table:table-cell office:value-type="float" office:value="0.235863879323006" calcext:value-type="float">
            <text:p>0,235863879323006</text:p>
          </table:table-cell>
          <table:table-cell office:value-type="float" office:value="0.999763131141663" calcext:value-type="float">
            <text:p>0,999763131141663</text:p>
          </table:table-cell>
          <table:table-cell office:value-type="float" office:value="0.657601305412021" calcext:value-type="float">
            <text:p>0,657601305412021</text:p>
          </table:table-cell>
          <table:table-cell office:value-type="float" office:value="0.67076359832636" calcext:value-type="float">
            <text:p>0,67076359832636</text:p>
          </table:table-cell>
          <table:table-cell office:value-type="float" office:value="0.664285714285714" calcext:value-type="float">
            <text:p>0,664285714285714</text:p>
          </table:table-cell>
          <table:table-cell office:value-type="float" office:value="0.651050080775444" calcext:value-type="float">
            <text:p>0,651050080775444</text:p>
          </table:table-cell>
          <table:table-cell office:value-type="float" office:value="0.670212381516344" calcext:value-type="float">
            <text:p>0,67021238151634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91.0799950000001" calcext:value-type="float">
            <text:p>91,0799950000001</text:p>
          </table:table-cell>
          <table:table-cell office:value-type="float" office:value="-4.09" calcext:value-type="float">
            <text:p>-4,09</text:p>
          </table:table-cell>
          <table:table-cell office:value-type="float" office:value="33043.2277439999" calcext:value-type="float">
            <text:p>33043,2277439999</text:p>
          </table:table-cell>
          <table:table-cell table:number-columns-repeated="2" office:value-type="float" office:value="113.81884765625" calcext:value-type="float">
            <text:p>113,81884765625</text:p>
          </table:table-cell>
          <table:table-cell office:value-type="float" office:value="10.0574779510498" calcext:value-type="float">
            <text:p>10,0574779510498</text:p>
          </table:table-cell>
          <table:table-cell office:value-type="float" office:value="0.250166773796082" calcext:value-type="float">
            <text:p>0,250166773796082</text:p>
          </table:table-cell>
          <table:table-cell office:value-type="float" office:value="0.998602986335754" calcext:value-type="float">
            <text:p>0,998602986335754</text:p>
          </table:table-cell>
          <table:table-cell office:value-type="float" office:value="0.650793650793651" calcext:value-type="float">
            <text:p>0,650793650793651</text:p>
          </table:table-cell>
          <table:table-cell office:value-type="float" office:value="0.648702594810379" calcext:value-type="float">
            <text:p>0,648702594810379</text:p>
          </table:table-cell>
          <table:table-cell office:value-type="float" office:value="0.653386454183267" calcext:value-type="float">
            <text:p>0,653386454183267</text:p>
          </table:table-cell>
          <table:table-cell office:value-type="float" office:value="0.648221343873518" calcext:value-type="float">
            <text:p>0,648221343873518</text:p>
          </table:table-cell>
          <table:table-cell office:value-type="float" office:value="0.648707446130307" calcext:value-type="float">
            <text:p>0,64870744613030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967.907993000001" calcext:value-type="float">
            <text:p>967,907993000001</text:p>
          </table:table-cell>
          <table:table-cell office:value-type="float" office:value="351.819999" calcext:value-type="float">
            <text:p>351,819999</text:p>
          </table:table-cell>
          <table:table-cell office:value-type="float" office:value="20377.339993" calcext:value-type="float">
            <text:p>20377,339993</text:p>
          </table:table-cell>
          <table:table-cell table:number-columns-repeated="2" office:value-type="float" office:value="20113.048828125" calcext:value-type="float">
            <text:p>20113,048828125</text:p>
          </table:table-cell>
          <table:table-cell office:value-type="float" office:value="103.986396789551" calcext:value-type="float">
            <text:p>103,986396789551</text:p>
          </table:table-cell>
          <table:table-cell office:value-type="float" office:value="0.251989394426346" calcext:value-type="float">
            <text:p>0,251989394426346</text:p>
          </table:table-cell>
          <table:table-cell office:value-type="float" office:value="0.999113857746124" calcext:value-type="float">
            <text:p>0,999113857746124</text:p>
          </table:table-cell>
          <table:table-cell office:value-type="float" office:value="0.6825" calcext:value-type="float">
            <text:p>0,6825</text:p>
          </table:table-cell>
          <table:table-cell office:value-type="float" office:value="0.66490765171504" calcext:value-type="float">
            <text:p>0,66490765171504</text:p>
          </table:table-cell>
          <table:table-cell office:value-type="float" office:value="0.664233576642336" calcext:value-type="float">
            <text:p>0,664233576642336</text:p>
          </table:table-cell>
          <table:table-cell office:value-type="float" office:value="0.701799485861183" calcext:value-type="float">
            <text:p>0,701799485861183</text:p>
          </table:table-cell>
          <table:table-cell office:value-type="float" office:value="0.663907873011892" calcext:value-type="float">
            <text:p>0,66390787301189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107.09" calcext:value-type="float">
            <text:p>107,09</text:p>
          </table:table-cell>
          <table:table-cell office:value-type="float" office:value="3.17" calcext:value-type="float">
            <text:p>3,17</text:p>
          </table:table-cell>
          <table:table-cell office:value-type="float" office:value="62613.5900000001" calcext:value-type="float">
            <text:p>62613,5900000001</text:p>
          </table:table-cell>
          <table:table-cell table:number-columns-repeated="2" office:value-type="float" office:value="101.361846923828" calcext:value-type="float">
            <text:p>101,361846923828</text:p>
          </table:table-cell>
          <table:table-cell office:value-type="float" office:value="9.46659660339356" calcext:value-type="float">
            <text:p>9,46659660339356</text:p>
          </table:table-cell>
          <table:table-cell office:value-type="float" office:value="0.241479337215424" calcext:value-type="float">
            <text:p>0,241479337215424</text:p>
          </table:table-cell>
          <table:table-cell office:value-type="float" office:value="0.999390780925751" calcext:value-type="float">
            <text:p>0,999390780925751</text:p>
          </table:table-cell>
          <table:table-cell office:value-type="float" office:value="0.757684060042888" calcext:value-type="float">
            <text:p>0,757684060042888</text:p>
          </table:table-cell>
          <table:table-cell office:value-type="float" office:value="0.754880694143167" calcext:value-type="float">
            <text:p>0,754880694143167</text:p>
          </table:table-cell>
          <table:table-cell office:value-type="float" office:value="0.762589928057554" calcext:value-type="float">
            <text:p>0,762589928057554</text:p>
          </table:table-cell>
          <table:table-cell office:value-type="float" office:value="0.752840909090909" calcext:value-type="float">
            <text:p>0,752840909090909</text:p>
          </table:table-cell>
          <table:table-cell office:value-type="float" office:value="0.754918245414379" calcext:value-type="float">
            <text:p>0,754918245414379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11 – Ifs6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0:.D26])/7" office:value-type="float" office:value="7936.12949157143" calcext:value-type="float">
            <text:p>7936,12949157143</text:p>
          </table:table-cell>
          <table:table-cell table:style-name="ce7" table:formula="of:=SUM([.E20:.E26])/7" office:value-type="float" office:value="1372.25816814286" calcext:value-type="float">
            <text:p>1372,25816814286</text:p>
          </table:table-cell>
          <table:table-cell table:style-name="ce7" table:formula="of:=SUM([.F20:.F26])/7" office:value-type="float" office:value="45990.4477241429" calcext:value-type="float">
            <text:p>45990,4477241429</text:p>
          </table:table-cell>
          <table:table-cell table:style-name="ce7" table:formula="of:=SUM([.G20:.G26])/7" office:value-type="float" office:value="10733331.1556179" calcext:value-type="float">
            <text:p>10733331,1556179</text:p>
          </table:table-cell>
          <table:table-cell table:style-name="ce7" table:formula="of:=SUM([.H20:.H26])/7" office:value-type="float" office:value="10733331.1556179" calcext:value-type="float">
            <text:p>10733331,1556179</text:p>
          </table:table-cell>
          <table:table-cell table:style-name="ce7" table:formula="of:=SUM([.I20:.I26])/7" office:value-type="float" office:value="1218.89730507987" calcext:value-type="float">
            <text:p>1218,89730507987</text:p>
          </table:table-cell>
          <table:table-cell table:style-name="ce7" table:formula="of:=SUM([.J20:.J26])/7" office:value-type="float" office:value="0.226425630705697" calcext:value-type="float">
            <text:p>0,226425630705697</text:p>
          </table:table-cell>
          <table:table-cell table:style-name="ce7" table:formula="of:=SUM([.K20:.K26])/7" office:value-type="float" office:value="0.995724064963205" calcext:value-type="float">
            <text:p>0,995724064963205</text:p>
          </table:table-cell>
          <table:table-cell table:style-name="ce7" table:formula="of:=SUM([.L20:.L26])/7" office:value-type="float" office:value="0.708913090386101" calcext:value-type="float">
            <text:p>0,708913090386101</text:p>
          </table:table-cell>
          <table:table-cell table:style-name="ce7" table:formula="of:=SUM([.M20:.M26])/7" office:value-type="float" office:value="0.701983180777094" calcext:value-type="float">
            <text:p>0,701983180777094</text:p>
          </table:table-cell>
          <table:table-cell table:style-name="ce7" table:formula="of:=SUM([.N20:.N26])/7" office:value-type="float" office:value="0.704178505711819" calcext:value-type="float">
            <text:p>0,704178505711819</text:p>
          </table:table-cell>
          <table:table-cell table:style-name="ce7" table:formula="of:=SUM([.O20:.O26])/7" office:value-type="float" office:value="0.714298065650543" calcext:value-type="float">
            <text:p>0,714298065650543</text:p>
          </table:table-cell>
          <table:table-cell table:style-name="ce7" table:formula="of:=SUM([.P20:.P26])/7" office:value-type="float" office:value="0.700887865107024" calcext:value-type="float">
            <text:p>0,700887865107024</text:p>
          </table:table-cell>
          <table:table-cell table:style-name="ce12" table:number-columns-repeated="48"/>
        </table:table-row>
        <table:table-row table:style-name="ro1">
          <table:table-cell office:value-type="string" calcext:value-type="string">
            <text:p>11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178.417535" calcext:value-type="float">
            <text:p>178,417535</text:p>
          </table:table-cell>
          <table:table-cell office:value-type="float" office:value="114.117145" calcext:value-type="float">
            <text:p>114,117145</text:p>
          </table:table-cell>
          <table:table-cell office:value-type="float" office:value="32897.499108" calcext:value-type="float">
            <text:p>32897,499108</text:p>
          </table:table-cell>
          <table:table-cell table:number-columns-repeated="2" office:value-type="float" office:value="1349.26318359375" calcext:value-type="float">
            <text:p>1349,26318359375</text:p>
          </table:table-cell>
          <table:table-cell office:value-type="float" office:value="29.4723052978516" calcext:value-type="float">
            <text:p>29,4723052978516</text:p>
          </table:table-cell>
          <table:table-cell office:value-type="float" office:value="0.201003342866898" calcext:value-type="float">
            <text:p>0,201003342866898</text:p>
          </table:table-cell>
          <table:table-cell office:value-type="float" office:value="0.999789178371429" calcext:value-type="float">
            <text:p>0,999789178371429</text:p>
          </table:table-cell>
          <table:table-cell office:value-type="float" office:value="0.684321396328619" calcext:value-type="float">
            <text:p>0,684321396328619</text:p>
          </table:table-cell>
          <table:table-cell office:value-type="float" office:value="0.649632598530394" calcext:value-type="float">
            <text:p>0,649632598530394</text:p>
          </table:table-cell>
          <table:table-cell office:value-type="float" office:value="0.657986111111111" calcext:value-type="float">
            <text:p>0,657986111111111</text:p>
          </table:table-cell>
          <table:table-cell office:value-type="float" office:value="0.712852664576803" calcext:value-type="float">
            <text:p>0,712852664576803</text:p>
          </table:table-cell>
          <table:table-cell office:value-type="float" office:value="0.64520403064437" calcext:value-type="float">
            <text:p>0,6452040306443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62.600002" calcext:value-type="float">
            <text:p>62,600002</text:p>
          </table:table-cell>
          <table:table-cell office:value-type="float" office:value="-25.909999" calcext:value-type="float">
            <text:p>-25,909999</text:p>
          </table:table-cell>
          <table:table-cell office:value-type="float" office:value="12649.440302" calcext:value-type="float">
            <text:p>12649,440302</text:p>
          </table:table-cell>
          <table:table-cell table:number-columns-repeated="2" office:value-type="float" office:value="615.013366699219" calcext:value-type="float">
            <text:p>615,013366699219</text:p>
          </table:table-cell>
          <table:table-cell office:value-type="float" office:value="20.94797706604" calcext:value-type="float">
            <text:p>20,94797706604</text:p>
          </table:table-cell>
          <table:table-cell office:value-type="float" office:value="0.190082639455795" calcext:value-type="float">
            <text:p>0,190082639455795</text:p>
          </table:table-cell>
          <table:table-cell office:value-type="float" office:value="0.963608026504517" calcext:value-type="float">
            <text:p>0,963608026504517</text:p>
          </table:table-cell>
          <table:table-cell office:value-type="float" office:value="0.748936170212766" calcext:value-type="float">
            <text:p>0,748936170212766</text:p>
          </table:table-cell>
          <table:table-cell office:value-type="float" office:value="0.760162601626016" calcext:value-type="float">
            <text:p>0,760162601626016</text:p>
          </table:table-cell>
          <table:table-cell office:value-type="float" office:value="0.739495798319328" calcext:value-type="float">
            <text:p>0,739495798319328</text:p>
          </table:table-cell>
          <table:table-cell office:value-type="float" office:value="0.758620689655172" calcext:value-type="float">
            <text:p>0,758620689655172</text:p>
          </table:table-cell>
          <table:table-cell office:value-type="float" office:value="0.760079575596817" calcext:value-type="float">
            <text:p>0,7600795755968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58608.684803" calcext:value-type="float">
            <text:p>58608,684803</text:p>
          </table:table-cell>
          <table:table-cell office:value-type="float" office:value="9192.542725" calcext:value-type="float">
            <text:p>9192,542725</text:p>
          </table:table-cell>
          <table:table-cell office:value-type="float" office:value="117649.781715" calcext:value-type="float">
            <text:p>117649,781715</text:p>
          </table:table-cell>
          <table:table-cell table:number-columns-repeated="2" office:value-type="float" office:value="75110512" calcext:value-type="float">
            <text:p>75110512</text:p>
          </table:table-cell>
          <table:table-cell office:value-type="float" office:value="8336.953125" calcext:value-type="float">
            <text:p>8336,953125</text:p>
          </table:table-cell>
          <table:table-cell office:value-type="float" office:value="0.118195958435535" calcext:value-type="float">
            <text:p>0,118195958435535</text:p>
          </table:table-cell>
          <table:table-cell office:value-type="float" office:value="0.999304711818695" calcext:value-type="float">
            <text:p>0,999304711818695</text:p>
          </table:table-cell>
          <table:table-cell office:value-type="float" office:value="0.817073170731707" calcext:value-type="float">
            <text:p>0,817073170731707</text:p>
          </table:table-cell>
          <table:table-cell office:value-type="float" office:value="0.814528593508501" calcext:value-type="float">
            <text:p>0,814528593508501</text:p>
          </table:table-cell>
          <table:table-cell office:value-type="float" office:value="0.861736334405145" calcext:value-type="float">
            <text:p>0,861736334405145</text:p>
          </table:table-cell>
          <table:table-cell office:value-type="float" office:value="0.776811594202899" calcext:value-type="float">
            <text:p>0,776811594202899</text:p>
          </table:table-cell>
          <table:table-cell office:value-type="float" office:value="0.817213744121317" calcext:value-type="float">
            <text:p>0,8172137441213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78.7827" calcext:value-type="float">
            <text:p>278,7827</text:p>
          </table:table-cell>
          <table:table-cell office:value-type="float" office:value="-25.8426929999999" calcext:value-type="float">
            <text:p>-25,8426929999999</text:p>
          </table:table-cell>
          <table:table-cell office:value-type="float" office:value="71057.900587" calcext:value-type="float">
            <text:p>71057,900587</text:p>
          </table:table-cell>
          <table:table-cell table:number-columns-repeated="2" office:value-type="float" office:value="530.491271972656" calcext:value-type="float">
            <text:p>530,491271972656</text:p>
          </table:table-cell>
          <table:table-cell office:value-type="float" office:value="21.4224739074707" calcext:value-type="float">
            <text:p>21,4224739074707</text:p>
          </table:table-cell>
          <table:table-cell office:value-type="float" office:value="0.11649214476347" calcext:value-type="float">
            <text:p>0,11649214476347</text:p>
          </table:table-cell>
          <table:table-cell office:value-type="float" office:value="0.999774932861328" calcext:value-type="float">
            <text:p>0,999774932861328</text:p>
          </table:table-cell>
          <table:table-cell office:value-type="float" office:value="0.695101816180517" calcext:value-type="float">
            <text:p>0,695101816180517</text:p>
          </table:table-cell>
          <table:table-cell office:value-type="float" office:value="0.710251046025105" calcext:value-type="float">
            <text:p>0,710251046025105</text:p>
          </table:table-cell>
          <table:table-cell office:value-type="float" office:value="0.710748452447946" calcext:value-type="float">
            <text:p>0,710748452447946</text:p>
          </table:table-cell>
          <table:table-cell office:value-type="float" office:value="0.680129240710824" calcext:value-type="float">
            <text:p>0,680129240710824</text:p>
          </table:table-cell>
          <table:table-cell office:value-type="float" office:value="0.709408799308132" calcext:value-type="float">
            <text:p>0,70940879930813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17.349993" calcext:value-type="float">
            <text:p>117,349993</text:p>
          </table:table-cell>
          <table:table-cell office:value-type="float" office:value="-4.09" calcext:value-type="float">
            <text:p>-4,09</text:p>
          </table:table-cell>
          <table:table-cell office:value-type="float" office:value="64259.79508" calcext:value-type="float">
            <text:p>64259,79508</text:p>
          </table:table-cell>
          <table:table-cell table:number-columns-repeated="2" office:value-type="float" office:value="113.606239318848" calcext:value-type="float">
            <text:p>113,606239318848</text:p>
          </table:table-cell>
          <table:table-cell office:value-type="float" office:value="10.0449571609497" calcext:value-type="float">
            <text:p>10,0449571609497</text:p>
          </table:table-cell>
          <table:table-cell office:value-type="float" office:value="0.263509005308151" calcext:value-type="float">
            <text:p>0,263509005308151</text:p>
          </table:table-cell>
          <table:table-cell office:value-type="float" office:value="0.999292075634003" calcext:value-type="float">
            <text:p>0,999292075634003</text:p>
          </table:table-cell>
          <table:table-cell office:value-type="float" office:value="0.731832797427653" calcext:value-type="float">
            <text:p>0,731832797427653</text:p>
          </table:table-cell>
          <table:table-cell office:value-type="float" office:value="0.722554890219561" calcext:value-type="float">
            <text:p>0,722554890219561</text:p>
          </table:table-cell>
          <table:table-cell office:value-type="float" office:value="0.714824120603015" calcext:value-type="float">
            <text:p>0,714824120603015</text:p>
          </table:table-cell>
          <table:table-cell office:value-type="float" office:value="0.749670619235837" calcext:value-type="float">
            <text:p>0,749670619235837</text:p>
          </table:table-cell>
          <table:table-cell office:value-type="float" office:value="0.722281546177058" calcext:value-type="float">
            <text:p>0,72228154617705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150.503956" calcext:value-type="float">
            <text:p>1150,503956</text:p>
          </table:table-cell>
          <table:table-cell office:value-type="float" office:value="351.819999" calcext:value-type="float">
            <text:p>351,819999</text:p>
          </table:table-cell>
          <table:table-cell office:value-type="float" office:value="28281.041343" calcext:value-type="float">
            <text:p>28281,041343</text:p>
          </table:table-cell>
          <table:table-cell table:number-columns-repeated="2" office:value-type="float" office:value="20116.83203125" calcext:value-type="float">
            <text:p>20116,83203125</text:p>
          </table:table-cell>
          <table:table-cell office:value-type="float" office:value="103.995697021484" calcext:value-type="float">
            <text:p>103,995697021484</text:p>
          </table:table-cell>
          <table:table-cell office:value-type="float" office:value="0.15384615957737" calcext:value-type="float">
            <text:p>0,15384615957737</text:p>
          </table:table-cell>
          <table:table-cell office:value-type="float" office:value="0.999119997024536" calcext:value-type="float">
            <text:p>0,999119997024536</text:p>
          </table:table-cell>
          <table:table-cell office:value-type="float" office:value="0.733333333333333" calcext:value-type="float">
            <text:p>0,733333333333333</text:p>
          </table:table-cell>
          <table:table-cell office:value-type="float" office:value="0.715039577836412" calcext:value-type="float">
            <text:p>0,715039577836412</text:p>
          </table:table-cell>
          <table:table-cell office:value-type="float" office:value="0.705463182897862" calcext:value-type="float">
            <text:p>0,705463182897862</text:p>
          </table:table-cell>
          <table:table-cell office:value-type="float" office:value="0.763496143958869" calcext:value-type="float">
            <text:p>0,763496143958869</text:p>
          </table:table-cell>
          <table:table-cell office:value-type="float" office:value="0.713726391762632" calcext:value-type="float">
            <text:p>0,71372639176263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116.25" calcext:value-type="float">
            <text:p>116,25</text:p>
          </table:table-cell>
          <table:table-cell office:value-type="float" office:value="3.17" calcext:value-type="float">
            <text:p>3,17</text:p>
          </table:table-cell>
          <table:table-cell office:value-type="float" office:value="82695.0600000001" calcext:value-type="float">
            <text:p>82695,0600000001</text:p>
          </table:table-cell>
          <table:table-cell table:number-columns-repeated="2" office:value-type="float" office:value="101.426109313965" calcext:value-type="float">
            <text:p>101,426109313965</text:p>
          </table:table-cell>
          <table:table-cell office:value-type="float" office:value="9.46915531158447" calcext:value-type="float">
            <text:p>9,46915531158447</text:p>
          </table:table-cell>
          <table:table-cell office:value-type="float" office:value="0.226250901818275" calcext:value-type="float">
            <text:p>0,226250901818275</text:p>
          </table:table-cell>
          <table:table-cell office:value-type="float" office:value="0.999430179595947" calcext:value-type="float">
            <text:p>0,999430179595947</text:p>
          </table:table-cell>
          <table:table-cell office:value-type="float" office:value="0.791965566714491" calcext:value-type="float">
            <text:p>0,791965566714491</text:p>
          </table:table-cell>
          <table:table-cell office:value-type="float" office:value="0.790310918293565" calcext:value-type="float">
            <text:p>0,790310918293565</text:p>
          </table:table-cell>
          <table:table-cell office:value-type="float" office:value="0.8" calcext:value-type="float">
            <text:p>0,8</text:p>
          </table:table-cell>
          <table:table-cell office:value-type="float" office:value="0.784090909090909" calcext:value-type="float">
            <text:p>0,784090909090909</text:p>
          </table:table-cell>
          <table:table-cell office:value-type="float" office:value="0.790425425090374" calcext:value-type="float">
            <text:p>0,790425425090374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11 – Ifs6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8:.D34])/7" office:value-type="float" office:value="8644.65556985714" calcext:value-type="float">
            <text:p>8644,65556985714</text:p>
          </table:table-cell>
          <table:table-cell table:style-name="ce7" table:formula="of:=SUM([.E28:.E34])/7" office:value-type="float" office:value="1372.25816814286" calcext:value-type="float">
            <text:p>1372,25816814286</text:p>
          </table:table-cell>
          <table:table-cell table:style-name="ce7" table:formula="of:=SUM([.F28:.F34])/7" office:value-type="float" office:value="58498.6454478572" calcext:value-type="float">
            <text:p>58498,6454478572</text:p>
          </table:table-cell>
          <table:table-cell table:style-name="ce7" table:formula="of:=SUM([.G28:.G34])/7" office:value-type="float" office:value="10733334.0903146" calcext:value-type="float">
            <text:p>10733334,0903146</text:p>
          </table:table-cell>
          <table:table-cell table:style-name="ce7" table:formula="of:=SUM([.H28:.H34])/7" office:value-type="float" office:value="10733334.0903146" calcext:value-type="float">
            <text:p>10733334,0903146</text:p>
          </table:table-cell>
          <table:table-cell table:style-name="ce7" table:formula="of:=SUM([.I28:.I34])/7" office:value-type="float" office:value="1218.90081296648" calcext:value-type="float">
            <text:p>1218,90081296648</text:p>
          </table:table-cell>
          <table:table-cell table:style-name="ce7" table:formula="of:=SUM([.J28:.J34])/7" office:value-type="float" office:value="0.181340021746499" calcext:value-type="float">
            <text:p>0,181340021746499</text:p>
          </table:table-cell>
          <table:table-cell table:style-name="ce7" table:formula="of:=SUM([.K28:.K34])/7" office:value-type="float" office:value="0.994331300258637" calcext:value-type="float">
            <text:p>0,994331300258637</text:p>
          </table:table-cell>
          <table:table-cell table:style-name="ce7" table:formula="of:=SUM([.L28:.L34])/7" office:value-type="float" office:value="0.743223464418441" calcext:value-type="float">
            <text:p>0,743223464418441</text:p>
          </table:table-cell>
          <table:table-cell table:style-name="ce7" table:formula="of:=SUM([.M28:.M34])/7" office:value-type="float" office:value="0.737497175148508" calcext:value-type="float">
            <text:p>0,737497175148508</text:p>
          </table:table-cell>
          <table:table-cell table:style-name="ce7" table:formula="of:=SUM([.N28:.N34])/7" office:value-type="float" office:value="0.741464857112058" calcext:value-type="float">
            <text:p>0,741464857112058</text:p>
          </table:table-cell>
          <table:table-cell table:style-name="ce7" table:formula="of:=SUM([.O28:.O34])/7" office:value-type="float" office:value="0.746524551633045" calcext:value-type="float">
            <text:p>0,746524551633045</text:p>
          </table:table-cell>
          <table:table-cell table:style-name="ce7" table:formula="of:=SUM([.P28:.P34])/7" office:value-type="float" office:value="0.736905644671529" calcext:value-type="float">
            <text:p>0,736905644671529</text:p>
          </table:table-cell>
          <table:table-cell table:style-name="ce12" table:number-columns-repeated="48"/>
        </table:table-row>
        <table:table-row table:style-name="ro4">
          <table:table-cell table:style-name="ce32" table:number-columns-spanned="16" table:number-rows-spanned="1"/>
          <table:covered-table-cell table:number-columns-repeated="15" table:style-name="Default"/>
          <table:table-cell table:number-columns-repeated="48"/>
        </table:table-row>
        <table:table-row table:style-name="ro1">
          <table:table-cell table:style-name="ce33" office:value-type="string" calcext:value-type="string" table:number-columns-spanned="16" table:number-rows-spanned="1">
            <text:p>Baselines</text:p>
          </table:table-cell>
          <table:covered-table-cell table:number-columns-repeated="15" table:style-name="Default"/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28" office:value-type="float" office:value="5913.08490371429" calcext:value-type="float">
            <text:p>5913,08490371429</text:p>
          </table:table-cell>
          <table:table-cell table:style-name="ce28" office:value-type="float" office:value="251.975580428571" calcext:value-type="float">
            <text:p>251,975580428571</text:p>
          </table:table-cell>
          <table:table-cell table:style-name="ce30" office:value-type="float" office:value="95214.8698347143" calcext:value-type="float">
            <text:p>95214,8698347143</text:p>
          </table:table-cell>
          <table:table-cell table:number-columns-repeated="2" table:style-name="ce28" office:value-type="float" office:value="12071434.3709063" calcext:value-type="float">
            <text:p>12071434,3709063</text:p>
          </table:table-cell>
          <table:table-cell table:style-name="ce28" office:value-type="float" office:value="1326.12101595742" calcext:value-type="float">
            <text:p>1326,12101595742</text:p>
          </table:table-cell>
          <table:table-cell table:style-name="ce28" office:value-type="float" office:value="0.110185910016298" calcext:value-type="float">
            <text:p>0,110185910016298</text:p>
          </table:table-cell>
          <table:table-cell table:style-name="ce28" office:value-type="float" office:value="0.994624589170728" calcext:value-type="float">
            <text:p>0,994624589170728</text:p>
          </table:table-cell>
          <table:table-cell table:style-name="ce28" office:value-type="float" office:value="0.912004470669819" calcext:value-type="float">
            <text:p>0,912004470669819</text:p>
          </table:table-cell>
          <table:table-cell table:style-name="ce28" office:value-type="float" office:value="0.914955219773639" calcext:value-type="float">
            <text:p>0,914955219773639</text:p>
          </table:table-cell>
          <table:table-cell table:style-name="ce28" office:value-type="float" office:value="0.913862090605872" calcext:value-type="float">
            <text:p>0,913862090605872</text:p>
          </table:table-cell>
          <table:table-cell table:style-name="ce28" office:value-type="float" office:value="0.910274605073181" calcext:value-type="float">
            <text:p>0,910274605073181</text:p>
          </table:table-cell>
          <table:table-cell table:style-name="ce28" office:value-type="float" office:value="0.9145215700101" calcext:value-type="float">
            <text:p>0,9145215700101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28" office:value-type="float" office:value="5810.182095" calcext:value-type="float">
            <text:p>5810,182095</text:p>
          </table:table-cell>
          <table:table-cell table:style-name="ce28" office:value-type="float" office:value="251.975580428571" calcext:value-type="float">
            <text:p>251,975580428571</text:p>
          </table:table-cell>
          <table:table-cell table:style-name="ce30" office:value-type="float" office:value="89237.0442415714" calcext:value-type="float">
            <text:p>89237,0442415714</text:p>
          </table:table-cell>
          <table:table-cell table:number-columns-repeated="2" table:style-name="ce28" office:value-type="float" office:value="12071465.2806484" calcext:value-type="float">
            <text:p>12071465,2806484</text:p>
          </table:table-cell>
          <table:table-cell table:style-name="ce28" office:value-type="float" office:value="1326.12558378492" calcext:value-type="float">
            <text:p>1326,12558378492</text:p>
          </table:table-cell>
          <table:table-cell table:style-name="ce28" office:value-type="float" office:value="0.0911109804042748" calcext:value-type="float">
            <text:p>0,091110980404275</text:p>
          </table:table-cell>
          <table:table-cell table:style-name="ce28" office:value-type="float" office:value="0.995192621435438" calcext:value-type="float">
            <text:p>0,995192621435438</text:p>
          </table:table-cell>
          <table:table-cell table:style-name="ce28" office:value-type="float" office:value="0.919148695210605" calcext:value-type="float">
            <text:p>0,919148695210605</text:p>
          </table:table-cell>
          <table:table-cell table:style-name="ce28" office:value-type="float" office:value="0.919635121531159" calcext:value-type="float">
            <text:p>0,919635121531159</text:p>
          </table:table-cell>
          <table:table-cell table:style-name="ce28" office:value-type="float" office:value="0.918960102487344" calcext:value-type="float">
            <text:p>0,918960102487344</text:p>
          </table:table-cell>
          <table:table-cell table:style-name="ce28" office:value-type="float" office:value="0.919653830930748" calcext:value-type="float">
            <text:p>0,919653830930748</text:p>
          </table:table-cell>
          <table:table-cell table:style-name="ce28" office:value-type="float" office:value="0.919685672190215" calcext:value-type="float">
            <text:p>0,919685672190215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28" office:value-type="float" office:value="6905.51726014286" calcext:value-type="float">
            <text:p>6905,51726014286</text:p>
          </table:table-cell>
          <table:table-cell table:style-name="ce28" office:value-type="float" office:value="1372.25816814286" calcext:value-type="float">
            <text:p>1372,25816814286</text:p>
          </table:table-cell>
          <table:table-cell table:style-name="ce30" office:value-type="float" office:value="48635.7901331429" calcext:value-type="float">
            <text:p>48635,7901331429</text:p>
          </table:table-cell>
          <table:table-cell table:number-columns-repeated="2" table:style-name="ce28" office:value-type="float" office:value="10733341.1289389" calcext:value-type="float">
            <text:p>10733341,1289389</text:p>
          </table:table-cell>
          <table:table-cell table:style-name="ce28" office:value-type="float" office:value="1218.90019021715" calcext:value-type="float">
            <text:p>1218,90019021715</text:p>
          </table:table-cell>
          <table:table-cell table:style-name="ce28" office:value-type="float" office:value="0.159083388745785" calcext:value-type="float">
            <text:p>0,159083388745785</text:p>
          </table:table-cell>
          <table:table-cell table:style-name="ce28" office:value-type="float" office:value="0.995575947420938" calcext:value-type="float">
            <text:p>0,995575947420938</text:p>
          </table:table-cell>
          <table:table-cell table:style-name="ce28" office:value-type="float" office:value="0.716723889337445" calcext:value-type="float">
            <text:p>0,716723889337445</text:p>
          </table:table-cell>
          <table:table-cell table:style-name="ce28" office:value-type="float" office:value="0.708042067237979" calcext:value-type="float">
            <text:p>0,708042067237979</text:p>
          </table:table-cell>
          <table:table-cell table:style-name="ce28" office:value-type="float" office:value="0.707504964570297" calcext:value-type="float">
            <text:p>0,707504964570297</text:p>
          </table:table-cell>
          <table:table-cell table:style-name="ce28" office:value-type="float" office:value="0.726825924868116" calcext:value-type="float">
            <text:p>0,726825924868116</text:p>
          </table:table-cell>
          <table:table-cell table:style-name="ce28" office:value-type="float" office:value="0.707089937994425" calcext:value-type="float">
            <text:p>0,707089937994425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28" office:value-type="float" office:value="8101.63248885714" calcext:value-type="float">
            <text:p>8101,63248885714</text:p>
          </table:table-cell>
          <table:table-cell table:style-name="ce28" office:value-type="float" office:value="1372.25816814286" calcext:value-type="float">
            <text:p>1372,25816814286</text:p>
          </table:table-cell>
          <table:table-cell table:style-name="ce30" office:value-type="float" office:value="60434.6882172857" calcext:value-type="float">
            <text:p>60434,6882172857</text:p>
          </table:table-cell>
          <table:table-cell table:number-columns-repeated="2" table:style-name="ce28" office:value-type="float" office:value="10733380.1322817" calcext:value-type="float">
            <text:p>10733380,1322817</text:p>
          </table:table-cell>
          <table:table-cell table:style-name="ce28" office:value-type="float" office:value="1218.8995256424" calcext:value-type="float">
            <text:p>1218,8995256424</text:p>
          </table:table-cell>
          <table:table-cell table:style-name="ce28" office:value-type="float" office:value="0.174950730587755" calcext:value-type="float">
            <text:p>0,174950730587755</text:p>
          </table:table-cell>
          <table:table-cell table:style-name="ce28" office:value-type="float" office:value="0.998957225254604" calcext:value-type="float">
            <text:p>0,998957225254604</text:p>
          </table:table-cell>
          <table:table-cell table:style-name="ce28" office:value-type="float" office:value="0.752307232313765" calcext:value-type="float">
            <text:p>0,752307232313765</text:p>
          </table:table-cell>
          <table:table-cell table:style-name="ce28" office:value-type="float" office:value="0.744213940808325" calcext:value-type="float">
            <text:p>0,744213940808325</text:p>
          </table:table-cell>
          <table:table-cell table:style-name="ce28" office:value-type="float" office:value="0.743890659326897" calcext:value-type="float">
            <text:p>0,743890659326897</text:p>
          </table:table-cell>
          <table:table-cell table:style-name="ce28" office:value-type="float" office:value="0.761672954204834" calcext:value-type="float">
            <text:p>0,761672954204834</text:p>
          </table:table-cell>
          <table:table-cell table:style-name="ce28" office:value-type="float" office:value="0.743181505713426" calcext:value-type="float">
            <text:p>0,743181505713426</text:p>
          </table:table-cell>
          <table:table-cell table:number-columns-repeated="48"/>
        </table:table-row>
        <table:table-row table:style-name="ro2">
          <table:table-cell table:style-name="Default" table:number-columns-repeated="16"/>
          <table:table-cell table:number-columns-repeated="48"/>
        </table:table-row>
        <table:table-row table:style-name="ro2">
          <table:table-cell table:style-name="ce27" office:value-type="string" calcext:value-type="string" table:number-columns-spanned="3" table:number-rows-spanned="1">
            <text:p>Best Value</text:p>
          </table:table-cell>
          <table:covered-table-cell table:number-columns-repeated="2" table:style-name="ce7"/>
          <table:table-cell table:style-name="ce29" table:formula="of:=MAX([.D11];[.D19];[.D27];[.D35];[.D38];[.D39];[.D40];[.D41])" office:value-type="float" office:value="8644.65556985714" calcext:value-type="float">
            <text:p>8644,65556985714</text:p>
          </table:table-cell>
          <table:table-cell table:style-name="ce29" table:formula="of:=MAX([.E11];[.E19];[.E27];[.E35];[.E38];[.E39];[.E40];[.E41])" office:value-type="float" office:value="1372.25816814286" calcext:value-type="float">
            <text:p>1372,25816814286</text:p>
          </table:table-cell>
          <table:table-cell table:style-name="ce29" table:formula="of:=MAX([.F11];[.F19];[.F27];[.F35];[.F38];[.F39];[.F40];[.F41])" office:value-type="float" office:value="95214.8698347143" calcext:value-type="float">
            <text:p>95214,8698347143</text:p>
          </table:table-cell>
          <table:table-cell table:style-name="ce29" table:formula="of:=MIN([.G11];[.G19];[.G27];[.G35];[.G38];[.G39];[.G40];[.G41])" office:value-type="float" office:value="10733331.1556179" calcext:value-type="float">
            <text:p>10733331,1556179</text:p>
          </table:table-cell>
          <table:table-cell table:style-name="ce29" table:formula="of:=MIN([.H11];[.H19];[.H27];[.H35];[.H38];[.H39];[.H40];[.H41])" office:value-type="float" office:value="10733331.1556179" calcext:value-type="float">
            <text:p>10733331,1556179</text:p>
          </table:table-cell>
          <table:table-cell table:style-name="ce29" table:formula="of:=MIN([.I11];[.I19];[.I27];[.I35];[.I38];[.I39];[.I40];[.I41])" office:value-type="float" office:value="1218.89730507987" calcext:value-type="float">
            <text:p>1218,89730507987</text:p>
          </table:table-cell>
          <table:table-cell table:style-name="ce29" table:formula="of:=MAX([.J11];[.J19];[.J27];[.J35];[.J38];[.J39];[.J40];[.J41])" office:value-type="float" office:value="0.226425630705697" calcext:value-type="float">
            <text:p>0,226425630705697</text:p>
          </table:table-cell>
          <table:table-cell table:style-name="ce29" table:formula="of:=MAX([.K11];[.K19];[.K27];[.K35];[.K38];[.K39];[.K40];[.K41])" office:value-type="float" office:value="0.998957225254604" calcext:value-type="float">
            <text:p>0,998957225254604</text:p>
          </table:table-cell>
          <table:table-cell table:style-name="ce29" table:formula="of:=MAX([.L11];[.L19];[.L27];[.L35];[.L38];[.L39];[.L40];[.L41])" office:value-type="float" office:value="0.919148695210605" calcext:value-type="float">
            <text:p>0,919148695210605</text:p>
          </table:table-cell>
          <table:table-cell table:style-name="ce29" table:formula="of:=MAX([.M11];[.M19];[.M27];[.M35];[.M38];[.M39];[.M40];[.M41])" office:value-type="float" office:value="0.919635121531159" calcext:value-type="float">
            <text:p>0,919635121531159</text:p>
          </table:table-cell>
          <table:table-cell table:style-name="ce29" table:formula="of:=MAX([.N11];[.N19];[.N27];[.N35];[.N38];[.N39];[.N40];[.N41])" office:value-type="float" office:value="0.918960102487344" calcext:value-type="float">
            <text:p>0,918960102487344</text:p>
          </table:table-cell>
          <table:table-cell table:style-name="ce29" table:formula="of:=MAX([.O11];[.O19];[.O27];[.O35];[.O38];[.O39];[.O40];[.O41])" office:value-type="float" office:value="0.919653830930748" calcext:value-type="float">
            <text:p>0,919653830930748</text:p>
          </table:table-cell>
          <table:table-cell table:style-name="ce29" table:formula="of:=MAX([.P11];[.P19];[.P27];[.P35];[.P38];[.P39];[.P40];[.P41])" office:value-type="float" office:value="0.919685672190215" calcext:value-type="float">
            <text:p>0,919685672190215</text:p>
          </table:table-cell>
          <table:table-cell table:number-columns-repeated="48"/>
        </table:table-row>
        <table:table-row table:style-name="ro2">
          <table:table-cell table:style-name="ce27" office:value-type="string" calcext:value-type="string" table:number-columns-spanned="3" table:number-rows-spanned="1">
            <text:p>Best Model</text:p>
          </table:table-cell>
          <table:covered-table-cell table:number-columns-repeated="2" table:style-name="ce7"/>
          <table:table-cell table:style-name="ce29" office:value-type="string" calcext:value-type="string">
            <text:p>11 – Ifs6 – last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2 – best</text:p>
          </table:table-cell>
          <table:table-cell table:number-columns-repeated="4" table:style-name="ce29" office:value-type="string" calcext:value-type="string">
            <text:p>11 – Ifs6 – best</text:p>
          </table:table-cell>
          <table:table-cell table:style-name="ce29" office:value-type="string" calcext:value-type="string">
            <text:p>11 – last</text:p>
          </table:table-cell>
          <table:table-cell table:number-columns-repeated="5" table:style-name="ce29" office:value-type="string" calcext:value-type="string">
            <text:p>2 – last</text:p>
          </table:table-cell>
          <table:table-cell table:number-columns-repeated="48"/>
        </table:table-row>
        <table:table-row table:style-name="ro2">
          <table:table-cell table:style-name="ce27" office:value-type="string" calcext:value-type="string" table:number-columns-spanned="3" table:number-rows-spanned="1">
            <text:p>Best Model for type of metrics</text:p>
          </table:table-cell>
          <table:covered-table-cell table:number-columns-repeated="2" table:style-name="ce7"/>
          <table:table-cell table:style-name="ce27" office:value-type="string" calcext:value-type="string" table:number-columns-spanned="3" table:number-rows-spanned="1">
            <text:p>11 – Ifs6 – last</text:p>
          </table:table-cell>
          <table:covered-table-cell table:number-columns-repeated="2" table:style-name="ce7"/>
          <table:table-cell table:style-name="ce27" office:value-type="string" calcext:value-type="string" table:number-columns-spanned="5" table:number-rows-spanned="1">
            <text:p>11 – Ifs6 – best</text:p>
          </table:table-cell>
          <table:covered-table-cell table:number-columns-repeated="4" table:style-name="ce7"/>
          <table:table-cell table:style-name="ce27" office:value-type="string" calcext:value-type="string" table:number-columns-spanned="5" table:number-rows-spanned="1">
            <text:p>2 – last</text:p>
          </table:table-cell>
          <table:covered-table-cell table:number-columns-repeated="4" table:style-name="ce7"/>
          <table:table-cell table:number-columns-repeated="48"/>
        </table:table-row>
        <table:table-row table:style-name="ro2">
          <table:table-cell table:style-name="Default" table:number-columns-repeated="5"/>
          <table:table-cell table:style-name="Default" table:formula="of:=MAX([.F4:.F35])" office:value-type="float" office:value="154114.630001" calcext:value-type="float">
            <text:p>154114,630001</text:p>
          </table:table-cell>
          <table:table-cell table:style-name="Default" table:number-columns-repeated="10"/>
          <table:table-cell table:number-columns-repeated="48"/>
        </table:table-row>
        <table:table-row table:style-name="ro2">
          <table:table-cell table:style-name="Default" table:number-columns-repeated="5"/>
          <table:table-cell table:style-name="Default" table:formula="of:=MIN([.F4:.F35])" office:value-type="float" office:value="6699.21995400001" calcext:value-type="float">
            <text:p>6699,21995400001</text:p>
          </table:table-cell>
          <table:table-cell table:style-name="Default" table:number-columns-repeated="10"/>
          <table:table-cell table:number-columns-repeated="48"/>
        </table:table-row>
        <table:table-row table:style-name="ro2">
          <table:table-cell table:style-name="Default" table:number-columns-repeated="5"/>
          <table:table-cell table:style-name="Default" table:formula="of:=COUNTIFS([.F4:.F35];&quot;&gt;0&quot;)" office:value-type="float" office:value="32" calcext:value-type="float">
            <text:p>32</text:p>
          </table:table-cell>
          <table:table-cell table:style-name="Default" table:number-columns-repeated="10"/>
          <table:table-cell table:number-columns-repeated="48"/>
        </table:table-row>
        <table:table-row table:style-name="ro2">
          <table:table-cell table:style-name="Default" table:number-columns-repeated="5"/>
          <table:table-cell table:style-name="Default" table:formula="of:=COUNTIFS([.F4:.F35];&quot;&lt;0&quot;)" office:value-type="float" office:value="0" calcext:value-type="float">
            <text:p>0</text:p>
          </table:table-cell>
          <table:table-cell table:style-name="Default" table:number-columns-repeated="10"/>
          <table:table-cell table:number-columns-repeated="48"/>
        </table:table-row>
        <table:table-row table:style-name="ro2">
          <table:table-cell table:style-name="Default" table:number-columns-repeated="5"/>
          <table:table-cell table:style-name="Default" table:formula="of:=AVERAGE([.F4:.F35])" office:value-type="float" office:value="51376.7228134286" calcext:value-type="float">
            <text:p>51376,7228134286</text:p>
          </table:table-cell>
          <table:table-cell table:style-name="Default" table:number-columns-repeated="10"/>
          <table:table-cell table:number-columns-repeated="48"/>
        </table:table-row>
      </table:table>
      <table:table table:name="QP3" table:style-name="ta1">
        <office:forms form:automatic-focus="false" form:apply-design-mode="false"/>
        <table:table-column table:style-name="co17" table:default-cell-style-name="ce3"/>
        <table:table-column table:style-name="co1" table:default-cell-style-name="ce3"/>
        <table:table-column table:style-name="co6" table:default-cell-style-name="ce3"/>
        <table:table-column table:style-name="co7" table:default-cell-style-name="ce6"/>
        <table:table-column table:style-name="co8" table:default-cell-style-name="ce6"/>
        <table:table-column table:style-name="co18" table:default-cell-style-name="ce6"/>
        <table:table-column table:style-name="co9" table:default-cell-style-name="ce6"/>
        <table:table-column table:style-name="co19" table:number-columns-repeated="3" table:default-cell-style-name="ce6"/>
        <table:table-column table:style-name="co16" table:default-cell-style-name="ce6"/>
        <table:table-column table:style-name="co12" table:default-cell-style-name="ce6"/>
        <table:table-column table:style-name="co1" table:default-cell-style-name="ce6"/>
        <table:table-column table:style-name="co13" table:default-cell-style-name="ce6"/>
        <table:table-column table:style-name="co1" table:number-columns-repeated="3" table:default-cell-style-name="ce6"/>
        <table:table-column table:style-name="co1" table:number-columns-repeated="48" table:default-cell-style-name="Default"/>
        <table:table-row table:style-name="ro2">
          <table:table-cell table:style-name="Default" table:number-columns-repeated="17"/>
          <table:table-cell table:number-columns-repeated="48"/>
        </table:table-row>
        <table:table-row table:style-name="ro1">
          <table:table-cell table:style-name="ce1" office:value-type="string" calcext:value-type="string" table:number-columns-spanned="3" table:number-rows-spanned="1">
            <text:p>Model Data</text:p>
          </table:table-cell>
          <table:covered-table-cell table:number-columns-repeated="2" table:style-name="ce5"/>
          <table:table-cell table:style-name="ce1" office:value-type="string" calcext:value-type="string" table:number-columns-spanned="4" table:number-rows-spanned="1">
            <text:p>Strategy Metrics</text:p>
          </table:table-cell>
          <table:covered-table-cell table:number-columns-repeated="3" table:style-name="ce5"/>
          <table:table-cell table:style-name="ce1" office:value-type="string" calcext:value-type="string" table:number-columns-spanned="5" table:number-rows-spanned="1">
            <text:p>Model Metrics</text:p>
          </table:table-cell>
          <table:covered-table-cell table:number-columns-repeated="4" table:style-name="ce5"/>
          <table:table-cell table:style-name="ce1" office:value-type="string" calcext:value-type="string" table:number-columns-spanned="5" table:number-rows-spanned="1">
            <text:p>Class Metrics</text:p>
          </table:table-cell>
          <table:covered-table-cell table:number-columns-repeated="4" table:style-name="ce5"/>
          <table:table-cell table:number-columns-repeated="48"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Epoch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Swing Return</text:p>
          </table:table-cell>
          <table:table-cell table:style-name="ce2" office:value-type="string" calcext:value-type="string">
            <text:p>Buy &amp; Hold Return</text:p>
          </table:table-cell>
          <table:table-cell table:style-name="ce2" office:value-type="string" calcext:value-type="string">
            <text:p>Valuing (Swing/B&amp;H)</text:p>
          </table:table-cell>
          <table:table-cell table:style-name="ce2" office:value-type="string" calcext:value-type="string">
            <text:p>Auto13 ($22k) Retur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Mean² Error</text:p>
          </table:table-cell>
          <table:table-cell table:style-name="ce2" office:value-type="string" calcext:value-type="string">
            <text:p>Mean Abs. Erro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Cosine Sim.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ROC AUC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905059259923675" calcext:value-type="float">
            <text:p>0,905059259923675</text:p>
          </table:table-cell>
          <table:table-cell office:value-type="float" office:value="0.556085511771238" calcext:value-type="float">
            <text:p>0,556085511771238</text:p>
          </table:table-cell>
          <table:table-cell table:formula="of:=([.D4]/[.E4])" office:value-type="float" office:value="1.62755410951256" calcext:value-type="float">
            <text:p>1,62755410951256</text:p>
          </table:table-cell>
          <table:table-cell office:value-type="float" office:value="3462.45087874829" calcext:value-type="float">
            <text:p>3462,45087874829</text:p>
          </table:table-cell>
          <table:table-cell table:number-columns-repeated="2" office:value-type="float" office:value="0.0479458160698414" calcext:value-type="float">
            <text:p>0,047945816069841</text:p>
          </table:table-cell>
          <table:table-cell office:value-type="float" office:value="0.158635392785072" calcext:value-type="float">
            <text:p>0,158635392785072</text:p>
          </table:table-cell>
          <table:table-cell office:value-type="float" office:value="0.0450704209506512" calcext:value-type="float">
            <text:p>0,045070420950651</text:p>
          </table:table-cell>
          <table:table-cell office:value-type="float" office:value="0.94498610496521" calcext:value-type="float">
            <text:p>0,94498610496521</text:p>
          </table:table-cell>
          <table:table-cell office:value-type="float" office:value="0.575916230366492" calcext:value-type="float">
            <text:p>0,575916230366492</text:p>
          </table:table-cell>
          <table:table-cell office:value-type="float" office:value="0.559782608695652" calcext:value-type="float">
            <text:p>0,559782608695652</text:p>
          </table:table-cell>
          <table:table-cell office:value-type="float" office:value="0.614525139664804" calcext:value-type="float">
            <text:p>0,614525139664804</text:p>
          </table:table-cell>
          <table:table-cell office:value-type="float" office:value="0.541871921182266" calcext:value-type="float">
            <text:p>0,541871921182266</text:p>
          </table:table-cell>
          <table:table-cell office:value-type="float" office:value="0.561845051500224" calcext:value-type="float">
            <text:p>0,56184505150022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SFT</text:p>
          </table:table-cell>
          <table:table-cell office:value-type="float" office:value="1.31167126618468" calcext:value-type="float">
            <text:p>1,31167126618468</text:p>
          </table:table-cell>
          <table:table-cell office:value-type="float" office:value="0.444538651706892" calcext:value-type="float">
            <text:p>0,444538651706892</text:p>
          </table:table-cell>
          <table:table-cell table:formula="of:=([.D5]/[.E5])" office:value-type="float" office:value="2.95063491363071" calcext:value-type="float">
            <text:p>2,95063491363071</text:p>
          </table:table-cell>
          <table:table-cell office:value-type="float" office:value="4576.53604962202" calcext:value-type="float">
            <text:p>4576,53604962202</text:p>
          </table:table-cell>
          <table:table-cell table:number-columns-repeated="2" office:value-type="float" office:value="0.0479458160698414" calcext:value-type="float">
            <text:p>0,047945816069841</text:p>
          </table:table-cell>
          <table:table-cell office:value-type="float" office:value="0.158635392785072" calcext:value-type="float">
            <text:p>0,158635392785072</text:p>
          </table:table-cell>
          <table:table-cell office:value-type="float" office:value="0.0450704209506512" calcext:value-type="float">
            <text:p>0,045070420950651</text:p>
          </table:table-cell>
          <table:table-cell office:value-type="float" office:value="0.94498610496521" calcext:value-type="float">
            <text:p>0,94498610496521</text:p>
          </table:table-cell>
          <table:table-cell office:value-type="float" office:value="0.625322997416021" calcext:value-type="float">
            <text:p>0,625322997416021</text:p>
          </table:table-cell>
          <table:table-cell office:value-type="float" office:value="0.605978260869565" calcext:value-type="float">
            <text:p>0,605978260869565</text:p>
          </table:table-cell>
          <table:table-cell office:value-type="float" office:value="0.68361581920904" calcext:value-type="float">
            <text:p>0,68361581920904</text:p>
          </table:table-cell>
          <table:table-cell office:value-type="float" office:value="0.576190476190476" calcext:value-type="float">
            <text:p>0,576190476190476</text:p>
          </table:table-cell>
          <table:table-cell office:value-type="float" office:value="0.61088004822182" calcext:value-type="float">
            <text:p>0,6108800482218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OGL</text:p>
          </table:table-cell>
          <table:table-cell table:style-name="ce34" office:value-type="float" office:value="-5.55111512312578E-017" calcext:value-type="float">
            <text:p>-5,55E-17</text:p>
          </table:table-cell>
          <table:table-cell office:value-type="float" office:value="-0.0236421716175525" calcext:value-type="float">
            <text:p>-0,023642171617553</text:p>
          </table:table-cell>
          <table:table-cell table:formula="of:=([.D6]/[.E6])" office:value-type="float" office:value="2.34797175696183E-015" calcext:value-type="float">
            <text:p>2,34797175696183E-15</text:p>
          </table:table-cell>
          <table:table-cell office:value-type="float" office:value="-5525.08911724898" calcext:value-type="float">
            <text:p>-5525,08911724898</text:p>
          </table:table-cell>
          <table:table-cell table:number-columns-repeated="2" office:value-type="float" office:value="0.0479458160698414" calcext:value-type="float">
            <text:p>0,047945816069841</text:p>
          </table:table-cell>
          <table:table-cell office:value-type="float" office:value="0.158635392785072" calcext:value-type="float">
            <text:p>0,158635392785072</text:p>
          </table:table-cell>
          <table:table-cell office:value-type="float" office:value="0.0450704209506512" calcext:value-type="float">
            <text:p>0,045070420950651</text:p>
          </table:table-cell>
          <table:table-cell office:value-type="float" office:value="0.94498610496521" calcext:value-type="float">
            <text:p>0,94498610496521</text:p>
          </table:table-cell>
          <table:table-cell office:value-type="float" office:value="0.544502617801047" calcext:value-type="float">
            <text:p>0,544502617801047</text:p>
          </table:table-cell>
          <table:table-cell office:value-type="float" office:value="0.527173913043478" calcext:value-type="float">
            <text:p>0,527173913043478</text:p>
          </table:table-cell>
          <table:table-cell office:value-type="float" office:value="0.533333333333333" calcext:value-type="float">
            <text:p>0,533333333333333</text:p>
          </table:table-cell>
          <table:table-cell office:value-type="float" office:value="0.556149732620321" calcext:value-type="float">
            <text:p>0,556149732620321</text:p>
          </table:table-cell>
          <table:table-cell office:value-type="float" office:value="0.526693650840547" calcext:value-type="float">
            <text:p>0,52669365084054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MZN</text:p>
          </table:table-cell>
          <table:table-cell office:value-type="float" office:value="1.07397025186514" calcext:value-type="float">
            <text:p>1,07397025186514</text:p>
          </table:table-cell>
          <table:table-cell office:value-type="float" office:value="0.394737491780382" calcext:value-type="float">
            <text:p>0,394737491780382</text:p>
          </table:table-cell>
          <table:table-cell table:formula="of:=([.D7]/[.E7])" office:value-type="float" office:value="2.72072016017839" calcext:value-type="float">
            <text:p>2,72072016017839</text:p>
          </table:table-cell>
          <table:table-cell office:value-type="float" office:value="4393.71964970134" calcext:value-type="float">
            <text:p>4393,71964970134</text:p>
          </table:table-cell>
          <table:table-cell table:number-columns-repeated="2" office:value-type="float" office:value="0.0479458160698414" calcext:value-type="float">
            <text:p>0,047945816069841</text:p>
          </table:table-cell>
          <table:table-cell office:value-type="float" office:value="0.158635392785072" calcext:value-type="float">
            <text:p>0,158635392785072</text:p>
          </table:table-cell>
          <table:table-cell office:value-type="float" office:value="0.0450704209506512" calcext:value-type="float">
            <text:p>0,045070420950651</text:p>
          </table:table-cell>
          <table:table-cell office:value-type="float" office:value="0.94498610496521" calcext:value-type="float">
            <text:p>0,94498610496521</text:p>
          </table:table-cell>
          <table:table-cell office:value-type="float" office:value="0.654639175257732" calcext:value-type="float">
            <text:p>0,654639175257732</text:p>
          </table:table-cell>
          <table:table-cell office:value-type="float" office:value="0.635869565217391" calcext:value-type="float">
            <text:p>0,635869565217391</text:p>
          </table:table-cell>
          <table:table-cell office:value-type="float" office:value="0.675531914893617" calcext:value-type="float">
            <text:p>0,675531914893617</text:p>
          </table:table-cell>
          <table:table-cell office:value-type="float" office:value="0.635" calcext:value-type="float">
            <text:p>0,635</text:p>
          </table:table-cell>
          <table:table-cell office:value-type="float" office:value="0.635952380952381" calcext:value-type="float">
            <text:p>0,63595238095238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IBM</text:p>
          </table:table-cell>
          <table:table-cell office:value-type="float" office:value="1.45981325735882" calcext:value-type="float">
            <text:p>1,45981325735882</text:p>
          </table:table-cell>
          <table:table-cell office:value-type="float" office:value="-0.176891485229375" calcext:value-type="float">
            <text:p>-0,176891485229375</text:p>
          </table:table-cell>
          <table:table-cell table:formula="of:=([.D8]/[.E8])" office:value-type="float" office:value="-8.25259200840494" calcext:value-type="float">
            <text:p>-8,25259200840494</text:p>
          </table:table-cell>
          <table:table-cell office:value-type="float" office:value="172454.493803369" calcext:value-type="float">
            <text:p>172454,493803369</text:p>
          </table:table-cell>
          <table:table-cell table:number-columns-repeated="2" office:value-type="float" office:value="0.0479458160698414" calcext:value-type="float">
            <text:p>0,047945816069841</text:p>
          </table:table-cell>
          <table:table-cell office:value-type="float" office:value="0.158635392785072" calcext:value-type="float">
            <text:p>0,158635392785072</text:p>
          </table:table-cell>
          <table:table-cell office:value-type="float" office:value="0.0450704209506512" calcext:value-type="float">
            <text:p>0,045070420950651</text:p>
          </table:table-cell>
          <table:table-cell office:value-type="float" office:value="0.94498610496521" calcext:value-type="float">
            <text:p>0,94498610496521</text:p>
          </table:table-cell>
          <table:table-cell office:value-type="float" office:value="0.685714285714286" calcext:value-type="float">
            <text:p>0,685714285714286</text:p>
          </table:table-cell>
          <table:table-cell office:value-type="float" office:value="0.671195652173913" calcext:value-type="float">
            <text:p>0,671195652173913</text:p>
          </table:table-cell>
          <table:table-cell office:value-type="float" office:value="0.683937823834197" calcext:value-type="float">
            <text:p>0,683937823834197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70454545454545" calcext:value-type="float">
            <text:p>0,67045454545454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</text:p>
          </table:table-cell>
          <table:table-cell office:value-type="float" office:value="1.48533773277452" calcext:value-type="float">
            <text:p>1,48533773277452</text:p>
          </table:table-cell>
          <table:table-cell office:value-type="float" office:value="-0.225613451489321" calcext:value-type="float">
            <text:p>-0,225613451489321</text:p>
          </table:table-cell>
          <table:table-cell table:formula="of:=([.D9]/[.E9])" office:value-type="float" office:value="-6.58355130409779" calcext:value-type="float">
            <text:p>-6,58355130409779</text:p>
          </table:table-cell>
          <table:table-cell office:value-type="float" office:value="28542.7365726667" calcext:value-type="float">
            <text:p>28542,7365726667</text:p>
          </table:table-cell>
          <table:table-cell table:number-columns-repeated="2" office:value-type="float" office:value="0.0479458160698414" calcext:value-type="float">
            <text:p>0,047945816069841</text:p>
          </table:table-cell>
          <table:table-cell office:value-type="float" office:value="0.158635392785072" calcext:value-type="float">
            <text:p>0,158635392785072</text:p>
          </table:table-cell>
          <table:table-cell office:value-type="float" office:value="0.0450704209506512" calcext:value-type="float">
            <text:p>0,045070420950651</text:p>
          </table:table-cell>
          <table:table-cell office:value-type="float" office:value="0.94498610496521" calcext:value-type="float">
            <text:p>0,94498610496521</text:p>
          </table:table-cell>
          <table:table-cell office:value-type="float" office:value="0.612565445026178" calcext:value-type="float">
            <text:p>0,612565445026178</text:p>
          </table:table-cell>
          <table:table-cell office:value-type="float" office:value="0.597826086956522" calcext:value-type="float">
            <text:p>0,597826086956522</text:p>
          </table:table-cell>
          <table:table-cell office:value-type="float" office:value="0.606217616580311" calcext:value-type="float">
            <text:p>0,606217616580311</text:p>
          </table:table-cell>
          <table:table-cell office:value-type="float" office:value="0.619047619047619" calcext:value-type="float">
            <text:p>0,619047619047619</text:p>
          </table:table-cell>
          <table:table-cell office:value-type="float" office:value="0.597233306730513" calcext:value-type="float">
            <text:p>0,59723330673051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FB</text:p>
          </table:table-cell>
          <table:table-cell office:value-type="float" office:value="1.27746354894895" calcext:value-type="float">
            <text:p>1,27746354894895</text:p>
          </table:table-cell>
          <table:table-cell office:value-type="float" office:value="0.276822863573213" calcext:value-type="float">
            <text:p>0,276822863573213</text:p>
          </table:table-cell>
          <table:table-cell table:formula="of:=([.D10]/[.E10])" office:value-type="float" office:value="4.6147328022676" calcext:value-type="float">
            <text:p>4,6147328022676</text:p>
          </table:table-cell>
          <table:table-cell office:value-type="float" office:value="4281.95540469442" calcext:value-type="float">
            <text:p>4281,95540469442</text:p>
          </table:table-cell>
          <table:table-cell table:number-columns-repeated="2" office:value-type="float" office:value="0.0479458160698414" calcext:value-type="float">
            <text:p>0,047945816069841</text:p>
          </table:table-cell>
          <table:table-cell office:value-type="float" office:value="0.158635392785072" calcext:value-type="float">
            <text:p>0,158635392785072</text:p>
          </table:table-cell>
          <table:table-cell office:value-type="float" office:value="0.0450704209506512" calcext:value-type="float">
            <text:p>0,045070420950651</text:p>
          </table:table-cell>
          <table:table-cell office:value-type="float" office:value="0.94498610496521" calcext:value-type="float">
            <text:p>0,94498610496521</text:p>
          </table:table-cell>
          <table:table-cell office:value-type="float" office:value="0.62303664921466" calcext:value-type="float">
            <text:p>0,62303664921466</text:p>
          </table:table-cell>
          <table:table-cell office:value-type="float" office:value="0.608695652173913" calcext:value-type="float">
            <text:p>0,608695652173913</text:p>
          </table:table-cell>
          <table:table-cell office:value-type="float" office:value="0.664804469273743" calcext:value-type="float">
            <text:p>0,664804469273743</text:p>
          </table:table-cell>
          <table:table-cell office:value-type="float" office:value="0.586206896551724" calcext:value-type="float">
            <text:p>0,586206896551724</text:p>
          </table:table-cell>
          <table:table-cell office:value-type="float" office:value="0.61128526645768" calcext:value-type="float">
            <text:p>0,6112852664576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YOJ.SG</text:p>
          </table:table-cell>
          <table:table-cell office:value-type="float" office:value="2.38546910755149" calcext:value-type="float">
            <text:p>2,38546910755149</text:p>
          </table:table-cell>
          <table:table-cell office:value-type="float" office:value="0.868993135011442" calcext:value-type="float">
            <text:p>0,868993135011442</text:p>
          </table:table-cell>
          <table:table-cell table:formula="of:=([.D11]/[.E11])" office:value-type="float" office:value="2.74509545753785" calcext:value-type="float">
            <text:p>2,74509545753785</text:p>
          </table:table-cell>
          <table:table-cell office:value-type="float" office:value="43547.8892448513" calcext:value-type="float">
            <text:p>43547,8892448513</text:p>
          </table:table-cell>
          <table:table-cell table:number-columns-repeated="2" office:value-type="float" office:value="0.0479458160698414" calcext:value-type="float">
            <text:p>0,047945816069841</text:p>
          </table:table-cell>
          <table:table-cell office:value-type="float" office:value="0.158635392785072" calcext:value-type="float">
            <text:p>0,158635392785072</text:p>
          </table:table-cell>
          <table:table-cell office:value-type="float" office:value="0.0450704209506512" calcext:value-type="float">
            <text:p>0,045070420950651</text:p>
          </table:table-cell>
          <table:table-cell office:value-type="float" office:value="0.94498610496521" calcext:value-type="float">
            <text:p>0,94498610496521</text:p>
          </table:table-cell>
          <table:table-cell office:value-type="float" office:value="0.708542713567839" calcext:value-type="float">
            <text:p>0,708542713567839</text:p>
          </table:table-cell>
          <table:table-cell office:value-type="float" office:value="0.684782608695652" calcext:value-type="float">
            <text:p>0,684782608695652</text:p>
          </table:table-cell>
          <table:table-cell office:value-type="float" office:value="0.649769585253456" calcext:value-type="float">
            <text:p>0,649769585253456</text:p>
          </table:table-cell>
          <table:table-cell office:value-type="float" office:value="0.779005524861878" calcext:value-type="float">
            <text:p>0,779005524861878</text:p>
          </table:table-cell>
          <table:table-cell office:value-type="float" office:value="0.686294206281207" calcext:value-type="float">
            <text:p>0,686294206281207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2 – all stocks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4:.D11])/8" office:value-type="float" office:value="1.23734805307591" calcext:value-type="float">
            <text:p>1,23734805307591</text:p>
          </table:table-cell>
          <table:table-cell table:style-name="ce7" table:formula="of:=SUM([.E4:.E11])/8" office:value-type="float" office:value="0.264378818188365" calcext:value-type="float">
            <text:p>0,264378818188365</text:p>
          </table:table-cell>
          <table:table-cell table:style-name="ce7" table:formula="of:=[.D12]/[.E12]" office:value-type="float" office:value="4.68020873061896" calcext:value-type="float">
            <text:p>4,68020873061896</text:p>
          </table:table-cell>
          <table:table-cell table:style-name="ce7" table:formula="of:=SUM([.G4:.G11])/8" office:value-type="float" office:value="31966.8365608005" calcext:value-type="float">
            <text:p>31966,8365608005</text:p>
          </table:table-cell>
          <table:table-cell table:style-name="ce7" table:formula="of:=SUM([.H4:.H11])/8" office:value-type="float" office:value="0.0479458160698414" calcext:value-type="float">
            <text:p>0,047945816069841</text:p>
          </table:table-cell>
          <table:table-cell table:style-name="ce7" table:formula="of:=SUM([.I4:.I11])/8" office:value-type="float" office:value="0.0479458160698414" calcext:value-type="float">
            <text:p>0,047945816069841</text:p>
          </table:table-cell>
          <table:table-cell table:style-name="ce7" table:formula="of:=SUM([.J4:.J11])/8" office:value-type="float" office:value="0.158635392785072" calcext:value-type="float">
            <text:p>0,158635392785072</text:p>
          </table:table-cell>
          <table:table-cell table:style-name="ce7" table:formula="of:=SUM([.K4:.K11])/8" office:value-type="float" office:value="0.0450704209506512" calcext:value-type="float">
            <text:p>0,045070420950651</text:p>
          </table:table-cell>
          <table:table-cell table:style-name="ce7" table:formula="of:=SUM([.L4:.L11])/8" office:value-type="float" office:value="0.94498610496521" calcext:value-type="float">
            <text:p>0,94498610496521</text:p>
          </table:table-cell>
          <table:table-cell table:style-name="ce7" table:formula="of:=SUM([.M4:.M11])/8" office:value-type="float" office:value="0.628780014295532" calcext:value-type="float">
            <text:p>0,628780014295532</text:p>
          </table:table-cell>
          <table:table-cell table:style-name="ce7" table:formula="of:=SUM([.N4:.N11])/8" office:value-type="float" office:value="0.611413043478261" calcext:value-type="float">
            <text:p>0,611413043478261</text:p>
          </table:table-cell>
          <table:table-cell table:style-name="ce7" table:formula="of:=SUM([.O4:.O11])/8" office:value-type="float" office:value="0.638966962755313" calcext:value-type="float">
            <text:p>0,638966962755313</text:p>
          </table:table-cell>
          <table:table-cell table:style-name="ce7" table:formula="of:=SUM([.P4:.P11])/8" office:value-type="float" office:value="0.622621521306786" calcext:value-type="float">
            <text:p>0,622621521306786</text:p>
          </table:table-cell>
          <table:table-cell table:style-name="ce7" table:formula="of:=SUM([.Q4:.Q11])/8" office:value-type="float" office:value="0.612579807054865" calcext:value-type="float">
            <text:p>0,612579807054865</text:p>
          </table:table-cell>
          <table:table-cell table:style-name="ce12" table:number-columns-repeated="48"/>
        </table:table-row>
        <table:table-row table:style-name="ro1">
          <table:table-cell office:value-type="string" calcext:value-type="string">
            <text:p>2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1.13294259630877" calcext:value-type="float">
            <text:p>1,13294259630877</text:p>
          </table:table-cell>
          <table:table-cell office:value-type="float" office:value="0.556085511771238" calcext:value-type="float">
            <text:p>0,556085511771238</text:p>
          </table:table-cell>
          <table:table-cell table:formula="of:=([.D13]/[.E13])" office:value-type="float" office:value="2.03735319897138" calcext:value-type="float">
            <text:p>2,03735319897138</text:p>
          </table:table-cell>
          <table:table-cell office:value-type="float" office:value="4552.84993920314" calcext:value-type="float">
            <text:p>4552,84993920314</text:p>
          </table:table-cell>
          <table:table-cell table:number-columns-repeated="2" office:value-type="float" office:value="0.0492493659257889" calcext:value-type="float">
            <text:p>0,049249365925789</text:p>
          </table:table-cell>
          <table:table-cell office:value-type="float" office:value="0.162604764103889" calcext:value-type="float">
            <text:p>0,162604764103889</text:p>
          </table:table-cell>
          <table:table-cell office:value-type="float" office:value="0.0309859160333872" calcext:value-type="float">
            <text:p>0,030985916033387</text:p>
          </table:table-cell>
          <table:table-cell office:value-type="float" office:value="0.946452677249908" calcext:value-type="float">
            <text:p>0,946452677249908</text:p>
          </table:table-cell>
          <table:table-cell office:value-type="float" office:value="0.621553884711779" calcext:value-type="float">
            <text:p>0,621553884711779</text:p>
          </table:table-cell>
          <table:table-cell office:value-type="float" office:value="0.589673913043478" calcext:value-type="float">
            <text:p>0,589673913043478</text:p>
          </table:table-cell>
          <table:table-cell office:value-type="float" office:value="0.63265306122449" calcext:value-type="float">
            <text:p>0,63265306122449</text:p>
          </table:table-cell>
          <table:table-cell office:value-type="float" office:value="0.610837438423645" calcext:value-type="float">
            <text:p>0,610837438423645</text:p>
          </table:table-cell>
          <table:table-cell office:value-type="float" office:value="0.587236901030005" calcext:value-type="float">
            <text:p>0,5872369010300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SFT</text:p>
          </table:table-cell>
          <table:table-cell office:value-type="float" office:value="1.34279327210354" calcext:value-type="float">
            <text:p>1,34279327210354</text:p>
          </table:table-cell>
          <table:table-cell office:value-type="float" office:value="0.444538651706892" calcext:value-type="float">
            <text:p>0,444538651706892</text:p>
          </table:table-cell>
          <table:table-cell table:formula="of:=([.D14]/[.E14])" office:value-type="float" office:value="3.02064458725383" calcext:value-type="float">
            <text:p>3,02064458725383</text:p>
          </table:table-cell>
          <table:table-cell office:value-type="float" office:value="5346.69627461936" calcext:value-type="float">
            <text:p>5346,69627461936</text:p>
          </table:table-cell>
          <table:table-cell table:number-columns-repeated="2" office:value-type="float" office:value="0.0492493659257889" calcext:value-type="float">
            <text:p>0,049249365925789</text:p>
          </table:table-cell>
          <table:table-cell office:value-type="float" office:value="0.162604764103889" calcext:value-type="float">
            <text:p>0,162604764103889</text:p>
          </table:table-cell>
          <table:table-cell office:value-type="float" office:value="0.0309859160333872" calcext:value-type="float">
            <text:p>0,030985916033387</text:p>
          </table:table-cell>
          <table:table-cell office:value-type="float" office:value="0.946452677249908" calcext:value-type="float">
            <text:p>0,946452677249908</text:p>
          </table:table-cell>
          <table:table-cell office:value-type="float" office:value="0.649484536082474" calcext:value-type="float">
            <text:p>0,649484536082474</text:p>
          </table:table-cell>
          <table:table-cell office:value-type="float" office:value="0.630434782608696" calcext:value-type="float">
            <text:p>0,630434782608696</text:p>
          </table:table-cell>
          <table:table-cell office:value-type="float" office:value="0.707865168539326" calcext:value-type="float">
            <text:p>0,707865168539326</text:p>
          </table:table-cell>
          <table:table-cell office:value-type="float" office:value="0.6" calcext:value-type="float">
            <text:p>0,6</text:p>
          </table:table-cell>
          <table:table-cell office:value-type="float" office:value="0.635443037974684" calcext:value-type="float">
            <text:p>0,63544303797468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OGL</text:p>
          </table:table-cell>
          <table:table-cell office:value-type="float" office:value="-0.0244089447510948" calcext:value-type="float">
            <text:p>-0,024408944751095</text:p>
          </table:table-cell>
          <table:table-cell office:value-type="float" office:value="-0.0236421716175525" calcext:value-type="float">
            <text:p>-0,023642171617553</text:p>
          </table:table-cell>
          <table:table-cell table:formula="of:=([.D15]/[.E15])" office:value-type="float" office:value="1.03243243243243" calcext:value-type="float">
            <text:p>1,03243243243243</text:p>
          </table:table-cell>
          <table:table-cell office:value-type="float" office:value="-2590.95338309446" calcext:value-type="float">
            <text:p>-2590,95338309446</text:p>
          </table:table-cell>
          <table:table-cell table:number-columns-repeated="2" office:value-type="float" office:value="0.0492493659257889" calcext:value-type="float">
            <text:p>0,049249365925789</text:p>
          </table:table-cell>
          <table:table-cell office:value-type="float" office:value="0.162604764103889" calcext:value-type="float">
            <text:p>0,162604764103889</text:p>
          </table:table-cell>
          <table:table-cell office:value-type="float" office:value="0.0309859160333872" calcext:value-type="float">
            <text:p>0,030985916033387</text:p>
          </table:table-cell>
          <table:table-cell office:value-type="float" office:value="0.946452677249908" calcext:value-type="float">
            <text:p>0,946452677249908</text:p>
          </table:table-cell>
          <table:table-cell office:value-type="float" office:value="0.54639175257732" calcext:value-type="float">
            <text:p>0,54639175257732</text:p>
          </table:table-cell>
          <table:table-cell office:value-type="float" office:value="0.521739130434783" calcext:value-type="float">
            <text:p>0,521739130434783</text:p>
          </table:table-cell>
          <table:table-cell office:value-type="float" office:value="0.527363184079602" calcext:value-type="float">
            <text:p>0,527363184079602</text:p>
          </table:table-cell>
          <table:table-cell office:value-type="float" office:value="0.566844919786096" calcext:value-type="float">
            <text:p>0,566844919786096</text:p>
          </table:table-cell>
          <table:table-cell office:value-type="float" office:value="0.520991520666529" calcext:value-type="float">
            <text:p>0,52099152066652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MZN</text:p>
          </table:table-cell>
          <table:table-cell office:value-type="float" office:value="1.19263729012027" calcext:value-type="float">
            <text:p>1,19263729012027</text:p>
          </table:table-cell>
          <table:table-cell office:value-type="float" office:value="0.394737491780382" calcext:value-type="float">
            <text:p>0,394737491780382</text:p>
          </table:table-cell>
          <table:table-cell table:formula="of:=([.D16]/[.E16])" office:value-type="float" office:value="3.02134282898015" calcext:value-type="float">
            <text:p>3,02134282898015</text:p>
          </table:table-cell>
          <table:table-cell office:value-type="float" office:value="5028.53971435672" calcext:value-type="float">
            <text:p>5028,53971435672</text:p>
          </table:table-cell>
          <table:table-cell table:number-columns-repeated="2" office:value-type="float" office:value="0.0492493659257889" calcext:value-type="float">
            <text:p>0,049249365925789</text:p>
          </table:table-cell>
          <table:table-cell office:value-type="float" office:value="0.162604764103889" calcext:value-type="float">
            <text:p>0,162604764103889</text:p>
          </table:table-cell>
          <table:table-cell office:value-type="float" office:value="0.0309859160333872" calcext:value-type="float">
            <text:p>0,030985916033387</text:p>
          </table:table-cell>
          <table:table-cell office:value-type="float" office:value="0.946452677249908" calcext:value-type="float">
            <text:p>0,946452677249908</text:p>
          </table:table-cell>
          <table:table-cell office:value-type="float" office:value="0.671794871794872" calcext:value-type="float">
            <text:p>0,671794871794872</text:p>
          </table:table-cell>
          <table:table-cell office:value-type="float" office:value="0.652173913043478" calcext:value-type="float">
            <text:p>0,652173913043478</text:p>
          </table:table-cell>
          <table:table-cell office:value-type="float" office:value="0.689473684210526" calcext:value-type="float">
            <text:p>0,689473684210526</text:p>
          </table:table-cell>
          <table:table-cell office:value-type="float" office:value="0.655" calcext:value-type="float">
            <text:p>0,655</text:p>
          </table:table-cell>
          <table:table-cell office:value-type="float" office:value="0.651904761904762" calcext:value-type="float">
            <text:p>0,65190476190476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IBM</text:p>
          </table:table-cell>
          <table:table-cell office:value-type="float" office:value="1.39759120699568" calcext:value-type="float">
            <text:p>1,39759120699568</text:p>
          </table:table-cell>
          <table:table-cell office:value-type="float" office:value="-0.176891485229375" calcext:value-type="float">
            <text:p>-0,176891485229375</text:p>
          </table:table-cell>
          <table:table-cell table:formula="of:=([.D17]/[.E17])" office:value-type="float" office:value="-7.90083934895696" calcext:value-type="float">
            <text:p>-7,90083934895696</text:p>
          </table:table-cell>
          <table:table-cell office:value-type="float" office:value="171395.438988989" calcext:value-type="float">
            <text:p>171395,438988989</text:p>
          </table:table-cell>
          <table:table-cell table:number-columns-repeated="2" office:value-type="float" office:value="0.0492493659257889" calcext:value-type="float">
            <text:p>0,049249365925789</text:p>
          </table:table-cell>
          <table:table-cell office:value-type="float" office:value="0.162604764103889" calcext:value-type="float">
            <text:p>0,162604764103889</text:p>
          </table:table-cell>
          <table:table-cell office:value-type="float" office:value="0.0309859160333872" calcext:value-type="float">
            <text:p>0,030985916033387</text:p>
          </table:table-cell>
          <table:table-cell office:value-type="float" office:value="0.946452677249908" calcext:value-type="float">
            <text:p>0,946452677249908</text:p>
          </table:table-cell>
          <table:table-cell office:value-type="float" office:value="0.670184696569921" calcext:value-type="float">
            <text:p>0,670184696569921</text:p>
          </table:table-cell>
          <table:table-cell office:value-type="float" office:value="0.660326086956522" calcext:value-type="float">
            <text:p>0,660326086956522</text:p>
          </table:table-cell>
          <table:table-cell office:value-type="float" office:value="0.679144385026738" calcext:value-type="float">
            <text:p>0,679144385026738</text:p>
          </table:table-cell>
          <table:table-cell office:value-type="float" office:value="0.661458333333333" calcext:value-type="float">
            <text:p>0,661458333333333</text:p>
          </table:table-cell>
          <table:table-cell office:value-type="float" office:value="0.660274621212121" calcext:value-type="float">
            <text:p>0,66027462121212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</text:p>
          </table:table-cell>
          <table:table-cell office:value-type="float" office:value="1.38240560248919" calcext:value-type="float">
            <text:p>1,38240560248919</text:p>
          </table:table-cell>
          <table:table-cell office:value-type="float" office:value="-0.225613451489321" calcext:value-type="float">
            <text:p>-0,225613451489321</text:p>
          </table:table-cell>
          <table:table-cell table:formula="of:=([.D18]/[.E18])" office:value-type="float" office:value="-6.1273190643716" calcext:value-type="float">
            <text:p>-6,1273190643716</text:p>
          </table:table-cell>
          <table:table-cell office:value-type="float" office:value="22490.9752485951" calcext:value-type="float">
            <text:p>22490,9752485951</text:p>
          </table:table-cell>
          <table:table-cell table:number-columns-repeated="2" office:value-type="float" office:value="0.0492493659257889" calcext:value-type="float">
            <text:p>0,049249365925789</text:p>
          </table:table-cell>
          <table:table-cell office:value-type="float" office:value="0.162604764103889" calcext:value-type="float">
            <text:p>0,162604764103889</text:p>
          </table:table-cell>
          <table:table-cell office:value-type="float" office:value="0.0309859160333872" calcext:value-type="float">
            <text:p>0,030985916033387</text:p>
          </table:table-cell>
          <table:table-cell office:value-type="float" office:value="0.946452677249908" calcext:value-type="float">
            <text:p>0,946452677249908</text:p>
          </table:table-cell>
          <table:table-cell office:value-type="float" office:value="0.627249357326478" calcext:value-type="float">
            <text:p>0,627249357326478</text:p>
          </table:table-cell>
          <table:table-cell office:value-type="float" office:value="0.605978260869565" calcext:value-type="float">
            <text:p>0,605978260869565</text:p>
          </table:table-cell>
          <table:table-cell office:value-type="float" office:value="0.61" calcext:value-type="float">
            <text:p>0,61</text:p>
          </table:table-cell>
          <table:table-cell office:value-type="float" office:value="0.645502645502645" calcext:value-type="float">
            <text:p>0,645502645502645</text:p>
          </table:table-cell>
          <table:table-cell office:value-type="float" office:value="0.604874227779256" calcext:value-type="float">
            <text:p>0,60487422777925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FB</text:p>
          </table:table-cell>
          <table:table-cell table:style-name="ce28" office:value-type="float" office:value="1.41329495159183" calcext:value-type="float">
            <text:p>1,41329495159183</text:p>
          </table:table-cell>
          <table:table-cell table:style-name="ce28" office:value-type="float" office:value="0.276822863573213" calcext:value-type="float">
            <text:p>0,276822863573213</text:p>
          </table:table-cell>
          <table:table-cell table:formula="of:=([.D19]/[.E19])" office:value-type="float" office:value="5.10541265757135" calcext:value-type="float">
            <text:p>5,10541265757135</text:p>
          </table:table-cell>
          <table:table-cell table:style-name="ce28" office:value-type="float" office:value="5116.33533546369" calcext:value-type="float">
            <text:p>5116,33533546369</text:p>
          </table:table-cell>
          <table:table-cell table:number-columns-repeated="2" office:value-type="float" office:value="0.0492493659257889" calcext:value-type="float">
            <text:p>0,049249365925789</text:p>
          </table:table-cell>
          <table:table-cell office:value-type="float" office:value="0.162604764103889" calcext:value-type="float">
            <text:p>0,162604764103889</text:p>
          </table:table-cell>
          <table:table-cell office:value-type="float" office:value="0.0309859160333872" calcext:value-type="float">
            <text:p>0,030985916033387</text:p>
          </table:table-cell>
          <table:table-cell office:value-type="float" office:value="0.946452677249908" calcext:value-type="float">
            <text:p>0,946452677249908</text:p>
          </table:table-cell>
          <table:table-cell table:style-name="ce28" office:value-type="float" office:value="0.632432432432432" calcext:value-type="float">
            <text:p>0,632432432432432</text:p>
          </table:table-cell>
          <table:table-cell table:style-name="ce28" office:value-type="float" office:value="0.630434782608696" calcext:value-type="float">
            <text:p>0,630434782608696</text:p>
          </table:table-cell>
          <table:table-cell table:style-name="ce28" office:value-type="float" office:value="0.70059880239521" calcext:value-type="float">
            <text:p>0,70059880239521</text:p>
          </table:table-cell>
          <table:table-cell table:style-name="ce28" office:value-type="float" office:value="0.576354679802956" calcext:value-type="float">
            <text:p>0,576354679802956</text:p>
          </table:table-cell>
          <table:table-cell table:style-name="ce28" office:value-type="float" office:value="0.636662188386326" calcext:value-type="float">
            <text:p>0,636662188386326</text:p>
          </table:table-cell>
          <table:table-cell table:style-name="ce12" table:number-columns-repeated="48"/>
        </table:table-row>
        <table:table-row table:style-name="ro1">
          <table:table-cell office:value-type="string" calcext:value-type="string">
            <text:p>2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YOJ.SG</text:p>
          </table:table-cell>
          <table:table-cell table:style-name="ce28" office:value-type="float" office:value="2.22299771167048" calcext:value-type="float">
            <text:p>2,22299771167048</text:p>
          </table:table-cell>
          <table:table-cell table:style-name="ce28" office:value-type="float" office:value="0.868993135011442" calcext:value-type="float">
            <text:p>0,868993135011442</text:p>
          </table:table-cell>
          <table:table-cell table:formula="of:=([.D20]/[.E20])" office:value-type="float" office:value="2.55813034891376" calcext:value-type="float">
            <text:p>2,55813034891376</text:p>
          </table:table-cell>
          <table:table-cell table:style-name="ce28" office:value-type="float" office:value="36394.5183066361" calcext:value-type="float">
            <text:p>36394,5183066361</text:p>
          </table:table-cell>
          <table:table-cell table:number-columns-repeated="2" office:value-type="float" office:value="0.0492493659257889" calcext:value-type="float">
            <text:p>0,049249365925789</text:p>
          </table:table-cell>
          <table:table-cell office:value-type="float" office:value="0.162604764103889" calcext:value-type="float">
            <text:p>0,162604764103889</text:p>
          </table:table-cell>
          <table:table-cell office:value-type="float" office:value="0.0309859160333872" calcext:value-type="float">
            <text:p>0,030985916033387</text:p>
          </table:table-cell>
          <table:table-cell office:value-type="float" office:value="0.946452677249908" calcext:value-type="float">
            <text:p>0,946452677249908</text:p>
          </table:table-cell>
          <table:table-cell office:value-type="float" office:value="0.692682926829268" calcext:value-type="float">
            <text:p>0,692682926829268</text:p>
          </table:table-cell>
          <table:table-cell office:value-type="float" office:value="0.657608695652174" calcext:value-type="float">
            <text:p>0,657608695652174</text:p>
          </table:table-cell>
          <table:table-cell office:value-type="float" office:value="0.620087336244541" calcext:value-type="float">
            <text:p>0,620087336244541</text:p>
          </table:table-cell>
          <table:table-cell office:value-type="float" office:value="0.784530386740332" calcext:value-type="float">
            <text:p>0,784530386740332</text:p>
          </table:table-cell>
          <table:table-cell office:value-type="float" office:value="0.659644872514551" calcext:value-type="float">
            <text:p>0,659644872514551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2 – all stocks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3:.D20])/8" office:value-type="float" office:value="1.25753171081608" calcext:value-type="float">
            <text:p>1,25753171081608</text:p>
          </table:table-cell>
          <table:table-cell table:style-name="ce7" table:formula="of:=SUM([.E13:.E20])/8" office:value-type="float" office:value="0.264378818188365" calcext:value-type="float">
            <text:p>0,264378818188365</text:p>
          </table:table-cell>
          <table:table-cell table:style-name="ce7" table:formula="of:=[.D21]/[.E21]" office:value-type="float" office:value="4.75655243272975" calcext:value-type="float">
            <text:p>4,75655243272975</text:p>
          </table:table-cell>
          <table:table-cell table:style-name="ce7" table:formula="of:=SUM([.G13:.G20])/8" office:value-type="float" office:value="30966.8000530961" calcext:value-type="float">
            <text:p>30966,8000530961</text:p>
          </table:table-cell>
          <table:table-cell table:style-name="ce7" table:formula="of:=SUM([.H13:.H20])/8" office:value-type="float" office:value="0.0492493659257889" calcext:value-type="float">
            <text:p>0,049249365925789</text:p>
          </table:table-cell>
          <table:table-cell table:style-name="ce7" table:formula="of:=SUM([.I13:.I20])/8" office:value-type="float" office:value="0.0492493659257889" calcext:value-type="float">
            <text:p>0,049249365925789</text:p>
          </table:table-cell>
          <table:table-cell table:style-name="ce7" table:formula="of:=SUM([.J13:.J20])/8" office:value-type="float" office:value="0.162604764103889" calcext:value-type="float">
            <text:p>0,162604764103889</text:p>
          </table:table-cell>
          <table:table-cell table:style-name="ce7" table:formula="of:=SUM([.K13:.K20])/8" office:value-type="float" office:value="0.0309859160333872" calcext:value-type="float">
            <text:p>0,030985916033387</text:p>
          </table:table-cell>
          <table:table-cell table:style-name="ce7" table:formula="of:=SUM([.L13:.L20])/8" office:value-type="float" office:value="0.946452677249908" calcext:value-type="float">
            <text:p>0,946452677249908</text:p>
          </table:table-cell>
          <table:table-cell table:style-name="ce7" table:formula="of:=SUM([.M13:.M20])/8" office:value-type="float" office:value="0.638971807290568" calcext:value-type="float">
            <text:p>0,638971807290568</text:p>
          </table:table-cell>
          <table:table-cell table:style-name="ce7" table:formula="of:=SUM([.N13:.N20])/8" office:value-type="float" office:value="0.618546195652174" calcext:value-type="float">
            <text:p>0,618546195652174</text:p>
          </table:table-cell>
          <table:table-cell table:style-name="ce7" table:formula="of:=SUM([.O13:.O20])/8" office:value-type="float" office:value="0.645898202715054" calcext:value-type="float">
            <text:p>0,645898202715054</text:p>
          </table:table-cell>
          <table:table-cell table:style-name="ce7" table:formula="of:=SUM([.P13:.P20])/8" office:value-type="float" office:value="0.637566050448626" calcext:value-type="float">
            <text:p>0,637566050448626</text:p>
          </table:table-cell>
          <table:table-cell table:style-name="ce7" table:formula="of:=SUM([.Q13:.Q20])/8" office:value-type="float" office:value="0.619629016433529" calcext:value-type="float">
            <text:p>0,619629016433529</text:p>
          </table:table-cell>
          <table:table-cell table:style-name="ce12" table:number-columns-repeated="48"/>
        </table:table-row>
        <table:table-row table:style-name="ro1">
          <table:table-cell office:value-type="string" calcext:value-type="string">
            <text:p>11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1.01826198252892" calcext:value-type="float">
            <text:p>1,01826198252892</text:p>
          </table:table-cell>
          <table:table-cell office:value-type="float" office:value="0.53071428484608" calcext:value-type="float">
            <text:p>0,53071428484608</text:p>
          </table:table-cell>
          <table:table-cell table:formula="of:=([.D22]/[.E22])" office:value-type="float" office:value="1.91866322728478" calcext:value-type="float">
            <text:p>1,91866322728478</text:p>
          </table:table-cell>
          <table:table-cell office:value-type="float" office:value="4394.79271729391" calcext:value-type="float">
            <text:p>4394,79271729391</text:p>
          </table:table-cell>
          <table:table-cell table:number-columns-repeated="2" office:value-type="float" office:value="0.0167781803756952" calcext:value-type="float">
            <text:p>0,016778180375695</text:p>
          </table:table-cell>
          <table:table-cell office:value-type="float" office:value="0.0876352339982987" calcext:value-type="float">
            <text:p>0,087635233998299</text:p>
          </table:table-cell>
          <table:table-cell office:value-type="float" office:value="0.0888888910412789" calcext:value-type="float">
            <text:p>0,088888891041279</text:p>
          </table:table-cell>
          <table:table-cell office:value-type="float" office:value="0.972389161586762" calcext:value-type="float">
            <text:p>0,972389161586762</text:p>
          </table:table-cell>
          <table:table-cell office:value-type="float" office:value="0.627009646302251" calcext:value-type="float">
            <text:p>0,627009646302251</text:p>
          </table:table-cell>
          <table:table-cell office:value-type="float" office:value="0.573529411764706" calcext:value-type="float">
            <text:p>0,573529411764706</text:p>
          </table:table-cell>
          <table:table-cell office:value-type="float" office:value="0.609375" calcext:value-type="float">
            <text:p>0,609375</text:p>
          </table:table-cell>
          <table:table-cell office:value-type="float" office:value="0.645695364238411" calcext:value-type="float">
            <text:p>0,645695364238411</text:p>
          </table:table-cell>
          <table:table-cell office:value-type="float" office:value="0.564583219309288" calcext:value-type="float">
            <text:p>0,56458321930928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SFT</text:p>
          </table:table-cell>
          <table:table-cell office:value-type="float" office:value="0.976907899558342" calcext:value-type="float">
            <text:p>0,976907899558342</text:p>
          </table:table-cell>
          <table:table-cell office:value-type="float" office:value="0.536608474910977" calcext:value-type="float">
            <text:p>0,536608474910977</text:p>
          </table:table-cell>
          <table:table-cell table:formula="of:=([.D23]/[.E23])" office:value-type="float" office:value="1.82052268130952" calcext:value-type="float">
            <text:p>1,82052268130952</text:p>
          </table:table-cell>
          <table:table-cell office:value-type="float" office:value="2777.53619803104" calcext:value-type="float">
            <text:p>2777,53619803104</text:p>
          </table:table-cell>
          <table:table-cell table:number-columns-repeated="2" office:value-type="float" office:value="0.0167781803756952" calcext:value-type="float">
            <text:p>0,016778180375695</text:p>
          </table:table-cell>
          <table:table-cell office:value-type="float" office:value="0.0876352339982987" calcext:value-type="float">
            <text:p>0,087635233998299</text:p>
          </table:table-cell>
          <table:table-cell office:value-type="float" office:value="0.0888888910412789" calcext:value-type="float">
            <text:p>0,088888891041279</text:p>
          </table:table-cell>
          <table:table-cell office:value-type="float" office:value="0.972389161586762" calcext:value-type="float">
            <text:p>0,972389161586762</text:p>
          </table:table-cell>
          <table:table-cell office:value-type="float" office:value="0.649149922720247" calcext:value-type="float">
            <text:p>0,649149922720247</text:p>
          </table:table-cell>
          <table:table-cell office:value-type="float" office:value="0.582720588235294" calcext:value-type="float">
            <text:p>0,582720588235294</text:p>
          </table:table-cell>
          <table:table-cell office:value-type="float" office:value="0.625" calcext:value-type="float">
            <text:p>0,625</text:p>
          </table:table-cell>
          <table:table-cell office:value-type="float" office:value="0.67524115755627" calcext:value-type="float">
            <text:p>0,67524115755627</text:p>
          </table:table-cell>
          <table:table-cell office:value-type="float" office:value="0.567234312683714" calcext:value-type="float">
            <text:p>0,56723431268371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OGL</text:p>
          </table:table-cell>
          <table:table-cell table:style-name="ce34" office:value-type="float" office:value="-0.00127795522257037" calcext:value-type="float">
            <text:p>-1,28E-03</text:p>
          </table:table-cell>
          <table:table-cell office:value-type="float" office:value="-0.0816613387222492" calcext:value-type="float">
            <text:p>-0,081661338722249</text:p>
          </table:table-cell>
          <table:table-cell table:formula="of:=([.D24]/[.E24])" office:value-type="float" office:value="0.0156494522691701" calcext:value-type="float">
            <text:p>0,01564945226917</text:p>
          </table:table-cell>
          <table:table-cell office:value-type="float" office:value="16121.1730560573" calcext:value-type="float">
            <text:p>16121,1730560573</text:p>
          </table:table-cell>
          <table:table-cell table:number-columns-repeated="2" office:value-type="float" office:value="0.0167781803756952" calcext:value-type="float">
            <text:p>0,016778180375695</text:p>
          </table:table-cell>
          <table:table-cell office:value-type="float" office:value="0.0876352339982987" calcext:value-type="float">
            <text:p>0,087635233998299</text:p>
          </table:table-cell>
          <table:table-cell office:value-type="float" office:value="0.0888888910412789" calcext:value-type="float">
            <text:p>0,088888891041279</text:p>
          </table:table-cell>
          <table:table-cell office:value-type="float" office:value="0.972389161586762" calcext:value-type="float">
            <text:p>0,972389161586762</text:p>
          </table:table-cell>
          <table:table-cell office:value-type="float" office:value="0.541516245487365" calcext:value-type="float">
            <text:p>0,541516245487365</text:p>
          </table:table-cell>
          <table:table-cell office:value-type="float" office:value="0.533088235294118" calcext:value-type="float">
            <text:p>0,533088235294118</text:p>
          </table:table-cell>
          <table:table-cell office:value-type="float" office:value="0.528169014084507" calcext:value-type="float">
            <text:p>0,528169014084507</text:p>
          </table:table-cell>
          <table:table-cell office:value-type="float" office:value="0.555555555555556" calcext:value-type="float">
            <text:p>0,555555555555556</text:p>
          </table:table-cell>
          <table:table-cell office:value-type="float" office:value="0.533252230332522" calcext:value-type="float">
            <text:p>0,53325223033252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MZN</text:p>
          </table:table-cell>
          <table:table-cell office:value-type="float" office:value="0.919311021304998" calcext:value-type="float">
            <text:p>0,919311021304998</text:p>
          </table:table-cell>
          <table:table-cell office:value-type="float" office:value="0.399641207102739" calcext:value-type="float">
            <text:p>0,399641207102739</text:p>
          </table:table-cell>
          <table:table-cell table:formula="of:=([.D25]/[.E25])" office:value-type="float" office:value="2.30034091821934" calcext:value-type="float">
            <text:p>2,30034091821934</text:p>
          </table:table-cell>
          <table:table-cell office:value-type="float" office:value="3061.19954867504" calcext:value-type="float">
            <text:p>3061,19954867504</text:p>
          </table:table-cell>
          <table:table-cell table:number-columns-repeated="2" office:value-type="float" office:value="0.0167781803756952" calcext:value-type="float">
            <text:p>0,016778180375695</text:p>
          </table:table-cell>
          <table:table-cell office:value-type="float" office:value="0.0876352339982987" calcext:value-type="float">
            <text:p>0,087635233998299</text:p>
          </table:table-cell>
          <table:table-cell office:value-type="float" office:value="0.0888888910412789" calcext:value-type="float">
            <text:p>0,088888891041279</text:p>
          </table:table-cell>
          <table:table-cell office:value-type="float" office:value="0.972389161586762" calcext:value-type="float">
            <text:p>0,972389161586762</text:p>
          </table:table-cell>
          <table:table-cell office:value-type="float" office:value="0.669887278582931" calcext:value-type="float">
            <text:p>0,669887278582931</text:p>
          </table:table-cell>
          <table:table-cell office:value-type="float" office:value="0.623161764705882" calcext:value-type="float">
            <text:p>0,623161764705882</text:p>
          </table:table-cell>
          <table:table-cell office:value-type="float" office:value="0.632218844984802" calcext:value-type="float">
            <text:p>0,632218844984802</text:p>
          </table:table-cell>
          <table:table-cell office:value-type="float" office:value="0.712328767123288" calcext:value-type="float">
            <text:p>0,712328767123288</text:p>
          </table:table-cell>
          <table:table-cell office:value-type="float" office:value="0.616085018482279" calcext:value-type="float">
            <text:p>0,61608501848227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IBM</text:p>
          </table:table-cell>
          <table:table-cell office:value-type="float" office:value="0.939523372387698" calcext:value-type="float">
            <text:p>0,939523372387698</text:p>
          </table:table-cell>
          <table:table-cell office:value-type="float" office:value="-0.243214949185271" calcext:value-type="float">
            <text:p>-0,243214949185271</text:p>
          </table:table-cell>
          <table:table-cell table:formula="of:=([.D26]/[.E26])" office:value-type="float" office:value="-3.86293431195304" calcext:value-type="float">
            <text:p>-3,86293431195304</text:p>
          </table:table-cell>
          <table:table-cell office:value-type="float" office:value="7323.81979004033" calcext:value-type="float">
            <text:p>7323,81979004033</text:p>
          </table:table-cell>
          <table:table-cell table:number-columns-repeated="2" office:value-type="float" office:value="0.0167781803756952" calcext:value-type="float">
            <text:p>0,016778180375695</text:p>
          </table:table-cell>
          <table:table-cell office:value-type="float" office:value="0.0876352339982987" calcext:value-type="float">
            <text:p>0,087635233998299</text:p>
          </table:table-cell>
          <table:table-cell office:value-type="float" office:value="0.0888888910412789" calcext:value-type="float">
            <text:p>0,088888891041279</text:p>
          </table:table-cell>
          <table:table-cell office:value-type="float" office:value="0.972389161586762" calcext:value-type="float">
            <text:p>0,972389161586762</text:p>
          </table:table-cell>
          <table:table-cell office:value-type="float" office:value="0.61" calcext:value-type="float">
            <text:p>0,61</text:p>
          </table:table-cell>
          <table:table-cell office:value-type="float" office:value="0.569852941176471" calcext:value-type="float">
            <text:p>0,569852941176471</text:p>
          </table:table-cell>
          <table:table-cell office:value-type="float" office:value="0.588424437299035" calcext:value-type="float">
            <text:p>0,588424437299035</text:p>
          </table:table-cell>
          <table:table-cell office:value-type="float" office:value="0.633217993079585" calcext:value-type="float">
            <text:p>0,633217993079585</text:p>
          </table:table-cell>
          <table:table-cell office:value-type="float" office:value="0.56562860438293" calcext:value-type="float">
            <text:p>0,5656286043829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</text:p>
          </table:table-cell>
          <table:table-cell office:value-type="float" office:value="1.79114232249298" calcext:value-type="float">
            <text:p>1,79114232249298</text:p>
          </table:table-cell>
          <table:table-cell office:value-type="float" office:value="-0.354278853723587" calcext:value-type="float">
            <text:p>-0,354278853723587</text:p>
          </table:table-cell>
          <table:table-cell table:formula="of:=([.D27]/[.E27])" office:value-type="float" office:value="-5.05574155405406" calcext:value-type="float">
            <text:p>-5,05574155405406</text:p>
          </table:table-cell>
          <table:table-cell office:value-type="float" office:value="19047.7802959437" calcext:value-type="float">
            <text:p>19047,7802959437</text:p>
          </table:table-cell>
          <table:table-cell table:number-columns-repeated="2" office:value-type="float" office:value="0.0167781803756952" calcext:value-type="float">
            <text:p>0,016778180375695</text:p>
          </table:table-cell>
          <table:table-cell office:value-type="float" office:value="0.0876352339982987" calcext:value-type="float">
            <text:p>0,087635233998299</text:p>
          </table:table-cell>
          <table:table-cell office:value-type="float" office:value="0.0888888910412789" calcext:value-type="float">
            <text:p>0,088888891041279</text:p>
          </table:table-cell>
          <table:table-cell office:value-type="float" office:value="0.972389161586762" calcext:value-type="float">
            <text:p>0,972389161586762</text:p>
          </table:table-cell>
          <table:table-cell office:value-type="float" office:value="0.597539543057997" calcext:value-type="float">
            <text:p>0,597539543057997</text:p>
          </table:table-cell>
          <table:table-cell office:value-type="float" office:value="0.579044117647059" calcext:value-type="float">
            <text:p>0,579044117647059</text:p>
          </table:table-cell>
          <table:table-cell office:value-type="float" office:value="0.604982206405694" calcext:value-type="float">
            <text:p>0,604982206405694</text:p>
          </table:table-cell>
          <table:table-cell office:value-type="float" office:value="0.590277777777778" calcext:value-type="float">
            <text:p>0,590277777777778</text:p>
          </table:table-cell>
          <table:table-cell office:value-type="float" office:value="0.578342013888889" calcext:value-type="float">
            <text:p>0,57834201388888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FB</text:p>
          </table:table-cell>
          <table:table-cell office:value-type="float" office:value="1.00950118487597" calcext:value-type="float">
            <text:p>1,00950118487597</text:p>
          </table:table-cell>
          <table:table-cell office:value-type="float" office:value="0.334222973072518" calcext:value-type="float">
            <text:p>0,334222973072518</text:p>
          </table:table-cell>
          <table:table-cell table:formula="of:=([.D28]/[.E28])" office:value-type="float" office:value="3.02044223829261" calcext:value-type="float">
            <text:p>3,02044223829261</text:p>
          </table:table-cell>
          <table:table-cell office:value-type="float" office:value="3834.45996598395" calcext:value-type="float">
            <text:p>3834,45996598395</text:p>
          </table:table-cell>
          <table:table-cell table:number-columns-repeated="2" office:value-type="float" office:value="0.0167781803756952" calcext:value-type="float">
            <text:p>0,016778180375695</text:p>
          </table:table-cell>
          <table:table-cell office:value-type="float" office:value="0.0876352339982987" calcext:value-type="float">
            <text:p>0,087635233998299</text:p>
          </table:table-cell>
          <table:table-cell office:value-type="float" office:value="0.0888888910412789" calcext:value-type="float">
            <text:p>0,088888891041279</text:p>
          </table:table-cell>
          <table:table-cell office:value-type="float" office:value="0.972389161586762" calcext:value-type="float">
            <text:p>0,972389161586762</text:p>
          </table:table-cell>
          <table:table-cell office:value-type="float" office:value="0.6048" calcext:value-type="float">
            <text:p>0,6048</text:p>
          </table:table-cell>
          <table:table-cell office:value-type="float" office:value="0.545955882352941" calcext:value-type="float">
            <text:p>0,545955882352941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653979238754325" calcext:value-type="float">
            <text:p>0,653979238754325</text:p>
          </table:table-cell>
          <table:table-cell office:value-type="float" office:value="0.538754325259516" calcext:value-type="float">
            <text:p>0,53875432525951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YOJ.SG</text:p>
          </table:table-cell>
          <table:table-cell office:value-type="float" office:value="1.65240274599542" calcext:value-type="float">
            <text:p>1,65240274599542</text:p>
          </table:table-cell>
          <table:table-cell office:value-type="float" office:value="0.709382151029748" calcext:value-type="float">
            <text:p>0,709382151029748</text:p>
          </table:table-cell>
          <table:table-cell table:formula="of:=([.D29]/[.E29])" office:value-type="float" office:value="2.32935483870968" calcext:value-type="float">
            <text:p>2,32935483870968</text:p>
          </table:table-cell>
          <table:table-cell office:value-type="float" office:value="-1324.6390160181" calcext:value-type="float">
            <text:p>-1324,6390160181</text:p>
          </table:table-cell>
          <table:table-cell table:number-columns-repeated="2" office:value-type="float" office:value="0.0167781803756952" calcext:value-type="float">
            <text:p>0,016778180375695</text:p>
          </table:table-cell>
          <table:table-cell office:value-type="float" office:value="0.0876352339982987" calcext:value-type="float">
            <text:p>0,087635233998299</text:p>
          </table:table-cell>
          <table:table-cell office:value-type="float" office:value="0.0888888910412789" calcext:value-type="float">
            <text:p>0,088888891041279</text:p>
          </table:table-cell>
          <table:table-cell office:value-type="float" office:value="0.972389161586762" calcext:value-type="float">
            <text:p>0,972389161586762</text:p>
          </table:table-cell>
          <table:table-cell office:value-type="float" office:value="0.59622641509434" calcext:value-type="float">
            <text:p>0,59622641509434</text:p>
          </table:table-cell>
          <table:table-cell office:value-type="float" office:value="0.606617647058823" calcext:value-type="float">
            <text:p>0,606617647058823</text:p>
          </table:table-cell>
          <table:table-cell office:value-type="float" office:value="0.560283687943262" calcext:value-type="float">
            <text:p>0,560283687943262</text:p>
          </table:table-cell>
          <table:table-cell office:value-type="float" office:value="0.637096774193548" calcext:value-type="float">
            <text:p>0,637096774193548</text:p>
          </table:table-cell>
          <table:table-cell office:value-type="float" office:value="0.609088927637315" calcext:value-type="float">
            <text:p>0,609088927637315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11 – all stocks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2:.D29])/8" office:value-type="float" office:value="1.03822157174022" calcext:value-type="float">
            <text:p>1,03822157174022</text:p>
          </table:table-cell>
          <table:table-cell table:style-name="ce7" table:formula="of:=SUM([.E22:.E29])/8" office:value-type="float" office:value="0.228926743666369" calcext:value-type="float">
            <text:p>0,228926743666369</text:p>
          </table:table-cell>
          <table:table-cell table:style-name="ce7" table:formula="of:=[.D30]/[.E30]" office:value-type="float" office:value="4.53516943941373" calcext:value-type="float">
            <text:p>4,53516943941373</text:p>
          </table:table-cell>
          <table:table-cell table:style-name="ce7" table:formula="of:=SUM([.G22:.G29])/8" office:value-type="float" office:value="6904.5153195009" calcext:value-type="float">
            <text:p>6904,5153195009</text:p>
          </table:table-cell>
          <table:table-cell table:style-name="ce7" table:formula="of:=SUM([.H22:.H29])/8" office:value-type="float" office:value="0.0167781803756952" calcext:value-type="float">
            <text:p>0,016778180375695</text:p>
          </table:table-cell>
          <table:table-cell table:style-name="ce7" table:formula="of:=SUM([.I22:.I29])/8" office:value-type="float" office:value="0.0167781803756952" calcext:value-type="float">
            <text:p>0,016778180375695</text:p>
          </table:table-cell>
          <table:table-cell table:style-name="ce7" table:formula="of:=SUM([.J22:.J29])/8" office:value-type="float" office:value="0.0876352339982987" calcext:value-type="float">
            <text:p>0,087635233998299</text:p>
          </table:table-cell>
          <table:table-cell table:style-name="ce7" table:formula="of:=SUM([.K22:.K29])/8" office:value-type="float" office:value="0.0888888910412789" calcext:value-type="float">
            <text:p>0,088888891041279</text:p>
          </table:table-cell>
          <table:table-cell table:style-name="ce7" table:formula="of:=SUM([.L22:.L29])/8" office:value-type="float" office:value="0.972389161586762" calcext:value-type="float">
            <text:p>0,972389161586762</text:p>
          </table:table-cell>
          <table:table-cell table:style-name="ce7" table:formula="of:=SUM([.M22:.M29])/8" office:value-type="float" office:value="0.612016131405641" calcext:value-type="float">
            <text:p>0,612016131405641</text:p>
          </table:table-cell>
          <table:table-cell table:style-name="ce7" table:formula="of:=SUM([.N22:.N29])/8" office:value-type="float" office:value="0.576746323529412" calcext:value-type="float">
            <text:p>0,576746323529412</text:p>
          </table:table-cell>
          <table:table-cell table:style-name="ce7" table:formula="of:=SUM([.O22:.O29])/8" office:value-type="float" office:value="0.588869148839663" calcext:value-type="float">
            <text:p>0,588869148839663</text:p>
          </table:table-cell>
          <table:table-cell table:style-name="ce7" table:formula="of:=SUM([.P22:.P29])/8" office:value-type="float" office:value="0.637924078534845" calcext:value-type="float">
            <text:p>0,637924078534845</text:p>
          </table:table-cell>
          <table:table-cell table:style-name="ce7" table:formula="of:=SUM([.Q22:.Q29])/8" office:value-type="float" office:value="0.571621081497057" calcext:value-type="float">
            <text:p>0,571621081497057</text:p>
          </table:table-cell>
          <table:table-cell table:style-name="ce12" table:number-columns-repeated="48"/>
        </table:table-row>
        <table:table-row table:style-name="ro1">
          <table:table-cell office:value-type="string" calcext:value-type="string">
            <text:p>11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1.18734801308018" calcext:value-type="float">
            <text:p>1,18734801308018</text:p>
          </table:table-cell>
          <table:table-cell office:value-type="float" office:value="0.53071428484608" calcext:value-type="float">
            <text:p>0,53071428484608</text:p>
          </table:table-cell>
          <table:table-cell table:formula="of:=([.D31]/[.E31])" office:value-type="float" office:value="2.2372640929093" calcext:value-type="float">
            <text:p>2,2372640929093</text:p>
          </table:table-cell>
          <table:table-cell office:value-type="float" office:value="5111.08999806869" calcext:value-type="float">
            <text:p>5111,08999806869</text:p>
          </table:table-cell>
          <table:table-cell table:number-columns-repeated="2" office:value-type="float" office:value="0.0190347209572792" calcext:value-type="float">
            <text:p>0,019034720957279</text:p>
          </table:table-cell>
          <table:table-cell office:value-type="float" office:value="0.0950959622859955" calcext:value-type="float">
            <text:p>0,095095962285996</text:p>
          </table:table-cell>
          <table:table-cell office:value-type="float" office:value="0.0462962947785854" calcext:value-type="float">
            <text:p>0,046296294778586</text:p>
          </table:table-cell>
          <table:table-cell office:value-type="float" office:value="0.967736005783081" calcext:value-type="float">
            <text:p>0,967736005783081</text:p>
          </table:table-cell>
          <table:table-cell office:value-type="float" office:value="0.635024549918167" calcext:value-type="float">
            <text:p>0,635024549918167</text:p>
          </table:table-cell>
          <table:table-cell office:value-type="float" office:value="0.590073529411765" calcext:value-type="float">
            <text:p>0,590073529411765</text:p>
          </table:table-cell>
          <table:table-cell office:value-type="float" office:value="0.627831715210356" calcext:value-type="float">
            <text:p>0,627831715210356</text:p>
          </table:table-cell>
          <table:table-cell office:value-type="float" office:value="0.642384105960265" calcext:value-type="float">
            <text:p>0,642384105960265</text:p>
          </table:table-cell>
          <table:table-cell office:value-type="float" office:value="0.583588747195008" calcext:value-type="float">
            <text:p>0,58358874719500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SFT</text:p>
          </table:table-cell>
          <table:table-cell office:value-type="float" office:value="1.11675839252145" calcext:value-type="float">
            <text:p>1,11675839252145</text:p>
          </table:table-cell>
          <table:table-cell office:value-type="float" office:value="0.536608474910977" calcext:value-type="float">
            <text:p>0,536608474910977</text:p>
          </table:table-cell>
          <table:table-cell table:formula="of:=([.D32]/[.E32])" office:value-type="float" office:value="2.08114192141061" calcext:value-type="float">
            <text:p>2,08114192141061</text:p>
          </table:table-cell>
          <table:table-cell office:value-type="float" office:value="3445.50951406513" calcext:value-type="float">
            <text:p>3445,50951406513</text:p>
          </table:table-cell>
          <table:table-cell table:number-columns-repeated="2" office:value-type="float" office:value="0.0190347209572792" calcext:value-type="float">
            <text:p>0,019034720957279</text:p>
          </table:table-cell>
          <table:table-cell office:value-type="float" office:value="0.0950959622859955" calcext:value-type="float">
            <text:p>0,095095962285996</text:p>
          </table:table-cell>
          <table:table-cell office:value-type="float" office:value="0.0462962947785854" calcext:value-type="float">
            <text:p>0,046296294778586</text:p>
          </table:table-cell>
          <table:table-cell office:value-type="float" office:value="0.967736005783081" calcext:value-type="float">
            <text:p>0,967736005783081</text:p>
          </table:table-cell>
          <table:table-cell office:value-type="float" office:value="0.647887323943662" calcext:value-type="float">
            <text:p>0,647887323943662</text:p>
          </table:table-cell>
          <table:table-cell office:value-type="float" office:value="0.586397058823529" calcext:value-type="float">
            <text:p>0,586397058823529</text:p>
          </table:table-cell>
          <table:table-cell office:value-type="float" office:value="0.63109756097561" calcext:value-type="float">
            <text:p>0,63109756097561</text:p>
          </table:table-cell>
          <table:table-cell office:value-type="float" office:value="0.665594855305466" calcext:value-type="float">
            <text:p>0,665594855305466</text:p>
          </table:table-cell>
          <table:table-cell office:value-type="float" office:value="0.573140775292218" calcext:value-type="float">
            <text:p>0,57314077529221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OGL</text:p>
          </table:table-cell>
          <table:table-cell office:value-type="float" office:value="-0.0218530343059539" calcext:value-type="float">
            <text:p>-0,021853034305954</text:p>
          </table:table-cell>
          <table:table-cell office:value-type="float" office:value="-0.0816613387222492" calcext:value-type="float">
            <text:p>-0,081661338722249</text:p>
          </table:table-cell>
          <table:table-cell table:formula="of:=([.D33]/[.E33])" office:value-type="float" office:value="0.267605633802815" calcext:value-type="float">
            <text:p>0,267605633802815</text:p>
          </table:table-cell>
          <table:table-cell office:value-type="float" office:value="903.340796038065" calcext:value-type="float">
            <text:p>903,340796038065</text:p>
          </table:table-cell>
          <table:table-cell table:number-columns-repeated="2" office:value-type="float" office:value="0.0190347209572792" calcext:value-type="float">
            <text:p>0,019034720957279</text:p>
          </table:table-cell>
          <table:table-cell office:value-type="float" office:value="0.0950959622859955" calcext:value-type="float">
            <text:p>0,095095962285996</text:p>
          </table:table-cell>
          <table:table-cell office:value-type="float" office:value="0.0462962947785854" calcext:value-type="float">
            <text:p>0,046296294778586</text:p>
          </table:table-cell>
          <table:table-cell office:value-type="float" office:value="0.967736005783081" calcext:value-type="float">
            <text:p>0,967736005783081</text:p>
          </table:table-cell>
          <table:table-cell office:value-type="float" office:value="0.5" calcext:value-type="float">
            <text:p>0,5</text:p>
          </table:table-cell>
          <table:table-cell office:value-type="float" office:value="0.518382352941176" calcext:value-type="float">
            <text:p>0,518382352941176</text:p>
          </table:table-cell>
          <table:table-cell office:value-type="float" office:value="0.515748031496063" calcext:value-type="float">
            <text:p>0,515748031496063</text:p>
          </table:table-cell>
          <table:table-cell office:value-type="float" office:value="0.485185185185185" calcext:value-type="float">
            <text:p>0,485185185185185</text:p>
          </table:table-cell>
          <table:table-cell office:value-type="float" office:value="0.518140037848067" calcext:value-type="float">
            <text:p>0,51814003784806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MZN</text:p>
          </table:table-cell>
          <table:table-cell office:value-type="float" office:value="1.07067134008084" calcext:value-type="float">
            <text:p>1,07067134008084</text:p>
          </table:table-cell>
          <table:table-cell office:value-type="float" office:value="0.399641207102739" calcext:value-type="float">
            <text:p>0,399641207102739</text:p>
          </table:table-cell>
          <table:table-cell table:formula="of:=([.D34]/[.E34])" office:value-type="float" office:value="2.67908143868055" calcext:value-type="float">
            <text:p>2,67908143868055</text:p>
          </table:table-cell>
          <table:table-cell office:value-type="float" office:value="3699.52296060258" calcext:value-type="float">
            <text:p>3699,52296060258</text:p>
          </table:table-cell>
          <table:table-cell table:number-columns-repeated="2" office:value-type="float" office:value="0.0190347209572792" calcext:value-type="float">
            <text:p>0,019034720957279</text:p>
          </table:table-cell>
          <table:table-cell office:value-type="float" office:value="0.0950959622859955" calcext:value-type="float">
            <text:p>0,095095962285996</text:p>
          </table:table-cell>
          <table:table-cell office:value-type="float" office:value="0.0462962947785854" calcext:value-type="float">
            <text:p>0,046296294778586</text:p>
          </table:table-cell>
          <table:table-cell office:value-type="float" office:value="0.967736005783081" calcext:value-type="float">
            <text:p>0,967736005783081</text:p>
          </table:table-cell>
          <table:table-cell office:value-type="float" office:value="0.674157303370787" calcext:value-type="float">
            <text:p>0,674157303370787</text:p>
          </table:table-cell>
          <table:table-cell office:value-type="float" office:value="0.626838235294118" calcext:value-type="float">
            <text:p>0,626838235294118</text:p>
          </table:table-cell>
          <table:table-cell office:value-type="float" office:value="0.634441087613293" calcext:value-type="float">
            <text:p>0,634441087613293</text:p>
          </table:table-cell>
          <table:table-cell office:value-type="float" office:value="0.719178082191781" calcext:value-type="float">
            <text:p>0,719178082191781</text:p>
          </table:table-cell>
          <table:table-cell office:value-type="float" office:value="0.619509676016525" calcext:value-type="float">
            <text:p>0,61950967601652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IBM</text:p>
          </table:table-cell>
          <table:table-cell office:value-type="float" office:value="1.47726675181895" calcext:value-type="float">
            <text:p>1,47726675181895</text:p>
          </table:table-cell>
          <table:table-cell office:value-type="float" office:value="-0.243214949185271" calcext:value-type="float">
            <text:p>-0,243214949185271</text:p>
          </table:table-cell>
          <table:table-cell table:formula="of:=([.D35]/[.E35])" office:value-type="float" office:value="-6.07391427528423" calcext:value-type="float">
            <text:p>-6,07391427528423</text:p>
          </table:table-cell>
          <table:table-cell office:value-type="float" office:value="18186.6380358535" calcext:value-type="float">
            <text:p>18186,6380358535</text:p>
          </table:table-cell>
          <table:table-cell table:number-columns-repeated="2" office:value-type="float" office:value="0.0190347209572792" calcext:value-type="float">
            <text:p>0,019034720957279</text:p>
          </table:table-cell>
          <table:table-cell office:value-type="float" office:value="0.0950959622859955" calcext:value-type="float">
            <text:p>0,095095962285996</text:p>
          </table:table-cell>
          <table:table-cell office:value-type="float" office:value="0.0462962947785854" calcext:value-type="float">
            <text:p>0,046296294778586</text:p>
          </table:table-cell>
          <table:table-cell office:value-type="float" office:value="0.967736005783081" calcext:value-type="float">
            <text:p>0,967736005783081</text:p>
          </table:table-cell>
          <table:table-cell office:value-type="float" office:value="0.640809443507589" calcext:value-type="float">
            <text:p>0,640809443507589</text:p>
          </table:table-cell>
          <table:table-cell office:value-type="float" office:value="0.608455882352941" calcext:value-type="float">
            <text:p>0,608455882352941</text:p>
          </table:table-cell>
          <table:table-cell office:value-type="float" office:value="0.625" calcext:value-type="float">
            <text:p>0,625</text:p>
          </table:table-cell>
          <table:table-cell office:value-type="float" office:value="0.657439446366782" calcext:value-type="float">
            <text:p>0,657439446366782</text:p>
          </table:table-cell>
          <table:table-cell office:value-type="float" office:value="0.605190311418685" calcext:value-type="float">
            <text:p>0,6051903114186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</text:p>
          </table:table-cell>
          <table:table-cell office:value-type="float" office:value="2.68821085049606" calcext:value-type="float">
            <text:p>2,68821085049606</text:p>
          </table:table-cell>
          <table:table-cell office:value-type="float" office:value="-0.354278853723587" calcext:value-type="float">
            <text:p>-0,354278853723587</text:p>
          </table:table-cell>
          <table:table-cell table:formula="of:=([.D36]/[.E36])" office:value-type="float" office:value="-7.58783885135136" calcext:value-type="float">
            <text:p>-7,58783885135136</text:p>
          </table:table-cell>
          <table:table-cell office:value-type="float" office:value="54937.1106219561" calcext:value-type="float">
            <text:p>54937,1106219561</text:p>
          </table:table-cell>
          <table:table-cell table:number-columns-repeated="2" office:value-type="float" office:value="0.0190347209572792" calcext:value-type="float">
            <text:p>0,019034720957279</text:p>
          </table:table-cell>
          <table:table-cell office:value-type="float" office:value="0.0950959622859955" calcext:value-type="float">
            <text:p>0,095095962285996</text:p>
          </table:table-cell>
          <table:table-cell office:value-type="float" office:value="0.0462962947785854" calcext:value-type="float">
            <text:p>0,046296294778586</text:p>
          </table:table-cell>
          <table:table-cell office:value-type="float" office:value="0.967736005783081" calcext:value-type="float">
            <text:p>0,967736005783081</text:p>
          </table:table-cell>
          <table:table-cell office:value-type="float" office:value="0.636521739130435" calcext:value-type="float">
            <text:p>0,636521739130435</text:p>
          </table:table-cell>
          <table:table-cell office:value-type="float" office:value="0.615808823529412" calcext:value-type="float">
            <text:p>0,615808823529412</text:p>
          </table:table-cell>
          <table:table-cell office:value-type="float" office:value="0.637630662020906" calcext:value-type="float">
            <text:p>0,637630662020906</text:p>
          </table:table-cell>
          <table:table-cell office:value-type="float" office:value="0.635416666666667" calcext:value-type="float">
            <text:p>0,635416666666667</text:p>
          </table:table-cell>
          <table:table-cell office:value-type="float" office:value="0.614583333333333" calcext:value-type="float">
            <text:p>0,61458333333333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FB</text:p>
          </table:table-cell>
          <table:table-cell table:style-name="ce28" office:value-type="float" office:value="1.22059701475966" calcext:value-type="float">
            <text:p>1,22059701475966</text:p>
          </table:table-cell>
          <table:table-cell table:style-name="ce28" office:value-type="float" office:value="0.334222973072518" calcext:value-type="float">
            <text:p>0,334222973072518</text:p>
          </table:table-cell>
          <table:table-cell table:formula="of:=([.D37]/[.E37])" office:value-type="float" office:value="3.65204403377389" calcext:value-type="float">
            <text:p>3,65204403377389</text:p>
          </table:table-cell>
          <table:table-cell table:style-name="ce28" office:value-type="float" office:value="4213.00469614242" calcext:value-type="float">
            <text:p>4213,00469614242</text:p>
          </table:table-cell>
          <table:table-cell table:number-columns-repeated="2" office:value-type="float" office:value="0.0190347209572792" calcext:value-type="float">
            <text:p>0,019034720957279</text:p>
          </table:table-cell>
          <table:table-cell office:value-type="float" office:value="0.0950959622859955" calcext:value-type="float">
            <text:p>0,095095962285996</text:p>
          </table:table-cell>
          <table:table-cell office:value-type="float" office:value="0.0462962947785854" calcext:value-type="float">
            <text:p>0,046296294778586</text:p>
          </table:table-cell>
          <table:table-cell office:value-type="float" office:value="0.967736005783081" calcext:value-type="float">
            <text:p>0,967736005783081</text:p>
          </table:table-cell>
          <table:table-cell table:style-name="ce28" office:value-type="float" office:value="0.634304207119741" calcext:value-type="float">
            <text:p>0,634304207119741</text:p>
          </table:table-cell>
          <table:table-cell table:style-name="ce28" office:value-type="float" office:value="0.584558823529412" calcext:value-type="float">
            <text:p>0,584558823529412</text:p>
          </table:table-cell>
          <table:table-cell table:style-name="ce28" office:value-type="float" office:value="0.595744680851064" calcext:value-type="float">
            <text:p>0,595744680851064</text:p>
          </table:table-cell>
          <table:table-cell table:style-name="ce28" office:value-type="float" office:value="0.678200692041522" calcext:value-type="float">
            <text:p>0,678200692041522</text:p>
          </table:table-cell>
          <table:table-cell table:style-name="ce28" office:value-type="float" office:value="0.578316032295271" calcext:value-type="float">
            <text:p>0,578316032295271</text:p>
          </table:table-cell>
          <table:table-cell table:style-name="ce12" table:number-columns-repeated="48"/>
        </table:table-row>
        <table:table-row table:style-name="ro1">
          <table:table-cell office:value-type="string" calcext:value-type="string">
            <text:p>11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YOJ.SG</text:p>
          </table:table-cell>
          <table:table-cell table:style-name="ce28" office:value-type="float" office:value="1.89599542334096" calcext:value-type="float">
            <text:p>1,89599542334096</text:p>
          </table:table-cell>
          <table:table-cell table:style-name="ce28" office:value-type="float" office:value="0.709382151029748" calcext:value-type="float">
            <text:p>0,709382151029748</text:p>
          </table:table-cell>
          <table:table-cell table:formula="of:=([.D38]/[.E38])" office:value-type="float" office:value="2.67274193548387" calcext:value-type="float">
            <text:p>2,67274193548387</text:p>
          </table:table-cell>
          <table:table-cell table:style-name="ce28" office:value-type="float" office:value="7949.74645308941" calcext:value-type="float">
            <text:p>7949,74645308941</text:p>
          </table:table-cell>
          <table:table-cell table:number-columns-repeated="2" office:value-type="float" office:value="0.0190347209572792" calcext:value-type="float">
            <text:p>0,019034720957279</text:p>
          </table:table-cell>
          <table:table-cell office:value-type="float" office:value="0.0950959622859955" calcext:value-type="float">
            <text:p>0,095095962285996</text:p>
          </table:table-cell>
          <table:table-cell office:value-type="float" office:value="0.0462962947785854" calcext:value-type="float">
            <text:p>0,046296294778586</text:p>
          </table:table-cell>
          <table:table-cell office:value-type="float" office:value="0.967736005783081" calcext:value-type="float">
            <text:p>0,967736005783081</text:p>
          </table:table-cell>
          <table:table-cell office:value-type="float" office:value="0.615094339622641" calcext:value-type="float">
            <text:p>0,615094339622641</text:p>
          </table:table-cell>
          <table:table-cell office:value-type="float" office:value="0.625" calcext:value-type="float">
            <text:p>0,625</text:p>
          </table:table-cell>
          <table:table-cell office:value-type="float" office:value="0.578014184397163" calcext:value-type="float">
            <text:p>0,578014184397163</text:p>
          </table:table-cell>
          <table:table-cell office:value-type="float" office:value="0.657258064516129" calcext:value-type="float">
            <text:p>0,657258064516129</text:p>
          </table:table-cell>
          <table:table-cell office:value-type="float" office:value="0.627615518744551" calcext:value-type="float">
            <text:p>0,627615518744551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11 – all stocks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31:.D38])/8" office:value-type="float" office:value="1.32937434397402" calcext:value-type="float">
            <text:p>1,32937434397402</text:p>
          </table:table-cell>
          <table:table-cell table:style-name="ce7" table:formula="of:=SUM([.E31:.E38])/8" office:value-type="float" office:value="0.228926743666369" calcext:value-type="float">
            <text:p>0,228926743666369</text:p>
          </table:table-cell>
          <table:table-cell table:style-name="ce7" table:formula="of:=[.D39]/[.E39]" office:value-type="float" office:value="5.80698577494032" calcext:value-type="float">
            <text:p>5,80698577494032</text:p>
          </table:table-cell>
          <table:table-cell table:style-name="ce7" table:formula="of:=SUM([.G31:.G38])/8" office:value-type="float" office:value="12305.745384477" calcext:value-type="float">
            <text:p>12305,745384477</text:p>
          </table:table-cell>
          <table:table-cell table:style-name="ce7" table:formula="of:=SUM([.H31:.H38])/8" office:value-type="float" office:value="0.0190347209572792" calcext:value-type="float">
            <text:p>0,019034720957279</text:p>
          </table:table-cell>
          <table:table-cell table:style-name="ce7" table:formula="of:=SUM([.I31:.I38])/8" office:value-type="float" office:value="0.0190347209572792" calcext:value-type="float">
            <text:p>0,019034720957279</text:p>
          </table:table-cell>
          <table:table-cell table:style-name="ce7" table:formula="of:=SUM([.J31:.J38])/8" office:value-type="float" office:value="0.0950959622859955" calcext:value-type="float">
            <text:p>0,095095962285996</text:p>
          </table:table-cell>
          <table:table-cell table:style-name="ce7" table:formula="of:=SUM([.K31:.K38])/8" office:value-type="float" office:value="0.0462962947785854" calcext:value-type="float">
            <text:p>0,046296294778586</text:p>
          </table:table-cell>
          <table:table-cell table:style-name="ce7" table:formula="of:=SUM([.L31:.L38])/8" office:value-type="float" office:value="0.967736005783081" calcext:value-type="float">
            <text:p>0,967736005783081</text:p>
          </table:table-cell>
          <table:table-cell table:style-name="ce7" table:formula="of:=SUM([.M31:.M38])/8" office:value-type="float" office:value="0.622974863326628" calcext:value-type="float">
            <text:p>0,622974863326628</text:p>
          </table:table-cell>
          <table:table-cell table:style-name="ce7" table:formula="of:=SUM([.N31:.N38])/8" office:value-type="float" office:value="0.594439338235294" calcext:value-type="float">
            <text:p>0,594439338235294</text:p>
          </table:table-cell>
          <table:table-cell table:style-name="ce7" table:formula="of:=SUM([.O31:.O38])/8" office:value-type="float" office:value="0.605688490320557" calcext:value-type="float">
            <text:p>0,605688490320557</text:p>
          </table:table-cell>
          <table:table-cell table:style-name="ce7" table:formula="of:=SUM([.P31:.P38])/8" office:value-type="float" office:value="0.642582137279225" calcext:value-type="float">
            <text:p>0,642582137279225</text:p>
          </table:table-cell>
          <table:table-cell table:style-name="ce7" table:formula="of:=SUM([.Q31:.Q38])/8" office:value-type="float" office:value="0.590010554017957" calcext:value-type="float">
            <text:p>0,590010554017957</text:p>
          </table:table-cell>
          <table:table-cell table:style-name="ce12" table:number-columns-repeated="48"/>
        </table:table-row>
        <table:table-row table:style-name="ro4">
          <table:table-cell table:style-name="ce32" table:number-columns-spanned="17" table:number-rows-spanned="1"/>
          <table:covered-table-cell table:number-columns-repeated="16" table:style-name="Default"/>
          <table:table-cell table:number-columns-repeated="48"/>
        </table:table-row>
        <table:table-row table:style-name="ro1">
          <table:table-cell table:style-name="ce33" office:value-type="string" calcext:value-type="string" table:number-columns-spanned="17" table:number-rows-spanned="1">
            <text:p>Baselines</text:p>
          </table:table-cell>
          <table:covered-table-cell table:number-columns-repeated="16" table:style-name="Default"/>
          <table:table-cell table:number-columns-repeated="48"/>
        </table:table-row>
        <table:table-row table:style-name="ro1">
          <table:table-cell office:value-type="string" calcext:value-type="string">
            <text:p>2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271.719971" calcext:value-type="float">
            <text:p>271,719971</text:p>
          </table:table-cell>
          <table:table-cell office:value-type="float" office:value="66.795002" calcext:value-type="float">
            <text:p>66,795002</text:p>
          </table:table-cell>
          <table:table-cell table:formula="of:=([.D42]/[.E42])" office:value-type="float" office:value="4.0679686033994" calcext:value-type="float">
            <text:p>4,0679686033994</text:p>
          </table:table-cell>
          <table:table-cell office:value-type="float" office:value="14012.631015" calcext:value-type="float">
            <text:p>14012,631015</text:p>
          </table:table-cell>
          <table:table-cell table:number-columns-repeated="2" office:value-type="float" office:value="5837.30615234375" calcext:value-type="float">
            <text:p>5837,30615234375</text:p>
          </table:table-cell>
          <table:table-cell office:value-type="float" office:value="73.2705307006836" calcext:value-type="float">
            <text:p>73,2705307006836</text:p>
          </table:table-cell>
          <table:table-cell office:value-type="float" office:value="0.0225352104753256" calcext:value-type="float">
            <text:p>0,022535210475326</text:p>
          </table:table-cell>
          <table:table-cell office:value-type="float" office:value="0.997287690639496" calcext:value-type="float">
            <text:p>0,997287690639496</text:p>
          </table:table-cell>
          <table:table-cell office:value-type="float" office:value="0.930232558139535" calcext:value-type="float">
            <text:p>0,930232558139535</text:p>
          </table:table-cell>
          <table:table-cell office:value-type="float" office:value="0.918478260869565" calcext:value-type="float">
            <text:p>0,918478260869565</text:p>
          </table:table-cell>
          <table:table-cell office:value-type="float" office:value="0.881057268722467" calcext:value-type="float">
            <text:p>0,881057268722467</text:p>
          </table:table-cell>
          <table:table-cell office:value-type="float" office:value="0.985221674876847" calcext:value-type="float">
            <text:p>0,985221674876847</text:p>
          </table:table-cell>
          <table:table-cell office:value-type="float" office:value="0.910792655620242" calcext:value-type="float">
            <text:p>0,91079265562024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SFT</text:p>
          </table:table-cell>
          <table:table-cell office:value-type="float" office:value="501.600074" calcext:value-type="float">
            <text:p>501,600074</text:p>
          </table:table-cell>
          <table:table-cell office:value-type="float" office:value="89.129997" calcext:value-type="float">
            <text:p>89,129997</text:p>
          </table:table-cell>
          <table:table-cell table:formula="of:=([.D43]/[.E43])" office:value-type="float" office:value="5.62773578910813" calcext:value-type="float">
            <text:p>5,62773578910813</text:p>
          </table:table-cell>
          <table:table-cell office:value-type="float" office:value="12024.981769" calcext:value-type="float">
            <text:p>12024,981769</text:p>
          </table:table-cell>
          <table:table-cell table:number-columns-repeated="2" office:value-type="float" office:value="28046.916015625" calcext:value-type="float">
            <text:p>28046,916015625</text:p>
          </table:table-cell>
          <table:table-cell office:value-type="float" office:value="164.971603393555" calcext:value-type="float">
            <text:p>164,971603393555</text:p>
          </table:table-cell>
          <table:table-cell office:value-type="float" office:value="0.0422535203397274" calcext:value-type="float">
            <text:p>0,042253520339727</text:p>
          </table:table-cell>
          <table:table-cell office:value-type="float" office:value="0.999468028545379" calcext:value-type="float">
            <text:p>0,999468028545379</text:p>
          </table:table-cell>
          <table:table-cell office:value-type="float" office:value="0.927400468384075" calcext:value-type="float">
            <text:p>0,927400468384075</text:p>
          </table:table-cell>
          <table:table-cell office:value-type="float" office:value="0.915760869565217" calcext:value-type="float">
            <text:p>0,915760869565217</text:p>
          </table:table-cell>
          <table:table-cell office:value-type="float" office:value="0.912442396313364" calcext:value-type="float">
            <text:p>0,912442396313364</text:p>
          </table:table-cell>
          <table:table-cell office:value-type="float" office:value="0.942857142857143" calcext:value-type="float">
            <text:p>0,942857142857143</text:p>
          </table:table-cell>
          <table:table-cell office:value-type="float" office:value="0.91130198915009" calcext:value-type="float">
            <text:p>0,9113019891500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OGL</text:p>
          </table:table-cell>
          <table:table-cell table:style-name="ce34" office:value-type="float" office:value="22.09" calcext:value-type="float">
            <text:p>2,21E+01</text:p>
          </table:table-cell>
          <table:table-cell office:value-type="float" office:value="-1.85" calcext:value-type="float">
            <text:p>-1,85</text:p>
          </table:table-cell>
          <table:table-cell table:formula="of:=([.D44]/[.E44])" office:value-type="float" office:value="-11.9405405405405" calcext:value-type="float">
            <text:p>-11,9405405405405</text:p>
          </table:table-cell>
          <table:table-cell office:value-type="float" office:value="28288.77" calcext:value-type="float">
            <text:p>28288,77</text:p>
          </table:table-cell>
          <table:table-cell table:number-columns-repeated="2" office:value-type="float" office:value="22.9827861785889" calcext:value-type="float">
            <text:p>22,9827861785889</text:p>
          </table:table-cell>
          <table:table-cell office:value-type="float" office:value="4.66743469238281" calcext:value-type="float">
            <text:p>4,66743469238281</text:p>
          </table:table-cell>
          <table:table-cell office:value-type="float" office:value="0.157746478915215" calcext:value-type="float">
            <text:p>0,157746478915215</text:p>
          </table:table-cell>
          <table:table-cell office:value-type="float" office:value="0.991669297218323" calcext:value-type="float">
            <text:p>0,991669297218323</text:p>
          </table:table-cell>
          <table:table-cell office:value-type="float" office:value="0.948787061994609" calcext:value-type="float">
            <text:p>0,948787061994609</text:p>
          </table:table-cell>
          <table:table-cell office:value-type="float" office:value="0.948369565217391" calcext:value-type="float">
            <text:p>0,948369565217391</text:p>
          </table:table-cell>
          <table:table-cell office:value-type="float" office:value="0.956521739130435" calcext:value-type="float">
            <text:p>0,956521739130435</text:p>
          </table:table-cell>
          <table:table-cell office:value-type="float" office:value="0.941176470588235" calcext:value-type="float">
            <text:p>0,941176470588235</text:p>
          </table:table-cell>
          <table:table-cell office:value-type="float" office:value="0.948488787780306" calcext:value-type="float">
            <text:p>0,94848878778030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MZN</text:p>
          </table:table-cell>
          <table:table-cell office:value-type="float" office:value="6807.78930199999" calcext:value-type="float">
            <text:p>6807,78930199999</text:p>
          </table:table-cell>
          <table:table-cell office:value-type="float" office:value="1296.01001" calcext:value-type="float">
            <text:p>1296,01001</text:p>
          </table:table-cell>
          <table:table-cell table:formula="of:=([.D45]/[.E45])" office:value-type="float" office:value="5.25288327209756" calcext:value-type="float">
            <text:p>5,25288327209756</text:p>
          </table:table-cell>
          <table:table-cell office:value-type="float" office:value="16388.319082" calcext:value-type="float">
            <text:p>16388,319082</text:p>
          </table:table-cell>
          <table:table-cell table:number-columns-repeated="2" office:value-type="float" office:value="5184604" calcext:value-type="float">
            <text:p>5184604</text:p>
          </table:table-cell>
          <table:table-cell office:value-type="float" office:value="2213.25" calcext:value-type="float">
            <text:p>2213,25</text:p>
          </table:table-cell>
          <table:table-cell office:value-type="float" office:value="0.104225352406502" calcext:value-type="float">
            <text:p>0,104225352406502</text:p>
          </table:table-cell>
          <table:table-cell office:value-type="float" office:value="0.998943507671356" calcext:value-type="float">
            <text:p>0,998943507671356</text:p>
          </table:table-cell>
          <table:table-cell office:value-type="float" office:value="0.955223880597015" calcext:value-type="float">
            <text:p>0,955223880597015</text:p>
          </table:table-cell>
          <table:table-cell office:value-type="float" office:value="0.951086956521739" calcext:value-type="float">
            <text:p>0,951086956521739</text:p>
          </table:table-cell>
          <table:table-cell office:value-type="float" office:value="0.95049504950495" calcext:value-type="float">
            <text:p>0,95049504950495</text:p>
          </table:table-cell>
          <table:table-cell office:value-type="float" office:value="0.96" calcext:value-type="float">
            <text:p>0,96</text:p>
          </table:table-cell>
          <table:table-cell office:value-type="float" office:value="0.950238095238095" calcext:value-type="float">
            <text:p>0,95023809523809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IBM</text:p>
          </table:table-cell>
          <table:table-cell office:value-type="float" office:value="290.510012" calcext:value-type="float">
            <text:p>290,510012</text:p>
          </table:table-cell>
          <table:table-cell office:value-type="float" office:value="-20.269996" calcext:value-type="float">
            <text:p>-20,269996</text:p>
          </table:table-cell>
          <table:table-cell table:formula="of:=([.D46]/[.E46])" office:value-type="float" office:value="-14.3320211804679" calcext:value-type="float">
            <text:p>-14,3320211804679</text:p>
          </table:table-cell>
          <table:table-cell office:value-type="float" office:value="7895.86063499999" calcext:value-type="float">
            <text:p>7895,86063499999</text:p>
          </table:table-cell>
          <table:table-cell table:number-columns-repeated="2" office:value-type="float" office:value="17195.302734375" calcext:value-type="float">
            <text:p>17195,302734375</text:p>
          </table:table-cell>
          <table:table-cell office:value-type="float" office:value="130.67805480957" calcext:value-type="float">
            <text:p>130,67805480957</text:p>
          </table:table-cell>
          <table:table-cell office:value-type="float" office:value="0.129577457904816" calcext:value-type="float">
            <text:p>0,129577457904816</text:p>
          </table:table-cell>
          <table:table-cell office:value-type="float" office:value="0.997730851173401" calcext:value-type="float">
            <text:p>0,997730851173401</text:p>
          </table:table-cell>
          <table:table-cell office:value-type="float" office:value="0.873015873015873" calcext:value-type="float">
            <text:p>0,873015873015873</text:p>
          </table:table-cell>
          <table:table-cell office:value-type="float" office:value="0.869565217391304" calcext:value-type="float">
            <text:p>0,869565217391304</text:p>
          </table:table-cell>
          <table:table-cell office:value-type="float" office:value="0.887096774193548" calcext:value-type="float">
            <text:p>0,887096774193548</text:p>
          </table:table-cell>
          <table:table-cell office:value-type="float" office:value="0.859375" calcext:value-type="float">
            <text:p>0,859375</text:p>
          </table:table-cell>
          <table:table-cell office:value-type="float" office:value="0.870028409090909" calcext:value-type="float">
            <text:p>0,87002840909090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</text:p>
          </table:table-cell>
          <table:table-cell office:value-type="float" office:value="69.9400160000001" calcext:value-type="float">
            <text:p>69,9400160000001</text:p>
          </table:table-cell>
          <table:table-cell office:value-type="float" office:value="-3.770001" calcext:value-type="float">
            <text:p>-3,770001</text:p>
          </table:table-cell>
          <table:table-cell table:formula="of:=([.D47]/[.E47])" office:value-type="float" office:value="-18.5517234610813" calcext:value-type="float">
            <text:p>-18,5517234610813</text:p>
          </table:table-cell>
          <table:table-cell office:value-type="float" office:value="8384.34155800004" calcext:value-type="float">
            <text:p>8384,34155800004</text:p>
          </table:table-cell>
          <table:table-cell table:number-columns-repeated="2" office:value-type="float" office:value="1112.51782226563" calcext:value-type="float">
            <text:p>1112,51782226563</text:p>
          </table:table-cell>
          <table:table-cell office:value-type="float" office:value="33.163703918457" calcext:value-type="float">
            <text:p>33,163703918457</text:p>
          </table:table-cell>
          <table:table-cell office:value-type="float" office:value="0.0732394382357597" calcext:value-type="float">
            <text:p>0,07323943823576</text:p>
          </table:table-cell>
          <table:table-cell office:value-type="float" office:value="0.999337196350098" calcext:value-type="float">
            <text:p>0,999337196350098</text:p>
          </table:table-cell>
          <table:table-cell office:value-type="float" office:value="0.939632545931758" calcext:value-type="float">
            <text:p>0,939632545931758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932291666666667" calcext:value-type="float">
            <text:p>0,932291666666667</text:p>
          </table:table-cell>
          <table:table-cell office:value-type="float" office:value="0.947089947089947" calcext:value-type="float">
            <text:p>0,947089947089947</text:p>
          </table:table-cell>
          <table:table-cell office:value-type="float" office:value="0.937232124382962" calcext:value-type="float">
            <text:p>0,93723212438296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FB</text:p>
          </table:table-cell>
          <table:table-cell office:value-type="float" office:value="660.210005" calcext:value-type="float">
            <text:p>660,210005</text:p>
          </table:table-cell>
          <table:table-cell office:value-type="float" office:value="77.789994" calcext:value-type="float">
            <text:p>77,789994</text:p>
          </table:table-cell>
          <table:table-cell table:formula="of:=([.D48]/[.E48])" office:value-type="float" office:value="8.48708132051019" calcext:value-type="float">
            <text:p>8,48708132051019</text:p>
          </table:table-cell>
          <table:table-cell office:value-type="float" office:value="13618.969274" calcext:value-type="float">
            <text:p>13618,969274</text:p>
          </table:table-cell>
          <table:table-cell table:number-columns-repeated="2" office:value-type="float" office:value="44027.24609375" calcext:value-type="float">
            <text:p>44027,24609375</text:p>
          </table:table-cell>
          <table:table-cell office:value-type="float" office:value="207.422515869141" calcext:value-type="float">
            <text:p>207,422515869141</text:p>
          </table:table-cell>
          <table:table-cell office:value-type="float" office:value="0.0901408419013024" calcext:value-type="float">
            <text:p>0,090140841901302</text:p>
          </table:table-cell>
          <table:table-cell office:value-type="float" office:value="0.999241292476654" calcext:value-type="float">
            <text:p>0,999241292476654</text:p>
          </table:table-cell>
          <table:table-cell office:value-type="float" office:value="0.920398009950249" calcext:value-type="float">
            <text:p>0,920398009950249</text:p>
          </table:table-cell>
          <table:table-cell office:value-type="float" office:value="0.91304347826087" calcext:value-type="float">
            <text:p>0,91304347826087</text:p>
          </table:table-cell>
          <table:table-cell office:value-type="float" office:value="0.92964824120603" calcext:value-type="float">
            <text:p>0,92964824120603</text:p>
          </table:table-cell>
          <table:table-cell office:value-type="float" office:value="0.911330049261084" calcext:value-type="float">
            <text:p>0,911330049261084</text:p>
          </table:table-cell>
          <table:table-cell office:value-type="float" office:value="0.913240782206299" calcext:value-type="float">
            <text:p>0,91324078220629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YOJ.SG</text:p>
          </table:table-cell>
          <table:table-cell office:value-type="float" office:value="15.0175" calcext:value-type="float">
            <text:p>15,0175</text:p>
          </table:table-cell>
          <table:table-cell office:value-type="float" office:value="3.7975" calcext:value-type="float">
            <text:p>3,7975</text:p>
          </table:table-cell>
          <table:table-cell table:formula="of:=([.D49]/[.E49])" office:value-type="float" office:value="3.95457537853851" calcext:value-type="float">
            <text:p>3,95457537853851</text:p>
          </table:table-cell>
          <table:table-cell office:value-type="float" office:value="19296.298" calcext:value-type="float">
            <text:p>19296,298</text:p>
          </table:table-cell>
          <table:table-cell table:number-columns-repeated="2" office:value-type="float" office:value="10.7460584640503" calcext:value-type="float">
            <text:p>10,7460584640503</text:p>
          </table:table-cell>
          <table:table-cell office:value-type="float" office:value="3.17567729949951" calcext:value-type="float">
            <text:p>3,17567729949951</text:p>
          </table:table-cell>
          <table:table-cell office:value-type="float" office:value="0.0985915511846543" calcext:value-type="float">
            <text:p>0,098591551184654</text:p>
          </table:table-cell>
          <table:table-cell office:value-type="float" office:value="0.99776965379715" calcext:value-type="float">
            <text:p>0,99776965379715</text:p>
          </table:table-cell>
          <table:table-cell office:value-type="float" office:value="0.8860103626943" calcext:value-type="float">
            <text:p>0,8860103626943</text:p>
          </table:table-cell>
          <table:table-cell office:value-type="float" office:value="0.880434782608696" calcext:value-type="float">
            <text:p>0,880434782608696</text:p>
          </table:table-cell>
          <table:table-cell office:value-type="float" office:value="0.834146341463415" calcext:value-type="float">
            <text:p>0,834146341463415</text:p>
          </table:table-cell>
          <table:table-cell office:value-type="float" office:value="0.944751381215469" calcext:value-type="float">
            <text:p>0,944751381215469</text:p>
          </table:table-cell>
          <table:table-cell office:value-type="float" office:value="0.881466599698644" calcext:value-type="float">
            <text:p>0,881466599698644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2 – same date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42:.D49])/8" office:value-type="float" office:value="1079.85961" calcext:value-type="float">
            <text:p>1079,85961</text:p>
          </table:table-cell>
          <table:table-cell table:style-name="ce7" table:formula="of:=SUM([.E42:.E49])/8" office:value-type="float" office:value="188.45406325" calcext:value-type="float">
            <text:p>188,45406325</text:p>
          </table:table-cell>
          <table:table-cell table:style-name="ce7" table:formula="of:=[.D50]/[.E50]" office:value-type="float" office:value="5.73009459906139" calcext:value-type="float">
            <text:p>5,73009459906139</text:p>
          </table:table-cell>
          <table:table-cell table:style-name="ce7" table:formula="of:=SUM([.G42:.G49])/8" office:value-type="float" office:value="14988.771416625" calcext:value-type="float">
            <text:p>14988,771416625</text:p>
          </table:table-cell>
          <table:table-cell table:style-name="ce7" table:formula="of:=SUM([.H42:.H49])/8" office:value-type="float" office:value="660107.127207875" calcext:value-type="float">
            <text:p>660107,127207875</text:p>
          </table:table-cell>
          <table:table-cell table:style-name="ce7" table:formula="of:=SUM([.I42:.I49])/8" office:value-type="float" office:value="660107.127207875" calcext:value-type="float">
            <text:p>660107,127207875</text:p>
          </table:table-cell>
          <table:table-cell table:style-name="ce7" table:formula="of:=SUM([.J42:.J49])/8" office:value-type="float" office:value="353.824940085411" calcext:value-type="float">
            <text:p>353,824940085411</text:p>
          </table:table-cell>
          <table:table-cell table:style-name="ce7" table:formula="of:=SUM([.K42:.K49])/8" office:value-type="float" office:value="0.0897887314204127" calcext:value-type="float">
            <text:p>0,089788731420413</text:p>
          </table:table-cell>
          <table:table-cell table:style-name="ce7" table:formula="of:=SUM([.L42:.L49])/8" office:value-type="float" office:value="0.997680939733982" calcext:value-type="float">
            <text:p>0,997680939733982</text:p>
          </table:table-cell>
          <table:table-cell table:style-name="ce7" table:formula="of:=SUM([.M42:.M49])/8" office:value-type="float" office:value="0.922587595088427" calcext:value-type="float">
            <text:p>0,922587595088427</text:p>
          </table:table-cell>
          <table:table-cell table:style-name="ce7" table:formula="of:=SUM([.N42:.N49])/8" office:value-type="float" office:value="0.916779891304348" calcext:value-type="float">
            <text:p>0,916779891304348</text:p>
          </table:table-cell>
          <table:table-cell table:style-name="ce7" table:formula="of:=SUM([.O42:.O49])/8" office:value-type="float" office:value="0.91046243465011" calcext:value-type="float">
            <text:p>0,91046243465011</text:p>
          </table:table-cell>
          <table:table-cell table:style-name="ce7" table:formula="of:=SUM([.P42:.P49])/8" office:value-type="float" office:value="0.936475208236091" calcext:value-type="float">
            <text:p>0,936475208236091</text:p>
          </table:table-cell>
          <table:table-cell table:style-name="ce7" table:formula="of:=SUM([.Q42:.Q49])/8" office:value-type="float" office:value="0.915348680395944" calcext:value-type="float">
            <text:p>0,915348680395944</text:p>
          </table:table-cell>
          <table:table-cell table:style-name="ce12" table:number-columns-repeated="48"/>
        </table:table-row>
        <table:table-row table:style-name="ro1">
          <table:table-cell office:value-type="string" calcext:value-type="string">
            <text:p>2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273.472476" calcext:value-type="float">
            <text:p>273,472476</text:p>
          </table:table-cell>
          <table:table-cell office:value-type="float" office:value="66.795002" calcext:value-type="float">
            <text:p>66,795002</text:p>
          </table:table-cell>
          <table:table-cell table:formula="of:=([.D51]/[.E51])" office:value-type="float" office:value="4.09420567125666" calcext:value-type="float">
            <text:p>4,09420567125666</text:p>
          </table:table-cell>
          <table:table-cell office:value-type="float" office:value="14453.005659" calcext:value-type="float">
            <text:p>14453,005659</text:p>
          </table:table-cell>
          <table:table-cell table:number-columns-repeated="2" office:value-type="float" office:value="5842.626953125" calcext:value-type="float">
            <text:p>5842,626953125</text:p>
          </table:table-cell>
          <table:table-cell office:value-type="float" office:value="73.2985534667969" calcext:value-type="float">
            <text:p>73,2985534667969</text:p>
          </table:table-cell>
          <table:table-cell office:value-type="float" office:value="0.0450704209506512" calcext:value-type="float">
            <text:p>0,045070420950651</text:p>
          </table:table-cell>
          <table:table-cell office:value-type="float" office:value="0.998059272766113" calcext:value-type="float">
            <text:p>0,998059272766113</text:p>
          </table:table-cell>
          <table:table-cell office:value-type="float" office:value="0.943396226415094" calcext:value-type="float">
            <text:p>0,943396226415094</text:p>
          </table:table-cell>
          <table:table-cell office:value-type="float" office:value="0.934782608695652" calcext:value-type="float">
            <text:p>0,934782608695652</text:p>
          </table:table-cell>
          <table:table-cell office:value-type="float" office:value="0.904977375565611" calcext:value-type="float">
            <text:p>0,904977375565611</text:p>
          </table:table-cell>
          <table:table-cell office:value-type="float" office:value="0.985221674876847" calcext:value-type="float">
            <text:p>0,985221674876847</text:p>
          </table:table-cell>
          <table:table-cell office:value-type="float" office:value="0.92897447380206" calcext:value-type="float">
            <text:p>0,9289744738020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SFT</text:p>
          </table:table-cell>
          <table:table-cell office:value-type="float" office:value="515.920097" calcext:value-type="float">
            <text:p>515,920097</text:p>
          </table:table-cell>
          <table:table-cell office:value-type="float" office:value="89.129997" calcext:value-type="float">
            <text:p>89,129997</text:p>
          </table:table-cell>
          <table:table-cell table:formula="of:=([.D52]/[.E52])" office:value-type="float" office:value="5.78840025092787" calcext:value-type="float">
            <text:p>5,78840025092787</text:p>
          </table:table-cell>
          <table:table-cell office:value-type="float" office:value="14162.882658" calcext:value-type="float">
            <text:p>14162,882658</text:p>
          </table:table-cell>
          <table:table-cell table:number-columns-repeated="2" office:value-type="float" office:value="28053.673828125" calcext:value-type="float">
            <text:p>28053,673828125</text:p>
          </table:table-cell>
          <table:table-cell office:value-type="float" office:value="164.990051269531" calcext:value-type="float">
            <text:p>164,990051269531</text:p>
          </table:table-cell>
          <table:table-cell office:value-type="float" office:value="0.0816901400685311" calcext:value-type="float">
            <text:p>0,081690140068531</text:p>
          </table:table-cell>
          <table:table-cell office:value-type="float" office:value="0.999527871608734" calcext:value-type="float">
            <text:p>0,999527871608734</text:p>
          </table:table-cell>
          <table:table-cell office:value-type="float" office:value="0.974117647058823" calcext:value-type="float">
            <text:p>0,974117647058823</text:p>
          </table:table-cell>
          <table:table-cell office:value-type="float" office:value="0.970108695652174" calcext:value-type="float">
            <text:p>0,970108695652174</text:p>
          </table:table-cell>
          <table:table-cell office:value-type="float" office:value="0.962790697674419" calcext:value-type="float">
            <text:p>0,962790697674419</text:p>
          </table:table-cell>
          <table:table-cell office:value-type="float" office:value="0.985714285714286" calcext:value-type="float">
            <text:p>0,985714285714286</text:p>
          </table:table-cell>
          <table:table-cell office:value-type="float" office:value="0.96754068716094" calcext:value-type="float">
            <text:p>0,9675406871609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OGL</text:p>
          </table:table-cell>
          <table:table-cell office:value-type="float" office:value="22.25" calcext:value-type="float">
            <text:p>22,25</text:p>
          </table:table-cell>
          <table:table-cell office:value-type="float" office:value="-1.85" calcext:value-type="float">
            <text:p>-1,85</text:p>
          </table:table-cell>
          <table:table-cell table:formula="of:=([.D53]/[.E53])" office:value-type="float" office:value="-12.027027027027" calcext:value-type="float">
            <text:p>-12,027027027027</text:p>
          </table:table-cell>
          <table:table-cell office:value-type="float" office:value="27443.4" calcext:value-type="float">
            <text:p>27443,4</text:p>
          </table:table-cell>
          <table:table-cell table:number-columns-repeated="2" office:value-type="float" office:value="23.0080413818359" calcext:value-type="float">
            <text:p>23,0080413818359</text:p>
          </table:table-cell>
          <table:table-cell office:value-type="float" office:value="4.67004108428955" calcext:value-type="float">
            <text:p>4,67004108428955</text:p>
          </table:table-cell>
          <table:table-cell office:value-type="float" office:value="0.16901408135891" calcext:value-type="float">
            <text:p>0,16901408135891</text:p>
          </table:table-cell>
          <table:table-cell office:value-type="float" office:value="0.979882538318634" calcext:value-type="float">
            <text:p>0,979882538318634</text:p>
          </table:table-cell>
          <table:table-cell office:value-type="float" office:value="0.96236559139785" calcext:value-type="float">
            <text:p>0,96236559139785</text:p>
          </table:table-cell>
          <table:table-cell office:value-type="float" office:value="0.96195652173913" calcext:value-type="float">
            <text:p>0,96195652173913</text:p>
          </table:table-cell>
          <table:table-cell office:value-type="float" office:value="0.967567567567568" calcext:value-type="float">
            <text:p>0,967567567567568</text:p>
          </table:table-cell>
          <table:table-cell office:value-type="float" office:value="0.957219251336898" calcext:value-type="float">
            <text:p>0,957219251336898</text:p>
          </table:table-cell>
          <table:table-cell office:value-type="float" office:value="0.96203504003309" calcext:value-type="float">
            <text:p>0,9620350400330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MZN</text:p>
          </table:table-cell>
          <table:table-cell office:value-type="float" office:value="6759.45959199999" calcext:value-type="float">
            <text:p>6759,45959199999</text:p>
          </table:table-cell>
          <table:table-cell office:value-type="float" office:value="1296.01001" calcext:value-type="float">
            <text:p>1296,01001</text:p>
          </table:table-cell>
          <table:table-cell table:formula="of:=([.D54]/[.E54])" office:value-type="float" office:value="5.21559211722446" calcext:value-type="float">
            <text:p>5,21559211722446</text:p>
          </table:table-cell>
          <table:table-cell office:value-type="float" office:value="15746.869383" calcext:value-type="float">
            <text:p>15746,869383</text:p>
          </table:table-cell>
          <table:table-cell table:number-columns-repeated="2" office:value-type="float" office:value="5184720" calcext:value-type="float">
            <text:p>5184720</text:p>
          </table:table-cell>
          <table:table-cell office:value-type="float" office:value="2213.27490234375" calcext:value-type="float">
            <text:p>2213,27490234375</text:p>
          </table:table-cell>
          <table:table-cell office:value-type="float" office:value="0.0760563388466835" calcext:value-type="float">
            <text:p>0,076056338846684</text:p>
          </table:table-cell>
          <table:table-cell office:value-type="float" office:value="0.998909771442413" calcext:value-type="float">
            <text:p>0,998909771442413</text:p>
          </table:table-cell>
          <table:table-cell office:value-type="float" office:value="0.931989924433249" calcext:value-type="float">
            <text:p>0,931989924433249</text:p>
          </table:table-cell>
          <table:table-cell office:value-type="float" office:value="0.926630434782608" calcext:value-type="float">
            <text:p>0,926630434782608</text:p>
          </table:table-cell>
          <table:table-cell office:value-type="float" office:value="0.939086294416244" calcext:value-type="float">
            <text:p>0,939086294416244</text:p>
          </table:table-cell>
          <table:table-cell office:value-type="float" office:value="0.925" calcext:value-type="float">
            <text:p>0,925</text:p>
          </table:table-cell>
          <table:table-cell office:value-type="float" office:value="0.926785714285714" calcext:value-type="float">
            <text:p>0,92678571428571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IBM</text:p>
          </table:table-cell>
          <table:table-cell office:value-type="float" office:value="320.569998" calcext:value-type="float">
            <text:p>320,569998</text:p>
          </table:table-cell>
          <table:table-cell office:value-type="float" office:value="-20.269996" calcext:value-type="float">
            <text:p>-20,269996</text:p>
          </table:table-cell>
          <table:table-cell table:formula="of:=([.D55]/[.E55])" office:value-type="float" office:value="-15.8150005555009" calcext:value-type="float">
            <text:p>-15,8150005555009</text:p>
          </table:table-cell>
          <table:table-cell office:value-type="float" office:value="10769.240063" calcext:value-type="float">
            <text:p>10769,240063</text:p>
          </table:table-cell>
          <table:table-cell table:number-columns-repeated="2" office:value-type="float" office:value="17194.033203125" calcext:value-type="float">
            <text:p>17194,033203125</text:p>
          </table:table-cell>
          <table:table-cell office:value-type="float" office:value="130.67268371582" calcext:value-type="float">
            <text:p>130,67268371582</text:p>
          </table:table-cell>
          <table:table-cell office:value-type="float" office:value="0.140845075249672" calcext:value-type="float">
            <text:p>0,140845075249672</text:p>
          </table:table-cell>
          <table:table-cell office:value-type="float" office:value="0.997888505458832" calcext:value-type="float">
            <text:p>0,997888505458832</text:p>
          </table:table-cell>
          <table:table-cell office:value-type="float" office:value="0.94488188976378" calcext:value-type="float">
            <text:p>0,94488188976378</text:p>
          </table:table-cell>
          <table:table-cell office:value-type="float" office:value="0.942934782608696" calcext:value-type="float">
            <text:p>0,942934782608696</text:p>
          </table:table-cell>
          <table:table-cell office:value-type="float" office:value="0.952380952380952" calcext:value-type="float">
            <text:p>0,952380952380952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943181818181818" calcext:value-type="float">
            <text:p>0,94318181818181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</text:p>
          </table:table-cell>
          <table:table-cell office:value-type="float" office:value="70.3400210000001" calcext:value-type="float">
            <text:p>70,3400210000001</text:p>
          </table:table-cell>
          <table:table-cell office:value-type="float" office:value="-3.770001" calcext:value-type="float">
            <text:p>-3,770001</text:p>
          </table:table-cell>
          <table:table-cell table:formula="of:=([.D56]/[.E56])" office:value-type="float" office:value="-18.6578255549535" calcext:value-type="float">
            <text:p>-18,6578255549535</text:p>
          </table:table-cell>
          <table:table-cell office:value-type="float" office:value="8566.78195100001" calcext:value-type="float">
            <text:p>8566,78195100001</text:p>
          </table:table-cell>
          <table:table-cell table:number-columns-repeated="2" office:value-type="float" office:value="1110.94128417969" calcext:value-type="float">
            <text:p>1110,94128417969</text:p>
          </table:table-cell>
          <table:table-cell office:value-type="float" office:value="33.1395835876465" calcext:value-type="float">
            <text:p>33,1395835876465</text:p>
          </table:table-cell>
          <table:table-cell office:value-type="float" office:value="0.104225352406502" calcext:value-type="float">
            <text:p>0,104225352406502</text:p>
          </table:table-cell>
          <table:table-cell office:value-type="float" office:value="0.998091340065002" calcext:value-type="float">
            <text:p>0,998091340065002</text:p>
          </table:table-cell>
          <table:table-cell office:value-type="float" office:value="0.947643979057592" calcext:value-type="float">
            <text:p>0,947643979057592</text:p>
          </table:table-cell>
          <table:table-cell office:value-type="float" office:value="0.945652173913044" calcext:value-type="float">
            <text:p>0,945652173913044</text:p>
          </table:table-cell>
          <table:table-cell office:value-type="float" office:value="0.937823834196891" calcext:value-type="float">
            <text:p>0,937823834196891</text:p>
          </table:table-cell>
          <table:table-cell office:value-type="float" office:value="0.957671957671958" calcext:value-type="float">
            <text:p>0,957671957671958</text:p>
          </table:table-cell>
          <table:table-cell office:value-type="float" office:value="0.945316425763353" calcext:value-type="float">
            <text:p>0,94531642576335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FB</text:p>
          </table:table-cell>
          <table:table-cell table:style-name="ce28" office:value-type="float" office:value="643.410093999999" calcext:value-type="float">
            <text:p>643,410093999999</text:p>
          </table:table-cell>
          <table:table-cell table:style-name="ce28" office:value-type="float" office:value="77.789994" calcext:value-type="float">
            <text:p>77,789994</text:p>
          </table:table-cell>
          <table:table-cell table:formula="of:=([.D57]/[.E57])" office:value-type="float" office:value="8.27111638548268" calcext:value-type="float">
            <text:p>8,27111638548268</text:p>
          </table:table-cell>
          <table:table-cell table:style-name="ce28" office:value-type="float" office:value="12440.941011" calcext:value-type="float">
            <text:p>12440,941011</text:p>
          </table:table-cell>
          <table:table-cell table:number-columns-repeated="2" office:value-type="float" office:value="44035.375" calcext:value-type="float">
            <text:p>44035,375</text:p>
          </table:table-cell>
          <table:table-cell office:value-type="float" office:value="207.440841674805" calcext:value-type="float">
            <text:p>207,440841674805</text:p>
          </table:table-cell>
          <table:table-cell office:value-type="float" office:value="0.0985915511846543" calcext:value-type="float">
            <text:p>0,098591551184654</text:p>
          </table:table-cell>
          <table:table-cell office:value-type="float" office:value="0.999021708965302" calcext:value-type="float">
            <text:p>0,999021708965302</text:p>
          </table:table-cell>
          <table:table-cell table:style-name="ce28" office:value-type="float" office:value="0.896039603960396" calcext:value-type="float">
            <text:p>0,896039603960396</text:p>
          </table:table-cell>
          <table:table-cell table:style-name="ce28" office:value-type="float" office:value="0.885869565217391" calcext:value-type="float">
            <text:p>0,885869565217391</text:p>
          </table:table-cell>
          <table:table-cell table:style-name="ce28" office:value-type="float" office:value="0.900497512437811" calcext:value-type="float">
            <text:p>0,900497512437811</text:p>
          </table:table-cell>
          <table:table-cell table:style-name="ce28" office:value-type="float" office:value="0.891625615763547" calcext:value-type="float">
            <text:p>0,891625615763547</text:p>
          </table:table-cell>
          <table:table-cell table:style-name="ce28" office:value-type="float" office:value="0.885206747275713" calcext:value-type="float">
            <text:p>0,885206747275713</text:p>
          </table:table-cell>
          <table:table-cell table:style-name="ce12" table:number-columns-repeated="48"/>
        </table:table-row>
        <table:table-row table:style-name="ro1">
          <table:table-cell office:value-type="string" calcext:value-type="string">
            <text:p>2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YOJ.SG</text:p>
          </table:table-cell>
          <table:table-cell table:style-name="ce28" office:value-type="float" office:value="15.1705" calcext:value-type="float">
            <text:p>15,1705</text:p>
          </table:table-cell>
          <table:table-cell table:style-name="ce28" office:value-type="float" office:value="3.7975" calcext:value-type="float">
            <text:p>3,7975</text:p>
          </table:table-cell>
          <table:table-cell table:formula="of:=([.D58]/[.E58])" office:value-type="float" office:value="3.99486504279131" calcext:value-type="float">
            <text:p>3,99486504279131</text:p>
          </table:table-cell>
          <table:table-cell table:style-name="ce28" office:value-type="float" office:value="21091.1645" calcext:value-type="float">
            <text:p>21091,1645</text:p>
          </table:table-cell>
          <table:table-cell table:number-columns-repeated="2" office:value-type="float" office:value="10.7058267593384" calcext:value-type="float">
            <text:p>10,7058267593384</text:p>
          </table:table-cell>
          <table:table-cell office:value-type="float" office:value="3.17193961143494" calcext:value-type="float">
            <text:p>3,17193961143494</text:p>
          </table:table-cell>
          <table:table-cell office:value-type="float" office:value="0.070422537624836" calcext:value-type="float">
            <text:p>0,070422537624836</text:p>
          </table:table-cell>
          <table:table-cell office:value-type="float" office:value="0.995945990085602" calcext:value-type="float">
            <text:p>0,995945990085602</text:p>
          </table:table-cell>
          <table:table-cell office:value-type="float" office:value="0.907651715039578" calcext:value-type="float">
            <text:p>0,907651715039578</text:p>
          </table:table-cell>
          <table:table-cell office:value-type="float" office:value="0.904891304347826" calcext:value-type="float">
            <text:p>0,904891304347826</text:p>
          </table:table-cell>
          <table:table-cell office:value-type="float" office:value="0.868686868686869" calcext:value-type="float">
            <text:p>0,868686868686869</text:p>
          </table:table-cell>
          <table:table-cell office:value-type="float" office:value="0.950276243093923" calcext:value-type="float">
            <text:p>0,950276243093923</text:p>
          </table:table-cell>
          <table:table-cell office:value-type="float" office:value="0.905619404969421" calcext:value-type="float">
            <text:p>0,905619404969421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2 – same date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51:.D58])/8" office:value-type="float" office:value="1077.57409725" calcext:value-type="float">
            <text:p>1077,57409725</text:p>
          </table:table-cell>
          <table:table-cell table:style-name="ce7" table:formula="of:=SUM([.E51:.E58])/8" office:value-type="float" office:value="188.45406325" calcext:value-type="float">
            <text:p>188,45406325</text:p>
          </table:table-cell>
          <table:table-cell table:style-name="ce7" table:formula="of:=[.D59]/[.E59]" office:value-type="float" office:value="5.71796690751373" calcext:value-type="float">
            <text:p>5,71796690751373</text:p>
          </table:table-cell>
          <table:table-cell table:style-name="ce7" table:formula="of:=SUM([.G51:.G58])/8" office:value-type="float" office:value="15584.285653125" calcext:value-type="float">
            <text:p>15584,285653125</text:p>
          </table:table-cell>
          <table:table-cell table:style-name="ce7" table:formula="of:=SUM([.H51:.H58])/8" office:value-type="float" office:value="660123.795517087" calcext:value-type="float">
            <text:p>660123,795517087</text:p>
          </table:table-cell>
          <table:table-cell table:style-name="ce7" table:formula="of:=SUM([.I51:.I58])/8" office:value-type="float" office:value="660123.795517087" calcext:value-type="float">
            <text:p>660123,795517087</text:p>
          </table:table-cell>
          <table:table-cell table:style-name="ce7" table:formula="of:=SUM([.J51:.J58])/8" office:value-type="float" office:value="353.832324594259" calcext:value-type="float">
            <text:p>353,832324594259</text:p>
          </table:table-cell>
          <table:table-cell table:style-name="ce7" table:formula="of:=SUM([.K51:.K58])/8" office:value-type="float" office:value="0.0982394372113049" calcext:value-type="float">
            <text:p>0,098239437211305</text:p>
          </table:table-cell>
          <table:table-cell table:style-name="ce7" table:formula="of:=SUM([.L51:.L58])/8" office:value-type="float" office:value="0.995915874838829" calcext:value-type="float">
            <text:p>0,995915874838829</text:p>
          </table:table-cell>
          <table:table-cell table:style-name="ce7" table:formula="of:=SUM([.M51:.M58])/8" office:value-type="float" office:value="0.938510822140795" calcext:value-type="float">
            <text:p>0,938510822140795</text:p>
          </table:table-cell>
          <table:table-cell table:style-name="ce7" table:formula="of:=SUM([.N51:.N58])/8" office:value-type="float" office:value="0.934103260869565" calcext:value-type="float">
            <text:p>0,934103260869565</text:p>
          </table:table-cell>
          <table:table-cell table:style-name="ce7" table:formula="of:=SUM([.O51:.O58])/8" office:value-type="float" office:value="0.929226387865795" calcext:value-type="float">
            <text:p>0,929226387865795</text:p>
          </table:table-cell>
          <table:table-cell table:style-name="ce7" table:formula="of:=SUM([.P51:.P58])/8" office:value-type="float" office:value="0.948778628557182" calcext:value-type="float">
            <text:p>0,948778628557182</text:p>
          </table:table-cell>
          <table:table-cell table:style-name="ce7" table:formula="of:=SUM([.Q51:.Q58])/8" office:value-type="float" office:value="0.933082538934014" calcext:value-type="float">
            <text:p>0,933082538934014</text:p>
          </table:table-cell>
          <table:table-cell table:style-name="ce12" table:number-columns-repeated="48"/>
        </table:table-row>
        <table:table-row table:style-name="ro1">
          <table:table-cell office:value-type="string" calcext:value-type="string">
            <text:p>11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270.502504" calcext:value-type="float">
            <text:p>270,502504</text:p>
          </table:table-cell>
          <table:table-cell office:value-type="float" office:value="63.747501" calcext:value-type="float">
            <text:p>63,747501</text:p>
          </table:table-cell>
          <table:table-cell table:formula="of:=([.D60]/[.E60])" office:value-type="float" office:value="4.24334287237393" calcext:value-type="float">
            <text:p>4,24334287237393</text:p>
          </table:table-cell>
          <table:table-cell office:value-type="float" office:value="10679.400794" calcext:value-type="float">
            <text:p>10679,400794</text:p>
          </table:table-cell>
          <table:table-cell table:number-columns-repeated="2" office:value-type="float" office:value="4710.92431640625" calcext:value-type="float">
            <text:p>4710,92431640625</text:p>
          </table:table-cell>
          <table:table-cell office:value-type="float" office:value="64.96240234375" calcext:value-type="float">
            <text:p>64,96240234375</text:p>
          </table:table-cell>
          <table:table-cell office:value-type="float" office:value="0.162962958216667" calcext:value-type="float">
            <text:p>0,162962958216667</text:p>
          </table:table-cell>
          <table:table-cell office:value-type="float" office:value="0.999769330024719" calcext:value-type="float">
            <text:p>0,999769330024719</text:p>
          </table:table-cell>
          <table:table-cell office:value-type="float" office:value="0.811819595645412" calcext:value-type="float">
            <text:p>0,811819595645412</text:p>
          </table:table-cell>
          <table:table-cell office:value-type="float" office:value="0.777573529411765" calcext:value-type="float">
            <text:p>0,777573529411765</text:p>
          </table:table-cell>
          <table:table-cell office:value-type="float" office:value="0.765395894428152" calcext:value-type="float">
            <text:p>0,765395894428152</text:p>
          </table:table-cell>
          <table:table-cell office:value-type="float" office:value="0.864238410596026" calcext:value-type="float">
            <text:p>0,864238410596026</text:p>
          </table:table-cell>
          <table:table-cell office:value-type="float" office:value="0.766829949099666" calcext:value-type="float">
            <text:p>0,76682994909966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SFT</text:p>
          </table:table-cell>
          <table:table-cell office:value-type="float" office:value="299.989973" calcext:value-type="float">
            <text:p>299,989973</text:p>
          </table:table-cell>
          <table:table-cell office:value-type="float" office:value="107.589996" calcext:value-type="float">
            <text:p>107,589996</text:p>
          </table:table-cell>
          <table:table-cell table:formula="of:=([.D61]/[.E61])" office:value-type="float" office:value="2.78827013805261" calcext:value-type="float">
            <text:p>2,78827013805261</text:p>
          </table:table-cell>
          <table:table-cell office:value-type="float" office:value="4457.659152" calcext:value-type="float">
            <text:p>4457,659152</text:p>
          </table:table-cell>
          <table:table-cell table:number-columns-repeated="2" office:value-type="float" office:value="22952.99609375" calcext:value-type="float">
            <text:p>22952,99609375</text:p>
          </table:table-cell>
          <table:table-cell office:value-type="float" office:value="147.333282470703" calcext:value-type="float">
            <text:p>147,333282470703</text:p>
          </table:table-cell>
          <table:table-cell office:value-type="float" office:value="0.238888889551163" calcext:value-type="float">
            <text:p>0,238888889551163</text:p>
          </table:table-cell>
          <table:table-cell office:value-type="float" office:value="0.999840497970581" calcext:value-type="float">
            <text:p>0,999840497970581</text:p>
          </table:table-cell>
          <table:table-cell office:value-type="float" office:value="0.701807228915663" calcext:value-type="float">
            <text:p>0,701807228915663</text:p>
          </table:table-cell>
          <table:table-cell office:value-type="float" office:value="0.636029411764706" calcext:value-type="float">
            <text:p>0,636029411764706</text:p>
          </table:table-cell>
          <table:table-cell office:value-type="float" office:value="0.660056657223796" calcext:value-type="float">
            <text:p>0,660056657223796</text:p>
          </table:table-cell>
          <table:table-cell office:value-type="float" office:value="0.7491961414791" calcext:value-type="float">
            <text:p>0,7491961414791</text:p>
          </table:table-cell>
          <table:table-cell office:value-type="float" office:value="0.617087341125816" calcext:value-type="float">
            <text:p>0,61708734112581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OGL</text:p>
          </table:table-cell>
          <table:table-cell table:style-name="ce34" office:value-type="float" office:value="16.02" calcext:value-type="float">
            <text:p>1,60E+01</text:p>
          </table:table-cell>
          <table:table-cell office:value-type="float" office:value="-6.38999999999999" calcext:value-type="float">
            <text:p>-6,38999999999999</text:p>
          </table:table-cell>
          <table:table-cell table:formula="of:=([.D62]/[.E62])" office:value-type="float" office:value="-2.50704225352113" calcext:value-type="float">
            <text:p>-2,50704225352113</text:p>
          </table:table-cell>
          <table:table-cell office:value-type="float" office:value="8135.74999999999" calcext:value-type="float">
            <text:p>8135,74999999999</text:p>
          </table:table-cell>
          <table:table-cell table:number-columns-repeated="2" office:value-type="float" office:value="30.805212020874" calcext:value-type="float">
            <text:p>30,805212020874</text:p>
          </table:table-cell>
          <table:table-cell office:value-type="float" office:value="5.32279586791992" calcext:value-type="float">
            <text:p>5,32279586791992</text:p>
          </table:table-cell>
          <table:table-cell office:value-type="float" office:value="0.109259262681007" calcext:value-type="float">
            <text:p>0,109259262681007</text:p>
          </table:table-cell>
          <table:table-cell office:value-type="float" office:value="0.999304533004761" calcext:value-type="float">
            <text:p>0,999304533004761</text:p>
          </table:table-cell>
          <table:table-cell office:value-type="float" office:value="0.673114119922631" calcext:value-type="float">
            <text:p>0,673114119922631</text:p>
          </table:table-cell>
          <table:table-cell office:value-type="float" office:value="0.689338235294118" calcext:value-type="float">
            <text:p>0,689338235294118</text:p>
          </table:table-cell>
          <table:table-cell office:value-type="float" office:value="0.704453441295546" calcext:value-type="float">
            <text:p>0,704453441295546</text:p>
          </table:table-cell>
          <table:table-cell office:value-type="float" office:value="0.644444444444444" calcext:value-type="float">
            <text:p>0,644444444444444</text:p>
          </table:table-cell>
          <table:table-cell office:value-type="float" office:value="0.689010543390105" calcext:value-type="float">
            <text:p>0,6890105433901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MZN</text:p>
          </table:table-cell>
          <table:table-cell office:value-type="float" office:value="3761.150144" calcext:value-type="float">
            <text:p>3761,150144</text:p>
          </table:table-cell>
          <table:table-cell office:value-type="float" office:value="1312.109986" calcext:value-type="float">
            <text:p>1312,109986</text:p>
          </table:table-cell>
          <table:table-cell table:formula="of:=([.D63]/[.E63])" office:value-type="float" office:value="2.86648999255463" calcext:value-type="float">
            <text:p>2,86648999255463</text:p>
          </table:table-cell>
          <table:table-cell office:value-type="float" office:value="7600.56029799997" calcext:value-type="float">
            <text:p>7600,56029799997</text:p>
          </table:table-cell>
          <table:table-cell table:number-columns-repeated="2" office:value-type="float" office:value="4521035" calcext:value-type="float">
            <text:p>4521035</text:p>
          </table:table-cell>
          <table:table-cell office:value-type="float" office:value="2064.75024414063" calcext:value-type="float">
            <text:p>2064,75024414063</text:p>
          </table:table-cell>
          <table:table-cell office:value-type="float" office:value="0.272222220897675" calcext:value-type="float">
            <text:p>0,272222220897675</text:p>
          </table:table-cell>
          <table:table-cell office:value-type="float" office:value="0.999764025211334" calcext:value-type="float">
            <text:p>0,999764025211334</text:p>
          </table:table-cell>
          <table:table-cell office:value-type="float" office:value="0.652173913043478" calcext:value-type="float">
            <text:p>0,652173913043478</text:p>
          </table:table-cell>
          <table:table-cell office:value-type="float" office:value="0.617647058823529" calcext:value-type="float">
            <text:p>0,617647058823529</text:p>
          </table:table-cell>
          <table:table-cell office:value-type="float" office:value="0.637254901960784" calcext:value-type="float">
            <text:p>0,637254901960784</text:p>
          </table:table-cell>
          <table:table-cell office:value-type="float" office:value="0.667808219178082" calcext:value-type="float">
            <text:p>0,667808219178082</text:p>
          </table:table-cell>
          <table:table-cell office:value-type="float" office:value="0.613666014350946" calcext:value-type="float">
            <text:p>0,61366601435094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IBM</text:p>
          </table:table-cell>
          <table:table-cell office:value-type="float" office:value="421.860033" calcext:value-type="float">
            <text:p>421,860033</text:p>
          </table:table-cell>
          <table:table-cell office:value-type="float" office:value="-27.870002" calcext:value-type="float">
            <text:p>-27,870002</text:p>
          </table:table-cell>
          <table:table-cell table:formula="of:=([.D64]/[.E64])" office:value-type="float" office:value="-15.1367062334621" calcext:value-type="float">
            <text:p>-15,1367062334621</text:p>
          </table:table-cell>
          <table:table-cell office:value-type="float" office:value="12948.290579" calcext:value-type="float">
            <text:p>12948,290579</text:p>
          </table:table-cell>
          <table:table-cell table:number-columns-repeated="2" office:value-type="float" office:value="17433.634765625" calcext:value-type="float">
            <text:p>17433,634765625</text:p>
          </table:table-cell>
          <table:table-cell office:value-type="float" office:value="131.572723388672" calcext:value-type="float">
            <text:p>131,572723388672</text:p>
          </table:table-cell>
          <table:table-cell office:value-type="float" office:value="0.26481482386589" calcext:value-type="float">
            <text:p>0,26481482386589</text:p>
          </table:table-cell>
          <table:table-cell office:value-type="float" office:value="0.999692320823669" calcext:value-type="float">
            <text:p>0,999692320823669</text:p>
          </table:table-cell>
          <table:table-cell office:value-type="float" office:value="0.914089347079038" calcext:value-type="float">
            <text:p>0,914089347079038</text:p>
          </table:table-cell>
          <table:table-cell office:value-type="float" office:value="0.908088235294117" calcext:value-type="float">
            <text:p>0,908088235294117</text:p>
          </table:table-cell>
          <table:table-cell office:value-type="float" office:value="0.907849829351536" calcext:value-type="float">
            <text:p>0,907849829351536</text:p>
          </table:table-cell>
          <table:table-cell office:value-type="float" office:value="0.920415224913495" calcext:value-type="float">
            <text:p>0,920415224913495</text:p>
          </table:table-cell>
          <table:table-cell office:value-type="float" office:value="0.907266435986159" calcext:value-type="float">
            <text:p>0,90726643598615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</text:p>
          </table:table-cell>
          <table:table-cell office:value-type="float" office:value="96.0200210000001" calcext:value-type="float">
            <text:p>96,0200210000001</text:p>
          </table:table-cell>
          <table:table-cell office:value-type="float" office:value="-5.92" calcext:value-type="float">
            <text:p>-5,92</text:p>
          </table:table-cell>
          <table:table-cell table:formula="of:=([.D65]/[.E65])" office:value-type="float" office:value="-16.2195981418919" calcext:value-type="float">
            <text:p>-16,2195981418919</text:p>
          </table:table-cell>
          <table:table-cell office:value-type="float" office:value="13678.71321" calcext:value-type="float">
            <text:p>13678,71321</text:p>
          </table:table-cell>
          <table:table-cell table:number-columns-repeated="2" office:value-type="float" office:value="1055.59033203125" calcext:value-type="float">
            <text:p>1055,59033203125</text:p>
          </table:table-cell>
          <table:table-cell office:value-type="float" office:value="32.3316307067871" calcext:value-type="float">
            <text:p>32,3316307067871</text:p>
          </table:table-cell>
          <table:table-cell office:value-type="float" office:value="0.246296301484108" calcext:value-type="float">
            <text:p>0,246296301484108</text:p>
          </table:table-cell>
          <table:table-cell office:value-type="float" office:value="0.99963116645813" calcext:value-type="float">
            <text:p>0,99963116645813</text:p>
          </table:table-cell>
          <table:table-cell office:value-type="float" office:value="0.956822107081174" calcext:value-type="float">
            <text:p>0,956822107081174</text:p>
          </table:table-cell>
          <table:table-cell office:value-type="float" office:value="0.954044117647059" calcext:value-type="float">
            <text:p>0,954044117647059</text:p>
          </table:table-cell>
          <table:table-cell office:value-type="float" office:value="0.951890034364261" calcext:value-type="float">
            <text:p>0,951890034364261</text:p>
          </table:table-cell>
          <table:table-cell office:value-type="float" office:value="0.961805555555556" calcext:value-type="float">
            <text:p>0,961805555555556</text:p>
          </table:table-cell>
          <table:table-cell office:value-type="float" office:value="0.953559027777778" calcext:value-type="float">
            <text:p>0,95355902777777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FB</text:p>
          </table:table-cell>
          <table:table-cell office:value-type="float" office:value="504.590016" calcext:value-type="float">
            <text:p>504,590016</text:p>
          </table:table-cell>
          <table:table-cell office:value-type="float" office:value="93.919999" calcext:value-type="float">
            <text:p>93,919999</text:p>
          </table:table-cell>
          <table:table-cell table:formula="of:=([.D66]/[.E66])" office:value-type="float" office:value="5.37255133488662" calcext:value-type="float">
            <text:p>5,37255133488662</text:p>
          </table:table-cell>
          <table:table-cell office:value-type="float" office:value="5883.18012200001" calcext:value-type="float">
            <text:p>5883,18012200001</text:p>
          </table:table-cell>
          <table:table-cell table:number-columns-repeated="2" office:value-type="float" office:value="38066.8125" calcext:value-type="float">
            <text:p>38066,8125</text:p>
          </table:table-cell>
          <table:table-cell office:value-type="float" office:value="191.713134765625" calcext:value-type="float">
            <text:p>191,713134765625</text:p>
          </table:table-cell>
          <table:table-cell office:value-type="float" office:value="0.192592591047287" calcext:value-type="float">
            <text:p>0,192592591047287</text:p>
          </table:table-cell>
          <table:table-cell office:value-type="float" office:value="0.999751925468445" calcext:value-type="float">
            <text:p>0,999751925468445</text:p>
          </table:table-cell>
          <table:table-cell office:value-type="float" office:value="0.701639344262295" calcext:value-type="float">
            <text:p>0,701639344262295</text:p>
          </table:table-cell>
          <table:table-cell office:value-type="float" office:value="0.665441176470588" calcext:value-type="float">
            <text:p>0,665441176470588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740484429065744" calcext:value-type="float">
            <text:p>0,740484429065744</text:p>
          </table:table-cell>
          <table:table-cell office:value-type="float" office:value="0.660438292964245" calcext:value-type="float">
            <text:p>0,66043829296424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YOJ.SG</text:p>
          </table:table-cell>
          <table:table-cell office:value-type="float" office:value="16.9225" calcext:value-type="float">
            <text:p>16,9225</text:p>
          </table:table-cell>
          <table:table-cell office:value-type="float" office:value="3.1" calcext:value-type="float">
            <text:p>3,1</text:p>
          </table:table-cell>
          <table:table-cell table:formula="of:=([.D67]/[.E67])" office:value-type="float" office:value="5.45887096774193" calcext:value-type="float">
            <text:p>5,45887096774193</text:p>
          </table:table-cell>
          <table:table-cell office:value-type="float" office:value="22859.246" calcext:value-type="float">
            <text:p>22859,246</text:p>
          </table:table-cell>
          <table:table-cell table:number-columns-repeated="2" office:value-type="float" office:value="9.16315460205078" calcext:value-type="float">
            <text:p>9,16315460205078</text:p>
          </table:table-cell>
          <table:table-cell office:value-type="float" office:value="2.9266345500946" calcext:value-type="float">
            <text:p>2,9266345500946</text:p>
          </table:table-cell>
          <table:table-cell office:value-type="float" office:value="0.146296292543411" calcext:value-type="float">
            <text:p>0,146296292543411</text:p>
          </table:table-cell>
          <table:table-cell office:value-type="float" office:value="0.984917104244232" calcext:value-type="float">
            <text:p>0,984917104244232</text:p>
          </table:table-cell>
          <table:table-cell office:value-type="float" office:value="0.851637764932563" calcext:value-type="float">
            <text:p>0,851637764932563</text:p>
          </table:table-cell>
          <table:table-cell office:value-type="float" office:value="0.858455882352941" calcext:value-type="float">
            <text:p>0,858455882352941</text:p>
          </table:table-cell>
          <table:table-cell office:value-type="float" office:value="0.81549815498155" calcext:value-type="float">
            <text:p>0,81549815498155</text:p>
          </table:table-cell>
          <table:table-cell office:value-type="float" office:value="0.891129032258064" calcext:value-type="float">
            <text:p>0,891129032258064</text:p>
          </table:table-cell>
          <table:table-cell office:value-type="float" office:value="0.861105056669573" calcext:value-type="float">
            <text:p>0,861105056669573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11 – same date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60:.D67])/8" office:value-type="float" office:value="673.381898875" calcext:value-type="float">
            <text:p>673,381898875</text:p>
          </table:table-cell>
          <table:table-cell table:style-name="ce7" table:formula="of:=SUM([.E60:.E67])/8" office:value-type="float" office:value="192.535935" calcext:value-type="float">
            <text:p>192,535935</text:p>
          </table:table-cell>
          <table:table-cell table:style-name="ce7" table:formula="of:=[.D68]/[.E68]" office:value-type="float" office:value="3.49743490156786" calcext:value-type="float">
            <text:p>3,49743490156786</text:p>
          </table:table-cell>
          <table:table-cell table:style-name="ce7" table:formula="of:=SUM([.G60:.G67])/8" office:value-type="float" office:value="10780.350019375" calcext:value-type="float">
            <text:p>10780,350019375</text:p>
          </table:table-cell>
          <table:table-cell table:style-name="ce7" table:formula="of:=SUM([.H60:.H67])/8" office:value-type="float" office:value="575661.865796804" calcext:value-type="float">
            <text:p>575661,865796804</text:p>
          </table:table-cell>
          <table:table-cell table:style-name="ce7" table:formula="of:=SUM([.I60:.I67])/8" office:value-type="float" office:value="575661.865796804" calcext:value-type="float">
            <text:p>575661,865796804</text:p>
          </table:table-cell>
          <table:table-cell table:style-name="ce7" table:formula="of:=SUM([.J60:.J67])/8" office:value-type="float" office:value="330.114106029272" calcext:value-type="float">
            <text:p>330,114106029272</text:p>
          </table:table-cell>
          <table:table-cell table:style-name="ce7" table:formula="of:=SUM([.K60:.K67])/8" office:value-type="float" office:value="0.204166667535901" calcext:value-type="float">
            <text:p>0,204166667535901</text:p>
          </table:table-cell>
          <table:table-cell table:style-name="ce7" table:formula="of:=SUM([.L60:.L67])/8" office:value-type="float" office:value="0.997833862900734" calcext:value-type="float">
            <text:p>0,997833862900734</text:p>
          </table:table-cell>
          <table:table-cell table:style-name="ce7" table:formula="of:=SUM([.M60:.M67])/8" office:value-type="float" office:value="0.782887927610282" calcext:value-type="float">
            <text:p>0,782887927610282</text:p>
          </table:table-cell>
          <table:table-cell table:style-name="ce7" table:formula="of:=SUM([.N60:.N67])/8" office:value-type="float" office:value="0.763327205882353" calcext:value-type="float">
            <text:p>0,763327205882353</text:p>
          </table:table-cell>
          <table:table-cell table:style-name="ce7" table:formula="of:=SUM([.O60:.O67])/8" office:value-type="float" office:value="0.763633197534037" calcext:value-type="float">
            <text:p>0,763633197534037</text:p>
          </table:table-cell>
          <table:table-cell table:style-name="ce7" table:formula="of:=SUM([.P60:.P67])/8" office:value-type="float" office:value="0.804940182186314" calcext:value-type="float">
            <text:p>0,804940182186314</text:p>
          </table:table-cell>
          <table:table-cell table:style-name="ce7" table:formula="of:=SUM([.Q60:.Q67])/8" office:value-type="float" office:value="0.758620332670536" calcext:value-type="float">
            <text:p>0,758620332670536</text:p>
          </table:table-cell>
          <table:table-cell table:style-name="ce12" table:number-columns-repeated="48"/>
        </table:table-row>
        <table:table-row table:style-name="ro1">
          <table:table-cell office:value-type="string" calcext:value-type="string">
            <text:p>11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266.212511" calcext:value-type="float">
            <text:p>266,212511</text:p>
          </table:table-cell>
          <table:table-cell office:value-type="float" office:value="63.747501" calcext:value-type="float">
            <text:p>63,747501</text:p>
          </table:table-cell>
          <table:table-cell table:formula="of:=([.D69]/[.E69])" office:value-type="float" office:value="4.17604622650227" calcext:value-type="float">
            <text:p>4,17604622650227</text:p>
          </table:table-cell>
          <table:table-cell office:value-type="float" office:value="10795.311413" calcext:value-type="float">
            <text:p>10795,311413</text:p>
          </table:table-cell>
          <table:table-cell table:number-columns-repeated="2" office:value-type="float" office:value="4712.0087890625" calcext:value-type="float">
            <text:p>4712,0087890625</text:p>
          </table:table-cell>
          <table:table-cell office:value-type="float" office:value="64.9686584472656" calcext:value-type="float">
            <text:p>64,9686584472656</text:p>
          </table:table-cell>
          <table:table-cell office:value-type="float" office:value="0.112962961196899" calcext:value-type="float">
            <text:p>0,112962961196899</text:p>
          </table:table-cell>
          <table:table-cell office:value-type="float" office:value="0.999765932559967" calcext:value-type="float">
            <text:p>0,999765932559967</text:p>
          </table:table-cell>
          <table:table-cell office:value-type="float" office:value="0.804381846635368" calcext:value-type="float">
            <text:p>0,804381846635368</text:p>
          </table:table-cell>
          <table:table-cell office:value-type="float" office:value="0.770220588235294" calcext:value-type="float">
            <text:p>0,770220588235294</text:p>
          </table:table-cell>
          <table:table-cell office:value-type="float" office:value="0.762611275964392" calcext:value-type="float">
            <text:p>0,762611275964392</text:p>
          </table:table-cell>
          <table:table-cell office:value-type="float" office:value="0.850993377483444" calcext:value-type="float">
            <text:p>0,850993377483444</text:p>
          </table:table-cell>
          <table:table-cell office:value-type="float" office:value="0.760207432543375" calcext:value-type="float">
            <text:p>0,76020743254337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SFT</text:p>
          </table:table-cell>
          <table:table-cell office:value-type="float" office:value="343.229977" calcext:value-type="float">
            <text:p>343,229977</text:p>
          </table:table-cell>
          <table:table-cell office:value-type="float" office:value="107.589996" calcext:value-type="float">
            <text:p>107,589996</text:p>
          </table:table-cell>
          <table:table-cell table:formula="of:=([.D70]/[.E70])" office:value-type="float" office:value="3.19016627716949" calcext:value-type="float">
            <text:p>3,19016627716949</text:p>
          </table:table-cell>
          <table:table-cell office:value-type="float" office:value="5645.499017" calcext:value-type="float">
            <text:p>5645,499017</text:p>
          </table:table-cell>
          <table:table-cell table:number-columns-repeated="2" office:value-type="float" office:value="22968.626953125" calcext:value-type="float">
            <text:p>22968,626953125</text:p>
          </table:table-cell>
          <table:table-cell office:value-type="float" office:value="147.379150390625" calcext:value-type="float">
            <text:p>147,379150390625</text:p>
          </table:table-cell>
          <table:table-cell office:value-type="float" office:value="0.31851851940155" calcext:value-type="float">
            <text:p>0,31851851940155</text:p>
          </table:table-cell>
          <table:table-cell office:value-type="float" office:value="0.999841630458832" calcext:value-type="float">
            <text:p>0,999841630458832</text:p>
          </table:table-cell>
          <table:table-cell office:value-type="float" office:value="0.723723723723724" calcext:value-type="float">
            <text:p>0,723723723723724</text:p>
          </table:table-cell>
          <table:table-cell office:value-type="float" office:value="0.661764705882353" calcext:value-type="float">
            <text:p>0,661764705882353</text:p>
          </table:table-cell>
          <table:table-cell office:value-type="float" office:value="0.67887323943662" calcext:value-type="float">
            <text:p>0,67887323943662</text:p>
          </table:table-cell>
          <table:table-cell office:value-type="float" office:value="0.77491961414791" calcext:value-type="float">
            <text:p>0,77491961414791</text:p>
          </table:table-cell>
          <table:table-cell office:value-type="float" office:value="0.642824613940908" calcext:value-type="float">
            <text:p>0,64282461394090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OGL</text:p>
          </table:table-cell>
          <table:table-cell office:value-type="float" office:value="19.32" calcext:value-type="float">
            <text:p>19,32</text:p>
          </table:table-cell>
          <table:table-cell office:value-type="float" office:value="-6.38999999999999" calcext:value-type="float">
            <text:p>-6,38999999999999</text:p>
          </table:table-cell>
          <table:table-cell table:formula="of:=([.D71]/[.E71])" office:value-type="float" office:value="-3.02347417840376" calcext:value-type="float">
            <text:p>-3,02347417840376</text:p>
          </table:table-cell>
          <table:table-cell office:value-type="float" office:value="12197.18" calcext:value-type="float">
            <text:p>12197,18</text:p>
          </table:table-cell>
          <table:table-cell table:number-columns-repeated="2" office:value-type="float" office:value="30.7171192169189" calcext:value-type="float">
            <text:p>30,7171192169189</text:p>
          </table:table-cell>
          <table:table-cell office:value-type="float" office:value="5.3139762878418" calcext:value-type="float">
            <text:p>5,3139762878418</text:p>
          </table:table-cell>
          <table:table-cell office:value-type="float" office:value="0.283333331346512" calcext:value-type="float">
            <text:p>0,283333331346512</text:p>
          </table:table-cell>
          <table:table-cell office:value-type="float" office:value="0.999164164066315" calcext:value-type="float">
            <text:p>0,999164164066315</text:p>
          </table:table-cell>
          <table:table-cell office:value-type="float" office:value="0.712909441233141" calcext:value-type="float">
            <text:p>0,712909441233141</text:p>
          </table:table-cell>
          <table:table-cell office:value-type="float" office:value="0.726102941176471" calcext:value-type="float">
            <text:p>0,726102941176471</text:p>
          </table:table-cell>
          <table:table-cell office:value-type="float" office:value="0.742971887550201" calcext:value-type="float">
            <text:p>0,742971887550201</text:p>
          </table:table-cell>
          <table:table-cell office:value-type="float" office:value="0.685185185185185" calcext:value-type="float">
            <text:p>0,685185185185185</text:p>
          </table:table-cell>
          <table:table-cell office:value-type="float" office:value="0.725804271424709" calcext:value-type="float">
            <text:p>0,72580427142470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MZN</text:p>
          </table:table-cell>
          <table:table-cell office:value-type="float" office:value="4716.309568" calcext:value-type="float">
            <text:p>4716,309568</text:p>
          </table:table-cell>
          <table:table-cell office:value-type="float" office:value="1312.109986" calcext:value-type="float">
            <text:p>1312,109986</text:p>
          </table:table-cell>
          <table:table-cell table:formula="of:=([.D72]/[.E72])" office:value-type="float" office:value="3.5944468210152" calcext:value-type="float">
            <text:p>3,5944468210152</text:p>
          </table:table-cell>
          <table:table-cell office:value-type="float" office:value="9407.03893399997" calcext:value-type="float">
            <text:p>9407,03893399997</text:p>
          </table:table-cell>
          <table:table-cell table:number-columns-repeated="2" office:value-type="float" office:value="4520988.5" calcext:value-type="float">
            <text:p>4520988,5</text:p>
          </table:table-cell>
          <table:table-cell office:value-type="float" office:value="2064.7392578125" calcext:value-type="float">
            <text:p>2064,7392578125</text:p>
          </table:table-cell>
          <table:table-cell office:value-type="float" office:value="0.285185188055038" calcext:value-type="float">
            <text:p>0,285185188055038</text:p>
          </table:table-cell>
          <table:table-cell office:value-type="float" office:value="0.999775886535644" calcext:value-type="float">
            <text:p>0,999775886535644</text:p>
          </table:table-cell>
          <table:table-cell office:value-type="float" office:value="0.693069306930693" calcext:value-type="float">
            <text:p>0,693069306930693</text:p>
          </table:table-cell>
          <table:table-cell office:value-type="float" office:value="0.658088235294118" calcext:value-type="float">
            <text:p>0,658088235294118</text:p>
          </table:table-cell>
          <table:table-cell office:value-type="float" office:value="0.668789808917197" calcext:value-type="float">
            <text:p>0,668789808917197</text:p>
          </table:table-cell>
          <table:table-cell office:value-type="float" office:value="0.719178082191781" calcext:value-type="float">
            <text:p>0,719178082191781</text:p>
          </table:table-cell>
          <table:table-cell office:value-type="float" office:value="0.653239834746684" calcext:value-type="float">
            <text:p>0,65323983474668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IBM</text:p>
          </table:table-cell>
          <table:table-cell office:value-type="float" office:value="437.030046" calcext:value-type="float">
            <text:p>437,030046</text:p>
          </table:table-cell>
          <table:table-cell office:value-type="float" office:value="-27.870002" calcext:value-type="float">
            <text:p>-27,870002</text:p>
          </table:table-cell>
          <table:table-cell table:formula="of:=([.D73]/[.E73])" office:value-type="float" office:value="-15.6810195420869" calcext:value-type="float">
            <text:p>-15,6810195420869</text:p>
          </table:table-cell>
          <table:table-cell office:value-type="float" office:value="14803.871724" calcext:value-type="float">
            <text:p>14803,871724</text:p>
          </table:table-cell>
          <table:table-cell table:number-columns-repeated="2" office:value-type="float" office:value="17431.41796875" calcext:value-type="float">
            <text:p>17431,41796875</text:p>
          </table:table-cell>
          <table:table-cell office:value-type="float" office:value="131.563995361328" calcext:value-type="float">
            <text:p>131,563995361328</text:p>
          </table:table-cell>
          <table:table-cell office:value-type="float" office:value="0.253703713417053" calcext:value-type="float">
            <text:p>0,253703713417053</text:p>
          </table:table-cell>
          <table:table-cell office:value-type="float" office:value="0.999814510345459" calcext:value-type="float">
            <text:p>0,999814510345459</text:p>
          </table:table-cell>
          <table:table-cell office:value-type="float" office:value="0.943589743589743" calcext:value-type="float">
            <text:p>0,943589743589743</text:p>
          </table:table-cell>
          <table:table-cell office:value-type="float" office:value="0.939338235294117" calcext:value-type="float">
            <text:p>0,939338235294117</text:p>
          </table:table-cell>
          <table:table-cell office:value-type="float" office:value="0.932432432432432" calcext:value-type="float">
            <text:p>0,932432432432432</text:p>
          </table:table-cell>
          <table:table-cell office:value-type="float" office:value="0.955017301038062" calcext:value-type="float">
            <text:p>0,955017301038062</text:p>
          </table:table-cell>
          <table:table-cell office:value-type="float" office:value="0.938292964244521" calcext:value-type="float">
            <text:p>0,93829296424452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</text:p>
          </table:table-cell>
          <table:table-cell office:value-type="float" office:value="96.3300170000001" calcext:value-type="float">
            <text:p>96,3300170000001</text:p>
          </table:table-cell>
          <table:table-cell office:value-type="float" office:value="-5.92" calcext:value-type="float">
            <text:p>-5,92</text:p>
          </table:table-cell>
          <table:table-cell table:formula="of:=([.D74]/[.E74])" office:value-type="float" office:value="-16.2719623310811" calcext:value-type="float">
            <text:p>-16,2719623310811</text:p>
          </table:table-cell>
          <table:table-cell office:value-type="float" office:value="13088.422487" calcext:value-type="float">
            <text:p>13088,422487</text:p>
          </table:table-cell>
          <table:table-cell table:number-columns-repeated="2" office:value-type="float" office:value="1054.81726074219" calcext:value-type="float">
            <text:p>1054,81726074219</text:p>
          </table:table-cell>
          <table:table-cell office:value-type="float" office:value="32.3200721740723" calcext:value-type="float">
            <text:p>32,3200721740723</text:p>
          </table:table-cell>
          <table:table-cell office:value-type="float" office:value="0.246296301484108" calcext:value-type="float">
            <text:p>0,246296301484108</text:p>
          </table:table-cell>
          <table:table-cell office:value-type="float" office:value="0.999713480472565" calcext:value-type="float">
            <text:p>0,999713480472565</text:p>
          </table:table-cell>
          <table:table-cell office:value-type="float" office:value="0.962068965517241" calcext:value-type="float">
            <text:p>0,962068965517241</text:p>
          </table:table-cell>
          <table:table-cell office:value-type="float" office:value="0.959558823529412" calcext:value-type="float">
            <text:p>0,959558823529412</text:p>
          </table:table-cell>
          <table:table-cell office:value-type="float" office:value="0.955479452054795" calcext:value-type="float">
            <text:p>0,955479452054795</text:p>
          </table:table-cell>
          <table:table-cell office:value-type="float" office:value="0.96875" calcext:value-type="float">
            <text:p>0,96875</text:p>
          </table:table-cell>
          <table:table-cell office:value-type="float" office:value="0.958984375" calcext:value-type="float">
            <text:p>0,95898437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FB</text:p>
          </table:table-cell>
          <table:table-cell table:style-name="ce28" office:value-type="float" office:value="598.820051999999" calcext:value-type="float">
            <text:p>598,820051999999</text:p>
          </table:table-cell>
          <table:table-cell table:style-name="ce28" office:value-type="float" office:value="93.919999" calcext:value-type="float">
            <text:p>93,919999</text:p>
          </table:table-cell>
          <table:table-cell table:formula="of:=([.D75]/[.E75])" office:value-type="float" office:value="6.37585241030506" calcext:value-type="float">
            <text:p>6,37585241030506</text:p>
          </table:table-cell>
          <table:table-cell table:style-name="ce28" office:value-type="float" office:value="8457.64042900001" calcext:value-type="float">
            <text:p>8457,64042900001</text:p>
          </table:table-cell>
          <table:table-cell office:value-type="float" office:value="38071.08203125" calcext:value-type="float">
            <text:p>38071,08203125</text:p>
          </table:table-cell>
          <table:table-cell office:value-type="float" office:value="38071.078125" calcext:value-type="float">
            <text:p>38071,078125</text:p>
          </table:table-cell>
          <table:table-cell office:value-type="float" office:value="191.723281860352" calcext:value-type="float">
            <text:p>191,723281860352</text:p>
          </table:table-cell>
          <table:table-cell office:value-type="float" office:value="0.290740728378296" calcext:value-type="float">
            <text:p>0,290740728378296</text:p>
          </table:table-cell>
          <table:table-cell office:value-type="float" office:value="0.999754965305328" calcext:value-type="float">
            <text:p>0,999754965305328</text:p>
          </table:table-cell>
          <table:table-cell table:style-name="ce28" office:value-type="float" office:value="0.740863787375415" calcext:value-type="float">
            <text:p>0,740863787375415</text:p>
          </table:table-cell>
          <table:table-cell table:style-name="ce28" office:value-type="float" office:value="0.713235294117647" calcext:value-type="float">
            <text:p>0,713235294117647</text:p>
          </table:table-cell>
          <table:table-cell table:style-name="ce28" office:value-type="float" office:value="0.712460063897764" calcext:value-type="float">
            <text:p>0,712460063897764</text:p>
          </table:table-cell>
          <table:table-cell table:style-name="ce28" office:value-type="float" office:value="0.771626297577855" calcext:value-type="float">
            <text:p>0,771626297577855</text:p>
          </table:table-cell>
          <table:table-cell table:style-name="ce28" office:value-type="float" office:value="0.709342560553633" calcext:value-type="float">
            <text:p>0,709342560553633</text:p>
          </table:table-cell>
          <table:table-cell table:style-name="ce12" table:number-columns-repeated="48"/>
        </table:table-row>
        <table:table-row table:style-name="ro1">
          <table:table-cell office:value-type="string" calcext:value-type="string">
            <text:p>11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YOJ.SG</text:p>
          </table:table-cell>
          <table:table-cell table:style-name="ce28" office:value-type="float" office:value="16.8975" calcext:value-type="float">
            <text:p>16,8975</text:p>
          </table:table-cell>
          <table:table-cell table:style-name="ce28" office:value-type="float" office:value="3.1" calcext:value-type="float">
            <text:p>3,1</text:p>
          </table:table-cell>
          <table:table-cell table:formula="of:=([.D76]/[.E76])" office:value-type="float" office:value="5.4508064516129" calcext:value-type="float">
            <text:p>5,4508064516129</text:p>
          </table:table-cell>
          <table:table-cell table:style-name="ce28" office:value-type="float" office:value="22744.868" calcext:value-type="float">
            <text:p>22744,868</text:p>
          </table:table-cell>
          <table:table-cell table:number-columns-repeated="2" office:value-type="float" office:value="9.15495872497559" calcext:value-type="float">
            <text:p>9,15495872497559</text:p>
          </table:table-cell>
          <table:table-cell office:value-type="float" office:value="2.92249584197998" calcext:value-type="float">
            <text:p>2,92249584197998</text:p>
          </table:table-cell>
          <table:table-cell office:value-type="float" office:value="0.218518525362015" calcext:value-type="float">
            <text:p>0,218518525362015</text:p>
          </table:table-cell>
          <table:table-cell office:value-type="float" office:value="0.996800065040588" calcext:value-type="float">
            <text:p>0,996800065040588</text:p>
          </table:table-cell>
          <table:table-cell office:value-type="float" office:value="0.849523809523809" calcext:value-type="float">
            <text:p>0,849523809523809</text:p>
          </table:table-cell>
          <table:table-cell office:value-type="float" office:value="0.854779411764706" calcext:value-type="float">
            <text:p>0,854779411764706</text:p>
          </table:table-cell>
          <table:table-cell office:value-type="float" office:value="0.805054151624549" calcext:value-type="float">
            <text:p>0,805054151624549</text:p>
          </table:table-cell>
          <table:table-cell office:value-type="float" office:value="0.899193548387097" calcext:value-type="float">
            <text:p>0,899193548387097</text:p>
          </table:table-cell>
          <table:table-cell office:value-type="float" office:value="0.858380557977332" calcext:value-type="float">
            <text:p>0,858380557977332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11 – same date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69:.D76])/8" office:value-type="float" office:value="811.768708875" calcext:value-type="float">
            <text:p>811,768708875</text:p>
          </table:table-cell>
          <table:table-cell table:style-name="ce7" table:formula="of:=SUM([.E69:.E76])/8" office:value-type="float" office:value="192.535935" calcext:value-type="float">
            <text:p>192,535935</text:p>
          </table:table-cell>
          <table:table-cell table:style-name="ce7" table:formula="of:=[.D77]/[.E77]" office:value-type="float" office:value="4.21619324660095" calcext:value-type="float">
            <text:p>4,21619324660095</text:p>
          </table:table-cell>
          <table:table-cell table:style-name="ce7" table:formula="of:=SUM([.G69:.G76])/8" office:value-type="float" office:value="12142.4790005" calcext:value-type="float">
            <text:p>12142,4790005</text:p>
          </table:table-cell>
          <table:table-cell table:style-name="ce7" table:formula="of:=SUM([.H69:.H76])/8" office:value-type="float" office:value="575658.290635109" calcext:value-type="float">
            <text:p>575658,290635109</text:p>
          </table:table-cell>
          <table:table-cell table:style-name="ce7" table:formula="of:=SUM([.I69:.I76])/8" office:value-type="float" office:value="575658.290146828" calcext:value-type="float">
            <text:p>575658,290146828</text:p>
          </table:table-cell>
          <table:table-cell table:style-name="ce7" table:formula="of:=SUM([.J69:.J76])/8" office:value-type="float" office:value="330.116361021996" calcext:value-type="float">
            <text:p>330,116361021996</text:p>
          </table:table-cell>
          <table:table-cell table:style-name="ce7" table:formula="of:=SUM([.K69:.K76])/8" office:value-type="float" office:value="0.251157408580184" calcext:value-type="float">
            <text:p>0,251157408580184</text:p>
          </table:table-cell>
          <table:table-cell table:style-name="ce7" table:formula="of:=SUM([.L69:.L76])/8" office:value-type="float" office:value="0.999328829348087" calcext:value-type="float">
            <text:p>0,999328829348087</text:p>
          </table:table-cell>
          <table:table-cell table:style-name="ce7" table:formula="of:=SUM([.M69:.M76])/8" office:value-type="float" office:value="0.803766328066142" calcext:value-type="float">
            <text:p>0,803766328066142</text:p>
          </table:table-cell>
          <table:table-cell table:style-name="ce7" table:formula="of:=SUM([.N69:.N76])/8" office:value-type="float" office:value="0.785386029411765" calcext:value-type="float">
            <text:p>0,785386029411765</text:p>
          </table:table-cell>
          <table:table-cell table:style-name="ce7" table:formula="of:=SUM([.O69:.O76])/8" office:value-type="float" office:value="0.782334038984744" calcext:value-type="float">
            <text:p>0,782334038984744</text:p>
          </table:table-cell>
          <table:table-cell table:style-name="ce7" table:formula="of:=SUM([.P69:.P76])/8" office:value-type="float" office:value="0.828107925751417" calcext:value-type="float">
            <text:p>0,828107925751417</text:p>
          </table:table-cell>
          <table:table-cell table:style-name="ce7" table:formula="of:=SUM([.Q69:.Q76])/8" office:value-type="float" office:value="0.780884576303895" calcext:value-type="float">
            <text:p>0,780884576303895</text:p>
          </table:table-cell>
          <table:table-cell table:style-name="ce12" table:number-columns-repeated="48"/>
        </table:table-row>
        <table:table-row table:style-name="ro2">
          <table:table-cell table:style-name="Default" table:number-columns-repeated="17"/>
          <table:table-cell table:number-columns-repeated="48"/>
        </table:table-row>
        <table:table-row table:style-name="ro2">
          <table:table-cell table:style-name="ce27" office:value-type="string" calcext:value-type="string" table:number-columns-spanned="3" table:number-rows-spanned="1">
            <text:p>Best Value</text:p>
          </table:table-cell>
          <table:covered-table-cell table:number-columns-repeated="2" table:style-name="ce7"/>
          <table:table-cell table:style-name="ce29" table:formula="of:=MAX([.D12];[.D21];[.D30];[.D39];[.D50];[.D59];[.D68];[.D77];)" office:value-type="float" office:value="1079.85961" calcext:value-type="float">
            <text:p>1079,85961</text:p>
          </table:table-cell>
          <table:table-cell table:style-name="ce29" table:formula="of:=MAX([.E12];[.E21];[.E30];[.E39];[.E50];[.E59];[.E68];[.E77];)" office:value-type="float" office:value="192.535935" calcext:value-type="float">
            <text:p>192,535935</text:p>
          </table:table-cell>
          <table:table-cell table:style-name="ce29" table:formula="of:=MAX([.F12];[.F21];[.F30];[.F39];[.F50];[.F59];[.F68];[.F77];)" office:value-type="float" office:value="5.80698577494032" calcext:value-type="float">
            <text:p>5,80698577494032</text:p>
          </table:table-cell>
          <table:table-cell table:style-name="ce29" table:formula="of:=MAX([.G12];[.G21];[.G30];[.G39];[.G50];[.G59];[.G68];[.G77];)" office:value-type="float" office:value="31966.8365608005" calcext:value-type="float">
            <text:p>31966,8365608005</text:p>
          </table:table-cell>
          <table:table-cell table:style-name="ce29" table:formula="of:=MIN([.H12];[.H21];[.H30];[.H39];[.H50];[.H59];[.H68];[.H77])" office:value-type="float" office:value="0.0167781803756952" calcext:value-type="float">
            <text:p>0,016778180375695</text:p>
          </table:table-cell>
          <table:table-cell table:style-name="ce29" table:formula="of:=MIN([.I12];[.I21];[.I30];[.I39];[.I50];[.I59];[.I68];[.I77])" office:value-type="float" office:value="0.0167781803756952" calcext:value-type="float">
            <text:p>0,016778180375695</text:p>
          </table:table-cell>
          <table:table-cell table:style-name="ce29" table:formula="of:=MIN([.J12];[.J21];[.J30];[.J39];[.J50];[.J59];[.J68];[.J77])" office:value-type="float" office:value="0.0876352339982987" calcext:value-type="float">
            <text:p>0,087635233998299</text:p>
          </table:table-cell>
          <table:table-cell table:style-name="ce29" table:formula="of:=MAX([.K12];[.K21];[.K30];[.K39];[.K50];[.K59];[.K68];[.K77];)" office:value-type="float" office:value="0.251157408580184" calcext:value-type="float">
            <text:p>0,251157408580184</text:p>
          </table:table-cell>
          <table:table-cell table:style-name="ce29" table:formula="of:=MAX([.L12];[.L21];[.L30];[.L39];[.L50];[.L59];[.L68];[.L77];)" office:value-type="float" office:value="0.999328829348087" calcext:value-type="float">
            <text:p>0,999328829348087</text:p>
          </table:table-cell>
          <table:table-cell table:style-name="ce29" table:formula="of:=MAX([.M12];[.M21];[.M30];[.M39];[.M50];[.M59];[.M68];[.M77];)" office:value-type="float" office:value="0.938510822140795" calcext:value-type="float">
            <text:p>0,938510822140795</text:p>
          </table:table-cell>
          <table:table-cell table:style-name="ce29" table:formula="of:=MAX([.N12];[.N21];[.N30];[.N39];[.N50];[.N59];[.N68];[.N77];)" office:value-type="float" office:value="0.934103260869565" calcext:value-type="float">
            <text:p>0,934103260869565</text:p>
          </table:table-cell>
          <table:table-cell table:style-name="ce29" table:formula="of:=MAX([.O12];[.O21];[.O30];[.O39];[.O50];[.O59];[.O68];[.O77];)" office:value-type="float" office:value="0.929226387865795" calcext:value-type="float">
            <text:p>0,929226387865795</text:p>
          </table:table-cell>
          <table:table-cell table:style-name="ce29" table:formula="of:=MAX([.P12];[.P21];[.P30];[.P39];[.P50];[.P59];[.P68];[.P77];)" office:value-type="float" office:value="0.948778628557182" calcext:value-type="float">
            <text:p>0,948778628557182</text:p>
          </table:table-cell>
          <table:table-cell table:style-name="ce29" table:formula="of:=MAX([.Q12];[.Q21];[.Q30];[.Q39];[.Q50];[.Q59];[.Q68];[.Q77];)" office:value-type="float" office:value="0.933082538934014" calcext:value-type="float">
            <text:p>0,933082538934014</text:p>
          </table:table-cell>
          <table:table-cell table:number-columns-repeated="48"/>
        </table:table-row>
        <table:table-row table:style-name="ro2">
          <table:table-cell table:style-name="ce27" office:value-type="string" calcext:value-type="string" table:number-columns-spanned="3" table:number-rows-spanned="1">
            <text:p>Best Model</text:p>
          </table:table-cell>
          <table:covered-table-cell table:number-columns-repeated="2" table:style-name="ce7"/>
          <table:table-cell table:style-name="ce29" office:value-type="string" calcext:value-type="string">
            <text:p>2 – best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2 – all stocks – last</text:p>
          </table:table-cell>
          <table:table-cell table:style-name="ce29" office:value-type="string" calcext:value-type="string">
            <text:p>2 – all stocks - best</text:p>
          </table:table-cell>
          <table:table-cell table:number-columns-repeated="3" table:style-name="ce29" office:value-type="string" calcext:value-type="string">
            <text:p>11 – all stocks - best</text:p>
          </table:table-cell>
          <table:table-cell table:number-columns-repeated="2" table:style-name="ce29" office:value-type="string" calcext:value-type="string">
            <text:p>11 – last</text:p>
          </table:table-cell>
          <table:table-cell table:number-columns-repeated="5" table:style-name="ce29" office:value-type="string" calcext:value-type="string">
            <text:p>2 – last</text:p>
          </table:table-cell>
          <table:table-cell table:number-columns-repeated="48"/>
        </table:table-row>
        <table:table-row table:style-name="ro2">
          <table:table-cell table:style-name="ce27" office:value-type="string" calcext:value-type="string" table:number-columns-spanned="3" table:number-rows-spanned="1">
            <text:p>Best Model for type of metrics</text:p>
          </table:table-cell>
          <table:covered-table-cell table:number-columns-repeated="2" table:style-name="ce7"/>
          <table:table-cell table:style-name="ce27" office:value-type="string" calcext:value-type="string" table:number-columns-spanned="4" table:number-rows-spanned="1">
            <text:p>2 – all stocks - last </text:p>
          </table:table-cell>
          <table:covered-table-cell table:number-columns-repeated="3" table:style-name="ce7"/>
          <table:table-cell table:style-name="ce27" office:value-type="string" calcext:value-type="string" table:number-columns-spanned="5" table:number-rows-spanned="1">
            <text:p>-</text:p>
          </table:table-cell>
          <table:covered-table-cell table:number-columns-repeated="4" table:style-name="ce7"/>
          <table:table-cell table:style-name="ce27" office:value-type="string" calcext:value-type="string" table:number-columns-spanned="5" table:number-rows-spanned="1">
            <text:p>2 – last</text:p>
          </table:table-cell>
          <table:covered-table-cell table:number-columns-repeated="4" table:style-name="ce7"/>
          <table:table-cell table:number-columns-repeated="48"/>
        </table:table-row>
        <table:table-row table:style-name="ro2">
          <table:table-cell table:style-name="Default" table:number-columns-repeated="6"/>
          <table:table-cell table:style-name="Default" table:formula="of:=AVERAGE([.G69:.G76];[.G60:.G67];[.G51:.G58];[.G42:.G49];[.G31:.G38];[.G22:.G29];[.G13:.G20];[.G4:.G11])" office:value-type="float" office:value="16954.9729259374" calcext:value-type="float">
            <text:p>16954,9729259374</text:p>
          </table:table-cell>
          <table:table-cell table:style-name="Default" table:number-columns-repeated="10"/>
          <table:table-cell table:number-columns-repeated="48"/>
        </table:table-row>
        <table:table-row table:style-name="ro2">
          <table:table-cell table:style-name="Default" table:number-columns-repeated="6"/>
          <table:table-cell table:style-name="Default" table:formula="of:=MAX([.G4:.G77])" office:value-type="float" office:value="172454.493803369" calcext:value-type="float">
            <text:p>172454,493803369</text:p>
          </table:table-cell>
          <table:table-cell table:style-name="Default" table:number-columns-repeated="10"/>
          <table:table-cell table:number-columns-repeated="48"/>
        </table:table-row>
        <table:table-row table:style-name="ro2">
          <table:table-cell table:style-name="Default" table:number-columns-repeated="6"/>
          <table:table-cell table:style-name="Default" table:formula="of:=MIN([.G4:.G77])" office:value-type="float" office:value="-5525.08911724898" calcext:value-type="float">
            <text:p>-5525,08911724898</text:p>
          </table:table-cell>
          <table:table-cell table:style-name="Default" table:number-columns-repeated="10"/>
          <table:table-cell table:number-columns-repeated="48"/>
        </table:table-row>
        <table:table-row table:style-name="ro2">
          <table:table-cell table:style-name="Default" table:number-columns-repeated="6"/>
          <table:table-cell table:style-name="Default" table:formula="of:=COUNTIFS([.G4:.G77];&quot;&gt;0&quot;)" office:value-type="float" office:value="69" calcext:value-type="float">
            <text:p>69</text:p>
          </table:table-cell>
          <table:table-cell table:style-name="Default" table:number-columns-repeated="10"/>
          <table:table-cell table:number-columns-repeated="48"/>
        </table:table-row>
        <table:table-row table:style-name="ro2">
          <table:table-cell table:style-name="Default" table:number-columns-repeated="6"/>
          <table:table-cell table:style-name="Default" table:formula="of:=COUNTIFS([.G4:.G77];&quot;&lt;0&quot;)" office:value-type="float" office:value="3" calcext:value-type="float">
            <text:p>3</text:p>
          </table:table-cell>
          <table:table-cell table:style-name="Default" table:number-columns-repeated="10"/>
          <table:table-cell table:number-columns-repeated="48"/>
        </table:table-row>
      </table:table>
      <table:table table:name="QP4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6" table:default-cell-style-name="ce3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20" table:default-cell-style-name="ce6"/>
        <table:table-column table:style-name="co16" table:default-cell-style-name="ce6"/>
        <table:table-column table:style-name="co12" table:default-cell-style-name="ce6"/>
        <table:table-column table:style-name="co1" table:default-cell-style-name="ce6"/>
        <table:table-column table:style-name="co13" table:default-cell-style-name="ce6"/>
        <table:table-column table:style-name="co1" table:number-columns-repeated="3" table:default-cell-style-name="ce6"/>
        <table:table-column table:style-name="co1" table:number-columns-repeated="48" table:default-cell-style-name="Default"/>
        <table:table-row table:style-name="ro2">
          <table:table-cell table:style-name="Default" table:number-columns-repeated="16"/>
          <table:table-cell table:number-columns-repeated="48"/>
        </table:table-row>
        <table:table-row table:style-name="ro1">
          <table:table-cell table:style-name="ce1" office:value-type="string" calcext:value-type="string" table:number-columns-spanned="3" table:number-rows-spanned="1">
            <text:p>Model Data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Strategy Metrics</text:p>
          </table:table-cell>
          <table:covered-table-cell table:number-columns-repeated="2" table:style-name="ce5"/>
          <table:table-cell table:style-name="ce1" office:value-type="string" calcext:value-type="string" table:number-columns-spanned="5" table:number-rows-spanned="1">
            <text:p>Model Metrics</text:p>
          </table:table-cell>
          <table:covered-table-cell table:number-columns-repeated="4" table:style-name="ce5"/>
          <table:table-cell table:style-name="ce1" office:value-type="string" calcext:value-type="string" table:number-columns-spanned="5" table:number-rows-spanned="1">
            <text:p>Class Metrics</text:p>
          </table:table-cell>
          <table:covered-table-cell table:number-columns-repeated="4" table:style-name="ce5"/>
          <table:table-cell table:number-columns-repeated="48"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Epoch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Swing Return</text:p>
          </table:table-cell>
          <table:table-cell table:style-name="ce2" office:value-type="string" calcext:value-type="string">
            <text:p>Buy &amp; Hold Return</text:p>
          </table:table-cell>
          <table:table-cell table:style-name="ce2" office:value-type="string" calcext:value-type="string">
            <text:p>Auto13 ($22k) Retur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Mean² Error</text:p>
          </table:table-cell>
          <table:table-cell table:style-name="ce2" office:value-type="string" calcext:value-type="string">
            <text:p>Mean Abs. Erro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Cosine Sim.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ROC AUC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hour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722.95000000001" calcext:value-type="float">
            <text:p>3722,95000000001</text:p>
          </table:table-cell>
          <table:table-cell office:value-type="float" office:value="662.580999999998" calcext:value-type="float">
            <text:p>662,580999999998</text:p>
          </table:table-cell>
          <table:table-cell office:value-type="float" office:value="7445.9" calcext:value-type="float">
            <text:p>7445,9</text:p>
          </table:table-cell>
          <table:table-cell table:number-columns-repeated="2" office:value-type="float" office:value="137488320" calcext:value-type="float">
            <text:p>137488320</text:p>
          </table:table-cell>
          <table:table-cell office:value-type="float" office:value="11717.908203125" calcext:value-type="float">
            <text:p>11717,908203125</text:p>
          </table:table-cell>
          <table:table-cell office:value-type="float" office:value="0.376033067703247" calcext:value-type="float">
            <text:p>0,376033067703247</text:p>
          </table:table-cell>
          <table:table-cell office:value-type="float" office:value="0.94758665561676" calcext:value-type="float">
            <text:p>0,94758665561676</text:p>
          </table:table-cell>
          <table:table-cell office:value-type="float" office:value="0.702702702702703" calcext:value-type="float">
            <text:p>0,702702702702703</text:p>
          </table:table-cell>
          <table:table-cell office:value-type="float" office:value="0.611764705882353" calcext:value-type="float">
            <text:p>0,611764705882353</text:p>
          </table:table-cell>
          <table:table-cell office:value-type="float" office:value="0.629032258064516" calcext:value-type="float">
            <text:p>0,629032258064516</text:p>
          </table:table-cell>
          <table:table-cell office:value-type="float" office:value="0.795918367346939" calcext:value-type="float">
            <text:p>0,795918367346939</text:p>
          </table:table-cell>
          <table:table-cell office:value-type="float" office:value="0.578514739229025" calcext:value-type="float">
            <text:p>0,57851473922902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hour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267999999999994" calcext:value-type="float">
            <text:p>0,267999999999994</text:p>
          </table:table-cell>
          <table:table-cell office:value-type="float" office:value="0.145" calcext:value-type="float">
            <text:p>0,145</text:p>
          </table:table-cell>
          <table:table-cell office:value-type="float" office:value="56.1190000000024" calcext:value-type="float">
            <text:p>56,1190000000024</text:p>
          </table:table-cell>
          <table:table-cell table:number-columns-repeated="2" office:value-type="float" office:value="42.8217735290527" calcext:value-type="float">
            <text:p>42,8217735290527</text:p>
          </table:table-cell>
          <table:table-cell office:value-type="float" office:value="6.54166650772095" calcext:value-type="float">
            <text:p>6,54166650772095</text:p>
          </table:table-cell>
          <table:table-cell office:value-type="float" office:value="0.963636338710785" calcext:value-type="float">
            <text:p>0,963636338710785</text:p>
          </table:table-cell>
          <table:table-cell office:value-type="float" office:value="0.910786688327789" calcext:value-type="float">
            <text:p>0,910786688327789</text:p>
          </table:table-cell>
          <table:table-cell office:value-type="float" office:value="0.32" calcext:value-type="float">
            <text:p>0,32</text:p>
          </table:table-cell>
          <table:table-cell office:value-type="float" office:value="0.5" calcext:value-type="float">
            <text:p>0,5</text:p>
          </table:table-cell>
          <table:table-cell office:value-type="float" office:value="0.296296296296296" calcext:value-type="float">
            <text:p>0,296296296296296</text:p>
          </table:table-cell>
          <table:table-cell office:value-type="float" office:value="0.347826086956522" calcext:value-type="float">
            <text:p>0,347826086956522</text:p>
          </table:table-cell>
          <table:table-cell office:value-type="float" office:value="0.46280193236715" calcext:value-type="float">
            <text:p>0,4628019323671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hour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-3.00600000000009" calcext:value-type="float">
            <text:p>-3,00600000000009</text:p>
          </table:table-cell>
          <table:table-cell office:value-type="float" office:value="-25.31" calcext:value-type="float">
            <text:p>-25,31</text:p>
          </table:table-cell>
          <table:table-cell office:value-type="float" office:value="-29.9470000000038" calcext:value-type="float">
            <text:p>-29,9470000000038</text:p>
          </table:table-cell>
          <table:table-cell table:number-columns-repeated="2" office:value-type="float" office:value="189835.90625" calcext:value-type="float">
            <text:p>189835,90625</text:p>
          </table:table-cell>
          <table:table-cell office:value-type="float" office:value="435.592193603516" calcext:value-type="float">
            <text:p>435,592193603516</text:p>
          </table:table-cell>
          <table:table-cell office:value-type="float" office:value="0.927272737026215" calcext:value-type="float">
            <text:p>0,927272737026215</text:p>
          </table:table-cell>
          <table:table-cell office:value-type="float" office:value="0.854767978191376" calcext:value-type="float">
            <text:p>0,854767978191376</text:p>
          </table:table-cell>
          <table:table-cell office:value-type="float" office:value="0.509090909090909" calcext:value-type="float">
            <text:p>0,509090909090909</text:p>
          </table:table-cell>
          <table:table-cell office:value-type="float" office:value="0.602941176470588" calcext:value-type="float">
            <text:p>0,602941176470588</text:p>
          </table:table-cell>
          <table:table-cell office:value-type="float" office:value="0.538461538461538" calcext:value-type="float">
            <text:p>0,538461538461538</text:p>
          </table:table-cell>
          <table:table-cell office:value-type="float" office:value="0.482758620689655" calcext:value-type="float">
            <text:p>0,482758620689655</text:p>
          </table:table-cell>
          <table:table-cell office:value-type="float" office:value="0.587533156498674" calcext:value-type="float">
            <text:p>0,58753315649867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hour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-0.469999999999997" calcext:value-type="float">
            <text:p>-0,469999999999997</text:p>
          </table:table-cell>
          <table:table-cell office:value-type="float" office:value="0.0600000000000005" calcext:value-type="float">
            <text:p>0,060000000000001</text:p>
          </table:table-cell>
          <table:table-cell office:value-type="float" office:value="-71.3199999999997" calcext:value-type="float">
            <text:p>-71,3199999999997</text:p>
          </table:table-cell>
          <table:table-cell table:number-columns-repeated="2" office:value-type="float" office:value="114.74641418457" calcext:value-type="float">
            <text:p>114,74641418457</text:p>
          </table:table-cell>
          <table:table-cell office:value-type="float" office:value="10.7094974517822" calcext:value-type="float">
            <text:p>10,7094974517822</text:p>
          </table:table-cell>
          <table:table-cell office:value-type="float" office:value="1" calcext:value-type="float">
            <text:p>1</text:p>
          </table:table-cell>
          <table:table-cell office:value-type="float" office:value="0.858497440814972" calcext:value-type="float">
            <text:p>0,858497440814972</text:p>
          </table:table-cell>
          <table:table-cell office:value-type="float" office:value="0.311111111111111" calcext:value-type="float">
            <text:p>0,311111111111111</text:p>
          </table:table-cell>
          <table:table-cell office:value-type="float" office:value="0.544117647058823" calcext:value-type="float">
            <text:p>0,544117647058823</text:p>
          </table:table-cell>
          <table:table-cell office:value-type="float" office:value="0.291666666666667" calcext:value-type="float">
            <text:p>0,291666666666667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485815602836879" calcext:value-type="float">
            <text:p>0,485815602836879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2 – hour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4:.D7])/4" office:value-type="float" office:value="929.935500000002" calcext:value-type="float">
            <text:p>929,935500000002</text:p>
          </table:table-cell>
          <table:table-cell table:style-name="ce7" table:formula="of:=SUM([.E4:.E7])/4" office:value-type="float" office:value="159.369" calcext:value-type="float">
            <text:p>159,369</text:p>
          </table:table-cell>
          <table:table-cell table:style-name="ce7" table:formula="of:=SUM([.F4:.F7])/4" office:value-type="float" office:value="1850.188" calcext:value-type="float">
            <text:p>1850,188</text:p>
          </table:table-cell>
          <table:table-cell table:style-name="ce7" table:formula="of:=SUM([.G4:.G7])/4" office:value-type="float" office:value="34419578.3686094" calcext:value-type="float">
            <text:p>34419578,3686094</text:p>
          </table:table-cell>
          <table:table-cell table:style-name="ce7" table:formula="of:=SUM([.H4:.H7])/4" office:value-type="float" office:value="34419578.3686094" calcext:value-type="float">
            <text:p>34419578,3686094</text:p>
          </table:table-cell>
          <table:table-cell table:style-name="ce7" table:formula="of:=SUM([.I4:.I7])/4" office:value-type="float" office:value="3042.687890172" calcext:value-type="float">
            <text:p>3042,687890172</text:p>
          </table:table-cell>
          <table:table-cell table:style-name="ce7" table:formula="of:=SUM([.J4:.J7])/4" office:value-type="float" office:value="0.816735535860062" calcext:value-type="float">
            <text:p>0,816735535860062</text:p>
          </table:table-cell>
          <table:table-cell table:style-name="ce7" table:formula="of:=SUM([.K4:.K7])/4" office:value-type="float" office:value="0.892909690737724" calcext:value-type="float">
            <text:p>0,892909690737724</text:p>
          </table:table-cell>
          <table:table-cell table:style-name="ce7" table:formula="of:=SUM([.L4:.L7])/4" office:value-type="float" office:value="0.460726180726181" calcext:value-type="float">
            <text:p>0,460726180726181</text:p>
          </table:table-cell>
          <table:table-cell table:style-name="ce7" table:formula="of:=SUM([.M4:.M7])/4" office:value-type="float" office:value="0.564705882352941" calcext:value-type="float">
            <text:p>0,564705882352941</text:p>
          </table:table-cell>
          <table:table-cell table:style-name="ce7" table:formula="of:=SUM([.N4:.N7])/4" office:value-type="float" office:value="0.438864189872254" calcext:value-type="float">
            <text:p>0,438864189872254</text:p>
          </table:table-cell>
          <table:table-cell table:style-name="ce7" table:formula="of:=SUM([.O4:.O7])/4" office:value-type="float" office:value="0.489959102081612" calcext:value-type="float">
            <text:p>0,489959102081612</text:p>
          </table:table-cell>
          <table:table-cell table:style-name="ce7" table:formula="of:=SUM([.P4:.P7])/4" office:value-type="float" office:value="0.528666357732932" calcext:value-type="float">
            <text:p>0,528666357732932</text:p>
          </table:table-cell>
          <table:table-cell table:style-name="ce12" table:number-columns-repeated="48"/>
        </table:table-row>
        <table:table-row table:style-name="ro1">
          <table:table-cell office:value-type="string" calcext:value-type="string">
            <text:p>2 – hou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058.172" calcext:value-type="float">
            <text:p>3058,172</text:p>
          </table:table-cell>
          <table:table-cell office:value-type="float" office:value="662.580999999998" calcext:value-type="float">
            <text:p>662,580999999998</text:p>
          </table:table-cell>
          <table:table-cell office:value-type="float" office:value="6116.34399999999" calcext:value-type="float">
            <text:p>6116,34399999999</text:p>
          </table:table-cell>
          <table:table-cell table:number-columns-repeated="2" office:value-type="float" office:value="137488480" calcext:value-type="float">
            <text:p>137488480</text:p>
          </table:table-cell>
          <table:table-cell office:value-type="float" office:value="11717.9169921875" calcext:value-type="float">
            <text:p>11717,9169921875</text:p>
          </table:table-cell>
          <table:table-cell office:value-type="float" office:value="0.326446294784546" calcext:value-type="float">
            <text:p>0,326446294784546</text:p>
          </table:table-cell>
          <table:table-cell office:value-type="float" office:value="0.939245581626892" calcext:value-type="float">
            <text:p>0,939245581626892</text:p>
          </table:table-cell>
          <table:table-cell office:value-type="float" office:value="0.690909090909091" calcext:value-type="float">
            <text:p>0,690909090909091</text:p>
          </table:table-cell>
          <table:table-cell office:value-type="float" office:value="0.6" calcext:value-type="float">
            <text:p>0,6</text:p>
          </table:table-cell>
          <table:table-cell office:value-type="float" office:value="0.622950819672131" calcext:value-type="float">
            <text:p>0,622950819672131</text:p>
          </table:table-cell>
          <table:table-cell office:value-type="float" office:value="0.775510204081633" calcext:value-type="float">
            <text:p>0,775510204081633</text:p>
          </table:table-cell>
          <table:table-cell office:value-type="float" office:value="0.568310657596372" calcext:value-type="float">
            <text:p>0,56831065759637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hou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267999999999994" calcext:value-type="float">
            <text:p>0,267999999999994</text:p>
          </table:table-cell>
          <table:table-cell office:value-type="float" office:value="0.145" calcext:value-type="float">
            <text:p>0,145</text:p>
          </table:table-cell>
          <table:table-cell office:value-type="float" office:value="58.0739999999969" calcext:value-type="float">
            <text:p>58,0739999999969</text:p>
          </table:table-cell>
          <table:table-cell table:number-columns-repeated="2" office:value-type="float" office:value="42.8037338256836" calcext:value-type="float">
            <text:p>42,8037338256836</text:p>
          </table:table-cell>
          <table:table-cell office:value-type="float" office:value="6.54028272628784" calcext:value-type="float">
            <text:p>6,54028272628784</text:p>
          </table:table-cell>
          <table:table-cell office:value-type="float" office:value="1" calcext:value-type="float">
            <text:p>1</text:p>
          </table:table-cell>
          <table:table-cell office:value-type="float" office:value="0.910536766052246" calcext:value-type="float">
            <text:p>0,910536766052246</text:p>
          </table:table-cell>
          <table:table-cell office:value-type="float" office:value="0.32" calcext:value-type="float">
            <text:p>0,32</text:p>
          </table:table-cell>
          <table:table-cell office:value-type="float" office:value="0.5" calcext:value-type="float">
            <text:p>0,5</text:p>
          </table:table-cell>
          <table:table-cell office:value-type="float" office:value="0.296296296296296" calcext:value-type="float">
            <text:p>0,296296296296296</text:p>
          </table:table-cell>
          <table:table-cell office:value-type="float" office:value="0.347826086956522" calcext:value-type="float">
            <text:p>0,347826086956522</text:p>
          </table:table-cell>
          <table:table-cell office:value-type="float" office:value="0.46280193236715" calcext:value-type="float">
            <text:p>0,4628019323671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hou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-11.278" calcext:value-type="float">
            <text:p>-11,278</text:p>
          </table:table-cell>
          <table:table-cell office:value-type="float" office:value="-25.31" calcext:value-type="float">
            <text:p>-25,31</text:p>
          </table:table-cell>
          <table:table-cell office:value-type="float" office:value="-104.758000000002" calcext:value-type="float">
            <text:p>-104,758000000002</text:p>
          </table:table-cell>
          <table:table-cell table:number-columns-repeated="2" office:value-type="float" office:value="189838.65625" calcext:value-type="float">
            <text:p>189838,65625</text:p>
          </table:table-cell>
          <table:table-cell office:value-type="float" office:value="435.595306396484" calcext:value-type="float">
            <text:p>435,595306396484</text:p>
          </table:table-cell>
          <table:table-cell office:value-type="float" office:value="0.963636338710785" calcext:value-type="float">
            <text:p>0,963636338710785</text:p>
          </table:table-cell>
          <table:table-cell office:value-type="float" office:value="0.853603005409241" calcext:value-type="float">
            <text:p>0,853603005409241</text:p>
          </table:table-cell>
          <table:table-cell office:value-type="float" office:value="0.528301886792453" calcext:value-type="float">
            <text:p>0,528301886792453</text:p>
          </table:table-cell>
          <table:table-cell office:value-type="float" office:value="0.632352941176471" calcext:value-type="float">
            <text:p>0,632352941176471</text:p>
          </table:table-cell>
          <table:table-cell office:value-type="float" office:value="0.583333333333333" calcext:value-type="float">
            <text:p>0,583333333333333</text:p>
          </table:table-cell>
          <table:table-cell office:value-type="float" office:value="0.482758620689655" calcext:value-type="float">
            <text:p>0,482758620689655</text:p>
          </table:table-cell>
          <table:table-cell office:value-type="float" office:value="0.613174182139699" calcext:value-type="float">
            <text:p>0,61317418213969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hou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-0.469999999999997" calcext:value-type="float">
            <text:p>-0,469999999999997</text:p>
          </table:table-cell>
          <table:table-cell office:value-type="float" office:value="0.0600000000000005" calcext:value-type="float">
            <text:p>0,060000000000001</text:p>
          </table:table-cell>
          <table:table-cell office:value-type="float" office:value="-74.2949999999946" calcext:value-type="float">
            <text:p>-74,2949999999946</text:p>
          </table:table-cell>
          <table:table-cell table:number-columns-repeated="2" office:value-type="float" office:value="114.715286254883" calcext:value-type="float">
            <text:p>114,715286254883</text:p>
          </table:table-cell>
          <table:table-cell office:value-type="float" office:value="10.7080698013306" calcext:value-type="float">
            <text:p>10,7080698013306</text:p>
          </table:table-cell>
          <table:table-cell office:value-type="float" office:value="1" calcext:value-type="float">
            <text:p>1</text:p>
          </table:table-cell>
          <table:table-cell office:value-type="float" office:value="0.859944820404053" calcext:value-type="float">
            <text:p>0,859944820404053</text:p>
          </table:table-cell>
          <table:table-cell office:value-type="float" office:value="0.311111111111111" calcext:value-type="float">
            <text:p>0,311111111111111</text:p>
          </table:table-cell>
          <table:table-cell office:value-type="float" office:value="0.544117647058823" calcext:value-type="float">
            <text:p>0,544117647058823</text:p>
          </table:table-cell>
          <table:table-cell office:value-type="float" office:value="0.291666666666667" calcext:value-type="float">
            <text:p>0,291666666666667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485815602836879" calcext:value-type="float">
            <text:p>0,485815602836879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2 – hour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9:.D12])/4" office:value-type="float" office:value="761.673000000001" calcext:value-type="float">
            <text:p>761,673000000001</text:p>
          </table:table-cell>
          <table:table-cell table:style-name="ce7" table:formula="of:=SUM([.E9:.E12])/4" office:value-type="float" office:value="159.369" calcext:value-type="float">
            <text:p>159,369</text:p>
          </table:table-cell>
          <table:table-cell table:style-name="ce7" table:formula="of:=SUM([.F9:.F12])/4" office:value-type="float" office:value="1498.84125" calcext:value-type="float">
            <text:p>1498,84125</text:p>
          </table:table-cell>
          <table:table-cell table:style-name="ce7" table:formula="of:=SUM([.G9:.G12])/4" office:value-type="float" office:value="34419619.0438175" calcext:value-type="float">
            <text:p>34419619,0438175</text:p>
          </table:table-cell>
          <table:table-cell table:style-name="ce7" table:formula="of:=SUM([.H9:.H12])/4" office:value-type="float" office:value="34419619.0438175" calcext:value-type="float">
            <text:p>34419619,0438175</text:p>
          </table:table-cell>
          <table:table-cell table:style-name="ce7" table:formula="of:=SUM([.I9:.I12])/4" office:value-type="float" office:value="3042.6901627779" calcext:value-type="float">
            <text:p>3042,6901627779</text:p>
          </table:table-cell>
          <table:table-cell table:style-name="ce7" table:formula="of:=SUM([.J9:.J12])/4" office:value-type="float" office:value="0.822520658373833" calcext:value-type="float">
            <text:p>0,822520658373833</text:p>
          </table:table-cell>
          <table:table-cell table:style-name="ce7" table:formula="of:=SUM([.K9:.K12])/4" office:value-type="float" office:value="0.890832543373108" calcext:value-type="float">
            <text:p>0,890832543373108</text:p>
          </table:table-cell>
          <table:table-cell table:style-name="ce7" table:formula="of:=SUM([.L9:.L12])/4" office:value-type="float" office:value="0.462580522203164" calcext:value-type="float">
            <text:p>0,462580522203164</text:p>
          </table:table-cell>
          <table:table-cell table:style-name="ce7" table:formula="of:=SUM([.M9:.M12])/4" office:value-type="float" office:value="0.569117647058823" calcext:value-type="float">
            <text:p>0,569117647058823</text:p>
          </table:table-cell>
          <table:table-cell table:style-name="ce7" table:formula="of:=SUM([.N9:.N12])/4" office:value-type="float" office:value="0.448561778992107" calcext:value-type="float">
            <text:p>0,448561778992107</text:p>
          </table:table-cell>
          <table:table-cell table:style-name="ce7" table:formula="of:=SUM([.O9:.O12])/4" office:value-type="float" office:value="0.484857061265286" calcext:value-type="float">
            <text:p>0,484857061265286</text:p>
          </table:table-cell>
          <table:table-cell table:style-name="ce7" table:formula="of:=SUM([.P9:.P12])/4" office:value-type="float" office:value="0.532525593735025" calcext:value-type="float">
            <text:p>0,532525593735025</text:p>
          </table:table-cell>
          <table:table-cell table:style-name="ce12" table:number-columns-repeated="48"/>
        </table:table-row>
        <table:table-row table:style-name="ro1">
          <table:table-cell office:value-type="string" calcext:value-type="string">
            <text:p>11 – hour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-418.004000000026" calcext:value-type="float">
            <text:p>-418,004000000026</text:p>
          </table:table-cell>
          <table:table-cell office:value-type="float" office:value="662.580999999998" calcext:value-type="float">
            <text:p>662,580999999998</text:p>
          </table:table-cell>
          <table:table-cell office:value-type="float" office:value="-836.008000000089" calcext:value-type="float">
            <text:p>-836,008000000089</text:p>
          </table:table-cell>
          <table:table-cell table:number-columns-repeated="2" office:value-type="float" office:value="137941792" calcext:value-type="float">
            <text:p>137941792</text:p>
          </table:table-cell>
          <table:table-cell office:value-type="float" office:value="11736.681640625" calcext:value-type="float">
            <text:p>11736,681640625</text:p>
          </table:table-cell>
          <table:table-cell office:value-type="float" office:value="0.328840970993042" calcext:value-type="float">
            <text:p>0,328840970993042</text:p>
          </table:table-cell>
          <table:table-cell office:value-type="float" office:value="0.98572313785553" calcext:value-type="float">
            <text:p>0,98572313785553</text:p>
          </table:table-cell>
          <table:table-cell office:value-type="float" office:value="0.675521821631879" calcext:value-type="float">
            <text:p>0,675521821631879</text:p>
          </table:table-cell>
          <table:table-cell office:value-type="float" office:value="0.544" calcext:value-type="float">
            <text:p>0,544</text:p>
          </table:table-cell>
          <table:table-cell office:value-type="float" office:value="0.57051282051282" calcext:value-type="float">
            <text:p>0,57051282051282</text:p>
          </table:table-cell>
          <table:table-cell office:value-type="float" office:value="0.827906976744186" calcext:value-type="float">
            <text:p>0,827906976744186</text:p>
          </table:table-cell>
          <table:table-cell office:value-type="float" office:value="0.495203488372093" calcext:value-type="float">
            <text:p>0,49520348837209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hour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1.029" calcext:value-type="float">
            <text:p>1,029</text:p>
          </table:table-cell>
          <table:table-cell office:value-type="float" office:value="0.249999999999999" calcext:value-type="float">
            <text:p>0,249999999999999</text:p>
          </table:table-cell>
          <table:table-cell office:value-type="float" office:value="247.162999999997" calcext:value-type="float">
            <text:p>247,162999999997</text:p>
          </table:table-cell>
          <table:table-cell table:number-columns-repeated="2" office:value-type="float" office:value="42.4988822937012" calcext:value-type="float">
            <text:p>42,4988822937012</text:p>
          </table:table-cell>
          <table:table-cell office:value-type="float" office:value="6.51717138290405" calcext:value-type="float">
            <text:p>6,51717138290405</text:p>
          </table:table-cell>
          <table:table-cell office:value-type="float" office:value="0.699999988079071" calcext:value-type="float">
            <text:p>0,699999988079071</text:p>
          </table:table-cell>
          <table:table-cell office:value-type="float" office:value="0.958379447460175" calcext:value-type="float">
            <text:p>0,958379447460175</text:p>
          </table:table-cell>
          <table:table-cell office:value-type="float" office:value="0.518518518518518" calcext:value-type="float">
            <text:p>0,518518518518518</text:p>
          </table:table-cell>
          <table:table-cell office:value-type="float" office:value="0.585106382978723" calcext:value-type="float">
            <text:p>0,585106382978723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596870342771982" calcext:value-type="float">
            <text:p>0,59687034277198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hour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44.3940000000001" calcext:value-type="float">
            <text:p>44,3940000000001</text:p>
          </table:table-cell>
          <table:table-cell office:value-type="float" office:value="-27.79" calcext:value-type="float">
            <text:p>-27,79</text:p>
          </table:table-cell>
          <table:table-cell office:value-type="float" office:value="196.012999999984" calcext:value-type="float">
            <text:p>196,012999999984</text:p>
          </table:table-cell>
          <table:table-cell table:number-columns-repeated="2" office:value-type="float" office:value="189033.78125" calcext:value-type="float">
            <text:p>189033,78125</text:p>
          </table:table-cell>
          <table:table-cell office:value-type="float" office:value="434.669616699219" calcext:value-type="float">
            <text:p>434,669616699219</text:p>
          </table:table-cell>
          <table:table-cell office:value-type="float" office:value="0.444444447755814" calcext:value-type="float">
            <text:p>0,444444447755814</text:p>
          </table:table-cell>
          <table:table-cell office:value-type="float" office:value="0.955923914909363" calcext:value-type="float">
            <text:p>0,955923914909363</text:p>
          </table:table-cell>
          <table:table-cell office:value-type="float" office:value="0.463414634146342" calcext:value-type="float">
            <text:p>0,463414634146342</text:p>
          </table:table-cell>
          <table:table-cell office:value-type="float" office:value="0.531914893617021" calcext:value-type="float">
            <text:p>0,531914893617021</text:p>
          </table:table-cell>
          <table:table-cell office:value-type="float" office:value="0.441860465116279" calcext:value-type="float">
            <text:p>0,441860465116279</text:p>
          </table:table-cell>
          <table:table-cell office:value-type="float" office:value="0.487179487179487" calcext:value-type="float">
            <text:p>0,487179487179487</text:p>
          </table:table-cell>
          <table:table-cell office:value-type="float" office:value="0.525407925407925" calcext:value-type="float">
            <text:p>0,52540792540792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hour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-0.147999999999989" calcext:value-type="float">
            <text:p>-0,147999999999989</text:p>
          </table:table-cell>
          <table:table-cell office:value-type="float" office:value="0.0750000000000011" calcext:value-type="float">
            <text:p>0,075000000000001</text:p>
          </table:table-cell>
          <table:table-cell office:value-type="float" office:value="-28.8410000000003" calcext:value-type="float">
            <text:p>-28,8410000000003</text:p>
          </table:table-cell>
          <table:table-cell table:number-columns-repeated="2" office:value-type="float" office:value="114.611946105957" calcext:value-type="float">
            <text:p>114,611946105957</text:p>
          </table:table-cell>
          <table:table-cell office:value-type="float" office:value="10.7033271789551" calcext:value-type="float">
            <text:p>10,7033271789551</text:p>
          </table:table-cell>
          <table:table-cell office:value-type="float" office:value="0.74444442987442" calcext:value-type="float">
            <text:p>0,74444442987442</text:p>
          </table:table-cell>
          <table:table-cell office:value-type="float" office:value="0.895038545131683" calcext:value-type="float">
            <text:p>0,895038545131683</text:p>
          </table:table-cell>
          <table:table-cell office:value-type="float" office:value="0.388059701492537" calcext:value-type="float">
            <text:p>0,388059701492537</text:p>
          </table:table-cell>
          <table:table-cell office:value-type="float" office:value="0.563829787234043" calcext:value-type="float">
            <text:p>0,56382978723404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464285714285714" calcext:value-type="float">
            <text:p>0,464285714285714</text:p>
          </table:table-cell>
          <table:table-cell office:value-type="float" office:value="0.53517316017316" calcext:value-type="float">
            <text:p>0,53517316017316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11 – hour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4:.D17])/4" office:value-type="float" office:value="-93.1822500000066" calcext:value-type="float">
            <text:p>-93,1822500000066</text:p>
          </table:table-cell>
          <table:table-cell table:style-name="ce7" table:formula="of:=SUM([.E14:.E17])/4" office:value-type="float" office:value="158.779" calcext:value-type="float">
            <text:p>158,779</text:p>
          </table:table-cell>
          <table:table-cell table:style-name="ce7" table:formula="of:=SUM([.F14:.F17])/4" office:value-type="float" office:value="-105.418250000027" calcext:value-type="float">
            <text:p>-105,418250000027</text:p>
          </table:table-cell>
          <table:table-cell table:style-name="ce7" table:formula="of:=SUM([.G14:.G17])/4" office:value-type="float" office:value="34532745.7230196" calcext:value-type="float">
            <text:p>34532745,7230196</text:p>
          </table:table-cell>
          <table:table-cell table:style-name="ce7" table:formula="of:=SUM([.H14:.H17])/4" office:value-type="float" office:value="34532745.7230196" calcext:value-type="float">
            <text:p>34532745,7230196</text:p>
          </table:table-cell>
          <table:table-cell table:style-name="ce7" table:formula="of:=SUM([.I14:.I17])/4" office:value-type="float" office:value="3047.14293897152" calcext:value-type="float">
            <text:p>3047,14293897152</text:p>
          </table:table-cell>
          <table:table-cell table:style-name="ce7" table:formula="of:=SUM([.J14:.J17])/4" office:value-type="float" office:value="0.554432459175587" calcext:value-type="float">
            <text:p>0,554432459175587</text:p>
          </table:table-cell>
          <table:table-cell table:style-name="ce7" table:formula="of:=SUM([.K14:.K17])/4" office:value-type="float" office:value="0.948766261339188" calcext:value-type="float">
            <text:p>0,948766261339188</text:p>
          </table:table-cell>
          <table:table-cell table:style-name="ce7" table:formula="of:=SUM([.L14:.L17])/4" office:value-type="float" office:value="0.511378668947319" calcext:value-type="float">
            <text:p>0,511378668947319</text:p>
          </table:table-cell>
          <table:table-cell table:style-name="ce7" table:formula="of:=SUM([.M14:.M17])/4" office:value-type="float" office:value="0.556212765957447" calcext:value-type="float">
            <text:p>0,556212765957447</text:p>
          </table:table-cell>
          <table:table-cell table:style-name="ce7" table:formula="of:=SUM([.N14:.N17])/4" office:value-type="float" office:value="0.445801654740608" calcext:value-type="float">
            <text:p>0,445801654740608</text:p>
          </table:table-cell>
          <table:table-cell table:style-name="ce7" table:formula="of:=SUM([.O14:.O17])/4" office:value-type="float" office:value="0.603933953643256" calcext:value-type="float">
            <text:p>0,603933953643256</text:p>
          </table:table-cell>
          <table:table-cell table:style-name="ce7" table:formula="of:=SUM([.P14:.P17])/4" office:value-type="float" office:value="0.53816372918129" calcext:value-type="float">
            <text:p>0,53816372918129</text:p>
          </table:table-cell>
          <table:table-cell table:style-name="ce12" table:number-columns-repeated="48"/>
        </table:table-row>
        <table:table-row table:style-name="ro1">
          <table:table-cell office:value-type="string" calcext:value-type="string">
            <text:p>11 – hou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80.906999999977" calcext:value-type="float">
            <text:p>380,906999999977</text:p>
          </table:table-cell>
          <table:table-cell office:value-type="float" office:value="662.580999999998" calcext:value-type="float">
            <text:p>662,580999999998</text:p>
          </table:table-cell>
          <table:table-cell office:value-type="float" office:value="761.813999999929" calcext:value-type="float">
            <text:p>761,813999999929</text:p>
          </table:table-cell>
          <table:table-cell table:number-columns-repeated="2" office:value-type="float" office:value="137942080" calcext:value-type="float">
            <text:p>137942080</text:p>
          </table:table-cell>
          <table:table-cell office:value-type="float" office:value="11736.6943359375" calcext:value-type="float">
            <text:p>11736,6943359375</text:p>
          </table:table-cell>
          <table:table-cell office:value-type="float" office:value="0.331536382436752" calcext:value-type="float">
            <text:p>0,331536382436752</text:p>
          </table:table-cell>
          <table:table-cell office:value-type="float" office:value="0.985898911952972" calcext:value-type="float">
            <text:p>0,985898911952972</text:p>
          </table:table-cell>
          <table:table-cell office:value-type="float" office:value="0.718518518518518" calcext:value-type="float">
            <text:p>0,718518518518518</text:p>
          </table:table-cell>
          <table:table-cell office:value-type="float" office:value="0.594666666666667" calcext:value-type="float">
            <text:p>0,594666666666667</text:p>
          </table:table-cell>
          <table:table-cell office:value-type="float" office:value="0.596923076923077" calcext:value-type="float">
            <text:p>0,596923076923077</text:p>
          </table:table-cell>
          <table:table-cell office:value-type="float" office:value="0.902325581395349" calcext:value-type="float">
            <text:p>0,902325581395349</text:p>
          </table:table-cell>
          <table:table-cell office:value-type="float" office:value="0.541787790697674" calcext:value-type="float">
            <text:p>0,54178779069767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hou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.049" calcext:value-type="float">
            <text:p>1,049</text:p>
          </table:table-cell>
          <table:table-cell office:value-type="float" office:value="0.249999999999999" calcext:value-type="float">
            <text:p>0,249999999999999</text:p>
          </table:table-cell>
          <table:table-cell office:value-type="float" office:value="228.247999999989" calcext:value-type="float">
            <text:p>228,247999999989</text:p>
          </table:table-cell>
          <table:table-cell table:number-columns-repeated="2" office:value-type="float" office:value="42.6935882568359" calcext:value-type="float">
            <text:p>42,6935882568359</text:p>
          </table:table-cell>
          <table:table-cell office:value-type="float" office:value="6.53225374221802" calcext:value-type="float">
            <text:p>6,53225374221802</text:p>
          </table:table-cell>
          <table:table-cell office:value-type="float" office:value="0.699999988079071" calcext:value-type="float">
            <text:p>0,699999988079071</text:p>
          </table:table-cell>
          <table:table-cell office:value-type="float" office:value="0.95422488451004" calcext:value-type="float">
            <text:p>0,95422488451004</text:p>
          </table:table-cell>
          <table:table-cell office:value-type="float" office:value="0.531645569620253" calcext:value-type="float">
            <text:p>0,531645569620253</text:p>
          </table:table-cell>
          <table:table-cell office:value-type="float" office:value="0.606382978723404" calcext:value-type="float">
            <text:p>0,606382978723404</text:p>
          </table:table-cell>
          <table:table-cell office:value-type="float" office:value="0.456521739130435" calcext:value-type="float">
            <text:p>0,456521739130435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613263785394933" calcext:value-type="float">
            <text:p>0,61326378539493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hou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44.3940000000001" calcext:value-type="float">
            <text:p>44,3940000000001</text:p>
          </table:table-cell>
          <table:table-cell office:value-type="float" office:value="-27.79" calcext:value-type="float">
            <text:p>-27,79</text:p>
          </table:table-cell>
          <table:table-cell office:value-type="float" office:value="224.003999999994" calcext:value-type="float">
            <text:p>224,003999999994</text:p>
          </table:table-cell>
          <table:table-cell table:number-columns-repeated="2" office:value-type="float" office:value="189057.5625" calcext:value-type="float">
            <text:p>189057,5625</text:p>
          </table:table-cell>
          <table:table-cell office:value-type="float" office:value="434.697052001953" calcext:value-type="float">
            <text:p>434,697052001953</text:p>
          </table:table-cell>
          <table:table-cell office:value-type="float" office:value="0.388888895511627" calcext:value-type="float">
            <text:p>0,388888895511627</text:p>
          </table:table-cell>
          <table:table-cell office:value-type="float" office:value="0.916842818260193" calcext:value-type="float">
            <text:p>0,916842818260193</text:p>
          </table:table-cell>
          <table:table-cell office:value-type="float" office:value="0.463414634146342" calcext:value-type="float">
            <text:p>0,463414634146342</text:p>
          </table:table-cell>
          <table:table-cell office:value-type="float" office:value="0.531914893617021" calcext:value-type="float">
            <text:p>0,531914893617021</text:p>
          </table:table-cell>
          <table:table-cell office:value-type="float" office:value="0.441860465116279" calcext:value-type="float">
            <text:p>0,441860465116279</text:p>
          </table:table-cell>
          <table:table-cell office:value-type="float" office:value="0.487179487179487" calcext:value-type="float">
            <text:p>0,487179487179487</text:p>
          </table:table-cell>
          <table:table-cell office:value-type="float" office:value="0.525407925407925" calcext:value-type="float">
            <text:p>0,52540792540792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hou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-0.104999999999995" calcext:value-type="float">
            <text:p>-0,104999999999995</text:p>
          </table:table-cell>
          <table:table-cell office:value-type="float" office:value="0.0750000000000011" calcext:value-type="float">
            <text:p>0,075000000000001</text:p>
          </table:table-cell>
          <table:table-cell office:value-type="float" office:value="-15.804999999993" calcext:value-type="float">
            <text:p>-15,804999999993</text:p>
          </table:table-cell>
          <table:table-cell table:number-columns-repeated="2" office:value-type="float" office:value="114.220291137695" calcext:value-type="float">
            <text:p>114,220291137695</text:p>
          </table:table-cell>
          <table:table-cell office:value-type="float" office:value="10.6849145889282" calcext:value-type="float">
            <text:p>10,6849145889282</text:p>
          </table:table-cell>
          <table:table-cell office:value-type="float" office:value="0.733333349227905" calcext:value-type="float">
            <text:p>0,733333349227905</text:p>
          </table:table-cell>
          <table:table-cell office:value-type="float" office:value="0.900266706943512" calcext:value-type="float">
            <text:p>0,900266706943512</text:p>
          </table:table-cell>
          <table:table-cell office:value-type="float" office:value="0.461538461538462" calcext:value-type="float">
            <text:p>0,461538461538462</text:p>
          </table:table-cell>
          <table:table-cell office:value-type="float" office:value="0.627659574468085" calcext:value-type="float">
            <text:p>0,627659574468085</text:p>
          </table:table-cell>
          <table:table-cell office:value-type="float" office:value="0.405405405405405" calcext:value-type="float">
            <text:p>0,405405405405405</text:p>
          </table:table-cell>
          <table:table-cell office:value-type="float" office:value="0.535714285714286" calcext:value-type="float">
            <text:p>0,535714285714286</text:p>
          </table:table-cell>
          <table:table-cell office:value-type="float" office:value="0.601190476190476" calcext:value-type="float">
            <text:p>0,601190476190476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11 – hour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9:.D22])/4" office:value-type="float" office:value="106.561249999994" calcext:value-type="float">
            <text:p>106,561249999994</text:p>
          </table:table-cell>
          <table:table-cell table:style-name="ce7" table:formula="of:=SUM([.E19:.E22])/4" office:value-type="float" office:value="158.779" calcext:value-type="float">
            <text:p>158,779</text:p>
          </table:table-cell>
          <table:table-cell table:style-name="ce7" table:formula="of:=SUM([.F19:.F22])/4" office:value-type="float" office:value="299.56524999998" calcext:value-type="float">
            <text:p>299,56524999998</text:p>
          </table:table-cell>
          <table:table-cell table:style-name="ce7" table:formula="of:=SUM([.G19:.G22])/4" office:value-type="float" office:value="34532823.6190948" calcext:value-type="float">
            <text:p>34532823,6190948</text:p>
          </table:table-cell>
          <table:table-cell table:style-name="ce7" table:formula="of:=SUM([.H19:.H22])/4" office:value-type="float" office:value="34532823.6190948" calcext:value-type="float">
            <text:p>34532823,6190948</text:p>
          </table:table-cell>
          <table:table-cell table:style-name="ce7" table:formula="of:=SUM([.I19:.I22])/4" office:value-type="float" office:value="3047.15213906765" calcext:value-type="float">
            <text:p>3047,15213906765</text:p>
          </table:table-cell>
          <table:table-cell table:style-name="ce7" table:formula="of:=SUM([.J19:.J22])/4" office:value-type="float" office:value="0.538439653813839" calcext:value-type="float">
            <text:p>0,538439653813839</text:p>
          </table:table-cell>
          <table:table-cell table:style-name="ce7" table:formula="of:=SUM([.K19:.K22])/4" office:value-type="float" office:value="0.939308330416679" calcext:value-type="float">
            <text:p>0,939308330416679</text:p>
          </table:table-cell>
          <table:table-cell table:style-name="ce7" table:formula="of:=SUM([.L19:.L22])/4" office:value-type="float" office:value="0.543779295955894" calcext:value-type="float">
            <text:p>0,543779295955894</text:p>
          </table:table-cell>
          <table:table-cell table:style-name="ce7" table:formula="of:=SUM([.M19:.M22])/4" office:value-type="float" office:value="0.590156028368794" calcext:value-type="float">
            <text:p>0,590156028368794</text:p>
          </table:table-cell>
          <table:table-cell table:style-name="ce7" table:formula="of:=SUM([.N19:.N22])/4" office:value-type="float" office:value="0.475177671643799" calcext:value-type="float">
            <text:p>0,475177671643799</text:p>
          </table:table-cell>
          <table:table-cell table:style-name="ce7" table:formula="of:=SUM([.O19:.O22])/4" office:value-type="float" office:value="0.640395747663189" calcext:value-type="float">
            <text:p>0,640395747663189</text:p>
          </table:table-cell>
          <table:table-cell table:style-name="ce7" table:formula="of:=SUM([.P19:.P22])/4" office:value-type="float" office:value="0.570412494422752" calcext:value-type="float">
            <text:p>0,570412494422752</text:p>
          </table:table-cell>
          <table:table-cell table:style-name="ce12" table:number-columns-repeated="48"/>
        </table:table-row>
        <table:table-row table:style-name="ro2">
          <table:table-cell table:style-name="Default" table:number-columns-repeated="16"/>
          <table:table-cell table:number-columns-repeated="48"/>
        </table:table-row>
        <table:table-row table:style-name="ro1">
          <table:table-cell table:style-name="ce33" office:value-type="string" calcext:value-type="string" table:number-columns-spanned="16" table:number-rows-spanned="1">
            <text:p>Baselines</text:p>
          </table:table-cell>
          <table:covered-table-cell table:number-columns-repeated="15" table:style-name="Default"/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8968.571775" calcext:value-type="float">
            <text:p>38968,571775</text:p>
          </table:table-cell>
          <table:table-cell office:value-type="float" office:value="1330.264648" calcext:value-type="float">
            <text:p>1330,264648</text:p>
          </table:table-cell>
          <table:table-cell table:style-name="ce10" office:value-type="float" office:value="77937.14355" calcext:value-type="float">
            <text:p>77937,14355</text:p>
          </table:table-cell>
          <table:table-cell table:number-columns-repeated="2" office:value-type="float" office:value="84470480" calcext:value-type="float">
            <text:p>84470480</text:p>
          </table:table-cell>
          <table:table-cell office:value-type="float" office:value="9068.470703125" calcext:value-type="float">
            <text:p>9068,470703125</text:p>
          </table:table-cell>
          <table:table-cell office:value-type="float" office:value="0.0992907807230949" calcext:value-type="float">
            <text:p>0,099290780723095</text:p>
          </table:table-cell>
          <table:table-cell office:value-type="float" office:value="0.99827641248703" calcext:value-type="float">
            <text:p>0,99827641248703</text:p>
          </table:table-cell>
          <table:table-cell office:value-type="float" office:value="0.87037037037037" calcext:value-type="float">
            <text:p>0,87037037037037</text:p>
          </table:table-cell>
          <table:table-cell office:value-type="float" office:value="0.871559633027523" calcext:value-type="float">
            <text:p>0,871559633027523</text:p>
          </table:table-cell>
          <table:table-cell office:value-type="float" office:value="0.886792452830189" calcext:value-type="float">
            <text:p>0,886792452830189</text:p>
          </table:table-cell>
          <table:table-cell office:value-type="float" office:value="0.854545454545455" calcext:value-type="float">
            <text:p>0,854545454545455</text:p>
          </table:table-cell>
          <table:table-cell office:value-type="float" office:value="0.871717171717172" calcext:value-type="float">
            <text:p>0,871717171717172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117.359997" calcext:value-type="float">
            <text:p>117,359997</text:p>
          </table:table-cell>
          <table:table-cell office:value-type="float" office:value="-4.65" calcext:value-type="float">
            <text:p>-4,65</text:p>
          </table:table-cell>
          <table:table-cell table:style-name="ce10" office:value-type="float" office:value="80481.998893" calcext:value-type="float">
            <text:p>80481,998893</text:p>
          </table:table-cell>
          <table:table-cell table:number-columns-repeated="2" office:value-type="float" office:value="145.595657348633" calcext:value-type="float">
            <text:p>145,595657348633</text:p>
          </table:table-cell>
          <table:table-cell office:value-type="float" office:value="11.686056137085" calcext:value-type="float">
            <text:p>11,686056137085</text:p>
          </table:table-cell>
          <table:table-cell office:value-type="float" office:value="0.157947689294815" calcext:value-type="float">
            <text:p>0,157947689294815</text:p>
          </table:table-cell>
          <table:table-cell office:value-type="float" office:value="0.998305380344391" calcext:value-type="float">
            <text:p>0,998305380344391</text:p>
          </table:table-cell>
          <table:table-cell office:value-type="float" office:value="0.925224327018943" calcext:value-type="float">
            <text:p>0,925224327018943</text:p>
          </table:table-cell>
          <table:table-cell office:value-type="float" office:value="0.925521350546177" calcext:value-type="float">
            <text:p>0,925521350546177</text:p>
          </table:table-cell>
          <table:table-cell office:value-type="float" office:value="0.929859719438878" calcext:value-type="float">
            <text:p>0,929859719438878</text:p>
          </table:table-cell>
          <table:table-cell office:value-type="float" office:value="0.920634920634921" calcext:value-type="float">
            <text:p>0,920634920634921</text:p>
          </table:table-cell>
          <table:table-cell office:value-type="float" office:value="0.925526207832371" calcext:value-type="float">
            <text:p>0,925526207832371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342.222062" calcext:value-type="float">
            <text:p>1342,222062</text:p>
          </table:table-cell>
          <table:table-cell office:value-type="float" office:value="370.564003" calcext:value-type="float">
            <text:p>370,564003</text:p>
          </table:table-cell>
          <table:table-cell table:style-name="ce10" office:value-type="float" office:value="62204.820294" calcext:value-type="float">
            <text:p>62204,820294</text:p>
          </table:table-cell>
          <table:table-cell table:number-columns-repeated="2" office:value-type="float" office:value="26800.212890625" calcext:value-type="float">
            <text:p>26800,212890625</text:p>
          </table:table-cell>
          <table:table-cell office:value-type="float" office:value="121.992118835449" calcext:value-type="float">
            <text:p>121,992118835449</text:p>
          </table:table-cell>
          <table:table-cell office:value-type="float" office:value="0.060362171381712" calcext:value-type="float">
            <text:p>0,060362171381712</text:p>
          </table:table-cell>
          <table:table-cell office:value-type="float" office:value="0.995827317237854" calcext:value-type="float">
            <text:p>0,995827317237854</text:p>
          </table:table-cell>
          <table:table-cell office:value-type="float" office:value="0.976660682226212" calcext:value-type="float">
            <text:p>0,976660682226212</text:p>
          </table:table-cell>
          <table:table-cell office:value-type="float" office:value="0.974509803921569" calcext:value-type="float">
            <text:p>0,974509803921569</text:p>
          </table:table-cell>
          <table:table-cell office:value-type="float" office:value="0.971428571428571" calcext:value-type="float">
            <text:p>0,971428571428571</text:p>
          </table:table-cell>
          <table:table-cell office:value-type="float" office:value="0.981949458483754" calcext:value-type="float">
            <text:p>0,981949458483754</text:p>
          </table:table-cell>
          <table:table-cell office:value-type="float" office:value="0.973807347267628" calcext:value-type="float">
            <text:p>0,973807347267628</text:p>
          </table:table-cell>
          <table:table-cell table:style-name="ce12"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102.93" calcext:value-type="float">
            <text:p>102,93</text:p>
          </table:table-cell>
          <table:table-cell office:value-type="float" office:value="-0.0700000000000021" calcext:value-type="float">
            <text:p>-0,070000000000002</text:p>
          </table:table-cell>
          <table:table-cell table:style-name="ce10" office:value-type="float" office:value="63164.67" calcext:value-type="float">
            <text:p>63164,67</text:p>
          </table:table-cell>
          <table:table-cell table:number-columns-repeated="2" office:value-type="float" office:value="135.539367675781" calcext:value-type="float">
            <text:p>135,539367675781</text:p>
          </table:table-cell>
          <table:table-cell office:value-type="float" office:value="11.4865226745605" calcext:value-type="float">
            <text:p>11,4865226745605</text:p>
          </table:table-cell>
          <table:table-cell office:value-type="float" office:value="0.109409190714359" calcext:value-type="float">
            <text:p>0,109409190714359</text:p>
          </table:table-cell>
          <table:table-cell office:value-type="float" office:value="0.999192714691162" calcext:value-type="float">
            <text:p>0,999192714691162</text:p>
          </table:table-cell>
          <table:table-cell office:value-type="float" office:value="0.940438871473354" calcext:value-type="float">
            <text:p>0,940438871473354</text:p>
          </table:table-cell>
          <table:table-cell office:value-type="float" office:value="0.938511326860841" calcext:value-type="float">
            <text:p>0,938511326860841</text:p>
          </table:table-cell>
          <table:table-cell office:value-type="float" office:value="0.943396226415094" calcext:value-type="float">
            <text:p>0,943396226415094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938548657718121" calcext:value-type="float">
            <text:p>0,938548657718121</text:p>
          </table:table-cell>
          <table:table-cell table:number-columns-repeated="4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6:.D29])/4" office:value-type="float" office:value="10132.7709585" calcext:value-type="float">
            <text:p>10132,7709585</text:p>
          </table:table-cell>
          <table:table-cell table:style-name="ce7" table:formula="of:=SUM([.E26:.E29])/4" office:value-type="float" office:value="424.02716275" calcext:value-type="float">
            <text:p>424,02716275</text:p>
          </table:table-cell>
          <table:table-cell table:style-name="ce7" table:formula="of:=SUM([.F26:.F29])/4" office:value-type="float" office:value="70947.15818425" calcext:value-type="float">
            <text:p>70947,15818425</text:p>
          </table:table-cell>
          <table:table-cell table:style-name="ce7" table:formula="of:=SUM([.G26:.G29])/4" office:value-type="float" office:value="21124390.3369789" calcext:value-type="float">
            <text:p>21124390,3369789</text:p>
          </table:table-cell>
          <table:table-cell table:style-name="ce7" table:formula="of:=SUM([.H26:.H29])/4" office:value-type="float" office:value="21124390.3369789" calcext:value-type="float">
            <text:p>21124390,3369789</text:p>
          </table:table-cell>
          <table:table-cell table:style-name="ce7" table:formula="of:=SUM([.I26:.I29])/4" office:value-type="float" office:value="2303.40885019302" calcext:value-type="float">
            <text:p>2303,40885019302</text:p>
          </table:table-cell>
          <table:table-cell table:style-name="ce7" table:formula="of:=SUM([.J26:.J29])/4" office:value-type="float" office:value="0.106752458028495" calcext:value-type="float">
            <text:p>0,106752458028495</text:p>
          </table:table-cell>
          <table:table-cell table:style-name="ce7" table:formula="of:=SUM([.K26:.K29])/4" office:value-type="float" office:value="0.997900456190109" calcext:value-type="float">
            <text:p>0,997900456190109</text:p>
          </table:table-cell>
          <table:table-cell table:style-name="ce7" table:formula="of:=SUM([.L26:.L29])/4" office:value-type="float" office:value="0.92817356277222" calcext:value-type="float">
            <text:p>0,92817356277222</text:p>
          </table:table-cell>
          <table:table-cell table:style-name="ce7" table:formula="of:=SUM([.M26:.M29])/4" office:value-type="float" office:value="0.927525528589027" calcext:value-type="float">
            <text:p>0,927525528589027</text:p>
          </table:table-cell>
          <table:table-cell table:style-name="ce7" table:formula="of:=SUM([.N26:.N29])/4" office:value-type="float" office:value="0.932869242528183" calcext:value-type="float">
            <text:p>0,932869242528183</text:p>
          </table:table-cell>
          <table:table-cell table:style-name="ce7" table:formula="of:=SUM([.O26:.O29])/4" office:value-type="float" office:value="0.923657458416032" calcext:value-type="float">
            <text:p>0,923657458416032</text:p>
          </table:table-cell>
          <table:table-cell table:style-name="ce7" table:formula="of:=SUM([.P26:.P29])/4" office:value-type="float" office:value="0.927399846133823" calcext:value-type="float">
            <text:p>0,927399846133823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8329.449703" calcext:value-type="float">
            <text:p>38329,449703</text:p>
          </table:table-cell>
          <table:table-cell office:value-type="float" office:value="1330.264648" calcext:value-type="float">
            <text:p>1330,264648</text:p>
          </table:table-cell>
          <table:table-cell table:style-name="ce10" office:value-type="float" office:value="76658.8994060001" calcext:value-type="float">
            <text:p>76658,8994060001</text:p>
          </table:table-cell>
          <table:table-cell table:number-columns-repeated="2" office:value-type="float" office:value="84470688" calcext:value-type="float">
            <text:p>84470688</text:p>
          </table:table-cell>
          <table:table-cell office:value-type="float" office:value="9068.4814453125" calcext:value-type="float">
            <text:p>9068,4814453125</text:p>
          </table:table-cell>
          <table:table-cell office:value-type="float" office:value="0.122931443154812" calcext:value-type="float">
            <text:p>0,122931443154812</text:p>
          </table:table-cell>
          <table:table-cell office:value-type="float" office:value="0.998393952846527" calcext:value-type="float">
            <text:p>0,998393952846527</text:p>
          </table:table-cell>
          <table:table-cell office:value-type="float" office:value="0.867749419953596" calcext:value-type="float">
            <text:p>0,867749419953596</text:p>
          </table:table-cell>
          <table:table-cell office:value-type="float" office:value="0.869266055045872" calcext:value-type="float">
            <text:p>0,869266055045872</text:p>
          </table:table-cell>
          <table:table-cell office:value-type="float" office:value="0.886255924170616" calcext:value-type="float">
            <text:p>0,886255924170616</text:p>
          </table:table-cell>
          <table:table-cell office:value-type="float" office:value="0.85" calcext:value-type="float">
            <text:p>0,85</text:p>
          </table:table-cell>
          <table:table-cell office:value-type="float" office:value="0.869444444444444" calcext:value-type="float">
            <text:p>0,869444444444444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17.679997" calcext:value-type="float">
            <text:p>117,679997</text:p>
          </table:table-cell>
          <table:table-cell office:value-type="float" office:value="-4.65" calcext:value-type="float">
            <text:p>-4,65</text:p>
          </table:table-cell>
          <table:table-cell table:style-name="ce10" office:value-type="float" office:value="82421.288847" calcext:value-type="float">
            <text:p>82421,288847</text:p>
          </table:table-cell>
          <table:table-cell table:number-columns-repeated="2" office:value-type="float" office:value="145.535919189453" calcext:value-type="float">
            <text:p>145,535919189453</text:p>
          </table:table-cell>
          <table:table-cell office:value-type="float" office:value="11.6839122772217" calcext:value-type="float">
            <text:p>11,6839122772217</text:p>
          </table:table-cell>
          <table:table-cell office:value-type="float" office:value="0.0724346041679382" calcext:value-type="float">
            <text:p>0,072434604167938</text:p>
          </table:table-cell>
          <table:table-cell office:value-type="float" office:value="0.998267829418182" calcext:value-type="float">
            <text:p>0,998267829418182</text:p>
          </table:table-cell>
          <table:table-cell office:value-type="float" office:value="0.93491124260355" calcext:value-type="float">
            <text:p>0,93491124260355</text:p>
          </table:table-cell>
          <table:table-cell office:value-type="float" office:value="0.934458788480636" calcext:value-type="float">
            <text:p>0,934458788480636</text:p>
          </table:table-cell>
          <table:table-cell office:value-type="float" office:value="0.929411764705882" calcext:value-type="float">
            <text:p>0,929411764705882</text:p>
          </table:table-cell>
          <table:table-cell office:value-type="float" office:value="0.94047619047619" calcext:value-type="float">
            <text:p>0,94047619047619</text:p>
          </table:table-cell>
          <table:table-cell office:value-type="float" office:value="0.934452806967717" calcext:value-type="float">
            <text:p>0,934452806967717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59.549992" calcext:value-type="float">
            <text:p>1259,549992</text:p>
          </table:table-cell>
          <table:table-cell office:value-type="float" office:value="370.564003" calcext:value-type="float">
            <text:p>370,564003</text:p>
          </table:table-cell>
          <table:table-cell table:style-name="ce10" office:value-type="float" office:value="61063.074416" calcext:value-type="float">
            <text:p>61063,074416</text:p>
          </table:table-cell>
          <table:table-cell table:number-columns-repeated="2" office:value-type="float" office:value="26805.521484375" calcext:value-type="float">
            <text:p>26805,521484375</text:p>
          </table:table-cell>
          <table:table-cell office:value-type="float" office:value="122.002227783203" calcext:value-type="float">
            <text:p>122,002227783203</text:p>
          </table:table-cell>
          <table:table-cell office:value-type="float" office:value="0.0945674031972885" calcext:value-type="float">
            <text:p>0,094567403197289</text:p>
          </table:table-cell>
          <table:table-cell office:value-type="float" office:value="0.994981408119202" calcext:value-type="float">
            <text:p>0,994981408119202</text:p>
          </table:table-cell>
          <table:table-cell office:value-type="float" office:value="0.959558823529412" calcext:value-type="float">
            <text:p>0,959558823529412</text:p>
          </table:table-cell>
          <table:table-cell office:value-type="float" office:value="0.956862745098039" calcext:value-type="float">
            <text:p>0,956862745098039</text:p>
          </table:table-cell>
          <table:table-cell office:value-type="float" office:value="0.97752808988764" calcext:value-type="float">
            <text:p>0,97752808988764</text:p>
          </table:table-cell>
          <table:table-cell office:value-type="float" office:value="0.942238267148014" calcext:value-type="float">
            <text:p>0,942238267148014</text:p>
          </table:table-cell>
          <table:table-cell office:value-type="float" office:value="0.958243597093321" calcext:value-type="float">
            <text:p>0,958243597093321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103.23" calcext:value-type="float">
            <text:p>103,23</text:p>
          </table:table-cell>
          <table:table-cell office:value-type="float" office:value="-0.0700000000000021" calcext:value-type="float">
            <text:p>-0,070000000000002</text:p>
          </table:table-cell>
          <table:table-cell table:style-name="ce10" office:value-type="float" office:value="66722.2400000001" calcext:value-type="float">
            <text:p>66722,2400000001</text:p>
          </table:table-cell>
          <table:table-cell table:number-columns-repeated="2" office:value-type="float" office:value="135.593551635742" calcext:value-type="float">
            <text:p>135,593551635742</text:p>
          </table:table-cell>
          <table:table-cell office:value-type="float" office:value="11.4883050918579" calcext:value-type="float">
            <text:p>11,4883050918579</text:p>
          </table:table-cell>
          <table:table-cell office:value-type="float" office:value="0.0711159706115723" calcext:value-type="float">
            <text:p>0,071115970611572</text:p>
          </table:table-cell>
          <table:table-cell office:value-type="float" office:value="0.999177873134613" calcext:value-type="float">
            <text:p>0,999177873134613</text:p>
          </table:table-cell>
          <table:table-cell office:value-type="float" office:value="0.965732087227414" calcext:value-type="float">
            <text:p>0,965732087227414</text:p>
          </table:table-cell>
          <table:table-cell office:value-type="float" office:value="0.964401294498382" calcext:value-type="float">
            <text:p>0,964401294498382</text:p>
          </table:table-cell>
          <table:table-cell office:value-type="float" office:value="0.962732919254658" calcext:value-type="float">
            <text:p>0,962732919254658</text:p>
          </table:table-cell>
          <table:table-cell office:value-type="float" office:value="0.96875" calcext:value-type="float">
            <text:p>0,96875</text:p>
          </table:table-cell>
          <table:table-cell office:value-type="float" office:value="0.964240771812081" calcext:value-type="float">
            <text:p>0,964240771812081</text:p>
          </table:table-cell>
          <table:table-cell table:number-columns-repeated="4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31:.D34])/4" office:value-type="float" office:value="9952.477423" calcext:value-type="float">
            <text:p>9952,477423</text:p>
          </table:table-cell>
          <table:table-cell table:style-name="ce7" table:formula="of:=SUM([.E31:.E34])/4" office:value-type="float" office:value="424.02716275" calcext:value-type="float">
            <text:p>424,02716275</text:p>
          </table:table-cell>
          <table:table-cell table:style-name="ce7" table:formula="of:=SUM([.F31:.F34])/4" office:value-type="float" office:value="71716.37566725" calcext:value-type="float">
            <text:p>71716,37566725</text:p>
          </table:table-cell>
          <table:table-cell table:style-name="ce7" table:formula="of:=SUM([.G31:.G34])/4" office:value-type="float" office:value="21124443.6627388" calcext:value-type="float">
            <text:p>21124443,6627388</text:p>
          </table:table-cell>
          <table:table-cell table:style-name="ce7" table:formula="of:=SUM([.H31:.H34])/4" office:value-type="float" office:value="21124443.6627388" calcext:value-type="float">
            <text:p>21124443,6627388</text:p>
          </table:table-cell>
          <table:table-cell table:style-name="ce7" table:formula="of:=SUM([.I31:.I34])/4" office:value-type="float" office:value="2303.4139726162" calcext:value-type="float">
            <text:p>2303,4139726162</text:p>
          </table:table-cell>
          <table:table-cell table:style-name="ce7" table:formula="of:=SUM([.J31:.J34])/4" office:value-type="float" office:value="0.0902623552829027" calcext:value-type="float">
            <text:p>0,090262355282903</text:p>
          </table:table-cell>
          <table:table-cell table:style-name="ce7" table:formula="of:=SUM([.K31:.K34])/4" office:value-type="float" office:value="0.997705265879631" calcext:value-type="float">
            <text:p>0,997705265879631</text:p>
          </table:table-cell>
          <table:table-cell table:style-name="ce7" table:formula="of:=SUM([.L31:.L34])/4" office:value-type="float" office:value="0.931987893328493" calcext:value-type="float">
            <text:p>0,931987893328493</text:p>
          </table:table-cell>
          <table:table-cell table:style-name="ce7" table:formula="of:=SUM([.M31:.M34])/4" office:value-type="float" office:value="0.931247220780732" calcext:value-type="float">
            <text:p>0,931247220780732</text:p>
          </table:table-cell>
          <table:table-cell table:style-name="ce7" table:formula="of:=SUM([.N31:.N34])/4" office:value-type="float" office:value="0.938982174504699" calcext:value-type="float">
            <text:p>0,938982174504699</text:p>
          </table:table-cell>
          <table:table-cell table:style-name="ce7" table:formula="of:=SUM([.O31:.O34])/4" office:value-type="float" office:value="0.925366114406051" calcext:value-type="float">
            <text:p>0,925366114406051</text:p>
          </table:table-cell>
          <table:table-cell table:style-name="ce7" table:formula="of:=SUM([.P31:.P34])/4" office:value-type="float" office:value="0.931595405079391" calcext:value-type="float">
            <text:p>0,931595405079391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46523.239742" calcext:value-type="float">
            <text:p>46523,239742</text:p>
          </table:table-cell>
          <table:table-cell office:value-type="float" office:value="9192.542725" calcext:value-type="float">
            <text:p>9192,542725</text:p>
          </table:table-cell>
          <table:table-cell table:style-name="ce10" office:value-type="float" office:value="93046.4794840002" calcext:value-type="float">
            <text:p>93046,4794840002</text:p>
          </table:table-cell>
          <table:table-cell table:number-columns-repeated="2" office:value-type="float" office:value="75110568" calcext:value-type="float">
            <text:p>75110568</text:p>
          </table:table-cell>
          <table:table-cell office:value-type="float" office:value="8336.9560546875" calcext:value-type="float">
            <text:p>8336,9560546875</text:p>
          </table:table-cell>
          <table:table-cell office:value-type="float" office:value="0.118195958435535" calcext:value-type="float">
            <text:p>0,118195958435535</text:p>
          </table:table-cell>
          <table:table-cell office:value-type="float" office:value="0.999323666095733" calcext:value-type="float">
            <text:p>0,999323666095733</text:p>
          </table:table-cell>
          <table:table-cell office:value-type="float" office:value="0.712842712842713" calcext:value-type="float">
            <text:p>0,712842712842713</text:p>
          </table:table-cell>
          <table:table-cell office:value-type="float" office:value="0.69242658423493" calcext:value-type="float">
            <text:p>0,69242658423493</text:p>
          </table:table-cell>
          <table:table-cell office:value-type="float" office:value="0.709770114942529" calcext:value-type="float">
            <text:p>0,709770114942529</text:p>
          </table:table-cell>
          <table:table-cell office:value-type="float" office:value="0.715942028985507" calcext:value-type="float">
            <text:p>0,715942028985507</text:p>
          </table:table-cell>
          <table:table-cell office:value-type="float" office:value="0.690752471446396" calcext:value-type="float">
            <text:p>0,690752471446396</text:p>
          </table:table-cell>
          <table:table-cell table:style-name="ce12"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138.109993" calcext:value-type="float">
            <text:p>138,109993</text:p>
          </table:table-cell>
          <table:table-cell office:value-type="float" office:value="-4.09" calcext:value-type="float">
            <text:p>-4,09</text:p>
          </table:table-cell>
          <table:table-cell table:style-name="ce10" office:value-type="float" office:value="93766.6139370001" calcext:value-type="float">
            <text:p>93766,6139370001</text:p>
          </table:table-cell>
          <table:table-cell table:number-columns-repeated="2" office:value-type="float" office:value="113.765960693359" calcext:value-type="float">
            <text:p>113,765960693359</text:p>
          </table:table-cell>
          <table:table-cell office:value-type="float" office:value="10.0545816421509" calcext:value-type="float">
            <text:p>10,0545816421509</text:p>
          </table:table-cell>
          <table:table-cell office:value-type="float" office:value="0.172781854867935" calcext:value-type="float">
            <text:p>0,172781854867935</text:p>
          </table:table-cell>
          <table:table-cell office:value-type="float" office:value="0.999148011207581" calcext:value-type="float">
            <text:p>0,999148011207581</text:p>
          </table:table-cell>
          <table:table-cell office:value-type="float" office:value="0.778292521508934" calcext:value-type="float">
            <text:p>0,778292521508934</text:p>
          </table:table-cell>
          <table:table-cell office:value-type="float" office:value="0.7771124417831" calcext:value-type="float">
            <text:p>0,7771124417831</text:p>
          </table:table-cell>
          <table:table-cell office:value-type="float" office:value="0.781914893617021" calcext:value-type="float">
            <text:p>0,781914893617021</text:p>
          </table:table-cell>
          <table:table-cell office:value-type="float" office:value="0.774703557312253" calcext:value-type="float">
            <text:p>0,774703557312253</text:p>
          </table:table-cell>
          <table:table-cell office:value-type="float" office:value="0.777136724892686" calcext:value-type="float">
            <text:p>0,777136724892686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907.054040000001" calcext:value-type="float">
            <text:p>907,054040000001</text:p>
          </table:table-cell>
          <table:table-cell office:value-type="float" office:value="351.819999" calcext:value-type="float">
            <text:p>351,819999</text:p>
          </table:table-cell>
          <table:table-cell table:style-name="ce10" office:value-type="float" office:value="19526.766316" calcext:value-type="float">
            <text:p>19526,766316</text:p>
          </table:table-cell>
          <table:table-cell table:number-columns-repeated="2" office:value-type="float" office:value="20111.833984375" calcext:value-type="float">
            <text:p>20111,833984375</text:p>
          </table:table-cell>
          <table:table-cell office:value-type="float" office:value="103.985534667969" calcext:value-type="float">
            <text:p>103,985534667969</text:p>
          </table:table-cell>
          <table:table-cell office:value-type="float" office:value="0.220159158110619" calcext:value-type="float">
            <text:p>0,220159158110619</text:p>
          </table:table-cell>
          <table:table-cell office:value-type="float" office:value="0.999119102954864" calcext:value-type="float">
            <text:p>0,999119102954864</text:p>
          </table:table-cell>
          <table:table-cell office:value-type="float" office:value="0.683107274969174" calcext:value-type="float">
            <text:p>0,683107274969174</text:p>
          </table:table-cell>
          <table:table-cell office:value-type="float" office:value="0.660949868073879" calcext:value-type="float">
            <text:p>0,660949868073879</text:p>
          </table:table-cell>
          <table:table-cell office:value-type="float" office:value="0.656398104265403" calcext:value-type="float">
            <text:p>0,656398104265403</text:p>
          </table:table-cell>
          <table:table-cell office:value-type="float" office:value="0.712082262210797" calcext:value-type="float">
            <text:p>0,712082262210797</text:p>
          </table:table-cell>
          <table:table-cell office:value-type="float" office:value="0.659564166335751" calcext:value-type="float">
            <text:p>0,659564166335751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89.8400000000001" calcext:value-type="float">
            <text:p>89,8400000000001</text:p>
          </table:table-cell>
          <table:table-cell office:value-type="float" office:value="3.17" calcext:value-type="float">
            <text:p>3,17</text:p>
          </table:table-cell>
          <table:table-cell table:style-name="ce10" office:value-type="float" office:value="36164.05" calcext:value-type="float">
            <text:p>36164,05</text:p>
          </table:table-cell>
          <table:table-cell table:number-columns-repeated="2" office:value-type="float" office:value="101.298782348633" calcext:value-type="float">
            <text:p>101,298782348633</text:p>
          </table:table-cell>
          <table:table-cell office:value-type="float" office:value="9.46497535705566" calcext:value-type="float">
            <text:p>9,46497535705566</text:p>
          </table:table-cell>
          <table:table-cell office:value-type="float" office:value="0.131979689002037" calcext:value-type="float">
            <text:p>0,131979689002037</text:p>
          </table:table-cell>
          <table:table-cell office:value-type="float" office:value="0.999437689781189" calcext:value-type="float">
            <text:p>0,999437689781189</text:p>
          </table:table-cell>
          <table:table-cell office:value-type="float" office:value="0.703757225433526" calcext:value-type="float">
            <text:p>0,703757225433526</text:p>
          </table:table-cell>
          <table:table-cell office:value-type="float" office:value="0.70354302241504" calcext:value-type="float">
            <text:p>0,70354302241504</text:p>
          </table:table-cell>
          <table:table-cell office:value-type="float" office:value="0.716176470588235" calcext:value-type="float">
            <text:p>0,716176470588235</text:p>
          </table:table-cell>
          <table:table-cell office:value-type="float" office:value="0.691761363636364" calcext:value-type="float">
            <text:p>0,691761363636364</text:p>
          </table:table-cell>
          <table:table-cell office:value-type="float" office:value="0.703759915986076" calcext:value-type="float">
            <text:p>0,703759915986076</text:p>
          </table:table-cell>
          <table:table-cell table:number-columns-repeated="4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36:.D39])/4" office:value-type="float" office:value="11914.56094375" calcext:value-type="float">
            <text:p>11914,56094375</text:p>
          </table:table-cell>
          <table:table-cell table:style-name="ce7" table:formula="of:=SUM([.E36:.E39])/4" office:value-type="float" office:value="2385.860681" calcext:value-type="float">
            <text:p>2385,860681</text:p>
          </table:table-cell>
          <table:table-cell table:style-name="ce7" table:formula="of:=SUM([.F36:.F39])/4" office:value-type="float" office:value="60625.9774342501" calcext:value-type="float">
            <text:p>60625,9774342501</text:p>
          </table:table-cell>
          <table:table-cell table:style-name="ce7" table:formula="of:=SUM([.G36:.G39])/4" office:value-type="float" office:value="18782723.7246819" calcext:value-type="float">
            <text:p>18782723,7246819</text:p>
          </table:table-cell>
          <table:table-cell table:style-name="ce7" table:formula="of:=SUM([.H36:.H39])/4" office:value-type="float" office:value="18782723.7246819" calcext:value-type="float">
            <text:p>18782723,7246819</text:p>
          </table:table-cell>
          <table:table-cell table:style-name="ce7" table:formula="of:=SUM([.I36:.I39])/4" office:value-type="float" office:value="2115.11528658867" calcext:value-type="float">
            <text:p>2115,11528658867</text:p>
          </table:table-cell>
          <table:table-cell table:style-name="ce7" table:formula="of:=SUM([.J36:.J39])/4" office:value-type="float" office:value="0.160779165104032" calcext:value-type="float">
            <text:p>0,160779165104032</text:p>
          </table:table-cell>
          <table:table-cell table:style-name="ce7" table:formula="of:=SUM([.K36:.K39])/4" office:value-type="float" office:value="0.999257117509842" calcext:value-type="float">
            <text:p>0,999257117509842</text:p>
          </table:table-cell>
          <table:table-cell table:style-name="ce7" table:formula="of:=SUM([.L36:.L39])/4" office:value-type="float" office:value="0.719499933688587" calcext:value-type="float">
            <text:p>0,719499933688587</text:p>
          </table:table-cell>
          <table:table-cell table:style-name="ce7" table:formula="of:=SUM([.M36:.M39])/4" office:value-type="float" office:value="0.708507979126737" calcext:value-type="float">
            <text:p>0,708507979126737</text:p>
          </table:table-cell>
          <table:table-cell table:style-name="ce7" table:formula="of:=SUM([.N36:.N39])/4" office:value-type="float" office:value="0.716064895853297" calcext:value-type="float">
            <text:p>0,716064895853297</text:p>
          </table:table-cell>
          <table:table-cell table:style-name="ce7" table:formula="of:=SUM([.O36:.O39])/4" office:value-type="float" office:value="0.72362230303623" calcext:value-type="float">
            <text:p>0,72362230303623</text:p>
          </table:table-cell>
          <table:table-cell table:style-name="ce7" table:formula="of:=SUM([.P36:.P39])/4" office:value-type="float" office:value="0.707803319665227" calcext:value-type="float">
            <text:p>0,707803319665227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54728.006834" calcext:value-type="float">
            <text:p>54728,006834</text:p>
          </table:table-cell>
          <table:table-cell office:value-type="float" office:value="9192.542725" calcext:value-type="float">
            <text:p>9192,542725</text:p>
          </table:table-cell>
          <table:table-cell table:style-name="ce10" office:value-type="float" office:value="110415.450679" calcext:value-type="float">
            <text:p>110415,450679</text:p>
          </table:table-cell>
          <table:table-cell table:number-columns-repeated="2" office:value-type="float" office:value="75110840" calcext:value-type="float">
            <text:p>75110840</text:p>
          </table:table-cell>
          <table:table-cell office:value-type="float" office:value="8336.9716796875" calcext:value-type="float">
            <text:p>8336,9716796875</text:p>
          </table:table-cell>
          <table:table-cell office:value-type="float" office:value="0.160186618566513" calcext:value-type="float">
            <text:p>0,160186618566513</text:p>
          </table:table-cell>
          <table:table-cell office:value-type="float" office:value="0.999352991580963" calcext:value-type="float">
            <text:p>0,999352991580963</text:p>
          </table:table-cell>
          <table:table-cell office:value-type="float" office:value="0.776642335766423" calcext:value-type="float">
            <text:p>0,776642335766423</text:p>
          </table:table-cell>
          <table:table-cell office:value-type="float" office:value="0.763523956723339" calcext:value-type="float">
            <text:p>0,763523956723339</text:p>
          </table:table-cell>
          <table:table-cell office:value-type="float" office:value="0.782352941176471" calcext:value-type="float">
            <text:p>0,782352941176471</text:p>
          </table:table-cell>
          <table:table-cell office:value-type="float" office:value="0.771014492753623" calcext:value-type="float">
            <text:p>0,771014492753623</text:p>
          </table:table-cell>
          <table:table-cell office:value-type="float" office:value="0.762990690085421" calcext:value-type="float">
            <text:p>0,762990690085421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41.409993" calcext:value-type="float">
            <text:p>141,409993</text:p>
          </table:table-cell>
          <table:table-cell office:value-type="float" office:value="-4.09" calcext:value-type="float">
            <text:p>-4,09</text:p>
          </table:table-cell>
          <table:table-cell table:style-name="ce10" office:value-type="float" office:value="95419.773929" calcext:value-type="float">
            <text:p>95419,773929</text:p>
          </table:table-cell>
          <table:table-cell table:number-columns-repeated="2" office:value-type="float" office:value="113.894409179688" calcext:value-type="float">
            <text:p>113,894409179688</text:p>
          </table:table-cell>
          <table:table-cell office:value-type="float" office:value="10.0610618591309" calcext:value-type="float">
            <text:p>10,0610618591309</text:p>
          </table:table-cell>
          <table:table-cell office:value-type="float" office:value="0.164109408855438" calcext:value-type="float">
            <text:p>0,164109408855438</text:p>
          </table:table-cell>
          <table:table-cell office:value-type="float" office:value="0.999152421951294" calcext:value-type="float">
            <text:p>0,999152421951294</text:p>
          </table:table-cell>
          <table:table-cell office:value-type="float" office:value="0.790759075907591" calcext:value-type="float">
            <text:p>0,790759075907591</text:p>
          </table:table-cell>
          <table:table-cell office:value-type="float" office:value="0.789088489687292" calcext:value-type="float">
            <text:p>0,789088489687292</text:p>
          </table:table-cell>
          <table:table-cell office:value-type="float" office:value="0.792328042328042" calcext:value-type="float">
            <text:p>0,792328042328042</text:p>
          </table:table-cell>
          <table:table-cell office:value-type="float" office:value="0.789196310935441" calcext:value-type="float">
            <text:p>0,789196310935441</text:p>
          </table:table-cell>
          <table:table-cell office:value-type="float" office:value="0.789087402779549" calcext:value-type="float">
            <text:p>0,789087402779549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995.093971" calcext:value-type="float">
            <text:p>995,093971</text:p>
          </table:table-cell>
          <table:table-cell office:value-type="float" office:value="351.819999" calcext:value-type="float">
            <text:p>351,819999</text:p>
          </table:table-cell>
          <table:table-cell table:style-name="ce10" office:value-type="float" office:value="22124.073487" calcext:value-type="float">
            <text:p>22124,073487</text:p>
          </table:table-cell>
          <table:table-cell table:number-columns-repeated="2" office:value-type="float" office:value="20112.69140625" calcext:value-type="float">
            <text:p>20112,69140625</text:p>
          </table:table-cell>
          <table:table-cell office:value-type="float" office:value="103.986312866211" calcext:value-type="float">
            <text:p>103,986312866211</text:p>
          </table:table-cell>
          <table:table-cell office:value-type="float" office:value="0.111405834555626" calcext:value-type="float">
            <text:p>0,111405834555626</text:p>
          </table:table-cell>
          <table:table-cell office:value-type="float" office:value="0.99910843372345" calcext:value-type="float">
            <text:p>0,99910843372345</text:p>
          </table:table-cell>
          <table:table-cell office:value-type="float" office:value="0.707168894289186" calcext:value-type="float">
            <text:p>0,707168894289186</text:p>
          </table:table-cell>
          <table:table-cell office:value-type="float" office:value="0.682058047493404" calcext:value-type="float">
            <text:p>0,682058047493404</text:p>
          </table:table-cell>
          <table:table-cell office:value-type="float" office:value="0.670506912442396" calcext:value-type="float">
            <text:p>0,670506912442396</text:p>
          </table:table-cell>
          <table:table-cell office:value-type="float" office:value="0.748071979434447" calcext:value-type="float">
            <text:p>0,748071979434447</text:p>
          </table:table-cell>
          <table:table-cell office:value-type="float" office:value="0.680269052047847" calcext:value-type="float">
            <text:p>0,680269052047847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108.95" calcext:value-type="float">
            <text:p>108,95</text:p>
          </table:table-cell>
          <table:table-cell office:value-type="float" office:value="3.17" calcext:value-type="float">
            <text:p>3,17</text:p>
          </table:table-cell>
          <table:table-cell table:style-name="ce10" office:value-type="float" office:value="67881.1199999999" calcext:value-type="float">
            <text:p>67881,1199999999</text:p>
          </table:table-cell>
          <table:table-cell table:number-columns-repeated="2" office:value-type="float" office:value="101.055183410645" calcext:value-type="float">
            <text:p>101,055183410645</text:p>
          </table:table-cell>
          <table:table-cell office:value-type="float" office:value="9.45131397247314" calcext:value-type="float">
            <text:p>9,45131397247314</text:p>
          </table:table-cell>
          <table:table-cell office:value-type="float" office:value="0.118926756083965" calcext:value-type="float">
            <text:p>0,118926756083965</text:p>
          </table:table-cell>
          <table:table-cell office:value-type="float" office:value="0.999432027339935" calcext:value-type="float">
            <text:p>0,999432027339935</text:p>
          </table:table-cell>
          <table:table-cell office:value-type="float" office:value="0.768683274021352" calcext:value-type="float">
            <text:p>0,768683274021352</text:p>
          </table:table-cell>
          <table:table-cell office:value-type="float" office:value="0.765003615328995" calcext:value-type="float">
            <text:p>0,765003615328995</text:p>
          </table:table-cell>
          <table:table-cell office:value-type="float" office:value="0.770328102710414" calcext:value-type="float">
            <text:p>0,770328102710414</text:p>
          </table:table-cell>
          <table:table-cell office:value-type="float" office:value="0.767045454545455" calcext:value-type="float">
            <text:p>0,767045454545455</text:p>
          </table:table-cell>
          <table:table-cell office:value-type="float" office:value="0.764966026241799" calcext:value-type="float">
            <text:p>0,764966026241799</text:p>
          </table:table-cell>
          <table:table-cell table:number-columns-repeated="4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41:.D44])/4" office:value-type="float" office:value="13993.3651995" calcext:value-type="float">
            <text:p>13993,3651995</text:p>
          </table:table-cell>
          <table:table-cell table:style-name="ce7" table:formula="of:=SUM([.E41:.E44])/4" office:value-type="float" office:value="2385.860681" calcext:value-type="float">
            <text:p>2385,860681</text:p>
          </table:table-cell>
          <table:table-cell table:style-name="ce7" table:formula="of:=SUM([.F41:.F44])/4" office:value-type="float" office:value="73960.10452375" calcext:value-type="float">
            <text:p>73960,10452375</text:p>
          </table:table-cell>
          <table:table-cell table:style-name="ce7" table:formula="of:=SUM([.G41:.G44])/4" office:value-type="float" office:value="18782791.9102497" calcext:value-type="float">
            <text:p>18782791,9102497</text:p>
          </table:table-cell>
          <table:table-cell table:style-name="ce7" table:formula="of:=SUM([.H41:.H44])/4" office:value-type="float" office:value="18782791.9102497" calcext:value-type="float">
            <text:p>18782791,9102497</text:p>
          </table:table-cell>
          <table:table-cell table:style-name="ce7" table:formula="of:=SUM([.I41:.I44])/4" office:value-type="float" office:value="2115.11759209633" calcext:value-type="float">
            <text:p>2115,11759209633</text:p>
          </table:table-cell>
          <table:table-cell table:style-name="ce7" table:formula="of:=SUM([.J41:.J44])/4" office:value-type="float" office:value="0.138657154515386" calcext:value-type="float">
            <text:p>0,138657154515386</text:p>
          </table:table-cell>
          <table:table-cell table:style-name="ce7" table:formula="of:=SUM([.K41:.K44])/4" office:value-type="float" office:value="0.999261468648911" calcext:value-type="float">
            <text:p>0,999261468648911</text:p>
          </table:table-cell>
          <table:table-cell table:style-name="ce7" table:formula="of:=SUM([.L41:.L44])/4" office:value-type="float" office:value="0.760813394996138" calcext:value-type="float">
            <text:p>0,760813394996138</text:p>
          </table:table-cell>
          <table:table-cell table:style-name="ce7" table:formula="of:=SUM([.M41:.M44])/4" office:value-type="float" office:value="0.749918527308257" calcext:value-type="float">
            <text:p>0,749918527308257</text:p>
          </table:table-cell>
          <table:table-cell table:style-name="ce7" table:formula="of:=SUM([.N41:.N44])/4" office:value-type="float" office:value="0.753878999664331" calcext:value-type="float">
            <text:p>0,753878999664331</text:p>
          </table:table-cell>
          <table:table-cell table:style-name="ce7" table:formula="of:=SUM([.O41:.O44])/4" office:value-type="float" office:value="0.768832059417242" calcext:value-type="float">
            <text:p>0,768832059417242</text:p>
          </table:table-cell>
          <table:table-cell table:style-name="ce7" table:formula="of:=SUM([.P41:.P44])/4" office:value-type="float" office:value="0.749328292788654" calcext:value-type="float">
            <text:p>0,749328292788654</text:p>
          </table:table-cell>
          <table:table-cell table:number-columns-repeated="48"/>
        </table:table-row>
        <table:table-row table:style-name="ro2">
          <table:table-cell table:style-name="Default" table:number-columns-repeated="16"/>
          <table:table-cell table:number-columns-repeated="48"/>
        </table:table-row>
        <table:table-row table:style-name="ro2">
          <table:table-cell table:style-name="ce27" office:value-type="string" calcext:value-type="string" table:number-columns-spanned="3" table:number-rows-spanned="1">
            <text:p>Best Value</text:p>
          </table:table-cell>
          <table:covered-table-cell table:number-columns-repeated="2" table:style-name="ce7"/>
          <table:table-cell table:style-name="ce29" table:formula="of:=MAX([.D8];[.D13];[.D18];[.D23];[.D30];[.D35];[.D40];[.D45];)" office:value-type="float" office:value="13993.3651995" calcext:value-type="float">
            <text:p>13993,3651995</text:p>
          </table:table-cell>
          <table:table-cell table:style-name="ce29" table:formula="of:=MAX([.E8];[.E13];[.E18];[.E23];[.E30];[.E35];[.E40];[.E45];)" office:value-type="float" office:value="2385.860681" calcext:value-type="float">
            <text:p>2385,860681</text:p>
          </table:table-cell>
          <table:table-cell table:style-name="ce29" table:formula="of:=MAX([.F8];[.F13];[.F18];[.F23];[.F30];[.F35];[.F40];[.F45];)" office:value-type="float" office:value="73960.10452375" calcext:value-type="float">
            <text:p>73960,10452375</text:p>
          </table:table-cell>
          <table:table-cell table:style-name="ce29" table:formula="of:=MIN([.G8];[.G13];[.G18];[.G23];[.G30];[.G35];[.G40];[.G45])" office:value-type="float" office:value="18782723.7246819" calcext:value-type="float">
            <text:p>18782723,7246819</text:p>
          </table:table-cell>
          <table:table-cell table:style-name="ce29" table:formula="of:=MIN([.H8];[.H13];[.H18];[.H23];[.H30];[.H35];[.H40];[.H45])" office:value-type="float" office:value="18782723.7246819" calcext:value-type="float">
            <text:p>18782723,7246819</text:p>
          </table:table-cell>
          <table:table-cell table:style-name="ce29" table:formula="of:=MIN([.I8];[.I13];[.I18];[.I23];[.I30];[.I35];[.I40];[.I45])" office:value-type="float" office:value="2115.11528658867" calcext:value-type="float">
            <text:p>2115,11528658867</text:p>
          </table:table-cell>
          <table:table-cell table:style-name="ce29" table:formula="of:=MAX([.J8];[.J13];[.J18];[.J23];[.J30];[.J35];[.J40];[.J45];)" office:value-type="float" office:value="0.822520658373833" calcext:value-type="float">
            <text:p>0,822520658373833</text:p>
          </table:table-cell>
          <table:table-cell table:style-name="ce29" table:formula="of:=MAX([.K8];[.K13];[.K18];[.K23];[.K30];[.K35];[.K40];[.K45];)" office:value-type="float" office:value="0.999261468648911" calcext:value-type="float">
            <text:p>0,999261468648911</text:p>
          </table:table-cell>
          <table:table-cell table:style-name="ce29" table:formula="of:=MAX([.L8];[.L13];[.L18];[.L23];[.L30];[.L35];[.L40];[.L45];)" office:value-type="float" office:value="0.931987893328493" calcext:value-type="float">
            <text:p>0,931987893328493</text:p>
          </table:table-cell>
          <table:table-cell table:style-name="ce29" table:formula="of:=MAX([.M8];[.M13];[.M18];[.M23];[.M30];[.M35];[.M40];[.M45];)" office:value-type="float" office:value="0.931247220780732" calcext:value-type="float">
            <text:p>0,931247220780732</text:p>
          </table:table-cell>
          <table:table-cell table:style-name="ce29" table:formula="of:=MAX([.N8];[.N13];[.N18];[.N23];[.N30];[.N35];[.N40];[.N45];)" office:value-type="float" office:value="0.938982174504699" calcext:value-type="float">
            <text:p>0,938982174504699</text:p>
          </table:table-cell>
          <table:table-cell table:style-name="ce29" table:formula="of:=MAX([.O8];[.O13];[.O18];[.O23];[.O30];[.O35];[.O40];[.O45];)" office:value-type="float" office:value="0.925366114406051" calcext:value-type="float">
            <text:p>0,925366114406051</text:p>
          </table:table-cell>
          <table:table-cell table:style-name="ce29" table:formula="of:=MAX([.P8];[.P13];[.P18];[.P23];[.P30];[.P35];[.P40];[.P45];)" office:value-type="float" office:value="0.931595405079391" calcext:value-type="float">
            <text:p>0,931595405079391</text:p>
          </table:table-cell>
          <table:table-cell table:number-columns-repeated="48"/>
        </table:table-row>
        <table:table-row table:style-name="ro2">
          <table:table-cell table:style-name="ce27" office:value-type="string" calcext:value-type="string" table:number-columns-spanned="3" table:number-rows-spanned="1">
            <text:p>Best Model</text:p>
          </table:table-cell>
          <table:covered-table-cell table:number-columns-repeated="2" table:style-name="ce7"/>
          <table:table-cell table:style-name="ce29" office:value-type="string" calcext:value-type="string">
            <text:p>11 – last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11 – last</text:p>
          </table:table-cell>
          <table:table-cell table:number-columns-repeated="3" table:style-name="ce29" office:value-type="string" calcext:value-type="string">
            <text:p>11 – best</text:p>
          </table:table-cell>
          <table:table-cell table:style-name="ce29" office:value-type="string" calcext:value-type="string">
            <text:p>2 – hour – last </text:p>
          </table:table-cell>
          <table:table-cell table:style-name="ce29" office:value-type="string" calcext:value-type="string">
            <text:p>11 – last</text:p>
          </table:table-cell>
          <table:table-cell table:number-columns-repeated="5" table:style-name="ce29" office:value-type="string" calcext:value-type="string">
            <text:p>2 – last</text:p>
          </table:table-cell>
          <table:table-cell table:number-columns-repeated="48"/>
        </table:table-row>
        <table:table-row table:style-name="ro2">
          <table:table-cell table:style-name="ce27" office:value-type="string" calcext:value-type="string" table:number-columns-spanned="3" table:number-rows-spanned="1">
            <text:p>Best Model for type of metrics</text:p>
          </table:table-cell>
          <table:covered-table-cell table:number-columns-repeated="2" table:style-name="ce7"/>
          <table:table-cell table:style-name="ce35" office:value-type="string" calcext:value-type="string" table:number-columns-spanned="3" table:number-rows-spanned="1">
            <text:p>11 – last </text:p>
          </table:table-cell>
          <table:covered-table-cell table:number-columns-repeated="2" table:style-name="ce36"/>
          <table:table-cell table:style-name="ce27" office:value-type="string" calcext:value-type="string" table:number-columns-spanned="5" table:number-rows-spanned="1">
            <text:p>11 – best </text:p>
          </table:table-cell>
          <table:covered-table-cell table:number-columns-repeated="4" table:style-name="ce7"/>
          <table:table-cell table:style-name="ce27" office:value-type="string" calcext:value-type="string" table:number-columns-spanned="5" table:number-rows-spanned="1">
            <text:p>2 – last </text:p>
          </table:table-cell>
          <table:covered-table-cell table:number-columns-repeated="4" table:style-name="ce7"/>
          <table:table-cell table:number-columns-repeated="48"/>
        </table:table-row>
      </table:table>
      <table:table table:name="QP6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6" table:default-cell-style-name="ce3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20" table:default-cell-style-name="ce6"/>
        <table:table-column table:style-name="co16" table:default-cell-style-name="ce6"/>
        <table:table-column table:style-name="co12" table:default-cell-style-name="ce6"/>
        <table:table-column table:style-name="co1" table:default-cell-style-name="ce6"/>
        <table:table-column table:style-name="co13" table:default-cell-style-name="ce6"/>
        <table:table-column table:style-name="co1" table:number-columns-repeated="3" table:default-cell-style-name="ce6"/>
        <table:table-column table:style-name="co1" table:number-columns-repeated="48" table:default-cell-style-name="Default"/>
        <table:table-row table:style-name="ro2">
          <table:table-cell table:style-name="Default" table:number-columns-repeated="16"/>
          <table:table-cell table:number-columns-repeated="48"/>
        </table:table-row>
        <table:table-row table:style-name="ro1">
          <table:table-cell table:style-name="ce1" office:value-type="string" calcext:value-type="string" table:number-columns-spanned="3" table:number-rows-spanned="1">
            <text:p>Model Data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Strategy Metrics</text:p>
          </table:table-cell>
          <table:covered-table-cell table:number-columns-repeated="2" table:style-name="ce5"/>
          <table:table-cell table:style-name="ce1" office:value-type="string" calcext:value-type="string" table:number-columns-spanned="5" table:number-rows-spanned="1">
            <text:p>Model Metrics</text:p>
          </table:table-cell>
          <table:covered-table-cell table:number-columns-repeated="4" table:style-name="ce5"/>
          <table:table-cell table:style-name="ce1" office:value-type="string" calcext:value-type="string" table:number-columns-spanned="5" table:number-rows-spanned="1">
            <text:p>Class Metrics</text:p>
          </table:table-cell>
          <table:covered-table-cell table:number-columns-repeated="4" table:style-name="ce5"/>
          <table:table-cell table:number-columns-repeated="48"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Epoch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Swing Return</text:p>
          </table:table-cell>
          <table:table-cell table:style-name="ce2" office:value-type="string" calcext:value-type="string">
            <text:p>Buy &amp; Hold Return</text:p>
          </table:table-cell>
          <table:table-cell table:style-name="ce2" office:value-type="string" calcext:value-type="string">
            <text:p>Auto13 ($22k) Retur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Mean² Error</text:p>
          </table:table-cell>
          <table:table-cell table:style-name="ce2" office:value-type="string" calcext:value-type="string">
            <text:p>Mean Abs. Erro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Cosine Sim.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ROC AUC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IBM</text:p>
          </table:table-cell>
          <table:table-cell office:value-type="float" office:value="1846.980194" calcext:value-type="float">
            <text:p>1846,980194</text:p>
          </table:table-cell>
          <table:table-cell office:value-type="float" office:value="-7.36000000000001" calcext:value-type="float">
            <text:p>-7,36000000000001</text:p>
          </table:table-cell>
          <table:table-cell office:value-type="float" office:value="105100.693296" calcext:value-type="float">
            <text:p>105100,693296</text:p>
          </table:table-cell>
          <table:table-cell table:number-columns-repeated="2" office:value-type="float" office:value="26468.296875" calcext:value-type="float">
            <text:p>26468,296875</text:p>
          </table:table-cell>
          <table:table-cell office:value-type="float" office:value="160.800277709961" calcext:value-type="float">
            <text:p>160,800277709961</text:p>
          </table:table-cell>
          <table:table-cell office:value-type="float" office:value="0.124754033982754" calcext:value-type="float">
            <text:p>0,124754033982754</text:p>
          </table:table-cell>
          <table:table-cell office:value-type="float" office:value="0.99958062171936" calcext:value-type="float">
            <text:p>0,99958062171936</text:p>
          </table:table-cell>
          <table:table-cell office:value-type="float" office:value="0.954996186117468" calcext:value-type="float">
            <text:p>0,954996186117468</text:p>
          </table:table-cell>
          <table:table-cell office:value-type="float" office:value="0.953797963978074" calcext:value-type="float">
            <text:p>0,953797963978074</text:p>
          </table:table-cell>
          <table:table-cell office:value-type="float" office:value="0.955725190839694" calcext:value-type="float">
            <text:p>0,955725190839694</text:p>
          </table:table-cell>
          <table:table-cell office:value-type="float" office:value="0.954268292682927" calcext:value-type="float">
            <text:p>0,954268292682927</text:p>
          </table:table-cell>
          <table:table-cell office:value-type="float" office:value="0.953784709948549" calcext:value-type="float">
            <text:p>0,953784709948549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KO</text:p>
          </table:table-cell>
          <table:table-cell office:value-type="float" office:value="412.180017" calcext:value-type="float">
            <text:p>412,180017</text:p>
          </table:table-cell>
          <table:table-cell office:value-type="float" office:value="22.17" calcext:value-type="float">
            <text:p>22,17</text:p>
          </table:table-cell>
          <table:table-cell office:value-type="float" office:value="80659.1988490001" calcext:value-type="float">
            <text:p>80659,1988490001</text:p>
          </table:table-cell>
          <table:table-cell table:number-columns-repeated="2" office:value-type="float" office:value="1743.82800292969" calcext:value-type="float">
            <text:p>1743,82800292969</text:p>
          </table:table-cell>
          <table:table-cell office:value-type="float" office:value="41.3671951293945" calcext:value-type="float">
            <text:p>41,3671951293945</text:p>
          </table:table-cell>
          <table:table-cell office:value-type="float" office:value="0.0964187309145927" calcext:value-type="float">
            <text:p>0,096418730914593</text:p>
          </table:table-cell>
          <table:table-cell office:value-type="float" office:value="0.99985271692276" calcext:value-type="float">
            <text:p>0,99985271692276</text:p>
          </table:table-cell>
          <table:table-cell office:value-type="float" office:value="0.988670694864048" calcext:value-type="float">
            <text:p>0,988670694864048</text:p>
          </table:table-cell>
          <table:table-cell office:value-type="float" office:value="0.988253719655442" calcext:value-type="float">
            <text:p>0,988253719655442</text:p>
          </table:table-cell>
          <table:table-cell office:value-type="float" office:value="0.981259370314842" calcext:value-type="float">
            <text:p>0,981259370314842</text:p>
          </table:table-cell>
          <table:table-cell office:value-type="float" office:value="0.996194824961948" calcext:value-type="float">
            <text:p>0,996194824961948</text:p>
          </table:table-cell>
          <table:table-cell office:value-type="float" office:value="0.988016767319684" calcext:value-type="float">
            <text:p>0,988016767319684</text:p>
          </table:table-cell>
          <table:table-cell table:number-columns-repeated="4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4:.D5])/2" office:value-type="float" office:value="1129.5801055" calcext:value-type="float">
            <text:p>1129,5801055</text:p>
          </table:table-cell>
          <table:table-cell table:style-name="ce7" table:formula="of:=SUM([.E4:.E5])/2" office:value-type="float" office:value="7.40499999999999" calcext:value-type="float">
            <text:p>7,40499999999999</text:p>
          </table:table-cell>
          <table:table-cell table:style-name="ce7" table:formula="of:=SUM([.F4:.F5])/2" office:value-type="float" office:value="92879.9460725" calcext:value-type="float">
            <text:p>92879,9460725</text:p>
          </table:table-cell>
          <table:table-cell table:style-name="ce7" table:formula="of:=SUM([.G4:.G5])/2" office:value-type="float" office:value="14106.0624389648" calcext:value-type="float">
            <text:p>14106,0624389648</text:p>
          </table:table-cell>
          <table:table-cell table:style-name="ce7" table:formula="of:=SUM([.H4:.H5])/2" office:value-type="float" office:value="14106.0624389648" calcext:value-type="float">
            <text:p>14106,0624389648</text:p>
          </table:table-cell>
          <table:table-cell table:style-name="ce7" table:formula="of:=SUM([.I4:.I5])/2" office:value-type="float" office:value="101.083736419678" calcext:value-type="float">
            <text:p>101,083736419678</text:p>
          </table:table-cell>
          <table:table-cell table:style-name="ce7" table:formula="of:=SUM([.J4:.J5])/2" office:value-type="float" office:value="0.110586382448673" calcext:value-type="float">
            <text:p>0,110586382448673</text:p>
          </table:table-cell>
          <table:table-cell table:style-name="ce7" table:formula="of:=SUM([.K4:.K5])/2" office:value-type="float" office:value="0.99971666932106" calcext:value-type="float">
            <text:p>0,99971666932106</text:p>
          </table:table-cell>
          <table:table-cell table:style-name="ce7" table:formula="of:=SUM([.L4:.L5])/2" office:value-type="float" office:value="0.971833440490758" calcext:value-type="float">
            <text:p>0,971833440490758</text:p>
          </table:table-cell>
          <table:table-cell table:style-name="ce7" table:formula="of:=SUM([.M4:.M5])/2" office:value-type="float" office:value="0.971025841816758" calcext:value-type="float">
            <text:p>0,971025841816758</text:p>
          </table:table-cell>
          <table:table-cell table:style-name="ce7" table:formula="of:=SUM([.N4:.N5])/2" office:value-type="float" office:value="0.968492280577268" calcext:value-type="float">
            <text:p>0,968492280577268</text:p>
          </table:table-cell>
          <table:table-cell table:style-name="ce7" table:formula="of:=SUM([.O4:.O5])/2" office:value-type="float" office:value="0.975231558822438" calcext:value-type="float">
            <text:p>0,975231558822438</text:p>
          </table:table-cell>
          <table:table-cell table:style-name="ce7" table:formula="of:=SUM([.P4:.P5])/2" office:value-type="float" office:value="0.970900738634116" calcext:value-type="float">
            <text:p>0,970900738634116</text:p>
          </table:table-cell>
          <table:table-cell table:style-name="ce12"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IBM</text:p>
          </table:table-cell>
          <table:table-cell office:value-type="float" office:value="1861.900114" calcext:value-type="float">
            <text:p>1861,900114</text:p>
          </table:table-cell>
          <table:table-cell office:value-type="float" office:value="-7.36000000000001" calcext:value-type="float">
            <text:p>-7,36000000000001</text:p>
          </table:table-cell>
          <table:table-cell office:value-type="float" office:value="113779.727721" calcext:value-type="float">
            <text:p>113779,727721</text:p>
          </table:table-cell>
          <table:table-cell table:number-columns-repeated="2" office:value-type="float" office:value="26473.9453125" calcext:value-type="float">
            <text:p>26473,9453125</text:p>
          </table:table-cell>
          <table:table-cell office:value-type="float" office:value="160.816589355469" calcext:value-type="float">
            <text:p>160,816589355469</text:p>
          </table:table-cell>
          <table:table-cell office:value-type="float" office:value="0.121212124824524" calcext:value-type="float">
            <text:p>0,121212124824524</text:p>
          </table:table-cell>
          <table:table-cell office:value-type="float" office:value="0.999545753002167" calcext:value-type="float">
            <text:p>0,999545753002167</text:p>
          </table:table-cell>
          <table:table-cell office:value-type="float" office:value="0.973532796317606" calcext:value-type="float">
            <text:p>0,973532796317606</text:p>
          </table:table-cell>
          <table:table-cell office:value-type="float" office:value="0.972983555207517" calcext:value-type="float">
            <text:p>0,972983555207517</text:p>
          </table:table-cell>
          <table:table-cell office:value-type="float" office:value="0.97992277992278" calcext:value-type="float">
            <text:p>0,97992277992278</text:p>
          </table:table-cell>
          <table:table-cell office:value-type="float" office:value="0.967225609756098" calcext:value-type="float">
            <text:p>0,967225609756098</text:p>
          </table:table-cell>
          <table:table-cell office:value-type="float" office:value="0.97314581615019" calcext:value-type="float">
            <text:p>0,97314581615019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KO</text:p>
          </table:table-cell>
          <table:table-cell office:value-type="float" office:value="410.65002" calcext:value-type="float">
            <text:p>410,65002</text:p>
          </table:table-cell>
          <table:table-cell office:value-type="float" office:value="22.17" calcext:value-type="float">
            <text:p>22,17</text:p>
          </table:table-cell>
          <table:table-cell office:value-type="float" office:value="74482.4675980001" calcext:value-type="float">
            <text:p>74482,4675980001</text:p>
          </table:table-cell>
          <table:table-cell table:number-columns-repeated="2" office:value-type="float" office:value="1743.16271972656" calcext:value-type="float">
            <text:p>1743,16271972656</text:p>
          </table:table-cell>
          <table:table-cell office:value-type="float" office:value="41.359302520752" calcext:value-type="float">
            <text:p>41,359302520752</text:p>
          </table:table-cell>
          <table:table-cell office:value-type="float" office:value="0.108618654310703" calcext:value-type="float">
            <text:p>0,108618654310703</text:p>
          </table:table-cell>
          <table:table-cell office:value-type="float" office:value="0.999834358692169" calcext:value-type="float">
            <text:p>0,999834358692169</text:p>
          </table:table-cell>
          <table:table-cell office:value-type="float" office:value="0.971342383107089" calcext:value-type="float">
            <text:p>0,971342383107089</text:p>
          </table:table-cell>
          <table:table-cell office:value-type="float" office:value="0.970242756460454" calcext:value-type="float">
            <text:p>0,970242756460454</text:p>
          </table:table-cell>
          <table:table-cell office:value-type="float" office:value="0.962630792227205" calcext:value-type="float">
            <text:p>0,962630792227205</text:p>
          </table:table-cell>
          <table:table-cell office:value-type="float" office:value="0.980213089802131" calcext:value-type="float">
            <text:p>0,980213089802131</text:p>
          </table:table-cell>
          <table:table-cell office:value-type="float" office:value="0.969945254578485" calcext:value-type="float">
            <text:p>0,969945254578485</text:p>
          </table:table-cell>
          <table:table-cell table:number-columns-repeated="4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7:.D8])/2" office:value-type="float" office:value="1136.275067" calcext:value-type="float">
            <text:p>1136,275067</text:p>
          </table:table-cell>
          <table:table-cell table:style-name="ce7" table:formula="of:=SUM([.E7:.E8])/2" office:value-type="float" office:value="7.40499999999999" calcext:value-type="float">
            <text:p>7,40499999999999</text:p>
          </table:table-cell>
          <table:table-cell table:style-name="ce7" table:formula="of:=SUM([.F7:.F8])/2" office:value-type="float" office:value="94131.0976595" calcext:value-type="float">
            <text:p>94131,0976595</text:p>
          </table:table-cell>
          <table:table-cell table:style-name="ce7" table:formula="of:=SUM([.G7:.G8])/2" office:value-type="float" office:value="14108.5540161133" calcext:value-type="float">
            <text:p>14108,5540161133</text:p>
          </table:table-cell>
          <table:table-cell table:style-name="ce7" table:formula="of:=SUM([.H7:.H8])/2" office:value-type="float" office:value="14108.5540161133" calcext:value-type="float">
            <text:p>14108,5540161133</text:p>
          </table:table-cell>
          <table:table-cell table:style-name="ce7" table:formula="of:=SUM([.I7:.I8])/2" office:value-type="float" office:value="101.08794593811" calcext:value-type="float">
            <text:p>101,08794593811</text:p>
          </table:table-cell>
          <table:table-cell table:style-name="ce7" table:formula="of:=SUM([.J7:.J8])/2" office:value-type="float" office:value="0.114915389567614" calcext:value-type="float">
            <text:p>0,114915389567614</text:p>
          </table:table-cell>
          <table:table-cell table:style-name="ce7" table:formula="of:=SUM([.K7:.K8])/2" office:value-type="float" office:value="0.999690055847168" calcext:value-type="float">
            <text:p>0,999690055847168</text:p>
          </table:table-cell>
          <table:table-cell table:style-name="ce7" table:formula="of:=SUM([.L7:.L8])/2" office:value-type="float" office:value="0.972437589712348" calcext:value-type="float">
            <text:p>0,972437589712348</text:p>
          </table:table-cell>
          <table:table-cell table:style-name="ce7" table:formula="of:=SUM([.M7:.M8])/2" office:value-type="float" office:value="0.971613155833986" calcext:value-type="float">
            <text:p>0,971613155833986</text:p>
          </table:table-cell>
          <table:table-cell table:style-name="ce7" table:formula="of:=SUM([.N7:.N8])/2" office:value-type="float" office:value="0.971276786074992" calcext:value-type="float">
            <text:p>0,971276786074992</text:p>
          </table:table-cell>
          <table:table-cell table:style-name="ce7" table:formula="of:=SUM([.O7:.O8])/2" office:value-type="float" office:value="0.973719349779114" calcext:value-type="float">
            <text:p>0,973719349779114</text:p>
          </table:table-cell>
          <table:table-cell table:style-name="ce7" table:formula="of:=SUM([.P7:.P8])/2" office:value-type="float" office:value="0.971545535364338" calcext:value-type="float">
            <text:p>0,971545535364338</text:p>
          </table:table-cell>
          <table:table-cell table:style-name="ce12"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IBM</text:p>
          </table:table-cell>
          <table:table-cell office:value-type="float" office:value="2148.140023" calcext:value-type="float">
            <text:p>2148,140023</text:p>
          </table:table-cell>
          <table:table-cell office:value-type="float" office:value="34.709999" calcext:value-type="float">
            <text:p>34,709999</text:p>
          </table:table-cell>
          <table:table-cell office:value-type="float" office:value="96749.183326" calcext:value-type="float">
            <text:p>96749,183326</text:p>
          </table:table-cell>
          <table:table-cell table:number-columns-repeated="2" office:value-type="float" office:value="21314.80859375" calcext:value-type="float">
            <text:p>21314,80859375</text:p>
          </table:table-cell>
          <table:table-cell office:value-type="float" office:value="141.687255859375" calcext:value-type="float">
            <text:p>141,687255859375</text:p>
          </table:table-cell>
          <table:table-cell office:value-type="float" office:value="0.124083772301674" calcext:value-type="float">
            <text:p>0,124083772301674</text:p>
          </table:table-cell>
          <table:table-cell office:value-type="float" office:value="0.999899804592133" calcext:value-type="float">
            <text:p>0,999899804592133</text:p>
          </table:table-cell>
          <table:table-cell office:value-type="float" office:value="0.816100628930818" calcext:value-type="float">
            <text:p>0,816100628930818</text:p>
          </table:table-cell>
          <table:table-cell office:value-type="float" office:value="0.808838912133891" calcext:value-type="float">
            <text:p>0,808838912133891</text:p>
          </table:table-cell>
          <table:table-cell office:value-type="float" office:value="0.800592300098717" calcext:value-type="float">
            <text:p>0,800592300098717</text:p>
          </table:table-cell>
          <table:table-cell office:value-type="float" office:value="0.832221652129297" calcext:value-type="float">
            <text:p>0,832221652129297</text:p>
          </table:table-cell>
          <table:table-cell office:value-type="float" office:value="0.808377492731315" calcext:value-type="float">
            <text:p>0,808377492731315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KO</text:p>
          </table:table-cell>
          <table:table-cell office:value-type="float" office:value="495.555019" calcext:value-type="float">
            <text:p>495,555019</text:p>
          </table:table-cell>
          <table:table-cell office:value-type="float" office:value="28.195" calcext:value-type="float">
            <text:p>28,195</text:p>
          </table:table-cell>
          <table:table-cell office:value-type="float" office:value="87024.9431210002" calcext:value-type="float">
            <text:p>87024,9431210002</text:p>
          </table:table-cell>
          <table:table-cell table:number-columns-repeated="2" office:value-type="float" office:value="1367.71008300781" calcext:value-type="float">
            <text:p>1367,71008300781</text:p>
          </table:table-cell>
          <table:table-cell office:value-type="float" office:value="35.7811546325684" calcext:value-type="float">
            <text:p>35,7811546325684</text:p>
          </table:table-cell>
          <table:table-cell office:value-type="float" office:value="0.221204191446304" calcext:value-type="float">
            <text:p>0,221204191446304</text:p>
          </table:table-cell>
          <table:table-cell office:value-type="float" office:value="0.999927639961243" calcext:value-type="float">
            <text:p>0,999927639961243</text:p>
          </table:table-cell>
          <table:table-cell office:value-type="float" office:value="0.847356664184661" calcext:value-type="float">
            <text:p>0,847356664184661</text:p>
          </table:table-cell>
          <table:table-cell office:value-type="float" office:value="0.839173640167364" calcext:value-type="float">
            <text:p>0,839173640167364</text:p>
          </table:table-cell>
          <table:table-cell office:value-type="float" office:value="0.829849295089937" calcext:value-type="float">
            <text:p>0,829849295089937</text:p>
          </table:table-cell>
          <table:table-cell office:value-type="float" office:value="0.865618661257606" calcext:value-type="float">
            <text:p>0,865618661257606</text:p>
          </table:table-cell>
          <table:table-cell office:value-type="float" office:value="0.838316890024052" calcext:value-type="float">
            <text:p>0,838316890024052</text:p>
          </table:table-cell>
          <table:table-cell table:number-columns-repeated="4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0:.D11])/2" office:value-type="float" office:value="1321.847521" calcext:value-type="float">
            <text:p>1321,847521</text:p>
          </table:table-cell>
          <table:table-cell table:style-name="ce7" table:formula="of:=SUM([.E10:.E11])/2" office:value-type="float" office:value="31.4524995" calcext:value-type="float">
            <text:p>31,4524995</text:p>
          </table:table-cell>
          <table:table-cell table:style-name="ce7" table:formula="of:=SUM([.F10:.F11])/2" office:value-type="float" office:value="91887.0632235001" calcext:value-type="float">
            <text:p>91887,0632235001</text:p>
          </table:table-cell>
          <table:table-cell table:style-name="ce7" table:formula="of:=SUM([.G10:.G11])/2" office:value-type="float" office:value="11341.2593383789" calcext:value-type="float">
            <text:p>11341,2593383789</text:p>
          </table:table-cell>
          <table:table-cell table:style-name="ce7" table:formula="of:=SUM([.H10:.H11])/2" office:value-type="float" office:value="11341.2593383789" calcext:value-type="float">
            <text:p>11341,2593383789</text:p>
          </table:table-cell>
          <table:table-cell table:style-name="ce7" table:formula="of:=SUM([.I10:.I11])/2" office:value-type="float" office:value="88.7342052459717" calcext:value-type="float">
            <text:p>88,7342052459717</text:p>
          </table:table-cell>
          <table:table-cell table:style-name="ce7" table:formula="of:=SUM([.J10:.J11])/2" office:value-type="float" office:value="0.172643981873989" calcext:value-type="float">
            <text:p>0,172643981873989</text:p>
          </table:table-cell>
          <table:table-cell table:style-name="ce7" table:formula="of:=SUM([.K10:.K11])/2" office:value-type="float" office:value="0.999913722276688" calcext:value-type="float">
            <text:p>0,999913722276688</text:p>
          </table:table-cell>
          <table:table-cell table:style-name="ce7" table:formula="of:=SUM([.L10:.L11])/2" office:value-type="float" office:value="0.831728646557739" calcext:value-type="float">
            <text:p>0,831728646557739</text:p>
          </table:table-cell>
          <table:table-cell table:style-name="ce7" table:formula="of:=SUM([.M10:.M11])/2" office:value-type="float" office:value="0.824006276150628" calcext:value-type="float">
            <text:p>0,824006276150628</text:p>
          </table:table-cell>
          <table:table-cell table:style-name="ce7" table:formula="of:=SUM([.N10:.N11])/2" office:value-type="float" office:value="0.815220797594327" calcext:value-type="float">
            <text:p>0,815220797594327</text:p>
          </table:table-cell>
          <table:table-cell table:style-name="ce7" table:formula="of:=SUM([.O10:.O11])/2" office:value-type="float" office:value="0.848920156693452" calcext:value-type="float">
            <text:p>0,848920156693452</text:p>
          </table:table-cell>
          <table:table-cell table:style-name="ce7" table:formula="of:=SUM([.P10:.P11])/2" office:value-type="float" office:value="0.823347191377683" calcext:value-type="float">
            <text:p>0,823347191377683</text:p>
          </table:table-cell>
          <table:table-cell table:style-name="ce12"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IBM</text:p>
          </table:table-cell>
          <table:table-cell office:value-type="float" office:value="2361.760131" calcext:value-type="float">
            <text:p>2361,760131</text:p>
          </table:table-cell>
          <table:table-cell office:value-type="float" office:value="34.709999" calcext:value-type="float">
            <text:p>34,709999</text:p>
          </table:table-cell>
          <table:table-cell office:value-type="float" office:value="151269.252435" calcext:value-type="float">
            <text:p>151269,252435</text:p>
          </table:table-cell>
          <table:table-cell table:number-columns-repeated="2" office:value-type="float" office:value="21317.32421875" calcext:value-type="float">
            <text:p>21317,32421875</text:p>
          </table:table-cell>
          <table:table-cell office:value-type="float" office:value="141.695266723633" calcext:value-type="float">
            <text:p>141,695266723633</text:p>
          </table:table-cell>
          <table:table-cell office:value-type="float" office:value="0.143455490469933" calcext:value-type="float">
            <text:p>0,143455490469933</text:p>
          </table:table-cell>
          <table:table-cell office:value-type="float" office:value="0.999900341033936" calcext:value-type="float">
            <text:p>0,999900341033936</text:p>
          </table:table-cell>
          <table:table-cell office:value-type="float" office:value="0.871729743459487" calcext:value-type="float">
            <text:p>0,871729743459487</text:p>
          </table:table-cell>
          <table:table-cell office:value-type="float" office:value="0.867939330543933" calcext:value-type="float">
            <text:p>0,867939330543933</text:p>
          </table:table-cell>
          <table:table-cell office:value-type="float" office:value="0.86317907444668" calcext:value-type="float">
            <text:p>0,86317907444668</text:p>
          </table:table-cell>
          <table:table-cell office:value-type="float" office:value="0.880451513596716" calcext:value-type="float">
            <text:p>0,880451513596716</text:p>
          </table:table-cell>
          <table:table-cell office:value-type="float" office:value="0.867692423465025" calcext:value-type="float">
            <text:p>0,867692423465025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KO</text:p>
          </table:table-cell>
          <table:table-cell office:value-type="float" office:value="514.170013999999" calcext:value-type="float">
            <text:p>514,170013999999</text:p>
          </table:table-cell>
          <table:table-cell office:value-type="float" office:value="28.195" calcext:value-type="float">
            <text:p>28,195</text:p>
          </table:table-cell>
          <table:table-cell office:value-type="float" office:value="107570.521023" calcext:value-type="float">
            <text:p>107570,521023</text:p>
          </table:table-cell>
          <table:table-cell table:number-columns-repeated="2" office:value-type="float" office:value="1369.41369628906" calcext:value-type="float">
            <text:p>1369,41369628906</text:p>
          </table:table-cell>
          <table:table-cell office:value-type="float" office:value="35.8026809692383" calcext:value-type="float">
            <text:p>35,8026809692383</text:p>
          </table:table-cell>
          <table:table-cell office:value-type="float" office:value="0.221204191446304" calcext:value-type="float">
            <text:p>0,221204191446304</text:p>
          </table:table-cell>
          <table:table-cell office:value-type="float" office:value="0.999932825565338" calcext:value-type="float">
            <text:p>0,999932825565338</text:p>
          </table:table-cell>
          <table:table-cell office:value-type="float" office:value="0.87496867952894" calcext:value-type="float">
            <text:p>0,87496867952894</text:p>
          </table:table-cell>
          <table:table-cell office:value-type="float" office:value="0.869508368200837" calcext:value-type="float">
            <text:p>0,869508368200837</text:p>
          </table:table-cell>
          <table:table-cell office:value-type="float" office:value="0.864784546805349" calcext:value-type="float">
            <text:p>0,864784546805349</text:p>
          </table:table-cell>
          <table:table-cell office:value-type="float" office:value="0.885395537525355" calcext:value-type="float">
            <text:p>0,885395537525355</text:p>
          </table:table-cell>
          <table:table-cell office:value-type="float" office:value="0.868993665090971" calcext:value-type="float">
            <text:p>0,868993665090971</text:p>
          </table:table-cell>
          <table:table-cell table:number-columns-repeated="4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3:.D14])/2" office:value-type="float" office:value="1437.9650725" calcext:value-type="float">
            <text:p>1437,9650725</text:p>
          </table:table-cell>
          <table:table-cell table:style-name="ce7" table:formula="of:=SUM([.E13:.E14])/2" office:value-type="float" office:value="31.4524995" calcext:value-type="float">
            <text:p>31,4524995</text:p>
          </table:table-cell>
          <table:table-cell table:style-name="ce7" table:formula="of:=SUM([.F13:.F14])/2" office:value-type="float" office:value="129419.886729" calcext:value-type="float">
            <text:p>129419,886729</text:p>
          </table:table-cell>
          <table:table-cell table:style-name="ce7" table:formula="of:=SUM([.G13:.G14])/2" office:value-type="float" office:value="11343.3689575195" calcext:value-type="float">
            <text:p>11343,3689575195</text:p>
          </table:table-cell>
          <table:table-cell table:style-name="ce7" table:formula="of:=SUM([.H13:.H14])/2" office:value-type="float" office:value="11343.3689575195" calcext:value-type="float">
            <text:p>11343,3689575195</text:p>
          </table:table-cell>
          <table:table-cell table:style-name="ce7" table:formula="of:=SUM([.I13:.I14])/2" office:value-type="float" office:value="88.7489738464356" calcext:value-type="float">
            <text:p>88,7489738464356</text:p>
          </table:table-cell>
          <table:table-cell table:style-name="ce7" table:formula="of:=SUM([.J13:.J14])/2" office:value-type="float" office:value="0.182329840958118" calcext:value-type="float">
            <text:p>0,182329840958118</text:p>
          </table:table-cell>
          <table:table-cell table:style-name="ce7" table:formula="of:=SUM([.K13:.K14])/2" office:value-type="float" office:value="0.999916583299637" calcext:value-type="float">
            <text:p>0,999916583299637</text:p>
          </table:table-cell>
          <table:table-cell table:style-name="ce7" table:formula="of:=SUM([.L13:.L14])/2" office:value-type="float" office:value="0.873349211494214" calcext:value-type="float">
            <text:p>0,873349211494214</text:p>
          </table:table-cell>
          <table:table-cell table:style-name="ce7" table:formula="of:=SUM([.M13:.M14])/2" office:value-type="float" office:value="0.868723849372385" calcext:value-type="float">
            <text:p>0,868723849372385</text:p>
          </table:table-cell>
          <table:table-cell table:style-name="ce7" table:formula="of:=SUM([.N13:.N14])/2" office:value-type="float" office:value="0.863981810626015" calcext:value-type="float">
            <text:p>0,863981810626015</text:p>
          </table:table-cell>
          <table:table-cell table:style-name="ce7" table:formula="of:=SUM([.O13:.O14])/2" office:value-type="float" office:value="0.882923525561036" calcext:value-type="float">
            <text:p>0,882923525561036</text:p>
          </table:table-cell>
          <table:table-cell table:style-name="ce7" table:formula="of:=SUM([.P13:.P14])/2" office:value-type="float" office:value="0.868343044277998" calcext:value-type="float">
            <text:p>0,868343044277998</text:p>
          </table:table-cell>
          <table:table-cell table:style-name="ce12" table:number-columns-repeated="48"/>
        </table:table-row>
        <table:table-row table:style-name="ro2">
          <table:table-cell table:style-name="Default" table:number-columns-repeated="16"/>
          <table:table-cell table:number-columns-repeated="48"/>
        </table:table-row>
        <table:table-row table:style-name="ro2">
          <table:table-cell table:style-name="ce27" office:value-type="string" calcext:value-type="string" table:number-columns-spanned="3" table:number-rows-spanned="1">
            <text:p>Best Value</text:p>
          </table:table-cell>
          <table:covered-table-cell table:number-columns-repeated="2" table:style-name="ce7"/>
          <table:table-cell table:style-name="ce29" table:formula="of:=MAX([.D4:.D15])" office:value-type="float" office:value="2361.760131" calcext:value-type="float">
            <text:p>2361,760131</text:p>
          </table:table-cell>
          <table:table-cell table:style-name="ce29" table:formula="of:=MAX([.E4:.E15])" office:value-type="float" office:value="34.709999" calcext:value-type="float">
            <text:p>34,709999</text:p>
          </table:table-cell>
          <table:table-cell table:style-name="ce29" table:formula="of:=MAX([.F4:.F15])" office:value-type="float" office:value="151269.252435" calcext:value-type="float">
            <text:p>151269,252435</text:p>
          </table:table-cell>
          <table:table-cell table:style-name="ce29" table:formula="of:=MIN([.G4:.G15])" office:value-type="float" office:value="1367.71008300781" calcext:value-type="float">
            <text:p>1367,71008300781</text:p>
          </table:table-cell>
          <table:table-cell table:style-name="ce29" table:formula="of:=MIN([.H4:.H15])" office:value-type="float" office:value="1367.71008300781" calcext:value-type="float">
            <text:p>1367,71008300781</text:p>
          </table:table-cell>
          <table:table-cell table:style-name="ce29" table:formula="of:=MIN([.I4:.I15])" office:value-type="float" office:value="35.7811546325684" calcext:value-type="float">
            <text:p>35,7811546325684</text:p>
          </table:table-cell>
          <table:table-cell table:style-name="ce29" table:formula="of:=MAX([.J4:.J15])" office:value-type="float" office:value="0.221204191446304" calcext:value-type="float">
            <text:p>0,221204191446304</text:p>
          </table:table-cell>
          <table:table-cell table:style-name="ce29" table:formula="of:=MAX([.K4:.K15])" office:value-type="float" office:value="0.999932825565338" calcext:value-type="float">
            <text:p>0,999932825565338</text:p>
          </table:table-cell>
          <table:table-cell table:style-name="ce29" table:formula="of:=MAX([.L4:.L15])" office:value-type="float" office:value="0.988670694864048" calcext:value-type="float">
            <text:p>0,988670694864048</text:p>
          </table:table-cell>
          <table:table-cell table:style-name="ce29" table:formula="of:=MAX([.M4:.M15])" office:value-type="float" office:value="0.988253719655442" calcext:value-type="float">
            <text:p>0,988253719655442</text:p>
          </table:table-cell>
          <table:table-cell table:style-name="ce29" table:formula="of:=MAX([.N4:.N15])" office:value-type="float" office:value="0.981259370314842" calcext:value-type="float">
            <text:p>0,981259370314842</text:p>
          </table:table-cell>
          <table:table-cell table:style-name="ce29" table:formula="of:=MAX([.O4:.O15])" office:value-type="float" office:value="0.996194824961948" calcext:value-type="float">
            <text:p>0,996194824961948</text:p>
          </table:table-cell>
          <table:table-cell table:style-name="ce29" table:formula="of:=MAX([.P4:.P15])" office:value-type="float" office:value="0.988016767319684" calcext:value-type="float">
            <text:p>0,988016767319684</text:p>
          </table:table-cell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4" loext:min-decimal-places="14" number:min-integer-digits="1"/>
    </number:number-style>
    <number:number-style style:name="N120">
      <number:number number:decimal-places="15" loext:min-decimal-places="15" number:min-integer-digits="1"/>
    </number:number-style>
    <number:number-style style:name="N121">
      <number:number number:decimal-places="16" loext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7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09:12:30.255759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5T21:28:19.865812586</meta:creation-date>
    <dc:date>2020-10-29T10:15:54.772393504</dc:date>
    <meta:editing-duration>PT12H16M28S</meta:editing-duration>
    <meta:editing-cycles>168</meta:editing-cycles>
    <meta:generator>LibreOffice/6.4.6.2$Linux_X86_64 LibreOffice_project/40$Build-2</meta:generator>
    <meta:print-date>2020-10-26T21:08:10.480973421</meta:print-date>
    <meta:document-statistic meta:table-count="7" meta:cell-count="9165" meta:object-count="0"/>
  </office:meta>
</office:document-meta>
</file>